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02000000020AD2B0E2DA262E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7.0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77.19pt"/>
    </style:style>
    <style:style style:name="co4" style:family="table-column">
      <style:table-column-properties fo:break-before="auto" style:column-width="86pt"/>
    </style:style>
    <style:style style:name="co5" style:family="table-column">
      <style:table-column-properties fo:break-before="auto" style:column-width="26.39pt"/>
    </style:style>
    <style:style style:name="co6" style:family="table-column">
      <style:table-column-properties fo:break-before="auto" style:column-width="18.96pt"/>
    </style:style>
    <style:style style:name="co7" style:family="table-column">
      <style:table-column-properties fo:break-before="auto" style:column-width="69.76pt"/>
    </style:style>
    <style:style style:name="co8" style:family="table-column">
      <style:table-column-properties fo:break-before="auto" style:column-width="48.76pt"/>
    </style:style>
    <style:style style:name="co9" style:family="table-column">
      <style:table-column-properties fo:break-before="auto" style:column-width="68.34pt"/>
    </style:style>
    <style:style style:name="co10" style:family="table-column">
      <style:table-column-properties fo:break-before="auto" style:column-width="165.26pt"/>
    </style:style>
    <style:style style:name="co11" style:family="table-column">
      <style:table-column-properties fo:break-before="auto" style:column-width="61.65pt"/>
    </style:style>
    <style:style style:name="co12" style:family="table-column">
      <style:table-column-properties fo:break-before="auto" style:column-width="104.29pt"/>
    </style:style>
    <style:style style:name="co13" style:family="table-column">
      <style:table-column-properties fo:break-before="auto" style:column-width="80.56pt"/>
    </style:style>
    <style:style style:name="co14" style:family="table-column">
      <style:table-column-properties fo:break-before="auto" style:column-width="304.7pt"/>
    </style:style>
    <style:style style:name="co15" style:family="table-column">
      <style:table-column-properties fo:break-before="auto" style:column-width="116.5pt"/>
    </style:style>
    <style:style style:name="co16" style:family="table-column">
      <style:table-column-properties fo:break-before="auto" style:column-width="38.61pt"/>
    </style:style>
    <style:style style:name="co17" style:family="table-column">
      <style:table-column-properties fo:break-before="auto" style:column-width="131.41pt"/>
    </style:style>
    <style:style style:name="co18" style:family="table-column">
      <style:table-column-properties fo:break-before="auto" style:column-width="136.09pt"/>
    </style:style>
    <style:style style:name="co19" style:family="table-column">
      <style:table-column-properties fo:break-before="auto" style:column-width="45.35pt"/>
    </style:style>
    <style:style style:name="co20" style:family="table-column">
      <style:table-column-properties fo:break-before="auto" style:column-width="151.06pt"/>
    </style:style>
    <style:style style:name="co21" style:family="table-column">
      <style:table-column-properties fo:break-before="auto" style:column-width="292.56pt"/>
    </style:style>
    <style:style style:name="co22" style:family="table-column">
      <style:table-column-properties fo:break-before="auto" style:column-width="16.95pt"/>
    </style:style>
    <style:style style:name="co23" style:family="table-column">
      <style:table-column-properties fo:break-before="auto" style:column-width="18.31pt"/>
    </style:style>
    <style:style style:name="co24" style:family="table-column">
      <style:table-column-properties fo:break-before="auto" style:column-width="381.94pt"/>
    </style:style>
    <style:style style:name="co25" style:family="table-column">
      <style:table-column-properties fo:break-before="auto" style:column-width="213.99pt"/>
    </style:style>
    <style:style style:name="co26" style:family="table-column">
      <style:table-column-properties fo:break-before="auto" style:column-width="30.44pt"/>
    </style:style>
    <style:style style:name="co27" style:family="table-column">
      <style:table-column-properties fo:break-before="auto" style:column-width="28.46pt"/>
    </style:style>
    <style:style style:name="co28" style:family="table-column">
      <style:table-column-properties fo:break-before="auto" style:column-width="83.31pt"/>
    </style:style>
    <style:style style:name="co29" style:family="table-column">
      <style:table-column-properties fo:break-before="auto" style:column-width="62.96pt"/>
    </style:style>
    <style:style style:name="co30" style:family="table-column">
      <style:table-column-properties fo:break-before="auto" style:column-width="65.06pt"/>
    </style:style>
    <style:style style:name="co31" style:family="table-column">
      <style:table-column-properties fo:break-before="auto" style:column-width="65.71pt"/>
    </style:style>
    <style:style style:name="co32" style:family="table-column">
      <style:table-column-properties fo:break-before="auto" style:column-width="73.81pt"/>
    </style:style>
    <style:style style:name="co33" style:family="table-column">
      <style:table-column-properties fo:break-before="auto" style:column-width="73.16pt"/>
    </style:style>
    <style:style style:name="co34" style:family="table-column">
      <style:table-column-properties fo:break-before="auto" style:column-width="63.64pt"/>
    </style:style>
    <style:style style:name="co35" style:family="table-column">
      <style:table-column-properties fo:break-before="auto" style:column-width="71.8pt"/>
    </style:style>
    <style:style style:name="co36" style:family="table-column">
      <style:table-column-properties fo:break-before="auto" style:column-width="53.49pt"/>
    </style:style>
    <style:style style:name="co37" style:family="table-column">
      <style:table-column-properties fo:break-before="auto" style:column-width="255.29pt"/>
    </style:style>
    <style:style style:name="co38" style:family="table-column">
      <style:table-column-properties fo:break-before="auto" style:column-width="161.8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25.51pt" fo:break-before="auto" style:use-optimal-row-height="false"/>
    </style:style>
    <style:style style:name="ro6" style:family="table-row">
      <style:table-row-properties style:row-height="27.75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PageStyle_5f_Jaarcijfers">
      <style:table-properties table:display="true" style:writing-mode="lr-tb" tableooo:tab-color="#99cc00"/>
    </style:style>
    <style:style style:name="ta2" style:family="table" style:master-page-name="PageStyle_5f_Kolommenbalans">
      <style:table-properties table:display="true" style:writing-mode="lr-tb" tableooo:tab-color="#00ccff"/>
    </style:style>
    <style:style style:name="ta3" style:family="table" style:master-page-name="PageStyle_5f_Journaal">
      <style:table-properties table:display="true" style:writing-mode="lr-tb" tableooo:tab-color="#00ccff"/>
    </style:style>
    <style:style style:name="ta4" style:family="table" style:master-page-name="PageStyle_5f_SKG">
      <style:table-properties table:display="true" style:writing-mode="lr-tb" tableooo:tab-color="#ccffcc"/>
    </style:style>
    <style:style style:name="ta5" style:family="table" style:master-page-name="PageStyle_5f_Kas">
      <style:table-properties table:display="true" style:writing-mode="lr-tb" tableooo:tab-color="#ccffff"/>
    </style:style>
    <style:style style:name="ta6" style:family="table" style:master-page-name="PageStyle_5f_Verhuur_20_en_20_Buffet">
      <style:table-properties table:display="true" style:writing-mode="lr-tb" tableooo:tab-color="#ffffcc"/>
    </style:style>
    <style:style style:name="ta7" style:family="table" style:master-page-name="PageStyle_5f_Grootboekschema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125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5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25">
      <style:table-cell-properties fo:border-bottom="1.76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25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ConditionalStyle_5f_1" style:base-cell-address="Jaarcijfers.G20"/>
    </style:style>
    <style:style style:name="ce16" style:family="table-cell" style:parent-style-name="Default" style:data-style-name="N125">
      <style:table-cell-properties fo:background-color="#99cc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25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ConditionalStyle_5f_1" style:base-cell-address="Jaarcijfers.I20"/>
    </style:style>
    <style:style style:name="ce20" style:family="table-cell" style:parent-style-name="Default" style:data-style-name="N126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6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6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27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26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26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75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29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25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" style:family="table-cell" style:parent-style-name="Default" style:data-style-name="N128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8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30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31">
      <style:table-cell-properties fo:border-bottom="none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30">
      <style:table-cell-properties fo:border-bottom="none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30">
      <style:table-cell-properties fo:border-bottom="1.76pt solid #000000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30">
      <style:table-cell-properties fo:border-bottom="none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30">
      <style:table-cell-properties fo:border-bottom="1.76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30">
      <style:table-cell-properties fo:border-bottom="none" fo:background-color="#ffcc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30">
      <style:table-cell-properties fo:border-bottom="1.76pt solid #000000" fo:background-color="#ffcc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30">
      <style:table-cell-properties fo:border-bottom="none" fo:background-color="#cc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30">
      <style:table-cell-properties fo:border-bottom="none" fo:background-color="#cc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29">
      <style:table-cell-properties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ff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29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32">
      <style:table-cell-properties fo:border-bottom="1.76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ffcc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33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33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29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3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75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75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fo:background-color="#ffcc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3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3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1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33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75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cc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cc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 style:data-style-name="N129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13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3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75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cc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cc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cc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 style:data-style-name="N129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 style:data-style-name="N129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29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74pt" svg:stroke-color="#000000" draw:stroke-linejoin="round" draw:fill="solid" draw:fill-color="#cfe2f3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3" style:family="paragraph">
      <loext:graphic-properties draw:fill="solid" draw:fill-color="#cfe2f3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Calibri"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fo:color="#000000"/>
    </style:style>
    <style:style style:name="T3" style:family="text">
      <style:text-properties style:font-name="Calibri" style:font-style-complex="normal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fo:color="#000000" fo:font-weight="bold" style:font-weight-asian="bold" style:font-weight-complex="bold"/>
    </style:style>
    <style:style style:name="T4" style:family="text">
      <style:text-properties style:font-name="Calibri" style:font-style-complex="normal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arcijfer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9" table:number-columns-repeated="996" table:default-cell-style-name="Default"/>
        <table:table-row table:style-name="ro1">
          <table:table-cell table:style-name="ce1"/>
          <table:table-cell table:style-name="ce9" table:number-columns-repeated="9"/>
          <table:table-cell table:style-name="ce1"/>
          <table:table-cell table:style-name="ce9" table:number-columns-repeated="10"/>
          <table:table-cell table:style-name="ce7" table:number-columns-repeated="7"/>
          <table:table-cell table:number-columns-repeated="996"/>
        </table:table-row>
        <table:table-row table:style-name="ro2">
          <table:table-cell table:style-name="ce2"/>
          <table:table-cell table:style-name="ce10" office:value-type="string" calcext:value-type="string">
            <text:p>Balanspositie</text:p>
          </table:table-cell>
          <table:table-cell table:style-name="ce10" table:number-columns-repeated="4"/>
          <table:table-cell table:style-name="ce10" office:value-type="string" calcext:value-type="string">
            <text:p>Exploitatie De Lichtbron - kerkgebouw Bethlehemkerk Hilversum</text:p>
          </table:table-cell>
          <table:table-cell table:style-name="ce10" table:number-columns-repeated="3"/>
          <table:table-cell table:style-name="ce2"/>
          <table:table-cell table:style-name="ce10" table:number-columns-repeated="9"/>
          <table:table-cell table:style-name="ce9"/>
          <table:table-cell table:style-name="ce10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9" table:number-columns-repeated="9"/>
          <table:table-cell table:style-name="ce1"/>
          <table:table-cell table:style-name="ce9" table:number-columns-repeated="10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6" office:value-type="string" calcext:value-type="string">
            <text:p>Debet</text:p>
          </table:table-cell>
          <table:table-cell table:style-name="ce7" table:number-columns-repeated="4"/>
          <table:table-cell table:style-name="ce5" office:value-type="string" calcext:value-type="string">
            <text:p>Ultimo 2026</text:p>
          </table:table-cell>
          <table:table-cell table:style-name="ce7"/>
          <table:table-cell table:style-name="ce5" office:value-type="string" calcext:value-type="string">
            <text:p>Ultimo 2025</text:p>
          </table:table-cell>
          <table:table-cell table:style-name="ce7"/>
          <table:table-cell table:style-name="ce4"/>
          <table:table-cell table:style-name="ce6" office:value-type="string" calcext:value-type="string">
            <text:p>Credit</text:p>
          </table:table-cell>
          <table:table-cell table:style-name="ce7" table:number-columns-repeated="4"/>
          <table:table-cell table:style-name="ce5" office:value-type="string" calcext:value-type="string">
            <text:p>Ultimo 2026</text:p>
          </table:table-cell>
          <table:table-cell table:style-name="ce7"/>
          <table:table-cell table:style-name="ce5" office:value-type="string" calcext:value-type="string">
            <text:p>Ultimo 2025</text:p>
          </table:table-cell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7" table:number-columns-repeated="9"/>
          <table:table-cell table:style-name="ce4"/>
          <table:table-cell table:style-name="ce7" table:number-columns-repeated="8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table:formula="of:=IFERROR(VLOOKUP([.A6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7" table:number-columns-repeated="4"/>
          <table:table-cell table:style-name="ce11" table:formula="of:=[$Kolommenbalans.Q4]-[$Kolommenbalans.R4]" office:value-type="currency" office:currency="EUR" office:value="179.55" calcext:value-type="currency">
            <text:p><text:s/>€179.55 </text:p>
          </table:table-cell>
          <table:table-cell table:style-name="ce7"/>
          <table:table-cell table:style-name="ce11" table:formula="of:=[$Kolommenbalans.E4]" office:value-type="currency" office:currency="EUR" office:value="47.75" calcext:value-type="currency">
            <text:p><text:s/>€47.75 </text:p>
          </table:table-cell>
          <table:table-cell table:style-name="ce7"/>
          <table:table-cell table:style-name="ce5" office:value-type="float" office:value="197" calcext:value-type="float">
            <text:p>197</text:p>
          </table:table-cell>
          <table:table-cell table:style-name="ce6" table:formula="of:=IFERROR(VLOOKUP([.K6];[$Grootboekschema.$A$1:.$B$109];2;0); &quot;&quot;)" office:value-type="string" office:string-value="Saldo vorig jaar" calcext:value-type="string">
            <text:p>Saldo vorig jaar</text:p>
          </table:table-cell>
          <table:table-cell table:style-name="ce7" table:number-columns-repeated="4"/>
          <table:table-cell table:style-name="ce11" table:formula="of:=[$Kolommenbalans.R14]-[$Kolommenbalans.Q14]" office:value-type="currency" office:currency="EUR" office:value="68585.58" calcext:value-type="currency">
            <text:p><text:s/>€68,585.58 </text:p>
          </table:table-cell>
          <table:table-cell table:style-name="ce7"/>
          <table:table-cell table:style-name="ce11" table:formula="of:=[$Kolommenbalans.F14]" office:value-type="currency" office:currency="EUR" office:value="68585.58" calcext:value-type="currency">
            <text:p><text:s/>€68,585.58 </text:p>
          </table:table-cell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3" office:value-type="string" calcext:value-type="string">
            <text:p>121a</text:p>
          </table:table-cell>
          <table:table-cell table:style-name="ce6" table:formula="of:=IFERROR(VLOOKUP([.A7];[$Grootboekschema.$A$1:.$B$109];2;0); &quot;&quot;)" office:value-type="string" office:string-value="Kas Morgenster" calcext:value-type="string">
            <text:p>Kas Morgenster</text:p>
          </table:table-cell>
          <table:table-cell table:style-name="ce7" table:number-columns-repeated="4"/>
          <table:table-cell table:style-name="ce11" table:formula="of:=[$Kolommenbalans.Q5]-[$Kolommenbalans.R5]" office:value-type="currency" office:currency="EUR" office:value="121.78" calcext:value-type="currency">
            <text:p><text:s/>€121.78 </text:p>
          </table:table-cell>
          <table:table-cell table:style-name="ce7"/>
          <table:table-cell table:style-name="ce11" table:formula="of:=[$Kolommenbalans.E5]" office:value-type="currency" office:currency="EUR" office:value="121.78" calcext:value-type="currency">
            <text:p><text:s/>€121.78 </text:p>
          </table:table-cell>
          <table:table-cell table:style-name="ce7"/>
          <table:table-cell table:style-name="ce5" office:value-type="float" office:value="198" calcext:value-type="float">
            <text:p>198</text:p>
          </table:table-cell>
          <table:table-cell table:style-name="ce6" table:formula="of:=IFERROR(VLOOKUP([.K7];[$Grootboekschema.$A$1:.$B$109];2;0); &quot;&quot;)" office:value-type="string" office:string-value="Sluitrekening wijkkas" calcext:value-type="string">
            <text:p>Sluitrekening wijkkas</text:p>
          </table:table-cell>
          <table:table-cell table:style-name="ce7" table:number-columns-repeated="4"/>
          <table:table-cell table:style-name="ce11" table:formula="of:=[$Kolommenbalans.R15]-[$Kolommenbalans.Q15]" office:value-type="currency" office:currency="EUR" office:value="163381.9" calcext:value-type="currency">
            <text:p><text:s/>€163,381.90 </text:p>
          </table:table-cell>
          <table:table-cell table:style-name="ce7"/>
          <table:table-cell table:style-name="ce11" table:formula="of:=[$Kolommenbalans.F15]" office:value-type="currency" office:currency="EUR" office:value="163381.9" calcext:value-type="currency">
            <text:p><text:s/>€163,381.90 </text:p>
          </table:table-cell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3" office:value-type="string" calcext:value-type="string">
            <text:p>121b</text:p>
          </table:table-cell>
          <table:table-cell table:style-name="ce6" table:formula="of:=IFERROR(VLOOKUP([.A8];[$Grootboekschema.$A$1:.$B$109];2;0); &quot;&quot;)" office:value-type="string" office:string-value="Kas Regenboogkerk" calcext:value-type="string">
            <text:p>Kas Regenboogkerk</text:p>
          </table:table-cell>
          <table:table-cell table:style-name="ce7" table:number-columns-repeated="4"/>
          <table:table-cell table:style-name="ce11" table:formula="of:=[$Kolommenbalans.Q6]-[$Kolommenbalans.R6]" office:value-type="currency" office:currency="EUR" office:value="247.64" calcext:value-type="currency">
            <text:p><text:s/>€247.64 </text:p>
          </table:table-cell>
          <table:table-cell table:style-name="ce7"/>
          <table:table-cell table:style-name="ce11" table:formula="of:=[$Kolommenbalans.E6]" office:value-type="currency" office:currency="EUR" office:value="247.64" calcext:value-type="currency">
            <text:p><text:s/>€247.64 </text:p>
          </table:table-cell>
          <table:table-cell table:style-name="ce7"/>
          <table:table-cell table:style-name="ce5" office:value-type="float" office:value="199" calcext:value-type="float">
            <text:p>199</text:p>
          </table:table-cell>
          <table:table-cell table:style-name="ce6" table:formula="of:=IFERROR(VLOOKUP([.K8];[$Grootboekschema.$A$1:.$B$109];2;0); &quot;&quot;)" office:value-type="string" office:string-value="Kruisposten" calcext:value-type="string">
            <text:p>Kruisposten</text:p>
          </table:table-cell>
          <table:table-cell table:style-name="ce7" table:number-columns-repeated="4"/>
          <table:table-cell table:style-name="ce11" table:formula="of:=[$Kolommenbalans.R16]-[$Kolommenbalans.Q16]" office:value-type="currency" office:currency="EUR" office:value="20" calcext:value-type="currency">
            <text:p><text:s/>€20.00 </text:p>
          </table:table-cell>
          <table:table-cell table:style-name="ce7"/>
          <table:table-cell table:style-name="ce11" table:formula="of:=[$Kolommenbalans.F16]" office:value-type="currency" office:currency="EUR" office:value="60" calcext:value-type="currency">
            <text:p><text:s/>€60.00 </text:p>
          </table:table-cell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table:formula="of:=IFERROR(VLOOKUP([.A9];[$Grootboekschema.$A$1:.$B$109];2;0); &quot;&quot;)" office:value-type="string" office:string-value="Bankrekeningen" calcext:value-type="string">
            <text:p>Bankrekeningen</text:p>
          </table:table-cell>
          <table:table-cell table:style-name="ce7" table:number-columns-repeated="4"/>
          <table:table-cell table:style-name="ce11" table:formula="of:=[$Kolommenbalans.Q7]-[$Kolommenbalans.R7]" office:value-type="currency" office:currency="EUR" office:value="37847.45" calcext:value-type="currency">
            <text:p><text:s/>€37,847.45 </text:p>
          </table:table-cell>
          <table:table-cell table:style-name="ce7"/>
          <table:table-cell table:style-name="ce11" table:formula="of:=[$Kolommenbalans.E7]" office:value-type="currency" office:currency="EUR" office:value="25555.39" calcext:value-type="currency">
            <text:p><text:s/>€25,555.39 </text:p>
          </table:table-cell>
          <table:table-cell table:style-name="ce7"/>
          <table:table-cell table:style-name="ce5"/>
          <table:table-cell table:style-name="ce6"/>
          <table:table-cell table:style-name="ce7" table:number-columns-repeated="4"/>
          <table:table-cell table:style-name="ce11"/>
          <table:table-cell table:style-name="ce7"/>
          <table:table-cell table:style-name="ce11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3" office:value-type="string" calcext:value-type="string">
            <text:p>122a</text:p>
          </table:table-cell>
          <table:table-cell table:style-name="ce6" table:formula="of:=IFERROR(VLOOKUP([.A10];[$Grootboekschema.$A$1:.$B$109];2;0); &quot;&quot;)" office:value-type="string" office:string-value="Bankrekening Morgenster" calcext:value-type="string">
            <text:p>Bankrekening Morgenster</text:p>
          </table:table-cell>
          <table:table-cell table:style-name="ce7" table:number-columns-repeated="4"/>
          <table:table-cell table:style-name="ce11" table:formula="of:=[$Kolommenbalans.Q8]-[$Kolommenbalans.R8]" office:value-type="currency" office:currency="EUR" office:value="8955.07" calcext:value-type="currency">
            <text:p><text:s/>€8,955.07 </text:p>
          </table:table-cell>
          <table:table-cell table:style-name="ce7"/>
          <table:table-cell table:style-name="ce11" table:formula="of:=[$Kolommenbalans.E8]" office:value-type="currency" office:currency="EUR" office:value="8955.07" calcext:value-type="currency">
            <text:p><text:s/>€8,955.07 </text:p>
          </table:table-cell>
          <table:table-cell table:style-name="ce7"/>
          <table:table-cell table:style-name="ce5"/>
          <table:table-cell table:style-name="ce6"/>
          <table:table-cell table:style-name="ce7" table:number-columns-repeated="4"/>
          <table:table-cell table:style-name="ce11"/>
          <table:table-cell table:style-name="ce7"/>
          <table:table-cell table:style-name="ce11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3" office:value-type="string" calcext:value-type="string">
            <text:p>122b</text:p>
          </table:table-cell>
          <table:table-cell table:style-name="ce6" table:formula="of:=IFERROR(VLOOKUP([.A11];[$Grootboekschema.$A$1:.$B$109];2;0); &quot;&quot;)" office:value-type="string" office:string-value="Bankrekening Regenboogkerk" calcext:value-type="string">
            <text:p>Bankrekening Regenboogkerk</text:p>
          </table:table-cell>
          <table:table-cell table:style-name="ce7" table:number-columns-repeated="4"/>
          <table:table-cell table:style-name="ce11" table:formula="of:=[$Kolommenbalans.Q9]-[$Kolommenbalans.R9]" office:value-type="currency" office:currency="EUR" office:value="4704" calcext:value-type="currency">
            <text:p><text:s/>€4,704.00 </text:p>
          </table:table-cell>
          <table:table-cell table:style-name="ce7"/>
          <table:table-cell table:style-name="ce11" table:formula="of:=[$Kolommenbalans.E9]" office:value-type="currency" office:currency="EUR" office:value="4704" calcext:value-type="currency">
            <text:p><text:s/>€4,704.00 </text:p>
          </table:table-cell>
          <table:table-cell table:style-name="ce7"/>
          <table:table-cell table:style-name="ce5"/>
          <table:table-cell table:style-name="ce6"/>
          <table:table-cell table:style-name="ce7" table:number-columns-repeated="4"/>
          <table:table-cell table:style-name="ce11"/>
          <table:table-cell table:style-name="ce7"/>
          <table:table-cell table:style-name="ce11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table:formula="of:=IFERROR(VLOOKUP([.A12];[$Grootboekschema.$A$1:.$B$109];2;0); &quot;&quot;)" office:value-type="string" office:string-value="Spaargeld Centraal" calcext:value-type="string">
            <text:p>Spaargeld Centraal</text:p>
          </table:table-cell>
          <table:table-cell table:style-name="ce7" table:number-columns-repeated="4"/>
          <table:table-cell table:style-name="ce11" table:formula="of:=[$Kolommenbalans.Q10]-[$Kolommenbalans.R10]" office:value-type="currency" office:currency="EUR" office:value="172000" calcext:value-type="currency">
            <text:p><text:s/>€172,000.00 </text:p>
          </table:table-cell>
          <table:table-cell table:style-name="ce7"/>
          <table:table-cell table:style-name="ce11" table:formula="of:=[$Kolommenbalans.E10]" office:value-type="currency" office:currency="EUR" office:value="172000" calcext:value-type="currency">
            <text:p><text:s/>€172,000.00 </text:p>
          </table:table-cell>
          <table:table-cell table:style-name="ce7"/>
          <table:table-cell table:style-name="ce5"/>
          <table:table-cell table:style-name="ce6"/>
          <table:table-cell table:style-name="ce7" table:number-columns-repeated="4"/>
          <table:table-cell table:style-name="ce11"/>
          <table:table-cell table:style-name="ce7"/>
          <table:table-cell table:style-name="ce11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table:formula="of:=IFERROR(VLOOKUP([.A13];[$Grootboekschema.$A$1:.$B$109];2;0); &quot;&quot;)" office:value-type="string" office:string-value="Debiteuren" calcext:value-type="string">
            <text:p>Debiteuren</text:p>
          </table:table-cell>
          <table:table-cell table:style-name="ce7" table:number-columns-repeated="4"/>
          <table:table-cell table:style-name="ce11" table:formula="of:=[$Kolommenbalans.Q11]-[$Kolommenbalans.R11]" office:value-type="currency" office:currency="EUR" office:value="6497.1" calcext:value-type="currency">
            <text:p><text:s/>€6,497.10 </text:p>
          </table:table-cell>
          <table:table-cell table:style-name="ce7"/>
          <table:table-cell table:style-name="ce11" table:formula="of:=[$Kolommenbalans.E11]" office:value-type="currency" office:currency="EUR" office:value="14635.35" calcext:value-type="currency">
            <text:p><text:s/>€14,635.35 </text:p>
          </table:table-cell>
          <table:table-cell table:style-name="ce7"/>
          <table:table-cell table:style-name="ce5"/>
          <table:table-cell table:style-name="ce6"/>
          <table:table-cell table:style-name="ce7" table:number-columns-repeated="4"/>
          <table:table-cell table:style-name="ce11"/>
          <table:table-cell table:style-name="ce7"/>
          <table:table-cell table:style-name="ce11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3" office:value-type="string" calcext:value-type="string">
            <text:p>140a</text:p>
          </table:table-cell>
          <table:table-cell table:style-name="ce6" table:formula="of:=IFERROR(VLOOKUP([.A14];[$Grootboekschema.$A$1:.$B$109];2;0); &quot;&quot;)" office:value-type="string" office:string-value="Debiteuren Morgenster" calcext:value-type="string">
            <text:p>Debiteuren Morgenster</text:p>
          </table:table-cell>
          <table:table-cell table:style-name="ce7" table:number-columns-repeated="4"/>
          <table:table-cell table:style-name="ce11" table:formula="of:=[$Kolommenbalans.Q12]-[$Kolommenbalans.R12]" office:value-type="currency" office:currency="EUR" office:value="3746.5" calcext:value-type="currency">
            <text:p><text:s/>€3,746.50 </text:p>
          </table:table-cell>
          <table:table-cell table:style-name="ce7"/>
          <table:table-cell table:style-name="ce11" table:formula="of:=[$Kolommenbalans.E12]" office:value-type="currency" office:currency="EUR" office:value="3746.5" calcext:value-type="currency">
            <text:p><text:s/>€3,746.50 </text:p>
          </table:table-cell>
          <table:table-cell table:style-name="ce7"/>
          <table:table-cell table:style-name="ce5"/>
          <table:table-cell table:style-name="ce6"/>
          <table:table-cell table:style-name="ce7" table:number-columns-repeated="4"/>
          <table:table-cell table:style-name="ce11"/>
          <table:table-cell table:style-name="ce7"/>
          <table:table-cell table:style-name="ce11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3" office:value-type="string" calcext:value-type="string">
            <text:p>140b</text:p>
          </table:table-cell>
          <table:table-cell table:style-name="ce6" table:formula="of:=IFERROR(VLOOKUP([.A15];[$Grootboekschema.$A$1:.$B$109];2;0); &quot;&quot;)" office:value-type="string" office:string-value="Debiteuren Regenboogkerk" calcext:value-type="string">
            <text:p>Debiteuren Regenboogkerk</text:p>
          </table:table-cell>
          <table:table-cell table:style-name="ce7" table:number-columns-repeated="4"/>
          <table:table-cell table:style-name="ce11" table:formula="of:=[$Kolommenbalans.Q13]-[$Kolommenbalans.R13]" office:value-type="currency" office:currency="EUR" office:value="2014" calcext:value-type="currency">
            <text:p><text:s/>€2,014.00 </text:p>
          </table:table-cell>
          <table:table-cell table:style-name="ce7"/>
          <table:table-cell table:style-name="ce11" table:formula="of:=[$Kolommenbalans.E13]" office:value-type="currency" office:currency="EUR" office:value="2014" calcext:value-type="currency">
            <text:p><text:s/>€2,014.00 </text:p>
          </table:table-cell>
          <table:table-cell table:style-name="ce7"/>
          <table:table-cell table:style-name="ce5"/>
          <table:table-cell table:style-name="ce6" office:value-type="string" calcext:value-type="string">
            <text:p>Resultaat verslagjaar</text:p>
          </table:table-cell>
          <table:table-cell table:style-name="ce7" table:number-columns-repeated="4"/>
          <table:table-cell table:style-name="ce11" table:formula="of:=[.G56]" office:value-type="currency" office:currency="EUR" office:value="4325.61" calcext:value-type="currency">
            <text:p><text:s/>€4,325.61 </text:p>
          </table:table-cell>
          <table:table-cell table:style-name="ce7"/>
          <table:table-cell table:style-name="ce11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table:formula="of:=IFERROR(VLOOKUP([.A16];[$Grootboekschema.$A$1:.$B$109];2;0); &quot;&quot;)" office:value-type="string" office:string-value="Vraagposten" calcext:value-type="string">
            <text:p>Vraagposten</text:p>
          </table:table-cell>
          <table:table-cell table:style-name="ce7" table:number-columns-repeated="4"/>
          <table:table-cell table:style-name="ce11" table:formula="of:=[$Kolommenbalans.Q17]-[$Kolommenbalans.R17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/>
          <table:table-cell table:style-name="ce7"/>
          <table:table-cell table:style-name="ce5"/>
          <table:table-cell table:style-name="ce6"/>
          <table:table-cell table:style-name="ce7" table:number-columns-repeated="4"/>
          <table:table-cell table:style-name="ce11"/>
          <table:table-cell table:style-name="ce7"/>
          <table:table-cell table:style-name="ce11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7" table:number-columns-repeated="9"/>
          <table:table-cell table:style-name="ce4"/>
          <table:table-cell table:style-name="ce7" table:number-columns-repeated="8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7" table:number-columns-repeated="5"/>
          <table:table-cell table:style-name="ce13" table:formula="of:=SUM([.G6:.G16])" office:value-type="currency" office:currency="EUR" office:value="236313.09" calcext:value-type="currency">
            <text:p><text:s/>€236,313.09 </text:p>
          </table:table-cell>
          <table:table-cell table:style-name="ce7"/>
          <table:table-cell table:style-name="ce13" table:formula="of:=SUM([.I6:.I16])" office:value-type="currency" office:currency="EUR" office:value="232027.48" calcext:value-type="currency">
            <text:p><text:s/>€232,027.48 </text:p>
          </table:table-cell>
          <table:table-cell table:style-name="ce7"/>
          <table:table-cell table:style-name="ce4"/>
          <table:table-cell table:style-name="ce7" table:number-columns-repeated="5"/>
          <table:table-cell table:style-name="ce13" table:formula="of:=SUM([.Q6:.Q16])" office:value-type="currency" office:currency="EUR" office:value="236313.09" calcext:value-type="currency">
            <text:p><text:s/>€236,313.09 </text:p>
          </table:table-cell>
          <table:table-cell table:style-name="ce7"/>
          <table:table-cell table:style-name="ce13" table:formula="of:=SUM([.S6:.S16])" office:value-type="currency" office:currency="EUR" office:value="232027.48" calcext:value-type="currency">
            <text:p><text:s/>€232,027.48 </text:p>
          </table:table-cell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7" table:number-columns-repeated="9"/>
          <table:table-cell table:style-name="ce4"/>
          <table:table-cell table:style-name="ce7" table:number-columns-repeated="8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7" table:number-columns-repeated="3"/>
          <table:table-cell table:style-name="ce7" office:value-type="string" calcext:value-type="string">
            <text:p>check</text:p>
          </table:table-cell>
          <table:table-cell table:style-name="ce7"/>
          <table:table-cell table:style-name="ce15" table:formula="of:=ROUND([.G18]-[.Q18];2)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9" table:formula="of:=ROUND([.I18]-[.S18];2)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22"/>
          <table:table-cell table:style-name="ce7" table:number-columns-repeated="8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7" table:number-columns-repeated="9"/>
          <table:table-cell table:style-name="ce4"/>
          <table:table-cell table:style-name="ce7" table:number-columns-repeated="8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9" table:number-columns-repeated="9"/>
          <table:table-cell table:style-name="ce1"/>
          <table:table-cell table:style-name="ce9" table:number-columns-repeated="10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9" table:number-columns-repeated="9"/>
          <table:table-cell table:style-name="ce7"/>
          <table:table-cell table:style-name="ce9" table:number-columns-repeated="10"/>
          <table:table-cell table:style-name="ce7" table:number-columns-repeated="7"/>
          <table:table-cell table:number-columns-repeated="996"/>
        </table:table-row>
        <table:table-row table:style-name="ro2">
          <table:table-cell table:style-name="ce2"/>
          <table:table-cell table:style-name="ce10" office:value-type="string" calcext:value-type="string">
            <text:p>Resultatenrekening</text:p>
          </table:table-cell>
          <table:table-cell table:style-name="ce10" table:number-columns-repeated="4"/>
          <table:table-cell table:style-name="ce10" office:value-type="string" calcext:value-type="string">
            <text:p>Exploitatie De Lichtbron - kerkgebouw Bethlehemkerk Hilversum</text:p>
          </table:table-cell>
          <table:table-cell table:style-name="ce10" table:number-columns-repeated="3"/>
          <table:table-cell table:style-name="ce2"/>
          <table:table-cell table:style-name="ce10" table:number-columns-repeated="9"/>
          <table:table-cell table:style-name="ce9"/>
          <table:table-cell table:style-name="ce10" table:number-columns-repeated="7"/>
          <table:table-cell table:number-columns-repeated="996"/>
        </table:table-row>
        <table:table-row table:style-name="ro1" table:number-rows-repeated="2">
          <table:table-cell table:style-name="ce1"/>
          <table:table-cell table:style-name="ce9" table:number-columns-repeated="9"/>
          <table:table-cell table:style-name="ce1"/>
          <table:table-cell table:style-name="ce9" table:number-columns-repeated="10"/>
          <table:table-cell table:style-name="ce7" table:number-columns-repeated="7"/>
          <table:table-cell table:number-columns-repeated="996"/>
        </table:table-row>
        <table:table-row table:style-name="ro3">
          <table:table-cell table:style-name="ce4"/>
          <table:table-cell table:style-name="ce6" office:value-type="string" calcext:value-type="string">
            <text:p>Lasten</text:p>
          </table:table-cell>
          <table:table-cell table:style-name="ce7" table:number-columns-repeated="2"/>
          <table:table-cell table:style-name="ce5" office:value-type="string" calcext:value-type="string">
            <text:p>begroting 2026</text:p>
          </table:table-cell>
          <table:table-cell table:style-name="ce5"/>
          <table:table-cell table:style-name="ce5" office:value-type="string" calcext:value-type="string">
            <text:p>jaar 2026</text:p>
          </table:table-cell>
          <table:table-cell table:style-name="ce5"/>
          <table:table-cell table:style-name="ce5" office:value-type="string" calcext:value-type="string">
            <text:p>Jaar 2025</text:p>
          </table:table-cell>
          <table:table-cell table:style-name="ce7"/>
          <table:table-cell table:style-name="ce4"/>
          <table:table-cell table:style-name="ce6" office:value-type="string" calcext:value-type="string">
            <text:p>Baten</text:p>
          </table:table-cell>
          <table:table-cell table:style-name="ce7" table:number-columns-repeated="2"/>
          <table:table-cell table:style-name="ce5" office:value-type="string" calcext:value-type="string">
            <text:p>begroting 2026</text:p>
          </table:table-cell>
          <table:table-cell table:style-name="ce5"/>
          <table:table-cell table:style-name="ce5" office:value-type="string" calcext:value-type="string">
            <text:p>jaar 2026</text:p>
          </table:table-cell>
          <table:table-cell table:style-name="ce5"/>
          <table:table-cell table:style-name="ce5" office:value-type="string" calcext:value-type="string">
            <text:p>Jaar 2025</text:p>
          </table:table-cell>
          <table:table-cell table:style-name="ce7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4"/>
          <table:table-cell table:style-name="ce7" table:number-columns-repeated="9"/>
          <table:table-cell table:style-name="ce4"/>
          <table:table-cell table:style-name="ce7" table:number-columns-repeated="9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450" calcext:value-type="float">
            <text:p>450</text:p>
          </table:table-cell>
          <table:table-cell table:style-name="ce6" table:formula="of:=IFERROR(VLOOKUP([.A29];[$Grootboekschema.$A$1:.$B$109];2;0); &quot;&quot;)" office:value-type="string" office:string-value="Inkoop buffet" calcext:value-type="string">
            <text:p>Inkoop buffet</text:p>
          </table:table-cell>
          <table:table-cell table:style-name="ce6" table:number-columns-repeated="2"/>
          <table:table-cell table:style-name="ce11" office:value-type="currency" office:currency="EUR" office:value="16000" calcext:value-type="currency">
            <text:p><text:s/>€16,000.00 </text:p>
          </table:table-cell>
          <table:table-cell table:style-name="ce7"/>
          <table:table-cell table:style-name="ce11" table:formula="of:=[$Kolommenbalans.N28]-[$Kolommenbalans.O28]" office:value-type="currency" office:currency="EUR" office:value="1425.47" calcext:value-type="currency">
            <text:p><text:s/>€1,425.47 </text:p>
          </table:table-cell>
          <table:table-cell table:style-name="ce7"/>
          <table:table-cell table:style-name="ce11" office:value-type="currency" office:currency="EUR" office:value="15265.37" calcext:value-type="currency">
            <text:p><text:s/>€15,265.37 </text:p>
          </table:table-cell>
          <table:table-cell table:style-name="ce7"/>
          <table:table-cell table:style-name="ce5" office:value-type="float" office:value="400" calcext:value-type="float">
            <text:p>400</text:p>
          </table:table-cell>
          <table:table-cell table:style-name="ce6" table:formula="of:=IFERROR(VLOOKUP([.K29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6" table:number-columns-repeated="2"/>
          <table:table-cell table:style-name="ce11" office:value-type="currency" office:currency="EUR" office:value="59000" calcext:value-type="currency">
            <text:p><text:s/>€59,000.00 </text:p>
          </table:table-cell>
          <table:table-cell table:style-name="ce7"/>
          <table:table-cell table:style-name="ce11" table:formula="of:=[$Kolommenbalans.O19]-[$Kolommenbalans.N19]" office:value-type="currency" office:currency="EUR" office:value="2784" calcext:value-type="currency">
            <text:p><text:s/>€2,784.00 </text:p>
          </table:table-cell>
          <table:table-cell table:style-name="ce7"/>
          <table:table-cell table:style-name="ce11" office:value-type="currency" office:currency="EUR" office:value="58344" calcext:value-type="currency">
            <text:p><text:s/>€58,344.00 </text:p>
          </table:table-cell>
          <table:table-cell table:style-name="ce7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455" calcext:value-type="float">
            <text:p>455</text:p>
          </table:table-cell>
          <table:table-cell table:style-name="ce6" table:formula="of:=IFERROR(VLOOKUP([.A30];[$Grootboekschema.$A$1:.$B$109];2;0); &quot;&quot;)" office:value-type="string" office:string-value="Afrekening personeelskosten koster" calcext:value-type="string">
            <text:p>Afrekening personeelskosten koster</text:p>
          </table:table-cell>
          <table:table-cell table:style-name="ce6"/>
          <table:table-cell table:style-name="ce7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table:formula="of:=[$Kolommenbalans.N29]-[$Kolommenbalans.O29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5" office:value-type="float" office:value="404" calcext:value-type="float">
            <text:p>404</text:p>
          </table:table-cell>
          <table:table-cell table:style-name="ce6" table:formula="of:=IFERROR(VLOOKUP([.K30];[$Grootboekschema.$A$1:.$B$109];2;0); &quot;&quot;)" office:value-type="string" office:string-value="Verhuur ruimte pedicure" calcext:value-type="string">
            <text:p>Verhuur ruimte pedicure</text:p>
          </table:table-cell>
          <table:table-cell table:style-name="ce6" table:number-columns-repeated="2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table:formula="of:=[$Kolommenbalans.O20]-[$Kolommenbalans.N20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459" calcext:value-type="float">
            <text:p>459</text:p>
          </table:table-cell>
          <table:table-cell table:style-name="ce6" table:formula="of:=IFERROR(VLOOKUP([.A31];[$Grootboekschema.$A$1:.$B$109];2;0); &quot;&quot;)" office:value-type="string" office:string-value="Overige kosten buffet" calcext:value-type="string">
            <text:p>Overige kosten buffet</text:p>
          </table:table-cell>
          <table:table-cell table:style-name="ce6" table:number-columns-repeated="2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table:formula="of:=[$Kolommenbalans.N30]-[$Kolommenbalans.O30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5" office:value-type="float" office:value="410" calcext:value-type="float">
            <text:p>410</text:p>
          </table:table-cell>
          <table:table-cell table:style-name="ce6" table:formula="of:=IFERROR(VLOOKUP([.K31];[$Grootboekschema.$A$1:.$B$109];2;0); &quot;&quot;)" office:value-type="string" office:string-value="Buffet op rekening" calcext:value-type="string">
            <text:p>Buffet op rekening</text:p>
          </table:table-cell>
          <table:table-cell table:style-name="ce6" table:number-columns-repeated="2"/>
          <table:table-cell table:style-name="ce11" office:value-type="currency" office:currency="EUR" office:value="29000" calcext:value-type="currency">
            <text:p><text:s/>€29,000.00 </text:p>
          </table:table-cell>
          <table:table-cell table:style-name="ce7"/>
          <table:table-cell table:style-name="ce11" table:formula="of:=[$Kolommenbalans.O21]-[$Kolommenbalans.N21]" office:value-type="currency" office:currency="EUR" office:value="2162" calcext:value-type="currency">
            <text:p><text:s/>€2,162.00 </text:p>
          </table:table-cell>
          <table:table-cell table:style-name="ce7"/>
          <table:table-cell table:style-name="ce11" office:value-type="currency" office:currency="EUR" office:value="28429.15" calcext:value-type="currency">
            <text:p><text:s/>€28,429.15 </text:p>
          </table:table-cell>
          <table:table-cell table:style-name="ce7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460" calcext:value-type="float">
            <text:p>460</text:p>
          </table:table-cell>
          <table:table-cell table:style-name="ce6" table:formula="of:=IFERROR(VLOOKUP([.A32];[$Grootboekschema.$A$1:.$B$109];2;0); &quot;&quot;)" office:value-type="string" office:string-value="Schoonmaakbedrijf" calcext:value-type="string">
            <text:p>Schoonmaakbedrijf</text:p>
          </table:table-cell>
          <table:table-cell table:style-name="ce6" table:number-columns-repeated="2"/>
          <table:table-cell table:style-name="ce11" office:value-type="currency" office:currency="EUR" office:value="9400" calcext:value-type="currency">
            <text:p><text:s/>€9,400.00 </text:p>
          </table:table-cell>
          <table:table-cell table:style-name="ce7"/>
          <table:table-cell table:style-name="ce11" table:formula="of:=[$Kolommenbalans.N31]-[$Kolommenbalans.O31]" office:value-type="currency" office:currency="EUR" office:value="906.73" calcext:value-type="currency">
            <text:p><text:s/>€906.73 </text:p>
          </table:table-cell>
          <table:table-cell table:style-name="ce7"/>
          <table:table-cell table:style-name="ce11" office:value-type="currency" office:currency="EUR" office:value="8990.8" calcext:value-type="currency">
            <text:p><text:s/>€8,990.80 </text:p>
          </table:table-cell>
          <table:table-cell table:style-name="ce7"/>
          <table:table-cell table:style-name="ce5" office:value-type="float" office:value="411" calcext:value-type="float">
            <text:p>411</text:p>
          </table:table-cell>
          <table:table-cell table:style-name="ce6" table:formula="of:=IFERROR(VLOOKUP([.K32];[$Grootboekschema.$A$1:.$B$109];2;0); &quot;&quot;)" office:value-type="string" office:string-value="Buffet contant" calcext:value-type="string">
            <text:p>Buffet contant</text:p>
          </table:table-cell>
          <table:table-cell table:style-name="ce6" table:number-columns-repeated="2"/>
          <table:table-cell table:style-name="ce11" office:value-type="currency" office:currency="EUR" office:value="2000" calcext:value-type="currency">
            <text:p><text:s/>€2,000.00 </text:p>
          </table:table-cell>
          <table:table-cell table:style-name="ce7"/>
          <table:table-cell table:style-name="ce11" table:formula="of:=[$Kolommenbalans.O22]-[$Kolommenbalans.N22]" office:value-type="currency" office:currency="EUR" office:value="131.8" calcext:value-type="currency">
            <text:p><text:s/>€131.80 </text:p>
          </table:table-cell>
          <table:table-cell table:style-name="ce7"/>
          <table:table-cell table:style-name="ce11" office:value-type="currency" office:currency="EUR" office:value="2207.26" calcext:value-type="currency">
            <text:p><text:s/>€2,207.26 </text:p>
          </table:table-cell>
          <table:table-cell table:style-name="ce7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470" calcext:value-type="float">
            <text:p>470</text:p>
          </table:table-cell>
          <table:table-cell table:style-name="ce6" table:formula="of:=IFERROR(VLOOKUP([.A33];[$Grootboekschema.$A$1:.$B$109];2;0); &quot;&quot;)" office:value-type="string" office:string-value="Onderhoud vleugel/piano" calcext:value-type="string">
            <text:p>Onderhoud vleugel/piano</text:p>
          </table:table-cell>
          <table:table-cell table:style-name="ce6" table:number-columns-repeated="2"/>
          <table:table-cell table:style-name="ce11" office:value-type="currency" office:currency="EUR" office:value="550" calcext:value-type="currency">
            <text:p><text:s/>€550.00 </text:p>
          </table:table-cell>
          <table:table-cell table:style-name="ce7"/>
          <table:table-cell table:style-name="ce11" table:formula="of:=[$Kolommenbalans.N32]-[$Kolommenbalans.O32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514" calcext:value-type="currency">
            <text:p><text:s/>€514.00 </text:p>
          </table:table-cell>
          <table:table-cell table:style-name="ce7"/>
          <table:table-cell table:style-name="ce5" office:value-type="float" office:value="412" calcext:value-type="float">
            <text:p>412</text:p>
          </table:table-cell>
          <table:table-cell table:style-name="ce6" table:formula="of:=IFERROR(VLOOKUP([.K33];[$Grootboekschema.$A$1:.$B$109];2;0); &quot;&quot;)" office:value-type="string" office:string-value="Buffet PIN" calcext:value-type="string">
            <text:p>Buffet PIN</text:p>
          </table:table-cell>
          <table:table-cell table:style-name="ce6" table:number-columns-repeated="2"/>
          <table:table-cell table:style-name="ce11" office:value-type="currency" office:currency="EUR" office:value="12000" calcext:value-type="currency">
            <text:p><text:s/>€12,000.00 </text:p>
          </table:table-cell>
          <table:table-cell table:style-name="ce7"/>
          <table:table-cell table:style-name="ce11" table:formula="of:=[$Kolommenbalans.O23]-[$Kolommenbalans.N23]" office:value-type="currency" office:currency="EUR" office:value="2132.62" calcext:value-type="currency">
            <text:p><text:s/>€2,132.62 </text:p>
          </table:table-cell>
          <table:table-cell table:style-name="ce7"/>
          <table:table-cell table:style-name="ce11" office:value-type="currency" office:currency="EUR" office:value="11722.08" calcext:value-type="currency">
            <text:p><text:s/>€11,722.08 </text:p>
          </table:table-cell>
          <table:table-cell table:style-name="ce7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480" calcext:value-type="float">
            <text:p>480</text:p>
          </table:table-cell>
          <table:table-cell table:style-name="ce6" table:formula="of:=IFERROR(VLOOKUP([.A34];[$Grootboekschema.$A$1:.$B$109];2;0); &quot;&quot;)" office:value-type="string" office:string-value="Bankkosten" calcext:value-type="string">
            <text:p>Bankkosten</text:p>
          </table:table-cell>
          <table:table-cell table:style-name="ce6" table:number-columns-repeated="2"/>
          <table:table-cell table:style-name="ce11" office:value-type="currency" office:currency="EUR" office:value="65" calcext:value-type="currency">
            <text:p><text:s/>€65.00 </text:p>
          </table:table-cell>
          <table:table-cell table:style-name="ce7"/>
          <table:table-cell table:style-name="ce11" table:formula="of:=[$Kolommenbalans.N33]-[$Kolommenbalans.O33]" office:value-type="currency" office:currency="EUR" office:value="50" calcext:value-type="currency">
            <text:p><text:s/>€50.00 </text:p>
          </table:table-cell>
          <table:table-cell table:style-name="ce7"/>
          <table:table-cell table:style-name="ce11" office:value-type="currency" office:currency="EUR" office:value="58" calcext:value-type="currency">
            <text:p><text:s/>€58.00 </text:p>
          </table:table-cell>
          <table:table-cell table:style-name="ce7"/>
          <table:table-cell table:style-name="ce5" office:value-type="float" office:value="420" calcext:value-type="float">
            <text:p>420</text:p>
          </table:table-cell>
          <table:table-cell table:style-name="ce6" table:formula="of:=IFERROR(VLOOKUP([.K34];[$Grootboekschema.$A$1:.$B$109];2;0); &quot;&quot;)" office:value-type="string" office:string-value="Verhuur apparatuur" calcext:value-type="string">
            <text:p>Verhuur apparatuur</text:p>
          </table:table-cell>
          <table:table-cell table:style-name="ce6" table:number-columns-repeated="2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table:formula="of:=[$Kolommenbalans.O24]-[$Kolommenbalans.N24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481" calcext:value-type="float">
            <text:p>481</text:p>
          </table:table-cell>
          <table:table-cell table:style-name="ce6" table:formula="of:=IFERROR(VLOOKUP([.A35];[$Grootboekschema.$A$1:.$B$109];2;0); &quot;&quot;)" office:value-type="string" office:string-value="Kantoorartikelen" calcext:value-type="string">
            <text:p>Kantoorartikelen</text:p>
          </table:table-cell>
          <table:table-cell table:style-name="ce6" table:number-columns-repeated="2"/>
          <table:table-cell table:style-name="ce11" office:value-type="currency" office:currency="EUR" office:value="35" calcext:value-type="currency">
            <text:p><text:s/>€35.00 </text:p>
          </table:table-cell>
          <table:table-cell table:style-name="ce7"/>
          <table:table-cell table:style-name="ce11" table:formula="of:=[$Kolommenbalans.N34]-[$Kolommenbalans.O34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30.5" calcext:value-type="currency">
            <text:p><text:s/>€30.50 </text:p>
          </table:table-cell>
          <table:table-cell table:style-name="ce7"/>
          <table:table-cell table:style-name="ce5" office:value-type="float" office:value="421" calcext:value-type="float">
            <text:p>421</text:p>
          </table:table-cell>
          <table:table-cell table:style-name="ce6" table:formula="of:=IFERROR(VLOOKUP([.K35];[$Grootboekschema.$A$1:.$B$109];2;0); &quot;&quot;)" office:value-type="string" office:string-value="Verhuur muziekinstrumenten" calcext:value-type="string">
            <text:p>Verhuur muziekinstrumenten</text:p>
          </table:table-cell>
          <table:table-cell table:style-name="ce6" table:number-columns-repeated="2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table:formula="of:=[$Kolommenbalans.O25]-[$Kolommenbalans.N25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482" calcext:value-type="float">
            <text:p>482</text:p>
          </table:table-cell>
          <table:table-cell table:style-name="ce6" table:formula="of:=IFERROR(VLOOKUP([.A36];[$Grootboekschema.$A$1:.$B$109];2;0); &quot;&quot;)" office:value-type="string" office:string-value="Vergoeding vrijwilligers" calcext:value-type="string">
            <text:p>Vergoeding vrijwilligers</text:p>
          </table:table-cell>
          <table:table-cell table:style-name="ce6" table:number-columns-repeated="2"/>
          <table:table-cell table:style-name="ce11" office:value-type="currency" office:currency="EUR" office:value="950" calcext:value-type="currency">
            <text:p><text:s/>€950.00 </text:p>
          </table:table-cell>
          <table:table-cell table:style-name="ce7"/>
          <table:table-cell table:style-name="ce11" table:formula="of:=[$Kolommenbalans.N35]-[$Kolommenbalans.O35]" office:value-type="currency" office:currency="EUR" office:value="150" calcext:value-type="currency">
            <text:p><text:s/>€150.00 </text:p>
          </table:table-cell>
          <table:table-cell table:style-name="ce7"/>
          <table:table-cell table:style-name="ce11" office:value-type="currency" office:currency="EUR" office:value="880" calcext:value-type="currency">
            <text:p><text:s/>€880.00 </text:p>
          </table:table-cell>
          <table:table-cell table:style-name="ce7"/>
          <table:table-cell table:style-name="ce5" office:value-type="float" office:value="428" calcext:value-type="float">
            <text:p>428</text:p>
          </table:table-cell>
          <table:table-cell table:style-name="ce6" table:formula="of:=IFERROR(VLOOKUP([.K36];[$Grootboekschema.$A$1:.$B$109];2;0); &quot;&quot;)" office:value-type="string" office:string-value="Opbrengst bazar" calcext:value-type="string">
            <text:p>Opbrengst bazar</text:p>
          </table:table-cell>
          <table:table-cell table:style-name="ce6" table:number-columns-repeated="2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table:formula="of:=[$Kolommenbalans.O26]-[$Kolommenbalans.N26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250" calcext:value-type="currency">
            <text:p><text:s/>€250.00 </text:p>
          </table:table-cell>
          <table:table-cell table:style-name="ce7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489" calcext:value-type="float">
            <text:p>489</text:p>
          </table:table-cell>
          <table:table-cell table:style-name="ce6" table:formula="of:=IFERROR(VLOOKUP([.A37];[$Grootboekschema.$A$1:.$B$109];2;0); &quot;&quot;)" office:value-type="string" office:string-value="Overige kosten" calcext:value-type="string">
            <text:p>Overige kosten</text:p>
          </table:table-cell>
          <table:table-cell table:style-name="ce6" table:number-columns-repeated="2"/>
          <table:table-cell table:style-name="ce11" office:value-type="currency" office:currency="EUR" office:value="650" calcext:value-type="currency">
            <text:p><text:s/>€650.00 </text:p>
          </table:table-cell>
          <table:table-cell table:style-name="ce7"/>
          <table:table-cell table:style-name="ce11" table:formula="of:=[$Kolommenbalans.N36]-[$Kolommenbalans.O36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599.04" calcext:value-type="currency">
            <text:p><text:s/>€599.04 </text:p>
          </table:table-cell>
          <table:table-cell table:style-name="ce7"/>
          <table:table-cell table:style-name="ce5" office:value-type="float" office:value="430" calcext:value-type="float">
            <text:p>430</text:p>
          </table:table-cell>
          <table:table-cell table:style-name="ce6" table:formula="of:=IFERROR(VLOOKUP([.K37];[$Grootboekschema.$A$1:.$B$109];2;0); &quot;&quot;)" office:value-type="string" office:string-value="Bankrente" calcext:value-type="string">
            <text:p>Bankrente</text:p>
          </table:table-cell>
          <table:table-cell table:style-name="ce5"/>
          <table:table-cell table:style-name="ce7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table:formula="of:=[$Kolommenbalans.O27]-[$Kolommenbalans.N27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3">
          <table:table-cell table:style-name="ce4"/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/>
          <table:table-cell table:style-name="ce20"/>
          <table:table-cell table:style-name="ce7"/>
          <table:table-cell table:style-name="ce4"/>
          <table:table-cell table:style-name="ce7" table:number-columns-repeated="3"/>
          <table:table-cell table:style-name="ce23"/>
          <table:table-cell table:style-name="ce7"/>
          <table:table-cell table:style-name="ce23"/>
          <table:table-cell table:style-name="ce7"/>
          <table:table-cell table:style-name="ce25"/>
          <table:table-cell table:style-name="ce7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6" office:value-type="string" calcext:value-type="string">
            <text:p>Totaal</text:p>
          </table:table-cell>
          <table:table-cell table:style-name="ce7" table:number-columns-repeated="3"/>
          <table:table-cell table:style-name="ce13" table:formula="of:=SUM([.E29:.E37])" office:value-type="currency" office:currency="EUR" office:value="27650" calcext:value-type="currency">
            <text:p><text:s/>€27,650.00 </text:p>
          </table:table-cell>
          <table:table-cell table:style-name="ce7"/>
          <table:table-cell table:style-name="ce13" table:formula="of:=SUM([.G29:.G37])" office:value-type="currency" office:currency="EUR" office:value="2532.2" calcext:value-type="currency">
            <text:p><text:s/>€2,532.20 </text:p>
          </table:table-cell>
          <table:table-cell table:style-name="ce7"/>
          <table:table-cell table:style-name="ce13" table:formula="of:=SUM([.I29:.I37])" office:value-type="currency" office:currency="EUR" office:value="26337.71" calcext:value-type="currency">
            <text:p><text:s/>€26,337.71 </text:p>
          </table:table-cell>
          <table:table-cell table:style-name="ce7"/>
          <table:table-cell table:style-name="ce6" office:value-type="string" calcext:value-type="string">
            <text:p>Totaal</text:p>
          </table:table-cell>
          <table:table-cell table:style-name="ce7" table:number-columns-repeated="3"/>
          <table:table-cell table:style-name="ce13" table:formula="of:=SUM([.O29:.O37])" office:value-type="currency" office:currency="EUR" office:value="102000" calcext:value-type="currency">
            <text:p><text:s/>€102,000.00 </text:p>
          </table:table-cell>
          <table:table-cell table:style-name="ce7"/>
          <table:table-cell table:style-name="ce13" table:formula="of:=SUM([.Q29:.Q37])" office:value-type="currency" office:currency="EUR" office:value="7210.42" calcext:value-type="currency">
            <text:p><text:s/>€7,210.42 </text:p>
          </table:table-cell>
          <table:table-cell table:style-name="ce7"/>
          <table:table-cell table:style-name="ce13" table:formula="of:=SUM([.S29:.S37])" office:value-type="currency" office:currency="EUR" office:value="100952.49" calcext:value-type="currency">
            <text:p><text:s/>€100,952.49 </text:p>
          </table:table-cell>
          <table:table-cell table:style-name="ce7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7" table:number-columns-repeated="8"/>
          <table:table-cell table:style-name="ce21"/>
          <table:table-cell table:style-name="ce9" table:number-columns-repeated="6"/>
          <table:table-cell table:style-name="ce7" table:number-columns-repeated="3"/>
          <table:table-cell table:style-name="ce26"/>
          <table:table-cell table:style-name="ce7"/>
          <table:table-cell table:style-name="ce9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7" table:number-columns-repeated="8"/>
          <table:table-cell table:style-name="ce21"/>
          <table:table-cell table:style-name="ce9" table:number-columns-repeated="9"/>
          <table:table-cell table:style-name="ce21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7" table:number-columns-repeated="8"/>
          <table:table-cell table:style-name="ce21"/>
          <table:table-cell table:style-name="ce9" table:number-columns-repeated="9"/>
          <table:table-cell table:style-name="ce21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8" table:number-columns-repeated="4"/>
          <table:table-cell table:style-name="ce9"/>
          <table:table-cell table:style-name="ce7"/>
          <table:table-cell table:style-name="ce9"/>
          <table:table-cell table:style-name="ce7"/>
          <table:table-cell table:style-name="ce21"/>
          <table:table-cell table:style-name="ce9" table:number-columns-repeated="9"/>
          <table:table-cell table:style-name="ce21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560" calcext:value-type="float">
            <text:p>560</text:p>
          </table:table-cell>
          <table:table-cell table:style-name="ce6" table:formula="of:=IFERROR(VLOOKUP([.A44];[$Grootboekschema.$A$1:.$B$109];2;0); &quot;&quot;)" office:value-type="string" office:string-value="Schoonhouden" calcext:value-type="string">
            <text:p>Schoonhouden</text:p>
          </table:table-cell>
          <table:table-cell table:style-name="ce6" table:number-columns-repeated="2"/>
          <table:table-cell table:style-name="ce11" office:value-type="currency" office:currency="EUR" office:value="5000" calcext:value-type="currency">
            <text:p><text:s/>€5,000.00 </text:p>
          </table:table-cell>
          <table:table-cell table:style-name="ce7"/>
          <table:table-cell table:style-name="ce11" table:formula="of:=[$Kolommenbalans.N38]-[$Kolommenbalans.O38]" office:value-type="currency" office:currency="EUR" office:value="122.85" calcext:value-type="currency">
            <text:p><text:s/>€122.85 </text:p>
          </table:table-cell>
          <table:table-cell table:style-name="ce7"/>
          <table:table-cell table:style-name="ce11" office:value-type="currency" office:currency="EUR" office:value="4470.7" calcext:value-type="currency">
            <text:p><text:s/>€4,470.70 </text:p>
          </table:table-cell>
          <table:table-cell table:style-name="ce7"/>
          <table:table-cell table:style-name="ce5"/>
          <table:table-cell table:style-name="ce6"/>
          <table:table-cell table:style-name="ce7" table:number-columns-repeated="4"/>
          <table:table-cell table:style-name="ce24"/>
          <table:table-cell table:style-name="ce7"/>
          <table:table-cell table:style-name="ce26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561" calcext:value-type="float">
            <text:p>561</text:p>
          </table:table-cell>
          <table:table-cell table:style-name="ce6" table:formula="of:=IFERROR(VLOOKUP([.A45];[$Grootboekschema.$A$1:.$B$109];2;0); &quot;&quot;)" office:value-type="string" office:string-value="Glasbewassing" calcext:value-type="string">
            <text:p>Glasbewassing</text:p>
          </table:table-cell>
          <table:table-cell table:style-name="ce6" table:number-columns-repeated="2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table:formula="of:=[$Kolommenbalans.N39]-[$Kolommenbalans.O39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 table:number-columns-repeated="9"/>
          <table:table-cell table:style-name="ce26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562" calcext:value-type="float">
            <text:p>562</text:p>
          </table:table-cell>
          <table:table-cell table:style-name="ce6" table:formula="of:=IFERROR(VLOOKUP([.A46];[$Grootboekschema.$A$1:.$B$109];2;0); &quot;&quot;)" office:value-type="string" office:string-value="Vuilafvoer" calcext:value-type="string">
            <text:p>Vuilafvoer</text:p>
          </table:table-cell>
          <table:table-cell table:style-name="ce6" table:number-columns-repeated="2"/>
          <table:table-cell table:style-name="ce11" office:value-type="currency" office:currency="EUR" office:value="1450" calcext:value-type="currency">
            <text:p><text:s/>€1,450.00 </text:p>
          </table:table-cell>
          <table:table-cell table:style-name="ce7"/>
          <table:table-cell table:style-name="ce11" table:formula="of:=[$Kolommenbalans.N40]-[$Kolommenbalans.O40]" office:value-type="currency" office:currency="EUR" office:value="229.76" calcext:value-type="currency">
            <text:p><text:s/>€229.76 </text:p>
          </table:table-cell>
          <table:table-cell table:style-name="ce7"/>
          <table:table-cell table:style-name="ce11" office:value-type="currency" office:currency="EUR" office:value="1362" calcext:value-type="currency">
            <text:p><text:s/>€1,362.00 </text:p>
          </table:table-cell>
          <table:table-cell table:style-name="ce7" table:number-columns-repeated="9"/>
          <table:table-cell table:style-name="ce26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571" calcext:value-type="float">
            <text:p>571</text:p>
          </table:table-cell>
          <table:table-cell table:style-name="ce6" table:formula="of:=IFERROR(VLOOKUP([.A47];[$Grootboekschema.$A$1:.$B$109];2;0); &quot;&quot;)" office:value-type="string" office:string-value="Reparaties" calcext:value-type="string">
            <text:p>Reparaties</text:p>
          </table:table-cell>
          <table:table-cell table:style-name="ce6" table:number-columns-repeated="2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table:formula="of:=[$Kolommenbalans.N41]-[$Kolommenbalans.O41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 table:number-columns-repeated="9"/>
          <table:table-cell table:style-name="ce26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574" calcext:value-type="float">
            <text:p>574</text:p>
          </table:table-cell>
          <table:table-cell table:style-name="ce6" table:formula="of:=IFERROR(VLOOKUP([.A48];[$Grootboekschema.$A$1:.$B$109];2;0); &quot;&quot;)" office:value-type="string" office:string-value="Kleine aanschaffingen" calcext:value-type="string">
            <text:p>Kleine aanschaffingen</text:p>
          </table:table-cell>
          <table:table-cell table:style-name="ce6" table:number-columns-repeated="2"/>
          <table:table-cell table:style-name="ce11" office:value-type="currency" office:currency="EUR" office:value="80" calcext:value-type="currency">
            <text:p><text:s/>€80.00 </text:p>
          </table:table-cell>
          <table:table-cell table:style-name="ce7"/>
          <table:table-cell table:style-name="ce11" table:formula="of:=[$Kolommenbalans.N42]-[$Kolommenbalans.O42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74.56" calcext:value-type="currency">
            <text:p><text:s/>€74.56 </text:p>
          </table:table-cell>
          <table:table-cell table:style-name="ce7" table:number-columns-repeated="9"/>
          <table:table-cell table:style-name="ce26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579" calcext:value-type="float">
            <text:p>579</text:p>
          </table:table-cell>
          <table:table-cell table:style-name="ce6" table:formula="of:=IFERROR(VLOOKUP([.A49];[$Grootboekschema.$A$1:.$B$109];2;0); &quot;&quot;)" office:value-type="string" office:string-value="Overige kosten inventaris" calcext:value-type="string">
            <text:p>Overige kosten inventaris</text:p>
          </table:table-cell>
          <table:table-cell table:style-name="ce6" table:number-columns-repeated="2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table:formula="of:=[$Kolommenbalans.N43]-[$Kolommenbalans.O43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0" calcext:value-type="currency">
            <text:p><text:s/>€- <text:s text:c="2"/></text:p>
          </table:table-cell>
          <table:table-cell table:style-name="ce7" table:number-columns-repeated="9"/>
          <table:table-cell table:style-name="ce26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589" calcext:value-type="float">
            <text:p>589</text:p>
          </table:table-cell>
          <table:table-cell table:style-name="ce6" table:formula="of:=IFERROR(VLOOKUP([.A50];[$Grootboekschema.$A$1:.$B$109];2;0); &quot;&quot;)" office:value-type="string" office:string-value="Overige kosten tuin" calcext:value-type="string">
            <text:p>Overige kosten tuin</text:p>
          </table:table-cell>
          <table:table-cell table:style-name="ce6" table:number-columns-repeated="2"/>
          <table:table-cell table:style-name="ce11" office:value-type="currency" office:currency="EUR" office:value="50" calcext:value-type="currency">
            <text:p><text:s/>€50.00 </text:p>
          </table:table-cell>
          <table:table-cell table:style-name="ce7"/>
          <table:table-cell table:style-name="ce11" table:formula="of:=[$Kolommenbalans.N44]-[$Kolommenbalans.O44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45.8" calcext:value-type="currency">
            <text:p><text:s/>€45.80 </text:p>
          </table:table-cell>
          <table:table-cell table:style-name="ce7" table:number-columns-repeated="9"/>
          <table:table-cell table:style-name="ce26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style-name="ce6" table:formula="of:=IFERROR(VLOOKUP([.A51];[$Grootboekschema.$A$1:.$B$109];2;0); &quot;&quot;)" office:value-type="string" office:string-value="Kosten parkeervoorziening" calcext:value-type="string">
            <text:p>Kosten parkeervoorziening</text:p>
          </table:table-cell>
          <table:table-cell table:style-name="ce7"/>
          <table:table-cell table:style-name="ce6"/>
          <table:table-cell table:style-name="ce11" office:value-type="currency" office:currency="EUR" office:value="80" calcext:value-type="currency">
            <text:p><text:s/>€80.00 </text:p>
          </table:table-cell>
          <table:table-cell table:style-name="ce7"/>
          <table:table-cell table:style-name="ce11" table:formula="of:=[$Kolommenbalans.N45]-[$Kolommenbalans.O45]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1" office:value-type="currency" office:currency="EUR" office:value="76.14" calcext:value-type="currency">
            <text:p><text:s/>€76.14 </text:p>
          </table:table-cell>
          <table:table-cell table:style-name="ce7" table:number-columns-repeated="9"/>
          <table:table-cell table:style-name="ce26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3">
          <table:table-cell table:style-name="ce7" table:number-columns-repeated="3"/>
          <table:table-cell table:style-name="ce6"/>
          <table:table-cell table:style-name="ce12"/>
          <table:table-cell table:style-name="ce7"/>
          <table:table-cell table:style-name="ce12"/>
          <table:table-cell table:style-name="ce7"/>
          <table:table-cell table:style-name="ce20"/>
          <table:table-cell table:style-name="ce7" table:number-columns-repeated="5"/>
          <table:table-cell table:style-name="ce12"/>
          <table:table-cell table:style-name="ce7"/>
          <table:table-cell table:style-name="ce12"/>
          <table:table-cell table:style-name="ce7"/>
          <table:table-cell table:style-name="ce20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6" office:value-type="string" calcext:value-type="string">
            <text:p>Totaal</text:p>
          </table:table-cell>
          <table:table-cell table:style-name="ce7" table:number-columns-repeated="3"/>
          <table:table-cell table:style-name="ce13" table:formula="of:=SUM([.E44:.E51])" office:value-type="currency" office:currency="EUR" office:value="6660" calcext:value-type="currency">
            <text:p><text:s/>€6,660.00 </text:p>
          </table:table-cell>
          <table:table-cell table:style-name="ce7"/>
          <table:table-cell table:style-name="ce13" table:formula="of:=SUM([.G44:.G51])" office:value-type="currency" office:currency="EUR" office:value="352.61" calcext:value-type="currency">
            <text:p><text:s/>€352.61 </text:p>
          </table:table-cell>
          <table:table-cell table:style-name="ce17"/>
          <table:table-cell table:style-name="ce13" table:formula="of:=SUM([.I44:.I51])" office:value-type="currency" office:currency="EUR" office:value="6029.2" calcext:value-type="currency">
            <text:p><text:s/>€6,029.20 </text:p>
          </table:table-cell>
          <table:table-cell table:style-name="ce7"/>
          <table:table-cell table:style-name="ce6" office:value-type="string" calcext:value-type="string">
            <text:p>Totaal</text:p>
          </table:table-cell>
          <table:table-cell table:style-name="ce7" table:number-columns-repeated="3"/>
          <table:table-cell table:style-name="ce13" table:formula="of:=SUM([.O44:.O51])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3" table:formula="of:=SUM([.Q44:.Q51])" office:value-type="currency" office:currency="EUR" office:value="0" calcext:value-type="currency">
            <text:p><text:s/>€- <text:s text:c="2"/></text:p>
          </table:table-cell>
          <table:table-cell table:style-name="ce7"/>
          <table:table-cell table:style-name="ce13" table:formula="of:=SUM([.S44:.S51])" office:value-type="currency" office:currency="EUR" office:value="0" calcext:value-type="currency">
            <text:p><text:s/>€- <text:s text:c="2"/></text:p>
          </table:table-cell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7" table:number-columns-repeated="19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7" table:number-columns-repeated="19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6" office:value-type="string" calcext:value-type="string">
            <text:p>Saldo exploitatie</text:p>
          </table:table-cell>
          <table:table-cell table:style-name="ce7" table:number-columns-repeated="3"/>
          <table:table-cell table:style-name="ce13" table:formula="of:=[.O39]+[.O53]-[.E39]-[.E53]" office:value-type="currency" office:currency="EUR" office:value="67690" calcext:value-type="currency">
            <text:p><text:s/>€67,690.00 </text:p>
          </table:table-cell>
          <table:table-cell table:style-name="ce7"/>
          <table:table-cell table:style-name="ce13" table:formula="of:=[.Q39]+[.Q53]-[.G39]-[.G53]" office:value-type="currency" office:currency="EUR" office:value="4325.61" calcext:value-type="currency">
            <text:p><text:s/>€4,325.61 </text:p>
          </table:table-cell>
          <table:table-cell table:style-name="ce6"/>
          <table:table-cell table:style-name="ce13" table:formula="of:=[.S39]+[.S53]-[.I39]-[.I53]" office:value-type="currency" office:currency="EUR" office:value="68585.58" calcext:value-type="currency">
            <text:p><text:s/>€68,585.58 </text:p>
          </table:table-cell>
          <table:table-cell table:style-name="ce6" table:number-columns-repeated="6"/>
          <table:table-cell table:style-name="ce7" table:number-columns-repeated="4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7" table:number-columns-repeated="19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3">
          <table:table-cell table:style-name="ce6" office:value-type="string" calcext:value-type="string">
            <text:p>Totaal Lasten</text:p>
          </table:table-cell>
          <table:table-cell table:style-name="ce7" table:number-columns-repeated="3"/>
          <table:table-cell table:style-name="ce14" table:formula="of:=[.E39]+[.E53]+[.E56]" office:value-type="currency" office:currency="EUR" office:value="102000" calcext:value-type="currency">
            <text:p><text:s/>€102,000.00 </text:p>
          </table:table-cell>
          <table:table-cell table:style-name="ce7"/>
          <table:table-cell table:style-name="ce14" table:formula="of:=[.G39]+[.G53]+[.G56]" office:value-type="currency" office:currency="EUR" office:value="7210.42" calcext:value-type="currency">
            <text:p><text:s/>€7,210.42 </text:p>
          </table:table-cell>
          <table:table-cell table:style-name="ce18"/>
          <table:table-cell table:style-name="ce14" table:formula="of:=[.I39]+[.I53]+[.I56]" office:value-type="currency" office:currency="EUR" office:value="100952.49" calcext:value-type="currency">
            <text:p><text:s/>€100,952.49 </text:p>
          </table:table-cell>
          <table:table-cell table:style-name="ce7"/>
          <table:table-cell table:style-name="ce6" office:value-type="string" calcext:value-type="string">
            <text:p>Totaal Baten</text:p>
          </table:table-cell>
          <table:table-cell table:style-name="ce7" table:number-columns-repeated="3"/>
          <table:table-cell table:style-name="ce14" table:formula="of:=[.O39]+[.O53]+[.O56]" office:value-type="currency" office:currency="EUR" office:value="102000" calcext:value-type="currency">
            <text:p><text:s/>€102,000.00 </text:p>
          </table:table-cell>
          <table:table-cell table:style-name="ce7"/>
          <table:table-cell table:style-name="ce14" table:formula="of:=[.Q39]+[.Q53]+[.Q56]" office:value-type="currency" office:currency="EUR" office:value="7210.42" calcext:value-type="currency">
            <text:p><text:s/>€7,210.42 </text:p>
          </table:table-cell>
          <table:table-cell table:style-name="ce7"/>
          <table:table-cell table:style-name="ce14" table:formula="of:=[.S39]+[.S53]+[.S56]" office:value-type="currency" office:currency="EUR" office:value="100952.49" calcext:value-type="currency">
            <text:p><text:s/>€100,952.49 </text:p>
          </table:table-cell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7" table:number-columns-repeated="19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check</text:p>
          </table:table-cell>
          <table:table-cell table:style-name="ce7"/>
          <table:table-cell table:style-name="ce16" table:formula="of:=SUM([.G51:.G58])" office:value-type="currency" office:currency="EUR" office:value="11888.64" calcext:value-type="currency">
            <text:p><text:s/>€11,888.64 </text:p>
          </table:table-cell>
          <table:table-cell table:style-name="ce7" table:number-columns-repeated="12"/>
          <table:table-cell table:style-name="ce9" table:number-columns-repeated="2"/>
          <table:table-cell table:style-name="ce7" table:number-columns-repeated="7"/>
          <table:table-cell table:number-columns-repeated="996"/>
        </table:table-row>
        <table:table-row table:style-name="ro1" table:number-rows-repeated="12">
          <table:table-cell table:style-name="ce9" table:number-columns-repeated="5"/>
          <table:table-cell table:style-name="ce7"/>
          <table:table-cell table:style-name="ce9" table:number-columns-repeated="15"/>
          <table:table-cell table:style-name="ce7" table:number-columns-repeated="7"/>
          <table:table-cell table:number-columns-repeated="996"/>
        </table:table-row>
        <table:table-row table:style-name="ro1">
          <table:table-cell table:style-name="ce9" table:number-columns-repeated="21"/>
          <table:table-cell table:style-name="ce7" table:number-columns-repeated="7"/>
          <table:table-cell table:number-columns-repeated="996"/>
        </table:table-row>
        <table:table-row table:style-name="ro1" table:number-rows-repeated="6">
          <table:table-cell table:style-name="ce9" table:number-columns-repeated="21"/>
          <table:table-cell table:style-name="ce7" table:number-columns-repeated="7"/>
          <table:table-cell table:number-columns-repeated="996"/>
        </table:table-row>
        <table:table-row table:style-name="ro1" table:number-rows-repeated="921">
          <table:table-cell table:style-name="ce7" table:number-columns-repeated="28"/>
          <table:table-cell table:number-columns-repeated="99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aarcijfers.G20:Jaarcijfers.G20">
            <calcext:condition calcext:apply-style-name="ConditionalStyle_1" calcext:value="=0" calcext:base-cell-address="Jaarcijfers.G20"/>
          </calcext:conditional-format>
          <calcext:conditional-format calcext:target-range-address="Jaarcijfers.G20:Jaarcijfers.G20">
            <calcext:condition calcext:apply-style-name="ConditionalStyle_2" calcext:value="!=0" calcext:base-cell-address="Jaarcijfers.G20"/>
          </calcext:conditional-format>
          <calcext:conditional-format calcext:target-range-address="Jaarcijfers.I20:Jaarcijfers.I20">
            <calcext:condition calcext:apply-style-name="ConditionalStyle_1" calcext:value="=0" calcext:base-cell-address="Jaarcijfers.I20"/>
          </calcext:conditional-format>
          <calcext:conditional-format calcext:target-range-address="Jaarcijfers.I20:Jaarcijfers.I20">
            <calcext:condition calcext:apply-style-name="ConditionalStyle_2" calcext:value="!=0" calcext:base-cell-address="Jaarcijfers.I20"/>
          </calcext:conditional-format>
        </calcext:conditional-formats>
      </table:table>
      <table:table table:name="Kolommenbalans" table:style-name="ta2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8" table:number-columns-repeated="7" table:default-cell-style-name="Default"/>
        <table:table-column table:style-name="co9" table:number-columns-repeated="998" table:default-cell-style-name="Default"/>
        <table:table-row table:style-name="ro3">
          <table:table-cell table:style-name="ce7"/>
          <table:table-cell table:style-name="ce27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7"/>
          <table:table-cell table:style-name="ce5" office:value-type="string" calcext:value-type="string" table:number-columns-spanned="2" table:number-rows-spanned="1">
            <text:p>Beginbalans</text:p>
          </table:table-cell>
          <table:covered-table-cell table:style-name="ce31"/>
          <table:table-cell table:style-name="ce7"/>
          <table:table-cell table:style-name="ce5" office:value-type="string" calcext:value-type="string" table:number-columns-spanned="2" table:number-rows-spanned="1">
            <text:p>Mutaties</text:p>
          </table:table-cell>
          <table:covered-table-cell table:style-name="ce31"/>
          <table:table-cell table:style-name="ce7"/>
          <table:table-cell table:style-name="ce5" office:value-type="string" calcext:value-type="string" table:number-columns-spanned="2" table:number-rows-spanned="1">
            <text:p>Proefbalans</text:p>
          </table:table-cell>
          <table:covered-table-cell table:style-name="ce31"/>
          <table:table-cell table:style-name="ce7"/>
          <table:table-cell table:style-name="ce5" office:value-type="string" calcext:value-type="string" table:number-columns-spanned="2" table:number-rows-spanned="1">
            <text:p>V&amp;W</text:p>
          </table:table-cell>
          <table:covered-table-cell table:style-name="ce31"/>
          <table:table-cell table:style-name="ce7"/>
          <table:table-cell table:style-name="ce5" office:value-type="string" calcext:value-type="string" table:number-columns-spanned="2" table:number-rows-spanned="1">
            <text:p>Eindbalans</text:p>
          </table:table-cell>
          <table:covered-table-cell table:style-name="ce31"/>
          <table:table-cell table:style-name="ce7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Rekening</text:p>
          </table:table-cell>
          <table:table-cell table:style-name="ce6" office:value-type="string" calcext:value-type="string">
            <text:p>Naam rekening</text:p>
          </table:table-cell>
          <table:table-cell table:style-name="ce5"/>
          <table:table-cell table:style-name="ce6"/>
          <table:table-cell table:style-name="ce5" office:value-type="string" calcext:value-type="string">
            <text:p>Debet</text:p>
          </table:table-cell>
          <table:table-cell table:style-name="ce5" office:value-type="string" calcext:value-type="string">
            <text:p>Credit</text:p>
          </table:table-cell>
          <table:table-cell table:style-name="ce6"/>
          <table:table-cell table:style-name="ce5" office:value-type="string" calcext:value-type="string">
            <text:p>Debet</text:p>
          </table:table-cell>
          <table:table-cell table:style-name="ce5" office:value-type="string" calcext:value-type="string">
            <text:p>Credit</text:p>
          </table:table-cell>
          <table:table-cell table:style-name="ce6"/>
          <table:table-cell table:style-name="ce5" office:value-type="string" calcext:value-type="string">
            <text:p>Debet</text:p>
          </table:table-cell>
          <table:table-cell table:style-name="ce5" office:value-type="string" calcext:value-type="string">
            <text:p>Credit</text:p>
          </table:table-cell>
          <table:table-cell table:style-name="ce6"/>
          <table:table-cell table:style-name="ce5" office:value-type="string" calcext:value-type="string">
            <text:p>Debet</text:p>
          </table:table-cell>
          <table:table-cell table:style-name="ce5" office:value-type="string" calcext:value-type="string">
            <text:p>Credit</text:p>
          </table:table-cell>
          <table:table-cell table:style-name="ce6"/>
          <table:table-cell table:style-name="ce5" office:value-type="string" calcext:value-type="string">
            <text:p>Debet</text:p>
          </table:table-cell>
          <table:table-cell table:style-name="ce5" office:value-type="string" calcext:value-type="string">
            <text:p>Credit</text:p>
          </table:table-cell>
          <table:table-cell table:style-name="ce6" table:number-columns-repeated="8"/>
          <table:table-cell table:number-columns-repeated="998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7" table:formula="of:=IFERROR(VLOOKUP([.A4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11" office:value-type="currency" office:currency="EUR" office:value="47.75" calcext:value-type="currency">
            <text:p><text:s/>€47.75 </text:p>
          </table:table-cell>
          <table:table-cell table:style-name="ce11"/>
          <table:table-cell table:style-name="ce30"/>
          <table:table-cell table:style-name="ce11" table:formula="of:=SUMIF([$Journaal.$A$4:.$A$1010];[.A4];[$Journaal.$E$4:.$E$1010])" office:value-type="currency" office:currency="EUR" office:value="131.8" calcext:value-type="currency">
            <text:p><text:s/>€131.80 </text:p>
          </table:table-cell>
          <table:table-cell table:style-name="ce11" table:formula="of:=SUMIF([$Journaal.$A$4:.$A$1010];[.A4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E4]-[.F4]+[.H4]-[.I4])&gt;0;[.E4]-[.F4]+[.H4]-[.I4];0)" office:value-type="currency" office:currency="EUR" office:value="179.55" calcext:value-type="currency">
            <text:p><text:s/>€179.55 </text:p>
            <draw:frame table:end-cell-address="Kolommenbalans.K4" table:end-x="54.71pt" table:end-y="8.22pt" draw:z-index="0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4]-[.E4]+[.I4]-[.H4])&gt;0;[.F4]-[.E4]+[.I4]-[.H4];0)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11" table:formula="of:=[.K4]" office:value-type="currency" office:currency="EUR" office:value="179.55" calcext:value-type="currency">
            <text:p><text:s/>€179.55 </text:p>
          </table:table-cell>
          <table:table-cell table:style-name="ce11" table:formula="of:=[.L4]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string" calcext:value-type="string">
            <text:p>121a</text:p>
          </table:table-cell>
          <table:table-cell table:style-name="ce7" table:formula="of:=IFERROR(VLOOKUP([.A5];[$Grootboekschema.$A$1:.$B$109];2;0); &quot;&quot;)" office:value-type="string" office:string-value="Kas Morgenster" calcext:value-type="string">
            <text:p>Kas Morgenster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29" office:value-type="currency" office:currency="EUR" office:value="121.78" calcext:value-type="currency">
            <text:p><text:s/>€121.78 </text:p>
          </table:table-cell>
          <table:table-cell table:style-name="ce11"/>
          <table:table-cell table:style-name="ce30"/>
          <table:table-cell table:style-name="ce11" table:formula="of:=SUMIF([$Journaal.$A$4:.$A$1010];[.A5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5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E5]-[.F5]+[.H5]-[.I5])&gt;0;[.E5]-[.F5]+[.H5]-[.I5];0)" office:value-type="currency" office:currency="EUR" office:value="121.78" calcext:value-type="currency">
            <text:p><text:s/>€121.78 </text:p>
            <draw:frame table:end-cell-address="Kolommenbalans.K5" table:end-x="54.71pt" table:end-y="8.22pt" draw:z-index="1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5]-[.E5]+[.I5]-[.H5])&gt;0;[.F5]-[.E5]+[.I5]-[.H5];0)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11" table:formula="of:=[.K5]" office:value-type="currency" office:currency="EUR" office:value="121.78" calcext:value-type="currency">
            <text:p><text:s/>€121.78 </text:p>
          </table:table-cell>
          <table:table-cell table:style-name="ce11" table:formula="of:=[.L5]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string" calcext:value-type="string">
            <text:p>121b</text:p>
          </table:table-cell>
          <table:table-cell table:style-name="ce7" table:formula="of:=IFERROR(VLOOKUP([.A6];[$Grootboekschema.$A$1:.$B$109];2;0); &quot;&quot;)" office:value-type="string" office:string-value="Kas Regenboogkerk" calcext:value-type="string">
            <text:p>Kas Regenboogkerk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29" office:value-type="currency" office:currency="EUR" office:value="247.64" calcext:value-type="currency">
            <text:p><text:s/>€247.64 </text:p>
          </table:table-cell>
          <table:table-cell table:style-name="ce11"/>
          <table:table-cell table:style-name="ce30"/>
          <table:table-cell table:style-name="ce11" table:formula="of:=SUMIF([$Journaal.$A$4:.$A$1010];[.A6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6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E6]-[.F6]+[.H6]-[.I6])&gt;0;[.E6]-[.F6]+[.H6]-[.I6];0)" office:value-type="currency" office:currency="EUR" office:value="247.64" calcext:value-type="currency">
            <text:p><text:s/>€247.64 </text:p>
            <draw:frame table:end-cell-address="Kolommenbalans.K6" table:end-x="54.71pt" table:end-y="8.22pt" draw:z-index="2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6]-[.E6]+[.I6]-[.H6])&gt;0;[.F6]-[.E6]+[.I6]-[.H6];0)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11" table:formula="of:=[.K6]" office:value-type="currency" office:currency="EUR" office:value="247.64" calcext:value-type="currency">
            <text:p><text:s/>€247.64 </text:p>
          </table:table-cell>
          <table:table-cell table:style-name="ce11" table:formula="of:=[.L6]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7" table:formula="of:=IFERROR(VLOOKUP([.A7];[$Grootboekschema.$A$1:.$B$109];2;0); &quot;&quot;)" office:value-type="string" office:string-value="Bankrekeningen" calcext:value-type="string">
            <text:p>Bankrekeningen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11" office:value-type="currency" office:currency="EUR" office:value="25555.39" calcext:value-type="currency">
            <text:p><text:s/>€25,555.39 </text:p>
          </table:table-cell>
          <table:table-cell table:style-name="ce11"/>
          <table:table-cell table:style-name="ce30"/>
          <table:table-cell table:style-name="ce11" table:formula="of:=SUMIF([$Journaal.$A$4:.$A$1010];[.A7];[$Journaal.$E$4:.$E$1010])" office:value-type="currency" office:currency="EUR" office:value="12292.06" calcext:value-type="currency">
            <text:p><text:s/>€12,292.06 </text:p>
          </table:table-cell>
          <table:table-cell table:style-name="ce11" table:formula="of:=SUMIF([$Journaal.$A$4:.$A$1010];[.A7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E7]-[.F7]+[.H7]-[.I7])&gt;0;[.E7]-[.F7]+[.H7]-[.I7];0)" office:value-type="currency" office:currency="EUR" office:value="37847.45" calcext:value-type="currency">
            <text:p><text:s/>€37,847.45 </text:p>
            <draw:frame table:end-cell-address="Kolommenbalans.K7" table:end-x="54.71pt" table:end-y="8.22pt" draw:z-index="3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7]-[.E7]+[.I7]-[.H7])&gt;0;[.F7]-[.E7]+[.I7]-[.H7];0)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11" table:formula="of:=[.K7]" office:value-type="currency" office:currency="EUR" office:value="37847.45" calcext:value-type="currency">
            <text:p><text:s/>€37,847.45 </text:p>
          </table:table-cell>
          <table:table-cell table:style-name="ce11" table:formula="of:=[.L7]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string" calcext:value-type="string">
            <text:p>122a</text:p>
          </table:table-cell>
          <table:table-cell table:style-name="ce7" table:formula="of:=IFERROR(VLOOKUP([.A8];[$Grootboekschema.$A$1:.$B$109];2;0); &quot;&quot;)" office:value-type="string" office:string-value="Bankrekening Morgenster" calcext:value-type="string">
            <text:p>Bankrekening Morgenster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29" office:value-type="currency" office:currency="EUR" office:value="8955.07" calcext:value-type="currency">
            <text:p><text:s/>€8,955.07 </text:p>
          </table:table-cell>
          <table:table-cell table:style-name="ce11"/>
          <table:table-cell table:style-name="ce30"/>
          <table:table-cell table:style-name="ce11" table:formula="of:=SUMIF([$Journaal.$A$4:.$A$1010];[.A8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8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E8]-[.F8]+[.H8]-[.I8])&gt;0;[.E8]-[.F8]+[.H8]-[.I8];0)" office:value-type="currency" office:currency="EUR" office:value="8955.07" calcext:value-type="currency">
            <text:p><text:s/>€8,955.07 </text:p>
            <draw:frame table:end-cell-address="Kolommenbalans.K8" table:end-x="54.71pt" table:end-y="8.22pt" draw:z-index="4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8]-[.E8]+[.I8]-[.H8])&gt;0;[.F8]-[.E8]+[.I8]-[.H8];0)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11" table:formula="of:=[.K8]" office:value-type="currency" office:currency="EUR" office:value="8955.07" calcext:value-type="currency">
            <text:p><text:s/>€8,955.07 </text:p>
          </table:table-cell>
          <table:table-cell table:style-name="ce11" table:formula="of:=[.L8]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string" calcext:value-type="string">
            <text:p>122b</text:p>
          </table:table-cell>
          <table:table-cell table:style-name="ce7" table:formula="of:=IFERROR(VLOOKUP([.A9];[$Grootboekschema.$A$1:.$B$109];2;0); &quot;&quot;)" office:value-type="string" office:string-value="Bankrekening Regenboogkerk" calcext:value-type="string">
            <text:p>Bankrekening Regenboogkerk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29" office:value-type="currency" office:currency="EUR" office:value="4704" calcext:value-type="currency">
            <text:p><text:s/>€4,704.00 </text:p>
          </table:table-cell>
          <table:table-cell table:style-name="ce11"/>
          <table:table-cell table:style-name="ce30"/>
          <table:table-cell table:style-name="ce11" table:formula="of:=SUMIF([$Journaal.$A$4:.$A$1010];[.A9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9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E9]-[.F9]+[.H9]-[.I9])&gt;0;[.E9]-[.F9]+[.H9]-[.I9];0)" office:value-type="currency" office:currency="EUR" office:value="4704" calcext:value-type="currency">
            <text:p><text:s/>€4,704.00 </text:p>
            <draw:frame table:end-cell-address="Kolommenbalans.K9" table:end-x="54.71pt" table:end-y="8.22pt" draw:z-index="5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9]-[.E9]+[.I9]-[.H9])&gt;0;[.F9]-[.E9]+[.I9]-[.H9];0)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11" table:formula="of:=[.K9]" office:value-type="currency" office:currency="EUR" office:value="4704" calcext:value-type="currency">
            <text:p><text:s/>€4,704.00 </text:p>
          </table:table-cell>
          <table:table-cell table:style-name="ce11" table:formula="of:=[.L9]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7" table:formula="of:=IFERROR(VLOOKUP([.A10];[$Grootboekschema.$A$1:.$B$109];2;0); &quot;&quot;)" office:value-type="string" office:string-value="Spaargeld Centraal" calcext:value-type="string">
            <text:p>Spaargeld Centraal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11" office:value-type="currency" office:currency="EUR" office:value="172000" calcext:value-type="currency">
            <text:p><text:s/>€172,000.00 </text:p>
          </table:table-cell>
          <table:table-cell table:style-name="ce11"/>
          <table:table-cell table:style-name="ce30"/>
          <table:table-cell table:style-name="ce11" table:formula="of:=SUMIF([$Journaal.$A$4:.$A$1010];[.A10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10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E10]-[.F10]+[.H10]-[.I10])&gt;0;[.E10]-[.F10]+[.H10]-[.I10];0)" office:value-type="currency" office:currency="EUR" office:value="172000" calcext:value-type="currency">
            <text:p><text:s/>€172,000.00 </text:p>
            <draw:frame table:end-cell-address="Kolommenbalans.K10" table:end-x="54.71pt" table:end-y="8.22pt" draw:z-index="6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10]-[.E10]+[.I10]-[.H10])&gt;0;[.F10]-[.E10]+[.I10]-[.H10];0)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11" table:formula="of:=[.K10]" office:value-type="currency" office:currency="EUR" office:value="172000" calcext:value-type="currency">
            <text:p><text:s/>€172,000.00 </text:p>
          </table:table-cell>
          <table:table-cell table:style-name="ce11" table:formula="of:=[.L10]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7" table:formula="of:=IFERROR(VLOOKUP([.A11];[$Grootboekschema.$A$1:.$B$109];2;0); &quot;&quot;)" office:value-type="string" office:string-value="Debiteuren" calcext:value-type="string">
            <text:p>Debiteuren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11" office:value-type="currency" office:currency="EUR" office:value="14635.35" calcext:value-type="currency">
            <text:p><text:s/>€14,635.35 </text:p>
          </table:table-cell>
          <table:table-cell table:style-name="ce11"/>
          <table:table-cell table:style-name="ce30"/>
          <table:table-cell table:style-name="ce11" table:formula="of:=SUMIF([$Journaal.$A$4:.$A$1010];[.A11];[$Journaal.$E$4:.$E$1010])" office:value-type="currency" office:currency="EUR" office:value="4096" calcext:value-type="currency">
            <text:p><text:s/>€4,096.00 </text:p>
          </table:table-cell>
          <table:table-cell table:style-name="ce11" table:formula="of:=SUMIF([$Journaal.$A$4:.$A$1010];[.A11];[$Journaal.$F$4:.$F$1010])" office:value-type="currency" office:currency="EUR" office:value="12234.25" calcext:value-type="currency">
            <text:p><text:s/>€12,234.25 </text:p>
          </table:table-cell>
          <table:table-cell table:style-name="ce30"/>
          <table:table-cell table:style-name="ce11" table:formula="of:=IF(([.E11]-[.F11]+[.H11]-[.I11])&gt;0;[.E11]-[.F11]+[.H11]-[.I11];0)" office:value-type="currency" office:currency="EUR" office:value="6497.1" calcext:value-type="currency">
            <text:p><text:s/>€6,497.10 </text:p>
            <draw:frame table:end-cell-address="Kolommenbalans.K11" table:end-x="54.71pt" table:end-y="8.22pt" draw:z-index="7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11]-[.E11]+[.I11]-[.H11])&gt;0;[.F11]-[.E11]+[.I11]-[.H11];0)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11" table:formula="of:=[.K11]" office:value-type="currency" office:currency="EUR" office:value="6497.1" calcext:value-type="currency">
            <text:p><text:s/>€6,497.10 </text:p>
          </table:table-cell>
          <table:table-cell table:style-name="ce11" table:formula="of:=[.L11]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string" calcext:value-type="string">
            <text:p>140a</text:p>
          </table:table-cell>
          <table:table-cell table:style-name="ce7" table:formula="of:=IFERROR(VLOOKUP([.A12];[$Grootboekschema.$A$1:.$B$109];2;0); &quot;&quot;)" office:value-type="string" office:string-value="Debiteuren Morgenster" calcext:value-type="string">
            <text:p>Debiteuren Morgenster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29" office:value-type="currency" office:currency="EUR" office:value="3746.5" calcext:value-type="currency">
            <text:p><text:s/>€3,746.50 </text:p>
          </table:table-cell>
          <table:table-cell table:style-name="ce11"/>
          <table:table-cell table:style-name="ce30"/>
          <table:table-cell table:style-name="ce11" table:formula="of:=SUMIF([$Journaal.$A$4:.$A$1010];[.A12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12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E12]-[.F12]+[.H12]-[.I12])&gt;0;[.E12]-[.F12]+[.H12]-[.I12];0)" office:value-type="currency" office:currency="EUR" office:value="3746.5" calcext:value-type="currency">
            <text:p><text:s/>€3,746.50 </text:p>
            <draw:frame table:end-cell-address="Kolommenbalans.K12" table:end-x="54.71pt" table:end-y="8.22pt" draw:z-index="8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12]-[.E12]+[.I12]-[.H12])&gt;0;[.F12]-[.E12]+[.I12]-[.H12];0)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11" table:formula="of:=[.K12]" office:value-type="currency" office:currency="EUR" office:value="3746.5" calcext:value-type="currency">
            <text:p><text:s/>€3,746.50 </text:p>
          </table:table-cell>
          <table:table-cell table:style-name="ce11" table:formula="of:=[.L12]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string" calcext:value-type="string">
            <text:p>140b</text:p>
          </table:table-cell>
          <table:table-cell table:style-name="ce7" table:formula="of:=IFERROR(VLOOKUP([.A13];[$Grootboekschema.$A$1:.$B$109];2;0); &quot;&quot;)" office:value-type="string" office:string-value="Debiteuren Regenboogkerk" calcext:value-type="string">
            <text:p>Debiteuren Regenboogkerk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29" office:value-type="currency" office:currency="EUR" office:value="2014" calcext:value-type="currency">
            <text:p><text:s/>€2,014.00 </text:p>
          </table:table-cell>
          <table:table-cell table:style-name="ce11"/>
          <table:table-cell table:style-name="ce30"/>
          <table:table-cell table:style-name="ce11" table:formula="of:=SUMIF([$Journaal.$A$4:.$A$1010];[.A13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13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E13]-[.F13]+[.H13]-[.I13])&gt;0;[.E13]-[.F13]+[.H13]-[.I13];0)" office:value-type="currency" office:currency="EUR" office:value="2014" calcext:value-type="currency">
            <text:p><text:s/>€2,014.00 </text:p>
            <draw:frame table:end-cell-address="Kolommenbalans.K13" table:end-x="54.71pt" table:end-y="8.22pt" draw:z-index="9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13]-[.E13]+[.I13]-[.H13])&gt;0;[.F13]-[.E13]+[.I13]-[.H13];0)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11" table:formula="of:=[.K13]" office:value-type="currency" office:currency="EUR" office:value="2014" calcext:value-type="currency">
            <text:p><text:s/>€2,014.00 </text:p>
          </table:table-cell>
          <table:table-cell table:style-name="ce11" table:formula="of:=[.L13]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7" table:formula="of:=IFERROR(VLOOKUP([.A14];[$Grootboekschema.$A$1:.$B$109];2;0); &quot;&quot;)" office:value-type="string" office:string-value="Saldo vorig jaar" calcext:value-type="string">
            <text:p>Saldo vorig jaar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11"/>
          <table:table-cell table:style-name="ce11" office:value-type="currency" office:currency="EUR" office:value="68585.58" calcext:value-type="currency">
            <text:p><text:s/>€68,585.58 </text:p>
          </table:table-cell>
          <table:table-cell table:style-name="ce30"/>
          <table:table-cell table:style-name="ce11" table:formula="of:=SUMIF([$Journaal.$A$4:.$A$1010];[.A14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14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E14]-[.F14]+[.H14]-[.I14])&gt;0;[.E14]-[.F14]+[.H14]-[.I14];0)" office:value-type="currency" office:currency="EUR" office:value="0" calcext:value-type="currency">
            <text:p><text:s/>€- <text:s text:c="2"/></text:p>
            <draw:frame table:end-cell-address="Kolommenbalans.K14" table:end-x="54.71pt" table:end-y="8.22pt" draw:z-index="10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14]-[.E14]+[.I14]-[.H14])&gt;0;[.F14]-[.E14]+[.I14]-[.H14];0)" office:value-type="currency" office:currency="EUR" office:value="68585.58" calcext:value-type="currency">
            <text:p><text:s/>€68,585.58 </text:p>
          </table:table-cell>
          <table:table-cell table:style-name="ce30" table:number-columns-repeated="4"/>
          <table:table-cell table:style-name="ce11" table:formula="of:=[.K14]" office:value-type="currency" office:currency="EUR" office:value="0" calcext:value-type="currency">
            <text:p><text:s/>€- <text:s text:c="2"/></text:p>
          </table:table-cell>
          <table:table-cell table:style-name="ce11" table:formula="of:=[.L14]" office:value-type="currency" office:currency="EUR" office:value="68585.58" calcext:value-type="currency">
            <text:p><text:s/>€68,585.58 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7" table:formula="of:=IFERROR(VLOOKUP([.A15];[$Grootboekschema.$A$1:.$B$109];2;0); &quot;&quot;)" office:value-type="string" office:string-value="Sluitrekening wijkkas" calcext:value-type="string">
            <text:p>Sluitrekening wijkkas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11"/>
          <table:table-cell table:style-name="ce11" office:value-type="currency" office:currency="EUR" office:value="163381.9" calcext:value-type="currency">
            <text:p><text:s/>€163,381.90 </text:p>
          </table:table-cell>
          <table:table-cell table:style-name="ce30"/>
          <table:table-cell table:style-name="ce11" table:formula="of:=SUMIF([$Journaal.$A$4:.$A$1010];[.A15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15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E15]-[.F15]+[.H15]-[.I15])&gt;0;[.E15]-[.F15]+[.H15]-[.I15];0)" office:value-type="currency" office:currency="EUR" office:value="0" calcext:value-type="currency">
            <text:p><text:s/>€- <text:s text:c="2"/></text:p>
            <draw:frame table:end-cell-address="Kolommenbalans.K15" table:end-x="54.71pt" table:end-y="8.22pt" draw:z-index="11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15]-[.E15]+[.I15]-[.H15])&gt;0;[.F15]-[.E15]+[.I15]-[.H15];0)" office:value-type="currency" office:currency="EUR" office:value="163381.9" calcext:value-type="currency">
            <text:p><text:s/>€163,381.90 </text:p>
          </table:table-cell>
          <table:table-cell table:style-name="ce30" table:number-columns-repeated="4"/>
          <table:table-cell table:style-name="ce11" table:formula="of:=[.K15]" office:value-type="currency" office:currency="EUR" office:value="0" calcext:value-type="currency">
            <text:p><text:s/>€- <text:s text:c="2"/></text:p>
          </table:table-cell>
          <table:table-cell table:style-name="ce11" table:formula="of:=[.L15]" office:value-type="currency" office:currency="EUR" office:value="163381.9" calcext:value-type="currency">
            <text:p><text:s/>€163,381.90 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7" table:formula="of:=IFERROR(VLOOKUP([.A16];[$Grootboekschema.$A$1:.$B$109];2;0); &quot;&quot;)" office:value-type="string" office:string-value="Kruisposten" calcext:value-type="string">
            <text:p>Kruisposten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11"/>
          <table:table-cell table:style-name="ce11" office:value-type="currency" office:currency="EUR" office:value="60" calcext:value-type="currency">
            <text:p><text:s/>€60.00 </text:p>
          </table:table-cell>
          <table:table-cell table:style-name="ce30"/>
          <table:table-cell table:style-name="ce11" table:formula="of:=SUMIF([$Journaal.$A$4:.$A$1010];[.A16];[$Journaal.$E$4:.$E$1010])" office:value-type="currency" office:currency="EUR" office:value="80" calcext:value-type="currency">
            <text:p><text:s/>€80.00 </text:p>
          </table:table-cell>
          <table:table-cell table:style-name="ce11" table:formula="of:=SUMIF([$Journaal.$A$4:.$A$1010];[.A16];[$Journaal.$F$4:.$F$1010])" office:value-type="currency" office:currency="EUR" office:value="40" calcext:value-type="currency">
            <text:p><text:s/>€40.00 </text:p>
          </table:table-cell>
          <table:table-cell table:style-name="ce30"/>
          <table:table-cell table:style-name="ce11" table:formula="of:=IF(([.E16]-[.F16]+[.H16]-[.I16])&gt;0;[.E16]-[.F16]+[.H16]-[.I16];0)" office:value-type="currency" office:currency="EUR" office:value="0" calcext:value-type="currency">
            <text:p><text:s/>€- <text:s text:c="2"/></text:p>
            <draw:frame table:end-cell-address="Kolommenbalans.K16" table:end-x="54.71pt" table:end-y="8.22pt" draw:z-index="12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16]-[.E16]+[.I16]-[.H16])&gt;0;[.F16]-[.E16]+[.I16]-[.H16];0)" office:value-type="currency" office:currency="EUR" office:value="20" calcext:value-type="currency">
            <text:p><text:s/>€20.00 </text:p>
          </table:table-cell>
          <table:table-cell table:style-name="ce30" table:number-columns-repeated="4"/>
          <table:table-cell table:style-name="ce11" table:formula="of:=[.K16]" office:value-type="currency" office:currency="EUR" office:value="0" calcext:value-type="currency">
            <text:p><text:s/>€- <text:s text:c="2"/></text:p>
          </table:table-cell>
          <table:table-cell table:style-name="ce11" table:formula="of:=[.L16]" office:value-type="currency" office:currency="EUR" office:value="20" calcext:value-type="currency">
            <text:p><text:s/>€20.00 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7" table:formula="of:=IFERROR(VLOOKUP([.A17];[$Grootboekschema.$A$1:.$B$109];2;0); &quot;&quot;)" office:value-type="string" office:string-value="Vraagposten" calcext:value-type="string">
            <text:p>Vraagposten</text:p>
          </table:table-cell>
          <table:table-cell table:style-name="ce4"/>
          <table:table-cell table:style-name="ce7" office:value-type="string" calcext:value-type="string">
            <text:p>Balans</text:p>
          </table:table-cell>
          <table:table-cell table:style-name="ce11" table:number-columns-repeated="2"/>
          <table:table-cell table:style-name="ce30"/>
          <table:table-cell table:style-name="ce11" table:formula="of:=SUMIF([$Journaal.$A$4:.$A$1010];[.A17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17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E17]-[.F17]+[.H17]-[.I17])&gt;0;[.E17]-[.F17]+[.H17]-[.I17];0)" office:value-type="currency" office:currency="EUR" office:value="0" calcext:value-type="currency">
            <text:p><text:s/>€- <text:s text:c="2"/></text:p>
            <draw:frame table:end-cell-address="Kolommenbalans.K17" table:end-x="54.71pt" table:end-y="8.22pt" draw:z-index="13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11" table:formula="of:=IF(([.F17]-[.E17]+[.I17]-[.H17])&gt;0;[.F17]-[.E17]+[.I17]-[.H17];0)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11" table:formula="of:=[.K17]" office:value-type="currency" office:currency="EUR" office:value="0" calcext:value-type="currency">
            <text:p><text:s/>€- <text:s text:c="2"/></text:p>
          </table:table-cell>
          <table:table-cell table:style-name="ce11" table:formula="of:=[.L17]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/>
          <table:table-cell table:style-name="ce7" table:formula="of:=IFERROR(VLOOKUP([.A18];[$Grootboekschema.$A$1:.$B$109];2;0); &quot;&quot;)">
            <text:p/>
          </table:table-cell>
          <table:table-cell table:style-name="ce4"/>
          <table:table-cell table:style-name="ce7"/>
          <table:table-cell table:style-name="ce30" table:number-columns-repeated="6"/>
          <table:table-cell table:style-name="ce30">
            <draw:frame table:end-cell-address="Kolommenbalans.K18" table:end-x="54.71pt" table:end-y="8.22pt" draw:z-index="14" draw:name="image1.png" draw:style-name="gr1" draw:text-style-name="P1" svg:width="0.71pt" svg:height="0.71pt" svg:x="54pt" svg:y="7.51pt">
              <draw:image xlink:href="Pictures/1000020100000002000000020AD2B0E2DA262E63.png" xlink:type="simple" xlink:show="embed" xlink:actuate="onLoad">
                <text:p/>
              </draw:image>
            </draw:frame>
          </table:table-cell>
          <table:table-cell table:style-name="ce30" table:number-columns-repeated="8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7" table:formula="of:=IFERROR(VLOOKUP([.A19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19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19];[$Journaal.$F$4:.$F$1010])" office:value-type="currency" office:currency="EUR" office:value="2784" calcext:value-type="currency">
            <text:p><text:s/>€2,784.00 </text:p>
          </table:table-cell>
          <table:table-cell table:style-name="ce30"/>
          <table:table-cell table:style-name="ce11" table:formula="of:=IF(([.H19]-[.I19])&gt;0;[.H19]-[.I19];0)" office:value-type="currency" office:currency="EUR" office:value="0" calcext:value-type="currency">
            <text:p><text:s/>€- <text:s text:c="2"/></text:p>
          </table:table-cell>
          <table:table-cell table:style-name="ce11" table:formula="of:=IF(([.I19]-[.H19])&gt;0;[.I19]-[.H19];0)" office:value-type="currency" office:currency="EUR" office:value="2784" calcext:value-type="currency">
            <text:p><text:s/>€2,784.00 </text:p>
          </table:table-cell>
          <table:table-cell table:style-name="ce30"/>
          <table:table-cell table:style-name="ce11" table:formula="of:=[.K19]" office:value-type="currency" office:currency="EUR" office:value="0" calcext:value-type="currency">
            <text:p><text:s/>€- <text:s text:c="2"/></text:p>
          </table:table-cell>
          <table:table-cell table:style-name="ce11" table:formula="of:=[.L19]" office:value-type="currency" office:currency="EUR" office:value="2784" calcext:value-type="currency">
            <text:p><text:s/>€2,784.00 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table:style-name="ce7" table:formula="of:=IFERROR(VLOOKUP([.A20];[$Grootboekschema.$A$1:.$B$109];2;0); &quot;&quot;)" office:value-type="string" office:string-value="Verhuur ruimte pedicure" calcext:value-type="string">
            <text:p>Verhuur ruimte pedicure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20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20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20]-[.I20])&gt;0;[.H20]-[.I20];0)" office:value-type="currency" office:currency="EUR" office:value="0" calcext:value-type="currency">
            <text:p><text:s/>€- <text:s text:c="2"/></text:p>
          </table:table-cell>
          <table:table-cell table:style-name="ce11" table:formula="of:=IF(([.I20]-[.H20])&gt;0;[.I20]-[.H20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20]" office:value-type="currency" office:currency="EUR" office:value="0" calcext:value-type="currency">
            <text:p><text:s/>€- <text:s text:c="2"/></text:p>
          </table:table-cell>
          <table:table-cell table:style-name="ce11" table:formula="of:=[.L20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7" table:formula="of:=IFERROR(VLOOKUP([.A21];[$Grootboekschema.$A$1:.$B$109];2;0); &quot;&quot;)" office:value-type="string" office:string-value="Buffet op rekening" calcext:value-type="string">
            <text:p>Buffet op rekening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21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21];[$Journaal.$F$4:.$F$1010])" office:value-type="currency" office:currency="EUR" office:value="2162" calcext:value-type="currency">
            <text:p><text:s/>€2,162.00 </text:p>
          </table:table-cell>
          <table:table-cell table:style-name="ce30"/>
          <table:table-cell table:style-name="ce11" table:formula="of:=IF(([.H21]-[.I21])&gt;0;[.H21]-[.I21];0)" office:value-type="currency" office:currency="EUR" office:value="0" calcext:value-type="currency">
            <text:p><text:s/>€- <text:s text:c="2"/></text:p>
          </table:table-cell>
          <table:table-cell table:style-name="ce11" table:formula="of:=IF(([.I21]-[.H21])&gt;0;[.I21]-[.H21];0)" office:value-type="currency" office:currency="EUR" office:value="2162" calcext:value-type="currency">
            <text:p><text:s/>€2,162.00 </text:p>
          </table:table-cell>
          <table:table-cell table:style-name="ce30"/>
          <table:table-cell table:style-name="ce11" table:formula="of:=[.K21]" office:value-type="currency" office:currency="EUR" office:value="0" calcext:value-type="currency">
            <text:p><text:s/>€- <text:s text:c="2"/></text:p>
          </table:table-cell>
          <table:table-cell table:style-name="ce11" table:formula="of:=[.L21]" office:value-type="currency" office:currency="EUR" office:value="2162" calcext:value-type="currency">
            <text:p><text:s/>€2,162.00 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table:style-name="ce7" table:formula="of:=IFERROR(VLOOKUP([.A22];[$Grootboekschema.$A$1:.$B$109];2;0); &quot;&quot;)" office:value-type="string" office:string-value="Buffet contant" calcext:value-type="string">
            <text:p>Buffet contant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22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22];[$Journaal.$F$4:.$F$1010])" office:value-type="currency" office:currency="EUR" office:value="131.8" calcext:value-type="currency">
            <text:p><text:s/>€131.80 </text:p>
          </table:table-cell>
          <table:table-cell table:style-name="ce30"/>
          <table:table-cell table:style-name="ce11" table:formula="of:=IF(([.H22]-[.I22])&gt;0;[.H22]-[.I22];0)" office:value-type="currency" office:currency="EUR" office:value="0" calcext:value-type="currency">
            <text:p><text:s/>€- <text:s text:c="2"/></text:p>
          </table:table-cell>
          <table:table-cell table:style-name="ce11" table:formula="of:=IF(([.I22]-[.H22])&gt;0;[.I22]-[.H22];0)" office:value-type="currency" office:currency="EUR" office:value="131.8" calcext:value-type="currency">
            <text:p><text:s/>€131.80 </text:p>
          </table:table-cell>
          <table:table-cell table:style-name="ce30"/>
          <table:table-cell table:style-name="ce11" table:formula="of:=[.K22]" office:value-type="currency" office:currency="EUR" office:value="0" calcext:value-type="currency">
            <text:p><text:s/>€- <text:s text:c="2"/></text:p>
          </table:table-cell>
          <table:table-cell table:style-name="ce11" table:formula="of:=[.L22]" office:value-type="currency" office:currency="EUR" office:value="131.8" calcext:value-type="currency">
            <text:p><text:s/>€131.80 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table:style-name="ce7" table:formula="of:=IFERROR(VLOOKUP([.A23];[$Grootboekschema.$A$1:.$B$109];2;0); &quot;&quot;)" office:value-type="string" office:string-value="Buffet PIN" calcext:value-type="string">
            <text:p>Buffet PIN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23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23];[$Journaal.$F$4:.$F$1010])" office:value-type="currency" office:currency="EUR" office:value="2132.62" calcext:value-type="currency">
            <text:p><text:s/>€2,132.62 </text:p>
          </table:table-cell>
          <table:table-cell table:style-name="ce30"/>
          <table:table-cell table:style-name="ce11" table:formula="of:=IF(([.H23]-[.I23])&gt;0;[.H23]-[.I23];0)" office:value-type="currency" office:currency="EUR" office:value="0" calcext:value-type="currency">
            <text:p><text:s/>€- <text:s text:c="2"/></text:p>
          </table:table-cell>
          <table:table-cell table:style-name="ce11" table:formula="of:=IF(([.I23]-[.H23])&gt;0;[.I23]-[.H23];0)" office:value-type="currency" office:currency="EUR" office:value="2132.62" calcext:value-type="currency">
            <text:p><text:s/>€2,132.62 </text:p>
          </table:table-cell>
          <table:table-cell table:style-name="ce30"/>
          <table:table-cell table:style-name="ce11" table:formula="of:=[.K23]" office:value-type="currency" office:currency="EUR" office:value="0" calcext:value-type="currency">
            <text:p><text:s/>€- <text:s text:c="2"/></text:p>
          </table:table-cell>
          <table:table-cell table:style-name="ce11" table:formula="of:=[.L23]" office:value-type="currency" office:currency="EUR" office:value="2132.62" calcext:value-type="currency">
            <text:p><text:s/>€2,132.62 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table:style-name="ce7" table:formula="of:=IFERROR(VLOOKUP([.A24];[$Grootboekschema.$A$1:.$B$109];2;0); &quot;&quot;)" office:value-type="string" office:string-value="Verhuur apparatuur" calcext:value-type="string">
            <text:p>Verhuur apparatuur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24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24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24]-[.I24])&gt;0;[.H24]-[.I24];0)" office:value-type="currency" office:currency="EUR" office:value="0" calcext:value-type="currency">
            <text:p><text:s/>€- <text:s text:c="2"/></text:p>
          </table:table-cell>
          <table:table-cell table:style-name="ce11" table:formula="of:=IF(([.I24]-[.H24])&gt;0;[.I24]-[.H24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24]" office:value-type="currency" office:currency="EUR" office:value="0" calcext:value-type="currency">
            <text:p><text:s/>€- <text:s text:c="2"/></text:p>
          </table:table-cell>
          <table:table-cell table:style-name="ce11" table:formula="of:=[.L24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table:style-name="ce7" table:formula="of:=IFERROR(VLOOKUP([.A25];[$Grootboekschema.$A$1:.$B$109];2;0); &quot;&quot;)" office:value-type="string" office:string-value="Verhuur muziekinstrumenten" calcext:value-type="string">
            <text:p>Verhuur muziekinstrumenten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25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25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25]-[.I25])&gt;0;[.H25]-[.I25];0)" office:value-type="currency" office:currency="EUR" office:value="0" calcext:value-type="currency">
            <text:p><text:s/>€- <text:s text:c="2"/></text:p>
          </table:table-cell>
          <table:table-cell table:style-name="ce11" table:formula="of:=IF(([.I25]-[.H25])&gt;0;[.I25]-[.H25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25]" office:value-type="currency" office:currency="EUR" office:value="0" calcext:value-type="currency">
            <text:p><text:s/>€- <text:s text:c="2"/></text:p>
          </table:table-cell>
          <table:table-cell table:style-name="ce11" table:formula="of:=[.L25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table:style-name="ce7" table:formula="of:=IFERROR(VLOOKUP([.A26];[$Grootboekschema.$A$1:.$B$109];2;0); &quot;&quot;)" office:value-type="string" office:string-value="Opbrengst bazar" calcext:value-type="string">
            <text:p>Opbrengst bazar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26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26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26]-[.I26])&gt;0;[.H26]-[.I26];0)" office:value-type="currency" office:currency="EUR" office:value="0" calcext:value-type="currency">
            <text:p><text:s/>€- <text:s text:c="2"/></text:p>
          </table:table-cell>
          <table:table-cell table:style-name="ce11" table:formula="of:=IF(([.I26]-[.H26])&gt;0;[.I26]-[.H26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26]" office:value-type="currency" office:currency="EUR" office:value="0" calcext:value-type="currency">
            <text:p><text:s/>€- <text:s text:c="2"/></text:p>
          </table:table-cell>
          <table:table-cell table:style-name="ce11" table:formula="of:=[.L26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table:style-name="ce7" table:formula="of:=IFERROR(VLOOKUP([.A27];[$Grootboekschema.$A$1:.$B$109];2;0); &quot;&quot;)" office:value-type="string" office:string-value="Bankrente" calcext:value-type="string">
            <text:p>Bankrente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27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27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27]-[.I27])&gt;0;[.H27]-[.I27];0)" office:value-type="currency" office:currency="EUR" office:value="0" calcext:value-type="currency">
            <text:p><text:s/>€- <text:s text:c="2"/></text:p>
          </table:table-cell>
          <table:table-cell table:style-name="ce11" table:formula="of:=IF(([.I27]-[.H27])&gt;0;[.I27]-[.H27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27]" office:value-type="currency" office:currency="EUR" office:value="0" calcext:value-type="currency">
            <text:p><text:s/>€- <text:s text:c="2"/></text:p>
          </table:table-cell>
          <table:table-cell table:style-name="ce11" table:formula="of:=[.L27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7" table:formula="of:=IFERROR(VLOOKUP([.A28];[$Grootboekschema.$A$1:.$B$109];2;0); &quot;&quot;)" office:value-type="string" office:string-value="Inkoop buffet" calcext:value-type="string">
            <text:p>Inkoop buffet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28];[$Journaal.$E$4:.$E$1010])" office:value-type="currency" office:currency="EUR" office:value="1425.47" calcext:value-type="currency">
            <text:p><text:s/>€1,425.47 </text:p>
          </table:table-cell>
          <table:table-cell table:style-name="ce11" table:formula="of:=SUMIF([$Journaal.$A$4:.$A$1010];[.A28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28]-[.I28])&gt;0;[.H28]-[.I28];0)" office:value-type="currency" office:currency="EUR" office:value="1425.47" calcext:value-type="currency">
            <text:p><text:s/>€1,425.47 </text:p>
          </table:table-cell>
          <table:table-cell table:style-name="ce11" table:formula="of:=IF(([.I28]-[.H28])&gt;0;[.I28]-[.H28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28]" office:value-type="currency" office:currency="EUR" office:value="1425.47" calcext:value-type="currency">
            <text:p><text:s/>€1,425.47 </text:p>
          </table:table-cell>
          <table:table-cell table:style-name="ce11" table:formula="of:=[.L28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table:style-name="ce7" table:formula="of:=IFERROR(VLOOKUP([.A29];[$Grootboekschema.$A$1:.$B$109];2;0); &quot;&quot;)" office:value-type="string" office:string-value="Afrekening personeelskosten koster" calcext:value-type="string">
            <text:p>Afrekening personeelskosten koster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29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29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29]-[.I29])&gt;0;[.H29]-[.I29];0)" office:value-type="currency" office:currency="EUR" office:value="0" calcext:value-type="currency">
            <text:p><text:s/>€- <text:s text:c="2"/></text:p>
          </table:table-cell>
          <table:table-cell table:style-name="ce11" table:formula="of:=IF(([.I29]-[.H29])&gt;0;[.I29]-[.H29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29]" office:value-type="currency" office:currency="EUR" office:value="0" calcext:value-type="currency">
            <text:p><text:s/>€- <text:s text:c="2"/></text:p>
          </table:table-cell>
          <table:table-cell table:style-name="ce11" table:formula="of:=[.L29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7" table:formula="of:=IFERROR(VLOOKUP([.A30];[$Grootboekschema.$A$1:.$B$109];2;0); &quot;&quot;)" office:value-type="string" office:string-value="Overige kosten buffet" calcext:value-type="string">
            <text:p>Overige kosten buffet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30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30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30]-[.I30])&gt;0;[.H30]-[.I30];0)" office:value-type="currency" office:currency="EUR" office:value="0" calcext:value-type="currency">
            <text:p><text:s/>€- <text:s text:c="2"/></text:p>
          </table:table-cell>
          <table:table-cell table:style-name="ce11" table:formula="of:=IF(([.I30]-[.H30])&gt;0;[.I30]-[.H30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30]" office:value-type="currency" office:currency="EUR" office:value="0" calcext:value-type="currency">
            <text:p><text:s/>€- <text:s text:c="2"/></text:p>
          </table:table-cell>
          <table:table-cell table:style-name="ce11" table:formula="of:=[.L30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7" table:formula="of:=IFERROR(VLOOKUP([.A31];[$Grootboekschema.$A$1:.$B$109];2;0); &quot;&quot;)" office:value-type="string" office:string-value="Schoonmaakbedrijf" calcext:value-type="string">
            <text:p>Schoonmaakbedrijf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31];[$Journaal.$E$4:.$E$1010])" office:value-type="currency" office:currency="EUR" office:value="906.73" calcext:value-type="currency">
            <text:p><text:s/>€906.73 </text:p>
          </table:table-cell>
          <table:table-cell table:style-name="ce11" table:formula="of:=SUMIF([$Journaal.$A$4:.$A$1010];[.A31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31]-[.I31])&gt;0;[.H31]-[.I31];0)" office:value-type="currency" office:currency="EUR" office:value="906.73" calcext:value-type="currency">
            <text:p><text:s/>€906.73 </text:p>
          </table:table-cell>
          <table:table-cell table:style-name="ce11" table:formula="of:=IF(([.I31]-[.H31])&gt;0;[.I31]-[.H31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31]" office:value-type="currency" office:currency="EUR" office:value="906.73" calcext:value-type="currency">
            <text:p><text:s/>€906.73 </text:p>
          </table:table-cell>
          <table:table-cell table:style-name="ce11" table:formula="of:=[.L31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table:style-name="ce7" table:formula="of:=IFERROR(VLOOKUP([.A32];[$Grootboekschema.$A$1:.$B$109];2;0); &quot;&quot;)" office:value-type="string" office:string-value="Onderhoud vleugel/piano" calcext:value-type="string">
            <text:p>Onderhoud vleugel/piano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32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32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32]-[.I32])&gt;0;[.H32]-[.I32];0)" office:value-type="currency" office:currency="EUR" office:value="0" calcext:value-type="currency">
            <text:p><text:s/>€- <text:s text:c="2"/></text:p>
          </table:table-cell>
          <table:table-cell table:style-name="ce11" table:formula="of:=IF(([.I32]-[.H32])&gt;0;[.I32]-[.H32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32]" office:value-type="currency" office:currency="EUR" office:value="0" calcext:value-type="currency">
            <text:p><text:s/>€- <text:s text:c="2"/></text:p>
          </table:table-cell>
          <table:table-cell table:style-name="ce11" table:formula="of:=[.L32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7" table:formula="of:=IFERROR(VLOOKUP([.A33];[$Grootboekschema.$A$1:.$B$109];2;0); &quot;&quot;)" office:value-type="string" office:string-value="Bankkosten" calcext:value-type="string">
            <text:p>Bankkosten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33];[$Journaal.$E$4:.$E$1010])" office:value-type="currency" office:currency="EUR" office:value="50" calcext:value-type="currency">
            <text:p><text:s/>€50.00 </text:p>
          </table:table-cell>
          <table:table-cell table:style-name="ce11" table:formula="of:=SUMIF([$Journaal.$A$4:.$A$1010];[.A33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33]-[.I33])&gt;0;[.H33]-[.I33];0)" office:value-type="currency" office:currency="EUR" office:value="50" calcext:value-type="currency">
            <text:p><text:s/>€50.00 </text:p>
          </table:table-cell>
          <table:table-cell table:style-name="ce11" table:formula="of:=IF(([.I33]-[.H33])&gt;0;[.I33]-[.H33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33]" office:value-type="currency" office:currency="EUR" office:value="50" calcext:value-type="currency">
            <text:p><text:s/>€50.00 </text:p>
          </table:table-cell>
          <table:table-cell table:style-name="ce11" table:formula="of:=[.L33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table:style-name="ce7" table:formula="of:=IFERROR(VLOOKUP([.A34];[$Grootboekschema.$A$1:.$B$109];2;0); &quot;&quot;)" office:value-type="string" office:string-value="Kantoorartikelen" calcext:value-type="string">
            <text:p>Kantoorartikelen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34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34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34]-[.I34])&gt;0;[.H34]-[.I34];0)" office:value-type="currency" office:currency="EUR" office:value="0" calcext:value-type="currency">
            <text:p><text:s/>€- <text:s text:c="2"/></text:p>
          </table:table-cell>
          <table:table-cell table:style-name="ce11" table:formula="of:=IF(([.I34]-[.H34])&gt;0;[.I34]-[.H34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34]" office:value-type="currency" office:currency="EUR" office:value="0" calcext:value-type="currency">
            <text:p><text:s/>€- <text:s text:c="2"/></text:p>
          </table:table-cell>
          <table:table-cell table:style-name="ce11" table:formula="of:=[.L34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table:style-name="ce7" table:formula="of:=IFERROR(VLOOKUP([.A35];[$Grootboekschema.$A$1:.$B$109];2;0); &quot;&quot;)" office:value-type="string" office:string-value="Vergoeding vrijwilligers" calcext:value-type="string">
            <text:p>Vergoeding vrijwilligers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35];[$Journaal.$E$4:.$E$1010])" office:value-type="currency" office:currency="EUR" office:value="150" calcext:value-type="currency">
            <text:p><text:s/>€150.00 </text:p>
          </table:table-cell>
          <table:table-cell table:style-name="ce11" table:formula="of:=SUMIF([$Journaal.$A$4:.$A$1010];[.A35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35]-[.I35])&gt;0;[.H35]-[.I35];0)" office:value-type="currency" office:currency="EUR" office:value="150" calcext:value-type="currency">
            <text:p><text:s/>€150.00 </text:p>
          </table:table-cell>
          <table:table-cell table:style-name="ce11" table:formula="of:=IF(([.I35]-[.H35])&gt;0;[.I35]-[.H35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35]" office:value-type="currency" office:currency="EUR" office:value="150" calcext:value-type="currency">
            <text:p><text:s/>€150.00 </text:p>
          </table:table-cell>
          <table:table-cell table:style-name="ce11" table:formula="of:=[.L35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489" calcext:value-type="float">
            <text:p>489</text:p>
          </table:table-cell>
          <table:table-cell table:style-name="ce7" table:formula="of:=IFERROR(VLOOKUP([.A36];[$Grootboekschema.$A$1:.$B$109];2;0); &quot;&quot;)" office:value-type="string" office:string-value="Overige kosten" calcext:value-type="string">
            <text:p>Overige kosten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36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36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36]-[.I36])&gt;0;[.H36]-[.I36];0)" office:value-type="currency" office:currency="EUR" office:value="0" calcext:value-type="currency">
            <text:p><text:s/>€- <text:s text:c="2"/></text:p>
          </table:table-cell>
          <table:table-cell table:style-name="ce11" table:formula="of:=IF(([.I36]-[.H36])&gt;0;[.I36]-[.H36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36]" office:value-type="currency" office:currency="EUR" office:value="0" calcext:value-type="currency">
            <text:p><text:s/>€- <text:s text:c="2"/></text:p>
          </table:table-cell>
          <table:table-cell table:style-name="ce11" table:formula="of:=[.L36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/>
          <table:table-cell table:style-name="ce7" table:formula="of:=IFERROR(VLOOKUP([.A37];[$Grootboekschema.$A$1:.$B$109];2;0); &quot;&quot;)">
            <text:p/>
          </table:table-cell>
          <table:table-cell table:style-name="ce4"/>
          <table:table-cell table:style-name="ce7"/>
          <table:table-cell table:style-name="ce30" table:number-columns-repeated="15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560" calcext:value-type="float">
            <text:p>560</text:p>
          </table:table-cell>
          <table:table-cell table:style-name="ce7" table:formula="of:=IFERROR(VLOOKUP([.A38];[$Grootboekschema.$A$1:.$B$109];2;0); &quot;&quot;)" office:value-type="string" office:string-value="Schoonhouden" calcext:value-type="string">
            <text:p>Schoonhouden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38];[$Journaal.$E$4:.$E$1010])" office:value-type="currency" office:currency="EUR" office:value="122.85" calcext:value-type="currency">
            <text:p><text:s/>€122.85 </text:p>
          </table:table-cell>
          <table:table-cell table:style-name="ce11" table:formula="of:=SUMIF([$Journaal.$A$4:.$A$1010];[.A38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38]-[.I38])&gt;0;[.H38]-[.I38];0)" office:value-type="currency" office:currency="EUR" office:value="122.85" calcext:value-type="currency">
            <text:p><text:s/>€122.85 </text:p>
          </table:table-cell>
          <table:table-cell table:style-name="ce11" table:formula="of:=IF(([.I38]-[.H38])&gt;0;[.I38]-[.H38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38]" office:value-type="currency" office:currency="EUR" office:value="122.85" calcext:value-type="currency">
            <text:p><text:s/>€122.85 </text:p>
          </table:table-cell>
          <table:table-cell table:style-name="ce11" table:formula="of:=[.L38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561" calcext:value-type="float">
            <text:p>561</text:p>
          </table:table-cell>
          <table:table-cell table:style-name="ce7" table:formula="of:=IFERROR(VLOOKUP([.A39];[$Grootboekschema.$A$1:.$B$109];2;0); &quot;&quot;)" office:value-type="string" office:string-value="Glasbewassing" calcext:value-type="string">
            <text:p>Glasbewassing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39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39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39]-[.I39])&gt;0;[.H39]-[.I39];0)" office:value-type="currency" office:currency="EUR" office:value="0" calcext:value-type="currency">
            <text:p><text:s/>€- <text:s text:c="2"/></text:p>
          </table:table-cell>
          <table:table-cell table:style-name="ce11" table:formula="of:=IF(([.I39]-[.H39])&gt;0;[.I39]-[.H39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39]" office:value-type="currency" office:currency="EUR" office:value="0" calcext:value-type="currency">
            <text:p><text:s/>€- <text:s text:c="2"/></text:p>
          </table:table-cell>
          <table:table-cell table:style-name="ce11" table:formula="of:=[.L39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562" calcext:value-type="float">
            <text:p>562</text:p>
          </table:table-cell>
          <table:table-cell table:style-name="ce7" table:formula="of:=IFERROR(VLOOKUP([.A40];[$Grootboekschema.$A$1:.$B$109];2;0); &quot;&quot;)" office:value-type="string" office:string-value="Vuilafvoer" calcext:value-type="string">
            <text:p>Vuilafvoer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40];[$Journaal.$E$4:.$E$1010])" office:value-type="currency" office:currency="EUR" office:value="229.76" calcext:value-type="currency">
            <text:p><text:s/>€229.76 </text:p>
          </table:table-cell>
          <table:table-cell table:style-name="ce11" table:formula="of:=SUMIF([$Journaal.$A$4:.$A$1010];[.A40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40]-[.I40])&gt;0;[.H40]-[.I40];0)" office:value-type="currency" office:currency="EUR" office:value="229.76" calcext:value-type="currency">
            <text:p><text:s/>€229.76 </text:p>
          </table:table-cell>
          <table:table-cell table:style-name="ce11" table:formula="of:=IF(([.I40]-[.H40])&gt;0;[.I40]-[.H40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40]" office:value-type="currency" office:currency="EUR" office:value="229.76" calcext:value-type="currency">
            <text:p><text:s/>€229.76 </text:p>
          </table:table-cell>
          <table:table-cell table:style-name="ce11" table:formula="of:=[.L40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571" calcext:value-type="float">
            <text:p>571</text:p>
          </table:table-cell>
          <table:table-cell table:style-name="ce7" table:formula="of:=IFERROR(VLOOKUP([.A41];[$Grootboekschema.$A$1:.$B$109];2;0); &quot;&quot;)" office:value-type="string" office:string-value="Reparaties" calcext:value-type="string">
            <text:p>Reparaties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41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41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41]-[.I41])&gt;0;[.H41]-[.I41];0)" office:value-type="currency" office:currency="EUR" office:value="0" calcext:value-type="currency">
            <text:p><text:s/>€- <text:s text:c="2"/></text:p>
          </table:table-cell>
          <table:table-cell table:style-name="ce11" table:formula="of:=IF(([.I41]-[.H41])&gt;0;[.I41]-[.H41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41]" office:value-type="currency" office:currency="EUR" office:value="0" calcext:value-type="currency">
            <text:p><text:s/>€- <text:s text:c="2"/></text:p>
          </table:table-cell>
          <table:table-cell table:style-name="ce11" table:formula="of:=[.L41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574" calcext:value-type="float">
            <text:p>574</text:p>
          </table:table-cell>
          <table:table-cell table:style-name="ce7" table:formula="of:=IFERROR(VLOOKUP([.A42];[$Grootboekschema.$A$1:.$B$109];2;0); &quot;&quot;)" office:value-type="string" office:string-value="Kleine aanschaffingen" calcext:value-type="string">
            <text:p>Kleine aanschaffingen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42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42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42]-[.I42])&gt;0;[.H42]-[.I42];0)" office:value-type="currency" office:currency="EUR" office:value="0" calcext:value-type="currency">
            <text:p><text:s/>€- <text:s text:c="2"/></text:p>
          </table:table-cell>
          <table:table-cell table:style-name="ce11" table:formula="of:=IF(([.I42]-[.H42])&gt;0;[.I42]-[.H42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42]" office:value-type="currency" office:currency="EUR" office:value="0" calcext:value-type="currency">
            <text:p><text:s/>€- <text:s text:c="2"/></text:p>
          </table:table-cell>
          <table:table-cell table:style-name="ce11" table:formula="of:=[.L42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579" calcext:value-type="float">
            <text:p>579</text:p>
          </table:table-cell>
          <table:table-cell table:style-name="ce7" table:formula="of:=IFERROR(VLOOKUP([.A43];[$Grootboekschema.$A$1:.$B$109];2;0); &quot;&quot;)" office:value-type="string" office:string-value="Overige kosten inventaris" calcext:value-type="string">
            <text:p>Overige kosten inventaris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43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43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43]-[.I43])&gt;0;[.H43]-[.I43];0)" office:value-type="currency" office:currency="EUR" office:value="0" calcext:value-type="currency">
            <text:p><text:s/>€- <text:s text:c="2"/></text:p>
          </table:table-cell>
          <table:table-cell table:style-name="ce11" table:formula="of:=IF(([.I43]-[.H43])&gt;0;[.I43]-[.H43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43]" office:value-type="currency" office:currency="EUR" office:value="0" calcext:value-type="currency">
            <text:p><text:s/>€- <text:s text:c="2"/></text:p>
          </table:table-cell>
          <table:table-cell table:style-name="ce11" table:formula="of:=[.L43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589" calcext:value-type="float">
            <text:p>589</text:p>
          </table:table-cell>
          <table:table-cell table:style-name="ce7" table:formula="of:=IFERROR(VLOOKUP([.A44];[$Grootboekschema.$A$1:.$B$109];2;0); &quot;&quot;)" office:value-type="string" office:string-value="Overige kosten tuin" calcext:value-type="string">
            <text:p>Overige kosten tuin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44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44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44]-[.I44])&gt;0;[.H44]-[.I44];0)" office:value-type="currency" office:currency="EUR" office:value="0" calcext:value-type="currency">
            <text:p><text:s/>€- <text:s text:c="2"/></text:p>
          </table:table-cell>
          <table:table-cell table:style-name="ce11" table:formula="of:=IF(([.I44]-[.H44])&gt;0;[.I44]-[.H44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44]" office:value-type="currency" office:currency="EUR" office:value="0" calcext:value-type="currency">
            <text:p><text:s/>€- <text:s text:c="2"/></text:p>
          </table:table-cell>
          <table:table-cell table:style-name="ce11" table:formula="of:=[.L44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7" table:formula="of:=IFERROR(VLOOKUP([.A45];[$Grootboekschema.$A$1:.$B$109];2;0); &quot;&quot;)" office:value-type="string" office:string-value="Kosten parkeervoorziening" calcext:value-type="string">
            <text:p>Kosten parkeervoorziening</text:p>
          </table:table-cell>
          <table:table-cell table:style-name="ce4"/>
          <table:table-cell table:style-name="ce7" office:value-type="string" calcext:value-type="string">
            <text:p>V&amp;W</text:p>
          </table:table-cell>
          <table:table-cell table:style-name="ce30" table:number-columns-repeated="3"/>
          <table:table-cell table:style-name="ce11" table:formula="of:=SUMIF([$Journaal.$A$4:.$A$1010];[.A45];[$Journaal.$E$4:.$E$1010])" office:value-type="currency" office:currency="EUR" office:value="0" calcext:value-type="currency">
            <text:p><text:s/>€- <text:s text:c="2"/></text:p>
          </table:table-cell>
          <table:table-cell table:style-name="ce11" table:formula="of:=SUMIF([$Journaal.$A$4:.$A$1010];[.A45];[$Journaal.$F$4:.$F$1010]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IF(([.H45]-[.I45])&gt;0;[.H45]-[.I45];0)" office:value-type="currency" office:currency="EUR" office:value="0" calcext:value-type="currency">
            <text:p><text:s/>€- <text:s text:c="2"/></text:p>
          </table:table-cell>
          <table:table-cell table:style-name="ce11" table:formula="of:=IF(([.I45]-[.H45])&gt;0;[.I45]-[.H45];0)" office:value-type="currency" office:currency="EUR" office:value="0" calcext:value-type="currency">
            <text:p><text:s/>€- <text:s text:c="2"/></text:p>
          </table:table-cell>
          <table:table-cell table:style-name="ce30"/>
          <table:table-cell table:style-name="ce11" table:formula="of:=[.K45]" office:value-type="currency" office:currency="EUR" office:value="0" calcext:value-type="currency">
            <text:p><text:s/>€- <text:s text:c="2"/></text:p>
          </table:table-cell>
          <table:table-cell table:style-name="ce11" table:formula="of:=[.L45]" office:value-type="currency" office:currency="EUR" office:value="0" calcext:value-type="currency">
            <text:p><text:s/>€- <text:s text:c="2"/></text:p>
          </table:table-cell>
          <table:table-cell table:style-name="ce30" table:number-columns-repeated="4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7"/>
          <table:table-cell table:style-name="ce30" table:number-columns-repeated="15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5"/>
          <table:table-cell table:style-name="ce6" office:value-type="string" calcext:value-type="string">
            <text:p>SUB-TOTAAL</text:p>
          </table:table-cell>
          <table:table-cell table:style-name="ce5"/>
          <table:table-cell table:style-name="ce28"/>
          <table:table-cell table:style-name="ce17" table:formula="of:=SUM([.E4:.E45])" office:value-type="currency" office:currency="EUR" office:value="232027.48" calcext:value-type="currency">
            <text:p><text:s/>€232,027.48 </text:p>
          </table:table-cell>
          <table:table-cell table:style-name="ce17" table:formula="of:=SUM([.F4:.F45])" office:value-type="currency" office:currency="EUR" office:value="232027.48" calcext:value-type="currency">
            <text:p><text:s/>€232,027.48 </text:p>
          </table:table-cell>
          <table:table-cell table:style-name="ce32"/>
          <table:table-cell table:style-name="ce17" table:formula="of:=SUM([.H4:.H45])" office:value-type="currency" office:currency="EUR" office:value="19484.67" calcext:value-type="currency">
            <text:p><text:s/>€19,484.67 </text:p>
          </table:table-cell>
          <table:table-cell table:style-name="ce17" table:formula="of:=SUM([.I4:.I45])" office:value-type="currency" office:currency="EUR" office:value="19484.67" calcext:value-type="currency">
            <text:p><text:s/>€19,484.67 </text:p>
          </table:table-cell>
          <table:table-cell table:style-name="ce32"/>
          <table:table-cell table:style-name="ce17" table:formula="of:=SUM([.K4:.K45])" office:value-type="currency" office:currency="EUR" office:value="239197.9" calcext:value-type="currency">
            <text:p><text:s/>€239,197.90 </text:p>
          </table:table-cell>
          <table:table-cell table:style-name="ce17" table:formula="of:=SUM([.L4:.L45])" office:value-type="currency" office:currency="EUR" office:value="239197.9" calcext:value-type="currency">
            <text:p><text:s/>€239,197.90 </text:p>
          </table:table-cell>
          <table:table-cell table:style-name="ce17"/>
          <table:table-cell table:style-name="ce17" table:formula="of:=SUM([.N4:.N45])" office:value-type="currency" office:currency="EUR" office:value="2884.81" calcext:value-type="currency">
            <text:p><text:s/>€2,884.81 </text:p>
          </table:table-cell>
          <table:table-cell table:style-name="ce17" table:formula="of:=SUM([.O4:.O45])" office:value-type="currency" office:currency="EUR" office:value="7210.42" calcext:value-type="currency">
            <text:p><text:s/>€7,210.42 </text:p>
          </table:table-cell>
          <table:table-cell table:style-name="ce17"/>
          <table:table-cell table:style-name="ce17" table:formula="of:=SUM([.Q4:.Q45])" office:value-type="currency" office:currency="EUR" office:value="236313.09" calcext:value-type="currency">
            <text:p><text:s/>€236,313.09 </text:p>
          </table:table-cell>
          <table:table-cell table:style-name="ce17" table:formula="of:=SUM([.R4:.R45])" office:value-type="currency" office:currency="EUR" office:value="231987.48" calcext:value-type="currency">
            <text:p><text:s/>€231,987.48 </text:p>
          </table:table-cell>
          <table:table-cell table:style-name="ce32"/>
          <table:table-cell table:style-name="ce6" table:number-columns-repeated="7"/>
          <table:table-cell table:number-columns-repeated="998"/>
        </table:table-row>
        <table:table-row table:style-name="ro1">
          <table:table-cell table:style-name="ce7" table:number-columns-repeated="4"/>
          <table:table-cell table:style-name="ce30" table:number-columns-repeated="3"/>
          <table:table-cell table:style-name="ce17" table:number-columns-repeated="2"/>
          <table:table-cell table:style-name="ce30"/>
          <table:table-cell table:style-name="ce17" table:number-columns-repeated="8"/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6" office:value-type="string" calcext:value-type="string">
            <text:p>SALDO WINST</text:p>
          </table:table-cell>
          <table:table-cell table:style-name="ce7" table:number-columns-repeated="2"/>
          <table:table-cell table:style-name="ce30" table:number-columns-repeated="3"/>
          <table:table-cell table:style-name="ce17" table:number-columns-repeated="2"/>
          <table:table-cell table:style-name="ce30"/>
          <table:table-cell table:style-name="ce17" table:number-columns-repeated="3"/>
          <table:table-cell table:style-name="ce17" table:formula="of:=[.O47]-[.N47]" office:value-type="currency" office:currency="EUR" office:value="4325.61" calcext:value-type="currency">
            <text:p><text:s/>€4,325.61 </text:p>
          </table:table-cell>
          <table:table-cell table:style-name="ce17" table:number-columns-repeated="3"/>
          <table:table-cell table:style-name="ce17" table:formula="of:=[.N49]" office:value-type="currency" office:currency="EUR" office:value="4325.61" calcext:value-type="currency">
            <text:p><text:s/>€4,325.61 </text:p>
          </table:table-cell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6"/>
          <table:table-cell table:style-name="ce7" table:number-columns-repeated="2"/>
          <table:table-cell table:style-name="ce30" table:number-columns-repeated="3"/>
          <table:table-cell table:style-name="ce17" table:number-columns-repeated="2"/>
          <table:table-cell table:style-name="ce30"/>
          <table:table-cell table:style-name="ce17" table:number-columns-repeated="8"/>
          <table:table-cell table:style-name="ce30"/>
          <table:table-cell table:style-name="ce7" table:number-columns-repeated="7"/>
          <table:table-cell table:number-columns-repeated="998"/>
        </table:table-row>
        <table:table-row table:style-name="ro1">
          <table:table-cell table:style-name="ce7"/>
          <table:table-cell table:style-name="ce6" office:value-type="string" calcext:value-type="string">
            <text:p>TOTAAL</text:p>
          </table:table-cell>
          <table:table-cell table:style-name="ce7" table:number-columns-repeated="5"/>
          <table:table-cell table:style-name="ce17" table:formula="of:=[.H47]+[.H49]" office:value-type="currency" office:currency="EUR" office:value="19484.67" calcext:value-type="currency">
            <text:p><text:s/>€19,484.67 </text:p>
          </table:table-cell>
          <table:table-cell table:style-name="ce17" table:formula="of:=[.I47]+[.I49]" office:value-type="currency" office:currency="EUR" office:value="19484.67" calcext:value-type="currency">
            <text:p><text:s/>€19,484.67 </text:p>
          </table:table-cell>
          <table:table-cell table:style-name="ce32"/>
          <table:table-cell table:style-name="ce17" table:formula="of:=[.K47]+[.K49]" office:value-type="currency" office:currency="EUR" office:value="239197.9" calcext:value-type="currency">
            <text:p><text:s/>€239,197.90 </text:p>
          </table:table-cell>
          <table:table-cell table:style-name="ce17" table:formula="of:=[.L47]+[.L49]" office:value-type="currency" office:currency="EUR" office:value="239197.9" calcext:value-type="currency">
            <text:p><text:s/>€239,197.90 </text:p>
          </table:table-cell>
          <table:table-cell table:style-name="ce17"/>
          <table:table-cell table:style-name="ce17" table:formula="of:=[.N47]+[.N49]" office:value-type="currency" office:currency="EUR" office:value="7210.42" calcext:value-type="currency">
            <text:p><text:s/>€7,210.42 </text:p>
          </table:table-cell>
          <table:table-cell table:style-name="ce17" table:formula="of:=[.O47]+[.O49]" office:value-type="currency" office:currency="EUR" office:value="7210.42" calcext:value-type="currency">
            <text:p><text:s/>€7,210.42 </text:p>
          </table:table-cell>
          <table:table-cell table:style-name="ce17"/>
          <table:table-cell table:style-name="ce17" table:formula="of:=[.Q47]+[.Q49]" office:value-type="currency" office:currency="EUR" office:value="236313.09" calcext:value-type="currency">
            <text:p><text:s/>€236,313.09 </text:p>
          </table:table-cell>
          <table:table-cell table:style-name="ce17" table:formula="of:=[.R47]+[.R49]" office:value-type="currency" office:currency="EUR" office:value="236313.09" calcext:value-type="currency">
            <text:p><text:s/>€236,313.09 </text:p>
          </table:table-cell>
          <table:table-cell table:style-name="ce7" table:number-columns-repeated="8"/>
          <table:table-cell table:number-columns-repeated="998"/>
        </table:table-row>
        <table:table-row table:style-name="ro1">
          <table:table-cell table:style-name="ce7" table:number-columns-repeated="7"/>
          <table:table-cell table:style-name="ce30"/>
          <table:table-cell table:style-name="ce33" table:formula="of:=[.I51]-[.H51]" office:value-type="currency" office:currency="EUR" office:value="0" calcext:value-type="currency">
            <text:p><text:s/>€- <text:s text:c="2"/></text:p>
          </table:table-cell>
          <table:table-cell table:style-name="ce30" table:number-columns-repeated="2"/>
          <table:table-cell table:style-name="ce33" table:formula="of:=[.L51]-[.K51]" office:value-type="currency" office:currency="EUR" office:value="0" calcext:value-type="currency">
            <text:p><text:s/>€- <text:s text:c="2"/></text:p>
          </table:table-cell>
          <table:table-cell table:style-name="ce30" table:number-columns-repeated="2"/>
          <table:table-cell table:style-name="ce17" table:formula="of:=[.O51]-[.N51]" office:value-type="currency" office:currency="EUR" office:value="0" calcext:value-type="currency">
            <text:p><text:s/>€- <text:s text:c="2"/></text:p>
          </table:table-cell>
          <table:table-cell table:style-name="ce30" table:number-columns-repeated="2"/>
          <table:table-cell table:style-name="ce33" table:formula="of:=[.R51]-[.Q51]" office:value-type="currency" office:currency="EUR" office:value="0" calcext:value-type="currency">
            <text:p><text:s/>€- <text:s text:c="2"/></text:p>
          </table:table-cell>
          <table:table-cell table:style-name="ce7" table:number-columns-repeated="8"/>
          <table:table-cell table:number-columns-repeated="998"/>
        </table:table-row>
        <table:table-row table:style-name="ro1" table:number-rows-repeated="946">
          <table:table-cell table:style-name="ce7" table:number-columns-repeated="26"/>
          <table:table-cell table:number-columns-repeated="998"/>
        </table:table-row>
        <table:table-row table:style-name="ro4" table:number-rows-repeated="10475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al" table:style-name="ta3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8" table:number-columns-repeated="17" table:default-cell-style-name="Default"/>
        <table:table-column table:style-name="co9" table:number-columns-repeated="998" table:default-cell-style-name="Default"/>
        <table:table-row table:style-name="ro5">
          <table:table-cell table:style-name="ce34" office:value-type="string" calcext:value-type="string">
            <text:p>JOURNAAL 2026</text:p>
          </table:table-cell>
          <table:table-cell table:style-name="ce7"/>
          <table:table-cell table:style-name="ce44"/>
          <table:table-cell table:style-name="ce4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4"/>
          <table:table-cell table:style-name="ce7"/>
          <table:table-cell table:style-name="ce44"/>
          <table:table-cell table:style-name="ce4"/>
          <table:table-cell table:style-name="ce7" table:number-columns-repeated="22"/>
          <table:table-cell table:number-columns-repeated="998"/>
        </table:table-row>
        <table:table-row table:style-name="ro3">
          <table:table-cell table:style-name="ce35"/>
          <table:table-cell table:style-name="ce23"/>
          <table:table-cell table:style-name="ce45"/>
          <table:table-cell table:style-name="ce35" table:number-columns-repeated="3"/>
          <table:table-cell table:style-name="ce23" table:number-columns-repeated="3"/>
          <table:table-cell table:style-name="ce12" table:number-columns-repeated="17"/>
          <table:table-cell table:number-columns-repeated="998"/>
        </table:table-row>
        <table:table-row table:style-name="ro3">
          <table:table-cell table:style-name="ce36" office:value-type="float" office:value="140" calcext:value-type="float">
            <text:p>140</text:p>
          </table:table-cell>
          <table:table-cell table:style-name="ce7" table:formula="of:=IFERROR(VLOOKUP([.A4];[$Grootboekschema.$A$1:.$B$109];2;0); &quot;&quot;)" office:value-type="string" office:string-value="Debiteuren" calcext:value-type="string">
            <text:p>Debiteuren</text:p>
          </table:table-cell>
          <table:table-cell table:style-name="ce46" table:number-matrix-columns-spanned="1" table:number-matrix-rows-spanned="36" table:formula="of:=EOMONTH(&quot;1-1-2026&quot;; INT((sequence(36;1)-1)/3))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ARRAYFORMULA(IF(MOD(SEQUENCE(36,1,0), 3) = 0,FLATTEN('Verhuur en Buffet'!C6:E17),&quot;&quot;&quot;&quot;))&quot;);4096)" office:value-type="float" office:value="4096" calcext:value-type="float">
            <text:p>€ 4,096.00</text:p>
          </table:table-cell>
          <table:table-cell table:style-name="ce55" table:formula="of:=IFERROR(__xludf.dummyfunction(&quot;ARRAYFORMULA(IF(MOD(SEQUENCE(36,1,0), 3) &lt;&gt; 0,FLATTEN('Verhuur en Buffet'!C6:E17),&quot;&quot;&quot;&quot;))&quot;);&quot;&quot;)">
            <text:p/>
          </table:table-cell>
          <table:table-cell table:style-name="ce56" table:formula="of:=&quot;V&amp;B &quot; &amp; TEXT([.C4]; &quot;mmmm&quot;)" office:value-type="string" office:string-value="" calcext:value-type="error">
            <text:p>#NAME?</text:p>
          </table:table-cell>
          <table:table-cell table:style-name="ce70" office:value-type="string" calcext:value-type="string">
            <text:p>Het gele deel wordt gevuld vanuit de Verhuur en Buffet sheet</text:p>
          </table:table-cell>
          <table:table-cell table:style-name="ce56" table:number-columns-repeated="18"/>
          <table:table-cell table:number-columns-repeated="998"/>
        </table:table-row>
        <table:table-row table:style-name="ro1">
          <table:table-cell table:style-name="ce36" office:value-type="float" office:value="400" calcext:value-type="float">
            <text:p>400</text:p>
          </table:table-cell>
          <table:table-cell table:style-name="ce7" table:formula="of:=IFERROR(VLOOKUP([.A5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 table:formula="of:=IFERROR(__xludf.dummyfunction(&quot;&quot;&quot;COMPUTED_VALUE&quot;&quot;&quot;);2784)" office:value-type="float" office:value="2784" calcext:value-type="float">
            <text:p>€ 2,784.00</text:p>
          </table:table-cell>
          <table:table-cell table:style-name="ce56" table:formula="of:=&quot;V&amp;B &quot; &amp; TEXT([.C5]; &quot;mmmm&quot;)" office:value-type="string" office:string-value="" calcext:value-type="error">
            <text:p>#NAME?</text:p>
          </table:table-cell>
          <table:table-cell table:style-name="ce56" office:value-type="string" calcext:value-type="string">
            <text:p>Formule op cel C4 gezet</text:p>
          </table:table-cell>
          <table:table-cell table:style-name="ce56" table:number-columns-repeated="18"/>
          <table:table-cell table:number-columns-repeated="998"/>
        </table:table-row>
        <table:table-row table:style-name="ro1">
          <table:table-cell table:style-name="ce36" office:value-type="float" office:value="410" calcext:value-type="float">
            <text:p>410</text:p>
          </table:table-cell>
          <table:table-cell table:style-name="ce7" table:formula="of:=IFERROR(VLOOKUP([.A6];[$Grootboekschema.$A$1:.$B$109];2;0); &quot;&quot;)" office:value-type="string" office:string-value="Buffet op rekening" calcext:value-type="string">
            <text:p>Buffet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 table:formula="of:=IFERROR(__xludf.dummyfunction(&quot;&quot;&quot;COMPUTED_VALUE&quot;&quot;&quot;);1312)" office:value-type="float" office:value="1312" calcext:value-type="float">
            <text:p>€ 1,312.00</text:p>
          </table:table-cell>
          <table:table-cell table:style-name="ce56" table:formula="of:=&quot;V&amp;B &quot; &amp; TEXT([.C6]; &quot;mmmm&quot;)" office:value-type="string" office:string-value="" calcext:value-type="error">
            <text:p>#NAME?</text:p>
          </table:table-cell>
          <table:table-cell table:style-name="ce56" office:value-type="string" calcext:value-type="string">
            <text:p>Hierdoor word alle datums tot december automatisch gevuld</text:p>
          </table:table-cell>
          <table:table-cell table:style-name="ce56" table:number-columns-repeated="18"/>
          <table:table-cell table:number-columns-repeated="998"/>
        </table:table-row>
        <table:table-row table:style-name="ro1">
          <table:table-cell table:style-name="ce36" office:value-type="float" office:value="140" calcext:value-type="float">
            <text:p>140</text:p>
          </table:table-cell>
          <table:table-cell table:style-name="ce7" table:formula="of:=IFERROR(VLOOKUP([.A7];[$Grootboekschema.$A$1:.$B$109];2;0); &quot;&quot;)" office:value-type="string" office:string-value="Debiteuren" calcext:value-type="string">
            <text:p>Debiteuren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6" table:formula="of:=&quot;V&amp;B &quot; &amp; TEXT([.C7]; &quot;mmmm&quot;)" office:value-type="string" office:string-value="" calcext:value-type="error">
            <text:p>#NAME?</text:p>
          </table:table-cell>
          <table:table-cell table:style-name="ce56" office:value-type="string" calcext:value-type="string">
            <text:p><text:span text:style-name="T2">Ook een formule in E4/F4 die het </text:span><text:span text:style-name="T3">hele jaar</text:span><text:span text:style-name="T4"> vult</text:span></text:p>
          </table:table-cell>
          <table:table-cell table:style-name="ce56" table:number-columns-repeated="18"/>
          <table:table-cell table:number-columns-repeated="998"/>
        </table:table-row>
        <table:table-row table:style-name="ro1">
          <table:table-cell table:style-name="ce36" office:value-type="float" office:value="400" calcext:value-type="float">
            <text:p>400</text:p>
          </table:table-cell>
          <table:table-cell table:style-name="ce7" table:formula="of:=IFERROR(VLOOKUP([.A8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8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10" calcext:value-type="float">
            <text:p>410</text:p>
          </table:table-cell>
          <table:table-cell table:style-name="ce7" table:formula="of:=IFERROR(VLOOKUP([.A9];[$Grootboekschema.$A$1:.$B$109];2;0); &quot;&quot;)" office:value-type="string" office:string-value="Buffet op rekening" calcext:value-type="string">
            <text:p>Buffet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9]; &quot;mmmm&quot;)" office:value-type="string" office:string-value="" calcext:value-type="error">
            <text:p>#NAME?</text:p>
          </table:table-cell>
          <table:table-cell table:style-name="ce56" office:value-type="string" calcext:value-type="string">
            <text:p>En de maanden worden nu ook met een formule ingevuld</text:p>
          </table:table-cell>
          <table:table-cell table:style-name="ce56" table:number-columns-repeated="18"/>
          <table:table-cell table:number-columns-repeated="998"/>
        </table:table-row>
        <table:table-row table:style-name="ro1">
          <table:table-cell table:style-name="ce36" office:value-type="float" office:value="140" calcext:value-type="float">
            <text:p>140</text:p>
          </table:table-cell>
          <table:table-cell table:style-name="ce7" table:formula="of:=IFERROR(VLOOKUP([.A10];[$Grootboekschema.$A$1:.$B$109];2;0); &quot;&quot;)" office:value-type="string" office:string-value="Debiteuren" calcext:value-type="string">
            <text:p>Debiteuren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6" table:formula="of:=&quot;V&amp;B &quot; &amp; TEXT([.C10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00" calcext:value-type="float">
            <text:p>400</text:p>
          </table:table-cell>
          <table:table-cell table:style-name="ce7" table:formula="of:=IFERROR(VLOOKUP([.A11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11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10" calcext:value-type="float">
            <text:p>410</text:p>
          </table:table-cell>
          <table:table-cell table:style-name="ce7" table:formula="of:=IFERROR(VLOOKUP([.A12];[$Grootboekschema.$A$1:.$B$109];2;0); &quot;&quot;)" office:value-type="string" office:string-value="Buffet op rekening" calcext:value-type="string">
            <text:p>Buffet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12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140" calcext:value-type="float">
            <text:p>140</text:p>
          </table:table-cell>
          <table:table-cell table:style-name="ce7" table:formula="of:=IFERROR(VLOOKUP([.A13];[$Grootboekschema.$A$1:.$B$109];2;0); &quot;&quot;)" office:value-type="string" office:string-value="Debiteuren" calcext:value-type="string">
            <text:p>Debiteuren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6" table:formula="of:=&quot;V&amp;B &quot; &amp; TEXT([.C13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00" calcext:value-type="float">
            <text:p>400</text:p>
          </table:table-cell>
          <table:table-cell table:style-name="ce7" table:formula="of:=IFERROR(VLOOKUP([.A14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14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10" calcext:value-type="float">
            <text:p>410</text:p>
          </table:table-cell>
          <table:table-cell table:style-name="ce7" table:formula="of:=IFERROR(VLOOKUP([.A15];[$Grootboekschema.$A$1:.$B$109];2;0); &quot;&quot;)" office:value-type="string" office:string-value="Buffet op rekening" calcext:value-type="string">
            <text:p>Buffet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15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140" calcext:value-type="float">
            <text:p>140</text:p>
          </table:table-cell>
          <table:table-cell table:style-name="ce7" table:formula="of:=IFERROR(VLOOKUP([.A16];[$Grootboekschema.$A$1:.$B$109];2;0); &quot;&quot;)" office:value-type="string" office:string-value="Debiteuren" calcext:value-type="string">
            <text:p>Debiteuren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6" table:formula="of:=&quot;V&amp;B &quot; &amp; TEXT([.C16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00" calcext:value-type="float">
            <text:p>400</text:p>
          </table:table-cell>
          <table:table-cell table:style-name="ce7" table:formula="of:=IFERROR(VLOOKUP([.A17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17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10" calcext:value-type="float">
            <text:p>410</text:p>
          </table:table-cell>
          <table:table-cell table:style-name="ce7" table:formula="of:=IFERROR(VLOOKUP([.A18];[$Grootboekschema.$A$1:.$B$109];2;0); &quot;&quot;)" office:value-type="string" office:string-value="Buffet op rekening" calcext:value-type="string">
            <text:p>Buffet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18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140" calcext:value-type="float">
            <text:p>140</text:p>
          </table:table-cell>
          <table:table-cell table:style-name="ce7" table:formula="of:=IFERROR(VLOOKUP([.A19];[$Grootboekschema.$A$1:.$B$109];2;0); &quot;&quot;)" office:value-type="string" office:string-value="Debiteuren" calcext:value-type="string">
            <text:p>Debiteuren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6" table:formula="of:=&quot;V&amp;B &quot; &amp; TEXT([.C19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00" calcext:value-type="float">
            <text:p>400</text:p>
          </table:table-cell>
          <table:table-cell table:style-name="ce7" table:formula="of:=IFERROR(VLOOKUP([.A20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20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10" calcext:value-type="float">
            <text:p>410</text:p>
          </table:table-cell>
          <table:table-cell table:style-name="ce7" table:formula="of:=IFERROR(VLOOKUP([.A21];[$Grootboekschema.$A$1:.$B$109];2;0); &quot;&quot;)" office:value-type="string" office:string-value="Buffet op rekening" calcext:value-type="string">
            <text:p>Buffet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21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140" calcext:value-type="float">
            <text:p>140</text:p>
          </table:table-cell>
          <table:table-cell table:style-name="ce7" table:formula="of:=IFERROR(VLOOKUP([.A22];[$Grootboekschema.$A$1:.$B$109];2;0); &quot;&quot;)" office:value-type="string" office:string-value="Debiteuren" calcext:value-type="string">
            <text:p>Debiteuren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6" table:formula="of:=&quot;V&amp;B &quot; &amp; TEXT([.C22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00" calcext:value-type="float">
            <text:p>400</text:p>
          </table:table-cell>
          <table:table-cell table:style-name="ce7" table:formula="of:=IFERROR(VLOOKUP([.A23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23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10" calcext:value-type="float">
            <text:p>410</text:p>
          </table:table-cell>
          <table:table-cell table:style-name="ce7" table:formula="of:=IFERROR(VLOOKUP([.A24];[$Grootboekschema.$A$1:.$B$109];2;0); &quot;&quot;)" office:value-type="string" office:string-value="Buffet op rekening" calcext:value-type="string">
            <text:p>Buffet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24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140" calcext:value-type="float">
            <text:p>140</text:p>
          </table:table-cell>
          <table:table-cell table:style-name="ce7" table:formula="of:=IFERROR(VLOOKUP([.A25];[$Grootboekschema.$A$1:.$B$109];2;0); &quot;&quot;)" office:value-type="string" office:string-value="Debiteuren" calcext:value-type="string">
            <text:p>Debiteuren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6" table:formula="of:=&quot;V&amp;B &quot; &amp; TEXT([.C25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00" calcext:value-type="float">
            <text:p>400</text:p>
          </table:table-cell>
          <table:table-cell table:style-name="ce7" table:formula="of:=IFERROR(VLOOKUP([.A26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26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10" calcext:value-type="float">
            <text:p>410</text:p>
          </table:table-cell>
          <table:table-cell table:style-name="ce7" table:formula="of:=IFERROR(VLOOKUP([.A27];[$Grootboekschema.$A$1:.$B$109];2;0); &quot;&quot;)" office:value-type="string" office:string-value="Buffet op rekening" calcext:value-type="string">
            <text:p>Buffet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27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140" calcext:value-type="float">
            <text:p>140</text:p>
          </table:table-cell>
          <table:table-cell table:style-name="ce7" table:formula="of:=IFERROR(VLOOKUP([.A28];[$Grootboekschema.$A$1:.$B$109];2;0); &quot;&quot;)" office:value-type="string" office:string-value="Debiteuren" calcext:value-type="string">
            <text:p>Debiteuren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6" table:formula="of:=&quot;V&amp;B &quot; &amp; TEXT([.C28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00" calcext:value-type="float">
            <text:p>400</text:p>
          </table:table-cell>
          <table:table-cell table:style-name="ce7" table:formula="of:=IFERROR(VLOOKUP([.A29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29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10" calcext:value-type="float">
            <text:p>410</text:p>
          </table:table-cell>
          <table:table-cell table:style-name="ce7" table:formula="of:=IFERROR(VLOOKUP([.A30];[$Grootboekschema.$A$1:.$B$109];2;0); &quot;&quot;)" office:value-type="string" office:string-value="Buffet op rekening" calcext:value-type="string">
            <text:p>Buffet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30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140" calcext:value-type="float">
            <text:p>140</text:p>
          </table:table-cell>
          <table:table-cell table:style-name="ce7" table:formula="of:=IFERROR(VLOOKUP([.A31];[$Grootboekschema.$A$1:.$B$109];2;0); &quot;&quot;)" office:value-type="string" office:string-value="Debiteuren" calcext:value-type="string">
            <text:p>Debiteuren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6" table:formula="of:=&quot;V&amp;B &quot; &amp; TEXT([.C31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00" calcext:value-type="float">
            <text:p>400</text:p>
          </table:table-cell>
          <table:table-cell table:style-name="ce7" table:formula="of:=IFERROR(VLOOKUP([.A32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32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10" calcext:value-type="float">
            <text:p>410</text:p>
          </table:table-cell>
          <table:table-cell table:style-name="ce7" table:formula="of:=IFERROR(VLOOKUP([.A33];[$Grootboekschema.$A$1:.$B$109];2;0); &quot;&quot;)" office:value-type="string" office:string-value="Buffet op rekening" calcext:value-type="string">
            <text:p>Buffet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33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140" calcext:value-type="float">
            <text:p>140</text:p>
          </table:table-cell>
          <table:table-cell table:style-name="ce7" table:formula="of:=IFERROR(VLOOKUP([.A34];[$Grootboekschema.$A$1:.$B$109];2;0); &quot;&quot;)" office:value-type="string" office:string-value="Debiteuren" calcext:value-type="string">
            <text:p>Debiteuren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6" table:formula="of:=&quot;V&amp;B &quot; &amp; TEXT([.C34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00" calcext:value-type="float">
            <text:p>400</text:p>
          </table:table-cell>
          <table:table-cell table:style-name="ce7" table:formula="of:=IFERROR(VLOOKUP([.A35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35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10" calcext:value-type="float">
            <text:p>410</text:p>
          </table:table-cell>
          <table:table-cell table:style-name="ce7" table:formula="of:=IFERROR(VLOOKUP([.A36];[$Grootboekschema.$A$1:.$B$109];2;0); &quot;&quot;)" office:value-type="string" office:string-value="Buffet op rekening" calcext:value-type="string">
            <text:p>Buffet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36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140" calcext:value-type="float">
            <text:p>140</text:p>
          </table:table-cell>
          <table:table-cell table:style-name="ce7" table:formula="of:=IFERROR(VLOOKUP([.A37];[$Grootboekschema.$A$1:.$B$109];2;0); &quot;&quot;)" office:value-type="string" office:string-value="Debiteuren" calcext:value-type="string">
            <text:p>Debiteuren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6" table:formula="of:=&quot;V&amp;B &quot; &amp; TEXT([.C37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00" calcext:value-type="float">
            <text:p>400</text:p>
          </table:table-cell>
          <table:table-cell table:style-name="ce7" table:formula="of:=IFERROR(VLOOKUP([.A38];[$Grootboekschema.$A$1:.$B$109];2;0); &quot;&quot;)" office:value-type="string" office:string-value="Verhuur op rekening" calcext:value-type="string">
            <text:p>Verhuur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38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 office:value-type="float" office:value="410" calcext:value-type="float">
            <text:p>410</text:p>
          </table:table-cell>
          <table:table-cell table:style-name="ce7" table:formula="of:=IFERROR(VLOOKUP([.A39];[$Grootboekschema.$A$1:.$B$109];2;0); &quot;&quot;)" office:value-type="string" office:string-value="Buffet op rekening" calcext:value-type="string">
            <text:p>Buffet op rekening</text:p>
          </table:table-cell>
          <table:table-cell table:style-name="ce46" office:value-type="string" office:string-value="" calcext:value-type="error">
            <text:p>#NAME?</text:p>
          </table:table-cell>
          <table:table-cell table:style-name="ce36" office:value-type="string" calcext:value-type="string">
            <text:p>Verhuur en Buffet</text:p>
          </table:table-cell>
          <table:table-cell table:style-name="ce55" table:formula="of:=IFERROR(__xludf.dummyfunction(&quot;&quot;&quot;COMPUTED_VALUE&quot;&quot;&quot;);&quot;&quot;)">
            <text:p/>
          </table:table-cell>
          <table:table-cell table:style-name="ce55"/>
          <table:table-cell table:style-name="ce56" table:formula="of:=&quot;V&amp;B &quot; &amp; TEXT([.C39]; &quot;mmmm&quot;)" office:value-type="string" office:string-value="" calcext:value-type="error">
            <text:p>#NAME?</text:p>
          </table:table-cell>
          <table:table-cell table:style-name="ce56" table:number-columns-repeated="19"/>
          <table:table-cell table:number-columns-repeated="998"/>
        </table:table-row>
        <table:table-row table:style-name="ro1">
          <table:table-cell table:style-name="ce36"/>
          <table:table-cell table:style-name="ce7" table:formula="of:=IFERROR(VLOOKUP([.A40];[$Grootboekschema.$A$1:.$B$109];2;0); &quot;&quot;)">
            <text:p/>
          </table:table-cell>
          <table:table-cell table:style-name="ce47"/>
          <table:table-cell table:style-name="ce36"/>
          <table:table-cell table:style-name="ce56" table:number-columns-repeated="22"/>
          <table:table-cell table:number-columns-repeated="998"/>
        </table:table-row>
        <table:table-row table:style-name="ro3">
          <table:table-cell table:style-name="ce37"/>
          <table:table-cell table:style-name="ce12" table:formula="of:=IFERROR(VLOOKUP([.A41];[$Grootboekschema.$A$1:.$B$109];2;0); &quot;&quot;)">
            <text:p/>
          </table:table-cell>
          <table:table-cell table:style-name="ce48"/>
          <table:table-cell table:style-name="ce37"/>
          <table:table-cell table:style-name="ce57" table:number-columns-repeated="22"/>
          <table:table-cell table:number-columns-repeated="998"/>
        </table:table-row>
        <table:table-row table:style-name="ro3">
          <table:table-cell table:style-name="ce38" office:value-type="float" office:value="121" calcext:value-type="float">
            <text:p>121</text:p>
          </table:table-cell>
          <table:table-cell table:style-name="ce7" table:formula="of:=IFERROR(VLOOKUP([.A42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49" table:number-matrix-columns-spanned="1" table:number-matrix-rows-spanned="48" table:formula="of:=EOMONTH(&quot;1-1-2026&quot;; INT((sequence(48;1)-1)/4))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ARRAYFORMULA(IF(MOD(SEQUENCE(48,1,0), 4) = 0,IF(FLATTEN(Kas!B7:E18) &gt;= 0, FLATTEN(Kas!B7:E18), &quot;&quot;&quot;&quot;),IF(FLATTEN(Kas!B7:E18) &lt; 0, -FLATTEN(Kas!B7:E18), &quot;&quot;&quot;&quot;)))&quot;);131.8)" office:value-type="float" office:value="131.8" calcext:value-type="float">
            <text:p>€ 131.80</text:p>
          </table:table-cell>
          <table:table-cell table:style-name="ce58" table:formula="of:=IFERROR(__xludf.dummyfunction(&quot;ARRAYFORMULA(IF(MOD(SEQUENCE(48,1,0), 4) = 0,IF(FLATTEN(Kas!B7:E18) &lt; 0, -FLATTEN(Kas!B7:E18), &quot;&quot;&quot;&quot;),IF(FLATTEN(Kas!B7:E18) &gt;= 0, FLATTEN(Kas!B7:E18), &quot;&quot;&quot;&quot;)))&quot;);&quot;&quot;)">
            <text:p/>
          </table:table-cell>
          <table:table-cell table:style-name="ce59" table:formula="of:=&quot;Kas &quot; &amp; TEXT([.C42]; &quot;mmmm&quot;)" office:value-type="string" office:string-value="" calcext:value-type="error">
            <text:p>#NAME?</text:p>
          </table:table-cell>
          <table:table-cell table:style-name="ce71" office:value-type="string" calcext:value-type="string">
            <text:p>Het blauwe deel wordt gevuld vanuit de Kas sheet</text:p>
          </table:table-cell>
          <table:table-cell table:style-name="ce59" table:number-columns-repeated="18"/>
          <table:table-cell table:number-columns-repeated="998"/>
        </table:table-row>
        <table:table-row table:style-name="ro1">
          <table:table-cell table:style-name="ce38" office:value-type="float" office:value="411" calcext:value-type="float">
            <text:p>411</text:p>
          </table:table-cell>
          <table:table-cell table:style-name="ce7" table:formula="of:=IFERROR(VLOOKUP([.A43];[$Grootboekschema.$A$1:.$B$109];2;0); &quot;&quot;)" office:value-type="string" office:string-value="Buffet contant" calcext:value-type="string">
            <text:p>Buffet contan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 table:formula="of:=IFERROR(__xludf.dummyfunction(&quot;&quot;&quot;COMPUTED_VALUE&quot;&quot;&quot;);131.8)" office:value-type="float" office:value="131.8" calcext:value-type="float">
            <text:p>€ 131.80</text:p>
          </table:table-cell>
          <table:table-cell table:style-name="ce59" table:formula="of:=&quot;Kas &quot; &amp; TEXT([.C43]; &quot;mmmm&quot;)" office:value-type="string" office:string-value="" calcext:value-type="error">
            <text:p>#NAME?</text:p>
          </table:table-cell>
          <table:table-cell table:style-name="ce59" office:value-type="string" calcext:value-type="string">
            <text:p>Dit deel is verbeterd: één formule in E42/F42</text:p>
          </table:table-cell>
          <table:table-cell table:style-name="ce59" table:number-columns-repeated="18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44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44]; &quot;mmmm&quot;)" office:value-type="string" office:string-value="" calcext:value-type="error">
            <text:p>#NAME?</text:p>
          </table:table-cell>
          <table:table-cell table:style-name="ce59" office:value-type="string" calcext:value-type="string">
            <text:p>- debet/credit automatisch</text:p>
          </table:table-cell>
          <table:table-cell table:style-name="ce59" table:number-columns-repeated="18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45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45]; &quot;mmmm&quot;)" office:value-type="string" office:string-value="" calcext:value-type="error">
            <text:p>#NAME?</text:p>
          </table:table-cell>
          <table:table-cell table:style-name="ce59" office:value-type="string" calcext:value-type="string">
            <text:p>- extra regel voor kruisposten bij elke maand</text:p>
          </table:table-cell>
          <table:table-cell table:style-name="ce59" table:number-columns-repeated="18"/>
          <table:table-cell table:number-columns-repeated="998"/>
        </table:table-row>
        <table:table-row table:style-name="ro1">
          <table:table-cell table:style-name="ce38" office:value-type="float" office:value="121" calcext:value-type="float">
            <text:p>121</text:p>
          </table:table-cell>
          <table:table-cell table:style-name="ce7" table:formula="of:=IFERROR(VLOOKUP([.A46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9" table:formula="of:=&quot;Kas &quot; &amp; TEXT([.C46]; &quot;mmmm&quot;)" office:value-type="string" office:string-value="" calcext:value-type="error">
            <text:p>#NAME?</text:p>
          </table:table-cell>
          <table:table-cell table:style-name="ce59" office:value-type="string" calcext:value-type="string">
            <text:p>Hierdoor is de koppeling helemaal automatisch</text:p>
          </table:table-cell>
          <table:table-cell table:style-name="ce59" table:number-columns-repeated="18"/>
          <table:table-cell table:number-columns-repeated="998"/>
        </table:table-row>
        <table:table-row table:style-name="ro1">
          <table:table-cell table:style-name="ce38" office:value-type="float" office:value="411" calcext:value-type="float">
            <text:p>411</text:p>
          </table:table-cell>
          <table:table-cell table:style-name="ce7" table:formula="of:=IFERROR(VLOOKUP([.A47];[$Grootboekschema.$A$1:.$B$109];2;0); &quot;&quot;)" office:value-type="string" office:string-value="Buffet contant" calcext:value-type="string">
            <text:p>Buffet contan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47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48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48]; &quot;mmmm&quot;)" office:value-type="string" office:string-value="" calcext:value-type="error">
            <text:p>#NAME?</text:p>
          </table:table-cell>
          <table:table-cell table:style-name="ce59" office:value-type="string" calcext:value-type="string">
            <text:p>Formule op cel C42 gezet</text:p>
          </table:table-cell>
          <table:table-cell table:style-name="ce59" table:number-columns-repeated="18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49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49]; &quot;mmmm&quot;)" office:value-type="string" office:string-value="" calcext:value-type="error">
            <text:p>#NAME?</text:p>
          </table:table-cell>
          <table:table-cell table:style-name="ce59" office:value-type="string" calcext:value-type="string">
            <text:p>Hierdoor word alle datums tot december automatisch gevuld</text:p>
          </table:table-cell>
          <table:table-cell table:style-name="ce59" table:number-columns-repeated="18"/>
          <table:table-cell table:number-columns-repeated="998"/>
        </table:table-row>
        <table:table-row table:style-name="ro1">
          <table:table-cell table:style-name="ce38" office:value-type="float" office:value="121" calcext:value-type="float">
            <text:p>121</text:p>
          </table:table-cell>
          <table:table-cell table:style-name="ce7" table:formula="of:=IFERROR(VLOOKUP([.A50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9" table:formula="of:=&quot;Kas &quot; &amp; TEXT([.C50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11" calcext:value-type="float">
            <text:p>411</text:p>
          </table:table-cell>
          <table:table-cell table:style-name="ce7" table:formula="of:=IFERROR(VLOOKUP([.A51];[$Grootboekschema.$A$1:.$B$109];2;0); &quot;&quot;)" office:value-type="string" office:string-value="Buffet contant" calcext:value-type="string">
            <text:p>Buffet contan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51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52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52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53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53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121" calcext:value-type="float">
            <text:p>121</text:p>
          </table:table-cell>
          <table:table-cell table:style-name="ce7" table:formula="of:=IFERROR(VLOOKUP([.A54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9" table:formula="of:=&quot;Kas &quot; &amp; TEXT([.C54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11" calcext:value-type="float">
            <text:p>411</text:p>
          </table:table-cell>
          <table:table-cell table:style-name="ce7" table:formula="of:=IFERROR(VLOOKUP([.A55];[$Grootboekschema.$A$1:.$B$109];2;0); &quot;&quot;)" office:value-type="string" office:string-value="Buffet contant" calcext:value-type="string">
            <text:p>Buffet contan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55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56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56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57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57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121" calcext:value-type="float">
            <text:p>121</text:p>
          </table:table-cell>
          <table:table-cell table:style-name="ce7" table:formula="of:=IFERROR(VLOOKUP([.A58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9" table:formula="of:=&quot;Kas &quot; &amp; TEXT([.C58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11" calcext:value-type="float">
            <text:p>411</text:p>
          </table:table-cell>
          <table:table-cell table:style-name="ce7" table:formula="of:=IFERROR(VLOOKUP([.A59];[$Grootboekschema.$A$1:.$B$109];2;0); &quot;&quot;)" office:value-type="string" office:string-value="Buffet contant" calcext:value-type="string">
            <text:p>Buffet contan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59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60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60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61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61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121" calcext:value-type="float">
            <text:p>121</text:p>
          </table:table-cell>
          <table:table-cell table:style-name="ce7" table:formula="of:=IFERROR(VLOOKUP([.A62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9" table:formula="of:=&quot;Kas &quot; &amp; TEXT([.C62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11" calcext:value-type="float">
            <text:p>411</text:p>
          </table:table-cell>
          <table:table-cell table:style-name="ce7" table:formula="of:=IFERROR(VLOOKUP([.A63];[$Grootboekschema.$A$1:.$B$109];2;0); &quot;&quot;)" office:value-type="string" office:string-value="Buffet contant" calcext:value-type="string">
            <text:p>Buffet contan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63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64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64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65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65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121" calcext:value-type="float">
            <text:p>121</text:p>
          </table:table-cell>
          <table:table-cell table:style-name="ce7" table:formula="of:=IFERROR(VLOOKUP([.A66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9" table:formula="of:=&quot;Kas &quot; &amp; TEXT([.C66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11" calcext:value-type="float">
            <text:p>411</text:p>
          </table:table-cell>
          <table:table-cell table:style-name="ce7" table:formula="of:=IFERROR(VLOOKUP([.A67];[$Grootboekschema.$A$1:.$B$109];2;0); &quot;&quot;)" office:value-type="string" office:string-value="Buffet contant" calcext:value-type="string">
            <text:p>Buffet contan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67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68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68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69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69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121" calcext:value-type="float">
            <text:p>121</text:p>
          </table:table-cell>
          <table:table-cell table:style-name="ce7" table:formula="of:=IFERROR(VLOOKUP([.A70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9" table:formula="of:=&quot;Kas &quot; &amp; TEXT([.C70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11" calcext:value-type="float">
            <text:p>411</text:p>
          </table:table-cell>
          <table:table-cell table:style-name="ce7" table:formula="of:=IFERROR(VLOOKUP([.A71];[$Grootboekschema.$A$1:.$B$109];2;0); &quot;&quot;)" office:value-type="string" office:string-value="Buffet contant" calcext:value-type="string">
            <text:p>Buffet contan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71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72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72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73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73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121" calcext:value-type="float">
            <text:p>121</text:p>
          </table:table-cell>
          <table:table-cell table:style-name="ce7" table:formula="of:=IFERROR(VLOOKUP([.A74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9" table:formula="of:=&quot;Kas &quot; &amp; TEXT([.C74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11" calcext:value-type="float">
            <text:p>411</text:p>
          </table:table-cell>
          <table:table-cell table:style-name="ce7" table:formula="of:=IFERROR(VLOOKUP([.A75];[$Grootboekschema.$A$1:.$B$109];2;0); &quot;&quot;)" office:value-type="string" office:string-value="Buffet contant" calcext:value-type="string">
            <text:p>Buffet contan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75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76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76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77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77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121" calcext:value-type="float">
            <text:p>121</text:p>
          </table:table-cell>
          <table:table-cell table:style-name="ce7" table:formula="of:=IFERROR(VLOOKUP([.A78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9" table:formula="of:=&quot;Kas &quot; &amp; TEXT([.C78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11" calcext:value-type="float">
            <text:p>411</text:p>
          </table:table-cell>
          <table:table-cell table:style-name="ce7" table:formula="of:=IFERROR(VLOOKUP([.A79];[$Grootboekschema.$A$1:.$B$109];2;0); &quot;&quot;)" office:value-type="string" office:string-value="Buffet contant" calcext:value-type="string">
            <text:p>Buffet contan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79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80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80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81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81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121" calcext:value-type="float">
            <text:p>121</text:p>
          </table:table-cell>
          <table:table-cell table:style-name="ce7" table:formula="of:=IFERROR(VLOOKUP([.A82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9" table:formula="of:=&quot;Kas &quot; &amp; TEXT([.C82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11" calcext:value-type="float">
            <text:p>411</text:p>
          </table:table-cell>
          <table:table-cell table:style-name="ce7" table:formula="of:=IFERROR(VLOOKUP([.A83];[$Grootboekschema.$A$1:.$B$109];2;0); &quot;&quot;)" office:value-type="string" office:string-value="Buffet contant" calcext:value-type="string">
            <text:p>Buffet contan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83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84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84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85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85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121" calcext:value-type="float">
            <text:p>121</text:p>
          </table:table-cell>
          <table:table-cell table:style-name="ce7" table:formula="of:=IFERROR(VLOOKUP([.A86];[$Grootboekschema.$A$1:.$B$109];2;0); &quot;&quot;)" office:value-type="string" office:string-value="Kas beheerder/koster" calcext:value-type="string">
            <text:p>Kas beheerder/koster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0)" office:value-type="float" office:value="0" calcext:value-type="float">
            <text:p>€ 0.00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9" table:formula="of:=&quot;Kas &quot; &amp; TEXT([.C86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11" calcext:value-type="float">
            <text:p>411</text:p>
          </table:table-cell>
          <table:table-cell table:style-name="ce7" table:formula="of:=IFERROR(VLOOKUP([.A87];[$Grootboekschema.$A$1:.$B$109];2;0); &quot;&quot;)" office:value-type="string" office:string-value="Buffet contant" calcext:value-type="string">
            <text:p>Buffet contan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87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88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88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 office:value-type="float" office:value="450" calcext:value-type="float">
            <text:p>450</text:p>
          </table:table-cell>
          <table:table-cell table:style-name="ce7" table:formula="of:=IFERROR(VLOOKUP([.A89];[$Grootboekschema.$A$1:.$B$109];2;0); &quot;&quot;)" office:value-type="string" office:string-value="Inkoop buffet" calcext:value-type="string">
            <text:p>Inkoop buffet</text:p>
          </table:table-cell>
          <table:table-cell table:style-name="ce49" office:value-type="string" office:string-value="" calcext:value-type="error">
            <text:p>#NAME?</text:p>
          </table:table-cell>
          <table:table-cell table:style-name="ce38" office:value-type="string" calcext:value-type="string">
            <text:p>Kas</text:p>
          </table:table-cell>
          <table:table-cell table:style-name="ce58" table:formula="of:=IFERROR(__xludf.dummyfunction(&quot;&quot;&quot;COMPUTED_VALUE&quot;&quot;&quot;);&quot;&quot;)">
            <text:p/>
          </table:table-cell>
          <table:table-cell table:style-name="ce58"/>
          <table:table-cell table:style-name="ce59" table:formula="of:=&quot;Kas &quot; &amp; TEXT([.C89]; &quot;mmmm&quot;)" office:value-type="string" office:string-value="" calcext:value-type="error">
            <text:p>#NAME?</text:p>
          </table:table-cell>
          <table:table-cell table:style-name="ce59" table:number-columns-repeated="19"/>
          <table:table-cell table:number-columns-repeated="998"/>
        </table:table-row>
        <table:table-row table:style-name="ro1">
          <table:table-cell table:style-name="ce38"/>
          <table:table-cell table:style-name="ce7" table:formula="of:=IFERROR(VLOOKUP([.A90];[$Grootboekschema.$A$1:.$B$109];2;0); &quot;&quot;)">
            <text:p/>
          </table:table-cell>
          <table:table-cell table:style-name="ce49"/>
          <table:table-cell table:style-name="ce38" office:value-type="string" calcext:value-type="string">
            <text:p>Kas</text:p>
          </table:table-cell>
          <table:table-cell table:style-name="ce59" table:number-columns-repeated="22"/>
          <table:table-cell table:number-columns-repeated="998"/>
        </table:table-row>
        <table:table-row table:style-name="ro3">
          <table:table-cell table:style-name="ce39"/>
          <table:table-cell table:style-name="ce12"/>
          <table:table-cell table:style-name="ce50"/>
          <table:table-cell table:style-name="ce39" office:value-type="string" calcext:value-type="string">
            <text:p>Kas</text:p>
          </table:table-cell>
          <table:table-cell table:style-name="ce60" table:number-columns-repeated="2"/>
          <table:table-cell table:style-name="ce67" table:number-columns-repeated="20"/>
          <table:table-cell table:number-columns-repeated="998"/>
        </table:table-row>
        <table:table-row table:style-name="ro3">
          <table:table-cell table:style-name="ce40"/>
          <table:table-cell table:style-name="ce7" table:formula="of:=IFERROR(VLOOKUP([.A92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3"/>
          <table:table-cell table:style-name="ce72" office:value-type="string" calcext:value-type="string">
            <text:p>Wat doen we hier??</text:p>
          </table:table-cell>
          <table:table-cell table:style-name="ce61" table:number-columns-repeated="18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93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94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95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96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97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98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99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100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101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102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103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104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105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106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107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108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40"/>
          <table:table-cell table:style-name="ce7" table:formula="of:=IFERROR(VLOOKUP([.A109];[$Grootboekschema.$A$1:.$B$109];2;0); &quot;&quot;)">
            <text:p/>
          </table:table-cell>
          <table:table-cell table:style-name="ce51"/>
          <table:table-cell table:style-name="ce40" office:value-type="string" calcext:value-type="string">
            <text:p>Memoriaal</text:p>
          </table:table-cell>
          <table:table-cell table:style-name="ce61" table:number-columns-repeated="22"/>
          <table:table-cell table:number-columns-repeated="998"/>
        </table:table-row>
        <table:table-row table:style-name="ro3">
          <table:table-cell table:style-name="ce41"/>
          <table:table-cell table:style-name="ce12" table:formula="of:=IFERROR(VLOOKUP([.A110];[$Grootboekschema.$A$1:.$B$109];2;0); &quot;&quot;)">
            <text:p/>
          </table:table-cell>
          <table:table-cell table:style-name="ce52"/>
          <table:table-cell table:style-name="ce41" office:value-type="string" calcext:value-type="string">
            <text:p>Memoriaal</text:p>
          </table:table-cell>
          <table:table-cell table:style-name="ce62" table:number-columns-repeated="22"/>
          <table:table-cell table:number-columns-repeated="998"/>
        </table:table-row>
        <table:table-row table:style-name="ro3">
          <table:table-cell table:style-name="ce42" office:value-type="float" office:value="480" calcext:value-type="float">
            <text:p>480</text:p>
          </table:table-cell>
          <table:table-cell table:style-name="ce7" table:formula="of:=IFERROR(VLOOKUP([.A111];[$Grootboekschema.$A$1:.$B$109];2;0); &quot;&quot;)" office:value-type="string" office:string-value="Bankkosten" calcext:value-type="string">
            <text:p>Bankkosten</text:p>
          </table:table-cell>
          <table:table-cell table:style-name="ce53" table:formula="of:=[$SKG.D5]" office:value-type="date" office:date-value="2026-01-01" calcext:value-type="date">
            <text:p>1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]&lt;0;-[$SKG.E5];&quot; &quot;)" office:value-type="float" office:value="50" calcext:value-type="float">
            <text:p><text:s/>50.00 </text:p>
          </table:table-cell>
          <table:table-cell table:style-name="ce63" table:formula="of:=IF([$SKG.E5]&gt;=0;[$SKG.E5];&quot; &quot;)" office:value-type="string" office:string-value=" " calcext:value-type="string">
            <text:p><text:s text:c="3"/></text:p>
          </table:table-cell>
          <table:table-cell table:style-name="ce68" table:formula="of:=[$SKG.K5]" office:value-type="string" office:string-value="Vaste kosten voor 2026 - Rekening-courant" calcext:value-type="string">
            <text:p>Vaste kosten voor 2026 - Rekening-courant</text:p>
          </table:table-cell>
          <table:table-cell table:style-name="ce68" table:formula="of:=[$SKG.B5]" office:value-type="float" office:value="1" calcext:value-type="float">
            <text:p>1</text:p>
          </table:table-cell>
          <table:table-cell table:style-name="ce68" table:formula="of:=[$SKG.H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12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6]" office:value-type="date" office:date-value="2026-01-02" calcext:value-type="date">
            <text:p>2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]&lt;0;-[$SKG.E6];&quot; &quot;)" office:value-type="string" office:string-value=" " calcext:value-type="string">
            <text:p><text:s text:c="3"/></text:p>
          </table:table-cell>
          <table:table-cell table:style-name="ce63" table:formula="of:=IF([$SKG.E6]&gt;=0;[$SKG.E6];&quot; &quot;)" office:value-type="float" office:value="377" calcext:value-type="float">
            <text:p><text:s/>377.00 </text:p>
          </table:table-cell>
          <table:table-cell table:style-name="ce68" table:formula="of:=[$SKG.K6]" office:value-type="string" office:string-value="807150/20189633  202512-265 202512-265 202512-265 - 1215 JV Hilversum 807150P20189633.3640.6219062" calcext:value-type="string">
            <text:p>807150/20189633 <text:s/>202512-265 202512-265 202512-265 - 1215 JV Hilversum 807150P20189633.3640.6219062</text:p>
          </table:table-cell>
          <table:table-cell table:style-name="ce68" table:formula="of:=[$SKG.B6]" office:value-type="float" office:value="1" calcext:value-type="float">
            <text:p>1</text:p>
          </table:table-cell>
          <table:table-cell table:style-name="ce68" table:formula="of:=[$SKG.H6]" office:value-type="string" office:string-value="Stichting HilverZorg" calcext:value-type="string">
            <text:p>Stichting HilverZorg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13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7]" office:value-type="date" office:date-value="2026-01-02" calcext:value-type="date">
            <text:p>2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]&lt;0;-[$SKG.E7];&quot; &quot;)" office:value-type="string" office:string-value=" " calcext:value-type="string">
            <text:p><text:s text:c="3"/></text:p>
          </table:table-cell>
          <table:table-cell table:style-name="ce63" table:formula="of:=IF([$SKG.E7]&gt;=0;[$SKG.E7];&quot; &quot;)" office:value-type="float" office:value="820.5" calcext:value-type="float">
            <text:p><text:s/>820.50 </text:p>
          </table:table-cell>
          <table:table-cell table:style-name="ce68" table:formula="of:=[$SKG.K7]" office:value-type="string" office:string-value="807150/20189634  202512-264 202512-264 202512-264 - 1215 JV Hilversum 807150P20189634.3640.6219065" calcext:value-type="string">
            <text:p>807150/20189634 <text:s/>202512-264 202512-264 202512-264 - 1215 JV Hilversum 807150P20189634.3640.6219065</text:p>
          </table:table-cell>
          <table:table-cell table:style-name="ce68" table:formula="of:=[$SKG.B7]" office:value-type="float" office:value="1" calcext:value-type="float">
            <text:p>1</text:p>
          </table:table-cell>
          <table:table-cell table:style-name="ce68" table:formula="of:=[$SKG.H7]" office:value-type="string" office:string-value="Stichting HilverZorg" calcext:value-type="string">
            <text:p>Stichting HilverZorg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14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8]" office:value-type="date" office:date-value="2026-01-02" calcext:value-type="date">
            <text:p>2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]&lt;0;-[$SKG.E8];&quot; &quot;)" office:value-type="string" office:string-value=" " calcext:value-type="string">
            <text:p><text:s text:c="3"/></text:p>
          </table:table-cell>
          <table:table-cell table:style-name="ce63" table:formula="of:=IF([$SKG.E8]&gt;=0;[$SKG.E8];&quot; &quot;)" office:value-type="float" office:value="931.5" calcext:value-type="float">
            <text:p><text:s/>931.50 </text:p>
          </table:table-cell>
          <table:table-cell table:style-name="ce68" table:formula="of:=[$SKG.K8]" office:value-type="string" office:string-value="807150/20190109  202512-266 202512-266 202512-266 - 1215 JV Hilversum 807150P20190109.3640.6228348" calcext:value-type="string">
            <text:p>807150/20190109 <text:s/>202512-266 202512-266 202512-266 - 1215 JV Hilversum 807150P20190109.3640.6228348</text:p>
          </table:table-cell>
          <table:table-cell table:style-name="ce68" table:formula="of:=[$SKG.B8]" office:value-type="float" office:value="1" calcext:value-type="float">
            <text:p>1</text:p>
          </table:table-cell>
          <table:table-cell table:style-name="ce68" table:formula="of:=[$SKG.H8]" office:value-type="string" office:string-value="Stichting HilverZorg" calcext:value-type="string">
            <text:p>Stichting HilverZorg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15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9]" office:value-type="date" office:date-value="2026-01-04" calcext:value-type="date">
            <text:p>4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]&lt;0;-[$SKG.E9];&quot; &quot;)" office:value-type="string" office:string-value=" " calcext:value-type="string">
            <text:p><text:s text:c="3"/></text:p>
          </table:table-cell>
          <table:table-cell table:style-name="ce63" table:formula="of:=IF([$SKG.E9]&gt;=0;[$SKG.E9];&quot; &quot;)" office:value-type="float" office:value="270" calcext:value-type="float">
            <text:p><text:s/>270.00 </text:p>
          </table:table-cell>
          <table:table-cell table:style-name="ce68" table:formula="of:=[$SKG.K9]" office:value-type="string" office:string-value="Factnr. 202601-001 OO9B005399635715" calcext:value-type="string">
            <text:p>Factnr. 202601-001 OO9B005399635715</text:p>
          </table:table-cell>
          <table:table-cell table:style-name="ce68" table:formula="of:=[$SKG.B9]" office:value-type="float" office:value="1" calcext:value-type="float">
            <text:p>1</text:p>
          </table:table-cell>
          <table:table-cell table:style-name="ce68" table:formula="of:=[$SKG.H9]" office:value-type="string" office:string-value="De Gitaarleraar" calcext:value-type="string">
            <text:p>De Gitaarleraar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16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10]" office:value-type="date" office:date-value="2026-01-05" calcext:value-type="date">
            <text:p>5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0]&lt;0;-[$SKG.E10];&quot; &quot;)" office:value-type="string" office:string-value=" " calcext:value-type="string">
            <text:p><text:s text:c="3"/></text:p>
          </table:table-cell>
          <table:table-cell table:style-name="ce63" table:formula="of:=IF([$SKG.E10]&gt;=0;[$SKG.E10];&quot; &quot;)" office:value-type="float" office:value="163" calcext:value-type="float">
            <text:p><text:s/>163.00 </text:p>
          </table:table-cell>
          <table:table-cell table:style-name="ce68" table:formula="of:=[$SKG.K10]" office:value-type="string" office:string-value="Factuur:202512-278 0000100013520001347000134343" calcext:value-type="string">
            <text:p>Factuur:202512-278 0000100013520001347000134343</text:p>
          </table:table-cell>
          <table:table-cell table:style-name="ce68" table:formula="of:=[$SKG.B10]" office:value-type="float" office:value="1" calcext:value-type="float">
            <text:p>1</text:p>
          </table:table-cell>
          <table:table-cell table:style-name="ce68" table:formula="of:=[$SKG.H10]" office:value-type="string" office:string-value="St. Inovum" calcext:value-type="string">
            <text:p>St. Inovum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50" calcext:value-type="float">
            <text:p>450</text:p>
          </table:table-cell>
          <table:table-cell table:style-name="ce7" table:formula="of:=IFERROR(VLOOKUP([.A117];[$Grootboekschema.$A$1:.$B$109];2;0); &quot;&quot;)" office:value-type="string" office:string-value="Inkoop buffet" calcext:value-type="string">
            <text:p>Inkoop buffet</text:p>
          </table:table-cell>
          <table:table-cell table:style-name="ce53" table:formula="of:=[$SKG.D11]" office:value-type="date" office:date-value="2026-01-06" calcext:value-type="date">
            <text:p>6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1]&lt;0;-[$SKG.E11];&quot; &quot;)" office:value-type="float" office:value="66.14" calcext:value-type="float">
            <text:p><text:s/>66.14 </text:p>
          </table:table-cell>
          <table:table-cell table:style-name="ce63" table:formula="of:=IF([$SKG.E11]&gt;=0;[$SKG.E11];&quot; &quot;)" office:value-type="string" office:string-value=" " calcext:value-type="string">
            <text:p><text:s text:c="3"/></text:p>
          </table:table-cell>
          <table:table-cell table:style-name="ce68" table:formula="of:=[$SKG.K11]" office:value-type="string" office:string-value="SFG / D.D.: 31/12/25 FKT.N 2504760148001 IN04472.XML020126/005/100506020" calcext:value-type="string">
            <text:p>SFG / D.D.: 31/12/25 FKT.N 2504760148001 IN04472.XML020126/005/100506020</text:p>
          </table:table-cell>
          <table:table-cell table:style-name="ce68" table:formula="of:=[$SKG.B11]" office:value-type="float" office:value="1" calcext:value-type="float">
            <text:p>1</text:p>
          </table:table-cell>
          <table:table-cell table:style-name="ce68" table:formula="of:=[$SKG.H11]" office:value-type="string" office:string-value="Sligro Food Group Nederland B.V." calcext:value-type="string">
            <text:p>Sligro Food Group Nederland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18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12]" office:value-type="date" office:date-value="2026-01-06" calcext:value-type="date">
            <text:p>6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2]&lt;0;-[$SKG.E12];&quot; &quot;)" office:value-type="string" office:string-value=" " calcext:value-type="string">
            <text:p><text:s text:c="3"/></text:p>
          </table:table-cell>
          <table:table-cell table:style-name="ce63" table:formula="of:=IF([$SKG.E12]&gt;=0;[$SKG.E12];&quot; &quot;)" office:value-type="float" office:value="23.28" calcext:value-type="float">
            <text:p><text:s/>23.28 </text:p>
          </table:table-cell>
          <table:table-cell table:style-name="ce68" table:formula="of:=[$SKG.K12]" office:value-type="string" office:string-value="Protestantse gemee 255519771" calcext:value-type="string">
            <text:p>Protestantse gemee 255519771</text:p>
          </table:table-cell>
          <table:table-cell table:style-name="ce68" table:formula="of:=[$SKG.B12]" office:value-type="float" office:value="1" calcext:value-type="float">
            <text:p>1</text:p>
          </table:table-cell>
          <table:table-cell table:style-name="ce68" table:formula="of:=[$SKG.H12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19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13]" office:value-type="date" office:date-value="2026-01-06" calcext:value-type="date">
            <text:p>6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3]&lt;0;-[$SKG.E13];&quot; &quot;)" office:value-type="string" office:string-value=" " calcext:value-type="string">
            <text:p><text:s text:c="3"/></text:p>
          </table:table-cell>
          <table:table-cell table:style-name="ce63" table:formula="of:=IF([$SKG.E13]&gt;=0;[$SKG.E13];&quot; &quot;)" office:value-type="float" office:value="60.75" calcext:value-type="float">
            <text:p><text:s/>60.75 </text:p>
          </table:table-cell>
          <table:table-cell table:style-name="ce68" table:formula="of:=[$SKG.K13]" office:value-type="string" office:string-value="202601-013" calcext:value-type="string">
            <text:p>202601-013</text:p>
          </table:table-cell>
          <table:table-cell table:style-name="ce68" table:formula="of:=[$SKG.B13]" office:value-type="float" office:value="1" calcext:value-type="float">
            <text:p>1</text:p>
          </table:table-cell>
          <table:table-cell table:style-name="ce68" table:formula="of:=[$SKG.H13]" office:value-type="string" office:string-value="Hr JE van den Berg,Mw Y Kiers" calcext:value-type="string">
            <text:p>Hr JE van den Berg,Mw Y Kiers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20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14]" office:value-type="date" office:date-value="2026-01-06" calcext:value-type="date">
            <text:p>6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4]&lt;0;-[$SKG.E14];&quot; &quot;)" office:value-type="string" office:string-value=" " calcext:value-type="string">
            <text:p><text:s text:c="3"/></text:p>
          </table:table-cell>
          <table:table-cell table:style-name="ce63" table:formula="of:=IF([$SKG.E14]&gt;=0;[$SKG.E14];&quot; &quot;)" office:value-type="float" office:value="87.5" calcext:value-type="float">
            <text:p><text:s/>87.50 </text:p>
          </table:table-cell>
          <table:table-cell table:style-name="ce68" table:formula="of:=[$SKG.K14]" office:value-type="string" office:string-value="factr Inspiration 202602-020" calcext:value-type="string">
            <text:p>factr Inspiration 202602-020</text:p>
          </table:table-cell>
          <table:table-cell table:style-name="ce68" table:formula="of:=[$SKG.B14]" office:value-type="float" office:value="1" calcext:value-type="float">
            <text:p>1</text:p>
          </table:table-cell>
          <table:table-cell table:style-name="ce68" table:formula="of:=[$SKG.H14]" office:value-type="string" office:string-value="G VAN LINDENBERG" calcext:value-type="string">
            <text:p>G VAN LINDENBERG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21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15]" office:value-type="date" office:date-value="2026-01-06" calcext:value-type="date">
            <text:p>6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5]&lt;0;-[$SKG.E15];&quot; &quot;)" office:value-type="string" office:string-value=" " calcext:value-type="string">
            <text:p><text:s text:c="3"/></text:p>
          </table:table-cell>
          <table:table-cell table:style-name="ce63" table:formula="of:=IF([$SKG.E15]&gt;=0;[$SKG.E15];&quot; &quot;)" office:value-type="float" office:value="174.5" calcext:value-type="float">
            <text:p><text:s/>174.50 </text:p>
          </table:table-cell>
          <table:table-cell table:style-name="ce68" table:formula="of:=[$SKG.K15]" office:value-type="string" office:string-value="factuur 202601-017 OO9B005404842381" calcext:value-type="string">
            <text:p>factuur 202601-017 OO9B005404842381</text:p>
          </table:table-cell>
          <table:table-cell table:style-name="ce68" table:formula="of:=[$SKG.B15]" office:value-type="float" office:value="1" calcext:value-type="float">
            <text:p>1</text:p>
          </table:table-cell>
          <table:table-cell table:style-name="ce68" table:formula="of:=[$SKG.H15]" office:value-type="string" office:string-value="Stichting Alzheimer Nederland" calcext:value-type="string">
            <text:p>Stichting Alzheimer Nederland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22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16]" office:value-type="date" office:date-value="2026-01-06" calcext:value-type="date">
            <text:p>6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6]&lt;0;-[$SKG.E16];&quot; &quot;)" office:value-type="string" office:string-value=" " calcext:value-type="string">
            <text:p><text:s text:c="3"/></text:p>
          </table:table-cell>
          <table:table-cell table:style-name="ce63" table:formula="of:=IF([$SKG.E16]&gt;=0;[$SKG.E16];&quot; &quot;)" office:value-type="float" office:value="412.5" calcext:value-type="float">
            <text:p><text:s/>412.50 </text:p>
          </table:table-cell>
          <table:table-cell table:style-name="ce68" table:formula="of:=[$SKG.K16]" office:value-type="string" office:string-value="202601-028 Gebruik Bethlehemkerk" calcext:value-type="string">
            <text:p>202601-028 Gebruik Bethlehemkerk</text:p>
          </table:table-cell>
          <table:table-cell table:style-name="ce68" table:formula="of:=[$SKG.B16]" office:value-type="float" office:value="1" calcext:value-type="float">
            <text:p>1</text:p>
          </table:table-cell>
          <table:table-cell table:style-name="ce68" table:formula="of:=[$SKG.H16]" office:value-type="string" office:string-value="POLITIE MUZIEKGEZELSCHAPEXCELSIOR" calcext:value-type="string">
            <text:p>POLITIE MUZIEKGEZELSCHAPEXCELSIOR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23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17]" office:value-type="date" office:date-value="2026-01-06" calcext:value-type="date">
            <text:p>6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7]&lt;0;-[$SKG.E17];&quot; &quot;)" office:value-type="string" office:string-value=" " calcext:value-type="string">
            <text:p><text:s text:c="3"/></text:p>
          </table:table-cell>
          <table:table-cell table:style-name="ce63" table:formula="of:=IF([$SKG.E17]&gt;=0;[$SKG.E17];&quot; &quot;)" office:value-type="float" office:value="487.5" calcext:value-type="float">
            <text:p><text:s/>487.50 </text:p>
          </table:table-cell>
          <table:table-cell table:style-name="ce68" table:formula="of:=[$SKG.K17]" office:value-type="float" office:value="202601" calcext:value-type="float">
            <text:p>202601</text:p>
          </table:table-cell>
          <table:table-cell table:style-name="ce68" table:formula="of:=[$SKG.B17]" office:value-type="float" office:value="1" calcext:value-type="float">
            <text:p>1</text:p>
          </table:table-cell>
          <table:table-cell table:style-name="ce68" table:formula="of:=[$SKG.H17]" office:value-type="string" office:string-value="De Kontekst Gooise Meren B.V." calcext:value-type="string">
            <text:p>De Kontekst Gooise Meren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24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18]" office:value-type="date" office:date-value="2026-01-07" calcext:value-type="date">
            <text:p>7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8]&lt;0;-[$SKG.E18];&quot; &quot;)" office:value-type="string" office:string-value=" " calcext:value-type="string">
            <text:p><text:s text:c="3"/></text:p>
          </table:table-cell>
          <table:table-cell table:style-name="ce63" table:formula="of:=IF([$SKG.E18]&gt;=0;[$SKG.E18];&quot; &quot;)" office:value-type="float" office:value="93" calcext:value-type="float">
            <text:p><text:s/>93.00 </text:p>
          </table:table-cell>
          <table:table-cell table:style-name="ce68" table:formula="of:=[$SKG.K18]" office:value-type="string" office:string-value="Factuur 202601-006" calcext:value-type="string">
            <text:p>Factuur 202601-006</text:p>
          </table:table-cell>
          <table:table-cell table:style-name="ce68" table:formula="of:=[$SKG.B18]" office:value-type="float" office:value="1" calcext:value-type="float">
            <text:p>1</text:p>
          </table:table-cell>
          <table:table-cell table:style-name="ce68" table:formula="of:=[$SKG.H18]" office:value-type="string" office:string-value="HENGELSPORTVER HILVERSUM" calcext:value-type="string">
            <text:p>HENGELSPORTVER HILVERSUM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50" calcext:value-type="float">
            <text:p>450</text:p>
          </table:table-cell>
          <table:table-cell table:style-name="ce7" table:formula="of:=IFERROR(VLOOKUP([.A125];[$Grootboekschema.$A$1:.$B$109];2;0); &quot;&quot;)" office:value-type="string" office:string-value="Inkoop buffet" calcext:value-type="string">
            <text:p>Inkoop buffet</text:p>
          </table:table-cell>
          <table:table-cell table:style-name="ce53" table:formula="of:=[$SKG.D19]" office:value-type="date" office:date-value="2026-01-08" calcext:value-type="date">
            <text:p>8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9]&lt;0;-[$SKG.E19];&quot; &quot;)" office:value-type="float" office:value="23.07" calcext:value-type="float">
            <text:p><text:s/>23.07 </text:p>
          </table:table-cell>
          <table:table-cell table:style-name="ce63" table:formula="of:=IF([$SKG.E19]&gt;=0;[$SKG.E19];&quot; &quot;)" office:value-type="string" office:string-value=" " calcext:value-type="string">
            <text:p><text:s text:c="3"/></text:p>
          </table:table-cell>
          <table:table-cell table:style-name="ce68" table:formula="of:=[$SKG.K19]" office:value-type="string" office:string-value="SFG / D.D.: 05/01/26 FKT.N 2604760000922 IN04474.XML060126/005/100506020" calcext:value-type="string">
            <text:p>SFG / D.D.: 05/01/26 FKT.N 2604760000922 IN04474.XML060126/005/100506020</text:p>
          </table:table-cell>
          <table:table-cell table:style-name="ce68" table:formula="of:=[$SKG.B19]" office:value-type="float" office:value="1" calcext:value-type="float">
            <text:p>1</text:p>
          </table:table-cell>
          <table:table-cell table:style-name="ce68" table:formula="of:=[$SKG.H19]" office:value-type="string" office:string-value="Sligro Food Group Nederland B.V." calcext:value-type="string">
            <text:p>Sligro Food Group Nederland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99" calcext:value-type="float">
            <text:p>199</text:p>
          </table:table-cell>
          <table:table-cell table:style-name="ce7" table:formula="of:=IFERROR(VLOOKUP([.A126];[$Grootboekschema.$A$1:.$B$109];2;0); &quot;&quot;)" office:value-type="string" office:string-value="Kruisposten" calcext:value-type="string">
            <text:p>Kruisposten</text:p>
          </table:table-cell>
          <table:table-cell table:style-name="ce53" table:formula="of:=[$SKG.D20]" office:value-type="date" office:date-value="2026-01-08" calcext:value-type="date">
            <text:p>8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0]&lt;0;-[$SKG.E20];&quot; &quot;)" office:value-type="float" office:value="60" calcext:value-type="float">
            <text:p><text:s/>60.00 </text:p>
          </table:table-cell>
          <table:table-cell table:style-name="ce63" table:formula="of:=IF([$SKG.E20]&gt;=0;[$SKG.E20];&quot; &quot;)" office:value-type="string" office:string-value=" " calcext:value-type="string">
            <text:p><text:s text:c="3"/></text:p>
          </table:table-cell>
          <table:table-cell table:style-name="ce68" table:formula="of:=[$SKG.K20]" office:value-type="string" office:string-value="collectebonnen De Vries Verburg (was betaald op Expl)" calcext:value-type="string">
            <text:p>collectebonnen De Vries Verburg (was betaald op Expl)</text:p>
          </table:table-cell>
          <table:table-cell table:style-name="ce68" table:formula="of:=[$SKG.B20]" office:value-type="float" office:value="1" calcext:value-type="float">
            <text:p>1</text:p>
          </table:table-cell>
          <table:table-cell table:style-name="ce68" table:formula="of:=[$SKG.H20]" office:value-type="string" office:string-value="Prot. Gemeente Hilversum inz. PWG De Lichtbron wijkkas" calcext:value-type="string">
            <text:p>Prot. Gemeente Hilversum inz. PWG De Lichtbron wijkkas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562" calcext:value-type="float">
            <text:p>562</text:p>
          </table:table-cell>
          <table:table-cell table:style-name="ce7" table:formula="of:=IFERROR(VLOOKUP([.A127];[$Grootboekschema.$A$1:.$B$109];2;0); &quot;&quot;)" office:value-type="string" office:string-value="Vuilafvoer" calcext:value-type="string">
            <text:p>Vuilafvoer</text:p>
          </table:table-cell>
          <table:table-cell table:style-name="ce53" table:formula="of:=[$SKG.D21]" office:value-type="date" office:date-value="2026-01-08" calcext:value-type="date">
            <text:p>8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1]&lt;0;-[$SKG.E21];&quot; &quot;)" office:value-type="float" office:value="110.05" calcext:value-type="float">
            <text:p><text:s/>110.05 </text:p>
          </table:table-cell>
          <table:table-cell table:style-name="ce63" table:formula="of:=IF([$SKG.E21]&gt;=0;[$SKG.E21];&quot; &quot;)" office:value-type="string" office:string-value=" " calcext:value-type="string">
            <text:p><text:s text:c="3"/></text:p>
          </table:table-cell>
          <table:table-cell table:style-name="ce68" table:formula="of:=[$SKG.K21]" office:value-type="string" office:string-value="378793/1009472235, abonnement afvalcontainer" calcext:value-type="string">
            <text:p>378793/1009472235, abonnement afvalcontainer</text:p>
          </table:table-cell>
          <table:table-cell table:style-name="ce68" table:formula="of:=[$SKG.B21]" office:value-type="float" office:value="1" calcext:value-type="float">
            <text:p>1</text:p>
          </table:table-cell>
          <table:table-cell table:style-name="ce68" table:formula="of:=[$SKG.H21]" office:value-type="string" office:string-value="Renewi Nederland B.V." calcext:value-type="string">
            <text:p>Renewi Nederland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60" calcext:value-type="float">
            <text:p>460</text:p>
          </table:table-cell>
          <table:table-cell table:style-name="ce7" table:formula="of:=IFERROR(VLOOKUP([.A128];[$Grootboekschema.$A$1:.$B$109];2;0); &quot;&quot;)" office:value-type="string" office:string-value="Schoonmaakbedrijf" calcext:value-type="string">
            <text:p>Schoonmaakbedrijf</text:p>
          </table:table-cell>
          <table:table-cell table:style-name="ce53" table:formula="of:=[$SKG.D22]" office:value-type="date" office:date-value="2026-01-08" calcext:value-type="date">
            <text:p>8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2]&lt;0;-[$SKG.E22];&quot; &quot;)" office:value-type="float" office:value="906.73" calcext:value-type="float">
            <text:p><text:s/>906.73 </text:p>
          </table:table-cell>
          <table:table-cell table:style-name="ce63" table:formula="of:=IF([$SKG.E22]&gt;=0;[$SKG.E22];&quot; &quot;)" office:value-type="string" office:string-value=" " calcext:value-type="string">
            <text:p><text:s text:c="3"/></text:p>
          </table:table-cell>
          <table:table-cell table:style-name="ce68" table:formula="of:=[$SKG.K22]" office:value-type="string" office:string-value="Debnr 677001 Factnr 202508718  Schoonmaak BK" calcext:value-type="string">
            <text:p>Debnr 677001 Factnr 202508718 <text:s/>Schoonmaak BK</text:p>
          </table:table-cell>
          <table:table-cell table:style-name="ce68" table:formula="of:=[$SKG.B22]" office:value-type="float" office:value="1" calcext:value-type="float">
            <text:p>1</text:p>
          </table:table-cell>
          <table:table-cell table:style-name="ce68" table:formula="of:=[$SKG.H22]" office:value-type="string" office:string-value="Care" calcext:value-type="string">
            <text:p>Care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0" calcext:value-type="float">
            <text:p>410</text:p>
          </table:table-cell>
          <table:table-cell table:style-name="ce7" table:formula="of:=IFERROR(VLOOKUP([.A129];[$Grootboekschema.$A$1:.$B$109];2;0); &quot;&quot;)" office:value-type="string" office:string-value="Buffet op rekening" calcext:value-type="string">
            <text:p>Buffet op rekening</text:p>
          </table:table-cell>
          <table:table-cell table:style-name="ce53" table:formula="of:=[$SKG.D23]" office:value-type="date" office:date-value="2026-01-08" calcext:value-type="date">
            <text:p>8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3]&lt;0;-[$SKG.E23];&quot; &quot;)" office:value-type="string" office:string-value=" " calcext:value-type="string">
            <text:p><text:s text:c="3"/></text:p>
          </table:table-cell>
          <table:table-cell table:style-name="ce63" table:formula="of:=IF([$SKG.E23]&gt;=0;[$SKG.E23];&quot; &quot;)" office:value-type="float" office:value="50" calcext:value-type="float">
            <text:p><text:s/>50.00 </text:p>
          </table:table-cell>
          <table:table-cell table:style-name="ce68" table:formula="of:=[$SKG.K23]" office:value-type="string" office:string-value="Huur 17 december OO9B005411499446" calcext:value-type="string">
            <text:p>Huur 17 december OO9B005411499446</text:p>
          </table:table-cell>
          <table:table-cell table:style-name="ce68" table:formula="of:=[$SKG.B23]" office:value-type="float" office:value="1" calcext:value-type="float">
            <text:p>1</text:p>
          </table:table-cell>
          <table:table-cell table:style-name="ce68" table:formula="of:=[$SKG.H23]" office:value-type="string" office:string-value="A.H.M. Steenvoorden" calcext:value-type="string">
            <text:p>A.H.M. Steenvoorden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30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24]" office:value-type="date" office:date-value="2026-01-08" calcext:value-type="date">
            <text:p>8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4]&lt;0;-[$SKG.E24];&quot; &quot;)" office:value-type="string" office:string-value=" " calcext:value-type="string">
            <text:p><text:s text:c="3"/></text:p>
          </table:table-cell>
          <table:table-cell table:style-name="ce63" table:formula="of:=IF([$SKG.E24]&gt;=0;[$SKG.E24];&quot; &quot;)" office:value-type="float" office:value="132.5" calcext:value-type="float">
            <text:p><text:s/>132.50 </text:p>
          </table:table-cell>
          <table:table-cell table:style-name="ce68" table:formula="of:=[$SKG.K24]" office:value-type="string" office:string-value="FACT. 202511-232 VERGADERKOSTEN 07-10-2025 tbot73024291" calcext:value-type="string">
            <text:p>FACT. 202511-232 VERGADERKOSTEN 07-10-2025 tbot73024291</text:p>
          </table:table-cell>
          <table:table-cell table:style-name="ce68" table:formula="of:=[$SKG.B24]" office:value-type="float" office:value="1" calcext:value-type="float">
            <text:p>1</text:p>
          </table:table-cell>
          <table:table-cell table:style-name="ce68" table:formula="of:=[$SKG.H24]" office:value-type="string" office:string-value="VVe Karel Doormanlaan 298 t/m 348" calcext:value-type="string">
            <text:p>VVe Karel Doormanlaan 298 t/m 348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31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25]" office:value-type="date" office:date-value="2026-01-08" calcext:value-type="date">
            <text:p>8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5]&lt;0;-[$SKG.E25];&quot; &quot;)" office:value-type="string" office:string-value=" " calcext:value-type="string">
            <text:p><text:s text:c="3"/></text:p>
          </table:table-cell>
          <table:table-cell table:style-name="ce63" table:formula="of:=IF([$SKG.E25]&gt;=0;[$SKG.E25];&quot; &quot;)" office:value-type="float" office:value="132.5" calcext:value-type="float">
            <text:p><text:s/>132.50 </text:p>
          </table:table-cell>
          <table:table-cell table:style-name="ce68" table:formula="of:=[$SKG.K25]" office:value-type="string" office:string-value="202601-021" calcext:value-type="string">
            <text:p>202601-021</text:p>
          </table:table-cell>
          <table:table-cell table:style-name="ce68" table:formula="of:=[$SKG.B25]" office:value-type="float" office:value="1" calcext:value-type="float">
            <text:p>1</text:p>
          </table:table-cell>
          <table:table-cell table:style-name="ce68" table:formula="of:=[$SKG.H25]" office:value-type="string" office:string-value="VVE KOLHORNSEWEG 50 64A" calcext:value-type="string">
            <text:p>VVE KOLHORNSEWEG 50 64A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0" calcext:value-type="float">
            <text:p>410</text:p>
          </table:table-cell>
          <table:table-cell table:style-name="ce7" table:formula="of:=IFERROR(VLOOKUP([.A132];[$Grootboekschema.$A$1:.$B$109];2;0); &quot;&quot;)" office:value-type="string" office:string-value="Buffet op rekening" calcext:value-type="string">
            <text:p>Buffet op rekening</text:p>
          </table:table-cell>
          <table:table-cell table:style-name="ce53" table:formula="of:=[$SKG.D26]" office:value-type="date" office:date-value="2026-01-08" calcext:value-type="date">
            <text:p>8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6]&lt;0;-[$SKG.E26];&quot; &quot;)" office:value-type="string" office:string-value=" " calcext:value-type="string">
            <text:p><text:s text:c="3"/></text:p>
          </table:table-cell>
          <table:table-cell table:style-name="ce63" table:formula="of:=IF([$SKG.E26]&gt;=0;[$SKG.E26];&quot; &quot;)" office:value-type="float" office:value="800" calcext:value-type="float">
            <text:p><text:s/>800.00 </text:p>
          </table:table-cell>
          <table:table-cell table:style-name="ce68" table:formula="of:=[$SKG.K26]" office:value-type="string" office:string-value="Huur april t/m november OO9B005411491980" calcext:value-type="string">
            <text:p>Huur april t/m november OO9B005411491980</text:p>
          </table:table-cell>
          <table:table-cell table:style-name="ce68" table:formula="of:=[$SKG.B26]" office:value-type="float" office:value="1" calcext:value-type="float">
            <text:p>1</text:p>
          </table:table-cell>
          <table:table-cell table:style-name="ce68" table:formula="of:=[$SKG.H26]" office:value-type="string" office:string-value="A.H.M. Steenvoorden" calcext:value-type="string">
            <text:p>A.H.M. Steenvoorden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33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27]" office:value-type="date" office:date-value="2026-01-08" calcext:value-type="date">
            <text:p>8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7]&lt;0;-[$SKG.E27];&quot; &quot;)" office:value-type="string" office:string-value=" " calcext:value-type="string">
            <text:p><text:s text:c="3"/></text:p>
          </table:table-cell>
          <table:table-cell table:style-name="ce63" table:formula="of:=IF([$SKG.E27]&gt;=0;[$SKG.E27];&quot; &quot;)" office:value-type="float" office:value="863.5" calcext:value-type="float">
            <text:p><text:s/>863.50 </text:p>
          </table:table-cell>
          <table:table-cell table:style-name="ce68" table:formula="of:=[$SKG.K27]" office:value-type="string" office:string-value="Factuur 202601-009 TBI26.00419" calcext:value-type="string">
            <text:p>Factuur 202601-009 TBI26.00419</text:p>
          </table:table-cell>
          <table:table-cell table:style-name="ce68" table:formula="of:=[$SKG.B27]" office:value-type="float" office:value="1" calcext:value-type="float">
            <text:p>1</text:p>
          </table:table-cell>
          <table:table-cell table:style-name="ce68" table:formula="of:=[$SKG.H27]" office:value-type="string" office:string-value="GOOI VECHTSTR LIQ BEHEER" calcext:value-type="string">
            <text:p>GOOI VECHTSTR LIQ BEHEER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34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28]" office:value-type="date" office:date-value="2026-01-09" calcext:value-type="date">
            <text:p>9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8]&lt;0;-[$SKG.E28];&quot; &quot;)" office:value-type="string" office:string-value=" " calcext:value-type="string">
            <text:p><text:s text:c="3"/></text:p>
          </table:table-cell>
          <table:table-cell table:style-name="ce63" table:formula="of:=IF([$SKG.E28]&gt;=0;[$SKG.E28];&quot; &quot;)" office:value-type="float" office:value="1.96" calcext:value-type="float">
            <text:p><text:s/>1.96 </text:p>
          </table:table-cell>
          <table:table-cell table:style-name="ce68" table:formula="of:=[$SKG.K28]" office:value-type="string" office:string-value="Protestantse gemee 255703287" calcext:value-type="string">
            <text:p>Protestantse gemee 255703287</text:p>
          </table:table-cell>
          <table:table-cell table:style-name="ce68" table:formula="of:=[$SKG.B28]" office:value-type="float" office:value="1" calcext:value-type="float">
            <text:p>1</text:p>
          </table:table-cell>
          <table:table-cell table:style-name="ce68" table:formula="of:=[$SKG.H28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35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29]" office:value-type="date" office:date-value="2026-01-09" calcext:value-type="date">
            <text:p>9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9]&lt;0;-[$SKG.E29];&quot; &quot;)" office:value-type="string" office:string-value=" " calcext:value-type="string">
            <text:p><text:s text:c="3"/></text:p>
          </table:table-cell>
          <table:table-cell table:style-name="ce63" table:formula="of:=IF([$SKG.E29]&gt;=0;[$SKG.E29];&quot; &quot;)" office:value-type="float" office:value="101" calcext:value-type="float">
            <text:p><text:s/>101.00 </text:p>
          </table:table-cell>
          <table:table-cell table:style-name="ce68" table:formula="of:=[$SKG.K29]" office:value-type="string" office:string-value="Factuur:202601-014 0001300333190033193003112705" calcext:value-type="string">
            <text:p>Factuur:202601-014 0001300333190033193003112705</text:p>
          </table:table-cell>
          <table:table-cell table:style-name="ce68" table:formula="of:=[$SKG.B29]" office:value-type="float" office:value="1" calcext:value-type="float">
            <text:p>1</text:p>
          </table:table-cell>
          <table:table-cell table:style-name="ce68" table:formula="of:=[$SKG.H29]" office:value-type="string" office:string-value="Leger des Heils W.G Midden Nederlan d" calcext:value-type="string">
            <text:p>Leger des Heils W.G Midden Nederlan d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36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30]" office:value-type="date" office:date-value="2026-01-09" calcext:value-type="date">
            <text:p>9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0]&lt;0;-[$SKG.E30];&quot; &quot;)" office:value-type="string" office:string-value=" " calcext:value-type="string">
            <text:p><text:s text:c="3"/></text:p>
          </table:table-cell>
          <table:table-cell table:style-name="ce63" table:formula="of:=IF([$SKG.E30]&gt;=0;[$SKG.E30];&quot; &quot;)" office:value-type="float" office:value="300" calcext:value-type="float">
            <text:p><text:s/>300.00 </text:p>
          </table:table-cell>
          <table:table-cell table:style-name="ce68" table:formula="of:=[$SKG.K30]" office:value-type="string" office:string-value="Factuurnummer 202601-003 huur december" calcext:value-type="string">
            <text:p>Factuurnummer 202601-003 huur december</text:p>
          </table:table-cell>
          <table:table-cell table:style-name="ce68" table:formula="of:=[$SKG.B30]" office:value-type="float" office:value="1" calcext:value-type="float">
            <text:p>1</text:p>
          </table:table-cell>
          <table:table-cell table:style-name="ce68" table:formula="of:=[$SKG.H30]" office:value-type="string" office:string-value="Stichting One Up" calcext:value-type="string">
            <text:p>Stichting One Up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37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31]" office:value-type="date" office:date-value="2026-01-09" calcext:value-type="date">
            <text:p>9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1]&lt;0;-[$SKG.E31];&quot; &quot;)" office:value-type="string" office:string-value=" " calcext:value-type="string">
            <text:p><text:s text:c="3"/></text:p>
          </table:table-cell>
          <table:table-cell table:style-name="ce63" table:formula="of:=IF([$SKG.E31]&gt;=0;[$SKG.E31];&quot; &quot;)" office:value-type="float" office:value="400" calcext:value-type="float">
            <text:p><text:s/>400.00 </text:p>
          </table:table-cell>
          <table:table-cell table:style-name="ce68" table:formula="of:=[$SKG.K31]" office:value-type="string" office:string-value="202601-002" calcext:value-type="string">
            <text:p>202601-002</text:p>
          </table:table-cell>
          <table:table-cell table:style-name="ce68" table:formula="of:=[$SKG.B31]" office:value-type="float" office:value="1" calcext:value-type="float">
            <text:p>1</text:p>
          </table:table-cell>
          <table:table-cell table:style-name="ce68" table:formula="of:=[$SKG.H31]" office:value-type="string" office:string-value="Prestige Vocal Groups B.V." calcext:value-type="string">
            <text:p>Prestige Vocal Groups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38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32]" office:value-type="date" office:date-value="2026-01-10" calcext:value-type="date">
            <text:p>10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2]&lt;0;-[$SKG.E32];&quot; &quot;)" office:value-type="string" office:string-value=" " calcext:value-type="string">
            <text:p><text:s text:c="3"/></text:p>
          </table:table-cell>
          <table:table-cell table:style-name="ce63" table:formula="of:=IF([$SKG.E32]&gt;=0;[$SKG.E32];&quot; &quot;)" office:value-type="float" office:value="101" calcext:value-type="float">
            <text:p><text:s/>101.00 </text:p>
          </table:table-cell>
          <table:table-cell table:style-name="ce68" table:formula="of:=[$SKG.K32]" office:value-type="string" office:string-value="202601-023 OO9B005417580559" calcext:value-type="string">
            <text:p>202601-023 OO9B005417580559</text:p>
          </table:table-cell>
          <table:table-cell table:style-name="ce68" table:formula="of:=[$SKG.B32]" office:value-type="float" office:value="1" calcext:value-type="float">
            <text:p>1</text:p>
          </table:table-cell>
          <table:table-cell table:style-name="ce68" table:formula="of:=[$SKG.H32]" office:value-type="string" office:string-value="VvE Karel Doormanlaan 202-244" calcext:value-type="string">
            <text:p>VvE Karel Doormanlaan 202-244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39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33]" office:value-type="date" office:date-value="2026-01-13" calcext:value-type="date">
            <text:p>13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3]&lt;0;-[$SKG.E33];&quot; &quot;)" office:value-type="string" office:string-value=" " calcext:value-type="string">
            <text:p><text:s text:c="3"/></text:p>
          </table:table-cell>
          <table:table-cell table:style-name="ce63" table:formula="of:=IF([$SKG.E33]&gt;=0;[$SKG.E33];&quot; &quot;)" office:value-type="float" office:value="108" calcext:value-type="float">
            <text:p><text:s/>108.00 </text:p>
          </table:table-cell>
          <table:table-cell table:style-name="ce68" table:formula="of:=[$SKG.K33]" office:value-type="string" office:string-value="202601-005" calcext:value-type="string">
            <text:p>202601-005</text:p>
          </table:table-cell>
          <table:table-cell table:style-name="ce68" table:formula="of:=[$SKG.B33]" office:value-type="float" office:value="1" calcext:value-type="float">
            <text:p>1</text:p>
          </table:table-cell>
          <table:table-cell table:style-name="ce68" table:formula="of:=[$SKG.H33]" office:value-type="string" office:string-value="A WEISSMAN" calcext:value-type="string">
            <text:p>A WEISSMAN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40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34]" office:value-type="date" office:date-value="2026-01-13" calcext:value-type="date">
            <text:p>13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4]&lt;0;-[$SKG.E34];&quot; &quot;)" office:value-type="string" office:string-value=" " calcext:value-type="string">
            <text:p><text:s text:c="3"/></text:p>
          </table:table-cell>
          <table:table-cell table:style-name="ce63" table:formula="of:=IF([$SKG.E34]&gt;=0;[$SKG.E34];&quot; &quot;)" office:value-type="float" office:value="109.8" calcext:value-type="float">
            <text:p><text:s/>109.80 </text:p>
          </table:table-cell>
          <table:table-cell table:style-name="ce68" table:formula="of:=[$SKG.K34]" office:value-type="string" office:string-value="Protestantse gemee 255880649" calcext:value-type="string">
            <text:p>Protestantse gemee 255880649</text:p>
          </table:table-cell>
          <table:table-cell table:style-name="ce68" table:formula="of:=[$SKG.B34]" office:value-type="float" office:value="1" calcext:value-type="float">
            <text:p>1</text:p>
          </table:table-cell>
          <table:table-cell table:style-name="ce68" table:formula="of:=[$SKG.H34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41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35]" office:value-type="date" office:date-value="2026-01-13" calcext:value-type="date">
            <text:p>13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5]&lt;0;-[$SKG.E35];&quot; &quot;)" office:value-type="string" office:string-value=" " calcext:value-type="string">
            <text:p><text:s text:c="3"/></text:p>
          </table:table-cell>
          <table:table-cell table:style-name="ce63" table:formula="of:=IF([$SKG.E35]&gt;=0;[$SKG.E35];&quot; &quot;)" office:value-type="float" office:value="242" calcext:value-type="float">
            <text:p><text:s/>242.00 </text:p>
          </table:table-cell>
          <table:table-cell table:style-name="ce68" table:formula="of:=[$SKG.K35]" office:value-type="string" office:string-value="factuurnummer 202601-016" calcext:value-type="string">
            <text:p>factuurnummer 202601-016</text:p>
          </table:table-cell>
          <table:table-cell table:style-name="ce68" table:formula="of:=[$SKG.B35]" office:value-type="float" office:value="1" calcext:value-type="float">
            <text:p>1</text:p>
          </table:table-cell>
          <table:table-cell table:style-name="ce68" table:formula="of:=[$SKG.H35]" office:value-type="string" office:string-value="I C F Hilversum" calcext:value-type="string">
            <text:p>I C F Hilversum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99" calcext:value-type="float">
            <text:p>199</text:p>
          </table:table-cell>
          <table:table-cell table:style-name="ce7" table:formula="of:=IFERROR(VLOOKUP([.A142];[$Grootboekschema.$A$1:.$B$109];2;0); &quot;&quot;)" office:value-type="string" office:string-value="Kruisposten" calcext:value-type="string">
            <text:p>Kruisposten</text:p>
          </table:table-cell>
          <table:table-cell table:style-name="ce53" table:formula="of:=[$SKG.D36]" office:value-type="date" office:date-value="2026-01-14" calcext:value-type="date">
            <text:p>14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6]&lt;0;-[$SKG.E36];&quot; &quot;)" office:value-type="float" office:value="20" calcext:value-type="float">
            <text:p><text:s/>20.00 </text:p>
          </table:table-cell>
          <table:table-cell table:style-name="ce63" table:formula="of:=IF([$SKG.E36]&gt;=0;[$SKG.E36];&quot; &quot;)" office:value-type="string" office:string-value=" " calcext:value-type="string">
            <text:p><text:s text:c="3"/></text:p>
          </table:table-cell>
          <table:table-cell table:style-name="ce68" table:formula="of:=[$SKG.K36]" office:value-type="string" office:string-value="correctie collectiebonnen 2024" calcext:value-type="string">
            <text:p>correctie collectiebonnen 2024</text:p>
          </table:table-cell>
          <table:table-cell table:style-name="ce68" table:formula="of:=[$SKG.B36]" office:value-type="float" office:value="1" calcext:value-type="float">
            <text:p>1</text:p>
          </table:table-cell>
          <table:table-cell table:style-name="ce68" table:formula="of:=[$SKG.H36]" office:value-type="string" office:string-value="Prot. Gemeente Hilversum inz. betalingen" calcext:value-type="string">
            <text:p>Prot. Gemeente Hilversum inz. betalingen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560" calcext:value-type="float">
            <text:p>560</text:p>
          </table:table-cell>
          <table:table-cell table:style-name="ce7" table:formula="of:=IFERROR(VLOOKUP([.A143];[$Grootboekschema.$A$1:.$B$109];2;0); &quot;&quot;)" office:value-type="string" office:string-value="Schoonhouden" calcext:value-type="string">
            <text:p>Schoonhouden</text:p>
          </table:table-cell>
          <table:table-cell table:style-name="ce53" table:formula="of:=[$SKG.D37]" office:value-type="date" office:date-value="2026-01-14" calcext:value-type="date">
            <text:p>14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7]&lt;0;-[$SKG.E37];&quot; &quot;)" office:value-type="float" office:value="122.85" calcext:value-type="float">
            <text:p><text:s/>122.85 </text:p>
          </table:table-cell>
          <table:table-cell table:style-name="ce63" table:formula="of:=IF([$SKG.E37]&gt;=0;[$SKG.E37];&quot; &quot;)" office:value-type="string" office:string-value=" " calcext:value-type="string">
            <text:p><text:s text:c="3"/></text:p>
          </table:table-cell>
          <table:table-cell table:style-name="ce68" table:formula="of:=[$SKG.K37]" office:value-type="string" office:string-value="Factuurnummer 202600149 Factuurdatum 22-12-2025" calcext:value-type="string">
            <text:p>Factuurnummer 202600149 Factuurdatum 22-12-2025</text:p>
          </table:table-cell>
          <table:table-cell table:style-name="ce68" table:formula="of:=[$SKG.B37]" office:value-type="float" office:value="1" calcext:value-type="float">
            <text:p>1</text:p>
          </table:table-cell>
          <table:table-cell table:style-name="ce68" table:formula="of:=[$SKG.H37]" office:value-type="string" office:string-value="GPH Schoonmaakartikelen B.V." calcext:value-type="string">
            <text:p>GPH Schoonmaakartikelen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44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38]" office:value-type="date" office:date-value="2026-01-15" calcext:value-type="date">
            <text:p>15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8]&lt;0;-[$SKG.E38];&quot; &quot;)" office:value-type="string" office:string-value=" " calcext:value-type="string">
            <text:p><text:s text:c="3"/></text:p>
          </table:table-cell>
          <table:table-cell table:style-name="ce63" table:formula="of:=IF([$SKG.E38]&gt;=0;[$SKG.E38];&quot; &quot;)" office:value-type="float" office:value="111.5" calcext:value-type="float">
            <text:p><text:s/>111.50 </text:p>
          </table:table-cell>
          <table:table-cell table:style-name="ce68" table:formula="of:=[$SKG.K38]" office:value-type="string" office:string-value="202512-288 EXACTCT202601150927483cun001000001" calcext:value-type="string">
            <text:p>202512-288 EXACTCT202601150927483cun001000001</text:p>
          </table:table-cell>
          <table:table-cell table:style-name="ce68" table:formula="of:=[$SKG.B38]" office:value-type="float" office:value="1" calcext:value-type="float">
            <text:p>1</text:p>
          </table:table-cell>
          <table:table-cell table:style-name="ce68" table:formula="of:=[$SKG.H38]" office:value-type="string" office:string-value="Vve Banckertlaan 97/143" calcext:value-type="string">
            <text:p>Vve Banckertlaan 97/143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45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39]" office:value-type="date" office:date-value="2026-01-15" calcext:value-type="date">
            <text:p>15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9]&lt;0;-[$SKG.E39];&quot; &quot;)" office:value-type="string" office:string-value=" " calcext:value-type="string">
            <text:p><text:s text:c="3"/></text:p>
          </table:table-cell>
          <table:table-cell table:style-name="ce63" table:formula="of:=IF([$SKG.E39]&gt;=0;[$SKG.E39];&quot; &quot;)" office:value-type="float" office:value="301.21" calcext:value-type="float">
            <text:p><text:s/>301.21 </text:p>
          </table:table-cell>
          <table:table-cell table:style-name="ce68" table:formula="of:=[$SKG.K39]" office:value-type="string" office:string-value="Protestantse gemee 256015324" calcext:value-type="string">
            <text:p>Protestantse gemee 256015324</text:p>
          </table:table-cell>
          <table:table-cell table:style-name="ce68" table:formula="of:=[$SKG.B39]" office:value-type="float" office:value="1" calcext:value-type="float">
            <text:p>1</text:p>
          </table:table-cell>
          <table:table-cell table:style-name="ce68" table:formula="of:=[$SKG.H39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46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40]" office:value-type="date" office:date-value="2026-01-19" calcext:value-type="date">
            <text:p>19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0]&lt;0;-[$SKG.E40];&quot; &quot;)" office:value-type="string" office:string-value=" " calcext:value-type="string">
            <text:p><text:s text:c="3"/></text:p>
          </table:table-cell>
          <table:table-cell table:style-name="ce63" table:formula="of:=IF([$SKG.E40]&gt;=0;[$SKG.E40];&quot; &quot;)" office:value-type="float" office:value="165.46" calcext:value-type="float">
            <text:p><text:s/>165.46 </text:p>
          </table:table-cell>
          <table:table-cell table:style-name="ce68" table:formula="of:=[$SKG.K40]" office:value-type="string" office:string-value="Protestantse gemee 256179437" calcext:value-type="string">
            <text:p>Protestantse gemee 256179437</text:p>
          </table:table-cell>
          <table:table-cell table:style-name="ce68" table:formula="of:=[$SKG.B40]" office:value-type="float" office:value="2" calcext:value-type="float">
            <text:p>2</text:p>
          </table:table-cell>
          <table:table-cell table:style-name="ce68" table:formula="of:=[$SKG.H40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47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41]" office:value-type="date" office:date-value="2026-01-20" calcext:value-type="date">
            <text:p>20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1]&lt;0;-[$SKG.E41];&quot; &quot;)" office:value-type="string" office:string-value=" " calcext:value-type="string">
            <text:p><text:s text:c="3"/></text:p>
          </table:table-cell>
          <table:table-cell table:style-name="ce63" table:formula="of:=IF([$SKG.E41]&gt;=0;[$SKG.E41];&quot; &quot;)" office:value-type="float" office:value="79" calcext:value-type="float">
            <text:p><text:s/>79.00 </text:p>
          </table:table-cell>
          <table:table-cell table:style-name="ce68" table:formula="of:=[$SKG.K41]" office:value-type="string" office:string-value="Protestantse gemee 256282377" calcext:value-type="string">
            <text:p>Protestantse gemee 256282377</text:p>
          </table:table-cell>
          <table:table-cell table:style-name="ce68" table:formula="of:=[$SKG.B41]" office:value-type="float" office:value="2" calcext:value-type="float">
            <text:p>2</text:p>
          </table:table-cell>
          <table:table-cell table:style-name="ce68" table:formula="of:=[$SKG.H41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48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42]" office:value-type="date" office:date-value="2026-01-20" calcext:value-type="date">
            <text:p>20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2]&lt;0;-[$SKG.E42];&quot; &quot;)" office:value-type="string" office:string-value=" " calcext:value-type="string">
            <text:p><text:s text:c="3"/></text:p>
          </table:table-cell>
          <table:table-cell table:style-name="ce63" table:formula="of:=IF([$SKG.E42]&gt;=0;[$SKG.E42];&quot; &quot;)" office:value-type="float" office:value="111.5" calcext:value-type="float">
            <text:p><text:s/>111.50 </text:p>
          </table:table-cell>
          <table:table-cell table:style-name="ce68" table:formula="of:=[$SKG.K42]" office:value-type="string" office:string-value="FACT. 202601-015 ZAALHUUR ALV 09-12-2025 tbot73122732" calcext:value-type="string">
            <text:p>FACT. 202601-015 ZAALHUUR ALV 09-12-2025 tbot73122732</text:p>
          </table:table-cell>
          <table:table-cell table:style-name="ce68" table:formula="of:=[$SKG.B42]" office:value-type="float" office:value="2" calcext:value-type="float">
            <text:p>2</text:p>
          </table:table-cell>
          <table:table-cell table:style-name="ce68" table:formula="of:=[$SKG.H42]" office:value-type="string" office:string-value="VVE FLAT KOLHORNSEWEG 66" calcext:value-type="string">
            <text:p>VVE FLAT KOLHORNSEWEG 66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49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43]" office:value-type="date" office:date-value="2026-01-20" calcext:value-type="date">
            <text:p>20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3]&lt;0;-[$SKG.E43];&quot; &quot;)" office:value-type="string" office:string-value=" " calcext:value-type="string">
            <text:p><text:s text:c="3"/></text:p>
          </table:table-cell>
          <table:table-cell table:style-name="ce63" table:formula="of:=IF([$SKG.E43]&gt;=0;[$SKG.E43];&quot; &quot;)" office:value-type="float" office:value="131.5" calcext:value-type="float">
            <text:p><text:s/>131.50 </text:p>
          </table:table-cell>
          <table:table-cell table:style-name="ce68" table:formula="of:=[$SKG.K43]" office:value-type="string" office:string-value="202601-024 682458" calcext:value-type="string">
            <text:p>202601-024 682458</text:p>
          </table:table-cell>
          <table:table-cell table:style-name="ce68" table:formula="of:=[$SKG.B43]" office:value-type="float" office:value="2" calcext:value-type="float">
            <text:p>2</text:p>
          </table:table-cell>
          <table:table-cell table:style-name="ce68" table:formula="of:=[$SKG.H43]" office:value-type="string" office:string-value="VvE 9916 Flatgebouw Loosdrechtseweg" calcext:value-type="string">
            <text:p>VvE 9916 Flatgebouw Loosdrechtseweg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50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44]" office:value-type="date" office:date-value="2026-01-21" calcext:value-type="date">
            <text:p>21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4]&lt;0;-[$SKG.E44];&quot; &quot;)" office:value-type="string" office:string-value=" " calcext:value-type="string">
            <text:p><text:s text:c="3"/></text:p>
          </table:table-cell>
          <table:table-cell table:style-name="ce63" table:formula="of:=IF([$SKG.E44]&gt;=0;[$SKG.E44];&quot; &quot;)" office:value-type="float" office:value="111.5" calcext:value-type="float">
            <text:p><text:s/>111.50 </text:p>
          </table:table-cell>
          <table:table-cell table:style-name="ce68" table:formula="of:=[$SKG.K44]" office:value-type="string" office:string-value="202601-011" calcext:value-type="string">
            <text:p>202601-011</text:p>
          </table:table-cell>
          <table:table-cell table:style-name="ce68" table:formula="of:=[$SKG.B44]" office:value-type="float" office:value="2" calcext:value-type="float">
            <text:p>2</text:p>
          </table:table-cell>
          <table:table-cell table:style-name="ce68" table:formula="of:=[$SKG.H44]" office:value-type="string" office:string-value="VvE Karel Doormanlaan 37-71" calcext:value-type="string">
            <text:p>VvE Karel Doormanlaan 37-71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51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45]" office:value-type="date" office:date-value="2026-01-22" calcext:value-type="date">
            <text:p>22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5]&lt;0;-[$SKG.E45];&quot; &quot;)" office:value-type="string" office:string-value=" " calcext:value-type="string">
            <text:p><text:s text:c="3"/></text:p>
          </table:table-cell>
          <table:table-cell table:style-name="ce63" table:formula="of:=IF([$SKG.E45]&gt;=0;[$SKG.E45];&quot; &quot;)" office:value-type="float" office:value="46.37" calcext:value-type="float">
            <text:p><text:s/>46.37 </text:p>
          </table:table-cell>
          <table:table-cell table:style-name="ce68" table:formula="of:=[$SKG.K45]" office:value-type="string" office:string-value="Protestantse gemee 256419734" calcext:value-type="string">
            <text:p>Protestantse gemee 256419734</text:p>
          </table:table-cell>
          <table:table-cell table:style-name="ce68" table:formula="of:=[$SKG.B45]" office:value-type="float" office:value="2" calcext:value-type="float">
            <text:p>2</text:p>
          </table:table-cell>
          <table:table-cell table:style-name="ce68" table:formula="of:=[$SKG.H45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52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46]" office:value-type="date" office:date-value="2026-01-22" calcext:value-type="date">
            <text:p>22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6]&lt;0;-[$SKG.E46];&quot; &quot;)" office:value-type="string" office:string-value=" " calcext:value-type="string">
            <text:p><text:s text:c="3"/></text:p>
          </table:table-cell>
          <table:table-cell table:style-name="ce63" table:formula="of:=IF([$SKG.E46]&gt;=0;[$SKG.E46];&quot; &quot;)" office:value-type="float" office:value="163" calcext:value-type="float">
            <text:p><text:s/>163.00 </text:p>
          </table:table-cell>
          <table:table-cell table:style-name="ce68" table:formula="of:=[$SKG.K46]" office:value-type="string" office:string-value="202601-030 EXACTCT20260122114023v79a001000001" calcext:value-type="string">
            <text:p>202601-030 EXACTCT20260122114023v79a001000001</text:p>
          </table:table-cell>
          <table:table-cell table:style-name="ce68" table:formula="of:=[$SKG.B46]" office:value-type="float" office:value="2" calcext:value-type="float">
            <text:p>2</text:p>
          </table:table-cell>
          <table:table-cell table:style-name="ce68" table:formula="of:=[$SKG.H46]" office:value-type="string" office:string-value="VvE .Parkflat Vuursche Dreef." calcext:value-type="string">
            <text:p>VvE .Parkflat Vuursche Dreef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50" calcext:value-type="float">
            <text:p>450</text:p>
          </table:table-cell>
          <table:table-cell table:style-name="ce7" table:formula="of:=IFERROR(VLOOKUP([.A153];[$Grootboekschema.$A$1:.$B$109];2;0); &quot;&quot;)" office:value-type="string" office:string-value="Inkoop buffet" calcext:value-type="string">
            <text:p>Inkoop buffet</text:p>
          </table:table-cell>
          <table:table-cell table:style-name="ce53" table:formula="of:=[$SKG.D47]" office:value-type="date" office:date-value="2026-01-27" calcext:value-type="date">
            <text:p>27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7]&lt;0;-[$SKG.E47];&quot; &quot;)" office:value-type="float" office:value="293.08" calcext:value-type="float">
            <text:p><text:s/>293.08 </text:p>
          </table:table-cell>
          <table:table-cell table:style-name="ce63" table:formula="of:=IF([$SKG.E47]&gt;=0;[$SKG.E47];&quot; &quot;)" office:value-type="string" office:string-value=" " calcext:value-type="string">
            <text:p><text:s text:c="3"/></text:p>
          </table:table-cell>
          <table:table-cell table:style-name="ce68" table:formula="of:=[$SKG.K47]" office:value-type="string" office:string-value="SFG / D.D.: 22/01/26 FKT.N 2604760006270 IN04487.XML230126/005/100506020" calcext:value-type="string">
            <text:p>SFG / D.D.: 22/01/26 FKT.N 2604760006270 IN04487.XML230126/005/100506020</text:p>
          </table:table-cell>
          <table:table-cell table:style-name="ce68" table:formula="of:=[$SKG.B47]" office:value-type="float" office:value="2" calcext:value-type="float">
            <text:p>2</text:p>
          </table:table-cell>
          <table:table-cell table:style-name="ce68" table:formula="of:=[$SKG.H47]" office:value-type="string" office:string-value="Sligro Food Group Nederland B.V." calcext:value-type="string">
            <text:p>Sligro Food Group Nederland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54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48]" office:value-type="date" office:date-value="2026-01-27" calcext:value-type="date">
            <text:p>27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8]&lt;0;-[$SKG.E48];&quot; &quot;)" office:value-type="string" office:string-value=" " calcext:value-type="string">
            <text:p><text:s text:c="3"/></text:p>
          </table:table-cell>
          <table:table-cell table:style-name="ce63" table:formula="of:=IF([$SKG.E48]&gt;=0;[$SKG.E48];&quot; &quot;)" office:value-type="float" office:value="63.54" calcext:value-type="float">
            <text:p><text:s/>63.54 </text:p>
          </table:table-cell>
          <table:table-cell table:style-name="ce68" table:formula="of:=[$SKG.K48]" office:value-type="string" office:string-value="Protestantse gemee 256721470" calcext:value-type="string">
            <text:p>Protestantse gemee 256721470</text:p>
          </table:table-cell>
          <table:table-cell table:style-name="ce68" table:formula="of:=[$SKG.B48]" office:value-type="float" office:value="2" calcext:value-type="float">
            <text:p>2</text:p>
          </table:table-cell>
          <table:table-cell table:style-name="ce68" table:formula="of:=[$SKG.H48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50" calcext:value-type="float">
            <text:p>450</text:p>
          </table:table-cell>
          <table:table-cell table:style-name="ce7" table:formula="of:=IFERROR(VLOOKUP([.A155];[$Grootboekschema.$A$1:.$B$109];2;0); &quot;&quot;)" office:value-type="string" office:string-value="Inkoop buffet" calcext:value-type="string">
            <text:p>Inkoop buffet</text:p>
          </table:table-cell>
          <table:table-cell table:style-name="ce53" table:formula="of:=[$SKG.D49]" office:value-type="date" office:date-value="2026-01-28" calcext:value-type="date">
            <text:p>28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9]&lt;0;-[$SKG.E49];&quot; &quot;)" office:value-type="float" office:value="21.79" calcext:value-type="float">
            <text:p><text:s/>21.79 </text:p>
          </table:table-cell>
          <table:table-cell table:style-name="ce63" table:formula="of:=IF([$SKG.E49]&gt;=0;[$SKG.E49];&quot; &quot;)" office:value-type="string" office:string-value=" " calcext:value-type="string">
            <text:p><text:s text:c="3"/></text:p>
          </table:table-cell>
          <table:table-cell table:style-name="ce68" table:formula="of:=[$SKG.K49]" office:value-type="string" office:string-value="SFG / D.D.: 24/01/26 FKT.N 2604760007513 IN04488.XML260126/005/100506020" calcext:value-type="string">
            <text:p>SFG / D.D.: 24/01/26 FKT.N 2604760007513 IN04488.XML260126/005/100506020</text:p>
          </table:table-cell>
          <table:table-cell table:style-name="ce68" table:formula="of:=[$SKG.B49]" office:value-type="float" office:value="2" calcext:value-type="float">
            <text:p>2</text:p>
          </table:table-cell>
          <table:table-cell table:style-name="ce68" table:formula="of:=[$SKG.H49]" office:value-type="string" office:string-value="Sligro Food Group Nederland B.V." calcext:value-type="string">
            <text:p>Sligro Food Group Nederland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56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50]" office:value-type="date" office:date-value="2026-01-28" calcext:value-type="date">
            <text:p>28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0]&lt;0;-[$SKG.E50];&quot; &quot;)" office:value-type="string" office:string-value=" " calcext:value-type="string">
            <text:p><text:s text:c="3"/></text:p>
          </table:table-cell>
          <table:table-cell table:style-name="ce63" table:formula="of:=IF([$SKG.E50]&gt;=0;[$SKG.E50];&quot; &quot;)" office:value-type="float" office:value="44.67" calcext:value-type="float">
            <text:p><text:s/>44.67 </text:p>
          </table:table-cell>
          <table:table-cell table:style-name="ce68" table:formula="of:=[$SKG.K50]" office:value-type="string" office:string-value="Protestantse gemee 256756450" calcext:value-type="string">
            <text:p>Protestantse gemee 256756450</text:p>
          </table:table-cell>
          <table:table-cell table:style-name="ce68" table:formula="of:=[$SKG.B50]" office:value-type="float" office:value="2" calcext:value-type="float">
            <text:p>2</text:p>
          </table:table-cell>
          <table:table-cell table:style-name="ce68" table:formula="of:=[$SKG.H50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57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51]" office:value-type="date" office:date-value="2026-01-29" calcext:value-type="date">
            <text:p>29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1]&lt;0;-[$SKG.E51];&quot; &quot;)" office:value-type="string" office:string-value=" " calcext:value-type="string">
            <text:p><text:s text:c="3"/></text:p>
          </table:table-cell>
          <table:table-cell table:style-name="ce63" table:formula="of:=IF([$SKG.E51]&gt;=0;[$SKG.E51];&quot; &quot;)" office:value-type="float" office:value="37.76" calcext:value-type="float">
            <text:p><text:s/>37.76 </text:p>
          </table:table-cell>
          <table:table-cell table:style-name="ce68" table:formula="of:=[$SKG.K51]" office:value-type="string" office:string-value="Protestantse gemee 256825327" calcext:value-type="string">
            <text:p>Protestantse gemee 256825327</text:p>
          </table:table-cell>
          <table:table-cell table:style-name="ce68" table:formula="of:=[$SKG.B51]" office:value-type="float" office:value="2" calcext:value-type="float">
            <text:p>2</text:p>
          </table:table-cell>
          <table:table-cell table:style-name="ce68" table:formula="of:=[$SKG.H51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58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52]" office:value-type="date" office:date-value="2026-01-29" calcext:value-type="date">
            <text:p>29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2]&lt;0;-[$SKG.E52];&quot; &quot;)" office:value-type="string" office:string-value=" " calcext:value-type="string">
            <text:p><text:s text:c="3"/></text:p>
          </table:table-cell>
          <table:table-cell table:style-name="ce63" table:formula="of:=IF([$SKG.E52]&gt;=0;[$SKG.E52];&quot; &quot;)" office:value-type="float" office:value="253" calcext:value-type="float">
            <text:p><text:s/>253.00 </text:p>
          </table:table-cell>
          <table:table-cell table:style-name="ce68" table:formula="of:=[$SKG.K52]" office:value-type="string" office:string-value="202512-270" calcext:value-type="string">
            <text:p>202512-270</text:p>
          </table:table-cell>
          <table:table-cell table:style-name="ce68" table:formula="of:=[$SKG.B52]" office:value-type="float" office:value="2" calcext:value-type="float">
            <text:p>2</text:p>
          </table:table-cell>
          <table:table-cell table:style-name="ce68" table:formula="of:=[$SKG.H52]" office:value-type="string" office:string-value="Con Amore B.V." calcext:value-type="string">
            <text:p>Con Amore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59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53]" office:value-type="date" office:date-value="2026-01-30" calcext:value-type="date">
            <text:p>30-1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3]&lt;0;-[$SKG.E53];&quot; &quot;)" office:value-type="string" office:string-value=" " calcext:value-type="string">
            <text:p><text:s text:c="3"/></text:p>
          </table:table-cell>
          <table:table-cell table:style-name="ce63" table:formula="of:=IF([$SKG.E53]&gt;=0;[$SKG.E53];&quot; &quot;)" office:value-type="float" office:value="1.72" calcext:value-type="float">
            <text:p><text:s/>1.72 </text:p>
          </table:table-cell>
          <table:table-cell table:style-name="ce68" table:formula="of:=[$SKG.K53]" office:value-type="string" office:string-value="Protestantse gemee 256903410" calcext:value-type="string">
            <text:p>Protestantse gemee 256903410</text:p>
          </table:table-cell>
          <table:table-cell table:style-name="ce68" table:formula="of:=[$SKG.B53]" office:value-type="float" office:value="3" calcext:value-type="float">
            <text:p>3</text:p>
          </table:table-cell>
          <table:table-cell table:style-name="ce68" table:formula="of:=[$SKG.H53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60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54]" office:value-type="date" office:date-value="2026-02-02" calcext:value-type="date">
            <text:p>2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4]&lt;0;-[$SKG.E54];&quot; &quot;)" office:value-type="string" office:string-value=" " calcext:value-type="string">
            <text:p><text:s text:c="3"/></text:p>
          </table:table-cell>
          <table:table-cell table:style-name="ce63" table:formula="of:=IF([$SKG.E54]&gt;=0;[$SKG.E54];&quot; &quot;)" office:value-type="float" office:value="443.57" calcext:value-type="float">
            <text:p><text:s/>443.57 </text:p>
          </table:table-cell>
          <table:table-cell table:style-name="ce68" table:formula="of:=[$SKG.K54]" office:value-type="string" office:string-value="Protestantse gemee 256994974" calcext:value-type="string">
            <text:p>Protestantse gemee 256994974</text:p>
          </table:table-cell>
          <table:table-cell table:style-name="ce68" table:formula="of:=[$SKG.B54]" office:value-type="float" office:value="3" calcext:value-type="float">
            <text:p>3</text:p>
          </table:table-cell>
          <table:table-cell table:style-name="ce68" table:formula="of:=[$SKG.H54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61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55]" office:value-type="date" office:date-value="2026-02-03" calcext:value-type="date">
            <text:p>3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5]&lt;0;-[$SKG.E55];&quot; &quot;)" office:value-type="string" office:string-value=" " calcext:value-type="string">
            <text:p><text:s text:c="3"/></text:p>
          </table:table-cell>
          <table:table-cell table:style-name="ce63" table:formula="of:=IF([$SKG.E55]&gt;=0;[$SKG.E55];&quot; &quot;)" office:value-type="float" office:value="61.86" calcext:value-type="float">
            <text:p><text:s/>61.86 </text:p>
          </table:table-cell>
          <table:table-cell table:style-name="ce68" table:formula="of:=[$SKG.K55]" office:value-type="string" office:string-value="Protestantse gemee 257089326" calcext:value-type="string">
            <text:p>Protestantse gemee 257089326</text:p>
          </table:table-cell>
          <table:table-cell table:style-name="ce68" table:formula="of:=[$SKG.B55]" office:value-type="float" office:value="3" calcext:value-type="float">
            <text:p>3</text:p>
          </table:table-cell>
          <table:table-cell table:style-name="ce68" table:formula="of:=[$SKG.H55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62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56]" office:value-type="date" office:date-value="2026-02-04" calcext:value-type="date">
            <text:p>4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6]&lt;0;-[$SKG.E56];&quot; &quot;)" office:value-type="string" office:string-value=" " calcext:value-type="string">
            <text:p><text:s text:c="3"/></text:p>
          </table:table-cell>
          <table:table-cell table:style-name="ce63" table:formula="of:=IF([$SKG.E56]&gt;=0;[$SKG.E56];&quot; &quot;)" office:value-type="float" office:value="230" calcext:value-type="float">
            <text:p><text:s/>230.00 </text:p>
          </table:table-cell>
          <table:table-cell table:style-name="ce68" table:formula="of:=[$SKG.K56]" office:value-type="string" office:string-value="202602-037" calcext:value-type="string">
            <text:p>202602-037</text:p>
          </table:table-cell>
          <table:table-cell table:style-name="ce68" table:formula="of:=[$SKG.B56]" office:value-type="float" office:value="3" calcext:value-type="float">
            <text:p>3</text:p>
          </table:table-cell>
          <table:table-cell table:style-name="ce68" table:formula="of:=[$SKG.H56]" office:value-type="string" office:string-value="STICHTING ARARAT" calcext:value-type="string">
            <text:p>STICHTING ARARAT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63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57]" office:value-type="date" office:date-value="2026-02-05" calcext:value-type="date">
            <text:p>5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7]&lt;0;-[$SKG.E57];&quot; &quot;)" office:value-type="string" office:string-value=" " calcext:value-type="string">
            <text:p><text:s text:c="3"/></text:p>
          </table:table-cell>
          <table:table-cell table:style-name="ce63" table:formula="of:=IF([$SKG.E57]&gt;=0;[$SKG.E57];&quot; &quot;)" office:value-type="float" office:value="156.08" calcext:value-type="float">
            <text:p><text:s/>156.08 </text:p>
          </table:table-cell>
          <table:table-cell table:style-name="ce68" table:formula="of:=[$SKG.K57]" office:value-type="string" office:string-value="Protestantse gemee 257235883" calcext:value-type="string">
            <text:p>Protestantse gemee 257235883</text:p>
          </table:table-cell>
          <table:table-cell table:style-name="ce68" table:formula="of:=[$SKG.B57]" office:value-type="float" office:value="3" calcext:value-type="float">
            <text:p>3</text:p>
          </table:table-cell>
          <table:table-cell table:style-name="ce68" table:formula="of:=[$SKG.H57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64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58]" office:value-type="date" office:date-value="2026-02-06" calcext:value-type="date">
            <text:p>6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8]&lt;0;-[$SKG.E58];&quot; &quot;)" office:value-type="string" office:string-value=" " calcext:value-type="string">
            <text:p><text:s text:c="3"/></text:p>
          </table:table-cell>
          <table:table-cell table:style-name="ce63" table:formula="of:=IF([$SKG.E58]&gt;=0;[$SKG.E58];&quot; &quot;)" office:value-type="float" office:value="306" calcext:value-type="float">
            <text:p><text:s/>306.00 </text:p>
          </table:table-cell>
          <table:table-cell table:style-name="ce68" table:formula="of:=[$SKG.K58]" office:value-type="string" office:string-value="202601-019 260204RABONL2U0019000001000003" calcext:value-type="string">
            <text:p>202601-019 260204RABONL2U0019000001000003</text:p>
          </table:table-cell>
          <table:table-cell table:style-name="ce68" table:formula="of:=[$SKG.B58]" office:value-type="float" office:value="3" calcext:value-type="float">
            <text:p>3</text:p>
          </table:table-cell>
          <table:table-cell table:style-name="ce68" table:formula="of:=[$SKG.H58]" office:value-type="string" office:string-value="Sonnevelt Opleidingen B.V." calcext:value-type="string">
            <text:p>Sonnevelt Opleidingen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50" calcext:value-type="float">
            <text:p>450</text:p>
          </table:table-cell>
          <table:table-cell table:style-name="ce7" table:formula="of:=IFERROR(VLOOKUP([.A165];[$Grootboekschema.$A$1:.$B$109];2;0); &quot;&quot;)" office:value-type="string" office:string-value="Inkoop buffet" calcext:value-type="string">
            <text:p>Inkoop buffet</text:p>
          </table:table-cell>
          <table:table-cell table:style-name="ce53" table:formula="of:=[$SKG.D59]" office:value-type="date" office:date-value="2026-02-06" calcext:value-type="date">
            <text:p>6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9]&lt;0;-[$SKG.E59];&quot; &quot;)" office:value-type="float" office:value="242.52" calcext:value-type="float">
            <text:p><text:s/>242.52 </text:p>
          </table:table-cell>
          <table:table-cell table:style-name="ce63" table:formula="of:=IF([$SKG.E59]&gt;=0;[$SKG.E59];&quot; &quot;)" office:value-type="string" office:string-value=" " calcext:value-type="string">
            <text:p><text:s text:c="3"/></text:p>
          </table:table-cell>
          <table:table-cell table:style-name="ce68" table:formula="of:=[$SKG.K59]" office:value-type="string" office:string-value="factuur 2026-00196 inzake catering" calcext:value-type="string">
            <text:p>factuur 2026-00196 inzake catering</text:p>
          </table:table-cell>
          <table:table-cell table:style-name="ce68" table:formula="of:=[$SKG.B59]" office:value-type="float" office:value="3" calcext:value-type="float">
            <text:p>3</text:p>
          </table:table-cell>
          <table:table-cell table:style-name="ce68" table:formula="of:=[$SKG.H59]" office:value-type="string" office:string-value="FAJE catering  en events" calcext:value-type="string">
            <text:p>FAJE catering <text:s/>en events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66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60]" office:value-type="date" office:date-value="2026-02-06" calcext:value-type="date">
            <text:p>6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0]&lt;0;-[$SKG.E60];&quot; &quot;)" office:value-type="string" office:string-value=" " calcext:value-type="string">
            <text:p><text:s text:c="3"/></text:p>
          </table:table-cell>
          <table:table-cell table:style-name="ce63" table:formula="of:=IF([$SKG.E60]&gt;=0;[$SKG.E60];&quot; &quot;)" office:value-type="float" office:value="1.72" calcext:value-type="float">
            <text:p><text:s/>1.72 </text:p>
          </table:table-cell>
          <table:table-cell table:style-name="ce68" table:formula="of:=[$SKG.K60]" office:value-type="string" office:string-value="Protestantse gemee 257311713" calcext:value-type="string">
            <text:p>Protestantse gemee 257311713</text:p>
          </table:table-cell>
          <table:table-cell table:style-name="ce68" table:formula="of:=[$SKG.B60]" office:value-type="float" office:value="3" calcext:value-type="float">
            <text:p>3</text:p>
          </table:table-cell>
          <table:table-cell table:style-name="ce68" table:formula="of:=[$SKG.H60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50" calcext:value-type="float">
            <text:p>450</text:p>
          </table:table-cell>
          <table:table-cell table:style-name="ce7" table:formula="of:=IFERROR(VLOOKUP([.A167];[$Grootboekschema.$A$1:.$B$109];2;0); &quot;&quot;)" office:value-type="string" office:string-value="Inkoop buffet" calcext:value-type="string">
            <text:p>Inkoop buffet</text:p>
          </table:table-cell>
          <table:table-cell table:style-name="ce53" table:formula="of:=[$SKG.D61]" office:value-type="date" office:date-value="2026-02-10" calcext:value-type="date">
            <text:p>10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1]&lt;0;-[$SKG.E61];&quot; &quot;)" office:value-type="float" office:value="279.6" calcext:value-type="float">
            <text:p><text:s/>279.60 </text:p>
          </table:table-cell>
          <table:table-cell table:style-name="ce63" table:formula="of:=IF([$SKG.E61]&gt;=0;[$SKG.E61];&quot; &quot;)" office:value-type="string" office:string-value=" " calcext:value-type="string">
            <text:p><text:s text:c="3"/></text:p>
          </table:table-cell>
          <table:table-cell table:style-name="ce68" table:formula="of:=[$SKG.K61]" office:value-type="string" office:string-value="SFG / D.D.: 05/02/26 FKT.N 2604760011187 IN04497.XML060226/005/100506020" calcext:value-type="string">
            <text:p>SFG / D.D.: 05/02/26 FKT.N 2604760011187 IN04497.XML060226/005/100506020</text:p>
          </table:table-cell>
          <table:table-cell table:style-name="ce68" table:formula="of:=[$SKG.B61]" office:value-type="float" office:value="3" calcext:value-type="float">
            <text:p>3</text:p>
          </table:table-cell>
          <table:table-cell table:style-name="ce68" table:formula="of:=[$SKG.H61]" office:value-type="string" office:string-value="Sligro Food Group Nederland B.V." calcext:value-type="string">
            <text:p>Sligro Food Group Nederland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68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62]" office:value-type="date" office:date-value="2026-02-10" calcext:value-type="date">
            <text:p>10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2]&lt;0;-[$SKG.E62];&quot; &quot;)" office:value-type="string" office:string-value=" " calcext:value-type="string">
            <text:p><text:s text:c="3"/></text:p>
          </table:table-cell>
          <table:table-cell table:style-name="ce63" table:formula="of:=IF([$SKG.E62]&gt;=0;[$SKG.E62];&quot; &quot;)" office:value-type="float" office:value="49.83" calcext:value-type="float">
            <text:p><text:s/>49.83 </text:p>
          </table:table-cell>
          <table:table-cell table:style-name="ce68" table:formula="of:=[$SKG.K62]" office:value-type="string" office:string-value="Protestantse gemee 257500654" calcext:value-type="string">
            <text:p>Protestantse gemee 257500654</text:p>
          </table:table-cell>
          <table:table-cell table:style-name="ce68" table:formula="of:=[$SKG.B62]" office:value-type="float" office:value="3" calcext:value-type="float">
            <text:p>3</text:p>
          </table:table-cell>
          <table:table-cell table:style-name="ce68" table:formula="of:=[$SKG.H62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99" calcext:value-type="float">
            <text:p>199</text:p>
          </table:table-cell>
          <table:table-cell table:style-name="ce7" table:formula="of:=IFERROR(VLOOKUP([.A169];[$Grootboekschema.$A$1:.$B$109];2;0); &quot;&quot;)" office:value-type="string" office:string-value="Kruisposten" calcext:value-type="string">
            <text:p>Kruisposten</text:p>
          </table:table-cell>
          <table:table-cell table:style-name="ce53" table:formula="of:=[$SKG.D63]" office:value-type="date" office:date-value="2026-02-11" calcext:value-type="date">
            <text:p>11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3]&lt;0;-[$SKG.E63];&quot; &quot;)" office:value-type="string" office:string-value=" " calcext:value-type="string">
            <text:p><text:s text:c="3"/></text:p>
          </table:table-cell>
          <table:table-cell table:style-name="ce63" table:formula="of:=IF([$SKG.E63]&gt;=0;[$SKG.E63];&quot; &quot;)" office:value-type="float" office:value="40" calcext:value-type="float">
            <text:p><text:s/>40.00 </text:p>
          </table:table-cell>
          <table:table-cell table:style-name="ce68" table:formula="of:=[$SKG.K63]" office:value-type="string" office:string-value="40bonnen van 1euro 40x1 collectebonnen 40x1" calcext:value-type="string">
            <text:p>40bonnen van 1euro 40x1 collectebonnen 40x1</text:p>
          </table:table-cell>
          <table:table-cell table:style-name="ce68" table:formula="of:=[$SKG.B63]" office:value-type="float" office:value="3" calcext:value-type="float">
            <text:p>3</text:p>
          </table:table-cell>
          <table:table-cell table:style-name="ce68" table:formula="of:=[$SKG.H63]" office:value-type="string" office:string-value="C SLOT HULSKER" calcext:value-type="string">
            <text:p>C SLOT HULSKER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82" calcext:value-type="float">
            <text:p>482</text:p>
          </table:table-cell>
          <table:table-cell table:style-name="ce7" table:formula="of:=IFERROR(VLOOKUP([.A170];[$Grootboekschema.$A$1:.$B$109];2;0); &quot;&quot;)" office:value-type="string" office:string-value="Vergoeding vrijwilligers" calcext:value-type="string">
            <text:p>Vergoeding vrijwilligers</text:p>
          </table:table-cell>
          <table:table-cell table:style-name="ce53" table:formula="of:=[$SKG.D64]" office:value-type="date" office:date-value="2026-02-11" calcext:value-type="date">
            <text:p>11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4]&lt;0;-[$SKG.E64];&quot; &quot;)" office:value-type="float" office:value="50" calcext:value-type="float">
            <text:p><text:s/>50.00 </text:p>
          </table:table-cell>
          <table:table-cell table:style-name="ce63" table:formula="of:=IF([$SKG.E64]&gt;=0;[$SKG.E64];&quot; &quot;)" office:value-type="string" office:string-value=" " calcext:value-type="string">
            <text:p><text:s text:c="3"/></text:p>
          </table:table-cell>
          <table:table-cell table:style-name="ce68" table:formula="of:=[$SKG.K64]" office:value-type="string" office:string-value="vrijwilligersvergoeding januari 2026" calcext:value-type="string">
            <text:p>vrijwilligersvergoeding januari 2026</text:p>
          </table:table-cell>
          <table:table-cell table:style-name="ce68" table:formula="of:=[$SKG.B64]" office:value-type="float" office:value="3" calcext:value-type="float">
            <text:p>3</text:p>
          </table:table-cell>
          <table:table-cell table:style-name="ce68" table:formula="of:=[$SKG.H64]" office:value-type="string" office:string-value="J.E.Verschoof-de Man" calcext:value-type="string">
            <text:p>J.E.Verschoof-de Man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82" calcext:value-type="float">
            <text:p>482</text:p>
          </table:table-cell>
          <table:table-cell table:style-name="ce7" table:formula="of:=IFERROR(VLOOKUP([.A171];[$Grootboekschema.$A$1:.$B$109];2;0); &quot;&quot;)" office:value-type="string" office:string-value="Vergoeding vrijwilligers" calcext:value-type="string">
            <text:p>Vergoeding vrijwilligers</text:p>
          </table:table-cell>
          <table:table-cell table:style-name="ce53" table:formula="of:=[$SKG.D65]" office:value-type="date" office:date-value="2026-02-11" calcext:value-type="date">
            <text:p>11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5]&lt;0;-[$SKG.E65];&quot; &quot;)" office:value-type="float" office:value="100" calcext:value-type="float">
            <text:p><text:s/>100.00 </text:p>
          </table:table-cell>
          <table:table-cell table:style-name="ce63" table:formula="of:=IF([$SKG.E65]&gt;=0;[$SKG.E65];&quot; &quot;)" office:value-type="string" office:string-value=" " calcext:value-type="string">
            <text:p><text:s text:c="3"/></text:p>
          </table:table-cell>
          <table:table-cell table:style-name="ce68" table:formula="of:=[$SKG.K65]" office:value-type="string" office:string-value="vrijwilligersvergoeding december 2025" calcext:value-type="string">
            <text:p>vrijwilligersvergoeding december 2025</text:p>
          </table:table-cell>
          <table:table-cell table:style-name="ce68" table:formula="of:=[$SKG.B65]" office:value-type="float" office:value="3" calcext:value-type="float">
            <text:p>3</text:p>
          </table:table-cell>
          <table:table-cell table:style-name="ce68" table:formula="of:=[$SKG.H65]" office:value-type="string" office:string-value="J.E.Verschoof-de Man" calcext:value-type="string">
            <text:p>J.E.Verschoof-de Man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72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66]" office:value-type="date" office:date-value="2026-02-12" calcext:value-type="date">
            <text:p>12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6]&lt;0;-[$SKG.E66];&quot; &quot;)" office:value-type="string" office:string-value=" " calcext:value-type="string">
            <text:p><text:s text:c="3"/></text:p>
          </table:table-cell>
          <table:table-cell table:style-name="ce63" table:formula="of:=IF([$SKG.E66]&gt;=0;[$SKG.E66];&quot; &quot;)" office:value-type="float" office:value="120" calcext:value-type="float">
            <text:p><text:s/>120.00 </text:p>
          </table:table-cell>
          <table:table-cell table:style-name="ce68" table:formula="of:=[$SKG.K66]" office:value-type="string" office:string-value="fact nr 202602-050" calcext:value-type="string">
            <text:p>fact nr 202602-050</text:p>
          </table:table-cell>
          <table:table-cell table:style-name="ce68" table:formula="of:=[$SKG.B66]" office:value-type="float" office:value="3" calcext:value-type="float">
            <text:p>3</text:p>
          </table:table-cell>
          <table:table-cell table:style-name="ce68" table:formula="of:=[$SKG.H66]" office:value-type="string" office:string-value="I C F Hilversum" calcext:value-type="string">
            <text:p>I C F Hilversum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73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67]" office:value-type="date" office:date-value="2026-02-12" calcext:value-type="date">
            <text:p>12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7]&lt;0;-[$SKG.E67];&quot; &quot;)" office:value-type="string" office:string-value=" " calcext:value-type="string">
            <text:p><text:s text:c="3"/></text:p>
          </table:table-cell>
          <table:table-cell table:style-name="ce63" table:formula="of:=IF([$SKG.E67]&gt;=0;[$SKG.E67];&quot; &quot;)" office:value-type="float" office:value="72" calcext:value-type="float">
            <text:p><text:s/>72.00 </text:p>
          </table:table-cell>
          <table:table-cell table:style-name="ce68" table:formula="of:=[$SKG.K67]" office:value-type="string" office:string-value="Factuur nr. 202602-051 Zaalhuur 27 januari 2026" calcext:value-type="string">
            <text:p>Factuur nr. 202602-051 Zaalhuur 27 januari 2026</text:p>
          </table:table-cell>
          <table:table-cell table:style-name="ce68" table:formula="of:=[$SKG.B67]" office:value-type="float" office:value="3" calcext:value-type="float">
            <text:p>3</text:p>
          </table:table-cell>
          <table:table-cell table:style-name="ce68" table:formula="of:=[$SKG.H67]" office:value-type="string" office:string-value="Mw EC Grosscurt" calcext:value-type="string">
            <text:p>Mw EC Grosscurt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74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68]" office:value-type="date" office:date-value="2026-02-12" calcext:value-type="date">
            <text:p>12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8]&lt;0;-[$SKG.E68];&quot; &quot;)" office:value-type="string" office:string-value=" " calcext:value-type="string">
            <text:p><text:s text:c="3"/></text:p>
          </table:table-cell>
          <table:table-cell table:style-name="ce63" table:formula="of:=IF([$SKG.E68]&gt;=0;[$SKG.E68];&quot; &quot;)" office:value-type="float" office:value="300" calcext:value-type="float">
            <text:p><text:s/>300.00 </text:p>
          </table:table-cell>
          <table:table-cell table:style-name="ce68" table:formula="of:=[$SKG.K68]" office:value-type="string" office:string-value="Factnr. 202602-040 OO9B005533875027" calcext:value-type="string">
            <text:p>Factnr. 202602-040 OO9B005533875027</text:p>
          </table:table-cell>
          <table:table-cell table:style-name="ce68" table:formula="of:=[$SKG.B68]" office:value-type="float" office:value="3" calcext:value-type="float">
            <text:p>3</text:p>
          </table:table-cell>
          <table:table-cell table:style-name="ce68" table:formula="of:=[$SKG.H68]" office:value-type="string" office:string-value="De Gitaarleraar" calcext:value-type="string">
            <text:p>De Gitaarleraar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75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69]" office:value-type="date" office:date-value="2026-02-12" calcext:value-type="date">
            <text:p>12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9]&lt;0;-[$SKG.E69];&quot; &quot;)" office:value-type="string" office:string-value=" " calcext:value-type="string">
            <text:p><text:s text:c="3"/></text:p>
          </table:table-cell>
          <table:table-cell table:style-name="ce63" table:formula="of:=IF([$SKG.E69]&gt;=0;[$SKG.E69];&quot; &quot;)" office:value-type="float" office:value="259.58" calcext:value-type="float">
            <text:p><text:s/>259.58 </text:p>
          </table:table-cell>
          <table:table-cell table:style-name="ce68" table:formula="of:=[$SKG.K69]" office:value-type="string" office:string-value="Protestantse gemee 257641062" calcext:value-type="string">
            <text:p>Protestantse gemee 257641062</text:p>
          </table:table-cell>
          <table:table-cell table:style-name="ce68" table:formula="of:=[$SKG.B69]" office:value-type="float" office:value="3" calcext:value-type="float">
            <text:p>3</text:p>
          </table:table-cell>
          <table:table-cell table:style-name="ce68" table:formula="of:=[$SKG.H69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76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70]" office:value-type="date" office:date-value="2026-02-12" calcext:value-type="date">
            <text:p>12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0]&lt;0;-[$SKG.E70];&quot; &quot;)" office:value-type="string" office:string-value=" " calcext:value-type="string">
            <text:p><text:s text:c="3"/></text:p>
          </table:table-cell>
          <table:table-cell table:style-name="ce63" table:formula="of:=IF([$SKG.E70]&gt;=0;[$SKG.E70];&quot; &quot;)" office:value-type="float" office:value="122" calcext:value-type="float">
            <text:p><text:s/>122.00 </text:p>
          </table:table-cell>
          <table:table-cell table:style-name="ce68" table:formula="of:=[$SKG.K70]" office:value-type="string" office:string-value="Factuurnr 202602-061" calcext:value-type="string">
            <text:p>Factuurnr 202602-061</text:p>
          </table:table-cell>
          <table:table-cell table:style-name="ce68" table:formula="of:=[$SKG.B70]" office:value-type="float" office:value="3" calcext:value-type="float">
            <text:p>3</text:p>
          </table:table-cell>
          <table:table-cell table:style-name="ce68" table:formula="of:=[$SKG.H70]" office:value-type="string" office:string-value="EIGENAREN FLATGEBOUW ZON" calcext:value-type="string">
            <text:p>EIGENAREN FLATGEBOUW ZON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77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71]" office:value-type="date" office:date-value="2026-02-12" calcext:value-type="date">
            <text:p>12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1]&lt;0;-[$SKG.E71];&quot; &quot;)" office:value-type="string" office:string-value=" " calcext:value-type="string">
            <text:p><text:s text:c="3"/></text:p>
          </table:table-cell>
          <table:table-cell table:style-name="ce63" table:formula="of:=IF([$SKG.E71]&gt;=0;[$SKG.E71];&quot; &quot;)" office:value-type="float" office:value="59" calcext:value-type="float">
            <text:p><text:s/>59.00 </text:p>
          </table:table-cell>
          <table:table-cell table:style-name="ce68" table:formula="of:=[$SKG.K71]" office:value-type="string" office:string-value="202602-052" calcext:value-type="string">
            <text:p>202602-052</text:p>
          </table:table-cell>
          <table:table-cell table:style-name="ce68" table:formula="of:=[$SKG.B71]" office:value-type="float" office:value="3" calcext:value-type="float">
            <text:p>3</text:p>
          </table:table-cell>
          <table:table-cell table:style-name="ce68" table:formula="of:=[$SKG.H71]" office:value-type="string" office:string-value="Hr JE van den Berg,Mw Y Kiers" calcext:value-type="string">
            <text:p>Hr JE van den Berg,Mw Y Kiers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78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72]" office:value-type="date" office:date-value="2026-02-13" calcext:value-type="date">
            <text:p>13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2]&lt;0;-[$SKG.E72];&quot; &quot;)" office:value-type="string" office:string-value=" " calcext:value-type="string">
            <text:p><text:s text:c="3"/></text:p>
          </table:table-cell>
          <table:table-cell table:style-name="ce63" table:formula="of:=IF([$SKG.E72]&gt;=0;[$SKG.E72];&quot; &quot;)" office:value-type="float" office:value="432" calcext:value-type="float">
            <text:p><text:s/>432.00 </text:p>
          </table:table-cell>
          <table:table-cell table:style-name="ce68" table:formula="of:=[$SKG.K72]" office:value-type="string" office:string-value="202602-046" calcext:value-type="string">
            <text:p>202602-046</text:p>
          </table:table-cell>
          <table:table-cell table:style-name="ce68" table:formula="of:=[$SKG.B72]" office:value-type="float" office:value="4" calcext:value-type="float">
            <text:p>4</text:p>
          </table:table-cell>
          <table:table-cell table:style-name="ce68" table:formula="of:=[$SKG.H72]" office:value-type="string" office:string-value="De Kontekst Gooise Meren B.V." calcext:value-type="string">
            <text:p>De Kontekst Gooise Meren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79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73]" office:value-type="date" office:date-value="2026-02-13" calcext:value-type="date">
            <text:p>13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3]&lt;0;-[$SKG.E73];&quot; &quot;)" office:value-type="string" office:string-value=" " calcext:value-type="string">
            <text:p><text:s text:c="3"/></text:p>
          </table:table-cell>
          <table:table-cell table:style-name="ce63" table:formula="of:=IF([$SKG.E73]&gt;=0;[$SKG.E73];&quot; &quot;)" office:value-type="float" office:value="283.5" calcext:value-type="float">
            <text:p><text:s/>283.50 </text:p>
          </table:table-cell>
          <table:table-cell table:style-name="ce68" table:formula="of:=[$SKG.K73]" office:value-type="string" office:string-value="202602-042" calcext:value-type="string">
            <text:p>202602-042</text:p>
          </table:table-cell>
          <table:table-cell table:style-name="ce68" table:formula="of:=[$SKG.B73]" office:value-type="float" office:value="4" calcext:value-type="float">
            <text:p>4</text:p>
          </table:table-cell>
          <table:table-cell table:style-name="ce68" table:formula="of:=[$SKG.H73]" office:value-type="string" office:string-value="De Kontekst Gooise Meren B.V." calcext:value-type="string">
            <text:p>De Kontekst Gooise Meren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80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74]" office:value-type="date" office:date-value="2026-02-13" calcext:value-type="date">
            <text:p>13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4]&lt;0;-[$SKG.E74];&quot; &quot;)" office:value-type="string" office:string-value=" " calcext:value-type="string">
            <text:p><text:s text:c="3"/></text:p>
          </table:table-cell>
          <table:table-cell table:style-name="ce63" table:formula="of:=IF([$SKG.E74]&gt;=0;[$SKG.E74];&quot; &quot;)" office:value-type="float" office:value="1.72" calcext:value-type="float">
            <text:p><text:s/>1.72 </text:p>
          </table:table-cell>
          <table:table-cell table:style-name="ce68" table:formula="of:=[$SKG.K74]" office:value-type="string" office:string-value="Protestantse gemee 257719155" calcext:value-type="string">
            <text:p>Protestantse gemee 257719155</text:p>
          </table:table-cell>
          <table:table-cell table:style-name="ce68" table:formula="of:=[$SKG.B74]" office:value-type="float" office:value="4" calcext:value-type="float">
            <text:p>4</text:p>
          </table:table-cell>
          <table:table-cell table:style-name="ce68" table:formula="of:=[$SKG.H74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81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75]" office:value-type="date" office:date-value="2026-02-14" calcext:value-type="date">
            <text:p>14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5]&lt;0;-[$SKG.E75];&quot; &quot;)" office:value-type="string" office:string-value=" " calcext:value-type="string">
            <text:p><text:s text:c="3"/></text:p>
          </table:table-cell>
          <table:table-cell table:style-name="ce63" table:formula="of:=IF([$SKG.E75]&gt;=0;[$SKG.E75];&quot; &quot;)" office:value-type="float" office:value="94.75" calcext:value-type="float">
            <text:p><text:s/>94.75 </text:p>
          </table:table-cell>
          <table:table-cell table:style-name="ce68" table:formula="of:=[$SKG.K75]" office:value-type="string" office:string-value="Factuur 202602-049" calcext:value-type="string">
            <text:p>Factuur 202602-049</text:p>
          </table:table-cell>
          <table:table-cell table:style-name="ce68" table:formula="of:=[$SKG.B75]" office:value-type="float" office:value="4" calcext:value-type="float">
            <text:p>4</text:p>
          </table:table-cell>
          <table:table-cell table:style-name="ce68" table:formula="of:=[$SKG.H75]" office:value-type="string" office:string-value="HENGELSPORTVER HILVERSUM" calcext:value-type="string">
            <text:p>HENGELSPORTVER HILVERSUM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82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76]" office:value-type="date" office:date-value="2026-02-15" calcext:value-type="date">
            <text:p>15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6]&lt;0;-[$SKG.E76];&quot; &quot;)" office:value-type="string" office:string-value=" " calcext:value-type="string">
            <text:p><text:s text:c="3"/></text:p>
          </table:table-cell>
          <table:table-cell table:style-name="ce63" table:formula="of:=IF([$SKG.E76]&gt;=0;[$SKG.E76];&quot; &quot;)" office:value-type="float" office:value="300" calcext:value-type="float">
            <text:p><text:s/>300.00 </text:p>
          </table:table-cell>
          <table:table-cell table:style-name="ce68" table:formula="of:=[$SKG.K76]" office:value-type="string" office:string-value="Factuurnummer 202602-055 zaalhuur januari popkoor OneUp" calcext:value-type="string">
            <text:p>Factuurnummer 202602-055 zaalhuur januari popkoor OneUp</text:p>
          </table:table-cell>
          <table:table-cell table:style-name="ce68" table:formula="of:=[$SKG.B76]" office:value-type="float" office:value="4" calcext:value-type="float">
            <text:p>4</text:p>
          </table:table-cell>
          <table:table-cell table:style-name="ce68" table:formula="of:=[$SKG.H76]" office:value-type="string" office:string-value="Stichting One Up" calcext:value-type="string">
            <text:p>Stichting One Up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83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77]" office:value-type="date" office:date-value="2026-02-16" calcext:value-type="date">
            <text:p>16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7]&lt;0;-[$SKG.E77];&quot; &quot;)" office:value-type="string" office:string-value=" " calcext:value-type="string">
            <text:p><text:s text:c="3"/></text:p>
          </table:table-cell>
          <table:table-cell table:style-name="ce63" table:formula="of:=IF([$SKG.E77]&gt;=0;[$SKG.E77];&quot; &quot;)" office:value-type="float" office:value="60" calcext:value-type="float">
            <text:p><text:s/>60.00 </text:p>
          </table:table-cell>
          <table:table-cell table:style-name="ce68" table:formula="of:=[$SKG.K77]" office:value-type="string" office:string-value="factuurnummer 202601-004" calcext:value-type="string">
            <text:p>factuurnummer 202601-004</text:p>
          </table:table-cell>
          <table:table-cell table:style-name="ce68" table:formula="of:=[$SKG.B77]" office:value-type="float" office:value="4" calcext:value-type="float">
            <text:p>4</text:p>
          </table:table-cell>
          <table:table-cell table:style-name="ce68" table:formula="of:=[$SKG.H77]" office:value-type="string" office:string-value="Matthias ten Houte de Lange" calcext:value-type="string">
            <text:p>Matthias ten Houte de Lange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84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78]" office:value-type="date" office:date-value="2026-02-16" calcext:value-type="date">
            <text:p>16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8]&lt;0;-[$SKG.E78];&quot; &quot;)" office:value-type="string" office:string-value=" " calcext:value-type="string">
            <text:p><text:s text:c="3"/></text:p>
          </table:table-cell>
          <table:table-cell table:style-name="ce63" table:formula="of:=IF([$SKG.E78]&gt;=0;[$SKG.E78];&quot; &quot;)" office:value-type="float" office:value="100" calcext:value-type="float">
            <text:p><text:s/>100.00 </text:p>
          </table:table-cell>
          <table:table-cell table:style-name="ce68" table:formula="of:=[$SKG.K78]" office:value-type="string" office:string-value="PWG BETHLEHEMKERK EXPL.GEB. FACTUUR  202602-041    COV HILVERSUM   ZAALHUUR  31-01-2026" calcext:value-type="string">
            <text:p>PWG BETHLEHEMKERK EXPL.GEB. FACTUUR <text:s/>202602-041 <text:s text:c="3"/>COV HILVERSUM <text:s text:c="2"/>ZAALHUUR <text:s/>31-01-2026</text:p>
          </table:table-cell>
          <table:table-cell table:style-name="ce68" table:formula="of:=[$SKG.B78]" office:value-type="float" office:value="4" calcext:value-type="float">
            <text:p>4</text:p>
          </table:table-cell>
          <table:table-cell table:style-name="ce68" table:formula="of:=[$SKG.H78]" office:value-type="string" office:string-value="COV HILVERSUM" calcext:value-type="string">
            <text:p>COV HILVERSUM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85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79]" office:value-type="date" office:date-value="2026-02-16" calcext:value-type="date">
            <text:p>16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9]&lt;0;-[$SKG.E79];&quot; &quot;)" office:value-type="string" office:string-value=" " calcext:value-type="string">
            <text:p><text:s text:c="3"/></text:p>
          </table:table-cell>
          <table:table-cell table:style-name="ce63" table:formula="of:=IF([$SKG.E79]&gt;=0;[$SKG.E79];&quot; &quot;)" office:value-type="float" office:value="445.75" calcext:value-type="float">
            <text:p><text:s/>445.75 </text:p>
          </table:table-cell>
          <table:table-cell table:style-name="ce68" table:formula="of:=[$SKG.K79]" office:value-type="string" office:string-value="202602-057 260216RABONL2U0004000001000006" calcext:value-type="string">
            <text:p>202602-057 260216RABONL2U0004000001000006</text:p>
          </table:table-cell>
          <table:table-cell table:style-name="ce68" table:formula="of:=[$SKG.B79]" office:value-type="float" office:value="4" calcext:value-type="float">
            <text:p>4</text:p>
          </table:table-cell>
          <table:table-cell table:style-name="ce68" table:formula="of:=[$SKG.H79]" office:value-type="string" office:string-value="Professionals in NAH B.V" calcext:value-type="string">
            <text:p>Professionals in NAH B.V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86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80]" office:value-type="date" office:date-value="2026-02-16" calcext:value-type="date">
            <text:p>16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0]&lt;0;-[$SKG.E80];&quot; &quot;)" office:value-type="string" office:string-value=" " calcext:value-type="string">
            <text:p><text:s text:c="3"/></text:p>
          </table:table-cell>
          <table:table-cell table:style-name="ce63" table:formula="of:=IF([$SKG.E80]&gt;=0;[$SKG.E80];&quot; &quot;)" office:value-type="float" office:value="106.61" calcext:value-type="float">
            <text:p><text:s/>106.61 </text:p>
          </table:table-cell>
          <table:table-cell table:style-name="ce68" table:formula="of:=[$SKG.K80]" office:value-type="string" office:string-value="Protestantse gemee 257807505" calcext:value-type="string">
            <text:p>Protestantse gemee 257807505</text:p>
          </table:table-cell>
          <table:table-cell table:style-name="ce68" table:formula="of:=[$SKG.B80]" office:value-type="float" office:value="4" calcext:value-type="float">
            <text:p>4</text:p>
          </table:table-cell>
          <table:table-cell table:style-name="ce68" table:formula="of:=[$SKG.H80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87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81]" office:value-type="date" office:date-value="2026-02-16" calcext:value-type="date">
            <text:p>16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1]&lt;0;-[$SKG.E81];&quot; &quot;)" office:value-type="string" office:string-value=" " calcext:value-type="string">
            <text:p><text:s text:c="3"/></text:p>
          </table:table-cell>
          <table:table-cell table:style-name="ce63" table:formula="of:=IF([$SKG.E81]&gt;=0;[$SKG.E81];&quot; &quot;)" office:value-type="float" office:value="122" calcext:value-type="float">
            <text:p><text:s/>122.00 </text:p>
          </table:table-cell>
          <table:table-cell table:style-name="ce68" table:formula="of:=[$SKG.K81]" office:value-type="string" office:string-value="factuurnummer 202602-038 OO9B005547616849" calcext:value-type="string">
            <text:p>factuurnummer 202602-038 OO9B005547616849</text:p>
          </table:table-cell>
          <table:table-cell table:style-name="ce68" table:formula="of:=[$SKG.B81]" office:value-type="float" office:value="4" calcext:value-type="float">
            <text:p>4</text:p>
          </table:table-cell>
          <table:table-cell table:style-name="ce68" table:formula="of:=[$SKG.H81]" office:value-type="string" office:string-value="Stichting Alzheimer Nederland" calcext:value-type="string">
            <text:p>Stichting Alzheimer Nederland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88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82]" office:value-type="date" office:date-value="2026-02-16" calcext:value-type="date">
            <text:p>16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2]&lt;0;-[$SKG.E82];&quot; &quot;)" office:value-type="string" office:string-value=" " calcext:value-type="string">
            <text:p><text:s text:c="3"/></text:p>
          </table:table-cell>
          <table:table-cell table:style-name="ce63" table:formula="of:=IF([$SKG.E82]&gt;=0;[$SKG.E82];&quot; &quot;)" office:value-type="float" office:value="185.25" calcext:value-type="float">
            <text:p><text:s/>185.25 </text:p>
          </table:table-cell>
          <table:table-cell table:style-name="ce68" table:formula="of:=[$SKG.K82]" office:value-type="string" office:string-value="factuurnummer 202602-045" calcext:value-type="string">
            <text:p>factuurnummer 202602-045</text:p>
          </table:table-cell>
          <table:table-cell table:style-name="ce68" table:formula="of:=[$SKG.B82]" office:value-type="float" office:value="4" calcext:value-type="float">
            <text:p>4</text:p>
          </table:table-cell>
          <table:table-cell table:style-name="ce68" table:formula="of:=[$SKG.H82]" office:value-type="string" office:string-value="Matthias ten Houte de Lange" calcext:value-type="string">
            <text:p>Matthias ten Houte de Lange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89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83]" office:value-type="date" office:date-value="2026-02-16" calcext:value-type="date">
            <text:p>16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3]&lt;0;-[$SKG.E83];&quot; &quot;)" office:value-type="string" office:string-value=" " calcext:value-type="string">
            <text:p><text:s text:c="3"/></text:p>
          </table:table-cell>
          <table:table-cell table:style-name="ce63" table:formula="of:=IF([$SKG.E83]&gt;=0;[$SKG.E83];&quot; &quot;)" office:value-type="float" office:value="36" calcext:value-type="float">
            <text:p><text:s/>36.00 </text:p>
          </table:table-cell>
          <table:table-cell table:style-name="ce68" table:formula="of:=[$SKG.K83]" office:value-type="string" office:string-value="Factuur 202602-060" calcext:value-type="string">
            <text:p>Factuur 202602-060</text:p>
          </table:table-cell>
          <table:table-cell table:style-name="ce68" table:formula="of:=[$SKG.B83]" office:value-type="float" office:value="4" calcext:value-type="float">
            <text:p>4</text:p>
          </table:table-cell>
          <table:table-cell table:style-name="ce68" table:formula="of:=[$SKG.H83]" office:value-type="string" office:string-value="A WEISSMAN" calcext:value-type="string">
            <text:p>A WEISSMAN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90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84]" office:value-type="date" office:date-value="2026-02-17" calcext:value-type="date">
            <text:p>17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4]&lt;0;-[$SKG.E84];&quot; &quot;)" office:value-type="string" office:string-value=" " calcext:value-type="string">
            <text:p><text:s text:c="3"/></text:p>
          </table:table-cell>
          <table:table-cell table:style-name="ce63" table:formula="of:=IF([$SKG.E84]&gt;=0;[$SKG.E84];&quot; &quot;)" office:value-type="float" office:value="296" calcext:value-type="float">
            <text:p><text:s/>296.00 </text:p>
          </table:table-cell>
          <table:table-cell table:style-name="ce68" table:formula="of:=[$SKG.K84]" office:value-type="string" office:string-value="202601-032 XUB0000676719094" calcext:value-type="string">
            <text:p>202601-032 XUB0000676719094</text:p>
          </table:table-cell>
          <table:table-cell table:style-name="ce68" table:formula="of:=[$SKG.B84]" office:value-type="float" office:value="4" calcext:value-type="float">
            <text:p>4</text:p>
          </table:table-cell>
          <table:table-cell table:style-name="ce68" table:formula="of:=[$SKG.H84]" office:value-type="string" office:string-value="TU DELFT" calcext:value-type="string">
            <text:p>TU DELFT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91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85]" office:value-type="date" office:date-value="2026-02-17" calcext:value-type="date">
            <text:p>17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5]&lt;0;-[$SKG.E85];&quot; &quot;)" office:value-type="string" office:string-value=" " calcext:value-type="string">
            <text:p><text:s text:c="3"/></text:p>
          </table:table-cell>
          <table:table-cell table:style-name="ce63" table:formula="of:=IF([$SKG.E85]&gt;=0;[$SKG.E85];&quot; &quot;)" office:value-type="float" office:value="508.25" calcext:value-type="float">
            <text:p><text:s/>508.25 </text:p>
          </table:table-cell>
          <table:table-cell table:style-name="ce68" table:formula="of:=[$SKG.K85]" office:value-type="string" office:string-value="202601-033 XUB0000676719084" calcext:value-type="string">
            <text:p>202601-033 XUB0000676719084</text:p>
          </table:table-cell>
          <table:table-cell table:style-name="ce68" table:formula="of:=[$SKG.B85]" office:value-type="float" office:value="4" calcext:value-type="float">
            <text:p>4</text:p>
          </table:table-cell>
          <table:table-cell table:style-name="ce68" table:formula="of:=[$SKG.H85]" office:value-type="string" office:string-value="TU DELFT" calcext:value-type="string">
            <text:p>TU DELFT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92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86]" office:value-type="date" office:date-value="2026-02-17" calcext:value-type="date">
            <text:p>17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6]&lt;0;-[$SKG.E86];&quot; &quot;)" office:value-type="string" office:string-value=" " calcext:value-type="string">
            <text:p><text:s text:c="3"/></text:p>
          </table:table-cell>
          <table:table-cell table:style-name="ce63" table:formula="of:=IF([$SKG.E86]&gt;=0;[$SKG.E86];&quot; &quot;)" office:value-type="float" office:value="53.23" calcext:value-type="float">
            <text:p><text:s/>53.23 </text:p>
          </table:table-cell>
          <table:table-cell table:style-name="ce68" table:formula="of:=[$SKG.K86]" office:value-type="string" office:string-value="Protestantse gemee 257909243" calcext:value-type="string">
            <text:p>Protestantse gemee 257909243</text:p>
          </table:table-cell>
          <table:table-cell table:style-name="ce68" table:formula="of:=[$SKG.B86]" office:value-type="float" office:value="4" calcext:value-type="float">
            <text:p>4</text:p>
          </table:table-cell>
          <table:table-cell table:style-name="ce68" table:formula="of:=[$SKG.H86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93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87]" office:value-type="date" office:date-value="2026-02-18" calcext:value-type="date">
            <text:p>18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7]&lt;0;-[$SKG.E87];&quot; &quot;)" office:value-type="string" office:string-value=" " calcext:value-type="string">
            <text:p><text:s text:c="3"/></text:p>
          </table:table-cell>
          <table:table-cell table:style-name="ce63" table:formula="of:=IF([$SKG.E87]&gt;=0;[$SKG.E87];&quot; &quot;)" office:value-type="float" office:value="29.19" calcext:value-type="float">
            <text:p><text:s/>29.19 </text:p>
          </table:table-cell>
          <table:table-cell table:style-name="ce68" table:formula="of:=[$SKG.K87]" office:value-type="string" office:string-value="Protestantse gemee 257971206" calcext:value-type="string">
            <text:p>Protestantse gemee 257971206</text:p>
          </table:table-cell>
          <table:table-cell table:style-name="ce68" table:formula="of:=[$SKG.B87]" office:value-type="float" office:value="4" calcext:value-type="float">
            <text:p>4</text:p>
          </table:table-cell>
          <table:table-cell table:style-name="ce68" table:formula="of:=[$SKG.H87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50" calcext:value-type="float">
            <text:p>450</text:p>
          </table:table-cell>
          <table:table-cell table:style-name="ce7" table:formula="of:=IFERROR(VLOOKUP([.A194];[$Grootboekschema.$A$1:.$B$109];2;0); &quot;&quot;)" office:value-type="string" office:string-value="Inkoop buffet" calcext:value-type="string">
            <text:p>Inkoop buffet</text:p>
          </table:table-cell>
          <table:table-cell table:style-name="ce53" table:formula="of:=[$SKG.D88]" office:value-type="date" office:date-value="2026-02-18" calcext:value-type="date">
            <text:p>18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8]&lt;0;-[$SKG.E88];&quot; &quot;)" office:value-type="float" office:value="444.43" calcext:value-type="float">
            <text:p><text:s/>444.43 </text:p>
          </table:table-cell>
          <table:table-cell table:style-name="ce63" table:formula="of:=IF([$SKG.E88]&gt;=0;[$SKG.E88];&quot; &quot;)" office:value-type="string" office:string-value=" " calcext:value-type="string">
            <text:p><text:s text:c="3"/></text:p>
          </table:table-cell>
          <table:table-cell table:style-name="ce68" table:formula="of:=[$SKG.K88]" office:value-type="string" office:string-value="SFG / D.D.: 13/02/26 FKT.N 2604760014186 / D.D.: 14/02/26 FKT.N 2604760014491 IN04503.XML160226/005/100506020" calcext:value-type="string">
            <text:p>SFG / D.D.: 13/02/26 FKT.N 2604760014186 / D.D.: 14/02/26 FKT.N 2604760014491 IN04503.XML160226/005/100506020</text:p>
          </table:table-cell>
          <table:table-cell table:style-name="ce68" table:formula="of:=[$SKG.B88]" office:value-type="float" office:value="4" calcext:value-type="float">
            <text:p>4</text:p>
          </table:table-cell>
          <table:table-cell table:style-name="ce68" table:formula="of:=[$SKG.H88]" office:value-type="string" office:string-value="Sligro Food Group Nederland B.V." calcext:value-type="string">
            <text:p>Sligro Food Group Nederland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195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89]" office:value-type="date" office:date-value="2026-02-19" calcext:value-type="date">
            <text:p>19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9]&lt;0;-[$SKG.E89];&quot; &quot;)" office:value-type="string" office:string-value=" " calcext:value-type="string">
            <text:p><text:s text:c="3"/></text:p>
          </table:table-cell>
          <table:table-cell table:style-name="ce63" table:formula="of:=IF([$SKG.E89]&gt;=0;[$SKG.E89];&quot; &quot;)" office:value-type="float" office:value="49.8" calcext:value-type="float">
            <text:p><text:s/>49.80 </text:p>
          </table:table-cell>
          <table:table-cell table:style-name="ce68" table:formula="of:=[$SKG.K89]" office:value-type="string" office:string-value="Protestantse gemee 258043876" calcext:value-type="string">
            <text:p>Protestantse gemee 258043876</text:p>
          </table:table-cell>
          <table:table-cell table:style-name="ce68" table:formula="of:=[$SKG.B89]" office:value-type="float" office:value="4" calcext:value-type="float">
            <text:p>4</text:p>
          </table:table-cell>
          <table:table-cell table:style-name="ce68" table:formula="of:=[$SKG.H89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96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90]" office:value-type="date" office:date-value="2026-02-20" calcext:value-type="date">
            <text:p>20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0]&lt;0;-[$SKG.E90];&quot; &quot;)" office:value-type="string" office:string-value=" " calcext:value-type="string">
            <text:p><text:s text:c="3"/></text:p>
          </table:table-cell>
          <table:table-cell table:style-name="ce63" table:formula="of:=IF([$SKG.E90]&gt;=0;[$SKG.E90];&quot; &quot;)" office:value-type="float" office:value="219" calcext:value-type="float">
            <text:p><text:s/>219.00 </text:p>
          </table:table-cell>
          <table:table-cell table:style-name="ce68" table:formula="of:=[$SKG.K90]" office:value-type="string" office:string-value="Factuurnr 202602-054 GOI" calcext:value-type="string">
            <text:p>Factuurnr 202602-054 GOI</text:p>
          </table:table-cell>
          <table:table-cell table:style-name="ce68" table:formula="of:=[$SKG.B90]" office:value-type="float" office:value="4" calcext:value-type="float">
            <text:p>4</text:p>
          </table:table-cell>
          <table:table-cell table:style-name="ce68" table:formula="of:=[$SKG.H90]" office:value-type="string" office:string-value="Ned Genealogische Vereniging" calcext:value-type="string">
            <text:p>Ned Genealogische Vereniging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97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91]" office:value-type="date" office:date-value="2026-02-20" calcext:value-type="date">
            <text:p>20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1]&lt;0;-[$SKG.E91];&quot; &quot;)" office:value-type="string" office:string-value=" " calcext:value-type="string">
            <text:p><text:s text:c="3"/></text:p>
          </table:table-cell>
          <table:table-cell table:style-name="ce63" table:formula="of:=IF([$SKG.E91]&gt;=0;[$SKG.E91];&quot; &quot;)" office:value-type="float" office:value="122" calcext:value-type="float">
            <text:p><text:s/>122.00 </text:p>
          </table:table-cell>
          <table:table-cell table:style-name="ce68" table:formula="of:=[$SKG.K91]" office:value-type="string" office:string-value="Factuur:202602-053 0001300336480033522003156110" calcext:value-type="string">
            <text:p>Factuur:202602-053 0001300336480033522003156110</text:p>
          </table:table-cell>
          <table:table-cell table:style-name="ce68" table:formula="of:=[$SKG.B91]" office:value-type="float" office:value="4" calcext:value-type="float">
            <text:p>4</text:p>
          </table:table-cell>
          <table:table-cell table:style-name="ce68" table:formula="of:=[$SKG.H91]" office:value-type="string" office:string-value="Leger des Heils W.G Midden Nederlan d" calcext:value-type="string">
            <text:p>Leger des Heils W.G Midden Nederlan d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198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92]" office:value-type="date" office:date-value="2026-02-21" calcext:value-type="date">
            <text:p>21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2]&lt;0;-[$SKG.E92];&quot; &quot;)" office:value-type="string" office:string-value=" " calcext:value-type="string">
            <text:p><text:s text:c="3"/></text:p>
          </table:table-cell>
          <table:table-cell table:style-name="ce63" table:formula="of:=IF([$SKG.E92]&gt;=0;[$SKG.E92];&quot; &quot;)" office:value-type="float" office:value="400" calcext:value-type="float">
            <text:p><text:s/>400.00 </text:p>
          </table:table-cell>
          <table:table-cell table:style-name="ce68" table:formula="of:=[$SKG.K92]" office:value-type="string" office:string-value="202602-056" calcext:value-type="string">
            <text:p>202602-056</text:p>
          </table:table-cell>
          <table:table-cell table:style-name="ce68" table:formula="of:=[$SKG.B92]" office:value-type="float" office:value="4" calcext:value-type="float">
            <text:p>4</text:p>
          </table:table-cell>
          <table:table-cell table:style-name="ce68" table:formula="of:=[$SKG.H92]" office:value-type="string" office:string-value="Prestige Vocal Groups B.V." calcext:value-type="string">
            <text:p>Prestige Vocal Groups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562" calcext:value-type="float">
            <text:p>562</text:p>
          </table:table-cell>
          <table:table-cell table:style-name="ce7" table:formula="of:=IFERROR(VLOOKUP([.A199];[$Grootboekschema.$A$1:.$B$109];2;0); &quot;&quot;)" office:value-type="string" office:string-value="Vuilafvoer" calcext:value-type="string">
            <text:p>Vuilafvoer</text:p>
          </table:table-cell>
          <table:table-cell table:style-name="ce53" table:formula="of:=[$SKG.D93]" office:value-type="date" office:date-value="2026-02-23" calcext:value-type="date">
            <text:p>23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3]&lt;0;-[$SKG.E93];&quot; &quot;)" office:value-type="float" office:value="119.71" calcext:value-type="float">
            <text:p><text:s/>119.71 </text:p>
          </table:table-cell>
          <table:table-cell table:style-name="ce63" table:formula="of:=IF([$SKG.E93]&gt;=0;[$SKG.E93];&quot; &quot;)" office:value-type="string" office:string-value=" " calcext:value-type="string">
            <text:p><text:s text:c="3"/></text:p>
          </table:table-cell>
          <table:table-cell table:style-name="ce68" table:formula="of:=[$SKG.K93]" office:value-type="string" office:string-value="factuur 1009578532" calcext:value-type="string">
            <text:p>factuur 1009578532</text:p>
          </table:table-cell>
          <table:table-cell table:style-name="ce68" table:formula="of:=[$SKG.B93]" office:value-type="float" office:value="4" calcext:value-type="float">
            <text:p>4</text:p>
          </table:table-cell>
          <table:table-cell table:style-name="ce68" table:formula="of:=[$SKG.H93]" office:value-type="string" office:string-value="Renewi Nederland B.V." calcext:value-type="string">
            <text:p>Renewi Nederland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12" calcext:value-type="float">
            <text:p>412</text:p>
          </table:table-cell>
          <table:table-cell table:style-name="ce7" table:formula="of:=IFERROR(VLOOKUP([.A200];[$Grootboekschema.$A$1:.$B$109];2;0); &quot;&quot;)" office:value-type="string" office:string-value="Buffet PIN" calcext:value-type="string">
            <text:p>Buffet PIN</text:p>
          </table:table-cell>
          <table:table-cell table:style-name="ce53" table:formula="of:=[$SKG.D94]" office:value-type="date" office:date-value="2026-02-24" calcext:value-type="date">
            <text:p>24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4]&lt;0;-[$SKG.E94];&quot; &quot;)" office:value-type="string" office:string-value=" " calcext:value-type="string">
            <text:p><text:s text:c="3"/></text:p>
          </table:table-cell>
          <table:table-cell table:style-name="ce63" table:formula="of:=IF([$SKG.E94]&gt;=0;[$SKG.E94];&quot; &quot;)" office:value-type="float" office:value="44.66" calcext:value-type="float">
            <text:p><text:s/>44.66 </text:p>
          </table:table-cell>
          <table:table-cell table:style-name="ce68" table:formula="of:=[$SKG.K94]" office:value-type="string" office:string-value="Protestantse gemee 258304854" calcext:value-type="string">
            <text:p>Protestantse gemee 258304854</text:p>
          </table:table-cell>
          <table:table-cell table:style-name="ce68" table:formula="of:=[$SKG.B94]" office:value-type="float" office:value="4" calcext:value-type="float">
            <text:p>4</text:p>
          </table:table-cell>
          <table:table-cell table:style-name="ce68" table:formula="of:=[$SKG.H94]" office:value-type="string" office:string-value="PAYPAL PTE. LTD." calcext:value-type="string">
            <text:p>PAYPAL PTE. LTD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450" calcext:value-type="float">
            <text:p>450</text:p>
          </table:table-cell>
          <table:table-cell table:style-name="ce7" table:formula="of:=IFERROR(VLOOKUP([.A201];[$Grootboekschema.$A$1:.$B$109];2;0); &quot;&quot;)" office:value-type="string" office:string-value="Inkoop buffet" calcext:value-type="string">
            <text:p>Inkoop buffet</text:p>
          </table:table-cell>
          <table:table-cell table:style-name="ce53" table:formula="of:=[$SKG.D95]" office:value-type="date" office:date-value="2026-02-24" calcext:value-type="date">
            <text:p>24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5]&lt;0;-[$SKG.E95];&quot; &quot;)" office:value-type="float" office:value="54.84" calcext:value-type="float">
            <text:p><text:s/>54.84 </text:p>
          </table:table-cell>
          <table:table-cell table:style-name="ce63" table:formula="of:=IF([$SKG.E95]&gt;=0;[$SKG.E95];&quot; &quot;)" office:value-type="string" office:string-value=" " calcext:value-type="string">
            <text:p><text:s text:c="3"/></text:p>
          </table:table-cell>
          <table:table-cell table:style-name="ce68" table:formula="of:=[$SKG.K95]" office:value-type="string" office:string-value="SFG / D.D.: 19/02/26 FKT.N 2604760016042 IN04507.XML200226/005/100506020" calcext:value-type="string">
            <text:p>SFG / D.D.: 19/02/26 FKT.N 2604760016042 IN04507.XML200226/005/100506020</text:p>
          </table:table-cell>
          <table:table-cell table:style-name="ce68" table:formula="of:=[$SKG.B95]" office:value-type="float" office:value="4" calcext:value-type="float">
            <text:p>4</text:p>
          </table:table-cell>
          <table:table-cell table:style-name="ce68" table:formula="of:=[$SKG.H95]" office:value-type="string" office:string-value="Sligro Food Group Nederland B.V." calcext:value-type="string">
            <text:p>Sligro Food Group Nederland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 office:value-type="float" office:value="140" calcext:value-type="float">
            <text:p>140</text:p>
          </table:table-cell>
          <table:table-cell table:style-name="ce7" table:formula="of:=IFERROR(VLOOKUP([.A202];[$Grootboekschema.$A$1:.$B$109];2;0); &quot;&quot;)" office:value-type="string" office:string-value="Debiteuren" calcext:value-type="string">
            <text:p>Debiteuren</text:p>
          </table:table-cell>
          <table:table-cell table:style-name="ce53" table:formula="of:=[$SKG.D96]" office:value-type="date" office:date-value="2026-02-26" calcext:value-type="date">
            <text:p>26-2-2026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6]&lt;0;-[$SKG.E96];&quot; &quot;)" office:value-type="string" office:string-value=" " calcext:value-type="string">
            <text:p><text:s text:c="3"/></text:p>
          </table:table-cell>
          <table:table-cell table:style-name="ce63" table:formula="of:=IF([$SKG.E96]&gt;=0;[$SKG.E96];&quot; &quot;)" office:value-type="float" office:value="280.5" calcext:value-type="float">
            <text:p><text:s/>280.50 </text:p>
          </table:table-cell>
          <table:table-cell table:style-name="ce68" table:formula="of:=[$SKG.K96]" office:value-type="string" office:string-value="202602-059 260219RABONL2U0031500007000001" calcext:value-type="string">
            <text:p>202602-059 260219RABONL2U0031500007000001</text:p>
          </table:table-cell>
          <table:table-cell table:style-name="ce68" table:formula="of:=[$SKG.B96]" office:value-type="float" office:value="4" calcext:value-type="float">
            <text:p>4</text:p>
          </table:table-cell>
          <table:table-cell table:style-name="ce68" table:formula="of:=[$SKG.H96]" office:value-type="string" office:string-value="Sonnevelt Opleidingen B.V." calcext:value-type="string">
            <text:p>Sonnevelt Opleidingen B.V.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03];[$Grootboekschema.$A$1:.$B$109];2;0); &quot;&quot;)">
            <text:p/>
          </table:table-cell>
          <table:table-cell table:style-name="ce53" table:formula="of:=[$SKG.D9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7]&lt;0;-[$SKG.E97];&quot; &quot;)" office:value-type="string" office:string-value=" " calcext:value-type="string">
            <text:p><text:s text:c="3"/></text:p>
          </table:table-cell>
          <table:table-cell table:style-name="ce63" table:formula="of:=IF([$SKG.E97]&gt;=0;[$SKG.E97];&quot; &quot;)" office:value-type="float" office:value="0" calcext:value-type="float">
            <text:p><text:s/>- <text:s text:c="2"/></text:p>
          </table:table-cell>
          <table:table-cell table:style-name="ce68" table:formula="of:=[$SKG.K97]" office:value-type="float" office:value="0" calcext:value-type="float">
            <text:p>0</text:p>
          </table:table-cell>
          <table:table-cell table:style-name="ce68" table:formula="of:=[$SKG.B97]" office:value-type="float" office:value="0" calcext:value-type="float">
            <text:p>0</text:p>
          </table:table-cell>
          <table:table-cell table:style-name="ce68" table:formula="of:=[$SKG.H9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04];[$Grootboekschema.$A$1:.$B$109];2;0); &quot;&quot;)">
            <text:p/>
          </table:table-cell>
          <table:table-cell table:style-name="ce53" table:formula="of:=[$SKG.D9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8]&lt;0;-[$SKG.E98];&quot; &quot;)" office:value-type="string" office:string-value=" " calcext:value-type="string">
            <text:p><text:s text:c="3"/></text:p>
          </table:table-cell>
          <table:table-cell table:style-name="ce63" table:formula="of:=IF([$SKG.E98]&gt;=0;[$SKG.E98];&quot; &quot;)" office:value-type="float" office:value="0" calcext:value-type="float">
            <text:p><text:s/>- <text:s text:c="2"/></text:p>
          </table:table-cell>
          <table:table-cell table:style-name="ce68" table:formula="of:=[$SKG.K98]" office:value-type="float" office:value="0" calcext:value-type="float">
            <text:p>0</text:p>
          </table:table-cell>
          <table:table-cell table:style-name="ce68" table:formula="of:=[$SKG.B98]" office:value-type="float" office:value="0" calcext:value-type="float">
            <text:p>0</text:p>
          </table:table-cell>
          <table:table-cell table:style-name="ce68" table:formula="of:=[$SKG.H9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05];[$Grootboekschema.$A$1:.$B$109];2;0); &quot;&quot;)">
            <text:p/>
          </table:table-cell>
          <table:table-cell table:style-name="ce53" table:formula="of:=[$SKG.D9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9]&lt;0;-[$SKG.E99];&quot; &quot;)" office:value-type="string" office:string-value=" " calcext:value-type="string">
            <text:p><text:s text:c="3"/></text:p>
          </table:table-cell>
          <table:table-cell table:style-name="ce63" table:formula="of:=IF([$SKG.E99]&gt;=0;[$SKG.E99];&quot; &quot;)" office:value-type="float" office:value="0" calcext:value-type="float">
            <text:p><text:s/>- <text:s text:c="2"/></text:p>
          </table:table-cell>
          <table:table-cell table:style-name="ce68" table:formula="of:=[$SKG.K99]" office:value-type="float" office:value="0" calcext:value-type="float">
            <text:p>0</text:p>
          </table:table-cell>
          <table:table-cell table:style-name="ce68" table:formula="of:=[$SKG.B99]" office:value-type="float" office:value="0" calcext:value-type="float">
            <text:p>0</text:p>
          </table:table-cell>
          <table:table-cell table:style-name="ce68" table:formula="of:=[$SKG.H9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06];[$Grootboekschema.$A$1:.$B$109];2;0); &quot;&quot;)">
            <text:p/>
          </table:table-cell>
          <table:table-cell table:style-name="ce53" table:formula="of:=[$SKG.D10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00]&lt;0;-[$SKG.E100];&quot; &quot;)" office:value-type="string" office:string-value=" " calcext:value-type="string">
            <text:p><text:s text:c="3"/></text:p>
          </table:table-cell>
          <table:table-cell table:style-name="ce63" table:formula="of:=IF([$SKG.E100]&gt;=0;[$SKG.E100];&quot; &quot;)" office:value-type="float" office:value="0" calcext:value-type="float">
            <text:p><text:s/>- <text:s text:c="2"/></text:p>
          </table:table-cell>
          <table:table-cell table:style-name="ce68" table:formula="of:=[$SKG.K100]" office:value-type="float" office:value="0" calcext:value-type="float">
            <text:p>0</text:p>
          </table:table-cell>
          <table:table-cell table:style-name="ce68" table:formula="of:=[$SKG.B100]" office:value-type="float" office:value="0" calcext:value-type="float">
            <text:p>0</text:p>
          </table:table-cell>
          <table:table-cell table:style-name="ce68" table:formula="of:=[$SKG.H10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07];[$Grootboekschema.$A$1:.$B$109];2;0); &quot;&quot;)">
            <text:p/>
          </table:table-cell>
          <table:table-cell table:style-name="ce53" table:formula="of:=[$SKG.D10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01]&lt;0;-[$SKG.E101];&quot; &quot;)" office:value-type="string" office:string-value=" " calcext:value-type="string">
            <text:p><text:s text:c="3"/></text:p>
          </table:table-cell>
          <table:table-cell table:style-name="ce63" table:formula="of:=IF([$SKG.E101]&gt;=0;[$SKG.E101];&quot; &quot;)" office:value-type="float" office:value="0" calcext:value-type="float">
            <text:p><text:s/>- <text:s text:c="2"/></text:p>
          </table:table-cell>
          <table:table-cell table:style-name="ce68" table:formula="of:=[$SKG.K101]" office:value-type="float" office:value="0" calcext:value-type="float">
            <text:p>0</text:p>
          </table:table-cell>
          <table:table-cell table:style-name="ce68" table:formula="of:=[$SKG.B101]" office:value-type="float" office:value="0" calcext:value-type="float">
            <text:p>0</text:p>
          </table:table-cell>
          <table:table-cell table:style-name="ce68" table:formula="of:=[$SKG.H10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08];[$Grootboekschema.$A$1:.$B$109];2;0); &quot;&quot;)">
            <text:p/>
          </table:table-cell>
          <table:table-cell table:style-name="ce53" table:formula="of:=[$SKG.D10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02]&lt;0;-[$SKG.E102];&quot; &quot;)" office:value-type="string" office:string-value=" " calcext:value-type="string">
            <text:p><text:s text:c="3"/></text:p>
          </table:table-cell>
          <table:table-cell table:style-name="ce63" table:formula="of:=IF([$SKG.E102]&gt;=0;[$SKG.E102];&quot; &quot;)" office:value-type="float" office:value="0" calcext:value-type="float">
            <text:p><text:s/>- <text:s text:c="2"/></text:p>
          </table:table-cell>
          <table:table-cell table:style-name="ce68" table:formula="of:=[$SKG.K102]" office:value-type="float" office:value="0" calcext:value-type="float">
            <text:p>0</text:p>
          </table:table-cell>
          <table:table-cell table:style-name="ce68" table:formula="of:=[$SKG.B102]" office:value-type="float" office:value="0" calcext:value-type="float">
            <text:p>0</text:p>
          </table:table-cell>
          <table:table-cell table:style-name="ce68" table:formula="of:=[$SKG.H10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09];[$Grootboekschema.$A$1:.$B$109];2;0); &quot;&quot;)">
            <text:p/>
          </table:table-cell>
          <table:table-cell table:style-name="ce53" table:formula="of:=[$SKG.D10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03]&lt;0;-[$SKG.E103];&quot; &quot;)" office:value-type="string" office:string-value=" " calcext:value-type="string">
            <text:p><text:s text:c="3"/></text:p>
          </table:table-cell>
          <table:table-cell table:style-name="ce63" table:formula="of:=IF([$SKG.E103]&gt;=0;[$SKG.E103];&quot; &quot;)" office:value-type="float" office:value="0" calcext:value-type="float">
            <text:p><text:s/>- <text:s text:c="2"/></text:p>
          </table:table-cell>
          <table:table-cell table:style-name="ce68" table:formula="of:=[$SKG.K103]" office:value-type="float" office:value="0" calcext:value-type="float">
            <text:p>0</text:p>
          </table:table-cell>
          <table:table-cell table:style-name="ce68" table:formula="of:=[$SKG.B103]" office:value-type="float" office:value="0" calcext:value-type="float">
            <text:p>0</text:p>
          </table:table-cell>
          <table:table-cell table:style-name="ce68" table:formula="of:=[$SKG.H10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10];[$Grootboekschema.$A$1:.$B$109];2;0); &quot;&quot;)">
            <text:p/>
          </table:table-cell>
          <table:table-cell table:style-name="ce53" table:formula="of:=[$SKG.D10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04]&lt;0;-[$SKG.E104];&quot; &quot;)" office:value-type="string" office:string-value=" " calcext:value-type="string">
            <text:p><text:s text:c="3"/></text:p>
          </table:table-cell>
          <table:table-cell table:style-name="ce63" table:formula="of:=IF([$SKG.E104]&gt;=0;[$SKG.E104];&quot; &quot;)" office:value-type="float" office:value="0" calcext:value-type="float">
            <text:p><text:s/>- <text:s text:c="2"/></text:p>
          </table:table-cell>
          <table:table-cell table:style-name="ce68" table:formula="of:=[$SKG.K104]" office:value-type="float" office:value="0" calcext:value-type="float">
            <text:p>0</text:p>
          </table:table-cell>
          <table:table-cell table:style-name="ce68" table:formula="of:=[$SKG.B104]" office:value-type="float" office:value="0" calcext:value-type="float">
            <text:p>0</text:p>
          </table:table-cell>
          <table:table-cell table:style-name="ce68" table:formula="of:=[$SKG.H10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11];[$Grootboekschema.$A$1:.$B$109];2;0); &quot;&quot;)">
            <text:p/>
          </table:table-cell>
          <table:table-cell table:style-name="ce53" table:formula="of:=[$SKG.D10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05]&lt;0;-[$SKG.E105];&quot; &quot;)" office:value-type="string" office:string-value=" " calcext:value-type="string">
            <text:p><text:s text:c="3"/></text:p>
          </table:table-cell>
          <table:table-cell table:style-name="ce63" table:formula="of:=IF([$SKG.E105]&gt;=0;[$SKG.E105];&quot; &quot;)" office:value-type="float" office:value="0" calcext:value-type="float">
            <text:p><text:s/>- <text:s text:c="2"/></text:p>
          </table:table-cell>
          <table:table-cell table:style-name="ce68" table:formula="of:=[$SKG.K105]" office:value-type="float" office:value="0" calcext:value-type="float">
            <text:p>0</text:p>
          </table:table-cell>
          <table:table-cell table:style-name="ce68" table:formula="of:=[$SKG.B105]" office:value-type="float" office:value="0" calcext:value-type="float">
            <text:p>0</text:p>
          </table:table-cell>
          <table:table-cell table:style-name="ce68" table:formula="of:=[$SKG.H10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12];[$Grootboekschema.$A$1:.$B$109];2;0); &quot;&quot;)">
            <text:p/>
          </table:table-cell>
          <table:table-cell table:style-name="ce53" table:formula="of:=[$SKG.D10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06]&lt;0;-[$SKG.E106];&quot; &quot;)" office:value-type="string" office:string-value=" " calcext:value-type="string">
            <text:p><text:s text:c="3"/></text:p>
          </table:table-cell>
          <table:table-cell table:style-name="ce63" table:formula="of:=IF([$SKG.E106]&gt;=0;[$SKG.E106];&quot; &quot;)" office:value-type="float" office:value="0" calcext:value-type="float">
            <text:p><text:s/>- <text:s text:c="2"/></text:p>
          </table:table-cell>
          <table:table-cell table:style-name="ce68" table:formula="of:=[$SKG.K106]" office:value-type="float" office:value="0" calcext:value-type="float">
            <text:p>0</text:p>
          </table:table-cell>
          <table:table-cell table:style-name="ce68" table:formula="of:=[$SKG.B106]" office:value-type="float" office:value="0" calcext:value-type="float">
            <text:p>0</text:p>
          </table:table-cell>
          <table:table-cell table:style-name="ce68" table:formula="of:=[$SKG.H10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13];[$Grootboekschema.$A$1:.$B$109];2;0); &quot;&quot;)">
            <text:p/>
          </table:table-cell>
          <table:table-cell table:style-name="ce53" table:formula="of:=[$SKG.D10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07]&lt;0;-[$SKG.E107];&quot; &quot;)" office:value-type="string" office:string-value=" " calcext:value-type="string">
            <text:p><text:s text:c="3"/></text:p>
          </table:table-cell>
          <table:table-cell table:style-name="ce63" table:formula="of:=IF([$SKG.E107]&gt;=0;[$SKG.E107];&quot; &quot;)" office:value-type="float" office:value="0" calcext:value-type="float">
            <text:p><text:s/>- <text:s text:c="2"/></text:p>
          </table:table-cell>
          <table:table-cell table:style-name="ce68" table:formula="of:=[$SKG.K107]" office:value-type="float" office:value="0" calcext:value-type="float">
            <text:p>0</text:p>
          </table:table-cell>
          <table:table-cell table:style-name="ce68" table:formula="of:=[$SKG.B107]" office:value-type="float" office:value="0" calcext:value-type="float">
            <text:p>0</text:p>
          </table:table-cell>
          <table:table-cell table:style-name="ce68" table:formula="of:=[$SKG.H10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14];[$Grootboekschema.$A$1:.$B$109];2;0); &quot;&quot;)">
            <text:p/>
          </table:table-cell>
          <table:table-cell table:style-name="ce53" table:formula="of:=[$SKG.D10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08]&lt;0;-[$SKG.E108];&quot; &quot;)" office:value-type="string" office:string-value=" " calcext:value-type="string">
            <text:p><text:s text:c="3"/></text:p>
          </table:table-cell>
          <table:table-cell table:style-name="ce63" table:formula="of:=IF([$SKG.E108]&gt;=0;[$SKG.E108];&quot; &quot;)" office:value-type="float" office:value="0" calcext:value-type="float">
            <text:p><text:s/>- <text:s text:c="2"/></text:p>
          </table:table-cell>
          <table:table-cell table:style-name="ce68" table:formula="of:=[$SKG.K108]" office:value-type="float" office:value="0" calcext:value-type="float">
            <text:p>0</text:p>
          </table:table-cell>
          <table:table-cell table:style-name="ce68" table:formula="of:=[$SKG.B108]" office:value-type="float" office:value="0" calcext:value-type="float">
            <text:p>0</text:p>
          </table:table-cell>
          <table:table-cell table:style-name="ce68" table:formula="of:=[$SKG.H10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15];[$Grootboekschema.$A$1:.$B$109];2;0); &quot;&quot;)">
            <text:p/>
          </table:table-cell>
          <table:table-cell table:style-name="ce53" table:formula="of:=[$SKG.D10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09]&lt;0;-[$SKG.E109];&quot; &quot;)" office:value-type="string" office:string-value=" " calcext:value-type="string">
            <text:p><text:s text:c="3"/></text:p>
          </table:table-cell>
          <table:table-cell table:style-name="ce63" table:formula="of:=IF([$SKG.E109]&gt;=0;[$SKG.E109];&quot; &quot;)" office:value-type="float" office:value="0" calcext:value-type="float">
            <text:p><text:s/>- <text:s text:c="2"/></text:p>
          </table:table-cell>
          <table:table-cell table:style-name="ce68" table:formula="of:=[$SKG.K109]" office:value-type="float" office:value="0" calcext:value-type="float">
            <text:p>0</text:p>
          </table:table-cell>
          <table:table-cell table:style-name="ce68" table:formula="of:=[$SKG.B109]" office:value-type="float" office:value="0" calcext:value-type="float">
            <text:p>0</text:p>
          </table:table-cell>
          <table:table-cell table:style-name="ce68" table:formula="of:=[$SKG.H10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16];[$Grootboekschema.$A$1:.$B$109];2;0); &quot;&quot;)">
            <text:p/>
          </table:table-cell>
          <table:table-cell table:style-name="ce53" table:formula="of:=[$SKG.D11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10]&lt;0;-[$SKG.E110];&quot; &quot;)" office:value-type="string" office:string-value=" " calcext:value-type="string">
            <text:p><text:s text:c="3"/></text:p>
          </table:table-cell>
          <table:table-cell table:style-name="ce63" table:formula="of:=IF([$SKG.E110]&gt;=0;[$SKG.E110];&quot; &quot;)" office:value-type="float" office:value="0" calcext:value-type="float">
            <text:p><text:s/>- <text:s text:c="2"/></text:p>
          </table:table-cell>
          <table:table-cell table:style-name="ce68" table:formula="of:=[$SKG.K110]" office:value-type="float" office:value="0" calcext:value-type="float">
            <text:p>0</text:p>
          </table:table-cell>
          <table:table-cell table:style-name="ce68" table:formula="of:=[$SKG.B110]" office:value-type="float" office:value="0" calcext:value-type="float">
            <text:p>0</text:p>
          </table:table-cell>
          <table:table-cell table:style-name="ce68" table:formula="of:=[$SKG.H11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17];[$Grootboekschema.$A$1:.$B$109];2;0); &quot;&quot;)">
            <text:p/>
          </table:table-cell>
          <table:table-cell table:style-name="ce53" table:formula="of:=[$SKG.D11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11]&lt;0;-[$SKG.E111];&quot; &quot;)" office:value-type="string" office:string-value=" " calcext:value-type="string">
            <text:p><text:s text:c="3"/></text:p>
          </table:table-cell>
          <table:table-cell table:style-name="ce63" table:formula="of:=IF([$SKG.E111]&gt;=0;[$SKG.E111];&quot; &quot;)" office:value-type="float" office:value="0" calcext:value-type="float">
            <text:p><text:s/>- <text:s text:c="2"/></text:p>
          </table:table-cell>
          <table:table-cell table:style-name="ce68" table:formula="of:=[$SKG.K111]" office:value-type="float" office:value="0" calcext:value-type="float">
            <text:p>0</text:p>
          </table:table-cell>
          <table:table-cell table:style-name="ce68" table:formula="of:=[$SKG.B111]" office:value-type="float" office:value="0" calcext:value-type="float">
            <text:p>0</text:p>
          </table:table-cell>
          <table:table-cell table:style-name="ce68" table:formula="of:=[$SKG.H11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18];[$Grootboekschema.$A$1:.$B$109];2;0); &quot;&quot;)">
            <text:p/>
          </table:table-cell>
          <table:table-cell table:style-name="ce53" table:formula="of:=[$SKG.D11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12]&lt;0;-[$SKG.E112];&quot; &quot;)" office:value-type="string" office:string-value=" " calcext:value-type="string">
            <text:p><text:s text:c="3"/></text:p>
          </table:table-cell>
          <table:table-cell table:style-name="ce63" table:formula="of:=IF([$SKG.E112]&gt;=0;[$SKG.E112];&quot; &quot;)" office:value-type="float" office:value="0" calcext:value-type="float">
            <text:p><text:s/>- <text:s text:c="2"/></text:p>
          </table:table-cell>
          <table:table-cell table:style-name="ce68" table:formula="of:=[$SKG.K112]" office:value-type="float" office:value="0" calcext:value-type="float">
            <text:p>0</text:p>
          </table:table-cell>
          <table:table-cell table:style-name="ce68" table:formula="of:=[$SKG.B112]" office:value-type="float" office:value="0" calcext:value-type="float">
            <text:p>0</text:p>
          </table:table-cell>
          <table:table-cell table:style-name="ce68" table:formula="of:=[$SKG.H11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19];[$Grootboekschema.$A$1:.$B$109];2;0); &quot;&quot;)">
            <text:p/>
          </table:table-cell>
          <table:table-cell table:style-name="ce53" table:formula="of:=[$SKG.D11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13]&lt;0;-[$SKG.E113];&quot; &quot;)" office:value-type="string" office:string-value=" " calcext:value-type="string">
            <text:p><text:s text:c="3"/></text:p>
          </table:table-cell>
          <table:table-cell table:style-name="ce63" table:formula="of:=IF([$SKG.E113]&gt;=0;[$SKG.E113];&quot; &quot;)" office:value-type="float" office:value="0" calcext:value-type="float">
            <text:p><text:s/>- <text:s text:c="2"/></text:p>
          </table:table-cell>
          <table:table-cell table:style-name="ce68" table:formula="of:=[$SKG.K113]" office:value-type="float" office:value="0" calcext:value-type="float">
            <text:p>0</text:p>
          </table:table-cell>
          <table:table-cell table:style-name="ce68" table:formula="of:=[$SKG.B113]" office:value-type="float" office:value="0" calcext:value-type="float">
            <text:p>0</text:p>
          </table:table-cell>
          <table:table-cell table:style-name="ce68" table:formula="of:=[$SKG.H11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20];[$Grootboekschema.$A$1:.$B$109];2;0); &quot;&quot;)">
            <text:p/>
          </table:table-cell>
          <table:table-cell table:style-name="ce53" table:formula="of:=[$SKG.D11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14]&lt;0;-[$SKG.E114];&quot; &quot;)" office:value-type="string" office:string-value=" " calcext:value-type="string">
            <text:p><text:s text:c="3"/></text:p>
          </table:table-cell>
          <table:table-cell table:style-name="ce63" table:formula="of:=IF([$SKG.E114]&gt;=0;[$SKG.E114];&quot; &quot;)" office:value-type="float" office:value="0" calcext:value-type="float">
            <text:p><text:s/>- <text:s text:c="2"/></text:p>
          </table:table-cell>
          <table:table-cell table:style-name="ce68" table:formula="of:=[$SKG.K114]" office:value-type="float" office:value="0" calcext:value-type="float">
            <text:p>0</text:p>
          </table:table-cell>
          <table:table-cell table:style-name="ce68" table:formula="of:=[$SKG.B114]" office:value-type="float" office:value="0" calcext:value-type="float">
            <text:p>0</text:p>
          </table:table-cell>
          <table:table-cell table:style-name="ce68" table:formula="of:=[$SKG.H11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21];[$Grootboekschema.$A$1:.$B$109];2;0); &quot;&quot;)">
            <text:p/>
          </table:table-cell>
          <table:table-cell table:style-name="ce53" table:formula="of:=[$SKG.D11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15]&lt;0;-[$SKG.E115];&quot; &quot;)" office:value-type="string" office:string-value=" " calcext:value-type="string">
            <text:p><text:s text:c="3"/></text:p>
          </table:table-cell>
          <table:table-cell table:style-name="ce63" table:formula="of:=IF([$SKG.E115]&gt;=0;[$SKG.E115];&quot; &quot;)" office:value-type="float" office:value="0" calcext:value-type="float">
            <text:p><text:s/>- <text:s text:c="2"/></text:p>
          </table:table-cell>
          <table:table-cell table:style-name="ce68" table:formula="of:=[$SKG.K115]" office:value-type="float" office:value="0" calcext:value-type="float">
            <text:p>0</text:p>
          </table:table-cell>
          <table:table-cell table:style-name="ce68" table:formula="of:=[$SKG.B115]" office:value-type="float" office:value="0" calcext:value-type="float">
            <text:p>0</text:p>
          </table:table-cell>
          <table:table-cell table:style-name="ce68" table:formula="of:=[$SKG.H11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22];[$Grootboekschema.$A$1:.$B$109];2;0); &quot;&quot;)">
            <text:p/>
          </table:table-cell>
          <table:table-cell table:style-name="ce53" table:formula="of:=[$SKG.D11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16]&lt;0;-[$SKG.E116];&quot; &quot;)" office:value-type="string" office:string-value=" " calcext:value-type="string">
            <text:p><text:s text:c="3"/></text:p>
          </table:table-cell>
          <table:table-cell table:style-name="ce63" table:formula="of:=IF([$SKG.E116]&gt;=0;[$SKG.E116];&quot; &quot;)" office:value-type="float" office:value="0" calcext:value-type="float">
            <text:p><text:s/>- <text:s text:c="2"/></text:p>
          </table:table-cell>
          <table:table-cell table:style-name="ce68" table:formula="of:=[$SKG.K116]" office:value-type="float" office:value="0" calcext:value-type="float">
            <text:p>0</text:p>
          </table:table-cell>
          <table:table-cell table:style-name="ce68" table:formula="of:=[$SKG.B116]" office:value-type="float" office:value="0" calcext:value-type="float">
            <text:p>0</text:p>
          </table:table-cell>
          <table:table-cell table:style-name="ce68" table:formula="of:=[$SKG.H11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23];[$Grootboekschema.$A$1:.$B$109];2;0); &quot;&quot;)">
            <text:p/>
          </table:table-cell>
          <table:table-cell table:style-name="ce53" table:formula="of:=[$SKG.D11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17]&lt;0;-[$SKG.E117];&quot; &quot;)" office:value-type="string" office:string-value=" " calcext:value-type="string">
            <text:p><text:s text:c="3"/></text:p>
          </table:table-cell>
          <table:table-cell table:style-name="ce63" table:formula="of:=IF([$SKG.E117]&gt;=0;[$SKG.E117];&quot; &quot;)" office:value-type="float" office:value="0" calcext:value-type="float">
            <text:p><text:s/>- <text:s text:c="2"/></text:p>
          </table:table-cell>
          <table:table-cell table:style-name="ce68" table:formula="of:=[$SKG.K117]" office:value-type="float" office:value="0" calcext:value-type="float">
            <text:p>0</text:p>
          </table:table-cell>
          <table:table-cell table:style-name="ce68" table:formula="of:=[$SKG.B117]" office:value-type="float" office:value="0" calcext:value-type="float">
            <text:p>0</text:p>
          </table:table-cell>
          <table:table-cell table:style-name="ce68" table:formula="of:=[$SKG.H11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24];[$Grootboekschema.$A$1:.$B$109];2;0); &quot;&quot;)">
            <text:p/>
          </table:table-cell>
          <table:table-cell table:style-name="ce53" table:formula="of:=[$SKG.D11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18]&lt;0;-[$SKG.E118];&quot; &quot;)" office:value-type="string" office:string-value=" " calcext:value-type="string">
            <text:p><text:s text:c="3"/></text:p>
          </table:table-cell>
          <table:table-cell table:style-name="ce63" table:formula="of:=IF([$SKG.E118]&gt;=0;[$SKG.E118];&quot; &quot;)" office:value-type="float" office:value="0" calcext:value-type="float">
            <text:p><text:s/>- <text:s text:c="2"/></text:p>
          </table:table-cell>
          <table:table-cell table:style-name="ce68" table:formula="of:=[$SKG.K118]" office:value-type="float" office:value="0" calcext:value-type="float">
            <text:p>0</text:p>
          </table:table-cell>
          <table:table-cell table:style-name="ce68" table:formula="of:=[$SKG.B118]" office:value-type="float" office:value="0" calcext:value-type="float">
            <text:p>0</text:p>
          </table:table-cell>
          <table:table-cell table:style-name="ce68" table:formula="of:=[$SKG.H11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25];[$Grootboekschema.$A$1:.$B$109];2;0); &quot;&quot;)">
            <text:p/>
          </table:table-cell>
          <table:table-cell table:style-name="ce53" table:formula="of:=[$SKG.D11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19]&lt;0;-[$SKG.E119];&quot; &quot;)" office:value-type="string" office:string-value=" " calcext:value-type="string">
            <text:p><text:s text:c="3"/></text:p>
          </table:table-cell>
          <table:table-cell table:style-name="ce63" table:formula="of:=IF([$SKG.E119]&gt;=0;[$SKG.E119];&quot; &quot;)" office:value-type="float" office:value="0" calcext:value-type="float">
            <text:p><text:s/>- <text:s text:c="2"/></text:p>
          </table:table-cell>
          <table:table-cell table:style-name="ce68" table:formula="of:=[$SKG.K119]" office:value-type="float" office:value="0" calcext:value-type="float">
            <text:p>0</text:p>
          </table:table-cell>
          <table:table-cell table:style-name="ce68" table:formula="of:=[$SKG.B119]" office:value-type="float" office:value="0" calcext:value-type="float">
            <text:p>0</text:p>
          </table:table-cell>
          <table:table-cell table:style-name="ce68" table:formula="of:=[$SKG.H11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26];[$Grootboekschema.$A$1:.$B$109];2;0); &quot;&quot;)">
            <text:p/>
          </table:table-cell>
          <table:table-cell table:style-name="ce53" table:formula="of:=[$SKG.D12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20]&lt;0;-[$SKG.E120];&quot; &quot;)" office:value-type="string" office:string-value=" " calcext:value-type="string">
            <text:p><text:s text:c="3"/></text:p>
          </table:table-cell>
          <table:table-cell table:style-name="ce63" table:formula="of:=IF([$SKG.E120]&gt;=0;[$SKG.E120];&quot; &quot;)" office:value-type="float" office:value="0" calcext:value-type="float">
            <text:p><text:s/>- <text:s text:c="2"/></text:p>
          </table:table-cell>
          <table:table-cell table:style-name="ce68" table:formula="of:=[$SKG.K120]" office:value-type="float" office:value="0" calcext:value-type="float">
            <text:p>0</text:p>
          </table:table-cell>
          <table:table-cell table:style-name="ce68" table:formula="of:=[$SKG.B120]" office:value-type="float" office:value="0" calcext:value-type="float">
            <text:p>0</text:p>
          </table:table-cell>
          <table:table-cell table:style-name="ce68" table:formula="of:=[$SKG.H12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27];[$Grootboekschema.$A$1:.$B$109];2;0); &quot;&quot;)">
            <text:p/>
          </table:table-cell>
          <table:table-cell table:style-name="ce53" table:formula="of:=[$SKG.D12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21]&lt;0;-[$SKG.E121];&quot; &quot;)" office:value-type="string" office:string-value=" " calcext:value-type="string">
            <text:p><text:s text:c="3"/></text:p>
          </table:table-cell>
          <table:table-cell table:style-name="ce63" table:formula="of:=IF([$SKG.E121]&gt;=0;[$SKG.E121];&quot; &quot;)" office:value-type="float" office:value="0" calcext:value-type="float">
            <text:p><text:s/>- <text:s text:c="2"/></text:p>
          </table:table-cell>
          <table:table-cell table:style-name="ce68" table:formula="of:=[$SKG.K121]" office:value-type="float" office:value="0" calcext:value-type="float">
            <text:p>0</text:p>
          </table:table-cell>
          <table:table-cell table:style-name="ce68" table:formula="of:=[$SKG.B121]" office:value-type="float" office:value="0" calcext:value-type="float">
            <text:p>0</text:p>
          </table:table-cell>
          <table:table-cell table:style-name="ce68" table:formula="of:=[$SKG.H12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28];[$Grootboekschema.$A$1:.$B$109];2;0); &quot;&quot;)">
            <text:p/>
          </table:table-cell>
          <table:table-cell table:style-name="ce53" table:formula="of:=[$SKG.D12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22]&lt;0;-[$SKG.E122];&quot; &quot;)" office:value-type="string" office:string-value=" " calcext:value-type="string">
            <text:p><text:s text:c="3"/></text:p>
          </table:table-cell>
          <table:table-cell table:style-name="ce63" table:formula="of:=IF([$SKG.E122]&gt;=0;[$SKG.E122];&quot; &quot;)" office:value-type="float" office:value="0" calcext:value-type="float">
            <text:p><text:s/>- <text:s text:c="2"/></text:p>
          </table:table-cell>
          <table:table-cell table:style-name="ce68" table:formula="of:=[$SKG.K122]" office:value-type="float" office:value="0" calcext:value-type="float">
            <text:p>0</text:p>
          </table:table-cell>
          <table:table-cell table:style-name="ce68" table:formula="of:=[$SKG.B122]" office:value-type="float" office:value="0" calcext:value-type="float">
            <text:p>0</text:p>
          </table:table-cell>
          <table:table-cell table:style-name="ce68" table:formula="of:=[$SKG.H12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29];[$Grootboekschema.$A$1:.$B$109];2;0); &quot;&quot;)">
            <text:p/>
          </table:table-cell>
          <table:table-cell table:style-name="ce53" table:formula="of:=[$SKG.D12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23]&lt;0;-[$SKG.E123];&quot; &quot;)" office:value-type="string" office:string-value=" " calcext:value-type="string">
            <text:p><text:s text:c="3"/></text:p>
          </table:table-cell>
          <table:table-cell table:style-name="ce63" table:formula="of:=IF([$SKG.E123]&gt;=0;[$SKG.E123];&quot; &quot;)" office:value-type="float" office:value="0" calcext:value-type="float">
            <text:p><text:s/>- <text:s text:c="2"/></text:p>
          </table:table-cell>
          <table:table-cell table:style-name="ce68" table:formula="of:=[$SKG.K123]" office:value-type="float" office:value="0" calcext:value-type="float">
            <text:p>0</text:p>
          </table:table-cell>
          <table:table-cell table:style-name="ce68" table:formula="of:=[$SKG.B123]" office:value-type="float" office:value="0" calcext:value-type="float">
            <text:p>0</text:p>
          </table:table-cell>
          <table:table-cell table:style-name="ce68" table:formula="of:=[$SKG.H12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30];[$Grootboekschema.$A$1:.$B$109];2;0); &quot;&quot;)">
            <text:p/>
          </table:table-cell>
          <table:table-cell table:style-name="ce53" table:formula="of:=[$SKG.D12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24]&lt;0;-[$SKG.E124];&quot; &quot;)" office:value-type="string" office:string-value=" " calcext:value-type="string">
            <text:p><text:s text:c="3"/></text:p>
          </table:table-cell>
          <table:table-cell table:style-name="ce63" table:formula="of:=IF([$SKG.E124]&gt;=0;[$SKG.E124];&quot; &quot;)" office:value-type="float" office:value="0" calcext:value-type="float">
            <text:p><text:s/>- <text:s text:c="2"/></text:p>
          </table:table-cell>
          <table:table-cell table:style-name="ce68" table:formula="of:=[$SKG.K124]" office:value-type="float" office:value="0" calcext:value-type="float">
            <text:p>0</text:p>
          </table:table-cell>
          <table:table-cell table:style-name="ce68" table:formula="of:=[$SKG.B124]" office:value-type="float" office:value="0" calcext:value-type="float">
            <text:p>0</text:p>
          </table:table-cell>
          <table:table-cell table:style-name="ce68" table:formula="of:=[$SKG.H12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31];[$Grootboekschema.$A$1:.$B$109];2;0); &quot;&quot;)">
            <text:p/>
          </table:table-cell>
          <table:table-cell table:style-name="ce53" table:formula="of:=[$SKG.D12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25]&lt;0;-[$SKG.E125];&quot; &quot;)" office:value-type="string" office:string-value=" " calcext:value-type="string">
            <text:p><text:s text:c="3"/></text:p>
          </table:table-cell>
          <table:table-cell table:style-name="ce63" table:formula="of:=IF([$SKG.E125]&gt;=0;[$SKG.E125];&quot; &quot;)" office:value-type="float" office:value="0" calcext:value-type="float">
            <text:p><text:s/>- <text:s text:c="2"/></text:p>
          </table:table-cell>
          <table:table-cell table:style-name="ce68" table:formula="of:=[$SKG.K125]" office:value-type="float" office:value="0" calcext:value-type="float">
            <text:p>0</text:p>
          </table:table-cell>
          <table:table-cell table:style-name="ce68" table:formula="of:=[$SKG.B125]" office:value-type="float" office:value="0" calcext:value-type="float">
            <text:p>0</text:p>
          </table:table-cell>
          <table:table-cell table:style-name="ce68" table:formula="of:=[$SKG.H12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32];[$Grootboekschema.$A$1:.$B$109];2;0); &quot;&quot;)">
            <text:p/>
          </table:table-cell>
          <table:table-cell table:style-name="ce53" table:formula="of:=[$SKG.D12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26]&lt;0;-[$SKG.E126];&quot; &quot;)" office:value-type="string" office:string-value=" " calcext:value-type="string">
            <text:p><text:s text:c="3"/></text:p>
          </table:table-cell>
          <table:table-cell table:style-name="ce63" table:formula="of:=IF([$SKG.E126]&gt;=0;[$SKG.E126];&quot; &quot;)" office:value-type="float" office:value="0" calcext:value-type="float">
            <text:p><text:s/>- <text:s text:c="2"/></text:p>
          </table:table-cell>
          <table:table-cell table:style-name="ce68" table:formula="of:=[$SKG.K126]" office:value-type="float" office:value="0" calcext:value-type="float">
            <text:p>0</text:p>
          </table:table-cell>
          <table:table-cell table:style-name="ce68" table:formula="of:=[$SKG.B126]" office:value-type="float" office:value="0" calcext:value-type="float">
            <text:p>0</text:p>
          </table:table-cell>
          <table:table-cell table:style-name="ce68" table:formula="of:=[$SKG.H12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33];[$Grootboekschema.$A$1:.$B$109];2;0); &quot;&quot;)">
            <text:p/>
          </table:table-cell>
          <table:table-cell table:style-name="ce53" table:formula="of:=[$SKG.D12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27]&lt;0;-[$SKG.E127];&quot; &quot;)" office:value-type="string" office:string-value=" " calcext:value-type="string">
            <text:p><text:s text:c="3"/></text:p>
          </table:table-cell>
          <table:table-cell table:style-name="ce63" table:formula="of:=IF([$SKG.E127]&gt;=0;[$SKG.E127];&quot; &quot;)" office:value-type="float" office:value="0" calcext:value-type="float">
            <text:p><text:s/>- <text:s text:c="2"/></text:p>
          </table:table-cell>
          <table:table-cell table:style-name="ce68" table:formula="of:=[$SKG.K127]" office:value-type="float" office:value="0" calcext:value-type="float">
            <text:p>0</text:p>
          </table:table-cell>
          <table:table-cell table:style-name="ce68" table:formula="of:=[$SKG.B127]" office:value-type="float" office:value="0" calcext:value-type="float">
            <text:p>0</text:p>
          </table:table-cell>
          <table:table-cell table:style-name="ce68" table:formula="of:=[$SKG.H12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34];[$Grootboekschema.$A$1:.$B$109];2;0); &quot;&quot;)">
            <text:p/>
          </table:table-cell>
          <table:table-cell table:style-name="ce53" table:formula="of:=[$SKG.D12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28]&lt;0;-[$SKG.E128];&quot; &quot;)" office:value-type="string" office:string-value=" " calcext:value-type="string">
            <text:p><text:s text:c="3"/></text:p>
          </table:table-cell>
          <table:table-cell table:style-name="ce63" table:formula="of:=IF([$SKG.E128]&gt;=0;[$SKG.E128];&quot; &quot;)" office:value-type="float" office:value="0" calcext:value-type="float">
            <text:p><text:s/>- <text:s text:c="2"/></text:p>
          </table:table-cell>
          <table:table-cell table:style-name="ce68" table:formula="of:=[$SKG.K128]" office:value-type="float" office:value="0" calcext:value-type="float">
            <text:p>0</text:p>
          </table:table-cell>
          <table:table-cell table:style-name="ce68" table:formula="of:=[$SKG.B128]" office:value-type="float" office:value="0" calcext:value-type="float">
            <text:p>0</text:p>
          </table:table-cell>
          <table:table-cell table:style-name="ce68" table:formula="of:=[$SKG.H12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35];[$Grootboekschema.$A$1:.$B$109];2;0); &quot;&quot;)">
            <text:p/>
          </table:table-cell>
          <table:table-cell table:style-name="ce53" table:formula="of:=[$SKG.D12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29]&lt;0;-[$SKG.E129];&quot; &quot;)" office:value-type="string" office:string-value=" " calcext:value-type="string">
            <text:p><text:s text:c="3"/></text:p>
          </table:table-cell>
          <table:table-cell table:style-name="ce63" table:formula="of:=IF([$SKG.E129]&gt;=0;[$SKG.E129];&quot; &quot;)" office:value-type="float" office:value="0" calcext:value-type="float">
            <text:p><text:s/>- <text:s text:c="2"/></text:p>
          </table:table-cell>
          <table:table-cell table:style-name="ce68" table:formula="of:=[$SKG.K129]" office:value-type="float" office:value="0" calcext:value-type="float">
            <text:p>0</text:p>
          </table:table-cell>
          <table:table-cell table:style-name="ce68" table:formula="of:=[$SKG.B129]" office:value-type="float" office:value="0" calcext:value-type="float">
            <text:p>0</text:p>
          </table:table-cell>
          <table:table-cell table:style-name="ce68" table:formula="of:=[$SKG.H12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36];[$Grootboekschema.$A$1:.$B$109];2;0); &quot;&quot;)">
            <text:p/>
          </table:table-cell>
          <table:table-cell table:style-name="ce53" table:formula="of:=[$SKG.D13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30]&lt;0;-[$SKG.E130];&quot; &quot;)" office:value-type="string" office:string-value=" " calcext:value-type="string">
            <text:p><text:s text:c="3"/></text:p>
          </table:table-cell>
          <table:table-cell table:style-name="ce63" table:formula="of:=IF([$SKG.E130]&gt;=0;[$SKG.E130];&quot; &quot;)" office:value-type="float" office:value="0" calcext:value-type="float">
            <text:p><text:s/>- <text:s text:c="2"/></text:p>
          </table:table-cell>
          <table:table-cell table:style-name="ce68" table:formula="of:=[$SKG.K130]" office:value-type="float" office:value="0" calcext:value-type="float">
            <text:p>0</text:p>
          </table:table-cell>
          <table:table-cell table:style-name="ce68" table:formula="of:=[$SKG.B130]" office:value-type="float" office:value="0" calcext:value-type="float">
            <text:p>0</text:p>
          </table:table-cell>
          <table:table-cell table:style-name="ce68" table:formula="of:=[$SKG.H13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37];[$Grootboekschema.$A$1:.$B$109];2;0); &quot;&quot;)">
            <text:p/>
          </table:table-cell>
          <table:table-cell table:style-name="ce53" table:formula="of:=[$SKG.D13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31]&lt;0;-[$SKG.E131];&quot; &quot;)" office:value-type="string" office:string-value=" " calcext:value-type="string">
            <text:p><text:s text:c="3"/></text:p>
          </table:table-cell>
          <table:table-cell table:style-name="ce63" table:formula="of:=IF([$SKG.E131]&gt;=0;[$SKG.E131];&quot; &quot;)" office:value-type="float" office:value="0" calcext:value-type="float">
            <text:p><text:s/>- <text:s text:c="2"/></text:p>
          </table:table-cell>
          <table:table-cell table:style-name="ce68" table:formula="of:=[$SKG.K131]" office:value-type="float" office:value="0" calcext:value-type="float">
            <text:p>0</text:p>
          </table:table-cell>
          <table:table-cell table:style-name="ce68" table:formula="of:=[$SKG.B131]" office:value-type="float" office:value="0" calcext:value-type="float">
            <text:p>0</text:p>
          </table:table-cell>
          <table:table-cell table:style-name="ce68" table:formula="of:=[$SKG.H13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38];[$Grootboekschema.$A$1:.$B$109];2;0); &quot;&quot;)">
            <text:p/>
          </table:table-cell>
          <table:table-cell table:style-name="ce53" table:formula="of:=[$SKG.D13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32]&lt;0;-[$SKG.E132];&quot; &quot;)" office:value-type="string" office:string-value=" " calcext:value-type="string">
            <text:p><text:s text:c="3"/></text:p>
          </table:table-cell>
          <table:table-cell table:style-name="ce63" table:formula="of:=IF([$SKG.E132]&gt;=0;[$SKG.E132];&quot; &quot;)" office:value-type="float" office:value="0" calcext:value-type="float">
            <text:p><text:s/>- <text:s text:c="2"/></text:p>
          </table:table-cell>
          <table:table-cell table:style-name="ce68" table:formula="of:=[$SKG.K132]" office:value-type="float" office:value="0" calcext:value-type="float">
            <text:p>0</text:p>
          </table:table-cell>
          <table:table-cell table:style-name="ce68" table:formula="of:=[$SKG.B132]" office:value-type="float" office:value="0" calcext:value-type="float">
            <text:p>0</text:p>
          </table:table-cell>
          <table:table-cell table:style-name="ce68" table:formula="of:=[$SKG.H13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39];[$Grootboekschema.$A$1:.$B$109];2;0); &quot;&quot;)">
            <text:p/>
          </table:table-cell>
          <table:table-cell table:style-name="ce53" table:formula="of:=[$SKG.D13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33]&lt;0;-[$SKG.E133];&quot; &quot;)" office:value-type="string" office:string-value=" " calcext:value-type="string">
            <text:p><text:s text:c="3"/></text:p>
          </table:table-cell>
          <table:table-cell table:style-name="ce63" table:formula="of:=IF([$SKG.E133]&gt;=0;[$SKG.E133];&quot; &quot;)" office:value-type="float" office:value="0" calcext:value-type="float">
            <text:p><text:s/>- <text:s text:c="2"/></text:p>
          </table:table-cell>
          <table:table-cell table:style-name="ce68" table:formula="of:=[$SKG.K133]" office:value-type="float" office:value="0" calcext:value-type="float">
            <text:p>0</text:p>
          </table:table-cell>
          <table:table-cell table:style-name="ce68" table:formula="of:=[$SKG.B133]" office:value-type="float" office:value="0" calcext:value-type="float">
            <text:p>0</text:p>
          </table:table-cell>
          <table:table-cell table:style-name="ce68" table:formula="of:=[$SKG.H13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40];[$Grootboekschema.$A$1:.$B$109];2;0); &quot;&quot;)">
            <text:p/>
          </table:table-cell>
          <table:table-cell table:style-name="ce53" table:formula="of:=[$SKG.D13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34]&lt;0;-[$SKG.E134];&quot; &quot;)" office:value-type="string" office:string-value=" " calcext:value-type="string">
            <text:p><text:s text:c="3"/></text:p>
          </table:table-cell>
          <table:table-cell table:style-name="ce63" table:formula="of:=IF([$SKG.E134]&gt;=0;[$SKG.E134];&quot; &quot;)" office:value-type="float" office:value="0" calcext:value-type="float">
            <text:p><text:s/>- <text:s text:c="2"/></text:p>
          </table:table-cell>
          <table:table-cell table:style-name="ce68" table:formula="of:=[$SKG.K134]" office:value-type="float" office:value="0" calcext:value-type="float">
            <text:p>0</text:p>
          </table:table-cell>
          <table:table-cell table:style-name="ce68" table:formula="of:=[$SKG.B134]" office:value-type="float" office:value="0" calcext:value-type="float">
            <text:p>0</text:p>
          </table:table-cell>
          <table:table-cell table:style-name="ce68" table:formula="of:=[$SKG.H13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41];[$Grootboekschema.$A$1:.$B$109];2;0); &quot;&quot;)">
            <text:p/>
          </table:table-cell>
          <table:table-cell table:style-name="ce53" table:formula="of:=[$SKG.D13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35]&lt;0;-[$SKG.E135];&quot; &quot;)" office:value-type="string" office:string-value=" " calcext:value-type="string">
            <text:p><text:s text:c="3"/></text:p>
          </table:table-cell>
          <table:table-cell table:style-name="ce63" table:formula="of:=IF([$SKG.E135]&gt;=0;[$SKG.E135];&quot; &quot;)" office:value-type="float" office:value="0" calcext:value-type="float">
            <text:p><text:s/>- <text:s text:c="2"/></text:p>
          </table:table-cell>
          <table:table-cell table:style-name="ce68" table:formula="of:=[$SKG.K135]" office:value-type="float" office:value="0" calcext:value-type="float">
            <text:p>0</text:p>
          </table:table-cell>
          <table:table-cell table:style-name="ce68" table:formula="of:=[$SKG.B135]" office:value-type="float" office:value="0" calcext:value-type="float">
            <text:p>0</text:p>
          </table:table-cell>
          <table:table-cell table:style-name="ce68" table:formula="of:=[$SKG.H13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42];[$Grootboekschema.$A$1:.$B$109];2;0); &quot;&quot;)">
            <text:p/>
          </table:table-cell>
          <table:table-cell table:style-name="ce53" table:formula="of:=[$SKG.D13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36]&lt;0;-[$SKG.E136];&quot; &quot;)" office:value-type="string" office:string-value=" " calcext:value-type="string">
            <text:p><text:s text:c="3"/></text:p>
          </table:table-cell>
          <table:table-cell table:style-name="ce63" table:formula="of:=IF([$SKG.E136]&gt;=0;[$SKG.E136];&quot; &quot;)" office:value-type="float" office:value="0" calcext:value-type="float">
            <text:p><text:s/>- <text:s text:c="2"/></text:p>
          </table:table-cell>
          <table:table-cell table:style-name="ce68" table:formula="of:=[$SKG.K136]" office:value-type="float" office:value="0" calcext:value-type="float">
            <text:p>0</text:p>
          </table:table-cell>
          <table:table-cell table:style-name="ce68" table:formula="of:=[$SKG.B136]" office:value-type="float" office:value="0" calcext:value-type="float">
            <text:p>0</text:p>
          </table:table-cell>
          <table:table-cell table:style-name="ce68" table:formula="of:=[$SKG.H13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43];[$Grootboekschema.$A$1:.$B$109];2;0); &quot;&quot;)">
            <text:p/>
          </table:table-cell>
          <table:table-cell table:style-name="ce53" table:formula="of:=[$SKG.D13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37]&lt;0;-[$SKG.E137];&quot; &quot;)" office:value-type="string" office:string-value=" " calcext:value-type="string">
            <text:p><text:s text:c="3"/></text:p>
          </table:table-cell>
          <table:table-cell table:style-name="ce63" table:formula="of:=IF([$SKG.E137]&gt;=0;[$SKG.E137];&quot; &quot;)" office:value-type="float" office:value="0" calcext:value-type="float">
            <text:p><text:s/>- <text:s text:c="2"/></text:p>
          </table:table-cell>
          <table:table-cell table:style-name="ce68" table:formula="of:=[$SKG.K137]" office:value-type="float" office:value="0" calcext:value-type="float">
            <text:p>0</text:p>
          </table:table-cell>
          <table:table-cell table:style-name="ce68" table:formula="of:=[$SKG.B137]" office:value-type="float" office:value="0" calcext:value-type="float">
            <text:p>0</text:p>
          </table:table-cell>
          <table:table-cell table:style-name="ce68" table:formula="of:=[$SKG.H13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44];[$Grootboekschema.$A$1:.$B$109];2;0); &quot;&quot;)">
            <text:p/>
          </table:table-cell>
          <table:table-cell table:style-name="ce53" table:formula="of:=[$SKG.D13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38]&lt;0;-[$SKG.E138];&quot; &quot;)" office:value-type="string" office:string-value=" " calcext:value-type="string">
            <text:p><text:s text:c="3"/></text:p>
          </table:table-cell>
          <table:table-cell table:style-name="ce63" table:formula="of:=IF([$SKG.E138]&gt;=0;[$SKG.E138];&quot; &quot;)" office:value-type="float" office:value="0" calcext:value-type="float">
            <text:p><text:s/>- <text:s text:c="2"/></text:p>
          </table:table-cell>
          <table:table-cell table:style-name="ce68" table:formula="of:=[$SKG.K138]" office:value-type="float" office:value="0" calcext:value-type="float">
            <text:p>0</text:p>
          </table:table-cell>
          <table:table-cell table:style-name="ce68" table:formula="of:=[$SKG.B138]" office:value-type="float" office:value="0" calcext:value-type="float">
            <text:p>0</text:p>
          </table:table-cell>
          <table:table-cell table:style-name="ce68" table:formula="of:=[$SKG.H13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45];[$Grootboekschema.$A$1:.$B$109];2;0); &quot;&quot;)">
            <text:p/>
          </table:table-cell>
          <table:table-cell table:style-name="ce53" table:formula="of:=[$SKG.D13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39]&lt;0;-[$SKG.E139];&quot; &quot;)" office:value-type="string" office:string-value=" " calcext:value-type="string">
            <text:p><text:s text:c="3"/></text:p>
          </table:table-cell>
          <table:table-cell table:style-name="ce63" table:formula="of:=IF([$SKG.E139]&gt;=0;[$SKG.E139];&quot; &quot;)" office:value-type="float" office:value="0" calcext:value-type="float">
            <text:p><text:s/>- <text:s text:c="2"/></text:p>
          </table:table-cell>
          <table:table-cell table:style-name="ce68" table:formula="of:=[$SKG.K139]" office:value-type="float" office:value="0" calcext:value-type="float">
            <text:p>0</text:p>
          </table:table-cell>
          <table:table-cell table:style-name="ce68" table:formula="of:=[$SKG.B139]" office:value-type="float" office:value="0" calcext:value-type="float">
            <text:p>0</text:p>
          </table:table-cell>
          <table:table-cell table:style-name="ce68" table:formula="of:=[$SKG.H13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46];[$Grootboekschema.$A$1:.$B$109];2;0); &quot;&quot;)">
            <text:p/>
          </table:table-cell>
          <table:table-cell table:style-name="ce53" table:formula="of:=[$SKG.D14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40]&lt;0;-[$SKG.E140];&quot; &quot;)" office:value-type="string" office:string-value=" " calcext:value-type="string">
            <text:p><text:s text:c="3"/></text:p>
          </table:table-cell>
          <table:table-cell table:style-name="ce63" table:formula="of:=IF([$SKG.E140]&gt;=0;[$SKG.E140];&quot; &quot;)" office:value-type="float" office:value="0" calcext:value-type="float">
            <text:p><text:s/>- <text:s text:c="2"/></text:p>
          </table:table-cell>
          <table:table-cell table:style-name="ce68" table:formula="of:=[$SKG.K140]" office:value-type="float" office:value="0" calcext:value-type="float">
            <text:p>0</text:p>
          </table:table-cell>
          <table:table-cell table:style-name="ce68" table:formula="of:=[$SKG.B140]" office:value-type="float" office:value="0" calcext:value-type="float">
            <text:p>0</text:p>
          </table:table-cell>
          <table:table-cell table:style-name="ce68" table:formula="of:=[$SKG.H14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47];[$Grootboekschema.$A$1:.$B$109];2;0); &quot;&quot;)">
            <text:p/>
          </table:table-cell>
          <table:table-cell table:style-name="ce53" table:formula="of:=[$SKG.D14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41]&lt;0;-[$SKG.E141];&quot; &quot;)" office:value-type="string" office:string-value=" " calcext:value-type="string">
            <text:p><text:s text:c="3"/></text:p>
          </table:table-cell>
          <table:table-cell table:style-name="ce63" table:formula="of:=IF([$SKG.E141]&gt;=0;[$SKG.E141];&quot; &quot;)" office:value-type="float" office:value="0" calcext:value-type="float">
            <text:p><text:s/>- <text:s text:c="2"/></text:p>
          </table:table-cell>
          <table:table-cell table:style-name="ce68" table:formula="of:=[$SKG.K141]" office:value-type="float" office:value="0" calcext:value-type="float">
            <text:p>0</text:p>
          </table:table-cell>
          <table:table-cell table:style-name="ce68" table:formula="of:=[$SKG.B141]" office:value-type="float" office:value="0" calcext:value-type="float">
            <text:p>0</text:p>
          </table:table-cell>
          <table:table-cell table:style-name="ce68" table:formula="of:=[$SKG.H14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48];[$Grootboekschema.$A$1:.$B$109];2;0); &quot;&quot;)">
            <text:p/>
          </table:table-cell>
          <table:table-cell table:style-name="ce53" table:formula="of:=[$SKG.D14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42]&lt;0;-[$SKG.E142];&quot; &quot;)" office:value-type="string" office:string-value=" " calcext:value-type="string">
            <text:p><text:s text:c="3"/></text:p>
          </table:table-cell>
          <table:table-cell table:style-name="ce63" table:formula="of:=IF([$SKG.E142]&gt;=0;[$SKG.E142];&quot; &quot;)" office:value-type="float" office:value="0" calcext:value-type="float">
            <text:p><text:s/>- <text:s text:c="2"/></text:p>
          </table:table-cell>
          <table:table-cell table:style-name="ce68" table:formula="of:=[$SKG.K142]" office:value-type="float" office:value="0" calcext:value-type="float">
            <text:p>0</text:p>
          </table:table-cell>
          <table:table-cell table:style-name="ce68" table:formula="of:=[$SKG.B142]" office:value-type="float" office:value="0" calcext:value-type="float">
            <text:p>0</text:p>
          </table:table-cell>
          <table:table-cell table:style-name="ce68" table:formula="of:=[$SKG.H14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49];[$Grootboekschema.$A$1:.$B$109];2;0); &quot;&quot;)">
            <text:p/>
          </table:table-cell>
          <table:table-cell table:style-name="ce53" table:formula="of:=[$SKG.D14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43]&lt;0;-[$SKG.E143];&quot; &quot;)" office:value-type="string" office:string-value=" " calcext:value-type="string">
            <text:p><text:s text:c="3"/></text:p>
          </table:table-cell>
          <table:table-cell table:style-name="ce63" table:formula="of:=IF([$SKG.E143]&gt;=0;[$SKG.E143];&quot; &quot;)" office:value-type="float" office:value="0" calcext:value-type="float">
            <text:p><text:s/>- <text:s text:c="2"/></text:p>
          </table:table-cell>
          <table:table-cell table:style-name="ce68" table:formula="of:=[$SKG.K143]" office:value-type="float" office:value="0" calcext:value-type="float">
            <text:p>0</text:p>
          </table:table-cell>
          <table:table-cell table:style-name="ce68" table:formula="of:=[$SKG.B143]" office:value-type="float" office:value="0" calcext:value-type="float">
            <text:p>0</text:p>
          </table:table-cell>
          <table:table-cell table:style-name="ce68" table:formula="of:=[$SKG.H14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50];[$Grootboekschema.$A$1:.$B$109];2;0); &quot;&quot;)">
            <text:p/>
          </table:table-cell>
          <table:table-cell table:style-name="ce53" table:formula="of:=[$SKG.D14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44]&lt;0;-[$SKG.E144];&quot; &quot;)" office:value-type="string" office:string-value=" " calcext:value-type="string">
            <text:p><text:s text:c="3"/></text:p>
          </table:table-cell>
          <table:table-cell table:style-name="ce63" table:formula="of:=IF([$SKG.E144]&gt;=0;[$SKG.E144];&quot; &quot;)" office:value-type="float" office:value="0" calcext:value-type="float">
            <text:p><text:s/>- <text:s text:c="2"/></text:p>
          </table:table-cell>
          <table:table-cell table:style-name="ce68" table:formula="of:=[$SKG.K144]" office:value-type="float" office:value="0" calcext:value-type="float">
            <text:p>0</text:p>
          </table:table-cell>
          <table:table-cell table:style-name="ce68" table:formula="of:=[$SKG.B144]" office:value-type="float" office:value="0" calcext:value-type="float">
            <text:p>0</text:p>
          </table:table-cell>
          <table:table-cell table:style-name="ce68" table:formula="of:=[$SKG.H14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51];[$Grootboekschema.$A$1:.$B$109];2;0); &quot;&quot;)">
            <text:p/>
          </table:table-cell>
          <table:table-cell table:style-name="ce53" table:formula="of:=[$SKG.D14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45]&lt;0;-[$SKG.E145];&quot; &quot;)" office:value-type="string" office:string-value=" " calcext:value-type="string">
            <text:p><text:s text:c="3"/></text:p>
          </table:table-cell>
          <table:table-cell table:style-name="ce63" table:formula="of:=IF([$SKG.E145]&gt;=0;[$SKG.E145];&quot; &quot;)" office:value-type="float" office:value="0" calcext:value-type="float">
            <text:p><text:s/>- <text:s text:c="2"/></text:p>
          </table:table-cell>
          <table:table-cell table:style-name="ce68" table:formula="of:=[$SKG.K145]" office:value-type="float" office:value="0" calcext:value-type="float">
            <text:p>0</text:p>
          </table:table-cell>
          <table:table-cell table:style-name="ce68" table:formula="of:=[$SKG.B145]" office:value-type="float" office:value="0" calcext:value-type="float">
            <text:p>0</text:p>
          </table:table-cell>
          <table:table-cell table:style-name="ce68" table:formula="of:=[$SKG.H14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52];[$Grootboekschema.$A$1:.$B$109];2;0); &quot;&quot;)">
            <text:p/>
          </table:table-cell>
          <table:table-cell table:style-name="ce53" table:formula="of:=[$SKG.D14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46]&lt;0;-[$SKG.E146];&quot; &quot;)" office:value-type="string" office:string-value=" " calcext:value-type="string">
            <text:p><text:s text:c="3"/></text:p>
          </table:table-cell>
          <table:table-cell table:style-name="ce63" table:formula="of:=IF([$SKG.E146]&gt;=0;[$SKG.E146];&quot; &quot;)" office:value-type="float" office:value="0" calcext:value-type="float">
            <text:p><text:s/>- <text:s text:c="2"/></text:p>
          </table:table-cell>
          <table:table-cell table:style-name="ce68" table:formula="of:=[$SKG.K146]" office:value-type="float" office:value="0" calcext:value-type="float">
            <text:p>0</text:p>
          </table:table-cell>
          <table:table-cell table:style-name="ce68" table:formula="of:=[$SKG.B146]" office:value-type="float" office:value="0" calcext:value-type="float">
            <text:p>0</text:p>
          </table:table-cell>
          <table:table-cell table:style-name="ce68" table:formula="of:=[$SKG.H14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53];[$Grootboekschema.$A$1:.$B$109];2;0); &quot;&quot;)">
            <text:p/>
          </table:table-cell>
          <table:table-cell table:style-name="ce53" table:formula="of:=[$SKG.D14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47]&lt;0;-[$SKG.E147];&quot; &quot;)" office:value-type="string" office:string-value=" " calcext:value-type="string">
            <text:p><text:s text:c="3"/></text:p>
          </table:table-cell>
          <table:table-cell table:style-name="ce63" table:formula="of:=IF([$SKG.E147]&gt;=0;[$SKG.E147];&quot; &quot;)" office:value-type="float" office:value="0" calcext:value-type="float">
            <text:p><text:s/>- <text:s text:c="2"/></text:p>
          </table:table-cell>
          <table:table-cell table:style-name="ce68" table:formula="of:=[$SKG.K147]" office:value-type="float" office:value="0" calcext:value-type="float">
            <text:p>0</text:p>
          </table:table-cell>
          <table:table-cell table:style-name="ce68" table:formula="of:=[$SKG.B147]" office:value-type="float" office:value="0" calcext:value-type="float">
            <text:p>0</text:p>
          </table:table-cell>
          <table:table-cell table:style-name="ce68" table:formula="of:=[$SKG.H14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54];[$Grootboekschema.$A$1:.$B$109];2;0); &quot;&quot;)">
            <text:p/>
          </table:table-cell>
          <table:table-cell table:style-name="ce53" table:formula="of:=[$SKG.D14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48]&lt;0;-[$SKG.E148];&quot; &quot;)" office:value-type="string" office:string-value=" " calcext:value-type="string">
            <text:p><text:s text:c="3"/></text:p>
          </table:table-cell>
          <table:table-cell table:style-name="ce63" table:formula="of:=IF([$SKG.E148]&gt;=0;[$SKG.E148];&quot; &quot;)" office:value-type="float" office:value="0" calcext:value-type="float">
            <text:p><text:s/>- <text:s text:c="2"/></text:p>
          </table:table-cell>
          <table:table-cell table:style-name="ce68" table:formula="of:=[$SKG.K148]" office:value-type="float" office:value="0" calcext:value-type="float">
            <text:p>0</text:p>
          </table:table-cell>
          <table:table-cell table:style-name="ce68" table:formula="of:=[$SKG.B148]" office:value-type="float" office:value="0" calcext:value-type="float">
            <text:p>0</text:p>
          </table:table-cell>
          <table:table-cell table:style-name="ce68" table:formula="of:=[$SKG.H14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55];[$Grootboekschema.$A$1:.$B$109];2;0); &quot;&quot;)">
            <text:p/>
          </table:table-cell>
          <table:table-cell table:style-name="ce53" table:formula="of:=[$SKG.D14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49]&lt;0;-[$SKG.E149];&quot; &quot;)" office:value-type="string" office:string-value=" " calcext:value-type="string">
            <text:p><text:s text:c="3"/></text:p>
          </table:table-cell>
          <table:table-cell table:style-name="ce63" table:formula="of:=IF([$SKG.E149]&gt;=0;[$SKG.E149];&quot; &quot;)" office:value-type="float" office:value="0" calcext:value-type="float">
            <text:p><text:s/>- <text:s text:c="2"/></text:p>
          </table:table-cell>
          <table:table-cell table:style-name="ce68" table:formula="of:=[$SKG.K149]" office:value-type="float" office:value="0" calcext:value-type="float">
            <text:p>0</text:p>
          </table:table-cell>
          <table:table-cell table:style-name="ce68" table:formula="of:=[$SKG.B149]" office:value-type="float" office:value="0" calcext:value-type="float">
            <text:p>0</text:p>
          </table:table-cell>
          <table:table-cell table:style-name="ce68" table:formula="of:=[$SKG.H14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56];[$Grootboekschema.$A$1:.$B$109];2;0); &quot;&quot;)">
            <text:p/>
          </table:table-cell>
          <table:table-cell table:style-name="ce53" table:formula="of:=[$SKG.D15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50]&lt;0;-[$SKG.E150];&quot; &quot;)" office:value-type="string" office:string-value=" " calcext:value-type="string">
            <text:p><text:s text:c="3"/></text:p>
          </table:table-cell>
          <table:table-cell table:style-name="ce63" table:formula="of:=IF([$SKG.E150]&gt;=0;[$SKG.E150];&quot; &quot;)" office:value-type="float" office:value="0" calcext:value-type="float">
            <text:p><text:s/>- <text:s text:c="2"/></text:p>
          </table:table-cell>
          <table:table-cell table:style-name="ce68" table:formula="of:=[$SKG.K150]" office:value-type="float" office:value="0" calcext:value-type="float">
            <text:p>0</text:p>
          </table:table-cell>
          <table:table-cell table:style-name="ce68" table:formula="of:=[$SKG.B150]" office:value-type="float" office:value="0" calcext:value-type="float">
            <text:p>0</text:p>
          </table:table-cell>
          <table:table-cell table:style-name="ce68" table:formula="of:=[$SKG.H15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57];[$Grootboekschema.$A$1:.$B$109];2;0); &quot;&quot;)">
            <text:p/>
          </table:table-cell>
          <table:table-cell table:style-name="ce53" table:formula="of:=[$SKG.D15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51]&lt;0;-[$SKG.E151];&quot; &quot;)" office:value-type="string" office:string-value=" " calcext:value-type="string">
            <text:p><text:s text:c="3"/></text:p>
          </table:table-cell>
          <table:table-cell table:style-name="ce63" table:formula="of:=IF([$SKG.E151]&gt;=0;[$SKG.E151];&quot; &quot;)" office:value-type="float" office:value="0" calcext:value-type="float">
            <text:p><text:s/>- <text:s text:c="2"/></text:p>
          </table:table-cell>
          <table:table-cell table:style-name="ce68" table:formula="of:=[$SKG.K151]" office:value-type="float" office:value="0" calcext:value-type="float">
            <text:p>0</text:p>
          </table:table-cell>
          <table:table-cell table:style-name="ce68" table:formula="of:=[$SKG.B151]" office:value-type="float" office:value="0" calcext:value-type="float">
            <text:p>0</text:p>
          </table:table-cell>
          <table:table-cell table:style-name="ce68" table:formula="of:=[$SKG.H15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58];[$Grootboekschema.$A$1:.$B$109];2;0); &quot;&quot;)">
            <text:p/>
          </table:table-cell>
          <table:table-cell table:style-name="ce53" table:formula="of:=[$SKG.D15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52]&lt;0;-[$SKG.E152];&quot; &quot;)" office:value-type="string" office:string-value=" " calcext:value-type="string">
            <text:p><text:s text:c="3"/></text:p>
          </table:table-cell>
          <table:table-cell table:style-name="ce63" table:formula="of:=IF([$SKG.E152]&gt;=0;[$SKG.E152];&quot; &quot;)" office:value-type="float" office:value="0" calcext:value-type="float">
            <text:p><text:s/>- <text:s text:c="2"/></text:p>
          </table:table-cell>
          <table:table-cell table:style-name="ce68" table:formula="of:=[$SKG.K152]" office:value-type="float" office:value="0" calcext:value-type="float">
            <text:p>0</text:p>
          </table:table-cell>
          <table:table-cell table:style-name="ce68" table:formula="of:=[$SKG.B152]" office:value-type="float" office:value="0" calcext:value-type="float">
            <text:p>0</text:p>
          </table:table-cell>
          <table:table-cell table:style-name="ce68" table:formula="of:=[$SKG.H15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59];[$Grootboekschema.$A$1:.$B$109];2;0); &quot;&quot;)">
            <text:p/>
          </table:table-cell>
          <table:table-cell table:style-name="ce53" table:formula="of:=[$SKG.D15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53]&lt;0;-[$SKG.E153];&quot; &quot;)" office:value-type="string" office:string-value=" " calcext:value-type="string">
            <text:p><text:s text:c="3"/></text:p>
          </table:table-cell>
          <table:table-cell table:style-name="ce63" table:formula="of:=IF([$SKG.E153]&gt;=0;[$SKG.E153];&quot; &quot;)" office:value-type="float" office:value="0" calcext:value-type="float">
            <text:p><text:s/>- <text:s text:c="2"/></text:p>
          </table:table-cell>
          <table:table-cell table:style-name="ce68" table:formula="of:=[$SKG.K153]" office:value-type="float" office:value="0" calcext:value-type="float">
            <text:p>0</text:p>
          </table:table-cell>
          <table:table-cell table:style-name="ce68" table:formula="of:=[$SKG.B153]" office:value-type="float" office:value="0" calcext:value-type="float">
            <text:p>0</text:p>
          </table:table-cell>
          <table:table-cell table:style-name="ce68" table:formula="of:=[$SKG.H15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60];[$Grootboekschema.$A$1:.$B$109];2;0); &quot;&quot;)">
            <text:p/>
          </table:table-cell>
          <table:table-cell table:style-name="ce53" table:formula="of:=[$SKG.D15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54]&lt;0;-[$SKG.E154];&quot; &quot;)" office:value-type="string" office:string-value=" " calcext:value-type="string">
            <text:p><text:s text:c="3"/></text:p>
          </table:table-cell>
          <table:table-cell table:style-name="ce63" table:formula="of:=IF([$SKG.E154]&gt;=0;[$SKG.E154];&quot; &quot;)" office:value-type="float" office:value="0" calcext:value-type="float">
            <text:p><text:s/>- <text:s text:c="2"/></text:p>
          </table:table-cell>
          <table:table-cell table:style-name="ce68" table:formula="of:=[$SKG.K154]" office:value-type="float" office:value="0" calcext:value-type="float">
            <text:p>0</text:p>
          </table:table-cell>
          <table:table-cell table:style-name="ce68" table:formula="of:=[$SKG.B154]" office:value-type="float" office:value="0" calcext:value-type="float">
            <text:p>0</text:p>
          </table:table-cell>
          <table:table-cell table:style-name="ce68" table:formula="of:=[$SKG.H15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61];[$Grootboekschema.$A$1:.$B$109];2;0); &quot;&quot;)">
            <text:p/>
          </table:table-cell>
          <table:table-cell table:style-name="ce53" table:formula="of:=[$SKG.D15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55]&lt;0;-[$SKG.E155];&quot; &quot;)" office:value-type="string" office:string-value=" " calcext:value-type="string">
            <text:p><text:s text:c="3"/></text:p>
          </table:table-cell>
          <table:table-cell table:style-name="ce63" table:formula="of:=IF([$SKG.E155]&gt;=0;[$SKG.E155];&quot; &quot;)" office:value-type="float" office:value="0" calcext:value-type="float">
            <text:p><text:s/>- <text:s text:c="2"/></text:p>
          </table:table-cell>
          <table:table-cell table:style-name="ce68" table:formula="of:=[$SKG.K155]" office:value-type="float" office:value="0" calcext:value-type="float">
            <text:p>0</text:p>
          </table:table-cell>
          <table:table-cell table:style-name="ce68" table:formula="of:=[$SKG.B155]" office:value-type="float" office:value="0" calcext:value-type="float">
            <text:p>0</text:p>
          </table:table-cell>
          <table:table-cell table:style-name="ce68" table:formula="of:=[$SKG.H15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62];[$Grootboekschema.$A$1:.$B$109];2;0); &quot;&quot;)">
            <text:p/>
          </table:table-cell>
          <table:table-cell table:style-name="ce53" table:formula="of:=[$SKG.D15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56]&lt;0;-[$SKG.E156];&quot; &quot;)" office:value-type="string" office:string-value=" " calcext:value-type="string">
            <text:p><text:s text:c="3"/></text:p>
          </table:table-cell>
          <table:table-cell table:style-name="ce63" table:formula="of:=IF([$SKG.E156]&gt;=0;[$SKG.E156];&quot; &quot;)" office:value-type="float" office:value="0" calcext:value-type="float">
            <text:p><text:s/>- <text:s text:c="2"/></text:p>
          </table:table-cell>
          <table:table-cell table:style-name="ce68" table:formula="of:=[$SKG.K156]" office:value-type="float" office:value="0" calcext:value-type="float">
            <text:p>0</text:p>
          </table:table-cell>
          <table:table-cell table:style-name="ce68" table:formula="of:=[$SKG.B156]" office:value-type="float" office:value="0" calcext:value-type="float">
            <text:p>0</text:p>
          </table:table-cell>
          <table:table-cell table:style-name="ce68" table:formula="of:=[$SKG.H15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63];[$Grootboekschema.$A$1:.$B$109];2;0); &quot;&quot;)">
            <text:p/>
          </table:table-cell>
          <table:table-cell table:style-name="ce53" table:formula="of:=[$SKG.D15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57]&lt;0;-[$SKG.E157];&quot; &quot;)" office:value-type="string" office:string-value=" " calcext:value-type="string">
            <text:p><text:s text:c="3"/></text:p>
          </table:table-cell>
          <table:table-cell table:style-name="ce63" table:formula="of:=IF([$SKG.E157]&gt;=0;[$SKG.E157];&quot; &quot;)" office:value-type="float" office:value="0" calcext:value-type="float">
            <text:p><text:s/>- <text:s text:c="2"/></text:p>
          </table:table-cell>
          <table:table-cell table:style-name="ce68" table:formula="of:=[$SKG.K157]" office:value-type="float" office:value="0" calcext:value-type="float">
            <text:p>0</text:p>
          </table:table-cell>
          <table:table-cell table:style-name="ce68" table:formula="of:=[$SKG.B157]" office:value-type="float" office:value="0" calcext:value-type="float">
            <text:p>0</text:p>
          </table:table-cell>
          <table:table-cell table:style-name="ce68" table:formula="of:=[$SKG.H15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64];[$Grootboekschema.$A$1:.$B$109];2;0); &quot;&quot;)">
            <text:p/>
          </table:table-cell>
          <table:table-cell table:style-name="ce53" table:formula="of:=[$SKG.D15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58]&lt;0;-[$SKG.E158];&quot; &quot;)" office:value-type="string" office:string-value=" " calcext:value-type="string">
            <text:p><text:s text:c="3"/></text:p>
          </table:table-cell>
          <table:table-cell table:style-name="ce63" table:formula="of:=IF([$SKG.E158]&gt;=0;[$SKG.E158];&quot; &quot;)" office:value-type="float" office:value="0" calcext:value-type="float">
            <text:p><text:s/>- <text:s text:c="2"/></text:p>
          </table:table-cell>
          <table:table-cell table:style-name="ce68" table:formula="of:=[$SKG.K158]" office:value-type="float" office:value="0" calcext:value-type="float">
            <text:p>0</text:p>
          </table:table-cell>
          <table:table-cell table:style-name="ce68" table:formula="of:=[$SKG.B158]" office:value-type="float" office:value="0" calcext:value-type="float">
            <text:p>0</text:p>
          </table:table-cell>
          <table:table-cell table:style-name="ce68" table:formula="of:=[$SKG.H15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65];[$Grootboekschema.$A$1:.$B$109];2;0); &quot;&quot;)">
            <text:p/>
          </table:table-cell>
          <table:table-cell table:style-name="ce53" table:formula="of:=[$SKG.D15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59]&lt;0;-[$SKG.E159];&quot; &quot;)" office:value-type="string" office:string-value=" " calcext:value-type="string">
            <text:p><text:s text:c="3"/></text:p>
          </table:table-cell>
          <table:table-cell table:style-name="ce63" table:formula="of:=IF([$SKG.E159]&gt;=0;[$SKG.E159];&quot; &quot;)" office:value-type="float" office:value="0" calcext:value-type="float">
            <text:p><text:s/>- <text:s text:c="2"/></text:p>
          </table:table-cell>
          <table:table-cell table:style-name="ce68" table:formula="of:=[$SKG.K159]" office:value-type="float" office:value="0" calcext:value-type="float">
            <text:p>0</text:p>
          </table:table-cell>
          <table:table-cell table:style-name="ce68" table:formula="of:=[$SKG.B159]" office:value-type="float" office:value="0" calcext:value-type="float">
            <text:p>0</text:p>
          </table:table-cell>
          <table:table-cell table:style-name="ce68" table:formula="of:=[$SKG.H15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66];[$Grootboekschema.$A$1:.$B$109];2;0); &quot;&quot;)">
            <text:p/>
          </table:table-cell>
          <table:table-cell table:style-name="ce53" table:formula="of:=[$SKG.D16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60]&lt;0;-[$SKG.E160];&quot; &quot;)" office:value-type="string" office:string-value=" " calcext:value-type="string">
            <text:p><text:s text:c="3"/></text:p>
          </table:table-cell>
          <table:table-cell table:style-name="ce63" table:formula="of:=IF([$SKG.E160]&gt;=0;[$SKG.E160];&quot; &quot;)" office:value-type="float" office:value="0" calcext:value-type="float">
            <text:p><text:s/>- <text:s text:c="2"/></text:p>
          </table:table-cell>
          <table:table-cell table:style-name="ce68" table:formula="of:=[$SKG.K160]" office:value-type="float" office:value="0" calcext:value-type="float">
            <text:p>0</text:p>
          </table:table-cell>
          <table:table-cell table:style-name="ce68" table:formula="of:=[$SKG.B160]" office:value-type="float" office:value="0" calcext:value-type="float">
            <text:p>0</text:p>
          </table:table-cell>
          <table:table-cell table:style-name="ce68" table:formula="of:=[$SKG.H16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67];[$Grootboekschema.$A$1:.$B$109];2;0); &quot;&quot;)">
            <text:p/>
          </table:table-cell>
          <table:table-cell table:style-name="ce53" table:formula="of:=[$SKG.D16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61]&lt;0;-[$SKG.E161];&quot; &quot;)" office:value-type="string" office:string-value=" " calcext:value-type="string">
            <text:p><text:s text:c="3"/></text:p>
          </table:table-cell>
          <table:table-cell table:style-name="ce63" table:formula="of:=IF([$SKG.E161]&gt;=0;[$SKG.E161];&quot; &quot;)" office:value-type="float" office:value="0" calcext:value-type="float">
            <text:p><text:s/>- <text:s text:c="2"/></text:p>
          </table:table-cell>
          <table:table-cell table:style-name="ce68" table:formula="of:=[$SKG.K161]" office:value-type="float" office:value="0" calcext:value-type="float">
            <text:p>0</text:p>
          </table:table-cell>
          <table:table-cell table:style-name="ce68" table:formula="of:=[$SKG.B161]" office:value-type="float" office:value="0" calcext:value-type="float">
            <text:p>0</text:p>
          </table:table-cell>
          <table:table-cell table:style-name="ce68" table:formula="of:=[$SKG.H16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68];[$Grootboekschema.$A$1:.$B$109];2;0); &quot;&quot;)">
            <text:p/>
          </table:table-cell>
          <table:table-cell table:style-name="ce53" table:formula="of:=[$SKG.D16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62]&lt;0;-[$SKG.E162];&quot; &quot;)" office:value-type="string" office:string-value=" " calcext:value-type="string">
            <text:p><text:s text:c="3"/></text:p>
          </table:table-cell>
          <table:table-cell table:style-name="ce63" table:formula="of:=IF([$SKG.E162]&gt;=0;[$SKG.E162];&quot; &quot;)" office:value-type="float" office:value="0" calcext:value-type="float">
            <text:p><text:s/>- <text:s text:c="2"/></text:p>
          </table:table-cell>
          <table:table-cell table:style-name="ce68" table:formula="of:=[$SKG.K162]" office:value-type="float" office:value="0" calcext:value-type="float">
            <text:p>0</text:p>
          </table:table-cell>
          <table:table-cell table:style-name="ce68" table:formula="of:=[$SKG.B162]" office:value-type="float" office:value="0" calcext:value-type="float">
            <text:p>0</text:p>
          </table:table-cell>
          <table:table-cell table:style-name="ce68" table:formula="of:=[$SKG.H16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69];[$Grootboekschema.$A$1:.$B$109];2;0); &quot;&quot;)">
            <text:p/>
          </table:table-cell>
          <table:table-cell table:style-name="ce53" table:formula="of:=[$SKG.D16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63]&lt;0;-[$SKG.E163];&quot; &quot;)" office:value-type="string" office:string-value=" " calcext:value-type="string">
            <text:p><text:s text:c="3"/></text:p>
          </table:table-cell>
          <table:table-cell table:style-name="ce63" table:formula="of:=IF([$SKG.E163]&gt;=0;[$SKG.E163];&quot; &quot;)" office:value-type="float" office:value="0" calcext:value-type="float">
            <text:p><text:s/>- <text:s text:c="2"/></text:p>
          </table:table-cell>
          <table:table-cell table:style-name="ce68" table:formula="of:=[$SKG.K163]" office:value-type="float" office:value="0" calcext:value-type="float">
            <text:p>0</text:p>
          </table:table-cell>
          <table:table-cell table:style-name="ce68" table:formula="of:=[$SKG.B163]" office:value-type="float" office:value="0" calcext:value-type="float">
            <text:p>0</text:p>
          </table:table-cell>
          <table:table-cell table:style-name="ce68" table:formula="of:=[$SKG.H16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70];[$Grootboekschema.$A$1:.$B$109];2;0); &quot;&quot;)">
            <text:p/>
          </table:table-cell>
          <table:table-cell table:style-name="ce53" table:formula="of:=[$SKG.D16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64]&lt;0;-[$SKG.E164];&quot; &quot;)" office:value-type="string" office:string-value=" " calcext:value-type="string">
            <text:p><text:s text:c="3"/></text:p>
          </table:table-cell>
          <table:table-cell table:style-name="ce63" table:formula="of:=IF([$SKG.E164]&gt;=0;[$SKG.E164];&quot; &quot;)" office:value-type="float" office:value="0" calcext:value-type="float">
            <text:p><text:s/>- <text:s text:c="2"/></text:p>
          </table:table-cell>
          <table:table-cell table:style-name="ce68" table:formula="of:=[$SKG.K164]" office:value-type="float" office:value="0" calcext:value-type="float">
            <text:p>0</text:p>
          </table:table-cell>
          <table:table-cell table:style-name="ce68" table:formula="of:=[$SKG.B164]" office:value-type="float" office:value="0" calcext:value-type="float">
            <text:p>0</text:p>
          </table:table-cell>
          <table:table-cell table:style-name="ce68" table:formula="of:=[$SKG.H16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71];[$Grootboekschema.$A$1:.$B$109];2;0); &quot;&quot;)">
            <text:p/>
          </table:table-cell>
          <table:table-cell table:style-name="ce53" table:formula="of:=[$SKG.D16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65]&lt;0;-[$SKG.E165];&quot; &quot;)" office:value-type="string" office:string-value=" " calcext:value-type="string">
            <text:p><text:s text:c="3"/></text:p>
          </table:table-cell>
          <table:table-cell table:style-name="ce63" table:formula="of:=IF([$SKG.E165]&gt;=0;[$SKG.E165];&quot; &quot;)" office:value-type="float" office:value="0" calcext:value-type="float">
            <text:p><text:s/>- <text:s text:c="2"/></text:p>
          </table:table-cell>
          <table:table-cell table:style-name="ce68" table:formula="of:=[$SKG.K165]" office:value-type="float" office:value="0" calcext:value-type="float">
            <text:p>0</text:p>
          </table:table-cell>
          <table:table-cell table:style-name="ce68" table:formula="of:=[$SKG.B165]" office:value-type="float" office:value="0" calcext:value-type="float">
            <text:p>0</text:p>
          </table:table-cell>
          <table:table-cell table:style-name="ce68" table:formula="of:=[$SKG.H16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72];[$Grootboekschema.$A$1:.$B$109];2;0); &quot;&quot;)">
            <text:p/>
          </table:table-cell>
          <table:table-cell table:style-name="ce53" table:formula="of:=[$SKG.D16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66]&lt;0;-[$SKG.E166];&quot; &quot;)" office:value-type="string" office:string-value=" " calcext:value-type="string">
            <text:p><text:s text:c="3"/></text:p>
          </table:table-cell>
          <table:table-cell table:style-name="ce63" table:formula="of:=IF([$SKG.E166]&gt;=0;[$SKG.E166];&quot; &quot;)" office:value-type="float" office:value="0" calcext:value-type="float">
            <text:p><text:s/>- <text:s text:c="2"/></text:p>
          </table:table-cell>
          <table:table-cell table:style-name="ce68" table:formula="of:=[$SKG.K166]" office:value-type="float" office:value="0" calcext:value-type="float">
            <text:p>0</text:p>
          </table:table-cell>
          <table:table-cell table:style-name="ce68" table:formula="of:=[$SKG.B166]" office:value-type="float" office:value="0" calcext:value-type="float">
            <text:p>0</text:p>
          </table:table-cell>
          <table:table-cell table:style-name="ce68" table:formula="of:=[$SKG.H16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73];[$Grootboekschema.$A$1:.$B$109];2;0); &quot;&quot;)">
            <text:p/>
          </table:table-cell>
          <table:table-cell table:style-name="ce53" table:formula="of:=[$SKG.D16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67]&lt;0;-[$SKG.E167];&quot; &quot;)" office:value-type="string" office:string-value=" " calcext:value-type="string">
            <text:p><text:s text:c="3"/></text:p>
          </table:table-cell>
          <table:table-cell table:style-name="ce63" table:formula="of:=IF([$SKG.E167]&gt;=0;[$SKG.E167];&quot; &quot;)" office:value-type="float" office:value="0" calcext:value-type="float">
            <text:p><text:s/>- <text:s text:c="2"/></text:p>
          </table:table-cell>
          <table:table-cell table:style-name="ce68" table:formula="of:=[$SKG.K167]" office:value-type="float" office:value="0" calcext:value-type="float">
            <text:p>0</text:p>
          </table:table-cell>
          <table:table-cell table:style-name="ce68" table:formula="of:=[$SKG.B167]" office:value-type="float" office:value="0" calcext:value-type="float">
            <text:p>0</text:p>
          </table:table-cell>
          <table:table-cell table:style-name="ce68" table:formula="of:=[$SKG.H16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74];[$Grootboekschema.$A$1:.$B$109];2;0); &quot;&quot;)">
            <text:p/>
          </table:table-cell>
          <table:table-cell table:style-name="ce53" table:formula="of:=[$SKG.D16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68]&lt;0;-[$SKG.E168];&quot; &quot;)" office:value-type="string" office:string-value=" " calcext:value-type="string">
            <text:p><text:s text:c="3"/></text:p>
          </table:table-cell>
          <table:table-cell table:style-name="ce63" table:formula="of:=IF([$SKG.E168]&gt;=0;[$SKG.E168];&quot; &quot;)" office:value-type="float" office:value="0" calcext:value-type="float">
            <text:p><text:s/>- <text:s text:c="2"/></text:p>
          </table:table-cell>
          <table:table-cell table:style-name="ce68" table:formula="of:=[$SKG.K168]" office:value-type="float" office:value="0" calcext:value-type="float">
            <text:p>0</text:p>
          </table:table-cell>
          <table:table-cell table:style-name="ce68" table:formula="of:=[$SKG.B168]" office:value-type="float" office:value="0" calcext:value-type="float">
            <text:p>0</text:p>
          </table:table-cell>
          <table:table-cell table:style-name="ce68" table:formula="of:=[$SKG.H16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75];[$Grootboekschema.$A$1:.$B$109];2;0); &quot;&quot;)">
            <text:p/>
          </table:table-cell>
          <table:table-cell table:style-name="ce53" table:formula="of:=[$SKG.D16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69]&lt;0;-[$SKG.E169];&quot; &quot;)" office:value-type="string" office:string-value=" " calcext:value-type="string">
            <text:p><text:s text:c="3"/></text:p>
          </table:table-cell>
          <table:table-cell table:style-name="ce63" table:formula="of:=IF([$SKG.E169]&gt;=0;[$SKG.E169];&quot; &quot;)" office:value-type="float" office:value="0" calcext:value-type="float">
            <text:p><text:s/>- <text:s text:c="2"/></text:p>
          </table:table-cell>
          <table:table-cell table:style-name="ce68" table:formula="of:=[$SKG.K169]" office:value-type="float" office:value="0" calcext:value-type="float">
            <text:p>0</text:p>
          </table:table-cell>
          <table:table-cell table:style-name="ce68" table:formula="of:=[$SKG.B169]" office:value-type="float" office:value="0" calcext:value-type="float">
            <text:p>0</text:p>
          </table:table-cell>
          <table:table-cell table:style-name="ce68" table:formula="of:=[$SKG.H16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76];[$Grootboekschema.$A$1:.$B$109];2;0); &quot;&quot;)">
            <text:p/>
          </table:table-cell>
          <table:table-cell table:style-name="ce53" table:formula="of:=[$SKG.D17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70]&lt;0;-[$SKG.E170];&quot; &quot;)" office:value-type="string" office:string-value=" " calcext:value-type="string">
            <text:p><text:s text:c="3"/></text:p>
          </table:table-cell>
          <table:table-cell table:style-name="ce63" table:formula="of:=IF([$SKG.E170]&gt;=0;[$SKG.E170];&quot; &quot;)" office:value-type="float" office:value="0" calcext:value-type="float">
            <text:p><text:s/>- <text:s text:c="2"/></text:p>
          </table:table-cell>
          <table:table-cell table:style-name="ce68" table:formula="of:=[$SKG.K170]" office:value-type="float" office:value="0" calcext:value-type="float">
            <text:p>0</text:p>
          </table:table-cell>
          <table:table-cell table:style-name="ce68" table:formula="of:=[$SKG.B170]" office:value-type="float" office:value="0" calcext:value-type="float">
            <text:p>0</text:p>
          </table:table-cell>
          <table:table-cell table:style-name="ce68" table:formula="of:=[$SKG.H17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77];[$Grootboekschema.$A$1:.$B$109];2;0); &quot;&quot;)">
            <text:p/>
          </table:table-cell>
          <table:table-cell table:style-name="ce53" table:formula="of:=[$SKG.D17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71]&lt;0;-[$SKG.E171];&quot; &quot;)" office:value-type="string" office:string-value=" " calcext:value-type="string">
            <text:p><text:s text:c="3"/></text:p>
          </table:table-cell>
          <table:table-cell table:style-name="ce63" table:formula="of:=IF([$SKG.E171]&gt;=0;[$SKG.E171];&quot; &quot;)" office:value-type="float" office:value="0" calcext:value-type="float">
            <text:p><text:s/>- <text:s text:c="2"/></text:p>
          </table:table-cell>
          <table:table-cell table:style-name="ce68" table:formula="of:=[$SKG.K171]" office:value-type="float" office:value="0" calcext:value-type="float">
            <text:p>0</text:p>
          </table:table-cell>
          <table:table-cell table:style-name="ce68" table:formula="of:=[$SKG.B171]" office:value-type="float" office:value="0" calcext:value-type="float">
            <text:p>0</text:p>
          </table:table-cell>
          <table:table-cell table:style-name="ce68" table:formula="of:=[$SKG.H17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78];[$Grootboekschema.$A$1:.$B$109];2;0); &quot;&quot;)">
            <text:p/>
          </table:table-cell>
          <table:table-cell table:style-name="ce53" table:formula="of:=[$SKG.D17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72]&lt;0;-[$SKG.E172];&quot; &quot;)" office:value-type="string" office:string-value=" " calcext:value-type="string">
            <text:p><text:s text:c="3"/></text:p>
          </table:table-cell>
          <table:table-cell table:style-name="ce63" table:formula="of:=IF([$SKG.E172]&gt;=0;[$SKG.E172];&quot; &quot;)" office:value-type="float" office:value="0" calcext:value-type="float">
            <text:p><text:s/>- <text:s text:c="2"/></text:p>
          </table:table-cell>
          <table:table-cell table:style-name="ce68" table:formula="of:=[$SKG.K172]" office:value-type="float" office:value="0" calcext:value-type="float">
            <text:p>0</text:p>
          </table:table-cell>
          <table:table-cell table:style-name="ce68" table:formula="of:=[$SKG.B172]" office:value-type="float" office:value="0" calcext:value-type="float">
            <text:p>0</text:p>
          </table:table-cell>
          <table:table-cell table:style-name="ce68" table:formula="of:=[$SKG.H17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79];[$Grootboekschema.$A$1:.$B$109];2;0); &quot;&quot;)">
            <text:p/>
          </table:table-cell>
          <table:table-cell table:style-name="ce53" table:formula="of:=[$SKG.D17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73]&lt;0;-[$SKG.E173];&quot; &quot;)" office:value-type="string" office:string-value=" " calcext:value-type="string">
            <text:p><text:s text:c="3"/></text:p>
          </table:table-cell>
          <table:table-cell table:style-name="ce63" table:formula="of:=IF([$SKG.E173]&gt;=0;[$SKG.E173];&quot; &quot;)" office:value-type="float" office:value="0" calcext:value-type="float">
            <text:p><text:s/>- <text:s text:c="2"/></text:p>
          </table:table-cell>
          <table:table-cell table:style-name="ce68" table:formula="of:=[$SKG.K173]" office:value-type="float" office:value="0" calcext:value-type="float">
            <text:p>0</text:p>
          </table:table-cell>
          <table:table-cell table:style-name="ce68" table:formula="of:=[$SKG.B173]" office:value-type="float" office:value="0" calcext:value-type="float">
            <text:p>0</text:p>
          </table:table-cell>
          <table:table-cell table:style-name="ce68" table:formula="of:=[$SKG.H17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80];[$Grootboekschema.$A$1:.$B$109];2;0); &quot;&quot;)">
            <text:p/>
          </table:table-cell>
          <table:table-cell table:style-name="ce53" table:formula="of:=[$SKG.D17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74]&lt;0;-[$SKG.E174];&quot; &quot;)" office:value-type="string" office:string-value=" " calcext:value-type="string">
            <text:p><text:s text:c="3"/></text:p>
          </table:table-cell>
          <table:table-cell table:style-name="ce63" table:formula="of:=IF([$SKG.E174]&gt;=0;[$SKG.E174];&quot; &quot;)" office:value-type="float" office:value="0" calcext:value-type="float">
            <text:p><text:s/>- <text:s text:c="2"/></text:p>
          </table:table-cell>
          <table:table-cell table:style-name="ce68" table:formula="of:=[$SKG.K174]" office:value-type="float" office:value="0" calcext:value-type="float">
            <text:p>0</text:p>
          </table:table-cell>
          <table:table-cell table:style-name="ce68" table:formula="of:=[$SKG.B174]" office:value-type="float" office:value="0" calcext:value-type="float">
            <text:p>0</text:p>
          </table:table-cell>
          <table:table-cell table:style-name="ce68" table:formula="of:=[$SKG.H17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81];[$Grootboekschema.$A$1:.$B$109];2;0); &quot;&quot;)">
            <text:p/>
          </table:table-cell>
          <table:table-cell table:style-name="ce53" table:formula="of:=[$SKG.D17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75]&lt;0;-[$SKG.E175];&quot; &quot;)" office:value-type="string" office:string-value=" " calcext:value-type="string">
            <text:p><text:s text:c="3"/></text:p>
          </table:table-cell>
          <table:table-cell table:style-name="ce63" table:formula="of:=IF([$SKG.E175]&gt;=0;[$SKG.E175];&quot; &quot;)" office:value-type="float" office:value="0" calcext:value-type="float">
            <text:p><text:s/>- <text:s text:c="2"/></text:p>
          </table:table-cell>
          <table:table-cell table:style-name="ce68" table:formula="of:=[$SKG.K175]" office:value-type="float" office:value="0" calcext:value-type="float">
            <text:p>0</text:p>
          </table:table-cell>
          <table:table-cell table:style-name="ce68" table:formula="of:=[$SKG.B175]" office:value-type="float" office:value="0" calcext:value-type="float">
            <text:p>0</text:p>
          </table:table-cell>
          <table:table-cell table:style-name="ce68" table:formula="of:=[$SKG.H17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82];[$Grootboekschema.$A$1:.$B$109];2;0); &quot;&quot;)">
            <text:p/>
          </table:table-cell>
          <table:table-cell table:style-name="ce53" table:formula="of:=[$SKG.D17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76]&lt;0;-[$SKG.E176];&quot; &quot;)" office:value-type="string" office:string-value=" " calcext:value-type="string">
            <text:p><text:s text:c="3"/></text:p>
          </table:table-cell>
          <table:table-cell table:style-name="ce63" table:formula="of:=IF([$SKG.E176]&gt;=0;[$SKG.E176];&quot; &quot;)" office:value-type="float" office:value="0" calcext:value-type="float">
            <text:p><text:s/>- <text:s text:c="2"/></text:p>
          </table:table-cell>
          <table:table-cell table:style-name="ce68" table:formula="of:=[$SKG.K176]" office:value-type="float" office:value="0" calcext:value-type="float">
            <text:p>0</text:p>
          </table:table-cell>
          <table:table-cell table:style-name="ce68" table:formula="of:=[$SKG.B176]" office:value-type="float" office:value="0" calcext:value-type="float">
            <text:p>0</text:p>
          </table:table-cell>
          <table:table-cell table:style-name="ce68" table:formula="of:=[$SKG.H17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83];[$Grootboekschema.$A$1:.$B$109];2;0); &quot;&quot;)">
            <text:p/>
          </table:table-cell>
          <table:table-cell table:style-name="ce53" table:formula="of:=[$SKG.D17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77]&lt;0;-[$SKG.E177];&quot; &quot;)" office:value-type="string" office:string-value=" " calcext:value-type="string">
            <text:p><text:s text:c="3"/></text:p>
          </table:table-cell>
          <table:table-cell table:style-name="ce63" table:formula="of:=IF([$SKG.E177]&gt;=0;[$SKG.E177];&quot; &quot;)" office:value-type="float" office:value="0" calcext:value-type="float">
            <text:p><text:s/>- <text:s text:c="2"/></text:p>
          </table:table-cell>
          <table:table-cell table:style-name="ce68" table:formula="of:=[$SKG.K177]" office:value-type="float" office:value="0" calcext:value-type="float">
            <text:p>0</text:p>
          </table:table-cell>
          <table:table-cell table:style-name="ce68" table:formula="of:=[$SKG.B177]" office:value-type="float" office:value="0" calcext:value-type="float">
            <text:p>0</text:p>
          </table:table-cell>
          <table:table-cell table:style-name="ce68" table:formula="of:=[$SKG.H17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84];[$Grootboekschema.$A$1:.$B$109];2;0); &quot;&quot;)">
            <text:p/>
          </table:table-cell>
          <table:table-cell table:style-name="ce53" table:formula="of:=[$SKG.D17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78]&lt;0;-[$SKG.E178];&quot; &quot;)" office:value-type="string" office:string-value=" " calcext:value-type="string">
            <text:p><text:s text:c="3"/></text:p>
          </table:table-cell>
          <table:table-cell table:style-name="ce63" table:formula="of:=IF([$SKG.E178]&gt;=0;[$SKG.E178];&quot; &quot;)" office:value-type="float" office:value="0" calcext:value-type="float">
            <text:p><text:s/>- <text:s text:c="2"/></text:p>
          </table:table-cell>
          <table:table-cell table:style-name="ce68" table:formula="of:=[$SKG.K178]" office:value-type="float" office:value="0" calcext:value-type="float">
            <text:p>0</text:p>
          </table:table-cell>
          <table:table-cell table:style-name="ce68" table:formula="of:=[$SKG.B178]" office:value-type="float" office:value="0" calcext:value-type="float">
            <text:p>0</text:p>
          </table:table-cell>
          <table:table-cell table:style-name="ce68" table:formula="of:=[$SKG.H17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85];[$Grootboekschema.$A$1:.$B$109];2;0); &quot;&quot;)">
            <text:p/>
          </table:table-cell>
          <table:table-cell table:style-name="ce53" table:formula="of:=[$SKG.D17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79]&lt;0;-[$SKG.E179];&quot; &quot;)" office:value-type="string" office:string-value=" " calcext:value-type="string">
            <text:p><text:s text:c="3"/></text:p>
          </table:table-cell>
          <table:table-cell table:style-name="ce63" table:formula="of:=IF([$SKG.E179]&gt;=0;[$SKG.E179];&quot; &quot;)" office:value-type="float" office:value="0" calcext:value-type="float">
            <text:p><text:s/>- <text:s text:c="2"/></text:p>
          </table:table-cell>
          <table:table-cell table:style-name="ce68" table:formula="of:=[$SKG.K179]" office:value-type="float" office:value="0" calcext:value-type="float">
            <text:p>0</text:p>
          </table:table-cell>
          <table:table-cell table:style-name="ce68" table:formula="of:=[$SKG.B179]" office:value-type="float" office:value="0" calcext:value-type="float">
            <text:p>0</text:p>
          </table:table-cell>
          <table:table-cell table:style-name="ce68" table:formula="of:=[$SKG.H17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86];[$Grootboekschema.$A$1:.$B$109];2;0); &quot;&quot;)">
            <text:p/>
          </table:table-cell>
          <table:table-cell table:style-name="ce53" table:formula="of:=[$SKG.D18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80]&lt;0;-[$SKG.E180];&quot; &quot;)" office:value-type="string" office:string-value=" " calcext:value-type="string">
            <text:p><text:s text:c="3"/></text:p>
          </table:table-cell>
          <table:table-cell table:style-name="ce63" table:formula="of:=IF([$SKG.E180]&gt;=0;[$SKG.E180];&quot; &quot;)" office:value-type="float" office:value="0" calcext:value-type="float">
            <text:p><text:s/>- <text:s text:c="2"/></text:p>
          </table:table-cell>
          <table:table-cell table:style-name="ce68" table:formula="of:=[$SKG.K180]" office:value-type="float" office:value="0" calcext:value-type="float">
            <text:p>0</text:p>
          </table:table-cell>
          <table:table-cell table:style-name="ce68" table:formula="of:=[$SKG.B180]" office:value-type="float" office:value="0" calcext:value-type="float">
            <text:p>0</text:p>
          </table:table-cell>
          <table:table-cell table:style-name="ce68" table:formula="of:=[$SKG.H18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87];[$Grootboekschema.$A$1:.$B$109];2;0); &quot;&quot;)">
            <text:p/>
          </table:table-cell>
          <table:table-cell table:style-name="ce53" table:formula="of:=[$SKG.D18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81]&lt;0;-[$SKG.E181];&quot; &quot;)" office:value-type="string" office:string-value=" " calcext:value-type="string">
            <text:p><text:s text:c="3"/></text:p>
          </table:table-cell>
          <table:table-cell table:style-name="ce63" table:formula="of:=IF([$SKG.E181]&gt;=0;[$SKG.E181];&quot; &quot;)" office:value-type="float" office:value="0" calcext:value-type="float">
            <text:p><text:s/>- <text:s text:c="2"/></text:p>
          </table:table-cell>
          <table:table-cell table:style-name="ce68" table:formula="of:=[$SKG.K181]" office:value-type="float" office:value="0" calcext:value-type="float">
            <text:p>0</text:p>
          </table:table-cell>
          <table:table-cell table:style-name="ce68" table:formula="of:=[$SKG.B181]" office:value-type="float" office:value="0" calcext:value-type="float">
            <text:p>0</text:p>
          </table:table-cell>
          <table:table-cell table:style-name="ce68" table:formula="of:=[$SKG.H18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88];[$Grootboekschema.$A$1:.$B$109];2;0); &quot;&quot;)">
            <text:p/>
          </table:table-cell>
          <table:table-cell table:style-name="ce53" table:formula="of:=[$SKG.D18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82]&lt;0;-[$SKG.E182];&quot; &quot;)" office:value-type="string" office:string-value=" " calcext:value-type="string">
            <text:p><text:s text:c="3"/></text:p>
          </table:table-cell>
          <table:table-cell table:style-name="ce63" table:formula="of:=IF([$SKG.E182]&gt;=0;[$SKG.E182];&quot; &quot;)" office:value-type="float" office:value="0" calcext:value-type="float">
            <text:p><text:s/>- <text:s text:c="2"/></text:p>
          </table:table-cell>
          <table:table-cell table:style-name="ce68" table:formula="of:=[$SKG.K182]" office:value-type="float" office:value="0" calcext:value-type="float">
            <text:p>0</text:p>
          </table:table-cell>
          <table:table-cell table:style-name="ce68" table:formula="of:=[$SKG.B182]" office:value-type="float" office:value="0" calcext:value-type="float">
            <text:p>0</text:p>
          </table:table-cell>
          <table:table-cell table:style-name="ce68" table:formula="of:=[$SKG.H18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89];[$Grootboekschema.$A$1:.$B$109];2;0); &quot;&quot;)">
            <text:p/>
          </table:table-cell>
          <table:table-cell table:style-name="ce53" table:formula="of:=[$SKG.D18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83]&lt;0;-[$SKG.E183];&quot; &quot;)" office:value-type="string" office:string-value=" " calcext:value-type="string">
            <text:p><text:s text:c="3"/></text:p>
          </table:table-cell>
          <table:table-cell table:style-name="ce63" table:formula="of:=IF([$SKG.E183]&gt;=0;[$SKG.E183];&quot; &quot;)" office:value-type="float" office:value="0" calcext:value-type="float">
            <text:p><text:s/>- <text:s text:c="2"/></text:p>
          </table:table-cell>
          <table:table-cell table:style-name="ce68" table:formula="of:=[$SKG.K183]" office:value-type="float" office:value="0" calcext:value-type="float">
            <text:p>0</text:p>
          </table:table-cell>
          <table:table-cell table:style-name="ce68" table:formula="of:=[$SKG.B183]" office:value-type="float" office:value="0" calcext:value-type="float">
            <text:p>0</text:p>
          </table:table-cell>
          <table:table-cell table:style-name="ce68" table:formula="of:=[$SKG.H18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90];[$Grootboekschema.$A$1:.$B$109];2;0); &quot;&quot;)">
            <text:p/>
          </table:table-cell>
          <table:table-cell table:style-name="ce53" table:formula="of:=[$SKG.D18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84]&lt;0;-[$SKG.E184];&quot; &quot;)" office:value-type="string" office:string-value=" " calcext:value-type="string">
            <text:p><text:s text:c="3"/></text:p>
          </table:table-cell>
          <table:table-cell table:style-name="ce63" table:formula="of:=IF([$SKG.E184]&gt;=0;[$SKG.E184];&quot; &quot;)" office:value-type="float" office:value="0" calcext:value-type="float">
            <text:p><text:s/>- <text:s text:c="2"/></text:p>
          </table:table-cell>
          <table:table-cell table:style-name="ce68" table:formula="of:=[$SKG.K184]" office:value-type="float" office:value="0" calcext:value-type="float">
            <text:p>0</text:p>
          </table:table-cell>
          <table:table-cell table:style-name="ce68" table:formula="of:=[$SKG.B184]" office:value-type="float" office:value="0" calcext:value-type="float">
            <text:p>0</text:p>
          </table:table-cell>
          <table:table-cell table:style-name="ce68" table:formula="of:=[$SKG.H18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91];[$Grootboekschema.$A$1:.$B$109];2;0); &quot;&quot;)">
            <text:p/>
          </table:table-cell>
          <table:table-cell table:style-name="ce53" table:formula="of:=[$SKG.D18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85]&lt;0;-[$SKG.E185];&quot; &quot;)" office:value-type="string" office:string-value=" " calcext:value-type="string">
            <text:p><text:s text:c="3"/></text:p>
          </table:table-cell>
          <table:table-cell table:style-name="ce63" table:formula="of:=IF([$SKG.E185]&gt;=0;[$SKG.E185];&quot; &quot;)" office:value-type="float" office:value="0" calcext:value-type="float">
            <text:p><text:s/>- <text:s text:c="2"/></text:p>
          </table:table-cell>
          <table:table-cell table:style-name="ce68" table:formula="of:=[$SKG.K185]" office:value-type="float" office:value="0" calcext:value-type="float">
            <text:p>0</text:p>
          </table:table-cell>
          <table:table-cell table:style-name="ce68" table:formula="of:=[$SKG.B185]" office:value-type="float" office:value="0" calcext:value-type="float">
            <text:p>0</text:p>
          </table:table-cell>
          <table:table-cell table:style-name="ce68" table:formula="of:=[$SKG.H18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92];[$Grootboekschema.$A$1:.$B$109];2;0); &quot;&quot;)">
            <text:p/>
          </table:table-cell>
          <table:table-cell table:style-name="ce53" table:formula="of:=[$SKG.D18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86]&lt;0;-[$SKG.E186];&quot; &quot;)" office:value-type="string" office:string-value=" " calcext:value-type="string">
            <text:p><text:s text:c="3"/></text:p>
          </table:table-cell>
          <table:table-cell table:style-name="ce63" table:formula="of:=IF([$SKG.E186]&gt;=0;[$SKG.E186];&quot; &quot;)" office:value-type="float" office:value="0" calcext:value-type="float">
            <text:p><text:s/>- <text:s text:c="2"/></text:p>
          </table:table-cell>
          <table:table-cell table:style-name="ce68" table:formula="of:=[$SKG.K186]" office:value-type="float" office:value="0" calcext:value-type="float">
            <text:p>0</text:p>
          </table:table-cell>
          <table:table-cell table:style-name="ce68" table:formula="of:=[$SKG.B186]" office:value-type="float" office:value="0" calcext:value-type="float">
            <text:p>0</text:p>
          </table:table-cell>
          <table:table-cell table:style-name="ce68" table:formula="of:=[$SKG.H18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93];[$Grootboekschema.$A$1:.$B$109];2;0); &quot;&quot;)">
            <text:p/>
          </table:table-cell>
          <table:table-cell table:style-name="ce53" table:formula="of:=[$SKG.D18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87]&lt;0;-[$SKG.E187];&quot; &quot;)" office:value-type="string" office:string-value=" " calcext:value-type="string">
            <text:p><text:s text:c="3"/></text:p>
          </table:table-cell>
          <table:table-cell table:style-name="ce63" table:formula="of:=IF([$SKG.E187]&gt;=0;[$SKG.E187];&quot; &quot;)" office:value-type="float" office:value="0" calcext:value-type="float">
            <text:p><text:s/>- <text:s text:c="2"/></text:p>
          </table:table-cell>
          <table:table-cell table:style-name="ce68" table:formula="of:=[$SKG.K187]" office:value-type="float" office:value="0" calcext:value-type="float">
            <text:p>0</text:p>
          </table:table-cell>
          <table:table-cell table:style-name="ce68" table:formula="of:=[$SKG.B187]" office:value-type="float" office:value="0" calcext:value-type="float">
            <text:p>0</text:p>
          </table:table-cell>
          <table:table-cell table:style-name="ce68" table:formula="of:=[$SKG.H18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94];[$Grootboekschema.$A$1:.$B$109];2;0); &quot;&quot;)">
            <text:p/>
          </table:table-cell>
          <table:table-cell table:style-name="ce53" table:formula="of:=[$SKG.D18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88]&lt;0;-[$SKG.E188];&quot; &quot;)" office:value-type="string" office:string-value=" " calcext:value-type="string">
            <text:p><text:s text:c="3"/></text:p>
          </table:table-cell>
          <table:table-cell table:style-name="ce63" table:formula="of:=IF([$SKG.E188]&gt;=0;[$SKG.E188];&quot; &quot;)" office:value-type="float" office:value="0" calcext:value-type="float">
            <text:p><text:s/>- <text:s text:c="2"/></text:p>
          </table:table-cell>
          <table:table-cell table:style-name="ce68" table:formula="of:=[$SKG.K188]" office:value-type="float" office:value="0" calcext:value-type="float">
            <text:p>0</text:p>
          </table:table-cell>
          <table:table-cell table:style-name="ce68" table:formula="of:=[$SKG.B188]" office:value-type="float" office:value="0" calcext:value-type="float">
            <text:p>0</text:p>
          </table:table-cell>
          <table:table-cell table:style-name="ce68" table:formula="of:=[$SKG.H18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95];[$Grootboekschema.$A$1:.$B$109];2;0); &quot;&quot;)">
            <text:p/>
          </table:table-cell>
          <table:table-cell table:style-name="ce53" table:formula="of:=[$SKG.D18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89]&lt;0;-[$SKG.E189];&quot; &quot;)" office:value-type="string" office:string-value=" " calcext:value-type="string">
            <text:p><text:s text:c="3"/></text:p>
          </table:table-cell>
          <table:table-cell table:style-name="ce63" table:formula="of:=IF([$SKG.E189]&gt;=0;[$SKG.E189];&quot; &quot;)" office:value-type="float" office:value="0" calcext:value-type="float">
            <text:p><text:s/>- <text:s text:c="2"/></text:p>
          </table:table-cell>
          <table:table-cell table:style-name="ce68" table:formula="of:=[$SKG.K189]" office:value-type="float" office:value="0" calcext:value-type="float">
            <text:p>0</text:p>
          </table:table-cell>
          <table:table-cell table:style-name="ce68" table:formula="of:=[$SKG.B189]" office:value-type="float" office:value="0" calcext:value-type="float">
            <text:p>0</text:p>
          </table:table-cell>
          <table:table-cell table:style-name="ce68" table:formula="of:=[$SKG.H18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96];[$Grootboekschema.$A$1:.$B$109];2;0); &quot;&quot;)">
            <text:p/>
          </table:table-cell>
          <table:table-cell table:style-name="ce53" table:formula="of:=[$SKG.D19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90]&lt;0;-[$SKG.E190];&quot; &quot;)" office:value-type="string" office:string-value=" " calcext:value-type="string">
            <text:p><text:s text:c="3"/></text:p>
          </table:table-cell>
          <table:table-cell table:style-name="ce63" table:formula="of:=IF([$SKG.E190]&gt;=0;[$SKG.E190];&quot; &quot;)" office:value-type="float" office:value="0" calcext:value-type="float">
            <text:p><text:s/>- <text:s text:c="2"/></text:p>
          </table:table-cell>
          <table:table-cell table:style-name="ce68" table:formula="of:=[$SKG.K190]" office:value-type="float" office:value="0" calcext:value-type="float">
            <text:p>0</text:p>
          </table:table-cell>
          <table:table-cell table:style-name="ce68" table:formula="of:=[$SKG.B190]" office:value-type="float" office:value="0" calcext:value-type="float">
            <text:p>0</text:p>
          </table:table-cell>
          <table:table-cell table:style-name="ce68" table:formula="of:=[$SKG.H19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97];[$Grootboekschema.$A$1:.$B$109];2;0); &quot;&quot;)">
            <text:p/>
          </table:table-cell>
          <table:table-cell table:style-name="ce53" table:formula="of:=[$SKG.D19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91]&lt;0;-[$SKG.E191];&quot; &quot;)" office:value-type="string" office:string-value=" " calcext:value-type="string">
            <text:p><text:s text:c="3"/></text:p>
          </table:table-cell>
          <table:table-cell table:style-name="ce63" table:formula="of:=IF([$SKG.E191]&gt;=0;[$SKG.E191];&quot; &quot;)" office:value-type="float" office:value="0" calcext:value-type="float">
            <text:p><text:s/>- <text:s text:c="2"/></text:p>
          </table:table-cell>
          <table:table-cell table:style-name="ce68" table:formula="of:=[$SKG.K191]" office:value-type="float" office:value="0" calcext:value-type="float">
            <text:p>0</text:p>
          </table:table-cell>
          <table:table-cell table:style-name="ce68" table:formula="of:=[$SKG.B191]" office:value-type="float" office:value="0" calcext:value-type="float">
            <text:p>0</text:p>
          </table:table-cell>
          <table:table-cell table:style-name="ce68" table:formula="of:=[$SKG.H19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98];[$Grootboekschema.$A$1:.$B$109];2;0); &quot;&quot;)">
            <text:p/>
          </table:table-cell>
          <table:table-cell table:style-name="ce53" table:formula="of:=[$SKG.D19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92]&lt;0;-[$SKG.E192];&quot; &quot;)" office:value-type="string" office:string-value=" " calcext:value-type="string">
            <text:p><text:s text:c="3"/></text:p>
          </table:table-cell>
          <table:table-cell table:style-name="ce63" table:formula="of:=IF([$SKG.E192]&gt;=0;[$SKG.E192];&quot; &quot;)" office:value-type="float" office:value="0" calcext:value-type="float">
            <text:p><text:s/>- <text:s text:c="2"/></text:p>
          </table:table-cell>
          <table:table-cell table:style-name="ce68" table:formula="of:=[$SKG.K192]" office:value-type="float" office:value="0" calcext:value-type="float">
            <text:p>0</text:p>
          </table:table-cell>
          <table:table-cell table:style-name="ce68" table:formula="of:=[$SKG.B192]" office:value-type="float" office:value="0" calcext:value-type="float">
            <text:p>0</text:p>
          </table:table-cell>
          <table:table-cell table:style-name="ce68" table:formula="of:=[$SKG.H19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299];[$Grootboekschema.$A$1:.$B$109];2;0); &quot;&quot;)">
            <text:p/>
          </table:table-cell>
          <table:table-cell table:style-name="ce53" table:formula="of:=[$SKG.D19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93]&lt;0;-[$SKG.E193];&quot; &quot;)" office:value-type="string" office:string-value=" " calcext:value-type="string">
            <text:p><text:s text:c="3"/></text:p>
          </table:table-cell>
          <table:table-cell table:style-name="ce63" table:formula="of:=IF([$SKG.E193]&gt;=0;[$SKG.E193];&quot; &quot;)" office:value-type="float" office:value="0" calcext:value-type="float">
            <text:p><text:s/>- <text:s text:c="2"/></text:p>
          </table:table-cell>
          <table:table-cell table:style-name="ce68" table:formula="of:=[$SKG.K193]" office:value-type="float" office:value="0" calcext:value-type="float">
            <text:p>0</text:p>
          </table:table-cell>
          <table:table-cell table:style-name="ce68" table:formula="of:=[$SKG.B193]" office:value-type="float" office:value="0" calcext:value-type="float">
            <text:p>0</text:p>
          </table:table-cell>
          <table:table-cell table:style-name="ce68" table:formula="of:=[$SKG.H19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00];[$Grootboekschema.$A$1:.$B$109];2;0); &quot;&quot;)">
            <text:p/>
          </table:table-cell>
          <table:table-cell table:style-name="ce53" table:formula="of:=[$SKG.D19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94]&lt;0;-[$SKG.E194];&quot; &quot;)" office:value-type="string" office:string-value=" " calcext:value-type="string">
            <text:p><text:s text:c="3"/></text:p>
          </table:table-cell>
          <table:table-cell table:style-name="ce63" table:formula="of:=IF([$SKG.E194]&gt;=0;[$SKG.E194];&quot; &quot;)" office:value-type="float" office:value="0" calcext:value-type="float">
            <text:p><text:s/>- <text:s text:c="2"/></text:p>
          </table:table-cell>
          <table:table-cell table:style-name="ce68" table:formula="of:=[$SKG.K194]" office:value-type="float" office:value="0" calcext:value-type="float">
            <text:p>0</text:p>
          </table:table-cell>
          <table:table-cell table:style-name="ce68" table:formula="of:=[$SKG.B194]" office:value-type="float" office:value="0" calcext:value-type="float">
            <text:p>0</text:p>
          </table:table-cell>
          <table:table-cell table:style-name="ce68" table:formula="of:=[$SKG.H19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01];[$Grootboekschema.$A$1:.$B$109];2;0); &quot;&quot;)">
            <text:p/>
          </table:table-cell>
          <table:table-cell table:style-name="ce53" table:formula="of:=[$SKG.D19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95]&lt;0;-[$SKG.E195];&quot; &quot;)" office:value-type="string" office:string-value=" " calcext:value-type="string">
            <text:p><text:s text:c="3"/></text:p>
          </table:table-cell>
          <table:table-cell table:style-name="ce63" table:formula="of:=IF([$SKG.E195]&gt;=0;[$SKG.E195];&quot; &quot;)" office:value-type="float" office:value="0" calcext:value-type="float">
            <text:p><text:s/>- <text:s text:c="2"/></text:p>
          </table:table-cell>
          <table:table-cell table:style-name="ce68" table:formula="of:=[$SKG.K195]" office:value-type="float" office:value="0" calcext:value-type="float">
            <text:p>0</text:p>
          </table:table-cell>
          <table:table-cell table:style-name="ce68" table:formula="of:=[$SKG.B195]" office:value-type="float" office:value="0" calcext:value-type="float">
            <text:p>0</text:p>
          </table:table-cell>
          <table:table-cell table:style-name="ce68" table:formula="of:=[$SKG.H19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02];[$Grootboekschema.$A$1:.$B$109];2;0); &quot;&quot;)">
            <text:p/>
          </table:table-cell>
          <table:table-cell table:style-name="ce53" table:formula="of:=[$SKG.D19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96]&lt;0;-[$SKG.E196];&quot; &quot;)" office:value-type="string" office:string-value=" " calcext:value-type="string">
            <text:p><text:s text:c="3"/></text:p>
          </table:table-cell>
          <table:table-cell table:style-name="ce63" table:formula="of:=IF([$SKG.E196]&gt;=0;[$SKG.E196];&quot; &quot;)" office:value-type="float" office:value="0" calcext:value-type="float">
            <text:p><text:s/>- <text:s text:c="2"/></text:p>
          </table:table-cell>
          <table:table-cell table:style-name="ce68" table:formula="of:=[$SKG.K196]" office:value-type="float" office:value="0" calcext:value-type="float">
            <text:p>0</text:p>
          </table:table-cell>
          <table:table-cell table:style-name="ce68" table:formula="of:=[$SKG.B196]" office:value-type="float" office:value="0" calcext:value-type="float">
            <text:p>0</text:p>
          </table:table-cell>
          <table:table-cell table:style-name="ce68" table:formula="of:=[$SKG.H19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03];[$Grootboekschema.$A$1:.$B$109];2;0); &quot;&quot;)">
            <text:p/>
          </table:table-cell>
          <table:table-cell table:style-name="ce53" table:formula="of:=[$SKG.D19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97]&lt;0;-[$SKG.E197];&quot; &quot;)" office:value-type="string" office:string-value=" " calcext:value-type="string">
            <text:p><text:s text:c="3"/></text:p>
          </table:table-cell>
          <table:table-cell table:style-name="ce63" table:formula="of:=IF([$SKG.E197]&gt;=0;[$SKG.E197];&quot; &quot;)" office:value-type="float" office:value="0" calcext:value-type="float">
            <text:p><text:s/>- <text:s text:c="2"/></text:p>
          </table:table-cell>
          <table:table-cell table:style-name="ce68" table:formula="of:=[$SKG.K197]" office:value-type="float" office:value="0" calcext:value-type="float">
            <text:p>0</text:p>
          </table:table-cell>
          <table:table-cell table:style-name="ce68" table:formula="of:=[$SKG.B197]" office:value-type="float" office:value="0" calcext:value-type="float">
            <text:p>0</text:p>
          </table:table-cell>
          <table:table-cell table:style-name="ce68" table:formula="of:=[$SKG.H19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04];[$Grootboekschema.$A$1:.$B$109];2;0); &quot;&quot;)">
            <text:p/>
          </table:table-cell>
          <table:table-cell table:style-name="ce53" table:formula="of:=[$SKG.D19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98]&lt;0;-[$SKG.E198];&quot; &quot;)" office:value-type="string" office:string-value=" " calcext:value-type="string">
            <text:p><text:s text:c="3"/></text:p>
          </table:table-cell>
          <table:table-cell table:style-name="ce63" table:formula="of:=IF([$SKG.E198]&gt;=0;[$SKG.E198];&quot; &quot;)" office:value-type="float" office:value="0" calcext:value-type="float">
            <text:p><text:s/>- <text:s text:c="2"/></text:p>
          </table:table-cell>
          <table:table-cell table:style-name="ce68" table:formula="of:=[$SKG.K198]" office:value-type="float" office:value="0" calcext:value-type="float">
            <text:p>0</text:p>
          </table:table-cell>
          <table:table-cell table:style-name="ce68" table:formula="of:=[$SKG.B198]" office:value-type="float" office:value="0" calcext:value-type="float">
            <text:p>0</text:p>
          </table:table-cell>
          <table:table-cell table:style-name="ce68" table:formula="of:=[$SKG.H19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05];[$Grootboekschema.$A$1:.$B$109];2;0); &quot;&quot;)">
            <text:p/>
          </table:table-cell>
          <table:table-cell table:style-name="ce53" table:formula="of:=[$SKG.D19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199]&lt;0;-[$SKG.E199];&quot; &quot;)" office:value-type="string" office:string-value=" " calcext:value-type="string">
            <text:p><text:s text:c="3"/></text:p>
          </table:table-cell>
          <table:table-cell table:style-name="ce63" table:formula="of:=IF([$SKG.E199]&gt;=0;[$SKG.E199];&quot; &quot;)" office:value-type="float" office:value="0" calcext:value-type="float">
            <text:p><text:s/>- <text:s text:c="2"/></text:p>
          </table:table-cell>
          <table:table-cell table:style-name="ce68" table:formula="of:=[$SKG.K199]" office:value-type="float" office:value="0" calcext:value-type="float">
            <text:p>0</text:p>
          </table:table-cell>
          <table:table-cell table:style-name="ce68" table:formula="of:=[$SKG.B199]" office:value-type="float" office:value="0" calcext:value-type="float">
            <text:p>0</text:p>
          </table:table-cell>
          <table:table-cell table:style-name="ce68" table:formula="of:=[$SKG.H19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06];[$Grootboekschema.$A$1:.$B$109];2;0); &quot;&quot;)">
            <text:p/>
          </table:table-cell>
          <table:table-cell table:style-name="ce53" table:formula="of:=[$SKG.D20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00]&lt;0;-[$SKG.E200];&quot; &quot;)" office:value-type="string" office:string-value=" " calcext:value-type="string">
            <text:p><text:s text:c="3"/></text:p>
          </table:table-cell>
          <table:table-cell table:style-name="ce63" table:formula="of:=IF([$SKG.E200]&gt;=0;[$SKG.E200];&quot; &quot;)" office:value-type="float" office:value="0" calcext:value-type="float">
            <text:p><text:s/>- <text:s text:c="2"/></text:p>
          </table:table-cell>
          <table:table-cell table:style-name="ce68" table:formula="of:=[$SKG.K200]" office:value-type="float" office:value="0" calcext:value-type="float">
            <text:p>0</text:p>
          </table:table-cell>
          <table:table-cell table:style-name="ce68" table:formula="of:=[$SKG.B200]" office:value-type="float" office:value="0" calcext:value-type="float">
            <text:p>0</text:p>
          </table:table-cell>
          <table:table-cell table:style-name="ce68" table:formula="of:=[$SKG.H20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07];[$Grootboekschema.$A$1:.$B$109];2;0); &quot;&quot;)">
            <text:p/>
          </table:table-cell>
          <table:table-cell table:style-name="ce53" table:formula="of:=[$SKG.D20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01]&lt;0;-[$SKG.E201];&quot; &quot;)" office:value-type="string" office:string-value=" " calcext:value-type="string">
            <text:p><text:s text:c="3"/></text:p>
          </table:table-cell>
          <table:table-cell table:style-name="ce63" table:formula="of:=IF([$SKG.E201]&gt;=0;[$SKG.E201];&quot; &quot;)" office:value-type="float" office:value="0" calcext:value-type="float">
            <text:p><text:s/>- <text:s text:c="2"/></text:p>
          </table:table-cell>
          <table:table-cell table:style-name="ce68" table:formula="of:=[$SKG.K201]" office:value-type="float" office:value="0" calcext:value-type="float">
            <text:p>0</text:p>
          </table:table-cell>
          <table:table-cell table:style-name="ce68" table:formula="of:=[$SKG.B201]" office:value-type="float" office:value="0" calcext:value-type="float">
            <text:p>0</text:p>
          </table:table-cell>
          <table:table-cell table:style-name="ce68" table:formula="of:=[$SKG.H20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08];[$Grootboekschema.$A$1:.$B$109];2;0); &quot;&quot;)">
            <text:p/>
          </table:table-cell>
          <table:table-cell table:style-name="ce53" table:formula="of:=[$SKG.D20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02]&lt;0;-[$SKG.E202];&quot; &quot;)" office:value-type="string" office:string-value=" " calcext:value-type="string">
            <text:p><text:s text:c="3"/></text:p>
          </table:table-cell>
          <table:table-cell table:style-name="ce63" table:formula="of:=IF([$SKG.E202]&gt;=0;[$SKG.E202];&quot; &quot;)" office:value-type="float" office:value="0" calcext:value-type="float">
            <text:p><text:s/>- <text:s text:c="2"/></text:p>
          </table:table-cell>
          <table:table-cell table:style-name="ce68" table:formula="of:=[$SKG.K202]" office:value-type="float" office:value="0" calcext:value-type="float">
            <text:p>0</text:p>
          </table:table-cell>
          <table:table-cell table:style-name="ce68" table:formula="of:=[$SKG.B202]" office:value-type="float" office:value="0" calcext:value-type="float">
            <text:p>0</text:p>
          </table:table-cell>
          <table:table-cell table:style-name="ce68" table:formula="of:=[$SKG.H20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09];[$Grootboekschema.$A$1:.$B$109];2;0); &quot;&quot;)">
            <text:p/>
          </table:table-cell>
          <table:table-cell table:style-name="ce53" table:formula="of:=[$SKG.D20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03]&lt;0;-[$SKG.E203];&quot; &quot;)" office:value-type="string" office:string-value=" " calcext:value-type="string">
            <text:p><text:s text:c="3"/></text:p>
          </table:table-cell>
          <table:table-cell table:style-name="ce63" table:formula="of:=IF([$SKG.E203]&gt;=0;[$SKG.E203];&quot; &quot;)" office:value-type="float" office:value="0" calcext:value-type="float">
            <text:p><text:s/>- <text:s text:c="2"/></text:p>
          </table:table-cell>
          <table:table-cell table:style-name="ce68" table:formula="of:=[$SKG.K203]" office:value-type="float" office:value="0" calcext:value-type="float">
            <text:p>0</text:p>
          </table:table-cell>
          <table:table-cell table:style-name="ce68" table:formula="of:=[$SKG.B203]" office:value-type="float" office:value="0" calcext:value-type="float">
            <text:p>0</text:p>
          </table:table-cell>
          <table:table-cell table:style-name="ce68" table:formula="of:=[$SKG.H20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10];[$Grootboekschema.$A$1:.$B$109];2;0); &quot;&quot;)">
            <text:p/>
          </table:table-cell>
          <table:table-cell table:style-name="ce53" table:formula="of:=[$SKG.D20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04]&lt;0;-[$SKG.E204];&quot; &quot;)" office:value-type="string" office:string-value=" " calcext:value-type="string">
            <text:p><text:s text:c="3"/></text:p>
          </table:table-cell>
          <table:table-cell table:style-name="ce63" table:formula="of:=IF([$SKG.E204]&gt;=0;[$SKG.E204];&quot; &quot;)" office:value-type="float" office:value="0" calcext:value-type="float">
            <text:p><text:s/>- <text:s text:c="2"/></text:p>
          </table:table-cell>
          <table:table-cell table:style-name="ce68" table:formula="of:=[$SKG.K204]" office:value-type="float" office:value="0" calcext:value-type="float">
            <text:p>0</text:p>
          </table:table-cell>
          <table:table-cell table:style-name="ce68" table:formula="of:=[$SKG.B204]" office:value-type="float" office:value="0" calcext:value-type="float">
            <text:p>0</text:p>
          </table:table-cell>
          <table:table-cell table:style-name="ce68" table:formula="of:=[$SKG.H20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11];[$Grootboekschema.$A$1:.$B$109];2;0); &quot;&quot;)">
            <text:p/>
          </table:table-cell>
          <table:table-cell table:style-name="ce53" table:formula="of:=[$SKG.D20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05]&lt;0;-[$SKG.E205];&quot; &quot;)" office:value-type="string" office:string-value=" " calcext:value-type="string">
            <text:p><text:s text:c="3"/></text:p>
          </table:table-cell>
          <table:table-cell table:style-name="ce63" table:formula="of:=IF([$SKG.E205]&gt;=0;[$SKG.E205];&quot; &quot;)" office:value-type="float" office:value="0" calcext:value-type="float">
            <text:p><text:s/>- <text:s text:c="2"/></text:p>
          </table:table-cell>
          <table:table-cell table:style-name="ce68" table:formula="of:=[$SKG.K205]" office:value-type="float" office:value="0" calcext:value-type="float">
            <text:p>0</text:p>
          </table:table-cell>
          <table:table-cell table:style-name="ce68" table:formula="of:=[$SKG.B205]" office:value-type="float" office:value="0" calcext:value-type="float">
            <text:p>0</text:p>
          </table:table-cell>
          <table:table-cell table:style-name="ce68" table:formula="of:=[$SKG.H20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12];[$Grootboekschema.$A$1:.$B$109];2;0); &quot;&quot;)">
            <text:p/>
          </table:table-cell>
          <table:table-cell table:style-name="ce53" table:formula="of:=[$SKG.D20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06]&lt;0;-[$SKG.E206];&quot; &quot;)" office:value-type="string" office:string-value=" " calcext:value-type="string">
            <text:p><text:s text:c="3"/></text:p>
          </table:table-cell>
          <table:table-cell table:style-name="ce63" table:formula="of:=IF([$SKG.E206]&gt;=0;[$SKG.E206];&quot; &quot;)" office:value-type="float" office:value="0" calcext:value-type="float">
            <text:p><text:s/>- <text:s text:c="2"/></text:p>
          </table:table-cell>
          <table:table-cell table:style-name="ce68" table:formula="of:=[$SKG.K206]" office:value-type="float" office:value="0" calcext:value-type="float">
            <text:p>0</text:p>
          </table:table-cell>
          <table:table-cell table:style-name="ce68" table:formula="of:=[$SKG.B206]" office:value-type="float" office:value="0" calcext:value-type="float">
            <text:p>0</text:p>
          </table:table-cell>
          <table:table-cell table:style-name="ce68" table:formula="of:=[$SKG.H20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13];[$Grootboekschema.$A$1:.$B$109];2;0); &quot;&quot;)">
            <text:p/>
          </table:table-cell>
          <table:table-cell table:style-name="ce53" table:formula="of:=[$SKG.D20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07]&lt;0;-[$SKG.E207];&quot; &quot;)" office:value-type="string" office:string-value=" " calcext:value-type="string">
            <text:p><text:s text:c="3"/></text:p>
          </table:table-cell>
          <table:table-cell table:style-name="ce63" table:formula="of:=IF([$SKG.E207]&gt;=0;[$SKG.E207];&quot; &quot;)" office:value-type="float" office:value="0" calcext:value-type="float">
            <text:p><text:s/>- <text:s text:c="2"/></text:p>
          </table:table-cell>
          <table:table-cell table:style-name="ce68" table:formula="of:=[$SKG.K207]" office:value-type="float" office:value="0" calcext:value-type="float">
            <text:p>0</text:p>
          </table:table-cell>
          <table:table-cell table:style-name="ce68" table:formula="of:=[$SKG.B207]" office:value-type="float" office:value="0" calcext:value-type="float">
            <text:p>0</text:p>
          </table:table-cell>
          <table:table-cell table:style-name="ce68" table:formula="of:=[$SKG.H20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14];[$Grootboekschema.$A$1:.$B$109];2;0); &quot;&quot;)">
            <text:p/>
          </table:table-cell>
          <table:table-cell table:style-name="ce53" table:formula="of:=[$SKG.D20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08]&lt;0;-[$SKG.E208];&quot; &quot;)" office:value-type="string" office:string-value=" " calcext:value-type="string">
            <text:p><text:s text:c="3"/></text:p>
          </table:table-cell>
          <table:table-cell table:style-name="ce63" table:formula="of:=IF([$SKG.E208]&gt;=0;[$SKG.E208];&quot; &quot;)" office:value-type="float" office:value="0" calcext:value-type="float">
            <text:p><text:s/>- <text:s text:c="2"/></text:p>
          </table:table-cell>
          <table:table-cell table:style-name="ce68" table:formula="of:=[$SKG.K208]" office:value-type="float" office:value="0" calcext:value-type="float">
            <text:p>0</text:p>
          </table:table-cell>
          <table:table-cell table:style-name="ce68" table:formula="of:=[$SKG.B208]" office:value-type="float" office:value="0" calcext:value-type="float">
            <text:p>0</text:p>
          </table:table-cell>
          <table:table-cell table:style-name="ce68" table:formula="of:=[$SKG.H20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15];[$Grootboekschema.$A$1:.$B$109];2;0); &quot;&quot;)">
            <text:p/>
          </table:table-cell>
          <table:table-cell table:style-name="ce53" table:formula="of:=[$SKG.D20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09]&lt;0;-[$SKG.E209];&quot; &quot;)" office:value-type="string" office:string-value=" " calcext:value-type="string">
            <text:p><text:s text:c="3"/></text:p>
          </table:table-cell>
          <table:table-cell table:style-name="ce63" table:formula="of:=IF([$SKG.E209]&gt;=0;[$SKG.E209];&quot; &quot;)" office:value-type="float" office:value="0" calcext:value-type="float">
            <text:p><text:s/>- <text:s text:c="2"/></text:p>
          </table:table-cell>
          <table:table-cell table:style-name="ce68" table:formula="of:=[$SKG.K209]" office:value-type="float" office:value="0" calcext:value-type="float">
            <text:p>0</text:p>
          </table:table-cell>
          <table:table-cell table:style-name="ce68" table:formula="of:=[$SKG.B209]" office:value-type="float" office:value="0" calcext:value-type="float">
            <text:p>0</text:p>
          </table:table-cell>
          <table:table-cell table:style-name="ce68" table:formula="of:=[$SKG.H20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16];[$Grootboekschema.$A$1:.$B$109];2;0); &quot;&quot;)">
            <text:p/>
          </table:table-cell>
          <table:table-cell table:style-name="ce53" table:formula="of:=[$SKG.D21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10]&lt;0;-[$SKG.E210];&quot; &quot;)" office:value-type="string" office:string-value=" " calcext:value-type="string">
            <text:p><text:s text:c="3"/></text:p>
          </table:table-cell>
          <table:table-cell table:style-name="ce63" table:formula="of:=IF([$SKG.E210]&gt;=0;[$SKG.E210];&quot; &quot;)" office:value-type="float" office:value="0" calcext:value-type="float">
            <text:p><text:s/>- <text:s text:c="2"/></text:p>
          </table:table-cell>
          <table:table-cell table:style-name="ce68" table:formula="of:=[$SKG.K210]" office:value-type="float" office:value="0" calcext:value-type="float">
            <text:p>0</text:p>
          </table:table-cell>
          <table:table-cell table:style-name="ce68" table:formula="of:=[$SKG.B210]" office:value-type="float" office:value="0" calcext:value-type="float">
            <text:p>0</text:p>
          </table:table-cell>
          <table:table-cell table:style-name="ce68" table:formula="of:=[$SKG.H21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17];[$Grootboekschema.$A$1:.$B$109];2;0); &quot;&quot;)">
            <text:p/>
          </table:table-cell>
          <table:table-cell table:style-name="ce53" table:formula="of:=[$SKG.D21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11]&lt;0;-[$SKG.E211];&quot; &quot;)" office:value-type="string" office:string-value=" " calcext:value-type="string">
            <text:p><text:s text:c="3"/></text:p>
          </table:table-cell>
          <table:table-cell table:style-name="ce63" table:formula="of:=IF([$SKG.E211]&gt;=0;[$SKG.E211];&quot; &quot;)" office:value-type="float" office:value="0" calcext:value-type="float">
            <text:p><text:s/>- <text:s text:c="2"/></text:p>
          </table:table-cell>
          <table:table-cell table:style-name="ce68" table:formula="of:=[$SKG.K211]" office:value-type="float" office:value="0" calcext:value-type="float">
            <text:p>0</text:p>
          </table:table-cell>
          <table:table-cell table:style-name="ce68" table:formula="of:=[$SKG.B211]" office:value-type="float" office:value="0" calcext:value-type="float">
            <text:p>0</text:p>
          </table:table-cell>
          <table:table-cell table:style-name="ce68" table:formula="of:=[$SKG.H21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18];[$Grootboekschema.$A$1:.$B$109];2;0); &quot;&quot;)">
            <text:p/>
          </table:table-cell>
          <table:table-cell table:style-name="ce53" table:formula="of:=[$SKG.D21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12]&lt;0;-[$SKG.E212];&quot; &quot;)" office:value-type="string" office:string-value=" " calcext:value-type="string">
            <text:p><text:s text:c="3"/></text:p>
          </table:table-cell>
          <table:table-cell table:style-name="ce63" table:formula="of:=IF([$SKG.E212]&gt;=0;[$SKG.E212];&quot; &quot;)" office:value-type="float" office:value="0" calcext:value-type="float">
            <text:p><text:s/>- <text:s text:c="2"/></text:p>
          </table:table-cell>
          <table:table-cell table:style-name="ce68" table:formula="of:=[$SKG.K212]" office:value-type="float" office:value="0" calcext:value-type="float">
            <text:p>0</text:p>
          </table:table-cell>
          <table:table-cell table:style-name="ce68" table:formula="of:=[$SKG.B212]" office:value-type="float" office:value="0" calcext:value-type="float">
            <text:p>0</text:p>
          </table:table-cell>
          <table:table-cell table:style-name="ce68" table:formula="of:=[$SKG.H21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19];[$Grootboekschema.$A$1:.$B$109];2;0); &quot;&quot;)">
            <text:p/>
          </table:table-cell>
          <table:table-cell table:style-name="ce53" table:formula="of:=[$SKG.D21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13]&lt;0;-[$SKG.E213];&quot; &quot;)" office:value-type="string" office:string-value=" " calcext:value-type="string">
            <text:p><text:s text:c="3"/></text:p>
          </table:table-cell>
          <table:table-cell table:style-name="ce63" table:formula="of:=IF([$SKG.E213]&gt;=0;[$SKG.E213];&quot; &quot;)" office:value-type="float" office:value="0" calcext:value-type="float">
            <text:p><text:s/>- <text:s text:c="2"/></text:p>
          </table:table-cell>
          <table:table-cell table:style-name="ce68" table:formula="of:=[$SKG.K213]" office:value-type="float" office:value="0" calcext:value-type="float">
            <text:p>0</text:p>
          </table:table-cell>
          <table:table-cell table:style-name="ce68" table:formula="of:=[$SKG.B213]" office:value-type="float" office:value="0" calcext:value-type="float">
            <text:p>0</text:p>
          </table:table-cell>
          <table:table-cell table:style-name="ce68" table:formula="of:=[$SKG.H21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20];[$Grootboekschema.$A$1:.$B$109];2;0); &quot;&quot;)">
            <text:p/>
          </table:table-cell>
          <table:table-cell table:style-name="ce53" table:formula="of:=[$SKG.D21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14]&lt;0;-[$SKG.E214];&quot; &quot;)" office:value-type="string" office:string-value=" " calcext:value-type="string">
            <text:p><text:s text:c="3"/></text:p>
          </table:table-cell>
          <table:table-cell table:style-name="ce63" table:formula="of:=IF([$SKG.E214]&gt;=0;[$SKG.E214];&quot; &quot;)" office:value-type="float" office:value="0" calcext:value-type="float">
            <text:p><text:s/>- <text:s text:c="2"/></text:p>
          </table:table-cell>
          <table:table-cell table:style-name="ce68" table:formula="of:=[$SKG.K214]" office:value-type="float" office:value="0" calcext:value-type="float">
            <text:p>0</text:p>
          </table:table-cell>
          <table:table-cell table:style-name="ce68" table:formula="of:=[$SKG.B214]" office:value-type="float" office:value="0" calcext:value-type="float">
            <text:p>0</text:p>
          </table:table-cell>
          <table:table-cell table:style-name="ce68" table:formula="of:=[$SKG.H21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21];[$Grootboekschema.$A$1:.$B$109];2;0); &quot;&quot;)">
            <text:p/>
          </table:table-cell>
          <table:table-cell table:style-name="ce53" table:formula="of:=[$SKG.D21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15]&lt;0;-[$SKG.E215];&quot; &quot;)" office:value-type="string" office:string-value=" " calcext:value-type="string">
            <text:p><text:s text:c="3"/></text:p>
          </table:table-cell>
          <table:table-cell table:style-name="ce63" table:formula="of:=IF([$SKG.E215]&gt;=0;[$SKG.E215];&quot; &quot;)" office:value-type="float" office:value="0" calcext:value-type="float">
            <text:p><text:s/>- <text:s text:c="2"/></text:p>
          </table:table-cell>
          <table:table-cell table:style-name="ce68" table:formula="of:=[$SKG.K215]" office:value-type="float" office:value="0" calcext:value-type="float">
            <text:p>0</text:p>
          </table:table-cell>
          <table:table-cell table:style-name="ce68" table:formula="of:=[$SKG.B215]" office:value-type="float" office:value="0" calcext:value-type="float">
            <text:p>0</text:p>
          </table:table-cell>
          <table:table-cell table:style-name="ce68" table:formula="of:=[$SKG.H21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22];[$Grootboekschema.$A$1:.$B$109];2;0); &quot;&quot;)">
            <text:p/>
          </table:table-cell>
          <table:table-cell table:style-name="ce53" table:formula="of:=[$SKG.D21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16]&lt;0;-[$SKG.E216];&quot; &quot;)" office:value-type="string" office:string-value=" " calcext:value-type="string">
            <text:p><text:s text:c="3"/></text:p>
          </table:table-cell>
          <table:table-cell table:style-name="ce63" table:formula="of:=IF([$SKG.E216]&gt;=0;[$SKG.E216];&quot; &quot;)" office:value-type="float" office:value="0" calcext:value-type="float">
            <text:p><text:s/>- <text:s text:c="2"/></text:p>
          </table:table-cell>
          <table:table-cell table:style-name="ce68" table:formula="of:=[$SKG.K216]" office:value-type="float" office:value="0" calcext:value-type="float">
            <text:p>0</text:p>
          </table:table-cell>
          <table:table-cell table:style-name="ce68" table:formula="of:=[$SKG.B216]" office:value-type="float" office:value="0" calcext:value-type="float">
            <text:p>0</text:p>
          </table:table-cell>
          <table:table-cell table:style-name="ce68" table:formula="of:=[$SKG.H21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23];[$Grootboekschema.$A$1:.$B$109];2;0); &quot;&quot;)">
            <text:p/>
          </table:table-cell>
          <table:table-cell table:style-name="ce53" table:formula="of:=[$SKG.D21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17]&lt;0;-[$SKG.E217];&quot; &quot;)" office:value-type="string" office:string-value=" " calcext:value-type="string">
            <text:p><text:s text:c="3"/></text:p>
          </table:table-cell>
          <table:table-cell table:style-name="ce63" table:formula="of:=IF([$SKG.E217]&gt;=0;[$SKG.E217];&quot; &quot;)" office:value-type="float" office:value="0" calcext:value-type="float">
            <text:p><text:s/>- <text:s text:c="2"/></text:p>
          </table:table-cell>
          <table:table-cell table:style-name="ce68" table:formula="of:=[$SKG.K217]" office:value-type="float" office:value="0" calcext:value-type="float">
            <text:p>0</text:p>
          </table:table-cell>
          <table:table-cell table:style-name="ce68" table:formula="of:=[$SKG.B217]" office:value-type="float" office:value="0" calcext:value-type="float">
            <text:p>0</text:p>
          </table:table-cell>
          <table:table-cell table:style-name="ce68" table:formula="of:=[$SKG.H21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24];[$Grootboekschema.$A$1:.$B$109];2;0); &quot;&quot;)">
            <text:p/>
          </table:table-cell>
          <table:table-cell table:style-name="ce53" table:formula="of:=[$SKG.D21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18]&lt;0;-[$SKG.E218];&quot; &quot;)" office:value-type="string" office:string-value=" " calcext:value-type="string">
            <text:p><text:s text:c="3"/></text:p>
          </table:table-cell>
          <table:table-cell table:style-name="ce63" table:formula="of:=IF([$SKG.E218]&gt;=0;[$SKG.E218];&quot; &quot;)" office:value-type="float" office:value="0" calcext:value-type="float">
            <text:p><text:s/>- <text:s text:c="2"/></text:p>
          </table:table-cell>
          <table:table-cell table:style-name="ce68" table:formula="of:=[$SKG.K218]" office:value-type="float" office:value="0" calcext:value-type="float">
            <text:p>0</text:p>
          </table:table-cell>
          <table:table-cell table:style-name="ce68" table:formula="of:=[$SKG.B218]" office:value-type="float" office:value="0" calcext:value-type="float">
            <text:p>0</text:p>
          </table:table-cell>
          <table:table-cell table:style-name="ce68" table:formula="of:=[$SKG.H21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25];[$Grootboekschema.$A$1:.$B$109];2;0); &quot;&quot;)">
            <text:p/>
          </table:table-cell>
          <table:table-cell table:style-name="ce53" table:formula="of:=[$SKG.D21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19]&lt;0;-[$SKG.E219];&quot; &quot;)" office:value-type="string" office:string-value=" " calcext:value-type="string">
            <text:p><text:s text:c="3"/></text:p>
          </table:table-cell>
          <table:table-cell table:style-name="ce63" table:formula="of:=IF([$SKG.E219]&gt;=0;[$SKG.E219];&quot; &quot;)" office:value-type="float" office:value="0" calcext:value-type="float">
            <text:p><text:s/>- <text:s text:c="2"/></text:p>
          </table:table-cell>
          <table:table-cell table:style-name="ce68" table:formula="of:=[$SKG.K219]" office:value-type="float" office:value="0" calcext:value-type="float">
            <text:p>0</text:p>
          </table:table-cell>
          <table:table-cell table:style-name="ce68" table:formula="of:=[$SKG.B219]" office:value-type="float" office:value="0" calcext:value-type="float">
            <text:p>0</text:p>
          </table:table-cell>
          <table:table-cell table:style-name="ce68" table:formula="of:=[$SKG.H21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26];[$Grootboekschema.$A$1:.$B$109];2;0); &quot;&quot;)">
            <text:p/>
          </table:table-cell>
          <table:table-cell table:style-name="ce53" table:formula="of:=[$SKG.D22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20]&lt;0;-[$SKG.E220];&quot; &quot;)" office:value-type="string" office:string-value=" " calcext:value-type="string">
            <text:p><text:s text:c="3"/></text:p>
          </table:table-cell>
          <table:table-cell table:style-name="ce63" table:formula="of:=IF([$SKG.E220]&gt;=0;[$SKG.E220];&quot; &quot;)" office:value-type="float" office:value="0" calcext:value-type="float">
            <text:p><text:s/>- <text:s text:c="2"/></text:p>
          </table:table-cell>
          <table:table-cell table:style-name="ce68" table:formula="of:=[$SKG.K220]" office:value-type="float" office:value="0" calcext:value-type="float">
            <text:p>0</text:p>
          </table:table-cell>
          <table:table-cell table:style-name="ce68" table:formula="of:=[$SKG.B220]" office:value-type="float" office:value="0" calcext:value-type="float">
            <text:p>0</text:p>
          </table:table-cell>
          <table:table-cell table:style-name="ce68" table:formula="of:=[$SKG.H22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27];[$Grootboekschema.$A$1:.$B$109];2;0); &quot;&quot;)">
            <text:p/>
          </table:table-cell>
          <table:table-cell table:style-name="ce53" table:formula="of:=[$SKG.D22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21]&lt;0;-[$SKG.E221];&quot; &quot;)" office:value-type="string" office:string-value=" " calcext:value-type="string">
            <text:p><text:s text:c="3"/></text:p>
          </table:table-cell>
          <table:table-cell table:style-name="ce63" table:formula="of:=IF([$SKG.E221]&gt;=0;[$SKG.E221];&quot; &quot;)" office:value-type="float" office:value="0" calcext:value-type="float">
            <text:p><text:s/>- <text:s text:c="2"/></text:p>
          </table:table-cell>
          <table:table-cell table:style-name="ce68" table:formula="of:=[$SKG.K221]" office:value-type="float" office:value="0" calcext:value-type="float">
            <text:p>0</text:p>
          </table:table-cell>
          <table:table-cell table:style-name="ce68" table:formula="of:=[$SKG.B221]" office:value-type="float" office:value="0" calcext:value-type="float">
            <text:p>0</text:p>
          </table:table-cell>
          <table:table-cell table:style-name="ce68" table:formula="of:=[$SKG.H22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28];[$Grootboekschema.$A$1:.$B$109];2;0); &quot;&quot;)">
            <text:p/>
          </table:table-cell>
          <table:table-cell table:style-name="ce53" table:formula="of:=[$SKG.D22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22]&lt;0;-[$SKG.E222];&quot; &quot;)" office:value-type="string" office:string-value=" " calcext:value-type="string">
            <text:p><text:s text:c="3"/></text:p>
          </table:table-cell>
          <table:table-cell table:style-name="ce63" table:formula="of:=IF([$SKG.E222]&gt;=0;[$SKG.E222];&quot; &quot;)" office:value-type="float" office:value="0" calcext:value-type="float">
            <text:p><text:s/>- <text:s text:c="2"/></text:p>
          </table:table-cell>
          <table:table-cell table:style-name="ce68" table:formula="of:=[$SKG.K222]" office:value-type="float" office:value="0" calcext:value-type="float">
            <text:p>0</text:p>
          </table:table-cell>
          <table:table-cell table:style-name="ce68" table:formula="of:=[$SKG.B222]" office:value-type="float" office:value="0" calcext:value-type="float">
            <text:p>0</text:p>
          </table:table-cell>
          <table:table-cell table:style-name="ce68" table:formula="of:=[$SKG.H22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29];[$Grootboekschema.$A$1:.$B$109];2;0); &quot;&quot;)">
            <text:p/>
          </table:table-cell>
          <table:table-cell table:style-name="ce53" table:formula="of:=[$SKG.D22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23]&lt;0;-[$SKG.E223];&quot; &quot;)" office:value-type="string" office:string-value=" " calcext:value-type="string">
            <text:p><text:s text:c="3"/></text:p>
          </table:table-cell>
          <table:table-cell table:style-name="ce63" table:formula="of:=IF([$SKG.E223]&gt;=0;[$SKG.E223];&quot; &quot;)" office:value-type="float" office:value="0" calcext:value-type="float">
            <text:p><text:s/>- <text:s text:c="2"/></text:p>
          </table:table-cell>
          <table:table-cell table:style-name="ce68" table:formula="of:=[$SKG.K223]" office:value-type="float" office:value="0" calcext:value-type="float">
            <text:p>0</text:p>
          </table:table-cell>
          <table:table-cell table:style-name="ce68" table:formula="of:=[$SKG.B223]" office:value-type="float" office:value="0" calcext:value-type="float">
            <text:p>0</text:p>
          </table:table-cell>
          <table:table-cell table:style-name="ce68" table:formula="of:=[$SKG.H22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30];[$Grootboekschema.$A$1:.$B$109];2;0); &quot;&quot;)">
            <text:p/>
          </table:table-cell>
          <table:table-cell table:style-name="ce53" table:formula="of:=[$SKG.D22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24]&lt;0;-[$SKG.E224];&quot; &quot;)" office:value-type="string" office:string-value=" " calcext:value-type="string">
            <text:p><text:s text:c="3"/></text:p>
          </table:table-cell>
          <table:table-cell table:style-name="ce63" table:formula="of:=IF([$SKG.E224]&gt;=0;[$SKG.E224];&quot; &quot;)" office:value-type="float" office:value="0" calcext:value-type="float">
            <text:p><text:s/>- <text:s text:c="2"/></text:p>
          </table:table-cell>
          <table:table-cell table:style-name="ce68" table:formula="of:=[$SKG.K224]" office:value-type="float" office:value="0" calcext:value-type="float">
            <text:p>0</text:p>
          </table:table-cell>
          <table:table-cell table:style-name="ce68" table:formula="of:=[$SKG.B224]" office:value-type="float" office:value="0" calcext:value-type="float">
            <text:p>0</text:p>
          </table:table-cell>
          <table:table-cell table:style-name="ce68" table:formula="of:=[$SKG.H22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31];[$Grootboekschema.$A$1:.$B$109];2;0); &quot;&quot;)">
            <text:p/>
          </table:table-cell>
          <table:table-cell table:style-name="ce53" table:formula="of:=[$SKG.D22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25]&lt;0;-[$SKG.E225];&quot; &quot;)" office:value-type="string" office:string-value=" " calcext:value-type="string">
            <text:p><text:s text:c="3"/></text:p>
          </table:table-cell>
          <table:table-cell table:style-name="ce63" table:formula="of:=IF([$SKG.E225]&gt;=0;[$SKG.E225];&quot; &quot;)" office:value-type="float" office:value="0" calcext:value-type="float">
            <text:p><text:s/>- <text:s text:c="2"/></text:p>
          </table:table-cell>
          <table:table-cell table:style-name="ce68" table:formula="of:=[$SKG.K225]" office:value-type="float" office:value="0" calcext:value-type="float">
            <text:p>0</text:p>
          </table:table-cell>
          <table:table-cell table:style-name="ce68" table:formula="of:=[$SKG.B225]" office:value-type="float" office:value="0" calcext:value-type="float">
            <text:p>0</text:p>
          </table:table-cell>
          <table:table-cell table:style-name="ce68" table:formula="of:=[$SKG.H22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32];[$Grootboekschema.$A$1:.$B$109];2;0); &quot;&quot;)">
            <text:p/>
          </table:table-cell>
          <table:table-cell table:style-name="ce53" table:formula="of:=[$SKG.D22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26]&lt;0;-[$SKG.E226];&quot; &quot;)" office:value-type="string" office:string-value=" " calcext:value-type="string">
            <text:p><text:s text:c="3"/></text:p>
          </table:table-cell>
          <table:table-cell table:style-name="ce63" table:formula="of:=IF([$SKG.E226]&gt;=0;[$SKG.E226];&quot; &quot;)" office:value-type="float" office:value="0" calcext:value-type="float">
            <text:p><text:s/>- <text:s text:c="2"/></text:p>
          </table:table-cell>
          <table:table-cell table:style-name="ce68" table:formula="of:=[$SKG.K226]" office:value-type="float" office:value="0" calcext:value-type="float">
            <text:p>0</text:p>
          </table:table-cell>
          <table:table-cell table:style-name="ce68" table:formula="of:=[$SKG.B226]" office:value-type="float" office:value="0" calcext:value-type="float">
            <text:p>0</text:p>
          </table:table-cell>
          <table:table-cell table:style-name="ce68" table:formula="of:=[$SKG.H22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33];[$Grootboekschema.$A$1:.$B$109];2;0); &quot;&quot;)">
            <text:p/>
          </table:table-cell>
          <table:table-cell table:style-name="ce53" table:formula="of:=[$SKG.D22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27]&lt;0;-[$SKG.E227];&quot; &quot;)" office:value-type="string" office:string-value=" " calcext:value-type="string">
            <text:p><text:s text:c="3"/></text:p>
          </table:table-cell>
          <table:table-cell table:style-name="ce63" table:formula="of:=IF([$SKG.E227]&gt;=0;[$SKG.E227];&quot; &quot;)" office:value-type="float" office:value="0" calcext:value-type="float">
            <text:p><text:s/>- <text:s text:c="2"/></text:p>
          </table:table-cell>
          <table:table-cell table:style-name="ce68" table:formula="of:=[$SKG.K227]" office:value-type="float" office:value="0" calcext:value-type="float">
            <text:p>0</text:p>
          </table:table-cell>
          <table:table-cell table:style-name="ce68" table:formula="of:=[$SKG.B227]" office:value-type="float" office:value="0" calcext:value-type="float">
            <text:p>0</text:p>
          </table:table-cell>
          <table:table-cell table:style-name="ce68" table:formula="of:=[$SKG.H22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34];[$Grootboekschema.$A$1:.$B$109];2;0); &quot;&quot;)">
            <text:p/>
          </table:table-cell>
          <table:table-cell table:style-name="ce53" table:formula="of:=[$SKG.D22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28]&lt;0;-[$SKG.E228];&quot; &quot;)" office:value-type="string" office:string-value=" " calcext:value-type="string">
            <text:p><text:s text:c="3"/></text:p>
          </table:table-cell>
          <table:table-cell table:style-name="ce63" table:formula="of:=IF([$SKG.E228]&gt;=0;[$SKG.E228];&quot; &quot;)" office:value-type="float" office:value="0" calcext:value-type="float">
            <text:p><text:s/>- <text:s text:c="2"/></text:p>
          </table:table-cell>
          <table:table-cell table:style-name="ce68" table:formula="of:=[$SKG.K228]" office:value-type="float" office:value="0" calcext:value-type="float">
            <text:p>0</text:p>
          </table:table-cell>
          <table:table-cell table:style-name="ce68" table:formula="of:=[$SKG.B228]" office:value-type="float" office:value="0" calcext:value-type="float">
            <text:p>0</text:p>
          </table:table-cell>
          <table:table-cell table:style-name="ce68" table:formula="of:=[$SKG.H22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35];[$Grootboekschema.$A$1:.$B$109];2;0); &quot;&quot;)">
            <text:p/>
          </table:table-cell>
          <table:table-cell table:style-name="ce53" table:formula="of:=[$SKG.D22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29]&lt;0;-[$SKG.E229];&quot; &quot;)" office:value-type="string" office:string-value=" " calcext:value-type="string">
            <text:p><text:s text:c="3"/></text:p>
          </table:table-cell>
          <table:table-cell table:style-name="ce63" table:formula="of:=IF([$SKG.E229]&gt;=0;[$SKG.E229];&quot; &quot;)" office:value-type="float" office:value="0" calcext:value-type="float">
            <text:p><text:s/>- <text:s text:c="2"/></text:p>
          </table:table-cell>
          <table:table-cell table:style-name="ce68" table:formula="of:=[$SKG.K229]" office:value-type="float" office:value="0" calcext:value-type="float">
            <text:p>0</text:p>
          </table:table-cell>
          <table:table-cell table:style-name="ce68" table:formula="of:=[$SKG.B229]" office:value-type="float" office:value="0" calcext:value-type="float">
            <text:p>0</text:p>
          </table:table-cell>
          <table:table-cell table:style-name="ce68" table:formula="of:=[$SKG.H22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36];[$Grootboekschema.$A$1:.$B$109];2;0); &quot;&quot;)">
            <text:p/>
          </table:table-cell>
          <table:table-cell table:style-name="ce53" table:formula="of:=[$SKG.D23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30]&lt;0;-[$SKG.E230];&quot; &quot;)" office:value-type="string" office:string-value=" " calcext:value-type="string">
            <text:p><text:s text:c="3"/></text:p>
          </table:table-cell>
          <table:table-cell table:style-name="ce63" table:formula="of:=IF([$SKG.E230]&gt;=0;[$SKG.E230];&quot; &quot;)" office:value-type="float" office:value="0" calcext:value-type="float">
            <text:p><text:s/>- <text:s text:c="2"/></text:p>
          </table:table-cell>
          <table:table-cell table:style-name="ce68" table:formula="of:=[$SKG.K230]" office:value-type="float" office:value="0" calcext:value-type="float">
            <text:p>0</text:p>
          </table:table-cell>
          <table:table-cell table:style-name="ce68" table:formula="of:=[$SKG.B230]" office:value-type="float" office:value="0" calcext:value-type="float">
            <text:p>0</text:p>
          </table:table-cell>
          <table:table-cell table:style-name="ce68" table:formula="of:=[$SKG.H23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37];[$Grootboekschema.$A$1:.$B$109];2;0); &quot;&quot;)">
            <text:p/>
          </table:table-cell>
          <table:table-cell table:style-name="ce53" table:formula="of:=[$SKG.D23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31]&lt;0;-[$SKG.E231];&quot; &quot;)" office:value-type="string" office:string-value=" " calcext:value-type="string">
            <text:p><text:s text:c="3"/></text:p>
          </table:table-cell>
          <table:table-cell table:style-name="ce63" table:formula="of:=IF([$SKG.E231]&gt;=0;[$SKG.E231];&quot; &quot;)" office:value-type="float" office:value="0" calcext:value-type="float">
            <text:p><text:s/>- <text:s text:c="2"/></text:p>
          </table:table-cell>
          <table:table-cell table:style-name="ce68" table:formula="of:=[$SKG.K231]" office:value-type="float" office:value="0" calcext:value-type="float">
            <text:p>0</text:p>
          </table:table-cell>
          <table:table-cell table:style-name="ce68" table:formula="of:=[$SKG.B231]" office:value-type="float" office:value="0" calcext:value-type="float">
            <text:p>0</text:p>
          </table:table-cell>
          <table:table-cell table:style-name="ce68" table:formula="of:=[$SKG.H23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38];[$Grootboekschema.$A$1:.$B$109];2;0); &quot;&quot;)">
            <text:p/>
          </table:table-cell>
          <table:table-cell table:style-name="ce53" table:formula="of:=[$SKG.D23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32]&lt;0;-[$SKG.E232];&quot; &quot;)" office:value-type="string" office:string-value=" " calcext:value-type="string">
            <text:p><text:s text:c="3"/></text:p>
          </table:table-cell>
          <table:table-cell table:style-name="ce63" table:formula="of:=IF([$SKG.E232]&gt;=0;[$SKG.E232];&quot; &quot;)" office:value-type="float" office:value="0" calcext:value-type="float">
            <text:p><text:s/>- <text:s text:c="2"/></text:p>
          </table:table-cell>
          <table:table-cell table:style-name="ce68" table:formula="of:=[$SKG.K232]" office:value-type="float" office:value="0" calcext:value-type="float">
            <text:p>0</text:p>
          </table:table-cell>
          <table:table-cell table:style-name="ce68" table:formula="of:=[$SKG.B232]" office:value-type="float" office:value="0" calcext:value-type="float">
            <text:p>0</text:p>
          </table:table-cell>
          <table:table-cell table:style-name="ce68" table:formula="of:=[$SKG.H23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39];[$Grootboekschema.$A$1:.$B$109];2;0); &quot;&quot;)">
            <text:p/>
          </table:table-cell>
          <table:table-cell table:style-name="ce53" table:formula="of:=[$SKG.D23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33]&lt;0;-[$SKG.E233];&quot; &quot;)" office:value-type="string" office:string-value=" " calcext:value-type="string">
            <text:p><text:s text:c="3"/></text:p>
          </table:table-cell>
          <table:table-cell table:style-name="ce63" table:formula="of:=IF([$SKG.E233]&gt;=0;[$SKG.E233];&quot; &quot;)" office:value-type="float" office:value="0" calcext:value-type="float">
            <text:p><text:s/>- <text:s text:c="2"/></text:p>
          </table:table-cell>
          <table:table-cell table:style-name="ce68" table:formula="of:=[$SKG.K233]" office:value-type="float" office:value="0" calcext:value-type="float">
            <text:p>0</text:p>
          </table:table-cell>
          <table:table-cell table:style-name="ce68" table:formula="of:=[$SKG.B233]" office:value-type="float" office:value="0" calcext:value-type="float">
            <text:p>0</text:p>
          </table:table-cell>
          <table:table-cell table:style-name="ce68" table:formula="of:=[$SKG.H23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40];[$Grootboekschema.$A$1:.$B$109];2;0); &quot;&quot;)">
            <text:p/>
          </table:table-cell>
          <table:table-cell table:style-name="ce53" table:formula="of:=[$SKG.D23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34]&lt;0;-[$SKG.E234];&quot; &quot;)" office:value-type="string" office:string-value=" " calcext:value-type="string">
            <text:p><text:s text:c="3"/></text:p>
          </table:table-cell>
          <table:table-cell table:style-name="ce63" table:formula="of:=IF([$SKG.E234]&gt;=0;[$SKG.E234];&quot; &quot;)" office:value-type="float" office:value="0" calcext:value-type="float">
            <text:p><text:s/>- <text:s text:c="2"/></text:p>
          </table:table-cell>
          <table:table-cell table:style-name="ce68" table:formula="of:=[$SKG.K234]" office:value-type="float" office:value="0" calcext:value-type="float">
            <text:p>0</text:p>
          </table:table-cell>
          <table:table-cell table:style-name="ce68" table:formula="of:=[$SKG.B234]" office:value-type="float" office:value="0" calcext:value-type="float">
            <text:p>0</text:p>
          </table:table-cell>
          <table:table-cell table:style-name="ce68" table:formula="of:=[$SKG.H23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41];[$Grootboekschema.$A$1:.$B$109];2;0); &quot;&quot;)">
            <text:p/>
          </table:table-cell>
          <table:table-cell table:style-name="ce53" table:formula="of:=[$SKG.D23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35]&lt;0;-[$SKG.E235];&quot; &quot;)" office:value-type="string" office:string-value=" " calcext:value-type="string">
            <text:p><text:s text:c="3"/></text:p>
          </table:table-cell>
          <table:table-cell table:style-name="ce63" table:formula="of:=IF([$SKG.E235]&gt;=0;[$SKG.E235];&quot; &quot;)" office:value-type="float" office:value="0" calcext:value-type="float">
            <text:p><text:s/>- <text:s text:c="2"/></text:p>
          </table:table-cell>
          <table:table-cell table:style-name="ce68" table:formula="of:=[$SKG.K235]" office:value-type="float" office:value="0" calcext:value-type="float">
            <text:p>0</text:p>
          </table:table-cell>
          <table:table-cell table:style-name="ce68" table:formula="of:=[$SKG.B235]" office:value-type="float" office:value="0" calcext:value-type="float">
            <text:p>0</text:p>
          </table:table-cell>
          <table:table-cell table:style-name="ce68" table:formula="of:=[$SKG.H23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42];[$Grootboekschema.$A$1:.$B$109];2;0); &quot;&quot;)">
            <text:p/>
          </table:table-cell>
          <table:table-cell table:style-name="ce53" table:formula="of:=[$SKG.D23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36]&lt;0;-[$SKG.E236];&quot; &quot;)" office:value-type="string" office:string-value=" " calcext:value-type="string">
            <text:p><text:s text:c="3"/></text:p>
          </table:table-cell>
          <table:table-cell table:style-name="ce63" table:formula="of:=IF([$SKG.E236]&gt;=0;[$SKG.E236];&quot; &quot;)" office:value-type="float" office:value="0" calcext:value-type="float">
            <text:p><text:s/>- <text:s text:c="2"/></text:p>
          </table:table-cell>
          <table:table-cell table:style-name="ce68" table:formula="of:=[$SKG.K236]" office:value-type="float" office:value="0" calcext:value-type="float">
            <text:p>0</text:p>
          </table:table-cell>
          <table:table-cell table:style-name="ce68" table:formula="of:=[$SKG.B236]" office:value-type="float" office:value="0" calcext:value-type="float">
            <text:p>0</text:p>
          </table:table-cell>
          <table:table-cell table:style-name="ce68" table:formula="of:=[$SKG.H23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43];[$Grootboekschema.$A$1:.$B$109];2;0); &quot;&quot;)">
            <text:p/>
          </table:table-cell>
          <table:table-cell table:style-name="ce53" table:formula="of:=[$SKG.D23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37]&lt;0;-[$SKG.E237];&quot; &quot;)" office:value-type="string" office:string-value=" " calcext:value-type="string">
            <text:p><text:s text:c="3"/></text:p>
          </table:table-cell>
          <table:table-cell table:style-name="ce63" table:formula="of:=IF([$SKG.E237]&gt;=0;[$SKG.E237];&quot; &quot;)" office:value-type="float" office:value="0" calcext:value-type="float">
            <text:p><text:s/>- <text:s text:c="2"/></text:p>
          </table:table-cell>
          <table:table-cell table:style-name="ce68" table:formula="of:=[$SKG.K237]" office:value-type="float" office:value="0" calcext:value-type="float">
            <text:p>0</text:p>
          </table:table-cell>
          <table:table-cell table:style-name="ce68" table:formula="of:=[$SKG.B237]" office:value-type="float" office:value="0" calcext:value-type="float">
            <text:p>0</text:p>
          </table:table-cell>
          <table:table-cell table:style-name="ce68" table:formula="of:=[$SKG.H23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44];[$Grootboekschema.$A$1:.$B$109];2;0); &quot;&quot;)">
            <text:p/>
          </table:table-cell>
          <table:table-cell table:style-name="ce53" table:formula="of:=[$SKG.D23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38]&lt;0;-[$SKG.E238];&quot; &quot;)" office:value-type="string" office:string-value=" " calcext:value-type="string">
            <text:p><text:s text:c="3"/></text:p>
          </table:table-cell>
          <table:table-cell table:style-name="ce63" table:formula="of:=IF([$SKG.E238]&gt;=0;[$SKG.E238];&quot; &quot;)" office:value-type="float" office:value="0" calcext:value-type="float">
            <text:p><text:s/>- <text:s text:c="2"/></text:p>
          </table:table-cell>
          <table:table-cell table:style-name="ce68" table:formula="of:=[$SKG.K238]" office:value-type="float" office:value="0" calcext:value-type="float">
            <text:p>0</text:p>
          </table:table-cell>
          <table:table-cell table:style-name="ce68" table:formula="of:=[$SKG.B238]" office:value-type="float" office:value="0" calcext:value-type="float">
            <text:p>0</text:p>
          </table:table-cell>
          <table:table-cell table:style-name="ce68" table:formula="of:=[$SKG.H23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45];[$Grootboekschema.$A$1:.$B$109];2;0); &quot;&quot;)">
            <text:p/>
          </table:table-cell>
          <table:table-cell table:style-name="ce53" table:formula="of:=[$SKG.D23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39]&lt;0;-[$SKG.E239];&quot; &quot;)" office:value-type="string" office:string-value=" " calcext:value-type="string">
            <text:p><text:s text:c="3"/></text:p>
          </table:table-cell>
          <table:table-cell table:style-name="ce63" table:formula="of:=IF([$SKG.E239]&gt;=0;[$SKG.E239];&quot; &quot;)" office:value-type="float" office:value="0" calcext:value-type="float">
            <text:p><text:s/>- <text:s text:c="2"/></text:p>
          </table:table-cell>
          <table:table-cell table:style-name="ce68" table:formula="of:=[$SKG.K239]" office:value-type="float" office:value="0" calcext:value-type="float">
            <text:p>0</text:p>
          </table:table-cell>
          <table:table-cell table:style-name="ce68" table:formula="of:=[$SKG.B239]" office:value-type="float" office:value="0" calcext:value-type="float">
            <text:p>0</text:p>
          </table:table-cell>
          <table:table-cell table:style-name="ce68" table:formula="of:=[$SKG.H23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46];[$Grootboekschema.$A$1:.$B$109];2;0); &quot;&quot;)">
            <text:p/>
          </table:table-cell>
          <table:table-cell table:style-name="ce53" table:formula="of:=[$SKG.D24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40]&lt;0;-[$SKG.E240];&quot; &quot;)" office:value-type="string" office:string-value=" " calcext:value-type="string">
            <text:p><text:s text:c="3"/></text:p>
          </table:table-cell>
          <table:table-cell table:style-name="ce63" table:formula="of:=IF([$SKG.E240]&gt;=0;[$SKG.E240];&quot; &quot;)" office:value-type="float" office:value="0" calcext:value-type="float">
            <text:p><text:s/>- <text:s text:c="2"/></text:p>
          </table:table-cell>
          <table:table-cell table:style-name="ce68" table:formula="of:=[$SKG.K240]" office:value-type="float" office:value="0" calcext:value-type="float">
            <text:p>0</text:p>
          </table:table-cell>
          <table:table-cell table:style-name="ce68" table:formula="of:=[$SKG.B240]" office:value-type="float" office:value="0" calcext:value-type="float">
            <text:p>0</text:p>
          </table:table-cell>
          <table:table-cell table:style-name="ce68" table:formula="of:=[$SKG.H24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47];[$Grootboekschema.$A$1:.$B$109];2;0); &quot;&quot;)">
            <text:p/>
          </table:table-cell>
          <table:table-cell table:style-name="ce53" table:formula="of:=[$SKG.D24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41]&lt;0;-[$SKG.E241];&quot; &quot;)" office:value-type="string" office:string-value=" " calcext:value-type="string">
            <text:p><text:s text:c="3"/></text:p>
          </table:table-cell>
          <table:table-cell table:style-name="ce63" table:formula="of:=IF([$SKG.E241]&gt;=0;[$SKG.E241];&quot; &quot;)" office:value-type="float" office:value="0" calcext:value-type="float">
            <text:p><text:s/>- <text:s text:c="2"/></text:p>
          </table:table-cell>
          <table:table-cell table:style-name="ce68" table:formula="of:=[$SKG.K241]" office:value-type="float" office:value="0" calcext:value-type="float">
            <text:p>0</text:p>
          </table:table-cell>
          <table:table-cell table:style-name="ce68" table:formula="of:=[$SKG.B241]" office:value-type="float" office:value="0" calcext:value-type="float">
            <text:p>0</text:p>
          </table:table-cell>
          <table:table-cell table:style-name="ce68" table:formula="of:=[$SKG.H24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48];[$Grootboekschema.$A$1:.$B$109];2;0); &quot;&quot;)">
            <text:p/>
          </table:table-cell>
          <table:table-cell table:style-name="ce53" table:formula="of:=[$SKG.D24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42]&lt;0;-[$SKG.E242];&quot; &quot;)" office:value-type="string" office:string-value=" " calcext:value-type="string">
            <text:p><text:s text:c="3"/></text:p>
          </table:table-cell>
          <table:table-cell table:style-name="ce63" table:formula="of:=IF([$SKG.E242]&gt;=0;[$SKG.E242];&quot; &quot;)" office:value-type="float" office:value="0" calcext:value-type="float">
            <text:p><text:s/>- <text:s text:c="2"/></text:p>
          </table:table-cell>
          <table:table-cell table:style-name="ce68" table:formula="of:=[$SKG.K242]" office:value-type="float" office:value="0" calcext:value-type="float">
            <text:p>0</text:p>
          </table:table-cell>
          <table:table-cell table:style-name="ce68" table:formula="of:=[$SKG.B242]" office:value-type="float" office:value="0" calcext:value-type="float">
            <text:p>0</text:p>
          </table:table-cell>
          <table:table-cell table:style-name="ce68" table:formula="of:=[$SKG.H24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49];[$Grootboekschema.$A$1:.$B$109];2;0); &quot;&quot;)">
            <text:p/>
          </table:table-cell>
          <table:table-cell table:style-name="ce53" table:formula="of:=[$SKG.D24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43]&lt;0;-[$SKG.E243];&quot; &quot;)" office:value-type="string" office:string-value=" " calcext:value-type="string">
            <text:p><text:s text:c="3"/></text:p>
          </table:table-cell>
          <table:table-cell table:style-name="ce63" table:formula="of:=IF([$SKG.E243]&gt;=0;[$SKG.E243];&quot; &quot;)" office:value-type="float" office:value="0" calcext:value-type="float">
            <text:p><text:s/>- <text:s text:c="2"/></text:p>
          </table:table-cell>
          <table:table-cell table:style-name="ce68" table:formula="of:=[$SKG.K243]" office:value-type="float" office:value="0" calcext:value-type="float">
            <text:p>0</text:p>
          </table:table-cell>
          <table:table-cell table:style-name="ce68" table:formula="of:=[$SKG.B243]" office:value-type="float" office:value="0" calcext:value-type="float">
            <text:p>0</text:p>
          </table:table-cell>
          <table:table-cell table:style-name="ce68" table:formula="of:=[$SKG.H24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50];[$Grootboekschema.$A$1:.$B$109];2;0); &quot;&quot;)">
            <text:p/>
          </table:table-cell>
          <table:table-cell table:style-name="ce53" table:formula="of:=[$SKG.D24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44]&lt;0;-[$SKG.E244];&quot; &quot;)" office:value-type="string" office:string-value=" " calcext:value-type="string">
            <text:p><text:s text:c="3"/></text:p>
          </table:table-cell>
          <table:table-cell table:style-name="ce63" table:formula="of:=IF([$SKG.E244]&gt;=0;[$SKG.E244];&quot; &quot;)" office:value-type="float" office:value="0" calcext:value-type="float">
            <text:p><text:s/>- <text:s text:c="2"/></text:p>
          </table:table-cell>
          <table:table-cell table:style-name="ce68" table:formula="of:=[$SKG.K244]" office:value-type="float" office:value="0" calcext:value-type="float">
            <text:p>0</text:p>
          </table:table-cell>
          <table:table-cell table:style-name="ce68" table:formula="of:=[$SKG.B244]" office:value-type="float" office:value="0" calcext:value-type="float">
            <text:p>0</text:p>
          </table:table-cell>
          <table:table-cell table:style-name="ce68" table:formula="of:=[$SKG.H24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51];[$Grootboekschema.$A$1:.$B$109];2;0); &quot;&quot;)">
            <text:p/>
          </table:table-cell>
          <table:table-cell table:style-name="ce53" table:formula="of:=[$SKG.D24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45]&lt;0;-[$SKG.E245];&quot; &quot;)" office:value-type="string" office:string-value=" " calcext:value-type="string">
            <text:p><text:s text:c="3"/></text:p>
          </table:table-cell>
          <table:table-cell table:style-name="ce63" table:formula="of:=IF([$SKG.E245]&gt;=0;[$SKG.E245];&quot; &quot;)" office:value-type="float" office:value="0" calcext:value-type="float">
            <text:p><text:s/>- <text:s text:c="2"/></text:p>
          </table:table-cell>
          <table:table-cell table:style-name="ce68" table:formula="of:=[$SKG.K245]" office:value-type="float" office:value="0" calcext:value-type="float">
            <text:p>0</text:p>
          </table:table-cell>
          <table:table-cell table:style-name="ce68" table:formula="of:=[$SKG.B245]" office:value-type="float" office:value="0" calcext:value-type="float">
            <text:p>0</text:p>
          </table:table-cell>
          <table:table-cell table:style-name="ce68" table:formula="of:=[$SKG.H24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52];[$Grootboekschema.$A$1:.$B$109];2;0); &quot;&quot;)">
            <text:p/>
          </table:table-cell>
          <table:table-cell table:style-name="ce53" table:formula="of:=[$SKG.D24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46]&lt;0;-[$SKG.E246];&quot; &quot;)" office:value-type="string" office:string-value=" " calcext:value-type="string">
            <text:p><text:s text:c="3"/></text:p>
          </table:table-cell>
          <table:table-cell table:style-name="ce63" table:formula="of:=IF([$SKG.E246]&gt;=0;[$SKG.E246];&quot; &quot;)" office:value-type="float" office:value="0" calcext:value-type="float">
            <text:p><text:s/>- <text:s text:c="2"/></text:p>
          </table:table-cell>
          <table:table-cell table:style-name="ce68" table:formula="of:=[$SKG.K246]" office:value-type="float" office:value="0" calcext:value-type="float">
            <text:p>0</text:p>
          </table:table-cell>
          <table:table-cell table:style-name="ce68" table:formula="of:=[$SKG.B246]" office:value-type="float" office:value="0" calcext:value-type="float">
            <text:p>0</text:p>
          </table:table-cell>
          <table:table-cell table:style-name="ce68" table:formula="of:=[$SKG.H24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53];[$Grootboekschema.$A$1:.$B$109];2;0); &quot;&quot;)">
            <text:p/>
          </table:table-cell>
          <table:table-cell table:style-name="ce53" table:formula="of:=[$SKG.D24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47]&lt;0;-[$SKG.E247];&quot; &quot;)" office:value-type="string" office:string-value=" " calcext:value-type="string">
            <text:p><text:s text:c="3"/></text:p>
          </table:table-cell>
          <table:table-cell table:style-name="ce63" table:formula="of:=IF([$SKG.E247]&gt;=0;[$SKG.E247];&quot; &quot;)" office:value-type="float" office:value="0" calcext:value-type="float">
            <text:p><text:s/>- <text:s text:c="2"/></text:p>
          </table:table-cell>
          <table:table-cell table:style-name="ce68" table:formula="of:=[$SKG.K247]" office:value-type="float" office:value="0" calcext:value-type="float">
            <text:p>0</text:p>
          </table:table-cell>
          <table:table-cell table:style-name="ce68" table:formula="of:=[$SKG.B247]" office:value-type="float" office:value="0" calcext:value-type="float">
            <text:p>0</text:p>
          </table:table-cell>
          <table:table-cell table:style-name="ce68" table:formula="of:=[$SKG.H24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54];[$Grootboekschema.$A$1:.$B$109];2;0); &quot;&quot;)">
            <text:p/>
          </table:table-cell>
          <table:table-cell table:style-name="ce53" table:formula="of:=[$SKG.D24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48]&lt;0;-[$SKG.E248];&quot; &quot;)" office:value-type="string" office:string-value=" " calcext:value-type="string">
            <text:p><text:s text:c="3"/></text:p>
          </table:table-cell>
          <table:table-cell table:style-name="ce63" table:formula="of:=IF([$SKG.E248]&gt;=0;[$SKG.E248];&quot; &quot;)" office:value-type="float" office:value="0" calcext:value-type="float">
            <text:p><text:s/>- <text:s text:c="2"/></text:p>
          </table:table-cell>
          <table:table-cell table:style-name="ce68" table:formula="of:=[$SKG.K248]" office:value-type="float" office:value="0" calcext:value-type="float">
            <text:p>0</text:p>
          </table:table-cell>
          <table:table-cell table:style-name="ce68" table:formula="of:=[$SKG.B248]" office:value-type="float" office:value="0" calcext:value-type="float">
            <text:p>0</text:p>
          </table:table-cell>
          <table:table-cell table:style-name="ce68" table:formula="of:=[$SKG.H24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55];[$Grootboekschema.$A$1:.$B$109];2;0); &quot;&quot;)">
            <text:p/>
          </table:table-cell>
          <table:table-cell table:style-name="ce53" table:formula="of:=[$SKG.D24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49]&lt;0;-[$SKG.E249];&quot; &quot;)" office:value-type="string" office:string-value=" " calcext:value-type="string">
            <text:p><text:s text:c="3"/></text:p>
          </table:table-cell>
          <table:table-cell table:style-name="ce63" table:formula="of:=IF([$SKG.E249]&gt;=0;[$SKG.E249];&quot; &quot;)" office:value-type="float" office:value="0" calcext:value-type="float">
            <text:p><text:s/>- <text:s text:c="2"/></text:p>
          </table:table-cell>
          <table:table-cell table:style-name="ce68" table:formula="of:=[$SKG.K249]" office:value-type="float" office:value="0" calcext:value-type="float">
            <text:p>0</text:p>
          </table:table-cell>
          <table:table-cell table:style-name="ce68" table:formula="of:=[$SKG.B249]" office:value-type="float" office:value="0" calcext:value-type="float">
            <text:p>0</text:p>
          </table:table-cell>
          <table:table-cell table:style-name="ce68" table:formula="of:=[$SKG.H24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56];[$Grootboekschema.$A$1:.$B$109];2;0); &quot;&quot;)">
            <text:p/>
          </table:table-cell>
          <table:table-cell table:style-name="ce53" table:formula="of:=[$SKG.D25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50]&lt;0;-[$SKG.E250];&quot; &quot;)" office:value-type="string" office:string-value=" " calcext:value-type="string">
            <text:p><text:s text:c="3"/></text:p>
          </table:table-cell>
          <table:table-cell table:style-name="ce63" table:formula="of:=IF([$SKG.E250]&gt;=0;[$SKG.E250];&quot; &quot;)" office:value-type="float" office:value="0" calcext:value-type="float">
            <text:p><text:s/>- <text:s text:c="2"/></text:p>
          </table:table-cell>
          <table:table-cell table:style-name="ce68" table:formula="of:=[$SKG.K250]" office:value-type="float" office:value="0" calcext:value-type="float">
            <text:p>0</text:p>
          </table:table-cell>
          <table:table-cell table:style-name="ce68" table:formula="of:=[$SKG.B250]" office:value-type="float" office:value="0" calcext:value-type="float">
            <text:p>0</text:p>
          </table:table-cell>
          <table:table-cell table:style-name="ce68" table:formula="of:=[$SKG.H25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57];[$Grootboekschema.$A$1:.$B$109];2;0); &quot;&quot;)">
            <text:p/>
          </table:table-cell>
          <table:table-cell table:style-name="ce53" table:formula="of:=[$SKG.D25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51]&lt;0;-[$SKG.E251];&quot; &quot;)" office:value-type="string" office:string-value=" " calcext:value-type="string">
            <text:p><text:s text:c="3"/></text:p>
          </table:table-cell>
          <table:table-cell table:style-name="ce63" table:formula="of:=IF([$SKG.E251]&gt;=0;[$SKG.E251];&quot; &quot;)" office:value-type="float" office:value="0" calcext:value-type="float">
            <text:p><text:s/>- <text:s text:c="2"/></text:p>
          </table:table-cell>
          <table:table-cell table:style-name="ce68" table:formula="of:=[$SKG.K251]" office:value-type="float" office:value="0" calcext:value-type="float">
            <text:p>0</text:p>
          </table:table-cell>
          <table:table-cell table:style-name="ce68" table:formula="of:=[$SKG.B251]" office:value-type="float" office:value="0" calcext:value-type="float">
            <text:p>0</text:p>
          </table:table-cell>
          <table:table-cell table:style-name="ce68" table:formula="of:=[$SKG.H25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58];[$Grootboekschema.$A$1:.$B$109];2;0); &quot;&quot;)">
            <text:p/>
          </table:table-cell>
          <table:table-cell table:style-name="ce53" table:formula="of:=[$SKG.D25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52]&lt;0;-[$SKG.E252];&quot; &quot;)" office:value-type="string" office:string-value=" " calcext:value-type="string">
            <text:p><text:s text:c="3"/></text:p>
          </table:table-cell>
          <table:table-cell table:style-name="ce63" table:formula="of:=IF([$SKG.E252]&gt;=0;[$SKG.E252];&quot; &quot;)" office:value-type="float" office:value="0" calcext:value-type="float">
            <text:p><text:s/>- <text:s text:c="2"/></text:p>
          </table:table-cell>
          <table:table-cell table:style-name="ce68" table:formula="of:=[$SKG.K252]" office:value-type="float" office:value="0" calcext:value-type="float">
            <text:p>0</text:p>
          </table:table-cell>
          <table:table-cell table:style-name="ce68" table:formula="of:=[$SKG.B252]" office:value-type="float" office:value="0" calcext:value-type="float">
            <text:p>0</text:p>
          </table:table-cell>
          <table:table-cell table:style-name="ce68" table:formula="of:=[$SKG.H25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59];[$Grootboekschema.$A$1:.$B$109];2;0); &quot;&quot;)">
            <text:p/>
          </table:table-cell>
          <table:table-cell table:style-name="ce53" table:formula="of:=[$SKG.D25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53]&lt;0;-[$SKG.E253];&quot; &quot;)" office:value-type="string" office:string-value=" " calcext:value-type="string">
            <text:p><text:s text:c="3"/></text:p>
          </table:table-cell>
          <table:table-cell table:style-name="ce63" table:formula="of:=IF([$SKG.E253]&gt;=0;[$SKG.E253];&quot; &quot;)" office:value-type="float" office:value="0" calcext:value-type="float">
            <text:p><text:s/>- <text:s text:c="2"/></text:p>
          </table:table-cell>
          <table:table-cell table:style-name="ce68" table:formula="of:=[$SKG.K253]" office:value-type="float" office:value="0" calcext:value-type="float">
            <text:p>0</text:p>
          </table:table-cell>
          <table:table-cell table:style-name="ce68" table:formula="of:=[$SKG.B253]" office:value-type="float" office:value="0" calcext:value-type="float">
            <text:p>0</text:p>
          </table:table-cell>
          <table:table-cell table:style-name="ce68" table:formula="of:=[$SKG.H25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60];[$Grootboekschema.$A$1:.$B$109];2;0); &quot;&quot;)">
            <text:p/>
          </table:table-cell>
          <table:table-cell table:style-name="ce53" table:formula="of:=[$SKG.D25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54]&lt;0;-[$SKG.E254];&quot; &quot;)" office:value-type="string" office:string-value=" " calcext:value-type="string">
            <text:p><text:s text:c="3"/></text:p>
          </table:table-cell>
          <table:table-cell table:style-name="ce63" table:formula="of:=IF([$SKG.E254]&gt;=0;[$SKG.E254];&quot; &quot;)" office:value-type="float" office:value="0" calcext:value-type="float">
            <text:p><text:s/>- <text:s text:c="2"/></text:p>
          </table:table-cell>
          <table:table-cell table:style-name="ce68" table:formula="of:=[$SKG.K254]" office:value-type="float" office:value="0" calcext:value-type="float">
            <text:p>0</text:p>
          </table:table-cell>
          <table:table-cell table:style-name="ce68" table:formula="of:=[$SKG.B254]" office:value-type="float" office:value="0" calcext:value-type="float">
            <text:p>0</text:p>
          </table:table-cell>
          <table:table-cell table:style-name="ce68" table:formula="of:=[$SKG.H25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61];[$Grootboekschema.$A$1:.$B$109];2;0); &quot;&quot;)">
            <text:p/>
          </table:table-cell>
          <table:table-cell table:style-name="ce53" table:formula="of:=[$SKG.D25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55]&lt;0;-[$SKG.E255];&quot; &quot;)" office:value-type="string" office:string-value=" " calcext:value-type="string">
            <text:p><text:s text:c="3"/></text:p>
          </table:table-cell>
          <table:table-cell table:style-name="ce63" table:formula="of:=IF([$SKG.E255]&gt;=0;[$SKG.E255];&quot; &quot;)" office:value-type="float" office:value="0" calcext:value-type="float">
            <text:p><text:s/>- <text:s text:c="2"/></text:p>
          </table:table-cell>
          <table:table-cell table:style-name="ce68" table:formula="of:=[$SKG.K255]" office:value-type="float" office:value="0" calcext:value-type="float">
            <text:p>0</text:p>
          </table:table-cell>
          <table:table-cell table:style-name="ce68" table:formula="of:=[$SKG.B255]" office:value-type="float" office:value="0" calcext:value-type="float">
            <text:p>0</text:p>
          </table:table-cell>
          <table:table-cell table:style-name="ce68" table:formula="of:=[$SKG.H25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62];[$Grootboekschema.$A$1:.$B$109];2;0); &quot;&quot;)">
            <text:p/>
          </table:table-cell>
          <table:table-cell table:style-name="ce53" table:formula="of:=[$SKG.D25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56]&lt;0;-[$SKG.E256];&quot; &quot;)" office:value-type="string" office:string-value=" " calcext:value-type="string">
            <text:p><text:s text:c="3"/></text:p>
          </table:table-cell>
          <table:table-cell table:style-name="ce63" table:formula="of:=IF([$SKG.E256]&gt;=0;[$SKG.E256];&quot; &quot;)" office:value-type="float" office:value="0" calcext:value-type="float">
            <text:p><text:s/>- <text:s text:c="2"/></text:p>
          </table:table-cell>
          <table:table-cell table:style-name="ce68" table:formula="of:=[$SKG.K256]" office:value-type="float" office:value="0" calcext:value-type="float">
            <text:p>0</text:p>
          </table:table-cell>
          <table:table-cell table:style-name="ce68" table:formula="of:=[$SKG.B256]" office:value-type="float" office:value="0" calcext:value-type="float">
            <text:p>0</text:p>
          </table:table-cell>
          <table:table-cell table:style-name="ce68" table:formula="of:=[$SKG.H25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63];[$Grootboekschema.$A$1:.$B$109];2;0); &quot;&quot;)">
            <text:p/>
          </table:table-cell>
          <table:table-cell table:style-name="ce53" table:formula="of:=[$SKG.D25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57]&lt;0;-[$SKG.E257];&quot; &quot;)" office:value-type="string" office:string-value=" " calcext:value-type="string">
            <text:p><text:s text:c="3"/></text:p>
          </table:table-cell>
          <table:table-cell table:style-name="ce63" table:formula="of:=IF([$SKG.E257]&gt;=0;[$SKG.E257];&quot; &quot;)" office:value-type="float" office:value="0" calcext:value-type="float">
            <text:p><text:s/>- <text:s text:c="2"/></text:p>
          </table:table-cell>
          <table:table-cell table:style-name="ce68" table:formula="of:=[$SKG.K257]" office:value-type="float" office:value="0" calcext:value-type="float">
            <text:p>0</text:p>
          </table:table-cell>
          <table:table-cell table:style-name="ce68" table:formula="of:=[$SKG.B257]" office:value-type="float" office:value="0" calcext:value-type="float">
            <text:p>0</text:p>
          </table:table-cell>
          <table:table-cell table:style-name="ce68" table:formula="of:=[$SKG.H25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64];[$Grootboekschema.$A$1:.$B$109];2;0); &quot;&quot;)">
            <text:p/>
          </table:table-cell>
          <table:table-cell table:style-name="ce53" table:formula="of:=[$SKG.D25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58]&lt;0;-[$SKG.E258];&quot; &quot;)" office:value-type="string" office:string-value=" " calcext:value-type="string">
            <text:p><text:s text:c="3"/></text:p>
          </table:table-cell>
          <table:table-cell table:style-name="ce63" table:formula="of:=IF([$SKG.E258]&gt;=0;[$SKG.E258];&quot; &quot;)" office:value-type="float" office:value="0" calcext:value-type="float">
            <text:p><text:s/>- <text:s text:c="2"/></text:p>
          </table:table-cell>
          <table:table-cell table:style-name="ce68" table:formula="of:=[$SKG.K258]" office:value-type="float" office:value="0" calcext:value-type="float">
            <text:p>0</text:p>
          </table:table-cell>
          <table:table-cell table:style-name="ce68" table:formula="of:=[$SKG.B258]" office:value-type="float" office:value="0" calcext:value-type="float">
            <text:p>0</text:p>
          </table:table-cell>
          <table:table-cell table:style-name="ce68" table:formula="of:=[$SKG.H25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65];[$Grootboekschema.$A$1:.$B$109];2;0); &quot;&quot;)">
            <text:p/>
          </table:table-cell>
          <table:table-cell table:style-name="ce53" table:formula="of:=[$SKG.D25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59]&lt;0;-[$SKG.E259];&quot; &quot;)" office:value-type="string" office:string-value=" " calcext:value-type="string">
            <text:p><text:s text:c="3"/></text:p>
          </table:table-cell>
          <table:table-cell table:style-name="ce63" table:formula="of:=IF([$SKG.E259]&gt;=0;[$SKG.E259];&quot; &quot;)" office:value-type="float" office:value="0" calcext:value-type="float">
            <text:p><text:s/>- <text:s text:c="2"/></text:p>
          </table:table-cell>
          <table:table-cell table:style-name="ce68" table:formula="of:=[$SKG.K259]" office:value-type="float" office:value="0" calcext:value-type="float">
            <text:p>0</text:p>
          </table:table-cell>
          <table:table-cell table:style-name="ce68" table:formula="of:=[$SKG.B259]" office:value-type="float" office:value="0" calcext:value-type="float">
            <text:p>0</text:p>
          </table:table-cell>
          <table:table-cell table:style-name="ce68" table:formula="of:=[$SKG.H25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66];[$Grootboekschema.$A$1:.$B$109];2;0); &quot;&quot;)">
            <text:p/>
          </table:table-cell>
          <table:table-cell table:style-name="ce53" table:formula="of:=[$SKG.D26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60]&lt;0;-[$SKG.E260];&quot; &quot;)" office:value-type="string" office:string-value=" " calcext:value-type="string">
            <text:p><text:s text:c="3"/></text:p>
          </table:table-cell>
          <table:table-cell table:style-name="ce63" table:formula="of:=IF([$SKG.E260]&gt;=0;[$SKG.E260];&quot; &quot;)" office:value-type="float" office:value="0" calcext:value-type="float">
            <text:p><text:s/>- <text:s text:c="2"/></text:p>
          </table:table-cell>
          <table:table-cell table:style-name="ce68" table:formula="of:=[$SKG.K260]" office:value-type="float" office:value="0" calcext:value-type="float">
            <text:p>0</text:p>
          </table:table-cell>
          <table:table-cell table:style-name="ce68" table:formula="of:=[$SKG.B260]" office:value-type="float" office:value="0" calcext:value-type="float">
            <text:p>0</text:p>
          </table:table-cell>
          <table:table-cell table:style-name="ce68" table:formula="of:=[$SKG.H26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67];[$Grootboekschema.$A$1:.$B$109];2;0); &quot;&quot;)">
            <text:p/>
          </table:table-cell>
          <table:table-cell table:style-name="ce53" table:formula="of:=[$SKG.D26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61]&lt;0;-[$SKG.E261];&quot; &quot;)" office:value-type="string" office:string-value=" " calcext:value-type="string">
            <text:p><text:s text:c="3"/></text:p>
          </table:table-cell>
          <table:table-cell table:style-name="ce63" table:formula="of:=IF([$SKG.E261]&gt;=0;[$SKG.E261];&quot; &quot;)" office:value-type="float" office:value="0" calcext:value-type="float">
            <text:p><text:s/>- <text:s text:c="2"/></text:p>
          </table:table-cell>
          <table:table-cell table:style-name="ce68" table:formula="of:=[$SKG.K261]" office:value-type="float" office:value="0" calcext:value-type="float">
            <text:p>0</text:p>
          </table:table-cell>
          <table:table-cell table:style-name="ce68" table:formula="of:=[$SKG.B261]" office:value-type="float" office:value="0" calcext:value-type="float">
            <text:p>0</text:p>
          </table:table-cell>
          <table:table-cell table:style-name="ce68" table:formula="of:=[$SKG.H26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68];[$Grootboekschema.$A$1:.$B$109];2;0); &quot;&quot;)">
            <text:p/>
          </table:table-cell>
          <table:table-cell table:style-name="ce53" table:formula="of:=[$SKG.D26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62]&lt;0;-[$SKG.E262];&quot; &quot;)" office:value-type="string" office:string-value=" " calcext:value-type="string">
            <text:p><text:s text:c="3"/></text:p>
          </table:table-cell>
          <table:table-cell table:style-name="ce63" table:formula="of:=IF([$SKG.E262]&gt;=0;[$SKG.E262];&quot; &quot;)" office:value-type="float" office:value="0" calcext:value-type="float">
            <text:p><text:s/>- <text:s text:c="2"/></text:p>
          </table:table-cell>
          <table:table-cell table:style-name="ce68" table:formula="of:=[$SKG.K262]" office:value-type="float" office:value="0" calcext:value-type="float">
            <text:p>0</text:p>
          </table:table-cell>
          <table:table-cell table:style-name="ce68" table:formula="of:=[$SKG.B262]" office:value-type="float" office:value="0" calcext:value-type="float">
            <text:p>0</text:p>
          </table:table-cell>
          <table:table-cell table:style-name="ce68" table:formula="of:=[$SKG.H26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69];[$Grootboekschema.$A$1:.$B$109];2;0); &quot;&quot;)">
            <text:p/>
          </table:table-cell>
          <table:table-cell table:style-name="ce53" table:formula="of:=[$SKG.D26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63]&lt;0;-[$SKG.E263];&quot; &quot;)" office:value-type="string" office:string-value=" " calcext:value-type="string">
            <text:p><text:s text:c="3"/></text:p>
          </table:table-cell>
          <table:table-cell table:style-name="ce63" table:formula="of:=IF([$SKG.E263]&gt;=0;[$SKG.E263];&quot; &quot;)" office:value-type="float" office:value="0" calcext:value-type="float">
            <text:p><text:s/>- <text:s text:c="2"/></text:p>
          </table:table-cell>
          <table:table-cell table:style-name="ce68" table:formula="of:=[$SKG.K263]" office:value-type="float" office:value="0" calcext:value-type="float">
            <text:p>0</text:p>
          </table:table-cell>
          <table:table-cell table:style-name="ce68" table:formula="of:=[$SKG.B263]" office:value-type="float" office:value="0" calcext:value-type="float">
            <text:p>0</text:p>
          </table:table-cell>
          <table:table-cell table:style-name="ce68" table:formula="of:=[$SKG.H26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70];[$Grootboekschema.$A$1:.$B$109];2;0); &quot;&quot;)">
            <text:p/>
          </table:table-cell>
          <table:table-cell table:style-name="ce53" table:formula="of:=[$SKG.D26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64]&lt;0;-[$SKG.E264];&quot; &quot;)" office:value-type="string" office:string-value=" " calcext:value-type="string">
            <text:p><text:s text:c="3"/></text:p>
          </table:table-cell>
          <table:table-cell table:style-name="ce63" table:formula="of:=IF([$SKG.E264]&gt;=0;[$SKG.E264];&quot; &quot;)" office:value-type="float" office:value="0" calcext:value-type="float">
            <text:p><text:s/>- <text:s text:c="2"/></text:p>
          </table:table-cell>
          <table:table-cell table:style-name="ce68" table:formula="of:=[$SKG.K264]" office:value-type="float" office:value="0" calcext:value-type="float">
            <text:p>0</text:p>
          </table:table-cell>
          <table:table-cell table:style-name="ce68" table:formula="of:=[$SKG.B264]" office:value-type="float" office:value="0" calcext:value-type="float">
            <text:p>0</text:p>
          </table:table-cell>
          <table:table-cell table:style-name="ce68" table:formula="of:=[$SKG.H26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71];[$Grootboekschema.$A$1:.$B$109];2;0); &quot;&quot;)">
            <text:p/>
          </table:table-cell>
          <table:table-cell table:style-name="ce53" table:formula="of:=[$SKG.D26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65]&lt;0;-[$SKG.E265];&quot; &quot;)" office:value-type="string" office:string-value=" " calcext:value-type="string">
            <text:p><text:s text:c="3"/></text:p>
          </table:table-cell>
          <table:table-cell table:style-name="ce63" table:formula="of:=IF([$SKG.E265]&gt;=0;[$SKG.E265];&quot; &quot;)" office:value-type="float" office:value="0" calcext:value-type="float">
            <text:p><text:s/>- <text:s text:c="2"/></text:p>
          </table:table-cell>
          <table:table-cell table:style-name="ce68" table:formula="of:=[$SKG.K265]" office:value-type="float" office:value="0" calcext:value-type="float">
            <text:p>0</text:p>
          </table:table-cell>
          <table:table-cell table:style-name="ce68" table:formula="of:=[$SKG.B265]" office:value-type="float" office:value="0" calcext:value-type="float">
            <text:p>0</text:p>
          </table:table-cell>
          <table:table-cell table:style-name="ce68" table:formula="of:=[$SKG.H26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72];[$Grootboekschema.$A$1:.$B$109];2;0); &quot;&quot;)">
            <text:p/>
          </table:table-cell>
          <table:table-cell table:style-name="ce53" table:formula="of:=[$SKG.D26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66]&lt;0;-[$SKG.E266];&quot; &quot;)" office:value-type="string" office:string-value=" " calcext:value-type="string">
            <text:p><text:s text:c="3"/></text:p>
          </table:table-cell>
          <table:table-cell table:style-name="ce63" table:formula="of:=IF([$SKG.E266]&gt;=0;[$SKG.E266];&quot; &quot;)" office:value-type="float" office:value="0" calcext:value-type="float">
            <text:p><text:s/>- <text:s text:c="2"/></text:p>
          </table:table-cell>
          <table:table-cell table:style-name="ce68" table:formula="of:=[$SKG.K266]" office:value-type="float" office:value="0" calcext:value-type="float">
            <text:p>0</text:p>
          </table:table-cell>
          <table:table-cell table:style-name="ce68" table:formula="of:=[$SKG.B266]" office:value-type="float" office:value="0" calcext:value-type="float">
            <text:p>0</text:p>
          </table:table-cell>
          <table:table-cell table:style-name="ce68" table:formula="of:=[$SKG.H26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73];[$Grootboekschema.$A$1:.$B$109];2;0); &quot;&quot;)">
            <text:p/>
          </table:table-cell>
          <table:table-cell table:style-name="ce53" table:formula="of:=[$SKG.D26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67]&lt;0;-[$SKG.E267];&quot; &quot;)" office:value-type="string" office:string-value=" " calcext:value-type="string">
            <text:p><text:s text:c="3"/></text:p>
          </table:table-cell>
          <table:table-cell table:style-name="ce63" table:formula="of:=IF([$SKG.E267]&gt;=0;[$SKG.E267];&quot; &quot;)" office:value-type="float" office:value="0" calcext:value-type="float">
            <text:p><text:s/>- <text:s text:c="2"/></text:p>
          </table:table-cell>
          <table:table-cell table:style-name="ce68" table:formula="of:=[$SKG.K267]" office:value-type="float" office:value="0" calcext:value-type="float">
            <text:p>0</text:p>
          </table:table-cell>
          <table:table-cell table:style-name="ce68" table:formula="of:=[$SKG.B267]" office:value-type="float" office:value="0" calcext:value-type="float">
            <text:p>0</text:p>
          </table:table-cell>
          <table:table-cell table:style-name="ce68" table:formula="of:=[$SKG.H26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74];[$Grootboekschema.$A$1:.$B$109];2;0); &quot;&quot;)">
            <text:p/>
          </table:table-cell>
          <table:table-cell table:style-name="ce53" table:formula="of:=[$SKG.D26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68]&lt;0;-[$SKG.E268];&quot; &quot;)" office:value-type="string" office:string-value=" " calcext:value-type="string">
            <text:p><text:s text:c="3"/></text:p>
          </table:table-cell>
          <table:table-cell table:style-name="ce63" table:formula="of:=IF([$SKG.E268]&gt;=0;[$SKG.E268];&quot; &quot;)" office:value-type="float" office:value="0" calcext:value-type="float">
            <text:p><text:s/>- <text:s text:c="2"/></text:p>
          </table:table-cell>
          <table:table-cell table:style-name="ce68" table:formula="of:=[$SKG.K268]" office:value-type="float" office:value="0" calcext:value-type="float">
            <text:p>0</text:p>
          </table:table-cell>
          <table:table-cell table:style-name="ce68" table:formula="of:=[$SKG.B268]" office:value-type="float" office:value="0" calcext:value-type="float">
            <text:p>0</text:p>
          </table:table-cell>
          <table:table-cell table:style-name="ce68" table:formula="of:=[$SKG.H26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75];[$Grootboekschema.$A$1:.$B$109];2;0); &quot;&quot;)">
            <text:p/>
          </table:table-cell>
          <table:table-cell table:style-name="ce53" table:formula="of:=[$SKG.D26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69]&lt;0;-[$SKG.E269];&quot; &quot;)" office:value-type="string" office:string-value=" " calcext:value-type="string">
            <text:p><text:s text:c="3"/></text:p>
          </table:table-cell>
          <table:table-cell table:style-name="ce63" table:formula="of:=IF([$SKG.E269]&gt;=0;[$SKG.E269];&quot; &quot;)" office:value-type="float" office:value="0" calcext:value-type="float">
            <text:p><text:s/>- <text:s text:c="2"/></text:p>
          </table:table-cell>
          <table:table-cell table:style-name="ce68" table:formula="of:=[$SKG.K269]" office:value-type="float" office:value="0" calcext:value-type="float">
            <text:p>0</text:p>
          </table:table-cell>
          <table:table-cell table:style-name="ce68" table:formula="of:=[$SKG.B269]" office:value-type="float" office:value="0" calcext:value-type="float">
            <text:p>0</text:p>
          </table:table-cell>
          <table:table-cell table:style-name="ce68" table:formula="of:=[$SKG.H26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76];[$Grootboekschema.$A$1:.$B$109];2;0); &quot;&quot;)">
            <text:p/>
          </table:table-cell>
          <table:table-cell table:style-name="ce53" table:formula="of:=[$SKG.D27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70]&lt;0;-[$SKG.E270];&quot; &quot;)" office:value-type="string" office:string-value=" " calcext:value-type="string">
            <text:p><text:s text:c="3"/></text:p>
          </table:table-cell>
          <table:table-cell table:style-name="ce63" table:formula="of:=IF([$SKG.E270]&gt;=0;[$SKG.E270];&quot; &quot;)" office:value-type="float" office:value="0" calcext:value-type="float">
            <text:p><text:s/>- <text:s text:c="2"/></text:p>
          </table:table-cell>
          <table:table-cell table:style-name="ce68" table:formula="of:=[$SKG.K270]" office:value-type="float" office:value="0" calcext:value-type="float">
            <text:p>0</text:p>
          </table:table-cell>
          <table:table-cell table:style-name="ce68" table:formula="of:=[$SKG.B270]" office:value-type="float" office:value="0" calcext:value-type="float">
            <text:p>0</text:p>
          </table:table-cell>
          <table:table-cell table:style-name="ce68" table:formula="of:=[$SKG.H27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77];[$Grootboekschema.$A$1:.$B$109];2;0); &quot;&quot;)">
            <text:p/>
          </table:table-cell>
          <table:table-cell table:style-name="ce53" table:formula="of:=[$SKG.D27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71]&lt;0;-[$SKG.E271];&quot; &quot;)" office:value-type="string" office:string-value=" " calcext:value-type="string">
            <text:p><text:s text:c="3"/></text:p>
          </table:table-cell>
          <table:table-cell table:style-name="ce63" table:formula="of:=IF([$SKG.E271]&gt;=0;[$SKG.E271];&quot; &quot;)" office:value-type="float" office:value="0" calcext:value-type="float">
            <text:p><text:s/>- <text:s text:c="2"/></text:p>
          </table:table-cell>
          <table:table-cell table:style-name="ce68" table:formula="of:=[$SKG.K271]" office:value-type="float" office:value="0" calcext:value-type="float">
            <text:p>0</text:p>
          </table:table-cell>
          <table:table-cell table:style-name="ce68" table:formula="of:=[$SKG.B271]" office:value-type="float" office:value="0" calcext:value-type="float">
            <text:p>0</text:p>
          </table:table-cell>
          <table:table-cell table:style-name="ce68" table:formula="of:=[$SKG.H27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78];[$Grootboekschema.$A$1:.$B$109];2;0); &quot;&quot;)">
            <text:p/>
          </table:table-cell>
          <table:table-cell table:style-name="ce53" table:formula="of:=[$SKG.D27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72]&lt;0;-[$SKG.E272];&quot; &quot;)" office:value-type="string" office:string-value=" " calcext:value-type="string">
            <text:p><text:s text:c="3"/></text:p>
          </table:table-cell>
          <table:table-cell table:style-name="ce63" table:formula="of:=IF([$SKG.E272]&gt;=0;[$SKG.E272];&quot; &quot;)" office:value-type="float" office:value="0" calcext:value-type="float">
            <text:p><text:s/>- <text:s text:c="2"/></text:p>
          </table:table-cell>
          <table:table-cell table:style-name="ce68" table:formula="of:=[$SKG.K272]" office:value-type="float" office:value="0" calcext:value-type="float">
            <text:p>0</text:p>
          </table:table-cell>
          <table:table-cell table:style-name="ce68" table:formula="of:=[$SKG.B272]" office:value-type="float" office:value="0" calcext:value-type="float">
            <text:p>0</text:p>
          </table:table-cell>
          <table:table-cell table:style-name="ce68" table:formula="of:=[$SKG.H27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79];[$Grootboekschema.$A$1:.$B$109];2;0); &quot;&quot;)">
            <text:p/>
          </table:table-cell>
          <table:table-cell table:style-name="ce53" table:formula="of:=[$SKG.D27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73]&lt;0;-[$SKG.E273];&quot; &quot;)" office:value-type="string" office:string-value=" " calcext:value-type="string">
            <text:p><text:s text:c="3"/></text:p>
          </table:table-cell>
          <table:table-cell table:style-name="ce63" table:formula="of:=IF([$SKG.E273]&gt;=0;[$SKG.E273];&quot; &quot;)" office:value-type="float" office:value="0" calcext:value-type="float">
            <text:p><text:s/>- <text:s text:c="2"/></text:p>
          </table:table-cell>
          <table:table-cell table:style-name="ce68" table:formula="of:=[$SKG.K273]" office:value-type="float" office:value="0" calcext:value-type="float">
            <text:p>0</text:p>
          </table:table-cell>
          <table:table-cell table:style-name="ce68" table:formula="of:=[$SKG.B273]" office:value-type="float" office:value="0" calcext:value-type="float">
            <text:p>0</text:p>
          </table:table-cell>
          <table:table-cell table:style-name="ce68" table:formula="of:=[$SKG.H27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80];[$Grootboekschema.$A$1:.$B$109];2;0); &quot;&quot;)">
            <text:p/>
          </table:table-cell>
          <table:table-cell table:style-name="ce53" table:formula="of:=[$SKG.D27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74]&lt;0;-[$SKG.E274];&quot; &quot;)" office:value-type="string" office:string-value=" " calcext:value-type="string">
            <text:p><text:s text:c="3"/></text:p>
          </table:table-cell>
          <table:table-cell table:style-name="ce63" table:formula="of:=IF([$SKG.E274]&gt;=0;[$SKG.E274];&quot; &quot;)" office:value-type="float" office:value="0" calcext:value-type="float">
            <text:p><text:s/>- <text:s text:c="2"/></text:p>
          </table:table-cell>
          <table:table-cell table:style-name="ce68" table:formula="of:=[$SKG.K274]" office:value-type="float" office:value="0" calcext:value-type="float">
            <text:p>0</text:p>
          </table:table-cell>
          <table:table-cell table:style-name="ce68" table:formula="of:=[$SKG.B274]" office:value-type="float" office:value="0" calcext:value-type="float">
            <text:p>0</text:p>
          </table:table-cell>
          <table:table-cell table:style-name="ce68" table:formula="of:=[$SKG.H27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81];[$Grootboekschema.$A$1:.$B$109];2;0); &quot;&quot;)">
            <text:p/>
          </table:table-cell>
          <table:table-cell table:style-name="ce53" table:formula="of:=[$SKG.D27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75]&lt;0;-[$SKG.E275];&quot; &quot;)" office:value-type="string" office:string-value=" " calcext:value-type="string">
            <text:p><text:s text:c="3"/></text:p>
          </table:table-cell>
          <table:table-cell table:style-name="ce63" table:formula="of:=IF([$SKG.E275]&gt;=0;[$SKG.E275];&quot; &quot;)" office:value-type="float" office:value="0" calcext:value-type="float">
            <text:p><text:s/>- <text:s text:c="2"/></text:p>
          </table:table-cell>
          <table:table-cell table:style-name="ce68" table:formula="of:=[$SKG.K275]" office:value-type="float" office:value="0" calcext:value-type="float">
            <text:p>0</text:p>
          </table:table-cell>
          <table:table-cell table:style-name="ce68" table:formula="of:=[$SKG.B275]" office:value-type="float" office:value="0" calcext:value-type="float">
            <text:p>0</text:p>
          </table:table-cell>
          <table:table-cell table:style-name="ce68" table:formula="of:=[$SKG.H27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82];[$Grootboekschema.$A$1:.$B$109];2;0); &quot;&quot;)">
            <text:p/>
          </table:table-cell>
          <table:table-cell table:style-name="ce53" table:formula="of:=[$SKG.D27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76]&lt;0;-[$SKG.E276];&quot; &quot;)" office:value-type="string" office:string-value=" " calcext:value-type="string">
            <text:p><text:s text:c="3"/></text:p>
          </table:table-cell>
          <table:table-cell table:style-name="ce63" table:formula="of:=IF([$SKG.E276]&gt;=0;[$SKG.E276];&quot; &quot;)" office:value-type="float" office:value="0" calcext:value-type="float">
            <text:p><text:s/>- <text:s text:c="2"/></text:p>
          </table:table-cell>
          <table:table-cell table:style-name="ce68" table:formula="of:=[$SKG.K276]" office:value-type="float" office:value="0" calcext:value-type="float">
            <text:p>0</text:p>
          </table:table-cell>
          <table:table-cell table:style-name="ce68" table:formula="of:=[$SKG.B276]" office:value-type="float" office:value="0" calcext:value-type="float">
            <text:p>0</text:p>
          </table:table-cell>
          <table:table-cell table:style-name="ce68" table:formula="of:=[$SKG.H27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83];[$Grootboekschema.$A$1:.$B$109];2;0); &quot;&quot;)">
            <text:p/>
          </table:table-cell>
          <table:table-cell table:style-name="ce53" table:formula="of:=[$SKG.D27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77]&lt;0;-[$SKG.E277];&quot; &quot;)" office:value-type="string" office:string-value=" " calcext:value-type="string">
            <text:p><text:s text:c="3"/></text:p>
          </table:table-cell>
          <table:table-cell table:style-name="ce63" table:formula="of:=IF([$SKG.E277]&gt;=0;[$SKG.E277];&quot; &quot;)" office:value-type="float" office:value="0" calcext:value-type="float">
            <text:p><text:s/>- <text:s text:c="2"/></text:p>
          </table:table-cell>
          <table:table-cell table:style-name="ce68" table:formula="of:=[$SKG.K277]" office:value-type="float" office:value="0" calcext:value-type="float">
            <text:p>0</text:p>
          </table:table-cell>
          <table:table-cell table:style-name="ce68" table:formula="of:=[$SKG.B277]" office:value-type="float" office:value="0" calcext:value-type="float">
            <text:p>0</text:p>
          </table:table-cell>
          <table:table-cell table:style-name="ce68" table:formula="of:=[$SKG.H27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84];[$Grootboekschema.$A$1:.$B$109];2;0); &quot;&quot;)">
            <text:p/>
          </table:table-cell>
          <table:table-cell table:style-name="ce53" table:formula="of:=[$SKG.D27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78]&lt;0;-[$SKG.E278];&quot; &quot;)" office:value-type="string" office:string-value=" " calcext:value-type="string">
            <text:p><text:s text:c="3"/></text:p>
          </table:table-cell>
          <table:table-cell table:style-name="ce63" table:formula="of:=IF([$SKG.E278]&gt;=0;[$SKG.E278];&quot; &quot;)" office:value-type="float" office:value="0" calcext:value-type="float">
            <text:p><text:s/>- <text:s text:c="2"/></text:p>
          </table:table-cell>
          <table:table-cell table:style-name="ce68" table:formula="of:=[$SKG.K278]" office:value-type="float" office:value="0" calcext:value-type="float">
            <text:p>0</text:p>
          </table:table-cell>
          <table:table-cell table:style-name="ce68" table:formula="of:=[$SKG.B278]" office:value-type="float" office:value="0" calcext:value-type="float">
            <text:p>0</text:p>
          </table:table-cell>
          <table:table-cell table:style-name="ce68" table:formula="of:=[$SKG.H27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85];[$Grootboekschema.$A$1:.$B$109];2;0); &quot;&quot;)">
            <text:p/>
          </table:table-cell>
          <table:table-cell table:style-name="ce53" table:formula="of:=[$SKG.D27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79]&lt;0;-[$SKG.E279];&quot; &quot;)" office:value-type="string" office:string-value=" " calcext:value-type="string">
            <text:p><text:s text:c="3"/></text:p>
          </table:table-cell>
          <table:table-cell table:style-name="ce63" table:formula="of:=IF([$SKG.E279]&gt;=0;[$SKG.E279];&quot; &quot;)" office:value-type="float" office:value="0" calcext:value-type="float">
            <text:p><text:s/>- <text:s text:c="2"/></text:p>
          </table:table-cell>
          <table:table-cell table:style-name="ce68" table:formula="of:=[$SKG.K279]" office:value-type="float" office:value="0" calcext:value-type="float">
            <text:p>0</text:p>
          </table:table-cell>
          <table:table-cell table:style-name="ce68" table:formula="of:=[$SKG.B279]" office:value-type="float" office:value="0" calcext:value-type="float">
            <text:p>0</text:p>
          </table:table-cell>
          <table:table-cell table:style-name="ce68" table:formula="of:=[$SKG.H27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86];[$Grootboekschema.$A$1:.$B$109];2;0); &quot;&quot;)">
            <text:p/>
          </table:table-cell>
          <table:table-cell table:style-name="ce53" table:formula="of:=[$SKG.D28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80]&lt;0;-[$SKG.E280];&quot; &quot;)" office:value-type="string" office:string-value=" " calcext:value-type="string">
            <text:p><text:s text:c="3"/></text:p>
          </table:table-cell>
          <table:table-cell table:style-name="ce63" table:formula="of:=IF([$SKG.E280]&gt;=0;[$SKG.E280];&quot; &quot;)" office:value-type="float" office:value="0" calcext:value-type="float">
            <text:p><text:s/>- <text:s text:c="2"/></text:p>
          </table:table-cell>
          <table:table-cell table:style-name="ce68" table:formula="of:=[$SKG.K280]" office:value-type="float" office:value="0" calcext:value-type="float">
            <text:p>0</text:p>
          </table:table-cell>
          <table:table-cell table:style-name="ce68" table:formula="of:=[$SKG.B280]" office:value-type="float" office:value="0" calcext:value-type="float">
            <text:p>0</text:p>
          </table:table-cell>
          <table:table-cell table:style-name="ce68" table:formula="of:=[$SKG.H28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87];[$Grootboekschema.$A$1:.$B$109];2;0); &quot;&quot;)">
            <text:p/>
          </table:table-cell>
          <table:table-cell table:style-name="ce53" table:formula="of:=[$SKG.D28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81]&lt;0;-[$SKG.E281];&quot; &quot;)" office:value-type="string" office:string-value=" " calcext:value-type="string">
            <text:p><text:s text:c="3"/></text:p>
          </table:table-cell>
          <table:table-cell table:style-name="ce63" table:formula="of:=IF([$SKG.E281]&gt;=0;[$SKG.E281];&quot; &quot;)" office:value-type="float" office:value="0" calcext:value-type="float">
            <text:p><text:s/>- <text:s text:c="2"/></text:p>
          </table:table-cell>
          <table:table-cell table:style-name="ce68" table:formula="of:=[$SKG.K281]" office:value-type="float" office:value="0" calcext:value-type="float">
            <text:p>0</text:p>
          </table:table-cell>
          <table:table-cell table:style-name="ce68" table:formula="of:=[$SKG.B281]" office:value-type="float" office:value="0" calcext:value-type="float">
            <text:p>0</text:p>
          </table:table-cell>
          <table:table-cell table:style-name="ce68" table:formula="of:=[$SKG.H28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88];[$Grootboekschema.$A$1:.$B$109];2;0); &quot;&quot;)">
            <text:p/>
          </table:table-cell>
          <table:table-cell table:style-name="ce53" table:formula="of:=[$SKG.D28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82]&lt;0;-[$SKG.E282];&quot; &quot;)" office:value-type="string" office:string-value=" " calcext:value-type="string">
            <text:p><text:s text:c="3"/></text:p>
          </table:table-cell>
          <table:table-cell table:style-name="ce63" table:formula="of:=IF([$SKG.E282]&gt;=0;[$SKG.E282];&quot; &quot;)" office:value-type="float" office:value="0" calcext:value-type="float">
            <text:p><text:s/>- <text:s text:c="2"/></text:p>
          </table:table-cell>
          <table:table-cell table:style-name="ce68" table:formula="of:=[$SKG.K282]" office:value-type="float" office:value="0" calcext:value-type="float">
            <text:p>0</text:p>
          </table:table-cell>
          <table:table-cell table:style-name="ce68" table:formula="of:=[$SKG.B282]" office:value-type="float" office:value="0" calcext:value-type="float">
            <text:p>0</text:p>
          </table:table-cell>
          <table:table-cell table:style-name="ce68" table:formula="of:=[$SKG.H28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89];[$Grootboekschema.$A$1:.$B$109];2;0); &quot;&quot;)">
            <text:p/>
          </table:table-cell>
          <table:table-cell table:style-name="ce53" table:formula="of:=[$SKG.D28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83]&lt;0;-[$SKG.E283];&quot; &quot;)" office:value-type="string" office:string-value=" " calcext:value-type="string">
            <text:p><text:s text:c="3"/></text:p>
          </table:table-cell>
          <table:table-cell table:style-name="ce63" table:formula="of:=IF([$SKG.E283]&gt;=0;[$SKG.E283];&quot; &quot;)" office:value-type="float" office:value="0" calcext:value-type="float">
            <text:p><text:s/>- <text:s text:c="2"/></text:p>
          </table:table-cell>
          <table:table-cell table:style-name="ce68" table:formula="of:=[$SKG.K283]" office:value-type="float" office:value="0" calcext:value-type="float">
            <text:p>0</text:p>
          </table:table-cell>
          <table:table-cell table:style-name="ce68" table:formula="of:=[$SKG.B283]" office:value-type="float" office:value="0" calcext:value-type="float">
            <text:p>0</text:p>
          </table:table-cell>
          <table:table-cell table:style-name="ce68" table:formula="of:=[$SKG.H28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90];[$Grootboekschema.$A$1:.$B$109];2;0); &quot;&quot;)">
            <text:p/>
          </table:table-cell>
          <table:table-cell table:style-name="ce53" table:formula="of:=[$SKG.D28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84]&lt;0;-[$SKG.E284];&quot; &quot;)" office:value-type="string" office:string-value=" " calcext:value-type="string">
            <text:p><text:s text:c="3"/></text:p>
          </table:table-cell>
          <table:table-cell table:style-name="ce63" table:formula="of:=IF([$SKG.E284]&gt;=0;[$SKG.E284];&quot; &quot;)" office:value-type="float" office:value="0" calcext:value-type="float">
            <text:p><text:s/>- <text:s text:c="2"/></text:p>
          </table:table-cell>
          <table:table-cell table:style-name="ce68" table:formula="of:=[$SKG.K284]" office:value-type="float" office:value="0" calcext:value-type="float">
            <text:p>0</text:p>
          </table:table-cell>
          <table:table-cell table:style-name="ce68" table:formula="of:=[$SKG.B284]" office:value-type="float" office:value="0" calcext:value-type="float">
            <text:p>0</text:p>
          </table:table-cell>
          <table:table-cell table:style-name="ce68" table:formula="of:=[$SKG.H28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91];[$Grootboekschema.$A$1:.$B$109];2;0); &quot;&quot;)">
            <text:p/>
          </table:table-cell>
          <table:table-cell table:style-name="ce53" table:formula="of:=[$SKG.D28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85]&lt;0;-[$SKG.E285];&quot; &quot;)" office:value-type="string" office:string-value=" " calcext:value-type="string">
            <text:p><text:s text:c="3"/></text:p>
          </table:table-cell>
          <table:table-cell table:style-name="ce63" table:formula="of:=IF([$SKG.E285]&gt;=0;[$SKG.E285];&quot; &quot;)" office:value-type="float" office:value="0" calcext:value-type="float">
            <text:p><text:s/>- <text:s text:c="2"/></text:p>
          </table:table-cell>
          <table:table-cell table:style-name="ce68" table:formula="of:=[$SKG.K285]" office:value-type="float" office:value="0" calcext:value-type="float">
            <text:p>0</text:p>
          </table:table-cell>
          <table:table-cell table:style-name="ce68" table:formula="of:=[$SKG.B285]" office:value-type="float" office:value="0" calcext:value-type="float">
            <text:p>0</text:p>
          </table:table-cell>
          <table:table-cell table:style-name="ce68" table:formula="of:=[$SKG.H28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92];[$Grootboekschema.$A$1:.$B$109];2;0); &quot;&quot;)">
            <text:p/>
          </table:table-cell>
          <table:table-cell table:style-name="ce53" table:formula="of:=[$SKG.D28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86]&lt;0;-[$SKG.E286];&quot; &quot;)" office:value-type="string" office:string-value=" " calcext:value-type="string">
            <text:p><text:s text:c="3"/></text:p>
          </table:table-cell>
          <table:table-cell table:style-name="ce63" table:formula="of:=IF([$SKG.E286]&gt;=0;[$SKG.E286];&quot; &quot;)" office:value-type="float" office:value="0" calcext:value-type="float">
            <text:p><text:s/>- <text:s text:c="2"/></text:p>
          </table:table-cell>
          <table:table-cell table:style-name="ce68" table:formula="of:=[$SKG.K286]" office:value-type="float" office:value="0" calcext:value-type="float">
            <text:p>0</text:p>
          </table:table-cell>
          <table:table-cell table:style-name="ce68" table:formula="of:=[$SKG.B286]" office:value-type="float" office:value="0" calcext:value-type="float">
            <text:p>0</text:p>
          </table:table-cell>
          <table:table-cell table:style-name="ce68" table:formula="of:=[$SKG.H28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93];[$Grootboekschema.$A$1:.$B$109];2;0); &quot;&quot;)">
            <text:p/>
          </table:table-cell>
          <table:table-cell table:style-name="ce53" table:formula="of:=[$SKG.D28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87]&lt;0;-[$SKG.E287];&quot; &quot;)" office:value-type="string" office:string-value=" " calcext:value-type="string">
            <text:p><text:s text:c="3"/></text:p>
          </table:table-cell>
          <table:table-cell table:style-name="ce63" table:formula="of:=IF([$SKG.E287]&gt;=0;[$SKG.E287];&quot; &quot;)" office:value-type="float" office:value="0" calcext:value-type="float">
            <text:p><text:s/>- <text:s text:c="2"/></text:p>
          </table:table-cell>
          <table:table-cell table:style-name="ce68" table:formula="of:=[$SKG.K287]" office:value-type="float" office:value="0" calcext:value-type="float">
            <text:p>0</text:p>
          </table:table-cell>
          <table:table-cell table:style-name="ce68" table:formula="of:=[$SKG.B287]" office:value-type="float" office:value="0" calcext:value-type="float">
            <text:p>0</text:p>
          </table:table-cell>
          <table:table-cell table:style-name="ce68" table:formula="of:=[$SKG.H28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94];[$Grootboekschema.$A$1:.$B$109];2;0); &quot;&quot;)">
            <text:p/>
          </table:table-cell>
          <table:table-cell table:style-name="ce53" table:formula="of:=[$SKG.D28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88]&lt;0;-[$SKG.E288];&quot; &quot;)" office:value-type="string" office:string-value=" " calcext:value-type="string">
            <text:p><text:s text:c="3"/></text:p>
          </table:table-cell>
          <table:table-cell table:style-name="ce63" table:formula="of:=IF([$SKG.E288]&gt;=0;[$SKG.E288];&quot; &quot;)" office:value-type="float" office:value="0" calcext:value-type="float">
            <text:p><text:s/>- <text:s text:c="2"/></text:p>
          </table:table-cell>
          <table:table-cell table:style-name="ce68" table:formula="of:=[$SKG.K288]" office:value-type="float" office:value="0" calcext:value-type="float">
            <text:p>0</text:p>
          </table:table-cell>
          <table:table-cell table:style-name="ce68" table:formula="of:=[$SKG.B288]" office:value-type="float" office:value="0" calcext:value-type="float">
            <text:p>0</text:p>
          </table:table-cell>
          <table:table-cell table:style-name="ce68" table:formula="of:=[$SKG.H28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95];[$Grootboekschema.$A$1:.$B$109];2;0); &quot;&quot;)">
            <text:p/>
          </table:table-cell>
          <table:table-cell table:style-name="ce53" table:formula="of:=[$SKG.D28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89]&lt;0;-[$SKG.E289];&quot; &quot;)" office:value-type="string" office:string-value=" " calcext:value-type="string">
            <text:p><text:s text:c="3"/></text:p>
          </table:table-cell>
          <table:table-cell table:style-name="ce63" table:formula="of:=IF([$SKG.E289]&gt;=0;[$SKG.E289];&quot; &quot;)" office:value-type="float" office:value="0" calcext:value-type="float">
            <text:p><text:s/>- <text:s text:c="2"/></text:p>
          </table:table-cell>
          <table:table-cell table:style-name="ce68" table:formula="of:=[$SKG.K289]" office:value-type="float" office:value="0" calcext:value-type="float">
            <text:p>0</text:p>
          </table:table-cell>
          <table:table-cell table:style-name="ce68" table:formula="of:=[$SKG.B289]" office:value-type="float" office:value="0" calcext:value-type="float">
            <text:p>0</text:p>
          </table:table-cell>
          <table:table-cell table:style-name="ce68" table:formula="of:=[$SKG.H28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96];[$Grootboekschema.$A$1:.$B$109];2;0); &quot;&quot;)">
            <text:p/>
          </table:table-cell>
          <table:table-cell table:style-name="ce53" table:formula="of:=[$SKG.D29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90]&lt;0;-[$SKG.E290];&quot; &quot;)" office:value-type="string" office:string-value=" " calcext:value-type="string">
            <text:p><text:s text:c="3"/></text:p>
          </table:table-cell>
          <table:table-cell table:style-name="ce63" table:formula="of:=IF([$SKG.E290]&gt;=0;[$SKG.E290];&quot; &quot;)" office:value-type="float" office:value="0" calcext:value-type="float">
            <text:p><text:s/>- <text:s text:c="2"/></text:p>
          </table:table-cell>
          <table:table-cell table:style-name="ce68" table:formula="of:=[$SKG.K290]" office:value-type="float" office:value="0" calcext:value-type="float">
            <text:p>0</text:p>
          </table:table-cell>
          <table:table-cell table:style-name="ce68" table:formula="of:=[$SKG.B290]" office:value-type="float" office:value="0" calcext:value-type="float">
            <text:p>0</text:p>
          </table:table-cell>
          <table:table-cell table:style-name="ce68" table:formula="of:=[$SKG.H29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97];[$Grootboekschema.$A$1:.$B$109];2;0); &quot;&quot;)">
            <text:p/>
          </table:table-cell>
          <table:table-cell table:style-name="ce53" table:formula="of:=[$SKG.D29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91]&lt;0;-[$SKG.E291];&quot; &quot;)" office:value-type="string" office:string-value=" " calcext:value-type="string">
            <text:p><text:s text:c="3"/></text:p>
          </table:table-cell>
          <table:table-cell table:style-name="ce63" table:formula="of:=IF([$SKG.E291]&gt;=0;[$SKG.E291];&quot; &quot;)" office:value-type="float" office:value="0" calcext:value-type="float">
            <text:p><text:s/>- <text:s text:c="2"/></text:p>
          </table:table-cell>
          <table:table-cell table:style-name="ce68" table:formula="of:=[$SKG.K291]" office:value-type="float" office:value="0" calcext:value-type="float">
            <text:p>0</text:p>
          </table:table-cell>
          <table:table-cell table:style-name="ce68" table:formula="of:=[$SKG.B291]" office:value-type="float" office:value="0" calcext:value-type="float">
            <text:p>0</text:p>
          </table:table-cell>
          <table:table-cell table:style-name="ce68" table:formula="of:=[$SKG.H29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98];[$Grootboekschema.$A$1:.$B$109];2;0); &quot;&quot;)">
            <text:p/>
          </table:table-cell>
          <table:table-cell table:style-name="ce53" table:formula="of:=[$SKG.D29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92]&lt;0;-[$SKG.E292];&quot; &quot;)" office:value-type="string" office:string-value=" " calcext:value-type="string">
            <text:p><text:s text:c="3"/></text:p>
          </table:table-cell>
          <table:table-cell table:style-name="ce63" table:formula="of:=IF([$SKG.E292]&gt;=0;[$SKG.E292];&quot; &quot;)" office:value-type="float" office:value="0" calcext:value-type="float">
            <text:p><text:s/>- <text:s text:c="2"/></text:p>
          </table:table-cell>
          <table:table-cell table:style-name="ce68" table:formula="of:=[$SKG.K292]" office:value-type="float" office:value="0" calcext:value-type="float">
            <text:p>0</text:p>
          </table:table-cell>
          <table:table-cell table:style-name="ce68" table:formula="of:=[$SKG.B292]" office:value-type="float" office:value="0" calcext:value-type="float">
            <text:p>0</text:p>
          </table:table-cell>
          <table:table-cell table:style-name="ce68" table:formula="of:=[$SKG.H29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399];[$Grootboekschema.$A$1:.$B$109];2;0); &quot;&quot;)">
            <text:p/>
          </table:table-cell>
          <table:table-cell table:style-name="ce53" table:formula="of:=[$SKG.D29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93]&lt;0;-[$SKG.E293];&quot; &quot;)" office:value-type="string" office:string-value=" " calcext:value-type="string">
            <text:p><text:s text:c="3"/></text:p>
          </table:table-cell>
          <table:table-cell table:style-name="ce63" table:formula="of:=IF([$SKG.E293]&gt;=0;[$SKG.E293];&quot; &quot;)" office:value-type="float" office:value="0" calcext:value-type="float">
            <text:p><text:s/>- <text:s text:c="2"/></text:p>
          </table:table-cell>
          <table:table-cell table:style-name="ce68" table:formula="of:=[$SKG.K293]" office:value-type="float" office:value="0" calcext:value-type="float">
            <text:p>0</text:p>
          </table:table-cell>
          <table:table-cell table:style-name="ce68" table:formula="of:=[$SKG.B293]" office:value-type="float" office:value="0" calcext:value-type="float">
            <text:p>0</text:p>
          </table:table-cell>
          <table:table-cell table:style-name="ce68" table:formula="of:=[$SKG.H29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00];[$Grootboekschema.$A$1:.$B$109];2;0); &quot;&quot;)">
            <text:p/>
          </table:table-cell>
          <table:table-cell table:style-name="ce53" table:formula="of:=[$SKG.D29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94]&lt;0;-[$SKG.E294];&quot; &quot;)" office:value-type="string" office:string-value=" " calcext:value-type="string">
            <text:p><text:s text:c="3"/></text:p>
          </table:table-cell>
          <table:table-cell table:style-name="ce63" table:formula="of:=IF([$SKG.E294]&gt;=0;[$SKG.E294];&quot; &quot;)" office:value-type="float" office:value="0" calcext:value-type="float">
            <text:p><text:s/>- <text:s text:c="2"/></text:p>
          </table:table-cell>
          <table:table-cell table:style-name="ce68" table:formula="of:=[$SKG.K294]" office:value-type="float" office:value="0" calcext:value-type="float">
            <text:p>0</text:p>
          </table:table-cell>
          <table:table-cell table:style-name="ce68" table:formula="of:=[$SKG.B294]" office:value-type="float" office:value="0" calcext:value-type="float">
            <text:p>0</text:p>
          </table:table-cell>
          <table:table-cell table:style-name="ce68" table:formula="of:=[$SKG.H29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01];[$Grootboekschema.$A$1:.$B$109];2;0); &quot;&quot;)">
            <text:p/>
          </table:table-cell>
          <table:table-cell table:style-name="ce53" table:formula="of:=[$SKG.D29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95]&lt;0;-[$SKG.E295];&quot; &quot;)" office:value-type="string" office:string-value=" " calcext:value-type="string">
            <text:p><text:s text:c="3"/></text:p>
          </table:table-cell>
          <table:table-cell table:style-name="ce63" table:formula="of:=IF([$SKG.E295]&gt;=0;[$SKG.E295];&quot; &quot;)" office:value-type="float" office:value="0" calcext:value-type="float">
            <text:p><text:s/>- <text:s text:c="2"/></text:p>
          </table:table-cell>
          <table:table-cell table:style-name="ce68" table:formula="of:=[$SKG.K295]" office:value-type="float" office:value="0" calcext:value-type="float">
            <text:p>0</text:p>
          </table:table-cell>
          <table:table-cell table:style-name="ce68" table:formula="of:=[$SKG.B295]" office:value-type="float" office:value="0" calcext:value-type="float">
            <text:p>0</text:p>
          </table:table-cell>
          <table:table-cell table:style-name="ce68" table:formula="of:=[$SKG.H29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02];[$Grootboekschema.$A$1:.$B$109];2;0); &quot;&quot;)">
            <text:p/>
          </table:table-cell>
          <table:table-cell table:style-name="ce53" table:formula="of:=[$SKG.D29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96]&lt;0;-[$SKG.E296];&quot; &quot;)" office:value-type="string" office:string-value=" " calcext:value-type="string">
            <text:p><text:s text:c="3"/></text:p>
          </table:table-cell>
          <table:table-cell table:style-name="ce63" table:formula="of:=IF([$SKG.E296]&gt;=0;[$SKG.E296];&quot; &quot;)" office:value-type="float" office:value="0" calcext:value-type="float">
            <text:p><text:s/>- <text:s text:c="2"/></text:p>
          </table:table-cell>
          <table:table-cell table:style-name="ce68" table:formula="of:=[$SKG.K296]" office:value-type="float" office:value="0" calcext:value-type="float">
            <text:p>0</text:p>
          </table:table-cell>
          <table:table-cell table:style-name="ce68" table:formula="of:=[$SKG.B296]" office:value-type="float" office:value="0" calcext:value-type="float">
            <text:p>0</text:p>
          </table:table-cell>
          <table:table-cell table:style-name="ce68" table:formula="of:=[$SKG.H29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03];[$Grootboekschema.$A$1:.$B$109];2;0); &quot;&quot;)">
            <text:p/>
          </table:table-cell>
          <table:table-cell table:style-name="ce53" table:formula="of:=[$SKG.D29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97]&lt;0;-[$SKG.E297];&quot; &quot;)" office:value-type="string" office:string-value=" " calcext:value-type="string">
            <text:p><text:s text:c="3"/></text:p>
          </table:table-cell>
          <table:table-cell table:style-name="ce63" table:formula="of:=IF([$SKG.E297]&gt;=0;[$SKG.E297];&quot; &quot;)" office:value-type="float" office:value="0" calcext:value-type="float">
            <text:p><text:s/>- <text:s text:c="2"/></text:p>
          </table:table-cell>
          <table:table-cell table:style-name="ce68" table:formula="of:=[$SKG.K297]" office:value-type="float" office:value="0" calcext:value-type="float">
            <text:p>0</text:p>
          </table:table-cell>
          <table:table-cell table:style-name="ce68" table:formula="of:=[$SKG.B297]" office:value-type="float" office:value="0" calcext:value-type="float">
            <text:p>0</text:p>
          </table:table-cell>
          <table:table-cell table:style-name="ce68" table:formula="of:=[$SKG.H29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04];[$Grootboekschema.$A$1:.$B$109];2;0); &quot;&quot;)">
            <text:p/>
          </table:table-cell>
          <table:table-cell table:style-name="ce53" table:formula="of:=[$SKG.D29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98]&lt;0;-[$SKG.E298];&quot; &quot;)" office:value-type="string" office:string-value=" " calcext:value-type="string">
            <text:p><text:s text:c="3"/></text:p>
          </table:table-cell>
          <table:table-cell table:style-name="ce63" table:formula="of:=IF([$SKG.E298]&gt;=0;[$SKG.E298];&quot; &quot;)" office:value-type="float" office:value="0" calcext:value-type="float">
            <text:p><text:s/>- <text:s text:c="2"/></text:p>
          </table:table-cell>
          <table:table-cell table:style-name="ce68" table:formula="of:=[$SKG.K298]" office:value-type="float" office:value="0" calcext:value-type="float">
            <text:p>0</text:p>
          </table:table-cell>
          <table:table-cell table:style-name="ce68" table:formula="of:=[$SKG.B298]" office:value-type="float" office:value="0" calcext:value-type="float">
            <text:p>0</text:p>
          </table:table-cell>
          <table:table-cell table:style-name="ce68" table:formula="of:=[$SKG.H29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05];[$Grootboekschema.$A$1:.$B$109];2;0); &quot;&quot;)">
            <text:p/>
          </table:table-cell>
          <table:table-cell table:style-name="ce53" table:formula="of:=[$SKG.D29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299]&lt;0;-[$SKG.E299];&quot; &quot;)" office:value-type="string" office:string-value=" " calcext:value-type="string">
            <text:p><text:s text:c="3"/></text:p>
          </table:table-cell>
          <table:table-cell table:style-name="ce63" table:formula="of:=IF([$SKG.E299]&gt;=0;[$SKG.E299];&quot; &quot;)" office:value-type="float" office:value="0" calcext:value-type="float">
            <text:p><text:s/>- <text:s text:c="2"/></text:p>
          </table:table-cell>
          <table:table-cell table:style-name="ce68" table:formula="of:=[$SKG.K299]" office:value-type="float" office:value="0" calcext:value-type="float">
            <text:p>0</text:p>
          </table:table-cell>
          <table:table-cell table:style-name="ce68" table:formula="of:=[$SKG.B299]" office:value-type="float" office:value="0" calcext:value-type="float">
            <text:p>0</text:p>
          </table:table-cell>
          <table:table-cell table:style-name="ce68" table:formula="of:=[$SKG.H29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06];[$Grootboekschema.$A$1:.$B$109];2;0); &quot;&quot;)">
            <text:p/>
          </table:table-cell>
          <table:table-cell table:style-name="ce53" table:formula="of:=[$SKG.D30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00]&lt;0;-[$SKG.E300];&quot; &quot;)" office:value-type="string" office:string-value=" " calcext:value-type="string">
            <text:p><text:s text:c="3"/></text:p>
          </table:table-cell>
          <table:table-cell table:style-name="ce63" table:formula="of:=IF([$SKG.E300]&gt;=0;[$SKG.E300];&quot; &quot;)" office:value-type="float" office:value="0" calcext:value-type="float">
            <text:p><text:s/>- <text:s text:c="2"/></text:p>
          </table:table-cell>
          <table:table-cell table:style-name="ce68" table:formula="of:=[$SKG.K300]" office:value-type="float" office:value="0" calcext:value-type="float">
            <text:p>0</text:p>
          </table:table-cell>
          <table:table-cell table:style-name="ce68" table:formula="of:=[$SKG.B300]" office:value-type="float" office:value="0" calcext:value-type="float">
            <text:p>0</text:p>
          </table:table-cell>
          <table:table-cell table:style-name="ce68" table:formula="of:=[$SKG.H30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07];[$Grootboekschema.$A$1:.$B$109];2;0); &quot;&quot;)">
            <text:p/>
          </table:table-cell>
          <table:table-cell table:style-name="ce53" table:formula="of:=[$SKG.D30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01]&lt;0;-[$SKG.E301];&quot; &quot;)" office:value-type="string" office:string-value=" " calcext:value-type="string">
            <text:p><text:s text:c="3"/></text:p>
          </table:table-cell>
          <table:table-cell table:style-name="ce63" table:formula="of:=IF([$SKG.E301]&gt;=0;[$SKG.E301];&quot; &quot;)" office:value-type="float" office:value="0" calcext:value-type="float">
            <text:p><text:s/>- <text:s text:c="2"/></text:p>
          </table:table-cell>
          <table:table-cell table:style-name="ce68" table:formula="of:=[$SKG.K301]" office:value-type="float" office:value="0" calcext:value-type="float">
            <text:p>0</text:p>
          </table:table-cell>
          <table:table-cell table:style-name="ce68" table:formula="of:=[$SKG.B301]" office:value-type="float" office:value="0" calcext:value-type="float">
            <text:p>0</text:p>
          </table:table-cell>
          <table:table-cell table:style-name="ce68" table:formula="of:=[$SKG.H30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08];[$Grootboekschema.$A$1:.$B$109];2;0); &quot;&quot;)">
            <text:p/>
          </table:table-cell>
          <table:table-cell table:style-name="ce53" table:formula="of:=[$SKG.D30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02]&lt;0;-[$SKG.E302];&quot; &quot;)" office:value-type="string" office:string-value=" " calcext:value-type="string">
            <text:p><text:s text:c="3"/></text:p>
          </table:table-cell>
          <table:table-cell table:style-name="ce63" table:formula="of:=IF([$SKG.E302]&gt;=0;[$SKG.E302];&quot; &quot;)" office:value-type="float" office:value="0" calcext:value-type="float">
            <text:p><text:s/>- <text:s text:c="2"/></text:p>
          </table:table-cell>
          <table:table-cell table:style-name="ce68" table:formula="of:=[$SKG.K302]" office:value-type="float" office:value="0" calcext:value-type="float">
            <text:p>0</text:p>
          </table:table-cell>
          <table:table-cell table:style-name="ce68" table:formula="of:=[$SKG.B302]" office:value-type="float" office:value="0" calcext:value-type="float">
            <text:p>0</text:p>
          </table:table-cell>
          <table:table-cell table:style-name="ce68" table:formula="of:=[$SKG.H30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09];[$Grootboekschema.$A$1:.$B$109];2;0); &quot;&quot;)">
            <text:p/>
          </table:table-cell>
          <table:table-cell table:style-name="ce53" table:formula="of:=[$SKG.D30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03]&lt;0;-[$SKG.E303];&quot; &quot;)" office:value-type="string" office:string-value=" " calcext:value-type="string">
            <text:p><text:s text:c="3"/></text:p>
          </table:table-cell>
          <table:table-cell table:style-name="ce63" table:formula="of:=IF([$SKG.E303]&gt;=0;[$SKG.E303];&quot; &quot;)" office:value-type="float" office:value="0" calcext:value-type="float">
            <text:p><text:s/>- <text:s text:c="2"/></text:p>
          </table:table-cell>
          <table:table-cell table:style-name="ce68" table:formula="of:=[$SKG.K303]" office:value-type="float" office:value="0" calcext:value-type="float">
            <text:p>0</text:p>
          </table:table-cell>
          <table:table-cell table:style-name="ce68" table:formula="of:=[$SKG.B303]" office:value-type="float" office:value="0" calcext:value-type="float">
            <text:p>0</text:p>
          </table:table-cell>
          <table:table-cell table:style-name="ce68" table:formula="of:=[$SKG.H30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10];[$Grootboekschema.$A$1:.$B$109];2;0); &quot;&quot;)">
            <text:p/>
          </table:table-cell>
          <table:table-cell table:style-name="ce53" table:formula="of:=[$SKG.D30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04]&lt;0;-[$SKG.E304];&quot; &quot;)" office:value-type="string" office:string-value=" " calcext:value-type="string">
            <text:p><text:s text:c="3"/></text:p>
          </table:table-cell>
          <table:table-cell table:style-name="ce63" table:formula="of:=IF([$SKG.E304]&gt;=0;[$SKG.E304];&quot; &quot;)" office:value-type="float" office:value="0" calcext:value-type="float">
            <text:p><text:s/>- <text:s text:c="2"/></text:p>
          </table:table-cell>
          <table:table-cell table:style-name="ce68" table:formula="of:=[$SKG.K304]" office:value-type="float" office:value="0" calcext:value-type="float">
            <text:p>0</text:p>
          </table:table-cell>
          <table:table-cell table:style-name="ce68" table:formula="of:=[$SKG.B304]" office:value-type="float" office:value="0" calcext:value-type="float">
            <text:p>0</text:p>
          </table:table-cell>
          <table:table-cell table:style-name="ce68" table:formula="of:=[$SKG.H30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11];[$Grootboekschema.$A$1:.$B$109];2;0); &quot;&quot;)">
            <text:p/>
          </table:table-cell>
          <table:table-cell table:style-name="ce53" table:formula="of:=[$SKG.D30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05]&lt;0;-[$SKG.E305];&quot; &quot;)" office:value-type="string" office:string-value=" " calcext:value-type="string">
            <text:p><text:s text:c="3"/></text:p>
          </table:table-cell>
          <table:table-cell table:style-name="ce63" table:formula="of:=IF([$SKG.E305]&gt;=0;[$SKG.E305];&quot; &quot;)" office:value-type="float" office:value="0" calcext:value-type="float">
            <text:p><text:s/>- <text:s text:c="2"/></text:p>
          </table:table-cell>
          <table:table-cell table:style-name="ce68" table:formula="of:=[$SKG.K305]" office:value-type="float" office:value="0" calcext:value-type="float">
            <text:p>0</text:p>
          </table:table-cell>
          <table:table-cell table:style-name="ce68" table:formula="of:=[$SKG.B305]" office:value-type="float" office:value="0" calcext:value-type="float">
            <text:p>0</text:p>
          </table:table-cell>
          <table:table-cell table:style-name="ce68" table:formula="of:=[$SKG.H30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12];[$Grootboekschema.$A$1:.$B$109];2;0); &quot;&quot;)">
            <text:p/>
          </table:table-cell>
          <table:table-cell table:style-name="ce53" table:formula="of:=[$SKG.D30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06]&lt;0;-[$SKG.E306];&quot; &quot;)" office:value-type="string" office:string-value=" " calcext:value-type="string">
            <text:p><text:s text:c="3"/></text:p>
          </table:table-cell>
          <table:table-cell table:style-name="ce63" table:formula="of:=IF([$SKG.E306]&gt;=0;[$SKG.E306];&quot; &quot;)" office:value-type="float" office:value="0" calcext:value-type="float">
            <text:p><text:s/>- <text:s text:c="2"/></text:p>
          </table:table-cell>
          <table:table-cell table:style-name="ce68" table:formula="of:=[$SKG.K306]" office:value-type="float" office:value="0" calcext:value-type="float">
            <text:p>0</text:p>
          </table:table-cell>
          <table:table-cell table:style-name="ce68" table:formula="of:=[$SKG.B306]" office:value-type="float" office:value="0" calcext:value-type="float">
            <text:p>0</text:p>
          </table:table-cell>
          <table:table-cell table:style-name="ce68" table:formula="of:=[$SKG.H30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13];[$Grootboekschema.$A$1:.$B$109];2;0); &quot;&quot;)">
            <text:p/>
          </table:table-cell>
          <table:table-cell table:style-name="ce53" table:formula="of:=[$SKG.D30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07]&lt;0;-[$SKG.E307];&quot; &quot;)" office:value-type="string" office:string-value=" " calcext:value-type="string">
            <text:p><text:s text:c="3"/></text:p>
          </table:table-cell>
          <table:table-cell table:style-name="ce63" table:formula="of:=IF([$SKG.E307]&gt;=0;[$SKG.E307];&quot; &quot;)" office:value-type="float" office:value="0" calcext:value-type="float">
            <text:p><text:s/>- <text:s text:c="2"/></text:p>
          </table:table-cell>
          <table:table-cell table:style-name="ce68" table:formula="of:=[$SKG.K307]" office:value-type="float" office:value="0" calcext:value-type="float">
            <text:p>0</text:p>
          </table:table-cell>
          <table:table-cell table:style-name="ce68" table:formula="of:=[$SKG.B307]" office:value-type="float" office:value="0" calcext:value-type="float">
            <text:p>0</text:p>
          </table:table-cell>
          <table:table-cell table:style-name="ce68" table:formula="of:=[$SKG.H30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14];[$Grootboekschema.$A$1:.$B$109];2;0); &quot;&quot;)">
            <text:p/>
          </table:table-cell>
          <table:table-cell table:style-name="ce53" table:formula="of:=[$SKG.D30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08]&lt;0;-[$SKG.E308];&quot; &quot;)" office:value-type="string" office:string-value=" " calcext:value-type="string">
            <text:p><text:s text:c="3"/></text:p>
          </table:table-cell>
          <table:table-cell table:style-name="ce63" table:formula="of:=IF([$SKG.E308]&gt;=0;[$SKG.E308];&quot; &quot;)" office:value-type="float" office:value="0" calcext:value-type="float">
            <text:p><text:s/>- <text:s text:c="2"/></text:p>
          </table:table-cell>
          <table:table-cell table:style-name="ce68" table:formula="of:=[$SKG.K308]" office:value-type="float" office:value="0" calcext:value-type="float">
            <text:p>0</text:p>
          </table:table-cell>
          <table:table-cell table:style-name="ce68" table:formula="of:=[$SKG.B308]" office:value-type="float" office:value="0" calcext:value-type="float">
            <text:p>0</text:p>
          </table:table-cell>
          <table:table-cell table:style-name="ce68" table:formula="of:=[$SKG.H30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15];[$Grootboekschema.$A$1:.$B$109];2;0); &quot;&quot;)">
            <text:p/>
          </table:table-cell>
          <table:table-cell table:style-name="ce53" table:formula="of:=[$SKG.D30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09]&lt;0;-[$SKG.E309];&quot; &quot;)" office:value-type="string" office:string-value=" " calcext:value-type="string">
            <text:p><text:s text:c="3"/></text:p>
          </table:table-cell>
          <table:table-cell table:style-name="ce63" table:formula="of:=IF([$SKG.E309]&gt;=0;[$SKG.E309];&quot; &quot;)" office:value-type="float" office:value="0" calcext:value-type="float">
            <text:p><text:s/>- <text:s text:c="2"/></text:p>
          </table:table-cell>
          <table:table-cell table:style-name="ce68" table:formula="of:=[$SKG.K309]" office:value-type="float" office:value="0" calcext:value-type="float">
            <text:p>0</text:p>
          </table:table-cell>
          <table:table-cell table:style-name="ce68" table:formula="of:=[$SKG.B309]" office:value-type="float" office:value="0" calcext:value-type="float">
            <text:p>0</text:p>
          </table:table-cell>
          <table:table-cell table:style-name="ce68" table:formula="of:=[$SKG.H30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16];[$Grootboekschema.$A$1:.$B$109];2;0); &quot;&quot;)">
            <text:p/>
          </table:table-cell>
          <table:table-cell table:style-name="ce53" table:formula="of:=[$SKG.D31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10]&lt;0;-[$SKG.E310];&quot; &quot;)" office:value-type="string" office:string-value=" " calcext:value-type="string">
            <text:p><text:s text:c="3"/></text:p>
          </table:table-cell>
          <table:table-cell table:style-name="ce63" table:formula="of:=IF([$SKG.E310]&gt;=0;[$SKG.E310];&quot; &quot;)" office:value-type="float" office:value="0" calcext:value-type="float">
            <text:p><text:s/>- <text:s text:c="2"/></text:p>
          </table:table-cell>
          <table:table-cell table:style-name="ce68" table:formula="of:=[$SKG.K310]" office:value-type="float" office:value="0" calcext:value-type="float">
            <text:p>0</text:p>
          </table:table-cell>
          <table:table-cell table:style-name="ce68" table:formula="of:=[$SKG.B310]" office:value-type="float" office:value="0" calcext:value-type="float">
            <text:p>0</text:p>
          </table:table-cell>
          <table:table-cell table:style-name="ce68" table:formula="of:=[$SKG.H31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17];[$Grootboekschema.$A$1:.$B$109];2;0); &quot;&quot;)">
            <text:p/>
          </table:table-cell>
          <table:table-cell table:style-name="ce53" table:formula="of:=[$SKG.D31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11]&lt;0;-[$SKG.E311];&quot; &quot;)" office:value-type="string" office:string-value=" " calcext:value-type="string">
            <text:p><text:s text:c="3"/></text:p>
          </table:table-cell>
          <table:table-cell table:style-name="ce63" table:formula="of:=IF([$SKG.E311]&gt;=0;[$SKG.E311];&quot; &quot;)" office:value-type="float" office:value="0" calcext:value-type="float">
            <text:p><text:s/>- <text:s text:c="2"/></text:p>
          </table:table-cell>
          <table:table-cell table:style-name="ce68" table:formula="of:=[$SKG.K311]" office:value-type="float" office:value="0" calcext:value-type="float">
            <text:p>0</text:p>
          </table:table-cell>
          <table:table-cell table:style-name="ce68" table:formula="of:=[$SKG.B311]" office:value-type="float" office:value="0" calcext:value-type="float">
            <text:p>0</text:p>
          </table:table-cell>
          <table:table-cell table:style-name="ce68" table:formula="of:=[$SKG.H31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18];[$Grootboekschema.$A$1:.$B$109];2;0); &quot;&quot;)">
            <text:p/>
          </table:table-cell>
          <table:table-cell table:style-name="ce53" table:formula="of:=[$SKG.D31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12]&lt;0;-[$SKG.E312];&quot; &quot;)" office:value-type="string" office:string-value=" " calcext:value-type="string">
            <text:p><text:s text:c="3"/></text:p>
          </table:table-cell>
          <table:table-cell table:style-name="ce63" table:formula="of:=IF([$SKG.E312]&gt;=0;[$SKG.E312];&quot; &quot;)" office:value-type="float" office:value="0" calcext:value-type="float">
            <text:p><text:s/>- <text:s text:c="2"/></text:p>
          </table:table-cell>
          <table:table-cell table:style-name="ce68" table:formula="of:=[$SKG.K312]" office:value-type="float" office:value="0" calcext:value-type="float">
            <text:p>0</text:p>
          </table:table-cell>
          <table:table-cell table:style-name="ce68" table:formula="of:=[$SKG.B312]" office:value-type="float" office:value="0" calcext:value-type="float">
            <text:p>0</text:p>
          </table:table-cell>
          <table:table-cell table:style-name="ce68" table:formula="of:=[$SKG.H31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19];[$Grootboekschema.$A$1:.$B$109];2;0); &quot;&quot;)">
            <text:p/>
          </table:table-cell>
          <table:table-cell table:style-name="ce53" table:formula="of:=[$SKG.D31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13]&lt;0;-[$SKG.E313];&quot; &quot;)" office:value-type="string" office:string-value=" " calcext:value-type="string">
            <text:p><text:s text:c="3"/></text:p>
          </table:table-cell>
          <table:table-cell table:style-name="ce63" table:formula="of:=IF([$SKG.E313]&gt;=0;[$SKG.E313];&quot; &quot;)" office:value-type="float" office:value="0" calcext:value-type="float">
            <text:p><text:s/>- <text:s text:c="2"/></text:p>
          </table:table-cell>
          <table:table-cell table:style-name="ce68" table:formula="of:=[$SKG.K313]" office:value-type="float" office:value="0" calcext:value-type="float">
            <text:p>0</text:p>
          </table:table-cell>
          <table:table-cell table:style-name="ce68" table:formula="of:=[$SKG.B313]" office:value-type="float" office:value="0" calcext:value-type="float">
            <text:p>0</text:p>
          </table:table-cell>
          <table:table-cell table:style-name="ce68" table:formula="of:=[$SKG.H31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20];[$Grootboekschema.$A$1:.$B$109];2;0); &quot;&quot;)">
            <text:p/>
          </table:table-cell>
          <table:table-cell table:style-name="ce53" table:formula="of:=[$SKG.D31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14]&lt;0;-[$SKG.E314];&quot; &quot;)" office:value-type="string" office:string-value=" " calcext:value-type="string">
            <text:p><text:s text:c="3"/></text:p>
          </table:table-cell>
          <table:table-cell table:style-name="ce63" table:formula="of:=IF([$SKG.E314]&gt;=0;[$SKG.E314];&quot; &quot;)" office:value-type="float" office:value="0" calcext:value-type="float">
            <text:p><text:s/>- <text:s text:c="2"/></text:p>
          </table:table-cell>
          <table:table-cell table:style-name="ce68" table:formula="of:=[$SKG.K314]" office:value-type="float" office:value="0" calcext:value-type="float">
            <text:p>0</text:p>
          </table:table-cell>
          <table:table-cell table:style-name="ce68" table:formula="of:=[$SKG.B314]" office:value-type="float" office:value="0" calcext:value-type="float">
            <text:p>0</text:p>
          </table:table-cell>
          <table:table-cell table:style-name="ce68" table:formula="of:=[$SKG.H31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21];[$Grootboekschema.$A$1:.$B$109];2;0); &quot;&quot;)">
            <text:p/>
          </table:table-cell>
          <table:table-cell table:style-name="ce53" table:formula="of:=[$SKG.D31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15]&lt;0;-[$SKG.E315];&quot; &quot;)" office:value-type="string" office:string-value=" " calcext:value-type="string">
            <text:p><text:s text:c="3"/></text:p>
          </table:table-cell>
          <table:table-cell table:style-name="ce63" table:formula="of:=IF([$SKG.E315]&gt;=0;[$SKG.E315];&quot; &quot;)" office:value-type="float" office:value="0" calcext:value-type="float">
            <text:p><text:s/>- <text:s text:c="2"/></text:p>
          </table:table-cell>
          <table:table-cell table:style-name="ce68" table:formula="of:=[$SKG.K315]" office:value-type="float" office:value="0" calcext:value-type="float">
            <text:p>0</text:p>
          </table:table-cell>
          <table:table-cell table:style-name="ce68" table:formula="of:=[$SKG.B315]" office:value-type="float" office:value="0" calcext:value-type="float">
            <text:p>0</text:p>
          </table:table-cell>
          <table:table-cell table:style-name="ce68" table:formula="of:=[$SKG.H31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22];[$Grootboekschema.$A$1:.$B$109];2;0); &quot;&quot;)">
            <text:p/>
          </table:table-cell>
          <table:table-cell table:style-name="ce53" table:formula="of:=[$SKG.D31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16]&lt;0;-[$SKG.E316];&quot; &quot;)" office:value-type="string" office:string-value=" " calcext:value-type="string">
            <text:p><text:s text:c="3"/></text:p>
          </table:table-cell>
          <table:table-cell table:style-name="ce63" table:formula="of:=IF([$SKG.E316]&gt;=0;[$SKG.E316];&quot; &quot;)" office:value-type="float" office:value="0" calcext:value-type="float">
            <text:p><text:s/>- <text:s text:c="2"/></text:p>
          </table:table-cell>
          <table:table-cell table:style-name="ce68" table:formula="of:=[$SKG.K316]" office:value-type="float" office:value="0" calcext:value-type="float">
            <text:p>0</text:p>
          </table:table-cell>
          <table:table-cell table:style-name="ce68" table:formula="of:=[$SKG.B316]" office:value-type="float" office:value="0" calcext:value-type="float">
            <text:p>0</text:p>
          </table:table-cell>
          <table:table-cell table:style-name="ce68" table:formula="of:=[$SKG.H31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23];[$Grootboekschema.$A$1:.$B$109];2;0); &quot;&quot;)">
            <text:p/>
          </table:table-cell>
          <table:table-cell table:style-name="ce53" table:formula="of:=[$SKG.D31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17]&lt;0;-[$SKG.E317];&quot; &quot;)" office:value-type="string" office:string-value=" " calcext:value-type="string">
            <text:p><text:s text:c="3"/></text:p>
          </table:table-cell>
          <table:table-cell table:style-name="ce63" table:formula="of:=IF([$SKG.E317]&gt;=0;[$SKG.E317];&quot; &quot;)" office:value-type="float" office:value="0" calcext:value-type="float">
            <text:p><text:s/>- <text:s text:c="2"/></text:p>
          </table:table-cell>
          <table:table-cell table:style-name="ce68" table:formula="of:=[$SKG.K317]" office:value-type="float" office:value="0" calcext:value-type="float">
            <text:p>0</text:p>
          </table:table-cell>
          <table:table-cell table:style-name="ce68" table:formula="of:=[$SKG.B317]" office:value-type="float" office:value="0" calcext:value-type="float">
            <text:p>0</text:p>
          </table:table-cell>
          <table:table-cell table:style-name="ce68" table:formula="of:=[$SKG.H31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24];[$Grootboekschema.$A$1:.$B$109];2;0); &quot;&quot;)">
            <text:p/>
          </table:table-cell>
          <table:table-cell table:style-name="ce53" table:formula="of:=[$SKG.D31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18]&lt;0;-[$SKG.E318];&quot; &quot;)" office:value-type="string" office:string-value=" " calcext:value-type="string">
            <text:p><text:s text:c="3"/></text:p>
          </table:table-cell>
          <table:table-cell table:style-name="ce63" table:formula="of:=IF([$SKG.E318]&gt;=0;[$SKG.E318];&quot; &quot;)" office:value-type="float" office:value="0" calcext:value-type="float">
            <text:p><text:s/>- <text:s text:c="2"/></text:p>
          </table:table-cell>
          <table:table-cell table:style-name="ce68" table:formula="of:=[$SKG.K318]" office:value-type="float" office:value="0" calcext:value-type="float">
            <text:p>0</text:p>
          </table:table-cell>
          <table:table-cell table:style-name="ce68" table:formula="of:=[$SKG.B318]" office:value-type="float" office:value="0" calcext:value-type="float">
            <text:p>0</text:p>
          </table:table-cell>
          <table:table-cell table:style-name="ce68" table:formula="of:=[$SKG.H31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25];[$Grootboekschema.$A$1:.$B$109];2;0); &quot;&quot;)">
            <text:p/>
          </table:table-cell>
          <table:table-cell table:style-name="ce53" table:formula="of:=[$SKG.D31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19]&lt;0;-[$SKG.E319];&quot; &quot;)" office:value-type="string" office:string-value=" " calcext:value-type="string">
            <text:p><text:s text:c="3"/></text:p>
          </table:table-cell>
          <table:table-cell table:style-name="ce63" table:formula="of:=IF([$SKG.E319]&gt;=0;[$SKG.E319];&quot; &quot;)" office:value-type="float" office:value="0" calcext:value-type="float">
            <text:p><text:s/>- <text:s text:c="2"/></text:p>
          </table:table-cell>
          <table:table-cell table:style-name="ce68" table:formula="of:=[$SKG.K319]" office:value-type="float" office:value="0" calcext:value-type="float">
            <text:p>0</text:p>
          </table:table-cell>
          <table:table-cell table:style-name="ce68" table:formula="of:=[$SKG.B319]" office:value-type="float" office:value="0" calcext:value-type="float">
            <text:p>0</text:p>
          </table:table-cell>
          <table:table-cell table:style-name="ce68" table:formula="of:=[$SKG.H31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26];[$Grootboekschema.$A$1:.$B$109];2;0); &quot;&quot;)">
            <text:p/>
          </table:table-cell>
          <table:table-cell table:style-name="ce53" table:formula="of:=[$SKG.D32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20]&lt;0;-[$SKG.E320];&quot; &quot;)" office:value-type="string" office:string-value=" " calcext:value-type="string">
            <text:p><text:s text:c="3"/></text:p>
          </table:table-cell>
          <table:table-cell table:style-name="ce63" table:formula="of:=IF([$SKG.E320]&gt;=0;[$SKG.E320];&quot; &quot;)" office:value-type="float" office:value="0" calcext:value-type="float">
            <text:p><text:s/>- <text:s text:c="2"/></text:p>
          </table:table-cell>
          <table:table-cell table:style-name="ce68" table:formula="of:=[$SKG.K320]" office:value-type="float" office:value="0" calcext:value-type="float">
            <text:p>0</text:p>
          </table:table-cell>
          <table:table-cell table:style-name="ce68" table:formula="of:=[$SKG.B320]" office:value-type="float" office:value="0" calcext:value-type="float">
            <text:p>0</text:p>
          </table:table-cell>
          <table:table-cell table:style-name="ce68" table:formula="of:=[$SKG.H32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27];[$Grootboekschema.$A$1:.$B$109];2;0); &quot;&quot;)">
            <text:p/>
          </table:table-cell>
          <table:table-cell table:style-name="ce53" table:formula="of:=[$SKG.D32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21]&lt;0;-[$SKG.E321];&quot; &quot;)" office:value-type="string" office:string-value=" " calcext:value-type="string">
            <text:p><text:s text:c="3"/></text:p>
          </table:table-cell>
          <table:table-cell table:style-name="ce63" table:formula="of:=IF([$SKG.E321]&gt;=0;[$SKG.E321];&quot; &quot;)" office:value-type="float" office:value="0" calcext:value-type="float">
            <text:p><text:s/>- <text:s text:c="2"/></text:p>
          </table:table-cell>
          <table:table-cell table:style-name="ce68" table:formula="of:=[$SKG.K321]" office:value-type="float" office:value="0" calcext:value-type="float">
            <text:p>0</text:p>
          </table:table-cell>
          <table:table-cell table:style-name="ce68" table:formula="of:=[$SKG.B321]" office:value-type="float" office:value="0" calcext:value-type="float">
            <text:p>0</text:p>
          </table:table-cell>
          <table:table-cell table:style-name="ce68" table:formula="of:=[$SKG.H32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28];[$Grootboekschema.$A$1:.$B$109];2;0); &quot;&quot;)">
            <text:p/>
          </table:table-cell>
          <table:table-cell table:style-name="ce53" table:formula="of:=[$SKG.D32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22]&lt;0;-[$SKG.E322];&quot; &quot;)" office:value-type="string" office:string-value=" " calcext:value-type="string">
            <text:p><text:s text:c="3"/></text:p>
          </table:table-cell>
          <table:table-cell table:style-name="ce63" table:formula="of:=IF([$SKG.E322]&gt;=0;[$SKG.E322];&quot; &quot;)" office:value-type="float" office:value="0" calcext:value-type="float">
            <text:p><text:s/>- <text:s text:c="2"/></text:p>
          </table:table-cell>
          <table:table-cell table:style-name="ce68" table:formula="of:=[$SKG.K322]" office:value-type="float" office:value="0" calcext:value-type="float">
            <text:p>0</text:p>
          </table:table-cell>
          <table:table-cell table:style-name="ce68" table:formula="of:=[$SKG.B322]" office:value-type="float" office:value="0" calcext:value-type="float">
            <text:p>0</text:p>
          </table:table-cell>
          <table:table-cell table:style-name="ce68" table:formula="of:=[$SKG.H32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29];[$Grootboekschema.$A$1:.$B$109];2;0); &quot;&quot;)">
            <text:p/>
          </table:table-cell>
          <table:table-cell table:style-name="ce53" table:formula="of:=[$SKG.D32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23]&lt;0;-[$SKG.E323];&quot; &quot;)" office:value-type="string" office:string-value=" " calcext:value-type="string">
            <text:p><text:s text:c="3"/></text:p>
          </table:table-cell>
          <table:table-cell table:style-name="ce63" table:formula="of:=IF([$SKG.E323]&gt;=0;[$SKG.E323];&quot; &quot;)" office:value-type="float" office:value="0" calcext:value-type="float">
            <text:p><text:s/>- <text:s text:c="2"/></text:p>
          </table:table-cell>
          <table:table-cell table:style-name="ce68" table:formula="of:=[$SKG.K323]" office:value-type="float" office:value="0" calcext:value-type="float">
            <text:p>0</text:p>
          </table:table-cell>
          <table:table-cell table:style-name="ce68" table:formula="of:=[$SKG.B323]" office:value-type="float" office:value="0" calcext:value-type="float">
            <text:p>0</text:p>
          </table:table-cell>
          <table:table-cell table:style-name="ce68" table:formula="of:=[$SKG.H32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30];[$Grootboekschema.$A$1:.$B$109];2;0); &quot;&quot;)">
            <text:p/>
          </table:table-cell>
          <table:table-cell table:style-name="ce53" table:formula="of:=[$SKG.D32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24]&lt;0;-[$SKG.E324];&quot; &quot;)" office:value-type="string" office:string-value=" " calcext:value-type="string">
            <text:p><text:s text:c="3"/></text:p>
          </table:table-cell>
          <table:table-cell table:style-name="ce63" table:formula="of:=IF([$SKG.E324]&gt;=0;[$SKG.E324];&quot; &quot;)" office:value-type="float" office:value="0" calcext:value-type="float">
            <text:p><text:s/>- <text:s text:c="2"/></text:p>
          </table:table-cell>
          <table:table-cell table:style-name="ce68" table:formula="of:=[$SKG.K324]" office:value-type="float" office:value="0" calcext:value-type="float">
            <text:p>0</text:p>
          </table:table-cell>
          <table:table-cell table:style-name="ce68" table:formula="of:=[$SKG.B324]" office:value-type="float" office:value="0" calcext:value-type="float">
            <text:p>0</text:p>
          </table:table-cell>
          <table:table-cell table:style-name="ce68" table:formula="of:=[$SKG.H32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31];[$Grootboekschema.$A$1:.$B$109];2;0); &quot;&quot;)">
            <text:p/>
          </table:table-cell>
          <table:table-cell table:style-name="ce53" table:formula="of:=[$SKG.D32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25]&lt;0;-[$SKG.E325];&quot; &quot;)" office:value-type="string" office:string-value=" " calcext:value-type="string">
            <text:p><text:s text:c="3"/></text:p>
          </table:table-cell>
          <table:table-cell table:style-name="ce63" table:formula="of:=IF([$SKG.E325]&gt;=0;[$SKG.E325];&quot; &quot;)" office:value-type="float" office:value="0" calcext:value-type="float">
            <text:p><text:s/>- <text:s text:c="2"/></text:p>
          </table:table-cell>
          <table:table-cell table:style-name="ce68" table:formula="of:=[$SKG.K325]" office:value-type="float" office:value="0" calcext:value-type="float">
            <text:p>0</text:p>
          </table:table-cell>
          <table:table-cell table:style-name="ce68" table:formula="of:=[$SKG.B325]" office:value-type="float" office:value="0" calcext:value-type="float">
            <text:p>0</text:p>
          </table:table-cell>
          <table:table-cell table:style-name="ce68" table:formula="of:=[$SKG.H32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32];[$Grootboekschema.$A$1:.$B$109];2;0); &quot;&quot;)">
            <text:p/>
          </table:table-cell>
          <table:table-cell table:style-name="ce53" table:formula="of:=[$SKG.D32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26]&lt;0;-[$SKG.E326];&quot; &quot;)" office:value-type="string" office:string-value=" " calcext:value-type="string">
            <text:p><text:s text:c="3"/></text:p>
          </table:table-cell>
          <table:table-cell table:style-name="ce63" table:formula="of:=IF([$SKG.E326]&gt;=0;[$SKG.E326];&quot; &quot;)" office:value-type="float" office:value="0" calcext:value-type="float">
            <text:p><text:s/>- <text:s text:c="2"/></text:p>
          </table:table-cell>
          <table:table-cell table:style-name="ce68" table:formula="of:=[$SKG.K326]" office:value-type="float" office:value="0" calcext:value-type="float">
            <text:p>0</text:p>
          </table:table-cell>
          <table:table-cell table:style-name="ce68" table:formula="of:=[$SKG.B326]" office:value-type="float" office:value="0" calcext:value-type="float">
            <text:p>0</text:p>
          </table:table-cell>
          <table:table-cell table:style-name="ce68" table:formula="of:=[$SKG.H32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33];[$Grootboekschema.$A$1:.$B$109];2;0); &quot;&quot;)">
            <text:p/>
          </table:table-cell>
          <table:table-cell table:style-name="ce53" table:formula="of:=[$SKG.D32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27]&lt;0;-[$SKG.E327];&quot; &quot;)" office:value-type="string" office:string-value=" " calcext:value-type="string">
            <text:p><text:s text:c="3"/></text:p>
          </table:table-cell>
          <table:table-cell table:style-name="ce63" table:formula="of:=IF([$SKG.E327]&gt;=0;[$SKG.E327];&quot; &quot;)" office:value-type="float" office:value="0" calcext:value-type="float">
            <text:p><text:s/>- <text:s text:c="2"/></text:p>
          </table:table-cell>
          <table:table-cell table:style-name="ce68" table:formula="of:=[$SKG.K327]" office:value-type="float" office:value="0" calcext:value-type="float">
            <text:p>0</text:p>
          </table:table-cell>
          <table:table-cell table:style-name="ce68" table:formula="of:=[$SKG.B327]" office:value-type="float" office:value="0" calcext:value-type="float">
            <text:p>0</text:p>
          </table:table-cell>
          <table:table-cell table:style-name="ce68" table:formula="of:=[$SKG.H32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34];[$Grootboekschema.$A$1:.$B$109];2;0); &quot;&quot;)">
            <text:p/>
          </table:table-cell>
          <table:table-cell table:style-name="ce53" table:formula="of:=[$SKG.D32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28]&lt;0;-[$SKG.E328];&quot; &quot;)" office:value-type="string" office:string-value=" " calcext:value-type="string">
            <text:p><text:s text:c="3"/></text:p>
          </table:table-cell>
          <table:table-cell table:style-name="ce63" table:formula="of:=IF([$SKG.E328]&gt;=0;[$SKG.E328];&quot; &quot;)" office:value-type="float" office:value="0" calcext:value-type="float">
            <text:p><text:s/>- <text:s text:c="2"/></text:p>
          </table:table-cell>
          <table:table-cell table:style-name="ce68" table:formula="of:=[$SKG.K328]" office:value-type="float" office:value="0" calcext:value-type="float">
            <text:p>0</text:p>
          </table:table-cell>
          <table:table-cell table:style-name="ce68" table:formula="of:=[$SKG.B328]" office:value-type="float" office:value="0" calcext:value-type="float">
            <text:p>0</text:p>
          </table:table-cell>
          <table:table-cell table:style-name="ce68" table:formula="of:=[$SKG.H32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35];[$Grootboekschema.$A$1:.$B$109];2;0); &quot;&quot;)">
            <text:p/>
          </table:table-cell>
          <table:table-cell table:style-name="ce53" table:formula="of:=[$SKG.D32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29]&lt;0;-[$SKG.E329];&quot; &quot;)" office:value-type="string" office:string-value=" " calcext:value-type="string">
            <text:p><text:s text:c="3"/></text:p>
          </table:table-cell>
          <table:table-cell table:style-name="ce63" table:formula="of:=IF([$SKG.E329]&gt;=0;[$SKG.E329];&quot; &quot;)" office:value-type="float" office:value="0" calcext:value-type="float">
            <text:p><text:s/>- <text:s text:c="2"/></text:p>
          </table:table-cell>
          <table:table-cell table:style-name="ce68" table:formula="of:=[$SKG.K329]" office:value-type="float" office:value="0" calcext:value-type="float">
            <text:p>0</text:p>
          </table:table-cell>
          <table:table-cell table:style-name="ce68" table:formula="of:=[$SKG.B329]" office:value-type="float" office:value="0" calcext:value-type="float">
            <text:p>0</text:p>
          </table:table-cell>
          <table:table-cell table:style-name="ce68" table:formula="of:=[$SKG.H32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36];[$Grootboekschema.$A$1:.$B$109];2;0); &quot;&quot;)">
            <text:p/>
          </table:table-cell>
          <table:table-cell table:style-name="ce53" table:formula="of:=[$SKG.D33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30]&lt;0;-[$SKG.E330];&quot; &quot;)" office:value-type="string" office:string-value=" " calcext:value-type="string">
            <text:p><text:s text:c="3"/></text:p>
          </table:table-cell>
          <table:table-cell table:style-name="ce63" table:formula="of:=IF([$SKG.E330]&gt;=0;[$SKG.E330];&quot; &quot;)" office:value-type="float" office:value="0" calcext:value-type="float">
            <text:p><text:s/>- <text:s text:c="2"/></text:p>
          </table:table-cell>
          <table:table-cell table:style-name="ce68" table:formula="of:=[$SKG.K330]" office:value-type="float" office:value="0" calcext:value-type="float">
            <text:p>0</text:p>
          </table:table-cell>
          <table:table-cell table:style-name="ce68" table:formula="of:=[$SKG.B330]" office:value-type="float" office:value="0" calcext:value-type="float">
            <text:p>0</text:p>
          </table:table-cell>
          <table:table-cell table:style-name="ce68" table:formula="of:=[$SKG.H33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37];[$Grootboekschema.$A$1:.$B$109];2;0); &quot;&quot;)">
            <text:p/>
          </table:table-cell>
          <table:table-cell table:style-name="ce53" table:formula="of:=[$SKG.D33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31]&lt;0;-[$SKG.E331];&quot; &quot;)" office:value-type="string" office:string-value=" " calcext:value-type="string">
            <text:p><text:s text:c="3"/></text:p>
          </table:table-cell>
          <table:table-cell table:style-name="ce63" table:formula="of:=IF([$SKG.E331]&gt;=0;[$SKG.E331];&quot; &quot;)" office:value-type="float" office:value="0" calcext:value-type="float">
            <text:p><text:s/>- <text:s text:c="2"/></text:p>
          </table:table-cell>
          <table:table-cell table:style-name="ce68" table:formula="of:=[$SKG.K331]" office:value-type="float" office:value="0" calcext:value-type="float">
            <text:p>0</text:p>
          </table:table-cell>
          <table:table-cell table:style-name="ce68" table:formula="of:=[$SKG.B331]" office:value-type="float" office:value="0" calcext:value-type="float">
            <text:p>0</text:p>
          </table:table-cell>
          <table:table-cell table:style-name="ce68" table:formula="of:=[$SKG.H33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38];[$Grootboekschema.$A$1:.$B$109];2;0); &quot;&quot;)">
            <text:p/>
          </table:table-cell>
          <table:table-cell table:style-name="ce53" table:formula="of:=[$SKG.D33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32]&lt;0;-[$SKG.E332];&quot; &quot;)" office:value-type="string" office:string-value=" " calcext:value-type="string">
            <text:p><text:s text:c="3"/></text:p>
          </table:table-cell>
          <table:table-cell table:style-name="ce63" table:formula="of:=IF([$SKG.E332]&gt;=0;[$SKG.E332];&quot; &quot;)" office:value-type="float" office:value="0" calcext:value-type="float">
            <text:p><text:s/>- <text:s text:c="2"/></text:p>
          </table:table-cell>
          <table:table-cell table:style-name="ce68" table:formula="of:=[$SKG.K332]" office:value-type="float" office:value="0" calcext:value-type="float">
            <text:p>0</text:p>
          </table:table-cell>
          <table:table-cell table:style-name="ce68" table:formula="of:=[$SKG.B332]" office:value-type="float" office:value="0" calcext:value-type="float">
            <text:p>0</text:p>
          </table:table-cell>
          <table:table-cell table:style-name="ce68" table:formula="of:=[$SKG.H33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39];[$Grootboekschema.$A$1:.$B$109];2;0); &quot;&quot;)">
            <text:p/>
          </table:table-cell>
          <table:table-cell table:style-name="ce53" table:formula="of:=[$SKG.D33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33]&lt;0;-[$SKG.E333];&quot; &quot;)" office:value-type="string" office:string-value=" " calcext:value-type="string">
            <text:p><text:s text:c="3"/></text:p>
          </table:table-cell>
          <table:table-cell table:style-name="ce63" table:formula="of:=IF([$SKG.E333]&gt;=0;[$SKG.E333];&quot; &quot;)" office:value-type="float" office:value="0" calcext:value-type="float">
            <text:p><text:s/>- <text:s text:c="2"/></text:p>
          </table:table-cell>
          <table:table-cell table:style-name="ce68" table:formula="of:=[$SKG.K333]" office:value-type="float" office:value="0" calcext:value-type="float">
            <text:p>0</text:p>
          </table:table-cell>
          <table:table-cell table:style-name="ce68" table:formula="of:=[$SKG.B333]" office:value-type="float" office:value="0" calcext:value-type="float">
            <text:p>0</text:p>
          </table:table-cell>
          <table:table-cell table:style-name="ce68" table:formula="of:=[$SKG.H33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40];[$Grootboekschema.$A$1:.$B$109];2;0); &quot;&quot;)">
            <text:p/>
          </table:table-cell>
          <table:table-cell table:style-name="ce53" table:formula="of:=[$SKG.D33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34]&lt;0;-[$SKG.E334];&quot; &quot;)" office:value-type="string" office:string-value=" " calcext:value-type="string">
            <text:p><text:s text:c="3"/></text:p>
          </table:table-cell>
          <table:table-cell table:style-name="ce63" table:formula="of:=IF([$SKG.E334]&gt;=0;[$SKG.E334];&quot; &quot;)" office:value-type="float" office:value="0" calcext:value-type="float">
            <text:p><text:s/>- <text:s text:c="2"/></text:p>
          </table:table-cell>
          <table:table-cell table:style-name="ce68" table:formula="of:=[$SKG.K334]" office:value-type="float" office:value="0" calcext:value-type="float">
            <text:p>0</text:p>
          </table:table-cell>
          <table:table-cell table:style-name="ce68" table:formula="of:=[$SKG.B334]" office:value-type="float" office:value="0" calcext:value-type="float">
            <text:p>0</text:p>
          </table:table-cell>
          <table:table-cell table:style-name="ce68" table:formula="of:=[$SKG.H33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41];[$Grootboekschema.$A$1:.$B$109];2;0); &quot;&quot;)">
            <text:p/>
          </table:table-cell>
          <table:table-cell table:style-name="ce53" table:formula="of:=[$SKG.D33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35]&lt;0;-[$SKG.E335];&quot; &quot;)" office:value-type="string" office:string-value=" " calcext:value-type="string">
            <text:p><text:s text:c="3"/></text:p>
          </table:table-cell>
          <table:table-cell table:style-name="ce63" table:formula="of:=IF([$SKG.E335]&gt;=0;[$SKG.E335];&quot; &quot;)" office:value-type="float" office:value="0" calcext:value-type="float">
            <text:p><text:s/>- <text:s text:c="2"/></text:p>
          </table:table-cell>
          <table:table-cell table:style-name="ce68" table:formula="of:=[$SKG.K335]" office:value-type="float" office:value="0" calcext:value-type="float">
            <text:p>0</text:p>
          </table:table-cell>
          <table:table-cell table:style-name="ce68" table:formula="of:=[$SKG.B335]" office:value-type="float" office:value="0" calcext:value-type="float">
            <text:p>0</text:p>
          </table:table-cell>
          <table:table-cell table:style-name="ce68" table:formula="of:=[$SKG.H33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42];[$Grootboekschema.$A$1:.$B$109];2;0); &quot;&quot;)">
            <text:p/>
          </table:table-cell>
          <table:table-cell table:style-name="ce53" table:formula="of:=[$SKG.D33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36]&lt;0;-[$SKG.E336];&quot; &quot;)" office:value-type="string" office:string-value=" " calcext:value-type="string">
            <text:p><text:s text:c="3"/></text:p>
          </table:table-cell>
          <table:table-cell table:style-name="ce63" table:formula="of:=IF([$SKG.E336]&gt;=0;[$SKG.E336];&quot; &quot;)" office:value-type="float" office:value="0" calcext:value-type="float">
            <text:p><text:s/>- <text:s text:c="2"/></text:p>
          </table:table-cell>
          <table:table-cell table:style-name="ce68" table:formula="of:=[$SKG.K336]" office:value-type="float" office:value="0" calcext:value-type="float">
            <text:p>0</text:p>
          </table:table-cell>
          <table:table-cell table:style-name="ce68" table:formula="of:=[$SKG.B336]" office:value-type="float" office:value="0" calcext:value-type="float">
            <text:p>0</text:p>
          </table:table-cell>
          <table:table-cell table:style-name="ce68" table:formula="of:=[$SKG.H33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43];[$Grootboekschema.$A$1:.$B$109];2;0); &quot;&quot;)">
            <text:p/>
          </table:table-cell>
          <table:table-cell table:style-name="ce53" table:formula="of:=[$SKG.D33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37]&lt;0;-[$SKG.E337];&quot; &quot;)" office:value-type="string" office:string-value=" " calcext:value-type="string">
            <text:p><text:s text:c="3"/></text:p>
          </table:table-cell>
          <table:table-cell table:style-name="ce63" table:formula="of:=IF([$SKG.E337]&gt;=0;[$SKG.E337];&quot; &quot;)" office:value-type="float" office:value="0" calcext:value-type="float">
            <text:p><text:s/>- <text:s text:c="2"/></text:p>
          </table:table-cell>
          <table:table-cell table:style-name="ce68" table:formula="of:=[$SKG.K337]" office:value-type="float" office:value="0" calcext:value-type="float">
            <text:p>0</text:p>
          </table:table-cell>
          <table:table-cell table:style-name="ce68" table:formula="of:=[$SKG.B337]" office:value-type="float" office:value="0" calcext:value-type="float">
            <text:p>0</text:p>
          </table:table-cell>
          <table:table-cell table:style-name="ce68" table:formula="of:=[$SKG.H33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44];[$Grootboekschema.$A$1:.$B$109];2;0); &quot;&quot;)">
            <text:p/>
          </table:table-cell>
          <table:table-cell table:style-name="ce53" table:formula="of:=[$SKG.D33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38]&lt;0;-[$SKG.E338];&quot; &quot;)" office:value-type="string" office:string-value=" " calcext:value-type="string">
            <text:p><text:s text:c="3"/></text:p>
          </table:table-cell>
          <table:table-cell table:style-name="ce63" table:formula="of:=IF([$SKG.E338]&gt;=0;[$SKG.E338];&quot; &quot;)" office:value-type="float" office:value="0" calcext:value-type="float">
            <text:p><text:s/>- <text:s text:c="2"/></text:p>
          </table:table-cell>
          <table:table-cell table:style-name="ce68" table:formula="of:=[$SKG.K338]" office:value-type="float" office:value="0" calcext:value-type="float">
            <text:p>0</text:p>
          </table:table-cell>
          <table:table-cell table:style-name="ce68" table:formula="of:=[$SKG.B338]" office:value-type="float" office:value="0" calcext:value-type="float">
            <text:p>0</text:p>
          </table:table-cell>
          <table:table-cell table:style-name="ce68" table:formula="of:=[$SKG.H33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45];[$Grootboekschema.$A$1:.$B$109];2;0); &quot;&quot;)">
            <text:p/>
          </table:table-cell>
          <table:table-cell table:style-name="ce53" table:formula="of:=[$SKG.D33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39]&lt;0;-[$SKG.E339];&quot; &quot;)" office:value-type="string" office:string-value=" " calcext:value-type="string">
            <text:p><text:s text:c="3"/></text:p>
          </table:table-cell>
          <table:table-cell table:style-name="ce63" table:formula="of:=IF([$SKG.E339]&gt;=0;[$SKG.E339];&quot; &quot;)" office:value-type="float" office:value="0" calcext:value-type="float">
            <text:p><text:s/>- <text:s text:c="2"/></text:p>
          </table:table-cell>
          <table:table-cell table:style-name="ce68" table:formula="of:=[$SKG.K339]" office:value-type="float" office:value="0" calcext:value-type="float">
            <text:p>0</text:p>
          </table:table-cell>
          <table:table-cell table:style-name="ce68" table:formula="of:=[$SKG.B339]" office:value-type="float" office:value="0" calcext:value-type="float">
            <text:p>0</text:p>
          </table:table-cell>
          <table:table-cell table:style-name="ce68" table:formula="of:=[$SKG.H33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46];[$Grootboekschema.$A$1:.$B$109];2;0); &quot;&quot;)">
            <text:p/>
          </table:table-cell>
          <table:table-cell table:style-name="ce53" table:formula="of:=[$SKG.D34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40]&lt;0;-[$SKG.E340];&quot; &quot;)" office:value-type="string" office:string-value=" " calcext:value-type="string">
            <text:p><text:s text:c="3"/></text:p>
          </table:table-cell>
          <table:table-cell table:style-name="ce63" table:formula="of:=IF([$SKG.E340]&gt;=0;[$SKG.E340];&quot; &quot;)" office:value-type="float" office:value="0" calcext:value-type="float">
            <text:p><text:s/>- <text:s text:c="2"/></text:p>
          </table:table-cell>
          <table:table-cell table:style-name="ce68" table:formula="of:=[$SKG.K340]" office:value-type="float" office:value="0" calcext:value-type="float">
            <text:p>0</text:p>
          </table:table-cell>
          <table:table-cell table:style-name="ce68" table:formula="of:=[$SKG.B340]" office:value-type="float" office:value="0" calcext:value-type="float">
            <text:p>0</text:p>
          </table:table-cell>
          <table:table-cell table:style-name="ce68" table:formula="of:=[$SKG.H34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47];[$Grootboekschema.$A$1:.$B$109];2;0); &quot;&quot;)">
            <text:p/>
          </table:table-cell>
          <table:table-cell table:style-name="ce53" table:formula="of:=[$SKG.D34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41]&lt;0;-[$SKG.E341];&quot; &quot;)" office:value-type="string" office:string-value=" " calcext:value-type="string">
            <text:p><text:s text:c="3"/></text:p>
          </table:table-cell>
          <table:table-cell table:style-name="ce63" table:formula="of:=IF([$SKG.E341]&gt;=0;[$SKG.E341];&quot; &quot;)" office:value-type="float" office:value="0" calcext:value-type="float">
            <text:p><text:s/>- <text:s text:c="2"/></text:p>
          </table:table-cell>
          <table:table-cell table:style-name="ce68" table:formula="of:=[$SKG.K341]" office:value-type="float" office:value="0" calcext:value-type="float">
            <text:p>0</text:p>
          </table:table-cell>
          <table:table-cell table:style-name="ce68" table:formula="of:=[$SKG.B341]" office:value-type="float" office:value="0" calcext:value-type="float">
            <text:p>0</text:p>
          </table:table-cell>
          <table:table-cell table:style-name="ce68" table:formula="of:=[$SKG.H34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48];[$Grootboekschema.$A$1:.$B$109];2;0); &quot;&quot;)">
            <text:p/>
          </table:table-cell>
          <table:table-cell table:style-name="ce53" table:formula="of:=[$SKG.D34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42]&lt;0;-[$SKG.E342];&quot; &quot;)" office:value-type="string" office:string-value=" " calcext:value-type="string">
            <text:p><text:s text:c="3"/></text:p>
          </table:table-cell>
          <table:table-cell table:style-name="ce63" table:formula="of:=IF([$SKG.E342]&gt;=0;[$SKG.E342];&quot; &quot;)" office:value-type="float" office:value="0" calcext:value-type="float">
            <text:p><text:s/>- <text:s text:c="2"/></text:p>
          </table:table-cell>
          <table:table-cell table:style-name="ce68" table:formula="of:=[$SKG.K342]" office:value-type="float" office:value="0" calcext:value-type="float">
            <text:p>0</text:p>
          </table:table-cell>
          <table:table-cell table:style-name="ce68" table:formula="of:=[$SKG.B342]" office:value-type="float" office:value="0" calcext:value-type="float">
            <text:p>0</text:p>
          </table:table-cell>
          <table:table-cell table:style-name="ce68" table:formula="of:=[$SKG.H34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49];[$Grootboekschema.$A$1:.$B$109];2;0); &quot;&quot;)">
            <text:p/>
          </table:table-cell>
          <table:table-cell table:style-name="ce53" table:formula="of:=[$SKG.D34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43]&lt;0;-[$SKG.E343];&quot; &quot;)" office:value-type="string" office:string-value=" " calcext:value-type="string">
            <text:p><text:s text:c="3"/></text:p>
          </table:table-cell>
          <table:table-cell table:style-name="ce63" table:formula="of:=IF([$SKG.E343]&gt;=0;[$SKG.E343];&quot; &quot;)" office:value-type="float" office:value="0" calcext:value-type="float">
            <text:p><text:s/>- <text:s text:c="2"/></text:p>
          </table:table-cell>
          <table:table-cell table:style-name="ce68" table:formula="of:=[$SKG.K343]" office:value-type="float" office:value="0" calcext:value-type="float">
            <text:p>0</text:p>
          </table:table-cell>
          <table:table-cell table:style-name="ce68" table:formula="of:=[$SKG.B343]" office:value-type="float" office:value="0" calcext:value-type="float">
            <text:p>0</text:p>
          </table:table-cell>
          <table:table-cell table:style-name="ce68" table:formula="of:=[$SKG.H34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50];[$Grootboekschema.$A$1:.$B$109];2;0); &quot;&quot;)">
            <text:p/>
          </table:table-cell>
          <table:table-cell table:style-name="ce53" table:formula="of:=[$SKG.D34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44]&lt;0;-[$SKG.E344];&quot; &quot;)" office:value-type="string" office:string-value=" " calcext:value-type="string">
            <text:p><text:s text:c="3"/></text:p>
          </table:table-cell>
          <table:table-cell table:style-name="ce63" table:formula="of:=IF([$SKG.E344]&gt;=0;[$SKG.E344];&quot; &quot;)" office:value-type="float" office:value="0" calcext:value-type="float">
            <text:p><text:s/>- <text:s text:c="2"/></text:p>
          </table:table-cell>
          <table:table-cell table:style-name="ce68" table:formula="of:=[$SKG.K344]" office:value-type="float" office:value="0" calcext:value-type="float">
            <text:p>0</text:p>
          </table:table-cell>
          <table:table-cell table:style-name="ce68" table:formula="of:=[$SKG.B344]" office:value-type="float" office:value="0" calcext:value-type="float">
            <text:p>0</text:p>
          </table:table-cell>
          <table:table-cell table:style-name="ce68" table:formula="of:=[$SKG.H34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51];[$Grootboekschema.$A$1:.$B$109];2;0); &quot;&quot;)">
            <text:p/>
          </table:table-cell>
          <table:table-cell table:style-name="ce53" table:formula="of:=[$SKG.D34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45]&lt;0;-[$SKG.E345];&quot; &quot;)" office:value-type="string" office:string-value=" " calcext:value-type="string">
            <text:p><text:s text:c="3"/></text:p>
          </table:table-cell>
          <table:table-cell table:style-name="ce63" table:formula="of:=IF([$SKG.E345]&gt;=0;[$SKG.E345];&quot; &quot;)" office:value-type="float" office:value="0" calcext:value-type="float">
            <text:p><text:s/>- <text:s text:c="2"/></text:p>
          </table:table-cell>
          <table:table-cell table:style-name="ce68" table:formula="of:=[$SKG.K345]" office:value-type="float" office:value="0" calcext:value-type="float">
            <text:p>0</text:p>
          </table:table-cell>
          <table:table-cell table:style-name="ce68" table:formula="of:=[$SKG.B345]" office:value-type="float" office:value="0" calcext:value-type="float">
            <text:p>0</text:p>
          </table:table-cell>
          <table:table-cell table:style-name="ce68" table:formula="of:=[$SKG.H34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52];[$Grootboekschema.$A$1:.$B$109];2;0); &quot;&quot;)">
            <text:p/>
          </table:table-cell>
          <table:table-cell table:style-name="ce53" table:formula="of:=[$SKG.D34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46]&lt;0;-[$SKG.E346];&quot; &quot;)" office:value-type="string" office:string-value=" " calcext:value-type="string">
            <text:p><text:s text:c="3"/></text:p>
          </table:table-cell>
          <table:table-cell table:style-name="ce63" table:formula="of:=IF([$SKG.E346]&gt;=0;[$SKG.E346];&quot; &quot;)" office:value-type="float" office:value="0" calcext:value-type="float">
            <text:p><text:s/>- <text:s text:c="2"/></text:p>
          </table:table-cell>
          <table:table-cell table:style-name="ce68" table:formula="of:=[$SKG.K346]" office:value-type="float" office:value="0" calcext:value-type="float">
            <text:p>0</text:p>
          </table:table-cell>
          <table:table-cell table:style-name="ce68" table:formula="of:=[$SKG.B346]" office:value-type="float" office:value="0" calcext:value-type="float">
            <text:p>0</text:p>
          </table:table-cell>
          <table:table-cell table:style-name="ce68" table:formula="of:=[$SKG.H34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53];[$Grootboekschema.$A$1:.$B$109];2;0); &quot;&quot;)">
            <text:p/>
          </table:table-cell>
          <table:table-cell table:style-name="ce53" table:formula="of:=[$SKG.D34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47]&lt;0;-[$SKG.E347];&quot; &quot;)" office:value-type="string" office:string-value=" " calcext:value-type="string">
            <text:p><text:s text:c="3"/></text:p>
          </table:table-cell>
          <table:table-cell table:style-name="ce63" table:formula="of:=IF([$SKG.E347]&gt;=0;[$SKG.E347];&quot; &quot;)" office:value-type="float" office:value="0" calcext:value-type="float">
            <text:p><text:s/>- <text:s text:c="2"/></text:p>
          </table:table-cell>
          <table:table-cell table:style-name="ce68" table:formula="of:=[$SKG.K347]" office:value-type="float" office:value="0" calcext:value-type="float">
            <text:p>0</text:p>
          </table:table-cell>
          <table:table-cell table:style-name="ce68" table:formula="of:=[$SKG.B347]" office:value-type="float" office:value="0" calcext:value-type="float">
            <text:p>0</text:p>
          </table:table-cell>
          <table:table-cell table:style-name="ce68" table:formula="of:=[$SKG.H34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54];[$Grootboekschema.$A$1:.$B$109];2;0); &quot;&quot;)">
            <text:p/>
          </table:table-cell>
          <table:table-cell table:style-name="ce53" table:formula="of:=[$SKG.D34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48]&lt;0;-[$SKG.E348];&quot; &quot;)" office:value-type="string" office:string-value=" " calcext:value-type="string">
            <text:p><text:s text:c="3"/></text:p>
          </table:table-cell>
          <table:table-cell table:style-name="ce63" table:formula="of:=IF([$SKG.E348]&gt;=0;[$SKG.E348];&quot; &quot;)" office:value-type="float" office:value="0" calcext:value-type="float">
            <text:p><text:s/>- <text:s text:c="2"/></text:p>
          </table:table-cell>
          <table:table-cell table:style-name="ce68" table:formula="of:=[$SKG.K348]" office:value-type="float" office:value="0" calcext:value-type="float">
            <text:p>0</text:p>
          </table:table-cell>
          <table:table-cell table:style-name="ce68" table:formula="of:=[$SKG.B348]" office:value-type="float" office:value="0" calcext:value-type="float">
            <text:p>0</text:p>
          </table:table-cell>
          <table:table-cell table:style-name="ce68" table:formula="of:=[$SKG.H34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55];[$Grootboekschema.$A$1:.$B$109];2;0); &quot;&quot;)">
            <text:p/>
          </table:table-cell>
          <table:table-cell table:style-name="ce53" table:formula="of:=[$SKG.D34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49]&lt;0;-[$SKG.E349];&quot; &quot;)" office:value-type="string" office:string-value=" " calcext:value-type="string">
            <text:p><text:s text:c="3"/></text:p>
          </table:table-cell>
          <table:table-cell table:style-name="ce63" table:formula="of:=IF([$SKG.E349]&gt;=0;[$SKG.E349];&quot; &quot;)" office:value-type="float" office:value="0" calcext:value-type="float">
            <text:p><text:s/>- <text:s text:c="2"/></text:p>
          </table:table-cell>
          <table:table-cell table:style-name="ce68" table:formula="of:=[$SKG.K349]" office:value-type="float" office:value="0" calcext:value-type="float">
            <text:p>0</text:p>
          </table:table-cell>
          <table:table-cell table:style-name="ce68" table:formula="of:=[$SKG.B349]" office:value-type="float" office:value="0" calcext:value-type="float">
            <text:p>0</text:p>
          </table:table-cell>
          <table:table-cell table:style-name="ce68" table:formula="of:=[$SKG.H34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56];[$Grootboekschema.$A$1:.$B$109];2;0); &quot;&quot;)">
            <text:p/>
          </table:table-cell>
          <table:table-cell table:style-name="ce53" table:formula="of:=[$SKG.D35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50]&lt;0;-[$SKG.E350];&quot; &quot;)" office:value-type="string" office:string-value=" " calcext:value-type="string">
            <text:p><text:s text:c="3"/></text:p>
          </table:table-cell>
          <table:table-cell table:style-name="ce63" table:formula="of:=IF([$SKG.E350]&gt;=0;[$SKG.E350];&quot; &quot;)" office:value-type="float" office:value="0" calcext:value-type="float">
            <text:p><text:s/>- <text:s text:c="2"/></text:p>
          </table:table-cell>
          <table:table-cell table:style-name="ce68" table:formula="of:=[$SKG.K350]" office:value-type="float" office:value="0" calcext:value-type="float">
            <text:p>0</text:p>
          </table:table-cell>
          <table:table-cell table:style-name="ce68" table:formula="of:=[$SKG.B350]" office:value-type="float" office:value="0" calcext:value-type="float">
            <text:p>0</text:p>
          </table:table-cell>
          <table:table-cell table:style-name="ce68" table:formula="of:=[$SKG.H35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57];[$Grootboekschema.$A$1:.$B$109];2;0); &quot;&quot;)">
            <text:p/>
          </table:table-cell>
          <table:table-cell table:style-name="ce53" table:formula="of:=[$SKG.D35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51]&lt;0;-[$SKG.E351];&quot; &quot;)" office:value-type="string" office:string-value=" " calcext:value-type="string">
            <text:p><text:s text:c="3"/></text:p>
          </table:table-cell>
          <table:table-cell table:style-name="ce63" table:formula="of:=IF([$SKG.E351]&gt;=0;[$SKG.E351];&quot; &quot;)" office:value-type="float" office:value="0" calcext:value-type="float">
            <text:p><text:s/>- <text:s text:c="2"/></text:p>
          </table:table-cell>
          <table:table-cell table:style-name="ce68" table:formula="of:=[$SKG.K351]" office:value-type="float" office:value="0" calcext:value-type="float">
            <text:p>0</text:p>
          </table:table-cell>
          <table:table-cell table:style-name="ce68" table:formula="of:=[$SKG.B351]" office:value-type="float" office:value="0" calcext:value-type="float">
            <text:p>0</text:p>
          </table:table-cell>
          <table:table-cell table:style-name="ce68" table:formula="of:=[$SKG.H35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58];[$Grootboekschema.$A$1:.$B$109];2;0); &quot;&quot;)">
            <text:p/>
          </table:table-cell>
          <table:table-cell table:style-name="ce53" table:formula="of:=[$SKG.D35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52]&lt;0;-[$SKG.E352];&quot; &quot;)" office:value-type="string" office:string-value=" " calcext:value-type="string">
            <text:p><text:s text:c="3"/></text:p>
          </table:table-cell>
          <table:table-cell table:style-name="ce63" table:formula="of:=IF([$SKG.E352]&gt;=0;[$SKG.E352];&quot; &quot;)" office:value-type="float" office:value="0" calcext:value-type="float">
            <text:p><text:s/>- <text:s text:c="2"/></text:p>
          </table:table-cell>
          <table:table-cell table:style-name="ce68" table:formula="of:=[$SKG.K352]" office:value-type="float" office:value="0" calcext:value-type="float">
            <text:p>0</text:p>
          </table:table-cell>
          <table:table-cell table:style-name="ce68" table:formula="of:=[$SKG.B352]" office:value-type="float" office:value="0" calcext:value-type="float">
            <text:p>0</text:p>
          </table:table-cell>
          <table:table-cell table:style-name="ce68" table:formula="of:=[$SKG.H35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59];[$Grootboekschema.$A$1:.$B$109];2;0); &quot;&quot;)">
            <text:p/>
          </table:table-cell>
          <table:table-cell table:style-name="ce53" table:formula="of:=[$SKG.D35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53]&lt;0;-[$SKG.E353];&quot; &quot;)" office:value-type="string" office:string-value=" " calcext:value-type="string">
            <text:p><text:s text:c="3"/></text:p>
          </table:table-cell>
          <table:table-cell table:style-name="ce63" table:formula="of:=IF([$SKG.E353]&gt;=0;[$SKG.E353];&quot; &quot;)" office:value-type="float" office:value="0" calcext:value-type="float">
            <text:p><text:s/>- <text:s text:c="2"/></text:p>
          </table:table-cell>
          <table:table-cell table:style-name="ce68" table:formula="of:=[$SKG.K353]" office:value-type="float" office:value="0" calcext:value-type="float">
            <text:p>0</text:p>
          </table:table-cell>
          <table:table-cell table:style-name="ce68" table:formula="of:=[$SKG.B353]" office:value-type="float" office:value="0" calcext:value-type="float">
            <text:p>0</text:p>
          </table:table-cell>
          <table:table-cell table:style-name="ce68" table:formula="of:=[$SKG.H35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60];[$Grootboekschema.$A$1:.$B$109];2;0); &quot;&quot;)">
            <text:p/>
          </table:table-cell>
          <table:table-cell table:style-name="ce53" table:formula="of:=[$SKG.D35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54]&lt;0;-[$SKG.E354];&quot; &quot;)" office:value-type="string" office:string-value=" " calcext:value-type="string">
            <text:p><text:s text:c="3"/></text:p>
          </table:table-cell>
          <table:table-cell table:style-name="ce63" table:formula="of:=IF([$SKG.E354]&gt;=0;[$SKG.E354];&quot; &quot;)" office:value-type="float" office:value="0" calcext:value-type="float">
            <text:p><text:s/>- <text:s text:c="2"/></text:p>
          </table:table-cell>
          <table:table-cell table:style-name="ce68" table:formula="of:=[$SKG.K354]" office:value-type="float" office:value="0" calcext:value-type="float">
            <text:p>0</text:p>
          </table:table-cell>
          <table:table-cell table:style-name="ce68" table:formula="of:=[$SKG.B354]" office:value-type="float" office:value="0" calcext:value-type="float">
            <text:p>0</text:p>
          </table:table-cell>
          <table:table-cell table:style-name="ce68" table:formula="of:=[$SKG.H35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61];[$Grootboekschema.$A$1:.$B$109];2;0); &quot;&quot;)">
            <text:p/>
          </table:table-cell>
          <table:table-cell table:style-name="ce53" table:formula="of:=[$SKG.D35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55]&lt;0;-[$SKG.E355];&quot; &quot;)" office:value-type="string" office:string-value=" " calcext:value-type="string">
            <text:p><text:s text:c="3"/></text:p>
          </table:table-cell>
          <table:table-cell table:style-name="ce63" table:formula="of:=IF([$SKG.E355]&gt;=0;[$SKG.E355];&quot; &quot;)" office:value-type="float" office:value="0" calcext:value-type="float">
            <text:p><text:s/>- <text:s text:c="2"/></text:p>
          </table:table-cell>
          <table:table-cell table:style-name="ce68" table:formula="of:=[$SKG.K355]" office:value-type="float" office:value="0" calcext:value-type="float">
            <text:p>0</text:p>
          </table:table-cell>
          <table:table-cell table:style-name="ce68" table:formula="of:=[$SKG.B355]" office:value-type="float" office:value="0" calcext:value-type="float">
            <text:p>0</text:p>
          </table:table-cell>
          <table:table-cell table:style-name="ce68" table:formula="of:=[$SKG.H35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62];[$Grootboekschema.$A$1:.$B$109];2;0); &quot;&quot;)">
            <text:p/>
          </table:table-cell>
          <table:table-cell table:style-name="ce53" table:formula="of:=[$SKG.D35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56]&lt;0;-[$SKG.E356];&quot; &quot;)" office:value-type="string" office:string-value=" " calcext:value-type="string">
            <text:p><text:s text:c="3"/></text:p>
          </table:table-cell>
          <table:table-cell table:style-name="ce63" table:formula="of:=IF([$SKG.E356]&gt;=0;[$SKG.E356];&quot; &quot;)" office:value-type="float" office:value="0" calcext:value-type="float">
            <text:p><text:s/>- <text:s text:c="2"/></text:p>
          </table:table-cell>
          <table:table-cell table:style-name="ce68" table:formula="of:=[$SKG.K356]" office:value-type="float" office:value="0" calcext:value-type="float">
            <text:p>0</text:p>
          </table:table-cell>
          <table:table-cell table:style-name="ce68" table:formula="of:=[$SKG.B356]" office:value-type="float" office:value="0" calcext:value-type="float">
            <text:p>0</text:p>
          </table:table-cell>
          <table:table-cell table:style-name="ce68" table:formula="of:=[$SKG.H35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63];[$Grootboekschema.$A$1:.$B$109];2;0); &quot;&quot;)">
            <text:p/>
          </table:table-cell>
          <table:table-cell table:style-name="ce53" table:formula="of:=[$SKG.D35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57]&lt;0;-[$SKG.E357];&quot; &quot;)" office:value-type="string" office:string-value=" " calcext:value-type="string">
            <text:p><text:s text:c="3"/></text:p>
          </table:table-cell>
          <table:table-cell table:style-name="ce63" table:formula="of:=IF([$SKG.E357]&gt;=0;[$SKG.E357];&quot; &quot;)" office:value-type="float" office:value="0" calcext:value-type="float">
            <text:p><text:s/>- <text:s text:c="2"/></text:p>
          </table:table-cell>
          <table:table-cell table:style-name="ce68" table:formula="of:=[$SKG.K357]" office:value-type="float" office:value="0" calcext:value-type="float">
            <text:p>0</text:p>
          </table:table-cell>
          <table:table-cell table:style-name="ce68" table:formula="of:=[$SKG.B357]" office:value-type="float" office:value="0" calcext:value-type="float">
            <text:p>0</text:p>
          </table:table-cell>
          <table:table-cell table:style-name="ce68" table:formula="of:=[$SKG.H35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64];[$Grootboekschema.$A$1:.$B$109];2;0); &quot;&quot;)">
            <text:p/>
          </table:table-cell>
          <table:table-cell table:style-name="ce53" table:formula="of:=[$SKG.D35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58]&lt;0;-[$SKG.E358];&quot; &quot;)" office:value-type="string" office:string-value=" " calcext:value-type="string">
            <text:p><text:s text:c="3"/></text:p>
          </table:table-cell>
          <table:table-cell table:style-name="ce63" table:formula="of:=IF([$SKG.E358]&gt;=0;[$SKG.E358];&quot; &quot;)" office:value-type="float" office:value="0" calcext:value-type="float">
            <text:p><text:s/>- <text:s text:c="2"/></text:p>
          </table:table-cell>
          <table:table-cell table:style-name="ce68" table:formula="of:=[$SKG.K358]" office:value-type="float" office:value="0" calcext:value-type="float">
            <text:p>0</text:p>
          </table:table-cell>
          <table:table-cell table:style-name="ce68" table:formula="of:=[$SKG.B358]" office:value-type="float" office:value="0" calcext:value-type="float">
            <text:p>0</text:p>
          </table:table-cell>
          <table:table-cell table:style-name="ce68" table:formula="of:=[$SKG.H35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65];[$Grootboekschema.$A$1:.$B$109];2;0); &quot;&quot;)">
            <text:p/>
          </table:table-cell>
          <table:table-cell table:style-name="ce53" table:formula="of:=[$SKG.D35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59]&lt;0;-[$SKG.E359];&quot; &quot;)" office:value-type="string" office:string-value=" " calcext:value-type="string">
            <text:p><text:s text:c="3"/></text:p>
          </table:table-cell>
          <table:table-cell table:style-name="ce63" table:formula="of:=IF([$SKG.E359]&gt;=0;[$SKG.E359];&quot; &quot;)" office:value-type="float" office:value="0" calcext:value-type="float">
            <text:p><text:s/>- <text:s text:c="2"/></text:p>
          </table:table-cell>
          <table:table-cell table:style-name="ce68" table:formula="of:=[$SKG.K359]" office:value-type="float" office:value="0" calcext:value-type="float">
            <text:p>0</text:p>
          </table:table-cell>
          <table:table-cell table:style-name="ce68" table:formula="of:=[$SKG.B359]" office:value-type="float" office:value="0" calcext:value-type="float">
            <text:p>0</text:p>
          </table:table-cell>
          <table:table-cell table:style-name="ce68" table:formula="of:=[$SKG.H35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66];[$Grootboekschema.$A$1:.$B$109];2;0); &quot;&quot;)">
            <text:p/>
          </table:table-cell>
          <table:table-cell table:style-name="ce53" table:formula="of:=[$SKG.D36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60]&lt;0;-[$SKG.E360];&quot; &quot;)" office:value-type="string" office:string-value=" " calcext:value-type="string">
            <text:p><text:s text:c="3"/></text:p>
          </table:table-cell>
          <table:table-cell table:style-name="ce63" table:formula="of:=IF([$SKG.E360]&gt;=0;[$SKG.E360];&quot; &quot;)" office:value-type="float" office:value="0" calcext:value-type="float">
            <text:p><text:s/>- <text:s text:c="2"/></text:p>
          </table:table-cell>
          <table:table-cell table:style-name="ce68" table:formula="of:=[$SKG.K360]" office:value-type="float" office:value="0" calcext:value-type="float">
            <text:p>0</text:p>
          </table:table-cell>
          <table:table-cell table:style-name="ce68" table:formula="of:=[$SKG.B360]" office:value-type="float" office:value="0" calcext:value-type="float">
            <text:p>0</text:p>
          </table:table-cell>
          <table:table-cell table:style-name="ce68" table:formula="of:=[$SKG.H36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67];[$Grootboekschema.$A$1:.$B$109];2;0); &quot;&quot;)">
            <text:p/>
          </table:table-cell>
          <table:table-cell table:style-name="ce53" table:formula="of:=[$SKG.D36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61]&lt;0;-[$SKG.E361];&quot; &quot;)" office:value-type="string" office:string-value=" " calcext:value-type="string">
            <text:p><text:s text:c="3"/></text:p>
          </table:table-cell>
          <table:table-cell table:style-name="ce63" table:formula="of:=IF([$SKG.E361]&gt;=0;[$SKG.E361];&quot; &quot;)" office:value-type="float" office:value="0" calcext:value-type="float">
            <text:p><text:s/>- <text:s text:c="2"/></text:p>
          </table:table-cell>
          <table:table-cell table:style-name="ce68" table:formula="of:=[$SKG.K361]" office:value-type="float" office:value="0" calcext:value-type="float">
            <text:p>0</text:p>
          </table:table-cell>
          <table:table-cell table:style-name="ce68" table:formula="of:=[$SKG.B361]" office:value-type="float" office:value="0" calcext:value-type="float">
            <text:p>0</text:p>
          </table:table-cell>
          <table:table-cell table:style-name="ce68" table:formula="of:=[$SKG.H36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68];[$Grootboekschema.$A$1:.$B$109];2;0); &quot;&quot;)">
            <text:p/>
          </table:table-cell>
          <table:table-cell table:style-name="ce53" table:formula="of:=[$SKG.D36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62]&lt;0;-[$SKG.E362];&quot; &quot;)" office:value-type="string" office:string-value=" " calcext:value-type="string">
            <text:p><text:s text:c="3"/></text:p>
          </table:table-cell>
          <table:table-cell table:style-name="ce63" table:formula="of:=IF([$SKG.E362]&gt;=0;[$SKG.E362];&quot; &quot;)" office:value-type="float" office:value="0" calcext:value-type="float">
            <text:p><text:s/>- <text:s text:c="2"/></text:p>
          </table:table-cell>
          <table:table-cell table:style-name="ce68" table:formula="of:=[$SKG.K362]" office:value-type="float" office:value="0" calcext:value-type="float">
            <text:p>0</text:p>
          </table:table-cell>
          <table:table-cell table:style-name="ce68" table:formula="of:=[$SKG.B362]" office:value-type="float" office:value="0" calcext:value-type="float">
            <text:p>0</text:p>
          </table:table-cell>
          <table:table-cell table:style-name="ce68" table:formula="of:=[$SKG.H36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69];[$Grootboekschema.$A$1:.$B$109];2;0); &quot;&quot;)">
            <text:p/>
          </table:table-cell>
          <table:table-cell table:style-name="ce53" table:formula="of:=[$SKG.D36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63]&lt;0;-[$SKG.E363];&quot; &quot;)" office:value-type="string" office:string-value=" " calcext:value-type="string">
            <text:p><text:s text:c="3"/></text:p>
          </table:table-cell>
          <table:table-cell table:style-name="ce63" table:formula="of:=IF([$SKG.E363]&gt;=0;[$SKG.E363];&quot; &quot;)" office:value-type="float" office:value="0" calcext:value-type="float">
            <text:p><text:s/>- <text:s text:c="2"/></text:p>
          </table:table-cell>
          <table:table-cell table:style-name="ce68" table:formula="of:=[$SKG.K363]" office:value-type="float" office:value="0" calcext:value-type="float">
            <text:p>0</text:p>
          </table:table-cell>
          <table:table-cell table:style-name="ce68" table:formula="of:=[$SKG.B363]" office:value-type="float" office:value="0" calcext:value-type="float">
            <text:p>0</text:p>
          </table:table-cell>
          <table:table-cell table:style-name="ce68" table:formula="of:=[$SKG.H36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70];[$Grootboekschema.$A$1:.$B$109];2;0); &quot;&quot;)">
            <text:p/>
          </table:table-cell>
          <table:table-cell table:style-name="ce53" table:formula="of:=[$SKG.D36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64]&lt;0;-[$SKG.E364];&quot; &quot;)" office:value-type="string" office:string-value=" " calcext:value-type="string">
            <text:p><text:s text:c="3"/></text:p>
          </table:table-cell>
          <table:table-cell table:style-name="ce63" table:formula="of:=IF([$SKG.E364]&gt;=0;[$SKG.E364];&quot; &quot;)" office:value-type="float" office:value="0" calcext:value-type="float">
            <text:p><text:s/>- <text:s text:c="2"/></text:p>
          </table:table-cell>
          <table:table-cell table:style-name="ce68" table:formula="of:=[$SKG.K364]" office:value-type="float" office:value="0" calcext:value-type="float">
            <text:p>0</text:p>
          </table:table-cell>
          <table:table-cell table:style-name="ce68" table:formula="of:=[$SKG.B364]" office:value-type="float" office:value="0" calcext:value-type="float">
            <text:p>0</text:p>
          </table:table-cell>
          <table:table-cell table:style-name="ce68" table:formula="of:=[$SKG.H36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71];[$Grootboekschema.$A$1:.$B$109];2;0); &quot;&quot;)">
            <text:p/>
          </table:table-cell>
          <table:table-cell table:style-name="ce53" table:formula="of:=[$SKG.D36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65]&lt;0;-[$SKG.E365];&quot; &quot;)" office:value-type="string" office:string-value=" " calcext:value-type="string">
            <text:p><text:s text:c="3"/></text:p>
          </table:table-cell>
          <table:table-cell table:style-name="ce63" table:formula="of:=IF([$SKG.E365]&gt;=0;[$SKG.E365];&quot; &quot;)" office:value-type="float" office:value="0" calcext:value-type="float">
            <text:p><text:s/>- <text:s text:c="2"/></text:p>
          </table:table-cell>
          <table:table-cell table:style-name="ce68" table:formula="of:=[$SKG.K365]" office:value-type="float" office:value="0" calcext:value-type="float">
            <text:p>0</text:p>
          </table:table-cell>
          <table:table-cell table:style-name="ce68" table:formula="of:=[$SKG.B365]" office:value-type="float" office:value="0" calcext:value-type="float">
            <text:p>0</text:p>
          </table:table-cell>
          <table:table-cell table:style-name="ce68" table:formula="of:=[$SKG.H36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72];[$Grootboekschema.$A$1:.$B$109];2;0); &quot;&quot;)">
            <text:p/>
          </table:table-cell>
          <table:table-cell table:style-name="ce53" table:formula="of:=[$SKG.D36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66]&lt;0;-[$SKG.E366];&quot; &quot;)" office:value-type="string" office:string-value=" " calcext:value-type="string">
            <text:p><text:s text:c="3"/></text:p>
          </table:table-cell>
          <table:table-cell table:style-name="ce63" table:formula="of:=IF([$SKG.E366]&gt;=0;[$SKG.E366];&quot; &quot;)" office:value-type="float" office:value="0" calcext:value-type="float">
            <text:p><text:s/>- <text:s text:c="2"/></text:p>
          </table:table-cell>
          <table:table-cell table:style-name="ce68" table:formula="of:=[$SKG.K366]" office:value-type="float" office:value="0" calcext:value-type="float">
            <text:p>0</text:p>
          </table:table-cell>
          <table:table-cell table:style-name="ce68" table:formula="of:=[$SKG.B366]" office:value-type="float" office:value="0" calcext:value-type="float">
            <text:p>0</text:p>
          </table:table-cell>
          <table:table-cell table:style-name="ce68" table:formula="of:=[$SKG.H36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73];[$Grootboekschema.$A$1:.$B$109];2;0); &quot;&quot;)">
            <text:p/>
          </table:table-cell>
          <table:table-cell table:style-name="ce53" table:formula="of:=[$SKG.D36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67]&lt;0;-[$SKG.E367];&quot; &quot;)" office:value-type="string" office:string-value=" " calcext:value-type="string">
            <text:p><text:s text:c="3"/></text:p>
          </table:table-cell>
          <table:table-cell table:style-name="ce63" table:formula="of:=IF([$SKG.E367]&gt;=0;[$SKG.E367];&quot; &quot;)" office:value-type="float" office:value="0" calcext:value-type="float">
            <text:p><text:s/>- <text:s text:c="2"/></text:p>
          </table:table-cell>
          <table:table-cell table:style-name="ce68" table:formula="of:=[$SKG.K367]" office:value-type="float" office:value="0" calcext:value-type="float">
            <text:p>0</text:p>
          </table:table-cell>
          <table:table-cell table:style-name="ce68" table:formula="of:=[$SKG.B367]" office:value-type="float" office:value="0" calcext:value-type="float">
            <text:p>0</text:p>
          </table:table-cell>
          <table:table-cell table:style-name="ce68" table:formula="of:=[$SKG.H36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74];[$Grootboekschema.$A$1:.$B$109];2;0); &quot;&quot;)">
            <text:p/>
          </table:table-cell>
          <table:table-cell table:style-name="ce53" table:formula="of:=[$SKG.D36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68]&lt;0;-[$SKG.E368];&quot; &quot;)" office:value-type="string" office:string-value=" " calcext:value-type="string">
            <text:p><text:s text:c="3"/></text:p>
          </table:table-cell>
          <table:table-cell table:style-name="ce63" table:formula="of:=IF([$SKG.E368]&gt;=0;[$SKG.E368];&quot; &quot;)" office:value-type="float" office:value="0" calcext:value-type="float">
            <text:p><text:s/>- <text:s text:c="2"/></text:p>
          </table:table-cell>
          <table:table-cell table:style-name="ce68" table:formula="of:=[$SKG.K368]" office:value-type="float" office:value="0" calcext:value-type="float">
            <text:p>0</text:p>
          </table:table-cell>
          <table:table-cell table:style-name="ce68" table:formula="of:=[$SKG.B368]" office:value-type="float" office:value="0" calcext:value-type="float">
            <text:p>0</text:p>
          </table:table-cell>
          <table:table-cell table:style-name="ce68" table:formula="of:=[$SKG.H36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75];[$Grootboekschema.$A$1:.$B$109];2;0); &quot;&quot;)">
            <text:p/>
          </table:table-cell>
          <table:table-cell table:style-name="ce53" table:formula="of:=[$SKG.D36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69]&lt;0;-[$SKG.E369];&quot; &quot;)" office:value-type="string" office:string-value=" " calcext:value-type="string">
            <text:p><text:s text:c="3"/></text:p>
          </table:table-cell>
          <table:table-cell table:style-name="ce63" table:formula="of:=IF([$SKG.E369]&gt;=0;[$SKG.E369];&quot; &quot;)" office:value-type="float" office:value="0" calcext:value-type="float">
            <text:p><text:s/>- <text:s text:c="2"/></text:p>
          </table:table-cell>
          <table:table-cell table:style-name="ce68" table:formula="of:=[$SKG.K369]" office:value-type="float" office:value="0" calcext:value-type="float">
            <text:p>0</text:p>
          </table:table-cell>
          <table:table-cell table:style-name="ce68" table:formula="of:=[$SKG.B369]" office:value-type="float" office:value="0" calcext:value-type="float">
            <text:p>0</text:p>
          </table:table-cell>
          <table:table-cell table:style-name="ce68" table:formula="of:=[$SKG.H36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76];[$Grootboekschema.$A$1:.$B$109];2;0); &quot;&quot;)">
            <text:p/>
          </table:table-cell>
          <table:table-cell table:style-name="ce53" table:formula="of:=[$SKG.D37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70]&lt;0;-[$SKG.E370];&quot; &quot;)" office:value-type="string" office:string-value=" " calcext:value-type="string">
            <text:p><text:s text:c="3"/></text:p>
          </table:table-cell>
          <table:table-cell table:style-name="ce63" table:formula="of:=IF([$SKG.E370]&gt;=0;[$SKG.E370];&quot; &quot;)" office:value-type="float" office:value="0" calcext:value-type="float">
            <text:p><text:s/>- <text:s text:c="2"/></text:p>
          </table:table-cell>
          <table:table-cell table:style-name="ce68" table:formula="of:=[$SKG.K370]" office:value-type="float" office:value="0" calcext:value-type="float">
            <text:p>0</text:p>
          </table:table-cell>
          <table:table-cell table:style-name="ce68" table:formula="of:=[$SKG.B370]" office:value-type="float" office:value="0" calcext:value-type="float">
            <text:p>0</text:p>
          </table:table-cell>
          <table:table-cell table:style-name="ce68" table:formula="of:=[$SKG.H37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77];[$Grootboekschema.$A$1:.$B$109];2;0); &quot;&quot;)">
            <text:p/>
          </table:table-cell>
          <table:table-cell table:style-name="ce53" table:formula="of:=[$SKG.D37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71]&lt;0;-[$SKG.E371];&quot; &quot;)" office:value-type="string" office:string-value=" " calcext:value-type="string">
            <text:p><text:s text:c="3"/></text:p>
          </table:table-cell>
          <table:table-cell table:style-name="ce63" table:formula="of:=IF([$SKG.E371]&gt;=0;[$SKG.E371];&quot; &quot;)" office:value-type="float" office:value="0" calcext:value-type="float">
            <text:p><text:s/>- <text:s text:c="2"/></text:p>
          </table:table-cell>
          <table:table-cell table:style-name="ce68" table:formula="of:=[$SKG.K371]" office:value-type="float" office:value="0" calcext:value-type="float">
            <text:p>0</text:p>
          </table:table-cell>
          <table:table-cell table:style-name="ce68" table:formula="of:=[$SKG.B371]" office:value-type="float" office:value="0" calcext:value-type="float">
            <text:p>0</text:p>
          </table:table-cell>
          <table:table-cell table:style-name="ce68" table:formula="of:=[$SKG.H37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78];[$Grootboekschema.$A$1:.$B$109];2;0); &quot;&quot;)">
            <text:p/>
          </table:table-cell>
          <table:table-cell table:style-name="ce53" table:formula="of:=[$SKG.D37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72]&lt;0;-[$SKG.E372];&quot; &quot;)" office:value-type="string" office:string-value=" " calcext:value-type="string">
            <text:p><text:s text:c="3"/></text:p>
          </table:table-cell>
          <table:table-cell table:style-name="ce63" table:formula="of:=IF([$SKG.E372]&gt;=0;[$SKG.E372];&quot; &quot;)" office:value-type="float" office:value="0" calcext:value-type="float">
            <text:p><text:s/>- <text:s text:c="2"/></text:p>
          </table:table-cell>
          <table:table-cell table:style-name="ce68" table:formula="of:=[$SKG.K372]" office:value-type="float" office:value="0" calcext:value-type="float">
            <text:p>0</text:p>
          </table:table-cell>
          <table:table-cell table:style-name="ce68" table:formula="of:=[$SKG.B372]" office:value-type="float" office:value="0" calcext:value-type="float">
            <text:p>0</text:p>
          </table:table-cell>
          <table:table-cell table:style-name="ce68" table:formula="of:=[$SKG.H37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79];[$Grootboekschema.$A$1:.$B$109];2;0); &quot;&quot;)">
            <text:p/>
          </table:table-cell>
          <table:table-cell table:style-name="ce53" table:formula="of:=[$SKG.D37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73]&lt;0;-[$SKG.E373];&quot; &quot;)" office:value-type="string" office:string-value=" " calcext:value-type="string">
            <text:p><text:s text:c="3"/></text:p>
          </table:table-cell>
          <table:table-cell table:style-name="ce63" table:formula="of:=IF([$SKG.E373]&gt;=0;[$SKG.E373];&quot; &quot;)" office:value-type="float" office:value="0" calcext:value-type="float">
            <text:p><text:s/>- <text:s text:c="2"/></text:p>
          </table:table-cell>
          <table:table-cell table:style-name="ce68" table:formula="of:=[$SKG.K373]" office:value-type="float" office:value="0" calcext:value-type="float">
            <text:p>0</text:p>
          </table:table-cell>
          <table:table-cell table:style-name="ce68" table:formula="of:=[$SKG.B373]" office:value-type="float" office:value="0" calcext:value-type="float">
            <text:p>0</text:p>
          </table:table-cell>
          <table:table-cell table:style-name="ce68" table:formula="of:=[$SKG.H37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80];[$Grootboekschema.$A$1:.$B$109];2;0); &quot;&quot;)">
            <text:p/>
          </table:table-cell>
          <table:table-cell table:style-name="ce53" table:formula="of:=[$SKG.D37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74]&lt;0;-[$SKG.E374];&quot; &quot;)" office:value-type="string" office:string-value=" " calcext:value-type="string">
            <text:p><text:s text:c="3"/></text:p>
          </table:table-cell>
          <table:table-cell table:style-name="ce63" table:formula="of:=IF([$SKG.E374]&gt;=0;[$SKG.E374];&quot; &quot;)" office:value-type="float" office:value="0" calcext:value-type="float">
            <text:p><text:s/>- <text:s text:c="2"/></text:p>
          </table:table-cell>
          <table:table-cell table:style-name="ce68" table:formula="of:=[$SKG.K374]" office:value-type="float" office:value="0" calcext:value-type="float">
            <text:p>0</text:p>
          </table:table-cell>
          <table:table-cell table:style-name="ce68" table:formula="of:=[$SKG.B374]" office:value-type="float" office:value="0" calcext:value-type="float">
            <text:p>0</text:p>
          </table:table-cell>
          <table:table-cell table:style-name="ce68" table:formula="of:=[$SKG.H37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81];[$Grootboekschema.$A$1:.$B$109];2;0); &quot;&quot;)">
            <text:p/>
          </table:table-cell>
          <table:table-cell table:style-name="ce53" table:formula="of:=[$SKG.D37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75]&lt;0;-[$SKG.E375];&quot; &quot;)" office:value-type="string" office:string-value=" " calcext:value-type="string">
            <text:p><text:s text:c="3"/></text:p>
          </table:table-cell>
          <table:table-cell table:style-name="ce63" table:formula="of:=IF([$SKG.E375]&gt;=0;[$SKG.E375];&quot; &quot;)" office:value-type="float" office:value="0" calcext:value-type="float">
            <text:p><text:s/>- <text:s text:c="2"/></text:p>
          </table:table-cell>
          <table:table-cell table:style-name="ce68" table:formula="of:=[$SKG.K375]" office:value-type="float" office:value="0" calcext:value-type="float">
            <text:p>0</text:p>
          </table:table-cell>
          <table:table-cell table:style-name="ce68" table:formula="of:=[$SKG.B375]" office:value-type="float" office:value="0" calcext:value-type="float">
            <text:p>0</text:p>
          </table:table-cell>
          <table:table-cell table:style-name="ce68" table:formula="of:=[$SKG.H37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82];[$Grootboekschema.$A$1:.$B$109];2;0); &quot;&quot;)">
            <text:p/>
          </table:table-cell>
          <table:table-cell table:style-name="ce53" table:formula="of:=[$SKG.D37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76]&lt;0;-[$SKG.E376];&quot; &quot;)" office:value-type="string" office:string-value=" " calcext:value-type="string">
            <text:p><text:s text:c="3"/></text:p>
          </table:table-cell>
          <table:table-cell table:style-name="ce63" table:formula="of:=IF([$SKG.E376]&gt;=0;[$SKG.E376];&quot; &quot;)" office:value-type="float" office:value="0" calcext:value-type="float">
            <text:p><text:s/>- <text:s text:c="2"/></text:p>
          </table:table-cell>
          <table:table-cell table:style-name="ce68" table:formula="of:=[$SKG.K376]" office:value-type="float" office:value="0" calcext:value-type="float">
            <text:p>0</text:p>
          </table:table-cell>
          <table:table-cell table:style-name="ce68" table:formula="of:=[$SKG.B376]" office:value-type="float" office:value="0" calcext:value-type="float">
            <text:p>0</text:p>
          </table:table-cell>
          <table:table-cell table:style-name="ce68" table:formula="of:=[$SKG.H37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83];[$Grootboekschema.$A$1:.$B$109];2;0); &quot;&quot;)">
            <text:p/>
          </table:table-cell>
          <table:table-cell table:style-name="ce53" table:formula="of:=[$SKG.D37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77]&lt;0;-[$SKG.E377];&quot; &quot;)" office:value-type="string" office:string-value=" " calcext:value-type="string">
            <text:p><text:s text:c="3"/></text:p>
          </table:table-cell>
          <table:table-cell table:style-name="ce63" table:formula="of:=IF([$SKG.E377]&gt;=0;[$SKG.E377];&quot; &quot;)" office:value-type="float" office:value="0" calcext:value-type="float">
            <text:p><text:s/>- <text:s text:c="2"/></text:p>
          </table:table-cell>
          <table:table-cell table:style-name="ce68" table:formula="of:=[$SKG.K377]" office:value-type="float" office:value="0" calcext:value-type="float">
            <text:p>0</text:p>
          </table:table-cell>
          <table:table-cell table:style-name="ce68" table:formula="of:=[$SKG.B377]" office:value-type="float" office:value="0" calcext:value-type="float">
            <text:p>0</text:p>
          </table:table-cell>
          <table:table-cell table:style-name="ce68" table:formula="of:=[$SKG.H37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84];[$Grootboekschema.$A$1:.$B$109];2;0); &quot;&quot;)">
            <text:p/>
          </table:table-cell>
          <table:table-cell table:style-name="ce53" table:formula="of:=[$SKG.D37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78]&lt;0;-[$SKG.E378];&quot; &quot;)" office:value-type="string" office:string-value=" " calcext:value-type="string">
            <text:p><text:s text:c="3"/></text:p>
          </table:table-cell>
          <table:table-cell table:style-name="ce63" table:formula="of:=IF([$SKG.E378]&gt;=0;[$SKG.E378];&quot; &quot;)" office:value-type="float" office:value="0" calcext:value-type="float">
            <text:p><text:s/>- <text:s text:c="2"/></text:p>
          </table:table-cell>
          <table:table-cell table:style-name="ce68" table:formula="of:=[$SKG.K378]" office:value-type="float" office:value="0" calcext:value-type="float">
            <text:p>0</text:p>
          </table:table-cell>
          <table:table-cell table:style-name="ce68" table:formula="of:=[$SKG.B378]" office:value-type="float" office:value="0" calcext:value-type="float">
            <text:p>0</text:p>
          </table:table-cell>
          <table:table-cell table:style-name="ce68" table:formula="of:=[$SKG.H37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85];[$Grootboekschema.$A$1:.$B$109];2;0); &quot;&quot;)">
            <text:p/>
          </table:table-cell>
          <table:table-cell table:style-name="ce53" table:formula="of:=[$SKG.D37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79]&lt;0;-[$SKG.E379];&quot; &quot;)" office:value-type="string" office:string-value=" " calcext:value-type="string">
            <text:p><text:s text:c="3"/></text:p>
          </table:table-cell>
          <table:table-cell table:style-name="ce63" table:formula="of:=IF([$SKG.E379]&gt;=0;[$SKG.E379];&quot; &quot;)" office:value-type="float" office:value="0" calcext:value-type="float">
            <text:p><text:s/>- <text:s text:c="2"/></text:p>
          </table:table-cell>
          <table:table-cell table:style-name="ce68" table:formula="of:=[$SKG.K379]" office:value-type="float" office:value="0" calcext:value-type="float">
            <text:p>0</text:p>
          </table:table-cell>
          <table:table-cell table:style-name="ce68" table:formula="of:=[$SKG.B379]" office:value-type="float" office:value="0" calcext:value-type="float">
            <text:p>0</text:p>
          </table:table-cell>
          <table:table-cell table:style-name="ce68" table:formula="of:=[$SKG.H37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86];[$Grootboekschema.$A$1:.$B$109];2;0); &quot;&quot;)">
            <text:p/>
          </table:table-cell>
          <table:table-cell table:style-name="ce53" table:formula="of:=[$SKG.D38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80]&lt;0;-[$SKG.E380];&quot; &quot;)" office:value-type="string" office:string-value=" " calcext:value-type="string">
            <text:p><text:s text:c="3"/></text:p>
          </table:table-cell>
          <table:table-cell table:style-name="ce63" table:formula="of:=IF([$SKG.E380]&gt;=0;[$SKG.E380];&quot; &quot;)" office:value-type="float" office:value="0" calcext:value-type="float">
            <text:p><text:s/>- <text:s text:c="2"/></text:p>
          </table:table-cell>
          <table:table-cell table:style-name="ce68" table:formula="of:=[$SKG.K380]" office:value-type="float" office:value="0" calcext:value-type="float">
            <text:p>0</text:p>
          </table:table-cell>
          <table:table-cell table:style-name="ce68" table:formula="of:=[$SKG.B380]" office:value-type="float" office:value="0" calcext:value-type="float">
            <text:p>0</text:p>
          </table:table-cell>
          <table:table-cell table:style-name="ce68" table:formula="of:=[$SKG.H38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87];[$Grootboekschema.$A$1:.$B$109];2;0); &quot;&quot;)">
            <text:p/>
          </table:table-cell>
          <table:table-cell table:style-name="ce53" table:formula="of:=[$SKG.D38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81]&lt;0;-[$SKG.E381];&quot; &quot;)" office:value-type="string" office:string-value=" " calcext:value-type="string">
            <text:p><text:s text:c="3"/></text:p>
          </table:table-cell>
          <table:table-cell table:style-name="ce63" table:formula="of:=IF([$SKG.E381]&gt;=0;[$SKG.E381];&quot; &quot;)" office:value-type="float" office:value="0" calcext:value-type="float">
            <text:p><text:s/>- <text:s text:c="2"/></text:p>
          </table:table-cell>
          <table:table-cell table:style-name="ce68" table:formula="of:=[$SKG.K381]" office:value-type="float" office:value="0" calcext:value-type="float">
            <text:p>0</text:p>
          </table:table-cell>
          <table:table-cell table:style-name="ce68" table:formula="of:=[$SKG.B381]" office:value-type="float" office:value="0" calcext:value-type="float">
            <text:p>0</text:p>
          </table:table-cell>
          <table:table-cell table:style-name="ce68" table:formula="of:=[$SKG.H38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88];[$Grootboekschema.$A$1:.$B$109];2;0); &quot;&quot;)">
            <text:p/>
          </table:table-cell>
          <table:table-cell table:style-name="ce53" table:formula="of:=[$SKG.D38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82]&lt;0;-[$SKG.E382];&quot; &quot;)" office:value-type="string" office:string-value=" " calcext:value-type="string">
            <text:p><text:s text:c="3"/></text:p>
          </table:table-cell>
          <table:table-cell table:style-name="ce63" table:formula="of:=IF([$SKG.E382]&gt;=0;[$SKG.E382];&quot; &quot;)" office:value-type="float" office:value="0" calcext:value-type="float">
            <text:p><text:s/>- <text:s text:c="2"/></text:p>
          </table:table-cell>
          <table:table-cell table:style-name="ce68" table:formula="of:=[$SKG.K382]" office:value-type="float" office:value="0" calcext:value-type="float">
            <text:p>0</text:p>
          </table:table-cell>
          <table:table-cell table:style-name="ce68" table:formula="of:=[$SKG.B382]" office:value-type="float" office:value="0" calcext:value-type="float">
            <text:p>0</text:p>
          </table:table-cell>
          <table:table-cell table:style-name="ce68" table:formula="of:=[$SKG.H38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89];[$Grootboekschema.$A$1:.$B$109];2;0); &quot;&quot;)">
            <text:p/>
          </table:table-cell>
          <table:table-cell table:style-name="ce53" table:formula="of:=[$SKG.D38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83]&lt;0;-[$SKG.E383];&quot; &quot;)" office:value-type="string" office:string-value=" " calcext:value-type="string">
            <text:p><text:s text:c="3"/></text:p>
          </table:table-cell>
          <table:table-cell table:style-name="ce63" table:formula="of:=IF([$SKG.E383]&gt;=0;[$SKG.E383];&quot; &quot;)" office:value-type="float" office:value="0" calcext:value-type="float">
            <text:p><text:s/>- <text:s text:c="2"/></text:p>
          </table:table-cell>
          <table:table-cell table:style-name="ce68" table:formula="of:=[$SKG.K383]" office:value-type="float" office:value="0" calcext:value-type="float">
            <text:p>0</text:p>
          </table:table-cell>
          <table:table-cell table:style-name="ce68" table:formula="of:=[$SKG.B383]" office:value-type="float" office:value="0" calcext:value-type="float">
            <text:p>0</text:p>
          </table:table-cell>
          <table:table-cell table:style-name="ce68" table:formula="of:=[$SKG.H38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90];[$Grootboekschema.$A$1:.$B$109];2;0); &quot;&quot;)">
            <text:p/>
          </table:table-cell>
          <table:table-cell table:style-name="ce53" table:formula="of:=[$SKG.D38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84]&lt;0;-[$SKG.E384];&quot; &quot;)" office:value-type="string" office:string-value=" " calcext:value-type="string">
            <text:p><text:s text:c="3"/></text:p>
          </table:table-cell>
          <table:table-cell table:style-name="ce63" table:formula="of:=IF([$SKG.E384]&gt;=0;[$SKG.E384];&quot; &quot;)" office:value-type="float" office:value="0" calcext:value-type="float">
            <text:p><text:s/>- <text:s text:c="2"/></text:p>
          </table:table-cell>
          <table:table-cell table:style-name="ce68" table:formula="of:=[$SKG.K384]" office:value-type="float" office:value="0" calcext:value-type="float">
            <text:p>0</text:p>
          </table:table-cell>
          <table:table-cell table:style-name="ce68" table:formula="of:=[$SKG.B384]" office:value-type="float" office:value="0" calcext:value-type="float">
            <text:p>0</text:p>
          </table:table-cell>
          <table:table-cell table:style-name="ce68" table:formula="of:=[$SKG.H38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91];[$Grootboekschema.$A$1:.$B$109];2;0); &quot;&quot;)">
            <text:p/>
          </table:table-cell>
          <table:table-cell table:style-name="ce53" table:formula="of:=[$SKG.D38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85]&lt;0;-[$SKG.E385];&quot; &quot;)" office:value-type="string" office:string-value=" " calcext:value-type="string">
            <text:p><text:s text:c="3"/></text:p>
          </table:table-cell>
          <table:table-cell table:style-name="ce63" table:formula="of:=IF([$SKG.E385]&gt;=0;[$SKG.E385];&quot; &quot;)" office:value-type="float" office:value="0" calcext:value-type="float">
            <text:p><text:s/>- <text:s text:c="2"/></text:p>
          </table:table-cell>
          <table:table-cell table:style-name="ce68" table:formula="of:=[$SKG.K385]" office:value-type="float" office:value="0" calcext:value-type="float">
            <text:p>0</text:p>
          </table:table-cell>
          <table:table-cell table:style-name="ce68" table:formula="of:=[$SKG.B385]" office:value-type="float" office:value="0" calcext:value-type="float">
            <text:p>0</text:p>
          </table:table-cell>
          <table:table-cell table:style-name="ce68" table:formula="of:=[$SKG.H38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92];[$Grootboekschema.$A$1:.$B$109];2;0); &quot;&quot;)">
            <text:p/>
          </table:table-cell>
          <table:table-cell table:style-name="ce53" table:formula="of:=[$SKG.D38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86]&lt;0;-[$SKG.E386];&quot; &quot;)" office:value-type="string" office:string-value=" " calcext:value-type="string">
            <text:p><text:s text:c="3"/></text:p>
          </table:table-cell>
          <table:table-cell table:style-name="ce63" table:formula="of:=IF([$SKG.E386]&gt;=0;[$SKG.E386];&quot; &quot;)" office:value-type="float" office:value="0" calcext:value-type="float">
            <text:p><text:s/>- <text:s text:c="2"/></text:p>
          </table:table-cell>
          <table:table-cell table:style-name="ce68" table:formula="of:=[$SKG.K386]" office:value-type="float" office:value="0" calcext:value-type="float">
            <text:p>0</text:p>
          </table:table-cell>
          <table:table-cell table:style-name="ce68" table:formula="of:=[$SKG.B386]" office:value-type="float" office:value="0" calcext:value-type="float">
            <text:p>0</text:p>
          </table:table-cell>
          <table:table-cell table:style-name="ce68" table:formula="of:=[$SKG.H38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93];[$Grootboekschema.$A$1:.$B$109];2;0); &quot;&quot;)">
            <text:p/>
          </table:table-cell>
          <table:table-cell table:style-name="ce53" table:formula="of:=[$SKG.D38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87]&lt;0;-[$SKG.E387];&quot; &quot;)" office:value-type="string" office:string-value=" " calcext:value-type="string">
            <text:p><text:s text:c="3"/></text:p>
          </table:table-cell>
          <table:table-cell table:style-name="ce63" table:formula="of:=IF([$SKG.E387]&gt;=0;[$SKG.E387];&quot; &quot;)" office:value-type="float" office:value="0" calcext:value-type="float">
            <text:p><text:s/>- <text:s text:c="2"/></text:p>
          </table:table-cell>
          <table:table-cell table:style-name="ce68" table:formula="of:=[$SKG.K387]" office:value-type="float" office:value="0" calcext:value-type="float">
            <text:p>0</text:p>
          </table:table-cell>
          <table:table-cell table:style-name="ce68" table:formula="of:=[$SKG.B387]" office:value-type="float" office:value="0" calcext:value-type="float">
            <text:p>0</text:p>
          </table:table-cell>
          <table:table-cell table:style-name="ce68" table:formula="of:=[$SKG.H38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94];[$Grootboekschema.$A$1:.$B$109];2;0); &quot;&quot;)">
            <text:p/>
          </table:table-cell>
          <table:table-cell table:style-name="ce53" table:formula="of:=[$SKG.D38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88]&lt;0;-[$SKG.E388];&quot; &quot;)" office:value-type="string" office:string-value=" " calcext:value-type="string">
            <text:p><text:s text:c="3"/></text:p>
          </table:table-cell>
          <table:table-cell table:style-name="ce63" table:formula="of:=IF([$SKG.E388]&gt;=0;[$SKG.E388];&quot; &quot;)" office:value-type="float" office:value="0" calcext:value-type="float">
            <text:p><text:s/>- <text:s text:c="2"/></text:p>
          </table:table-cell>
          <table:table-cell table:style-name="ce68" table:formula="of:=[$SKG.K388]" office:value-type="float" office:value="0" calcext:value-type="float">
            <text:p>0</text:p>
          </table:table-cell>
          <table:table-cell table:style-name="ce68" table:formula="of:=[$SKG.B388]" office:value-type="float" office:value="0" calcext:value-type="float">
            <text:p>0</text:p>
          </table:table-cell>
          <table:table-cell table:style-name="ce68" table:formula="of:=[$SKG.H38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95];[$Grootboekschema.$A$1:.$B$109];2;0); &quot;&quot;)">
            <text:p/>
          </table:table-cell>
          <table:table-cell table:style-name="ce53" table:formula="of:=[$SKG.D38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89]&lt;0;-[$SKG.E389];&quot; &quot;)" office:value-type="string" office:string-value=" " calcext:value-type="string">
            <text:p><text:s text:c="3"/></text:p>
          </table:table-cell>
          <table:table-cell table:style-name="ce63" table:formula="of:=IF([$SKG.E389]&gt;=0;[$SKG.E389];&quot; &quot;)" office:value-type="float" office:value="0" calcext:value-type="float">
            <text:p><text:s/>- <text:s text:c="2"/></text:p>
          </table:table-cell>
          <table:table-cell table:style-name="ce68" table:formula="of:=[$SKG.K389]" office:value-type="float" office:value="0" calcext:value-type="float">
            <text:p>0</text:p>
          </table:table-cell>
          <table:table-cell table:style-name="ce68" table:formula="of:=[$SKG.B389]" office:value-type="float" office:value="0" calcext:value-type="float">
            <text:p>0</text:p>
          </table:table-cell>
          <table:table-cell table:style-name="ce68" table:formula="of:=[$SKG.H38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96];[$Grootboekschema.$A$1:.$B$109];2;0); &quot;&quot;)">
            <text:p/>
          </table:table-cell>
          <table:table-cell table:style-name="ce53" table:formula="of:=[$SKG.D39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90]&lt;0;-[$SKG.E390];&quot; &quot;)" office:value-type="string" office:string-value=" " calcext:value-type="string">
            <text:p><text:s text:c="3"/></text:p>
          </table:table-cell>
          <table:table-cell table:style-name="ce63" table:formula="of:=IF([$SKG.E390]&gt;=0;[$SKG.E390];&quot; &quot;)" office:value-type="float" office:value="0" calcext:value-type="float">
            <text:p><text:s/>- <text:s text:c="2"/></text:p>
          </table:table-cell>
          <table:table-cell table:style-name="ce68" table:formula="of:=[$SKG.K390]" office:value-type="float" office:value="0" calcext:value-type="float">
            <text:p>0</text:p>
          </table:table-cell>
          <table:table-cell table:style-name="ce68" table:formula="of:=[$SKG.B390]" office:value-type="float" office:value="0" calcext:value-type="float">
            <text:p>0</text:p>
          </table:table-cell>
          <table:table-cell table:style-name="ce68" table:formula="of:=[$SKG.H39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97];[$Grootboekschema.$A$1:.$B$109];2;0); &quot;&quot;)">
            <text:p/>
          </table:table-cell>
          <table:table-cell table:style-name="ce53" table:formula="of:=[$SKG.D39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91]&lt;0;-[$SKG.E391];&quot; &quot;)" office:value-type="string" office:string-value=" " calcext:value-type="string">
            <text:p><text:s text:c="3"/></text:p>
          </table:table-cell>
          <table:table-cell table:style-name="ce63" table:formula="of:=IF([$SKG.E391]&gt;=0;[$SKG.E391];&quot; &quot;)" office:value-type="float" office:value="0" calcext:value-type="float">
            <text:p><text:s/>- <text:s text:c="2"/></text:p>
          </table:table-cell>
          <table:table-cell table:style-name="ce68" table:formula="of:=[$SKG.K391]" office:value-type="float" office:value="0" calcext:value-type="float">
            <text:p>0</text:p>
          </table:table-cell>
          <table:table-cell table:style-name="ce68" table:formula="of:=[$SKG.B391]" office:value-type="float" office:value="0" calcext:value-type="float">
            <text:p>0</text:p>
          </table:table-cell>
          <table:table-cell table:style-name="ce68" table:formula="of:=[$SKG.H39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98];[$Grootboekschema.$A$1:.$B$109];2;0); &quot;&quot;)">
            <text:p/>
          </table:table-cell>
          <table:table-cell table:style-name="ce53" table:formula="of:=[$SKG.D39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92]&lt;0;-[$SKG.E392];&quot; &quot;)" office:value-type="string" office:string-value=" " calcext:value-type="string">
            <text:p><text:s text:c="3"/></text:p>
          </table:table-cell>
          <table:table-cell table:style-name="ce63" table:formula="of:=IF([$SKG.E392]&gt;=0;[$SKG.E392];&quot; &quot;)" office:value-type="float" office:value="0" calcext:value-type="float">
            <text:p><text:s/>- <text:s text:c="2"/></text:p>
          </table:table-cell>
          <table:table-cell table:style-name="ce68" table:formula="of:=[$SKG.K392]" office:value-type="float" office:value="0" calcext:value-type="float">
            <text:p>0</text:p>
          </table:table-cell>
          <table:table-cell table:style-name="ce68" table:formula="of:=[$SKG.B392]" office:value-type="float" office:value="0" calcext:value-type="float">
            <text:p>0</text:p>
          </table:table-cell>
          <table:table-cell table:style-name="ce68" table:formula="of:=[$SKG.H39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499];[$Grootboekschema.$A$1:.$B$109];2;0); &quot;&quot;)">
            <text:p/>
          </table:table-cell>
          <table:table-cell table:style-name="ce53" table:formula="of:=[$SKG.D39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93]&lt;0;-[$SKG.E393];&quot; &quot;)" office:value-type="string" office:string-value=" " calcext:value-type="string">
            <text:p><text:s text:c="3"/></text:p>
          </table:table-cell>
          <table:table-cell table:style-name="ce63" table:formula="of:=IF([$SKG.E393]&gt;=0;[$SKG.E393];&quot; &quot;)" office:value-type="float" office:value="0" calcext:value-type="float">
            <text:p><text:s/>- <text:s text:c="2"/></text:p>
          </table:table-cell>
          <table:table-cell table:style-name="ce68" table:formula="of:=[$SKG.K393]" office:value-type="float" office:value="0" calcext:value-type="float">
            <text:p>0</text:p>
          </table:table-cell>
          <table:table-cell table:style-name="ce68" table:formula="of:=[$SKG.B393]" office:value-type="float" office:value="0" calcext:value-type="float">
            <text:p>0</text:p>
          </table:table-cell>
          <table:table-cell table:style-name="ce68" table:formula="of:=[$SKG.H39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00];[$Grootboekschema.$A$1:.$B$109];2;0); &quot;&quot;)">
            <text:p/>
          </table:table-cell>
          <table:table-cell table:style-name="ce53" table:formula="of:=[$SKG.D39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94]&lt;0;-[$SKG.E394];&quot; &quot;)" office:value-type="string" office:string-value=" " calcext:value-type="string">
            <text:p><text:s text:c="3"/></text:p>
          </table:table-cell>
          <table:table-cell table:style-name="ce63" table:formula="of:=IF([$SKG.E394]&gt;=0;[$SKG.E394];&quot; &quot;)" office:value-type="float" office:value="0" calcext:value-type="float">
            <text:p><text:s/>- <text:s text:c="2"/></text:p>
          </table:table-cell>
          <table:table-cell table:style-name="ce68" table:formula="of:=[$SKG.K394]" office:value-type="float" office:value="0" calcext:value-type="float">
            <text:p>0</text:p>
          </table:table-cell>
          <table:table-cell table:style-name="ce68" table:formula="of:=[$SKG.B394]" office:value-type="float" office:value="0" calcext:value-type="float">
            <text:p>0</text:p>
          </table:table-cell>
          <table:table-cell table:style-name="ce68" table:formula="of:=[$SKG.H39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01];[$Grootboekschema.$A$1:.$B$109];2;0); &quot;&quot;)">
            <text:p/>
          </table:table-cell>
          <table:table-cell table:style-name="ce53" table:formula="of:=[$SKG.D39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95]&lt;0;-[$SKG.E395];&quot; &quot;)" office:value-type="string" office:string-value=" " calcext:value-type="string">
            <text:p><text:s text:c="3"/></text:p>
          </table:table-cell>
          <table:table-cell table:style-name="ce63" table:formula="of:=IF([$SKG.E395]&gt;=0;[$SKG.E395];&quot; &quot;)" office:value-type="float" office:value="0" calcext:value-type="float">
            <text:p><text:s/>- <text:s text:c="2"/></text:p>
          </table:table-cell>
          <table:table-cell table:style-name="ce68" table:formula="of:=[$SKG.K395]" office:value-type="float" office:value="0" calcext:value-type="float">
            <text:p>0</text:p>
          </table:table-cell>
          <table:table-cell table:style-name="ce68" table:formula="of:=[$SKG.B395]" office:value-type="float" office:value="0" calcext:value-type="float">
            <text:p>0</text:p>
          </table:table-cell>
          <table:table-cell table:style-name="ce68" table:formula="of:=[$SKG.H39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02];[$Grootboekschema.$A$1:.$B$109];2;0); &quot;&quot;)">
            <text:p/>
          </table:table-cell>
          <table:table-cell table:style-name="ce53" table:formula="of:=[$SKG.D39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96]&lt;0;-[$SKG.E396];&quot; &quot;)" office:value-type="string" office:string-value=" " calcext:value-type="string">
            <text:p><text:s text:c="3"/></text:p>
          </table:table-cell>
          <table:table-cell table:style-name="ce63" table:formula="of:=IF([$SKG.E396]&gt;=0;[$SKG.E396];&quot; &quot;)" office:value-type="float" office:value="0" calcext:value-type="float">
            <text:p><text:s/>- <text:s text:c="2"/></text:p>
          </table:table-cell>
          <table:table-cell table:style-name="ce68" table:formula="of:=[$SKG.K396]" office:value-type="float" office:value="0" calcext:value-type="float">
            <text:p>0</text:p>
          </table:table-cell>
          <table:table-cell table:style-name="ce68" table:formula="of:=[$SKG.B396]" office:value-type="float" office:value="0" calcext:value-type="float">
            <text:p>0</text:p>
          </table:table-cell>
          <table:table-cell table:style-name="ce68" table:formula="of:=[$SKG.H39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03];[$Grootboekschema.$A$1:.$B$109];2;0); &quot;&quot;)">
            <text:p/>
          </table:table-cell>
          <table:table-cell table:style-name="ce53" table:formula="of:=[$SKG.D39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97]&lt;0;-[$SKG.E397];&quot; &quot;)" office:value-type="string" office:string-value=" " calcext:value-type="string">
            <text:p><text:s text:c="3"/></text:p>
          </table:table-cell>
          <table:table-cell table:style-name="ce63" table:formula="of:=IF([$SKG.E397]&gt;=0;[$SKG.E397];&quot; &quot;)" office:value-type="float" office:value="0" calcext:value-type="float">
            <text:p><text:s/>- <text:s text:c="2"/></text:p>
          </table:table-cell>
          <table:table-cell table:style-name="ce68" table:formula="of:=[$SKG.K397]" office:value-type="float" office:value="0" calcext:value-type="float">
            <text:p>0</text:p>
          </table:table-cell>
          <table:table-cell table:style-name="ce68" table:formula="of:=[$SKG.B397]" office:value-type="float" office:value="0" calcext:value-type="float">
            <text:p>0</text:p>
          </table:table-cell>
          <table:table-cell table:style-name="ce68" table:formula="of:=[$SKG.H39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04];[$Grootboekschema.$A$1:.$B$109];2;0); &quot;&quot;)">
            <text:p/>
          </table:table-cell>
          <table:table-cell table:style-name="ce53" table:formula="of:=[$SKG.D39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98]&lt;0;-[$SKG.E398];&quot; &quot;)" office:value-type="string" office:string-value=" " calcext:value-type="string">
            <text:p><text:s text:c="3"/></text:p>
          </table:table-cell>
          <table:table-cell table:style-name="ce63" table:formula="of:=IF([$SKG.E398]&gt;=0;[$SKG.E398];&quot; &quot;)" office:value-type="float" office:value="0" calcext:value-type="float">
            <text:p><text:s/>- <text:s text:c="2"/></text:p>
          </table:table-cell>
          <table:table-cell table:style-name="ce68" table:formula="of:=[$SKG.K398]" office:value-type="float" office:value="0" calcext:value-type="float">
            <text:p>0</text:p>
          </table:table-cell>
          <table:table-cell table:style-name="ce68" table:formula="of:=[$SKG.B398]" office:value-type="float" office:value="0" calcext:value-type="float">
            <text:p>0</text:p>
          </table:table-cell>
          <table:table-cell table:style-name="ce68" table:formula="of:=[$SKG.H39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05];[$Grootboekschema.$A$1:.$B$109];2;0); &quot;&quot;)">
            <text:p/>
          </table:table-cell>
          <table:table-cell table:style-name="ce53" table:formula="of:=[$SKG.D39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399]&lt;0;-[$SKG.E399];&quot; &quot;)" office:value-type="string" office:string-value=" " calcext:value-type="string">
            <text:p><text:s text:c="3"/></text:p>
          </table:table-cell>
          <table:table-cell table:style-name="ce63" table:formula="of:=IF([$SKG.E399]&gt;=0;[$SKG.E399];&quot; &quot;)" office:value-type="float" office:value="0" calcext:value-type="float">
            <text:p><text:s/>- <text:s text:c="2"/></text:p>
          </table:table-cell>
          <table:table-cell table:style-name="ce68" table:formula="of:=[$SKG.K399]" office:value-type="float" office:value="0" calcext:value-type="float">
            <text:p>0</text:p>
          </table:table-cell>
          <table:table-cell table:style-name="ce68" table:formula="of:=[$SKG.B399]" office:value-type="float" office:value="0" calcext:value-type="float">
            <text:p>0</text:p>
          </table:table-cell>
          <table:table-cell table:style-name="ce68" table:formula="of:=[$SKG.H39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06];[$Grootboekschema.$A$1:.$B$109];2;0); &quot;&quot;)">
            <text:p/>
          </table:table-cell>
          <table:table-cell table:style-name="ce53" table:formula="of:=[$SKG.D40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00]&lt;0;-[$SKG.E400];&quot; &quot;)" office:value-type="string" office:string-value=" " calcext:value-type="string">
            <text:p><text:s text:c="3"/></text:p>
          </table:table-cell>
          <table:table-cell table:style-name="ce63" table:formula="of:=IF([$SKG.E400]&gt;=0;[$SKG.E400];&quot; &quot;)" office:value-type="float" office:value="0" calcext:value-type="float">
            <text:p><text:s/>- <text:s text:c="2"/></text:p>
          </table:table-cell>
          <table:table-cell table:style-name="ce68" table:formula="of:=[$SKG.K400]" office:value-type="float" office:value="0" calcext:value-type="float">
            <text:p>0</text:p>
          </table:table-cell>
          <table:table-cell table:style-name="ce68" table:formula="of:=[$SKG.B400]" office:value-type="float" office:value="0" calcext:value-type="float">
            <text:p>0</text:p>
          </table:table-cell>
          <table:table-cell table:style-name="ce68" table:formula="of:=[$SKG.H40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07];[$Grootboekschema.$A$1:.$B$109];2;0); &quot;&quot;)">
            <text:p/>
          </table:table-cell>
          <table:table-cell table:style-name="ce53" table:formula="of:=[$SKG.D40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01]&lt;0;-[$SKG.E401];&quot; &quot;)" office:value-type="string" office:string-value=" " calcext:value-type="string">
            <text:p><text:s text:c="3"/></text:p>
          </table:table-cell>
          <table:table-cell table:style-name="ce63" table:formula="of:=IF([$SKG.E401]&gt;=0;[$SKG.E401];&quot; &quot;)" office:value-type="float" office:value="0" calcext:value-type="float">
            <text:p><text:s/>- <text:s text:c="2"/></text:p>
          </table:table-cell>
          <table:table-cell table:style-name="ce68" table:formula="of:=[$SKG.K401]" office:value-type="float" office:value="0" calcext:value-type="float">
            <text:p>0</text:p>
          </table:table-cell>
          <table:table-cell table:style-name="ce68" table:formula="of:=[$SKG.B401]" office:value-type="float" office:value="0" calcext:value-type="float">
            <text:p>0</text:p>
          </table:table-cell>
          <table:table-cell table:style-name="ce68" table:formula="of:=[$SKG.H40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08];[$Grootboekschema.$A$1:.$B$109];2;0); &quot;&quot;)">
            <text:p/>
          </table:table-cell>
          <table:table-cell table:style-name="ce53" table:formula="of:=[$SKG.D40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02]&lt;0;-[$SKG.E402];&quot; &quot;)" office:value-type="string" office:string-value=" " calcext:value-type="string">
            <text:p><text:s text:c="3"/></text:p>
          </table:table-cell>
          <table:table-cell table:style-name="ce63" table:formula="of:=IF([$SKG.E402]&gt;=0;[$SKG.E402];&quot; &quot;)" office:value-type="float" office:value="0" calcext:value-type="float">
            <text:p><text:s/>- <text:s text:c="2"/></text:p>
          </table:table-cell>
          <table:table-cell table:style-name="ce68" table:formula="of:=[$SKG.K402]" office:value-type="float" office:value="0" calcext:value-type="float">
            <text:p>0</text:p>
          </table:table-cell>
          <table:table-cell table:style-name="ce68" table:formula="of:=[$SKG.B402]" office:value-type="float" office:value="0" calcext:value-type="float">
            <text:p>0</text:p>
          </table:table-cell>
          <table:table-cell table:style-name="ce68" table:formula="of:=[$SKG.H40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09];[$Grootboekschema.$A$1:.$B$109];2;0); &quot;&quot;)">
            <text:p/>
          </table:table-cell>
          <table:table-cell table:style-name="ce53" table:formula="of:=[$SKG.D40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03]&lt;0;-[$SKG.E403];&quot; &quot;)" office:value-type="string" office:string-value=" " calcext:value-type="string">
            <text:p><text:s text:c="3"/></text:p>
          </table:table-cell>
          <table:table-cell table:style-name="ce63" table:formula="of:=IF([$SKG.E403]&gt;=0;[$SKG.E403];&quot; &quot;)" office:value-type="float" office:value="0" calcext:value-type="float">
            <text:p><text:s/>- <text:s text:c="2"/></text:p>
          </table:table-cell>
          <table:table-cell table:style-name="ce68" table:formula="of:=[$SKG.K403]" office:value-type="float" office:value="0" calcext:value-type="float">
            <text:p>0</text:p>
          </table:table-cell>
          <table:table-cell table:style-name="ce68" table:formula="of:=[$SKG.B403]" office:value-type="float" office:value="0" calcext:value-type="float">
            <text:p>0</text:p>
          </table:table-cell>
          <table:table-cell table:style-name="ce68" table:formula="of:=[$SKG.H40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10];[$Grootboekschema.$A$1:.$B$109];2;0); &quot;&quot;)">
            <text:p/>
          </table:table-cell>
          <table:table-cell table:style-name="ce53" table:formula="of:=[$SKG.D40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04]&lt;0;-[$SKG.E404];&quot; &quot;)" office:value-type="string" office:string-value=" " calcext:value-type="string">
            <text:p><text:s text:c="3"/></text:p>
          </table:table-cell>
          <table:table-cell table:style-name="ce63" table:formula="of:=IF([$SKG.E404]&gt;=0;[$SKG.E404];&quot; &quot;)" office:value-type="float" office:value="0" calcext:value-type="float">
            <text:p><text:s/>- <text:s text:c="2"/></text:p>
          </table:table-cell>
          <table:table-cell table:style-name="ce68" table:formula="of:=[$SKG.K404]" office:value-type="float" office:value="0" calcext:value-type="float">
            <text:p>0</text:p>
          </table:table-cell>
          <table:table-cell table:style-name="ce68" table:formula="of:=[$SKG.B404]" office:value-type="float" office:value="0" calcext:value-type="float">
            <text:p>0</text:p>
          </table:table-cell>
          <table:table-cell table:style-name="ce68" table:formula="of:=[$SKG.H40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11];[$Grootboekschema.$A$1:.$B$109];2;0); &quot;&quot;)">
            <text:p/>
          </table:table-cell>
          <table:table-cell table:style-name="ce53" table:formula="of:=[$SKG.D40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05]&lt;0;-[$SKG.E405];&quot; &quot;)" office:value-type="string" office:string-value=" " calcext:value-type="string">
            <text:p><text:s text:c="3"/></text:p>
          </table:table-cell>
          <table:table-cell table:style-name="ce63" table:formula="of:=IF([$SKG.E405]&gt;=0;[$SKG.E405];&quot; &quot;)" office:value-type="float" office:value="0" calcext:value-type="float">
            <text:p><text:s/>- <text:s text:c="2"/></text:p>
          </table:table-cell>
          <table:table-cell table:style-name="ce68" table:formula="of:=[$SKG.K405]" office:value-type="float" office:value="0" calcext:value-type="float">
            <text:p>0</text:p>
          </table:table-cell>
          <table:table-cell table:style-name="ce68" table:formula="of:=[$SKG.B405]" office:value-type="float" office:value="0" calcext:value-type="float">
            <text:p>0</text:p>
          </table:table-cell>
          <table:table-cell table:style-name="ce68" table:formula="of:=[$SKG.H40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12];[$Grootboekschema.$A$1:.$B$109];2;0); &quot;&quot;)">
            <text:p/>
          </table:table-cell>
          <table:table-cell table:style-name="ce53" table:formula="of:=[$SKG.D40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06]&lt;0;-[$SKG.E406];&quot; &quot;)" office:value-type="string" office:string-value=" " calcext:value-type="string">
            <text:p><text:s text:c="3"/></text:p>
          </table:table-cell>
          <table:table-cell table:style-name="ce63" table:formula="of:=IF([$SKG.E406]&gt;=0;[$SKG.E406];&quot; &quot;)" office:value-type="float" office:value="0" calcext:value-type="float">
            <text:p><text:s/>- <text:s text:c="2"/></text:p>
          </table:table-cell>
          <table:table-cell table:style-name="ce68" table:formula="of:=[$SKG.K406]" office:value-type="float" office:value="0" calcext:value-type="float">
            <text:p>0</text:p>
          </table:table-cell>
          <table:table-cell table:style-name="ce68" table:formula="of:=[$SKG.B406]" office:value-type="float" office:value="0" calcext:value-type="float">
            <text:p>0</text:p>
          </table:table-cell>
          <table:table-cell table:style-name="ce68" table:formula="of:=[$SKG.H40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13];[$Grootboekschema.$A$1:.$B$109];2;0); &quot;&quot;)">
            <text:p/>
          </table:table-cell>
          <table:table-cell table:style-name="ce53" table:formula="of:=[$SKG.D40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07]&lt;0;-[$SKG.E407];&quot; &quot;)" office:value-type="string" office:string-value=" " calcext:value-type="string">
            <text:p><text:s text:c="3"/></text:p>
          </table:table-cell>
          <table:table-cell table:style-name="ce63" table:formula="of:=IF([$SKG.E407]&gt;=0;[$SKG.E407];&quot; &quot;)" office:value-type="float" office:value="0" calcext:value-type="float">
            <text:p><text:s/>- <text:s text:c="2"/></text:p>
          </table:table-cell>
          <table:table-cell table:style-name="ce68" table:formula="of:=[$SKG.K407]" office:value-type="float" office:value="0" calcext:value-type="float">
            <text:p>0</text:p>
          </table:table-cell>
          <table:table-cell table:style-name="ce68" table:formula="of:=[$SKG.B407]" office:value-type="float" office:value="0" calcext:value-type="float">
            <text:p>0</text:p>
          </table:table-cell>
          <table:table-cell table:style-name="ce68" table:formula="of:=[$SKG.H40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14];[$Grootboekschema.$A$1:.$B$109];2;0); &quot;&quot;)">
            <text:p/>
          </table:table-cell>
          <table:table-cell table:style-name="ce53" table:formula="of:=[$SKG.D40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08]&lt;0;-[$SKG.E408];&quot; &quot;)" office:value-type="string" office:string-value=" " calcext:value-type="string">
            <text:p><text:s text:c="3"/></text:p>
          </table:table-cell>
          <table:table-cell table:style-name="ce63" table:formula="of:=IF([$SKG.E408]&gt;=0;[$SKG.E408];&quot; &quot;)" office:value-type="float" office:value="0" calcext:value-type="float">
            <text:p><text:s/>- <text:s text:c="2"/></text:p>
          </table:table-cell>
          <table:table-cell table:style-name="ce68" table:formula="of:=[$SKG.K408]" office:value-type="float" office:value="0" calcext:value-type="float">
            <text:p>0</text:p>
          </table:table-cell>
          <table:table-cell table:style-name="ce68" table:formula="of:=[$SKG.B408]" office:value-type="float" office:value="0" calcext:value-type="float">
            <text:p>0</text:p>
          </table:table-cell>
          <table:table-cell table:style-name="ce68" table:formula="of:=[$SKG.H40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15];[$Grootboekschema.$A$1:.$B$109];2;0); &quot;&quot;)">
            <text:p/>
          </table:table-cell>
          <table:table-cell table:style-name="ce53" table:formula="of:=[$SKG.D40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09]&lt;0;-[$SKG.E409];&quot; &quot;)" office:value-type="string" office:string-value=" " calcext:value-type="string">
            <text:p><text:s text:c="3"/></text:p>
          </table:table-cell>
          <table:table-cell table:style-name="ce63" table:formula="of:=IF([$SKG.E409]&gt;=0;[$SKG.E409];&quot; &quot;)" office:value-type="float" office:value="0" calcext:value-type="float">
            <text:p><text:s/>- <text:s text:c="2"/></text:p>
          </table:table-cell>
          <table:table-cell table:style-name="ce68" table:formula="of:=[$SKG.K409]" office:value-type="float" office:value="0" calcext:value-type="float">
            <text:p>0</text:p>
          </table:table-cell>
          <table:table-cell table:style-name="ce68" table:formula="of:=[$SKG.B409]" office:value-type="float" office:value="0" calcext:value-type="float">
            <text:p>0</text:p>
          </table:table-cell>
          <table:table-cell table:style-name="ce68" table:formula="of:=[$SKG.H40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16];[$Grootboekschema.$A$1:.$B$109];2;0); &quot;&quot;)">
            <text:p/>
          </table:table-cell>
          <table:table-cell table:style-name="ce53" table:formula="of:=[$SKG.D41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10]&lt;0;-[$SKG.E410];&quot; &quot;)" office:value-type="string" office:string-value=" " calcext:value-type="string">
            <text:p><text:s text:c="3"/></text:p>
          </table:table-cell>
          <table:table-cell table:style-name="ce63" table:formula="of:=IF([$SKG.E410]&gt;=0;[$SKG.E410];&quot; &quot;)" office:value-type="float" office:value="0" calcext:value-type="float">
            <text:p><text:s/>- <text:s text:c="2"/></text:p>
          </table:table-cell>
          <table:table-cell table:style-name="ce68" table:formula="of:=[$SKG.K410]" office:value-type="float" office:value="0" calcext:value-type="float">
            <text:p>0</text:p>
          </table:table-cell>
          <table:table-cell table:style-name="ce68" table:formula="of:=[$SKG.B410]" office:value-type="float" office:value="0" calcext:value-type="float">
            <text:p>0</text:p>
          </table:table-cell>
          <table:table-cell table:style-name="ce68" table:formula="of:=[$SKG.H41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17];[$Grootboekschema.$A$1:.$B$109];2;0); &quot;&quot;)">
            <text:p/>
          </table:table-cell>
          <table:table-cell table:style-name="ce53" table:formula="of:=[$SKG.D41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11]&lt;0;-[$SKG.E411];&quot; &quot;)" office:value-type="string" office:string-value=" " calcext:value-type="string">
            <text:p><text:s text:c="3"/></text:p>
          </table:table-cell>
          <table:table-cell table:style-name="ce63" table:formula="of:=IF([$SKG.E411]&gt;=0;[$SKG.E411];&quot; &quot;)" office:value-type="float" office:value="0" calcext:value-type="float">
            <text:p><text:s/>- <text:s text:c="2"/></text:p>
          </table:table-cell>
          <table:table-cell table:style-name="ce68" table:formula="of:=[$SKG.K411]" office:value-type="float" office:value="0" calcext:value-type="float">
            <text:p>0</text:p>
          </table:table-cell>
          <table:table-cell table:style-name="ce68" table:formula="of:=[$SKG.B411]" office:value-type="float" office:value="0" calcext:value-type="float">
            <text:p>0</text:p>
          </table:table-cell>
          <table:table-cell table:style-name="ce68" table:formula="of:=[$SKG.H41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18];[$Grootboekschema.$A$1:.$B$109];2;0); &quot;&quot;)">
            <text:p/>
          </table:table-cell>
          <table:table-cell table:style-name="ce53" table:formula="of:=[$SKG.D41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12]&lt;0;-[$SKG.E412];&quot; &quot;)" office:value-type="string" office:string-value=" " calcext:value-type="string">
            <text:p><text:s text:c="3"/></text:p>
          </table:table-cell>
          <table:table-cell table:style-name="ce63" table:formula="of:=IF([$SKG.E412]&gt;=0;[$SKG.E412];&quot; &quot;)" office:value-type="float" office:value="0" calcext:value-type="float">
            <text:p><text:s/>- <text:s text:c="2"/></text:p>
          </table:table-cell>
          <table:table-cell table:style-name="ce68" table:formula="of:=[$SKG.K412]" office:value-type="float" office:value="0" calcext:value-type="float">
            <text:p>0</text:p>
          </table:table-cell>
          <table:table-cell table:style-name="ce68" table:formula="of:=[$SKG.B412]" office:value-type="float" office:value="0" calcext:value-type="float">
            <text:p>0</text:p>
          </table:table-cell>
          <table:table-cell table:style-name="ce68" table:formula="of:=[$SKG.H41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19];[$Grootboekschema.$A$1:.$B$109];2;0); &quot;&quot;)">
            <text:p/>
          </table:table-cell>
          <table:table-cell table:style-name="ce53" table:formula="of:=[$SKG.D41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13]&lt;0;-[$SKG.E413];&quot; &quot;)" office:value-type="string" office:string-value=" " calcext:value-type="string">
            <text:p><text:s text:c="3"/></text:p>
          </table:table-cell>
          <table:table-cell table:style-name="ce63" table:formula="of:=IF([$SKG.E413]&gt;=0;[$SKG.E413];&quot; &quot;)" office:value-type="float" office:value="0" calcext:value-type="float">
            <text:p><text:s/>- <text:s text:c="2"/></text:p>
          </table:table-cell>
          <table:table-cell table:style-name="ce68" table:formula="of:=[$SKG.K413]" office:value-type="float" office:value="0" calcext:value-type="float">
            <text:p>0</text:p>
          </table:table-cell>
          <table:table-cell table:style-name="ce68" table:formula="of:=[$SKG.B413]" office:value-type="float" office:value="0" calcext:value-type="float">
            <text:p>0</text:p>
          </table:table-cell>
          <table:table-cell table:style-name="ce68" table:formula="of:=[$SKG.H41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20];[$Grootboekschema.$A$1:.$B$109];2;0); &quot;&quot;)">
            <text:p/>
          </table:table-cell>
          <table:table-cell table:style-name="ce53" table:formula="of:=[$SKG.D41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14]&lt;0;-[$SKG.E414];&quot; &quot;)" office:value-type="string" office:string-value=" " calcext:value-type="string">
            <text:p><text:s text:c="3"/></text:p>
          </table:table-cell>
          <table:table-cell table:style-name="ce63" table:formula="of:=IF([$SKG.E414]&gt;=0;[$SKG.E414];&quot; &quot;)" office:value-type="float" office:value="0" calcext:value-type="float">
            <text:p><text:s/>- <text:s text:c="2"/></text:p>
          </table:table-cell>
          <table:table-cell table:style-name="ce68" table:formula="of:=[$SKG.K414]" office:value-type="float" office:value="0" calcext:value-type="float">
            <text:p>0</text:p>
          </table:table-cell>
          <table:table-cell table:style-name="ce68" table:formula="of:=[$SKG.B414]" office:value-type="float" office:value="0" calcext:value-type="float">
            <text:p>0</text:p>
          </table:table-cell>
          <table:table-cell table:style-name="ce68" table:formula="of:=[$SKG.H41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21];[$Grootboekschema.$A$1:.$B$109];2;0); &quot;&quot;)">
            <text:p/>
          </table:table-cell>
          <table:table-cell table:style-name="ce53" table:formula="of:=[$SKG.D41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15]&lt;0;-[$SKG.E415];&quot; &quot;)" office:value-type="string" office:string-value=" " calcext:value-type="string">
            <text:p><text:s text:c="3"/></text:p>
          </table:table-cell>
          <table:table-cell table:style-name="ce63" table:formula="of:=IF([$SKG.E415]&gt;=0;[$SKG.E415];&quot; &quot;)" office:value-type="float" office:value="0" calcext:value-type="float">
            <text:p><text:s/>- <text:s text:c="2"/></text:p>
          </table:table-cell>
          <table:table-cell table:style-name="ce68" table:formula="of:=[$SKG.K415]" office:value-type="float" office:value="0" calcext:value-type="float">
            <text:p>0</text:p>
          </table:table-cell>
          <table:table-cell table:style-name="ce68" table:formula="of:=[$SKG.B415]" office:value-type="float" office:value="0" calcext:value-type="float">
            <text:p>0</text:p>
          </table:table-cell>
          <table:table-cell table:style-name="ce68" table:formula="of:=[$SKG.H41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22];[$Grootboekschema.$A$1:.$B$109];2;0); &quot;&quot;)">
            <text:p/>
          </table:table-cell>
          <table:table-cell table:style-name="ce53" table:formula="of:=[$SKG.D41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16]&lt;0;-[$SKG.E416];&quot; &quot;)" office:value-type="string" office:string-value=" " calcext:value-type="string">
            <text:p><text:s text:c="3"/></text:p>
          </table:table-cell>
          <table:table-cell table:style-name="ce63" table:formula="of:=IF([$SKG.E416]&gt;=0;[$SKG.E416];&quot; &quot;)" office:value-type="float" office:value="0" calcext:value-type="float">
            <text:p><text:s/>- <text:s text:c="2"/></text:p>
          </table:table-cell>
          <table:table-cell table:style-name="ce68" table:formula="of:=[$SKG.K416]" office:value-type="float" office:value="0" calcext:value-type="float">
            <text:p>0</text:p>
          </table:table-cell>
          <table:table-cell table:style-name="ce68" table:formula="of:=[$SKG.B416]" office:value-type="float" office:value="0" calcext:value-type="float">
            <text:p>0</text:p>
          </table:table-cell>
          <table:table-cell table:style-name="ce68" table:formula="of:=[$SKG.H41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23];[$Grootboekschema.$A$1:.$B$109];2;0); &quot;&quot;)">
            <text:p/>
          </table:table-cell>
          <table:table-cell table:style-name="ce53" table:formula="of:=[$SKG.D41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17]&lt;0;-[$SKG.E417];&quot; &quot;)" office:value-type="string" office:string-value=" " calcext:value-type="string">
            <text:p><text:s text:c="3"/></text:p>
          </table:table-cell>
          <table:table-cell table:style-name="ce63" table:formula="of:=IF([$SKG.E417]&gt;=0;[$SKG.E417];&quot; &quot;)" office:value-type="float" office:value="0" calcext:value-type="float">
            <text:p><text:s/>- <text:s text:c="2"/></text:p>
          </table:table-cell>
          <table:table-cell table:style-name="ce68" table:formula="of:=[$SKG.K417]" office:value-type="float" office:value="0" calcext:value-type="float">
            <text:p>0</text:p>
          </table:table-cell>
          <table:table-cell table:style-name="ce68" table:formula="of:=[$SKG.B417]" office:value-type="float" office:value="0" calcext:value-type="float">
            <text:p>0</text:p>
          </table:table-cell>
          <table:table-cell table:style-name="ce68" table:formula="of:=[$SKG.H41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24];[$Grootboekschema.$A$1:.$B$109];2;0); &quot;&quot;)">
            <text:p/>
          </table:table-cell>
          <table:table-cell table:style-name="ce53" table:formula="of:=[$SKG.D41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18]&lt;0;-[$SKG.E418];&quot; &quot;)" office:value-type="string" office:string-value=" " calcext:value-type="string">
            <text:p><text:s text:c="3"/></text:p>
          </table:table-cell>
          <table:table-cell table:style-name="ce63" table:formula="of:=IF([$SKG.E418]&gt;=0;[$SKG.E418];&quot; &quot;)" office:value-type="float" office:value="0" calcext:value-type="float">
            <text:p><text:s/>- <text:s text:c="2"/></text:p>
          </table:table-cell>
          <table:table-cell table:style-name="ce68" table:formula="of:=[$SKG.K418]" office:value-type="float" office:value="0" calcext:value-type="float">
            <text:p>0</text:p>
          </table:table-cell>
          <table:table-cell table:style-name="ce68" table:formula="of:=[$SKG.B418]" office:value-type="float" office:value="0" calcext:value-type="float">
            <text:p>0</text:p>
          </table:table-cell>
          <table:table-cell table:style-name="ce68" table:formula="of:=[$SKG.H41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25];[$Grootboekschema.$A$1:.$B$109];2;0); &quot;&quot;)">
            <text:p/>
          </table:table-cell>
          <table:table-cell table:style-name="ce53" table:formula="of:=[$SKG.D41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19]&lt;0;-[$SKG.E419];&quot; &quot;)" office:value-type="string" office:string-value=" " calcext:value-type="string">
            <text:p><text:s text:c="3"/></text:p>
          </table:table-cell>
          <table:table-cell table:style-name="ce63" table:formula="of:=IF([$SKG.E419]&gt;=0;[$SKG.E419];&quot; &quot;)" office:value-type="float" office:value="0" calcext:value-type="float">
            <text:p><text:s/>- <text:s text:c="2"/></text:p>
          </table:table-cell>
          <table:table-cell table:style-name="ce68" table:formula="of:=[$SKG.K419]" office:value-type="float" office:value="0" calcext:value-type="float">
            <text:p>0</text:p>
          </table:table-cell>
          <table:table-cell table:style-name="ce68" table:formula="of:=[$SKG.B419]" office:value-type="float" office:value="0" calcext:value-type="float">
            <text:p>0</text:p>
          </table:table-cell>
          <table:table-cell table:style-name="ce68" table:formula="of:=[$SKG.H41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26];[$Grootboekschema.$A$1:.$B$109];2;0); &quot;&quot;)">
            <text:p/>
          </table:table-cell>
          <table:table-cell table:style-name="ce53" table:formula="of:=[$SKG.D42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20]&lt;0;-[$SKG.E420];&quot; &quot;)" office:value-type="string" office:string-value=" " calcext:value-type="string">
            <text:p><text:s text:c="3"/></text:p>
          </table:table-cell>
          <table:table-cell table:style-name="ce63" table:formula="of:=IF([$SKG.E420]&gt;=0;[$SKG.E420];&quot; &quot;)" office:value-type="float" office:value="0" calcext:value-type="float">
            <text:p><text:s/>- <text:s text:c="2"/></text:p>
          </table:table-cell>
          <table:table-cell table:style-name="ce68" table:formula="of:=[$SKG.K420]" office:value-type="float" office:value="0" calcext:value-type="float">
            <text:p>0</text:p>
          </table:table-cell>
          <table:table-cell table:style-name="ce68" table:formula="of:=[$SKG.B420]" office:value-type="float" office:value="0" calcext:value-type="float">
            <text:p>0</text:p>
          </table:table-cell>
          <table:table-cell table:style-name="ce68" table:formula="of:=[$SKG.H42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27];[$Grootboekschema.$A$1:.$B$109];2;0); &quot;&quot;)">
            <text:p/>
          </table:table-cell>
          <table:table-cell table:style-name="ce53" table:formula="of:=[$SKG.D42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21]&lt;0;-[$SKG.E421];&quot; &quot;)" office:value-type="string" office:string-value=" " calcext:value-type="string">
            <text:p><text:s text:c="3"/></text:p>
          </table:table-cell>
          <table:table-cell table:style-name="ce63" table:formula="of:=IF([$SKG.E421]&gt;=0;[$SKG.E421];&quot; &quot;)" office:value-type="float" office:value="0" calcext:value-type="float">
            <text:p><text:s/>- <text:s text:c="2"/></text:p>
          </table:table-cell>
          <table:table-cell table:style-name="ce68" table:formula="of:=[$SKG.K421]" office:value-type="float" office:value="0" calcext:value-type="float">
            <text:p>0</text:p>
          </table:table-cell>
          <table:table-cell table:style-name="ce68" table:formula="of:=[$SKG.B421]" office:value-type="float" office:value="0" calcext:value-type="float">
            <text:p>0</text:p>
          </table:table-cell>
          <table:table-cell table:style-name="ce68" table:formula="of:=[$SKG.H42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28];[$Grootboekschema.$A$1:.$B$109];2;0); &quot;&quot;)">
            <text:p/>
          </table:table-cell>
          <table:table-cell table:style-name="ce53" table:formula="of:=[$SKG.D42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22]&lt;0;-[$SKG.E422];&quot; &quot;)" office:value-type="string" office:string-value=" " calcext:value-type="string">
            <text:p><text:s text:c="3"/></text:p>
          </table:table-cell>
          <table:table-cell table:style-name="ce63" table:formula="of:=IF([$SKG.E422]&gt;=0;[$SKG.E422];&quot; &quot;)" office:value-type="float" office:value="0" calcext:value-type="float">
            <text:p><text:s/>- <text:s text:c="2"/></text:p>
          </table:table-cell>
          <table:table-cell table:style-name="ce68" table:formula="of:=[$SKG.K422]" office:value-type="float" office:value="0" calcext:value-type="float">
            <text:p>0</text:p>
          </table:table-cell>
          <table:table-cell table:style-name="ce68" table:formula="of:=[$SKG.B422]" office:value-type="float" office:value="0" calcext:value-type="float">
            <text:p>0</text:p>
          </table:table-cell>
          <table:table-cell table:style-name="ce68" table:formula="of:=[$SKG.H42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29];[$Grootboekschema.$A$1:.$B$109];2;0); &quot;&quot;)">
            <text:p/>
          </table:table-cell>
          <table:table-cell table:style-name="ce53" table:formula="of:=[$SKG.D42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23]&lt;0;-[$SKG.E423];&quot; &quot;)" office:value-type="string" office:string-value=" " calcext:value-type="string">
            <text:p><text:s text:c="3"/></text:p>
          </table:table-cell>
          <table:table-cell table:style-name="ce63" table:formula="of:=IF([$SKG.E423]&gt;=0;[$SKG.E423];&quot; &quot;)" office:value-type="float" office:value="0" calcext:value-type="float">
            <text:p><text:s/>- <text:s text:c="2"/></text:p>
          </table:table-cell>
          <table:table-cell table:style-name="ce68" table:formula="of:=[$SKG.K423]" office:value-type="float" office:value="0" calcext:value-type="float">
            <text:p>0</text:p>
          </table:table-cell>
          <table:table-cell table:style-name="ce68" table:formula="of:=[$SKG.B423]" office:value-type="float" office:value="0" calcext:value-type="float">
            <text:p>0</text:p>
          </table:table-cell>
          <table:table-cell table:style-name="ce68" table:formula="of:=[$SKG.H42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30];[$Grootboekschema.$A$1:.$B$109];2;0); &quot;&quot;)">
            <text:p/>
          </table:table-cell>
          <table:table-cell table:style-name="ce53" table:formula="of:=[$SKG.D42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24]&lt;0;-[$SKG.E424];&quot; &quot;)" office:value-type="string" office:string-value=" " calcext:value-type="string">
            <text:p><text:s text:c="3"/></text:p>
          </table:table-cell>
          <table:table-cell table:style-name="ce63" table:formula="of:=IF([$SKG.E424]&gt;=0;[$SKG.E424];&quot; &quot;)" office:value-type="float" office:value="0" calcext:value-type="float">
            <text:p><text:s/>- <text:s text:c="2"/></text:p>
          </table:table-cell>
          <table:table-cell table:style-name="ce68" table:formula="of:=[$SKG.K424]" office:value-type="float" office:value="0" calcext:value-type="float">
            <text:p>0</text:p>
          </table:table-cell>
          <table:table-cell table:style-name="ce68" table:formula="of:=[$SKG.B424]" office:value-type="float" office:value="0" calcext:value-type="float">
            <text:p>0</text:p>
          </table:table-cell>
          <table:table-cell table:style-name="ce68" table:formula="of:=[$SKG.H42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31];[$Grootboekschema.$A$1:.$B$109];2;0); &quot;&quot;)">
            <text:p/>
          </table:table-cell>
          <table:table-cell table:style-name="ce53" table:formula="of:=[$SKG.D42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25]&lt;0;-[$SKG.E425];&quot; &quot;)" office:value-type="string" office:string-value=" " calcext:value-type="string">
            <text:p><text:s text:c="3"/></text:p>
          </table:table-cell>
          <table:table-cell table:style-name="ce63" table:formula="of:=IF([$SKG.E425]&gt;=0;[$SKG.E425];&quot; &quot;)" office:value-type="float" office:value="0" calcext:value-type="float">
            <text:p><text:s/>- <text:s text:c="2"/></text:p>
          </table:table-cell>
          <table:table-cell table:style-name="ce68" table:formula="of:=[$SKG.K425]" office:value-type="float" office:value="0" calcext:value-type="float">
            <text:p>0</text:p>
          </table:table-cell>
          <table:table-cell table:style-name="ce68" table:formula="of:=[$SKG.B425]" office:value-type="float" office:value="0" calcext:value-type="float">
            <text:p>0</text:p>
          </table:table-cell>
          <table:table-cell table:style-name="ce68" table:formula="of:=[$SKG.H42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32];[$Grootboekschema.$A$1:.$B$109];2;0); &quot;&quot;)">
            <text:p/>
          </table:table-cell>
          <table:table-cell table:style-name="ce53" table:formula="of:=[$SKG.D42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26]&lt;0;-[$SKG.E426];&quot; &quot;)" office:value-type="string" office:string-value=" " calcext:value-type="string">
            <text:p><text:s text:c="3"/></text:p>
          </table:table-cell>
          <table:table-cell table:style-name="ce63" table:formula="of:=IF([$SKG.E426]&gt;=0;[$SKG.E426];&quot; &quot;)" office:value-type="float" office:value="0" calcext:value-type="float">
            <text:p><text:s/>- <text:s text:c="2"/></text:p>
          </table:table-cell>
          <table:table-cell table:style-name="ce68" table:formula="of:=[$SKG.K426]" office:value-type="float" office:value="0" calcext:value-type="float">
            <text:p>0</text:p>
          </table:table-cell>
          <table:table-cell table:style-name="ce68" table:formula="of:=[$SKG.B426]" office:value-type="float" office:value="0" calcext:value-type="float">
            <text:p>0</text:p>
          </table:table-cell>
          <table:table-cell table:style-name="ce68" table:formula="of:=[$SKG.H42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33];[$Grootboekschema.$A$1:.$B$109];2;0); &quot;&quot;)">
            <text:p/>
          </table:table-cell>
          <table:table-cell table:style-name="ce53" table:formula="of:=[$SKG.D42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27]&lt;0;-[$SKG.E427];&quot; &quot;)" office:value-type="string" office:string-value=" " calcext:value-type="string">
            <text:p><text:s text:c="3"/></text:p>
          </table:table-cell>
          <table:table-cell table:style-name="ce63" table:formula="of:=IF([$SKG.E427]&gt;=0;[$SKG.E427];&quot; &quot;)" office:value-type="float" office:value="0" calcext:value-type="float">
            <text:p><text:s/>- <text:s text:c="2"/></text:p>
          </table:table-cell>
          <table:table-cell table:style-name="ce68" table:formula="of:=[$SKG.K427]" office:value-type="float" office:value="0" calcext:value-type="float">
            <text:p>0</text:p>
          </table:table-cell>
          <table:table-cell table:style-name="ce68" table:formula="of:=[$SKG.B427]" office:value-type="float" office:value="0" calcext:value-type="float">
            <text:p>0</text:p>
          </table:table-cell>
          <table:table-cell table:style-name="ce68" table:formula="of:=[$SKG.H42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34];[$Grootboekschema.$A$1:.$B$109];2;0); &quot;&quot;)">
            <text:p/>
          </table:table-cell>
          <table:table-cell table:style-name="ce53" table:formula="of:=[$SKG.D42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28]&lt;0;-[$SKG.E428];&quot; &quot;)" office:value-type="string" office:string-value=" " calcext:value-type="string">
            <text:p><text:s text:c="3"/></text:p>
          </table:table-cell>
          <table:table-cell table:style-name="ce63" table:formula="of:=IF([$SKG.E428]&gt;=0;[$SKG.E428];&quot; &quot;)" office:value-type="float" office:value="0" calcext:value-type="float">
            <text:p><text:s/>- <text:s text:c="2"/></text:p>
          </table:table-cell>
          <table:table-cell table:style-name="ce68" table:formula="of:=[$SKG.K428]" office:value-type="float" office:value="0" calcext:value-type="float">
            <text:p>0</text:p>
          </table:table-cell>
          <table:table-cell table:style-name="ce68" table:formula="of:=[$SKG.B428]" office:value-type="float" office:value="0" calcext:value-type="float">
            <text:p>0</text:p>
          </table:table-cell>
          <table:table-cell table:style-name="ce68" table:formula="of:=[$SKG.H42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35];[$Grootboekschema.$A$1:.$B$109];2;0); &quot;&quot;)">
            <text:p/>
          </table:table-cell>
          <table:table-cell table:style-name="ce53" table:formula="of:=[$SKG.D42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29]&lt;0;-[$SKG.E429];&quot; &quot;)" office:value-type="string" office:string-value=" " calcext:value-type="string">
            <text:p><text:s text:c="3"/></text:p>
          </table:table-cell>
          <table:table-cell table:style-name="ce63" table:formula="of:=IF([$SKG.E429]&gt;=0;[$SKG.E429];&quot; &quot;)" office:value-type="float" office:value="0" calcext:value-type="float">
            <text:p><text:s/>- <text:s text:c="2"/></text:p>
          </table:table-cell>
          <table:table-cell table:style-name="ce68" table:formula="of:=[$SKG.K429]" office:value-type="float" office:value="0" calcext:value-type="float">
            <text:p>0</text:p>
          </table:table-cell>
          <table:table-cell table:style-name="ce68" table:formula="of:=[$SKG.B429]" office:value-type="float" office:value="0" calcext:value-type="float">
            <text:p>0</text:p>
          </table:table-cell>
          <table:table-cell table:style-name="ce68" table:formula="of:=[$SKG.H42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36];[$Grootboekschema.$A$1:.$B$109];2;0); &quot;&quot;)">
            <text:p/>
          </table:table-cell>
          <table:table-cell table:style-name="ce53" table:formula="of:=[$SKG.D43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30]&lt;0;-[$SKG.E430];&quot; &quot;)" office:value-type="string" office:string-value=" " calcext:value-type="string">
            <text:p><text:s text:c="3"/></text:p>
          </table:table-cell>
          <table:table-cell table:style-name="ce63" table:formula="of:=IF([$SKG.E430]&gt;=0;[$SKG.E430];&quot; &quot;)" office:value-type="float" office:value="0" calcext:value-type="float">
            <text:p><text:s/>- <text:s text:c="2"/></text:p>
          </table:table-cell>
          <table:table-cell table:style-name="ce68" table:formula="of:=[$SKG.K430]" office:value-type="float" office:value="0" calcext:value-type="float">
            <text:p>0</text:p>
          </table:table-cell>
          <table:table-cell table:style-name="ce68" table:formula="of:=[$SKG.B430]" office:value-type="float" office:value="0" calcext:value-type="float">
            <text:p>0</text:p>
          </table:table-cell>
          <table:table-cell table:style-name="ce68" table:formula="of:=[$SKG.H43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37];[$Grootboekschema.$A$1:.$B$109];2;0); &quot;&quot;)">
            <text:p/>
          </table:table-cell>
          <table:table-cell table:style-name="ce53" table:formula="of:=[$SKG.D43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31]&lt;0;-[$SKG.E431];&quot; &quot;)" office:value-type="string" office:string-value=" " calcext:value-type="string">
            <text:p><text:s text:c="3"/></text:p>
          </table:table-cell>
          <table:table-cell table:style-name="ce63" table:formula="of:=IF([$SKG.E431]&gt;=0;[$SKG.E431];&quot; &quot;)" office:value-type="float" office:value="0" calcext:value-type="float">
            <text:p><text:s/>- <text:s text:c="2"/></text:p>
          </table:table-cell>
          <table:table-cell table:style-name="ce68" table:formula="of:=[$SKG.K431]" office:value-type="float" office:value="0" calcext:value-type="float">
            <text:p>0</text:p>
          </table:table-cell>
          <table:table-cell table:style-name="ce68" table:formula="of:=[$SKG.B431]" office:value-type="float" office:value="0" calcext:value-type="float">
            <text:p>0</text:p>
          </table:table-cell>
          <table:table-cell table:style-name="ce68" table:formula="of:=[$SKG.H43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38];[$Grootboekschema.$A$1:.$B$109];2;0); &quot;&quot;)">
            <text:p/>
          </table:table-cell>
          <table:table-cell table:style-name="ce53" table:formula="of:=[$SKG.D43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32]&lt;0;-[$SKG.E432];&quot; &quot;)" office:value-type="string" office:string-value=" " calcext:value-type="string">
            <text:p><text:s text:c="3"/></text:p>
          </table:table-cell>
          <table:table-cell table:style-name="ce63" table:formula="of:=IF([$SKG.E432]&gt;=0;[$SKG.E432];&quot; &quot;)" office:value-type="float" office:value="0" calcext:value-type="float">
            <text:p><text:s/>- <text:s text:c="2"/></text:p>
          </table:table-cell>
          <table:table-cell table:style-name="ce68" table:formula="of:=[$SKG.K432]" office:value-type="float" office:value="0" calcext:value-type="float">
            <text:p>0</text:p>
          </table:table-cell>
          <table:table-cell table:style-name="ce68" table:formula="of:=[$SKG.B432]" office:value-type="float" office:value="0" calcext:value-type="float">
            <text:p>0</text:p>
          </table:table-cell>
          <table:table-cell table:style-name="ce68" table:formula="of:=[$SKG.H43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39];[$Grootboekschema.$A$1:.$B$109];2;0); &quot;&quot;)">
            <text:p/>
          </table:table-cell>
          <table:table-cell table:style-name="ce53" table:formula="of:=[$SKG.D43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33]&lt;0;-[$SKG.E433];&quot; &quot;)" office:value-type="string" office:string-value=" " calcext:value-type="string">
            <text:p><text:s text:c="3"/></text:p>
          </table:table-cell>
          <table:table-cell table:style-name="ce63" table:formula="of:=IF([$SKG.E433]&gt;=0;[$SKG.E433];&quot; &quot;)" office:value-type="float" office:value="0" calcext:value-type="float">
            <text:p><text:s/>- <text:s text:c="2"/></text:p>
          </table:table-cell>
          <table:table-cell table:style-name="ce68" table:formula="of:=[$SKG.K433]" office:value-type="float" office:value="0" calcext:value-type="float">
            <text:p>0</text:p>
          </table:table-cell>
          <table:table-cell table:style-name="ce68" table:formula="of:=[$SKG.B433]" office:value-type="float" office:value="0" calcext:value-type="float">
            <text:p>0</text:p>
          </table:table-cell>
          <table:table-cell table:style-name="ce68" table:formula="of:=[$SKG.H43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40];[$Grootboekschema.$A$1:.$B$109];2;0); &quot;&quot;)">
            <text:p/>
          </table:table-cell>
          <table:table-cell table:style-name="ce53" table:formula="of:=[$SKG.D43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34]&lt;0;-[$SKG.E434];&quot; &quot;)" office:value-type="string" office:string-value=" " calcext:value-type="string">
            <text:p><text:s text:c="3"/></text:p>
          </table:table-cell>
          <table:table-cell table:style-name="ce63" table:formula="of:=IF([$SKG.E434]&gt;=0;[$SKG.E434];&quot; &quot;)" office:value-type="float" office:value="0" calcext:value-type="float">
            <text:p><text:s/>- <text:s text:c="2"/></text:p>
          </table:table-cell>
          <table:table-cell table:style-name="ce68" table:formula="of:=[$SKG.K434]" office:value-type="float" office:value="0" calcext:value-type="float">
            <text:p>0</text:p>
          </table:table-cell>
          <table:table-cell table:style-name="ce68" table:formula="of:=[$SKG.B434]" office:value-type="float" office:value="0" calcext:value-type="float">
            <text:p>0</text:p>
          </table:table-cell>
          <table:table-cell table:style-name="ce68" table:formula="of:=[$SKG.H43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41];[$Grootboekschema.$A$1:.$B$109];2;0); &quot;&quot;)">
            <text:p/>
          </table:table-cell>
          <table:table-cell table:style-name="ce53" table:formula="of:=[$SKG.D43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35]&lt;0;-[$SKG.E435];&quot; &quot;)" office:value-type="string" office:string-value=" " calcext:value-type="string">
            <text:p><text:s text:c="3"/></text:p>
          </table:table-cell>
          <table:table-cell table:style-name="ce63" table:formula="of:=IF([$SKG.E435]&gt;=0;[$SKG.E435];&quot; &quot;)" office:value-type="float" office:value="0" calcext:value-type="float">
            <text:p><text:s/>- <text:s text:c="2"/></text:p>
          </table:table-cell>
          <table:table-cell table:style-name="ce68" table:formula="of:=[$SKG.K435]" office:value-type="float" office:value="0" calcext:value-type="float">
            <text:p>0</text:p>
          </table:table-cell>
          <table:table-cell table:style-name="ce68" table:formula="of:=[$SKG.B435]" office:value-type="float" office:value="0" calcext:value-type="float">
            <text:p>0</text:p>
          </table:table-cell>
          <table:table-cell table:style-name="ce68" table:formula="of:=[$SKG.H43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42];[$Grootboekschema.$A$1:.$B$109];2;0); &quot;&quot;)">
            <text:p/>
          </table:table-cell>
          <table:table-cell table:style-name="ce53" table:formula="of:=[$SKG.D43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36]&lt;0;-[$SKG.E436];&quot; &quot;)" office:value-type="string" office:string-value=" " calcext:value-type="string">
            <text:p><text:s text:c="3"/></text:p>
          </table:table-cell>
          <table:table-cell table:style-name="ce63" table:formula="of:=IF([$SKG.E436]&gt;=0;[$SKG.E436];&quot; &quot;)" office:value-type="float" office:value="0" calcext:value-type="float">
            <text:p><text:s/>- <text:s text:c="2"/></text:p>
          </table:table-cell>
          <table:table-cell table:style-name="ce68" table:formula="of:=[$SKG.K436]" office:value-type="float" office:value="0" calcext:value-type="float">
            <text:p>0</text:p>
          </table:table-cell>
          <table:table-cell table:style-name="ce68" table:formula="of:=[$SKG.B436]" office:value-type="float" office:value="0" calcext:value-type="float">
            <text:p>0</text:p>
          </table:table-cell>
          <table:table-cell table:style-name="ce68" table:formula="of:=[$SKG.H43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43];[$Grootboekschema.$A$1:.$B$109];2;0); &quot;&quot;)">
            <text:p/>
          </table:table-cell>
          <table:table-cell table:style-name="ce53" table:formula="of:=[$SKG.D43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37]&lt;0;-[$SKG.E437];&quot; &quot;)" office:value-type="string" office:string-value=" " calcext:value-type="string">
            <text:p><text:s text:c="3"/></text:p>
          </table:table-cell>
          <table:table-cell table:style-name="ce63" table:formula="of:=IF([$SKG.E437]&gt;=0;[$SKG.E437];&quot; &quot;)" office:value-type="float" office:value="0" calcext:value-type="float">
            <text:p><text:s/>- <text:s text:c="2"/></text:p>
          </table:table-cell>
          <table:table-cell table:style-name="ce68" table:formula="of:=[$SKG.K437]" office:value-type="float" office:value="0" calcext:value-type="float">
            <text:p>0</text:p>
          </table:table-cell>
          <table:table-cell table:style-name="ce68" table:formula="of:=[$SKG.B437]" office:value-type="float" office:value="0" calcext:value-type="float">
            <text:p>0</text:p>
          </table:table-cell>
          <table:table-cell table:style-name="ce68" table:formula="of:=[$SKG.H43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44];[$Grootboekschema.$A$1:.$B$109];2;0); &quot;&quot;)">
            <text:p/>
          </table:table-cell>
          <table:table-cell table:style-name="ce53" table:formula="of:=[$SKG.D43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38]&lt;0;-[$SKG.E438];&quot; &quot;)" office:value-type="string" office:string-value=" " calcext:value-type="string">
            <text:p><text:s text:c="3"/></text:p>
          </table:table-cell>
          <table:table-cell table:style-name="ce63" table:formula="of:=IF([$SKG.E438]&gt;=0;[$SKG.E438];&quot; &quot;)" office:value-type="float" office:value="0" calcext:value-type="float">
            <text:p><text:s/>- <text:s text:c="2"/></text:p>
          </table:table-cell>
          <table:table-cell table:style-name="ce68" table:formula="of:=[$SKG.K438]" office:value-type="float" office:value="0" calcext:value-type="float">
            <text:p>0</text:p>
          </table:table-cell>
          <table:table-cell table:style-name="ce68" table:formula="of:=[$SKG.B438]" office:value-type="float" office:value="0" calcext:value-type="float">
            <text:p>0</text:p>
          </table:table-cell>
          <table:table-cell table:style-name="ce68" table:formula="of:=[$SKG.H43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45];[$Grootboekschema.$A$1:.$B$109];2;0); &quot;&quot;)">
            <text:p/>
          </table:table-cell>
          <table:table-cell table:style-name="ce53" table:formula="of:=[$SKG.D43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39]&lt;0;-[$SKG.E439];&quot; &quot;)" office:value-type="string" office:string-value=" " calcext:value-type="string">
            <text:p><text:s text:c="3"/></text:p>
          </table:table-cell>
          <table:table-cell table:style-name="ce63" table:formula="of:=IF([$SKG.E439]&gt;=0;[$SKG.E439];&quot; &quot;)" office:value-type="float" office:value="0" calcext:value-type="float">
            <text:p><text:s/>- <text:s text:c="2"/></text:p>
          </table:table-cell>
          <table:table-cell table:style-name="ce68" table:formula="of:=[$SKG.K439]" office:value-type="float" office:value="0" calcext:value-type="float">
            <text:p>0</text:p>
          </table:table-cell>
          <table:table-cell table:style-name="ce68" table:formula="of:=[$SKG.B439]" office:value-type="float" office:value="0" calcext:value-type="float">
            <text:p>0</text:p>
          </table:table-cell>
          <table:table-cell table:style-name="ce68" table:formula="of:=[$SKG.H43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46];[$Grootboekschema.$A$1:.$B$109];2;0); &quot;&quot;)">
            <text:p/>
          </table:table-cell>
          <table:table-cell table:style-name="ce53" table:formula="of:=[$SKG.D44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40]&lt;0;-[$SKG.E440];&quot; &quot;)" office:value-type="string" office:string-value=" " calcext:value-type="string">
            <text:p><text:s text:c="3"/></text:p>
          </table:table-cell>
          <table:table-cell table:style-name="ce63" table:formula="of:=IF([$SKG.E440]&gt;=0;[$SKG.E440];&quot; &quot;)" office:value-type="float" office:value="0" calcext:value-type="float">
            <text:p><text:s/>- <text:s text:c="2"/></text:p>
          </table:table-cell>
          <table:table-cell table:style-name="ce68" table:formula="of:=[$SKG.K440]" office:value-type="float" office:value="0" calcext:value-type="float">
            <text:p>0</text:p>
          </table:table-cell>
          <table:table-cell table:style-name="ce68" table:formula="of:=[$SKG.B440]" office:value-type="float" office:value="0" calcext:value-type="float">
            <text:p>0</text:p>
          </table:table-cell>
          <table:table-cell table:style-name="ce68" table:formula="of:=[$SKG.H44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47];[$Grootboekschema.$A$1:.$B$109];2;0); &quot;&quot;)">
            <text:p/>
          </table:table-cell>
          <table:table-cell table:style-name="ce53" table:formula="of:=[$SKG.D44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41]&lt;0;-[$SKG.E441];&quot; &quot;)" office:value-type="string" office:string-value=" " calcext:value-type="string">
            <text:p><text:s text:c="3"/></text:p>
          </table:table-cell>
          <table:table-cell table:style-name="ce63" table:formula="of:=IF([$SKG.E441]&gt;=0;[$SKG.E441];&quot; &quot;)" office:value-type="float" office:value="0" calcext:value-type="float">
            <text:p><text:s/>- <text:s text:c="2"/></text:p>
          </table:table-cell>
          <table:table-cell table:style-name="ce68" table:formula="of:=[$SKG.K441]" office:value-type="float" office:value="0" calcext:value-type="float">
            <text:p>0</text:p>
          </table:table-cell>
          <table:table-cell table:style-name="ce68" table:formula="of:=[$SKG.B441]" office:value-type="float" office:value="0" calcext:value-type="float">
            <text:p>0</text:p>
          </table:table-cell>
          <table:table-cell table:style-name="ce68" table:formula="of:=[$SKG.H44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48];[$Grootboekschema.$A$1:.$B$109];2;0); &quot;&quot;)">
            <text:p/>
          </table:table-cell>
          <table:table-cell table:style-name="ce53" table:formula="of:=[$SKG.D44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42]&lt;0;-[$SKG.E442];&quot; &quot;)" office:value-type="string" office:string-value=" " calcext:value-type="string">
            <text:p><text:s text:c="3"/></text:p>
          </table:table-cell>
          <table:table-cell table:style-name="ce63" table:formula="of:=IF([$SKG.E442]&gt;=0;[$SKG.E442];&quot; &quot;)" office:value-type="float" office:value="0" calcext:value-type="float">
            <text:p><text:s/>- <text:s text:c="2"/></text:p>
          </table:table-cell>
          <table:table-cell table:style-name="ce68" table:formula="of:=[$SKG.K442]" office:value-type="float" office:value="0" calcext:value-type="float">
            <text:p>0</text:p>
          </table:table-cell>
          <table:table-cell table:style-name="ce68" table:formula="of:=[$SKG.B442]" office:value-type="float" office:value="0" calcext:value-type="float">
            <text:p>0</text:p>
          </table:table-cell>
          <table:table-cell table:style-name="ce68" table:formula="of:=[$SKG.H44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49];[$Grootboekschema.$A$1:.$B$109];2;0); &quot;&quot;)">
            <text:p/>
          </table:table-cell>
          <table:table-cell table:style-name="ce53" table:formula="of:=[$SKG.D44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43]&lt;0;-[$SKG.E443];&quot; &quot;)" office:value-type="string" office:string-value=" " calcext:value-type="string">
            <text:p><text:s text:c="3"/></text:p>
          </table:table-cell>
          <table:table-cell table:style-name="ce63" table:formula="of:=IF([$SKG.E443]&gt;=0;[$SKG.E443];&quot; &quot;)" office:value-type="float" office:value="0" calcext:value-type="float">
            <text:p><text:s/>- <text:s text:c="2"/></text:p>
          </table:table-cell>
          <table:table-cell table:style-name="ce68" table:formula="of:=[$SKG.K443]" office:value-type="float" office:value="0" calcext:value-type="float">
            <text:p>0</text:p>
          </table:table-cell>
          <table:table-cell table:style-name="ce68" table:formula="of:=[$SKG.B443]" office:value-type="float" office:value="0" calcext:value-type="float">
            <text:p>0</text:p>
          </table:table-cell>
          <table:table-cell table:style-name="ce68" table:formula="of:=[$SKG.H44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50];[$Grootboekschema.$A$1:.$B$109];2;0); &quot;&quot;)">
            <text:p/>
          </table:table-cell>
          <table:table-cell table:style-name="ce53" table:formula="of:=[$SKG.D44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44]&lt;0;-[$SKG.E444];&quot; &quot;)" office:value-type="string" office:string-value=" " calcext:value-type="string">
            <text:p><text:s text:c="3"/></text:p>
          </table:table-cell>
          <table:table-cell table:style-name="ce63" table:formula="of:=IF([$SKG.E444]&gt;=0;[$SKG.E444];&quot; &quot;)" office:value-type="float" office:value="0" calcext:value-type="float">
            <text:p><text:s/>- <text:s text:c="2"/></text:p>
          </table:table-cell>
          <table:table-cell table:style-name="ce68" table:formula="of:=[$SKG.K444]" office:value-type="float" office:value="0" calcext:value-type="float">
            <text:p>0</text:p>
          </table:table-cell>
          <table:table-cell table:style-name="ce68" table:formula="of:=[$SKG.B444]" office:value-type="float" office:value="0" calcext:value-type="float">
            <text:p>0</text:p>
          </table:table-cell>
          <table:table-cell table:style-name="ce68" table:formula="of:=[$SKG.H44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51];[$Grootboekschema.$A$1:.$B$109];2;0); &quot;&quot;)">
            <text:p/>
          </table:table-cell>
          <table:table-cell table:style-name="ce53" table:formula="of:=[$SKG.D44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45]&lt;0;-[$SKG.E445];&quot; &quot;)" office:value-type="string" office:string-value=" " calcext:value-type="string">
            <text:p><text:s text:c="3"/></text:p>
          </table:table-cell>
          <table:table-cell table:style-name="ce63" table:formula="of:=IF([$SKG.E445]&gt;=0;[$SKG.E445];&quot; &quot;)" office:value-type="float" office:value="0" calcext:value-type="float">
            <text:p><text:s/>- <text:s text:c="2"/></text:p>
          </table:table-cell>
          <table:table-cell table:style-name="ce68" table:formula="of:=[$SKG.K445]" office:value-type="float" office:value="0" calcext:value-type="float">
            <text:p>0</text:p>
          </table:table-cell>
          <table:table-cell table:style-name="ce68" table:formula="of:=[$SKG.B445]" office:value-type="float" office:value="0" calcext:value-type="float">
            <text:p>0</text:p>
          </table:table-cell>
          <table:table-cell table:style-name="ce68" table:formula="of:=[$SKG.H44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52];[$Grootboekschema.$A$1:.$B$109];2;0); &quot;&quot;)">
            <text:p/>
          </table:table-cell>
          <table:table-cell table:style-name="ce53" table:formula="of:=[$SKG.D44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46]&lt;0;-[$SKG.E446];&quot; &quot;)" office:value-type="string" office:string-value=" " calcext:value-type="string">
            <text:p><text:s text:c="3"/></text:p>
          </table:table-cell>
          <table:table-cell table:style-name="ce63" table:formula="of:=IF([$SKG.E446]&gt;=0;[$SKG.E446];&quot; &quot;)" office:value-type="float" office:value="0" calcext:value-type="float">
            <text:p><text:s/>- <text:s text:c="2"/></text:p>
          </table:table-cell>
          <table:table-cell table:style-name="ce68" table:formula="of:=[$SKG.K446]" office:value-type="float" office:value="0" calcext:value-type="float">
            <text:p>0</text:p>
          </table:table-cell>
          <table:table-cell table:style-name="ce68" table:formula="of:=[$SKG.B446]" office:value-type="float" office:value="0" calcext:value-type="float">
            <text:p>0</text:p>
          </table:table-cell>
          <table:table-cell table:style-name="ce68" table:formula="of:=[$SKG.H44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53];[$Grootboekschema.$A$1:.$B$109];2;0); &quot;&quot;)">
            <text:p/>
          </table:table-cell>
          <table:table-cell table:style-name="ce53" table:formula="of:=[$SKG.D44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47]&lt;0;-[$SKG.E447];&quot; &quot;)" office:value-type="string" office:string-value=" " calcext:value-type="string">
            <text:p><text:s text:c="3"/></text:p>
          </table:table-cell>
          <table:table-cell table:style-name="ce63" table:formula="of:=IF([$SKG.E447]&gt;=0;[$SKG.E447];&quot; &quot;)" office:value-type="float" office:value="0" calcext:value-type="float">
            <text:p><text:s/>- <text:s text:c="2"/></text:p>
          </table:table-cell>
          <table:table-cell table:style-name="ce68" table:formula="of:=[$SKG.K447]" office:value-type="float" office:value="0" calcext:value-type="float">
            <text:p>0</text:p>
          </table:table-cell>
          <table:table-cell table:style-name="ce68" table:formula="of:=[$SKG.B447]" office:value-type="float" office:value="0" calcext:value-type="float">
            <text:p>0</text:p>
          </table:table-cell>
          <table:table-cell table:style-name="ce68" table:formula="of:=[$SKG.H44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54];[$Grootboekschema.$A$1:.$B$109];2;0); &quot;&quot;)">
            <text:p/>
          </table:table-cell>
          <table:table-cell table:style-name="ce53" table:formula="of:=[$SKG.D44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48]&lt;0;-[$SKG.E448];&quot; &quot;)" office:value-type="string" office:string-value=" " calcext:value-type="string">
            <text:p><text:s text:c="3"/></text:p>
          </table:table-cell>
          <table:table-cell table:style-name="ce63" table:formula="of:=IF([$SKG.E448]&gt;=0;[$SKG.E448];&quot; &quot;)" office:value-type="float" office:value="0" calcext:value-type="float">
            <text:p><text:s/>- <text:s text:c="2"/></text:p>
          </table:table-cell>
          <table:table-cell table:style-name="ce68" table:formula="of:=[$SKG.K448]" office:value-type="float" office:value="0" calcext:value-type="float">
            <text:p>0</text:p>
          </table:table-cell>
          <table:table-cell table:style-name="ce68" table:formula="of:=[$SKG.B448]" office:value-type="float" office:value="0" calcext:value-type="float">
            <text:p>0</text:p>
          </table:table-cell>
          <table:table-cell table:style-name="ce68" table:formula="of:=[$SKG.H44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55];[$Grootboekschema.$A$1:.$B$109];2;0); &quot;&quot;)">
            <text:p/>
          </table:table-cell>
          <table:table-cell table:style-name="ce53" table:formula="of:=[$SKG.D44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49]&lt;0;-[$SKG.E449];&quot; &quot;)" office:value-type="string" office:string-value=" " calcext:value-type="string">
            <text:p><text:s text:c="3"/></text:p>
          </table:table-cell>
          <table:table-cell table:style-name="ce63" table:formula="of:=IF([$SKG.E449]&gt;=0;[$SKG.E449];&quot; &quot;)" office:value-type="float" office:value="0" calcext:value-type="float">
            <text:p><text:s/>- <text:s text:c="2"/></text:p>
          </table:table-cell>
          <table:table-cell table:style-name="ce68" table:formula="of:=[$SKG.K449]" office:value-type="float" office:value="0" calcext:value-type="float">
            <text:p>0</text:p>
          </table:table-cell>
          <table:table-cell table:style-name="ce68" table:formula="of:=[$SKG.B449]" office:value-type="float" office:value="0" calcext:value-type="float">
            <text:p>0</text:p>
          </table:table-cell>
          <table:table-cell table:style-name="ce68" table:formula="of:=[$SKG.H44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56];[$Grootboekschema.$A$1:.$B$109];2;0); &quot;&quot;)">
            <text:p/>
          </table:table-cell>
          <table:table-cell table:style-name="ce53" table:formula="of:=[$SKG.D45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50]&lt;0;-[$SKG.E450];&quot; &quot;)" office:value-type="string" office:string-value=" " calcext:value-type="string">
            <text:p><text:s text:c="3"/></text:p>
          </table:table-cell>
          <table:table-cell table:style-name="ce63" table:formula="of:=IF([$SKG.E450]&gt;=0;[$SKG.E450];&quot; &quot;)" office:value-type="float" office:value="0" calcext:value-type="float">
            <text:p><text:s/>- <text:s text:c="2"/></text:p>
          </table:table-cell>
          <table:table-cell table:style-name="ce68" table:formula="of:=[$SKG.K450]" office:value-type="float" office:value="0" calcext:value-type="float">
            <text:p>0</text:p>
          </table:table-cell>
          <table:table-cell table:style-name="ce68" table:formula="of:=[$SKG.B450]" office:value-type="float" office:value="0" calcext:value-type="float">
            <text:p>0</text:p>
          </table:table-cell>
          <table:table-cell table:style-name="ce68" table:formula="of:=[$SKG.H45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57];[$Grootboekschema.$A$1:.$B$109];2;0); &quot;&quot;)">
            <text:p/>
          </table:table-cell>
          <table:table-cell table:style-name="ce53" table:formula="of:=[$SKG.D45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51]&lt;0;-[$SKG.E451];&quot; &quot;)" office:value-type="string" office:string-value=" " calcext:value-type="string">
            <text:p><text:s text:c="3"/></text:p>
          </table:table-cell>
          <table:table-cell table:style-name="ce63" table:formula="of:=IF([$SKG.E451]&gt;=0;[$SKG.E451];&quot; &quot;)" office:value-type="float" office:value="0" calcext:value-type="float">
            <text:p><text:s/>- <text:s text:c="2"/></text:p>
          </table:table-cell>
          <table:table-cell table:style-name="ce68" table:formula="of:=[$SKG.K451]" office:value-type="float" office:value="0" calcext:value-type="float">
            <text:p>0</text:p>
          </table:table-cell>
          <table:table-cell table:style-name="ce68" table:formula="of:=[$SKG.B451]" office:value-type="float" office:value="0" calcext:value-type="float">
            <text:p>0</text:p>
          </table:table-cell>
          <table:table-cell table:style-name="ce68" table:formula="of:=[$SKG.H45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58];[$Grootboekschema.$A$1:.$B$109];2;0); &quot;&quot;)">
            <text:p/>
          </table:table-cell>
          <table:table-cell table:style-name="ce53" table:formula="of:=[$SKG.D45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52]&lt;0;-[$SKG.E452];&quot; &quot;)" office:value-type="string" office:string-value=" " calcext:value-type="string">
            <text:p><text:s text:c="3"/></text:p>
          </table:table-cell>
          <table:table-cell table:style-name="ce63" table:formula="of:=IF([$SKG.E452]&gt;=0;[$SKG.E452];&quot; &quot;)" office:value-type="float" office:value="0" calcext:value-type="float">
            <text:p><text:s/>- <text:s text:c="2"/></text:p>
          </table:table-cell>
          <table:table-cell table:style-name="ce68" table:formula="of:=[$SKG.K452]" office:value-type="float" office:value="0" calcext:value-type="float">
            <text:p>0</text:p>
          </table:table-cell>
          <table:table-cell table:style-name="ce68" table:formula="of:=[$SKG.B452]" office:value-type="float" office:value="0" calcext:value-type="float">
            <text:p>0</text:p>
          </table:table-cell>
          <table:table-cell table:style-name="ce68" table:formula="of:=[$SKG.H45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59];[$Grootboekschema.$A$1:.$B$109];2;0); &quot;&quot;)">
            <text:p/>
          </table:table-cell>
          <table:table-cell table:style-name="ce53" table:formula="of:=[$SKG.D45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53]&lt;0;-[$SKG.E453];&quot; &quot;)" office:value-type="string" office:string-value=" " calcext:value-type="string">
            <text:p><text:s text:c="3"/></text:p>
          </table:table-cell>
          <table:table-cell table:style-name="ce63" table:formula="of:=IF([$SKG.E453]&gt;=0;[$SKG.E453];&quot; &quot;)" office:value-type="float" office:value="0" calcext:value-type="float">
            <text:p><text:s/>- <text:s text:c="2"/></text:p>
          </table:table-cell>
          <table:table-cell table:style-name="ce68" table:formula="of:=[$SKG.K453]" office:value-type="float" office:value="0" calcext:value-type="float">
            <text:p>0</text:p>
          </table:table-cell>
          <table:table-cell table:style-name="ce68" table:formula="of:=[$SKG.B453]" office:value-type="float" office:value="0" calcext:value-type="float">
            <text:p>0</text:p>
          </table:table-cell>
          <table:table-cell table:style-name="ce68" table:formula="of:=[$SKG.H45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60];[$Grootboekschema.$A$1:.$B$109];2;0); &quot;&quot;)">
            <text:p/>
          </table:table-cell>
          <table:table-cell table:style-name="ce53" table:formula="of:=[$SKG.D45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54]&lt;0;-[$SKG.E454];&quot; &quot;)" office:value-type="string" office:string-value=" " calcext:value-type="string">
            <text:p><text:s text:c="3"/></text:p>
          </table:table-cell>
          <table:table-cell table:style-name="ce63" table:formula="of:=IF([$SKG.E454]&gt;=0;[$SKG.E454];&quot; &quot;)" office:value-type="float" office:value="0" calcext:value-type="float">
            <text:p><text:s/>- <text:s text:c="2"/></text:p>
          </table:table-cell>
          <table:table-cell table:style-name="ce68" table:formula="of:=[$SKG.K454]" office:value-type="float" office:value="0" calcext:value-type="float">
            <text:p>0</text:p>
          </table:table-cell>
          <table:table-cell table:style-name="ce68" table:formula="of:=[$SKG.B454]" office:value-type="float" office:value="0" calcext:value-type="float">
            <text:p>0</text:p>
          </table:table-cell>
          <table:table-cell table:style-name="ce68" table:formula="of:=[$SKG.H45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61];[$Grootboekschema.$A$1:.$B$109];2;0); &quot;&quot;)">
            <text:p/>
          </table:table-cell>
          <table:table-cell table:style-name="ce53" table:formula="of:=[$SKG.D45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55]&lt;0;-[$SKG.E455];&quot; &quot;)" office:value-type="string" office:string-value=" " calcext:value-type="string">
            <text:p><text:s text:c="3"/></text:p>
          </table:table-cell>
          <table:table-cell table:style-name="ce63" table:formula="of:=IF([$SKG.E455]&gt;=0;[$SKG.E455];&quot; &quot;)" office:value-type="float" office:value="0" calcext:value-type="float">
            <text:p><text:s/>- <text:s text:c="2"/></text:p>
          </table:table-cell>
          <table:table-cell table:style-name="ce68" table:formula="of:=[$SKG.K455]" office:value-type="float" office:value="0" calcext:value-type="float">
            <text:p>0</text:p>
          </table:table-cell>
          <table:table-cell table:style-name="ce68" table:formula="of:=[$SKG.B455]" office:value-type="float" office:value="0" calcext:value-type="float">
            <text:p>0</text:p>
          </table:table-cell>
          <table:table-cell table:style-name="ce68" table:formula="of:=[$SKG.H45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62];[$Grootboekschema.$A$1:.$B$109];2;0); &quot;&quot;)">
            <text:p/>
          </table:table-cell>
          <table:table-cell table:style-name="ce53" table:formula="of:=[$SKG.D45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56]&lt;0;-[$SKG.E456];&quot; &quot;)" office:value-type="string" office:string-value=" " calcext:value-type="string">
            <text:p><text:s text:c="3"/></text:p>
          </table:table-cell>
          <table:table-cell table:style-name="ce63" table:formula="of:=IF([$SKG.E456]&gt;=0;[$SKG.E456];&quot; &quot;)" office:value-type="float" office:value="0" calcext:value-type="float">
            <text:p><text:s/>- <text:s text:c="2"/></text:p>
          </table:table-cell>
          <table:table-cell table:style-name="ce68" table:formula="of:=[$SKG.K456]" office:value-type="float" office:value="0" calcext:value-type="float">
            <text:p>0</text:p>
          </table:table-cell>
          <table:table-cell table:style-name="ce68" table:formula="of:=[$SKG.B456]" office:value-type="float" office:value="0" calcext:value-type="float">
            <text:p>0</text:p>
          </table:table-cell>
          <table:table-cell table:style-name="ce68" table:formula="of:=[$SKG.H45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63];[$Grootboekschema.$A$1:.$B$109];2;0); &quot;&quot;)">
            <text:p/>
          </table:table-cell>
          <table:table-cell table:style-name="ce53" table:formula="of:=[$SKG.D45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57]&lt;0;-[$SKG.E457];&quot; &quot;)" office:value-type="string" office:string-value=" " calcext:value-type="string">
            <text:p><text:s text:c="3"/></text:p>
          </table:table-cell>
          <table:table-cell table:style-name="ce63" table:formula="of:=IF([$SKG.E457]&gt;=0;[$SKG.E457];&quot; &quot;)" office:value-type="float" office:value="0" calcext:value-type="float">
            <text:p><text:s/>- <text:s text:c="2"/></text:p>
          </table:table-cell>
          <table:table-cell table:style-name="ce68" table:formula="of:=[$SKG.K457]" office:value-type="float" office:value="0" calcext:value-type="float">
            <text:p>0</text:p>
          </table:table-cell>
          <table:table-cell table:style-name="ce68" table:formula="of:=[$SKG.B457]" office:value-type="float" office:value="0" calcext:value-type="float">
            <text:p>0</text:p>
          </table:table-cell>
          <table:table-cell table:style-name="ce68" table:formula="of:=[$SKG.H45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64];[$Grootboekschema.$A$1:.$B$109];2;0); &quot;&quot;)">
            <text:p/>
          </table:table-cell>
          <table:table-cell table:style-name="ce53" table:formula="of:=[$SKG.D45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58]&lt;0;-[$SKG.E458];&quot; &quot;)" office:value-type="string" office:string-value=" " calcext:value-type="string">
            <text:p><text:s text:c="3"/></text:p>
          </table:table-cell>
          <table:table-cell table:style-name="ce63" table:formula="of:=IF([$SKG.E458]&gt;=0;[$SKG.E458];&quot; &quot;)" office:value-type="float" office:value="0" calcext:value-type="float">
            <text:p><text:s/>- <text:s text:c="2"/></text:p>
          </table:table-cell>
          <table:table-cell table:style-name="ce68" table:formula="of:=[$SKG.K458]" office:value-type="float" office:value="0" calcext:value-type="float">
            <text:p>0</text:p>
          </table:table-cell>
          <table:table-cell table:style-name="ce68" table:formula="of:=[$SKG.B458]" office:value-type="float" office:value="0" calcext:value-type="float">
            <text:p>0</text:p>
          </table:table-cell>
          <table:table-cell table:style-name="ce68" table:formula="of:=[$SKG.H45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65];[$Grootboekschema.$A$1:.$B$109];2;0); &quot;&quot;)">
            <text:p/>
          </table:table-cell>
          <table:table-cell table:style-name="ce53" table:formula="of:=[$SKG.D45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59]&lt;0;-[$SKG.E459];&quot; &quot;)" office:value-type="string" office:string-value=" " calcext:value-type="string">
            <text:p><text:s text:c="3"/></text:p>
          </table:table-cell>
          <table:table-cell table:style-name="ce63" table:formula="of:=IF([$SKG.E459]&gt;=0;[$SKG.E459];&quot; &quot;)" office:value-type="float" office:value="0" calcext:value-type="float">
            <text:p><text:s/>- <text:s text:c="2"/></text:p>
          </table:table-cell>
          <table:table-cell table:style-name="ce68" table:formula="of:=[$SKG.K459]" office:value-type="float" office:value="0" calcext:value-type="float">
            <text:p>0</text:p>
          </table:table-cell>
          <table:table-cell table:style-name="ce68" table:formula="of:=[$SKG.B459]" office:value-type="float" office:value="0" calcext:value-type="float">
            <text:p>0</text:p>
          </table:table-cell>
          <table:table-cell table:style-name="ce68" table:formula="of:=[$SKG.H45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66];[$Grootboekschema.$A$1:.$B$109];2;0); &quot;&quot;)">
            <text:p/>
          </table:table-cell>
          <table:table-cell table:style-name="ce53" table:formula="of:=[$SKG.D46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60]&lt;0;-[$SKG.E460];&quot; &quot;)" office:value-type="string" office:string-value=" " calcext:value-type="string">
            <text:p><text:s text:c="3"/></text:p>
          </table:table-cell>
          <table:table-cell table:style-name="ce63" table:formula="of:=IF([$SKG.E460]&gt;=0;[$SKG.E460];&quot; &quot;)" office:value-type="float" office:value="0" calcext:value-type="float">
            <text:p><text:s/>- <text:s text:c="2"/></text:p>
          </table:table-cell>
          <table:table-cell table:style-name="ce68" table:formula="of:=[$SKG.K460]" office:value-type="float" office:value="0" calcext:value-type="float">
            <text:p>0</text:p>
          </table:table-cell>
          <table:table-cell table:style-name="ce68" table:formula="of:=[$SKG.B460]" office:value-type="float" office:value="0" calcext:value-type="float">
            <text:p>0</text:p>
          </table:table-cell>
          <table:table-cell table:style-name="ce68" table:formula="of:=[$SKG.H46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67];[$Grootboekschema.$A$1:.$B$109];2;0); &quot;&quot;)">
            <text:p/>
          </table:table-cell>
          <table:table-cell table:style-name="ce53" table:formula="of:=[$SKG.D46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61]&lt;0;-[$SKG.E461];&quot; &quot;)" office:value-type="string" office:string-value=" " calcext:value-type="string">
            <text:p><text:s text:c="3"/></text:p>
          </table:table-cell>
          <table:table-cell table:style-name="ce63" table:formula="of:=IF([$SKG.E461]&gt;=0;[$SKG.E461];&quot; &quot;)" office:value-type="float" office:value="0" calcext:value-type="float">
            <text:p><text:s/>- <text:s text:c="2"/></text:p>
          </table:table-cell>
          <table:table-cell table:style-name="ce68" table:formula="of:=[$SKG.K461]" office:value-type="float" office:value="0" calcext:value-type="float">
            <text:p>0</text:p>
          </table:table-cell>
          <table:table-cell table:style-name="ce68" table:formula="of:=[$SKG.B461]" office:value-type="float" office:value="0" calcext:value-type="float">
            <text:p>0</text:p>
          </table:table-cell>
          <table:table-cell table:style-name="ce68" table:formula="of:=[$SKG.H46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68];[$Grootboekschema.$A$1:.$B$109];2;0); &quot;&quot;)">
            <text:p/>
          </table:table-cell>
          <table:table-cell table:style-name="ce53" table:formula="of:=[$SKG.D46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62]&lt;0;-[$SKG.E462];&quot; &quot;)" office:value-type="string" office:string-value=" " calcext:value-type="string">
            <text:p><text:s text:c="3"/></text:p>
          </table:table-cell>
          <table:table-cell table:style-name="ce63" table:formula="of:=IF([$SKG.E462]&gt;=0;[$SKG.E462];&quot; &quot;)" office:value-type="float" office:value="0" calcext:value-type="float">
            <text:p><text:s/>- <text:s text:c="2"/></text:p>
          </table:table-cell>
          <table:table-cell table:style-name="ce68" table:formula="of:=[$SKG.K462]" office:value-type="float" office:value="0" calcext:value-type="float">
            <text:p>0</text:p>
          </table:table-cell>
          <table:table-cell table:style-name="ce68" table:formula="of:=[$SKG.B462]" office:value-type="float" office:value="0" calcext:value-type="float">
            <text:p>0</text:p>
          </table:table-cell>
          <table:table-cell table:style-name="ce68" table:formula="of:=[$SKG.H46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69];[$Grootboekschema.$A$1:.$B$109];2;0); &quot;&quot;)">
            <text:p/>
          </table:table-cell>
          <table:table-cell table:style-name="ce53" table:formula="of:=[$SKG.D46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63]&lt;0;-[$SKG.E463];&quot; &quot;)" office:value-type="string" office:string-value=" " calcext:value-type="string">
            <text:p><text:s text:c="3"/></text:p>
          </table:table-cell>
          <table:table-cell table:style-name="ce63" table:formula="of:=IF([$SKG.E463]&gt;=0;[$SKG.E463];&quot; &quot;)" office:value-type="float" office:value="0" calcext:value-type="float">
            <text:p><text:s/>- <text:s text:c="2"/></text:p>
          </table:table-cell>
          <table:table-cell table:style-name="ce68" table:formula="of:=[$SKG.K463]" office:value-type="float" office:value="0" calcext:value-type="float">
            <text:p>0</text:p>
          </table:table-cell>
          <table:table-cell table:style-name="ce68" table:formula="of:=[$SKG.B463]" office:value-type="float" office:value="0" calcext:value-type="float">
            <text:p>0</text:p>
          </table:table-cell>
          <table:table-cell table:style-name="ce68" table:formula="of:=[$SKG.H46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70];[$Grootboekschema.$A$1:.$B$109];2;0); &quot;&quot;)">
            <text:p/>
          </table:table-cell>
          <table:table-cell table:style-name="ce53" table:formula="of:=[$SKG.D46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64]&lt;0;-[$SKG.E464];&quot; &quot;)" office:value-type="string" office:string-value=" " calcext:value-type="string">
            <text:p><text:s text:c="3"/></text:p>
          </table:table-cell>
          <table:table-cell table:style-name="ce63" table:formula="of:=IF([$SKG.E464]&gt;=0;[$SKG.E464];&quot; &quot;)" office:value-type="float" office:value="0" calcext:value-type="float">
            <text:p><text:s/>- <text:s text:c="2"/></text:p>
          </table:table-cell>
          <table:table-cell table:style-name="ce68" table:formula="of:=[$SKG.K464]" office:value-type="float" office:value="0" calcext:value-type="float">
            <text:p>0</text:p>
          </table:table-cell>
          <table:table-cell table:style-name="ce68" table:formula="of:=[$SKG.B464]" office:value-type="float" office:value="0" calcext:value-type="float">
            <text:p>0</text:p>
          </table:table-cell>
          <table:table-cell table:style-name="ce68" table:formula="of:=[$SKG.H46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71];[$Grootboekschema.$A$1:.$B$109];2;0); &quot;&quot;)">
            <text:p/>
          </table:table-cell>
          <table:table-cell table:style-name="ce53" table:formula="of:=[$SKG.D46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65]&lt;0;-[$SKG.E465];&quot; &quot;)" office:value-type="string" office:string-value=" " calcext:value-type="string">
            <text:p><text:s text:c="3"/></text:p>
          </table:table-cell>
          <table:table-cell table:style-name="ce63" table:formula="of:=IF([$SKG.E465]&gt;=0;[$SKG.E465];&quot; &quot;)" office:value-type="float" office:value="0" calcext:value-type="float">
            <text:p><text:s/>- <text:s text:c="2"/></text:p>
          </table:table-cell>
          <table:table-cell table:style-name="ce68" table:formula="of:=[$SKG.K465]" office:value-type="float" office:value="0" calcext:value-type="float">
            <text:p>0</text:p>
          </table:table-cell>
          <table:table-cell table:style-name="ce68" table:formula="of:=[$SKG.B465]" office:value-type="float" office:value="0" calcext:value-type="float">
            <text:p>0</text:p>
          </table:table-cell>
          <table:table-cell table:style-name="ce68" table:formula="of:=[$SKG.H46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72];[$Grootboekschema.$A$1:.$B$109];2;0); &quot;&quot;)">
            <text:p/>
          </table:table-cell>
          <table:table-cell table:style-name="ce53" table:formula="of:=[$SKG.D46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66]&lt;0;-[$SKG.E466];&quot; &quot;)" office:value-type="string" office:string-value=" " calcext:value-type="string">
            <text:p><text:s text:c="3"/></text:p>
          </table:table-cell>
          <table:table-cell table:style-name="ce63" table:formula="of:=IF([$SKG.E466]&gt;=0;[$SKG.E466];&quot; &quot;)" office:value-type="float" office:value="0" calcext:value-type="float">
            <text:p><text:s/>- <text:s text:c="2"/></text:p>
          </table:table-cell>
          <table:table-cell table:style-name="ce68" table:formula="of:=[$SKG.K466]" office:value-type="float" office:value="0" calcext:value-type="float">
            <text:p>0</text:p>
          </table:table-cell>
          <table:table-cell table:style-name="ce68" table:formula="of:=[$SKG.B466]" office:value-type="float" office:value="0" calcext:value-type="float">
            <text:p>0</text:p>
          </table:table-cell>
          <table:table-cell table:style-name="ce68" table:formula="of:=[$SKG.H46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73];[$Grootboekschema.$A$1:.$B$109];2;0); &quot;&quot;)">
            <text:p/>
          </table:table-cell>
          <table:table-cell table:style-name="ce53" table:formula="of:=[$SKG.D46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67]&lt;0;-[$SKG.E467];&quot; &quot;)" office:value-type="string" office:string-value=" " calcext:value-type="string">
            <text:p><text:s text:c="3"/></text:p>
          </table:table-cell>
          <table:table-cell table:style-name="ce63" table:formula="of:=IF([$SKG.E467]&gt;=0;[$SKG.E467];&quot; &quot;)" office:value-type="float" office:value="0" calcext:value-type="float">
            <text:p><text:s/>- <text:s text:c="2"/></text:p>
          </table:table-cell>
          <table:table-cell table:style-name="ce68" table:formula="of:=[$SKG.K467]" office:value-type="float" office:value="0" calcext:value-type="float">
            <text:p>0</text:p>
          </table:table-cell>
          <table:table-cell table:style-name="ce68" table:formula="of:=[$SKG.B467]" office:value-type="float" office:value="0" calcext:value-type="float">
            <text:p>0</text:p>
          </table:table-cell>
          <table:table-cell table:style-name="ce68" table:formula="of:=[$SKG.H46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74];[$Grootboekschema.$A$1:.$B$109];2;0); &quot;&quot;)">
            <text:p/>
          </table:table-cell>
          <table:table-cell table:style-name="ce53" table:formula="of:=[$SKG.D46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68]&lt;0;-[$SKG.E468];&quot; &quot;)" office:value-type="string" office:string-value=" " calcext:value-type="string">
            <text:p><text:s text:c="3"/></text:p>
          </table:table-cell>
          <table:table-cell table:style-name="ce63" table:formula="of:=IF([$SKG.E468]&gt;=0;[$SKG.E468];&quot; &quot;)" office:value-type="float" office:value="0" calcext:value-type="float">
            <text:p><text:s/>- <text:s text:c="2"/></text:p>
          </table:table-cell>
          <table:table-cell table:style-name="ce68" table:formula="of:=[$SKG.K468]" office:value-type="float" office:value="0" calcext:value-type="float">
            <text:p>0</text:p>
          </table:table-cell>
          <table:table-cell table:style-name="ce68" table:formula="of:=[$SKG.B468]" office:value-type="float" office:value="0" calcext:value-type="float">
            <text:p>0</text:p>
          </table:table-cell>
          <table:table-cell table:style-name="ce68" table:formula="of:=[$SKG.H46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75];[$Grootboekschema.$A$1:.$B$109];2;0); &quot;&quot;)">
            <text:p/>
          </table:table-cell>
          <table:table-cell table:style-name="ce53" table:formula="of:=[$SKG.D46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69]&lt;0;-[$SKG.E469];&quot; &quot;)" office:value-type="string" office:string-value=" " calcext:value-type="string">
            <text:p><text:s text:c="3"/></text:p>
          </table:table-cell>
          <table:table-cell table:style-name="ce63" table:formula="of:=IF([$SKG.E469]&gt;=0;[$SKG.E469];&quot; &quot;)" office:value-type="float" office:value="0" calcext:value-type="float">
            <text:p><text:s/>- <text:s text:c="2"/></text:p>
          </table:table-cell>
          <table:table-cell table:style-name="ce68" table:formula="of:=[$SKG.K469]" office:value-type="float" office:value="0" calcext:value-type="float">
            <text:p>0</text:p>
          </table:table-cell>
          <table:table-cell table:style-name="ce68" table:formula="of:=[$SKG.B469]" office:value-type="float" office:value="0" calcext:value-type="float">
            <text:p>0</text:p>
          </table:table-cell>
          <table:table-cell table:style-name="ce68" table:formula="of:=[$SKG.H46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76];[$Grootboekschema.$A$1:.$B$109];2;0); &quot;&quot;)">
            <text:p/>
          </table:table-cell>
          <table:table-cell table:style-name="ce53" table:formula="of:=[$SKG.D47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70]&lt;0;-[$SKG.E470];&quot; &quot;)" office:value-type="string" office:string-value=" " calcext:value-type="string">
            <text:p><text:s text:c="3"/></text:p>
          </table:table-cell>
          <table:table-cell table:style-name="ce63" table:formula="of:=IF([$SKG.E470]&gt;=0;[$SKG.E470];&quot; &quot;)" office:value-type="float" office:value="0" calcext:value-type="float">
            <text:p><text:s/>- <text:s text:c="2"/></text:p>
          </table:table-cell>
          <table:table-cell table:style-name="ce68" table:formula="of:=[$SKG.K470]" office:value-type="float" office:value="0" calcext:value-type="float">
            <text:p>0</text:p>
          </table:table-cell>
          <table:table-cell table:style-name="ce68" table:formula="of:=[$SKG.B470]" office:value-type="float" office:value="0" calcext:value-type="float">
            <text:p>0</text:p>
          </table:table-cell>
          <table:table-cell table:style-name="ce68" table:formula="of:=[$SKG.H47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77];[$Grootboekschema.$A$1:.$B$109];2;0); &quot;&quot;)">
            <text:p/>
          </table:table-cell>
          <table:table-cell table:style-name="ce53" table:formula="of:=[$SKG.D47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71]&lt;0;-[$SKG.E471];&quot; &quot;)" office:value-type="string" office:string-value=" " calcext:value-type="string">
            <text:p><text:s text:c="3"/></text:p>
          </table:table-cell>
          <table:table-cell table:style-name="ce63" table:formula="of:=IF([$SKG.E471]&gt;=0;[$SKG.E471];&quot; &quot;)" office:value-type="float" office:value="0" calcext:value-type="float">
            <text:p><text:s/>- <text:s text:c="2"/></text:p>
          </table:table-cell>
          <table:table-cell table:style-name="ce68" table:formula="of:=[$SKG.K471]" office:value-type="float" office:value="0" calcext:value-type="float">
            <text:p>0</text:p>
          </table:table-cell>
          <table:table-cell table:style-name="ce68" table:formula="of:=[$SKG.B471]" office:value-type="float" office:value="0" calcext:value-type="float">
            <text:p>0</text:p>
          </table:table-cell>
          <table:table-cell table:style-name="ce68" table:formula="of:=[$SKG.H47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78];[$Grootboekschema.$A$1:.$B$109];2;0); &quot;&quot;)">
            <text:p/>
          </table:table-cell>
          <table:table-cell table:style-name="ce53" table:formula="of:=[$SKG.D47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72]&lt;0;-[$SKG.E472];&quot; &quot;)" office:value-type="string" office:string-value=" " calcext:value-type="string">
            <text:p><text:s text:c="3"/></text:p>
          </table:table-cell>
          <table:table-cell table:style-name="ce63" table:formula="of:=IF([$SKG.E472]&gt;=0;[$SKG.E472];&quot; &quot;)" office:value-type="float" office:value="0" calcext:value-type="float">
            <text:p><text:s/>- <text:s text:c="2"/></text:p>
          </table:table-cell>
          <table:table-cell table:style-name="ce68" table:formula="of:=[$SKG.K472]" office:value-type="float" office:value="0" calcext:value-type="float">
            <text:p>0</text:p>
          </table:table-cell>
          <table:table-cell table:style-name="ce68" table:formula="of:=[$SKG.B472]" office:value-type="float" office:value="0" calcext:value-type="float">
            <text:p>0</text:p>
          </table:table-cell>
          <table:table-cell table:style-name="ce68" table:formula="of:=[$SKG.H47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79];[$Grootboekschema.$A$1:.$B$109];2;0); &quot;&quot;)">
            <text:p/>
          </table:table-cell>
          <table:table-cell table:style-name="ce53" table:formula="of:=[$SKG.D47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73]&lt;0;-[$SKG.E473];&quot; &quot;)" office:value-type="string" office:string-value=" " calcext:value-type="string">
            <text:p><text:s text:c="3"/></text:p>
          </table:table-cell>
          <table:table-cell table:style-name="ce63" table:formula="of:=IF([$SKG.E473]&gt;=0;[$SKG.E473];&quot; &quot;)" office:value-type="float" office:value="0" calcext:value-type="float">
            <text:p><text:s/>- <text:s text:c="2"/></text:p>
          </table:table-cell>
          <table:table-cell table:style-name="ce68" table:formula="of:=[$SKG.K473]" office:value-type="float" office:value="0" calcext:value-type="float">
            <text:p>0</text:p>
          </table:table-cell>
          <table:table-cell table:style-name="ce68" table:formula="of:=[$SKG.B473]" office:value-type="float" office:value="0" calcext:value-type="float">
            <text:p>0</text:p>
          </table:table-cell>
          <table:table-cell table:style-name="ce68" table:formula="of:=[$SKG.H47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80];[$Grootboekschema.$A$1:.$B$109];2;0); &quot;&quot;)">
            <text:p/>
          </table:table-cell>
          <table:table-cell table:style-name="ce53" table:formula="of:=[$SKG.D47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74]&lt;0;-[$SKG.E474];&quot; &quot;)" office:value-type="string" office:string-value=" " calcext:value-type="string">
            <text:p><text:s text:c="3"/></text:p>
          </table:table-cell>
          <table:table-cell table:style-name="ce63" table:formula="of:=IF([$SKG.E474]&gt;=0;[$SKG.E474];&quot; &quot;)" office:value-type="float" office:value="0" calcext:value-type="float">
            <text:p><text:s/>- <text:s text:c="2"/></text:p>
          </table:table-cell>
          <table:table-cell table:style-name="ce68" table:formula="of:=[$SKG.K474]" office:value-type="float" office:value="0" calcext:value-type="float">
            <text:p>0</text:p>
          </table:table-cell>
          <table:table-cell table:style-name="ce68" table:formula="of:=[$SKG.B474]" office:value-type="float" office:value="0" calcext:value-type="float">
            <text:p>0</text:p>
          </table:table-cell>
          <table:table-cell table:style-name="ce68" table:formula="of:=[$SKG.H47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81];[$Grootboekschema.$A$1:.$B$109];2;0); &quot;&quot;)">
            <text:p/>
          </table:table-cell>
          <table:table-cell table:style-name="ce53" table:formula="of:=[$SKG.D47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75]&lt;0;-[$SKG.E475];&quot; &quot;)" office:value-type="string" office:string-value=" " calcext:value-type="string">
            <text:p><text:s text:c="3"/></text:p>
          </table:table-cell>
          <table:table-cell table:style-name="ce63" table:formula="of:=IF([$SKG.E475]&gt;=0;[$SKG.E475];&quot; &quot;)" office:value-type="float" office:value="0" calcext:value-type="float">
            <text:p><text:s/>- <text:s text:c="2"/></text:p>
          </table:table-cell>
          <table:table-cell table:style-name="ce68" table:formula="of:=[$SKG.K475]" office:value-type="float" office:value="0" calcext:value-type="float">
            <text:p>0</text:p>
          </table:table-cell>
          <table:table-cell table:style-name="ce68" table:formula="of:=[$SKG.B475]" office:value-type="float" office:value="0" calcext:value-type="float">
            <text:p>0</text:p>
          </table:table-cell>
          <table:table-cell table:style-name="ce68" table:formula="of:=[$SKG.H47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82];[$Grootboekschema.$A$1:.$B$109];2;0); &quot;&quot;)">
            <text:p/>
          </table:table-cell>
          <table:table-cell table:style-name="ce53" table:formula="of:=[$SKG.D47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76]&lt;0;-[$SKG.E476];&quot; &quot;)" office:value-type="string" office:string-value=" " calcext:value-type="string">
            <text:p><text:s text:c="3"/></text:p>
          </table:table-cell>
          <table:table-cell table:style-name="ce63" table:formula="of:=IF([$SKG.E476]&gt;=0;[$SKG.E476];&quot; &quot;)" office:value-type="float" office:value="0" calcext:value-type="float">
            <text:p><text:s/>- <text:s text:c="2"/></text:p>
          </table:table-cell>
          <table:table-cell table:style-name="ce68" table:formula="of:=[$SKG.K476]" office:value-type="float" office:value="0" calcext:value-type="float">
            <text:p>0</text:p>
          </table:table-cell>
          <table:table-cell table:style-name="ce68" table:formula="of:=[$SKG.B476]" office:value-type="float" office:value="0" calcext:value-type="float">
            <text:p>0</text:p>
          </table:table-cell>
          <table:table-cell table:style-name="ce68" table:formula="of:=[$SKG.H47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83];[$Grootboekschema.$A$1:.$B$109];2;0); &quot;&quot;)">
            <text:p/>
          </table:table-cell>
          <table:table-cell table:style-name="ce53" table:formula="of:=[$SKG.D47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77]&lt;0;-[$SKG.E477];&quot; &quot;)" office:value-type="string" office:string-value=" " calcext:value-type="string">
            <text:p><text:s text:c="3"/></text:p>
          </table:table-cell>
          <table:table-cell table:style-name="ce63" table:formula="of:=IF([$SKG.E477]&gt;=0;[$SKG.E477];&quot; &quot;)" office:value-type="float" office:value="0" calcext:value-type="float">
            <text:p><text:s/>- <text:s text:c="2"/></text:p>
          </table:table-cell>
          <table:table-cell table:style-name="ce68" table:formula="of:=[$SKG.K477]" office:value-type="float" office:value="0" calcext:value-type="float">
            <text:p>0</text:p>
          </table:table-cell>
          <table:table-cell table:style-name="ce68" table:formula="of:=[$SKG.B477]" office:value-type="float" office:value="0" calcext:value-type="float">
            <text:p>0</text:p>
          </table:table-cell>
          <table:table-cell table:style-name="ce68" table:formula="of:=[$SKG.H47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84];[$Grootboekschema.$A$1:.$B$109];2;0); &quot;&quot;)">
            <text:p/>
          </table:table-cell>
          <table:table-cell table:style-name="ce53" table:formula="of:=[$SKG.D47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78]&lt;0;-[$SKG.E478];&quot; &quot;)" office:value-type="string" office:string-value=" " calcext:value-type="string">
            <text:p><text:s text:c="3"/></text:p>
          </table:table-cell>
          <table:table-cell table:style-name="ce63" table:formula="of:=IF([$SKG.E478]&gt;=0;[$SKG.E478];&quot; &quot;)" office:value-type="float" office:value="0" calcext:value-type="float">
            <text:p><text:s/>- <text:s text:c="2"/></text:p>
          </table:table-cell>
          <table:table-cell table:style-name="ce68" table:formula="of:=[$SKG.K478]" office:value-type="float" office:value="0" calcext:value-type="float">
            <text:p>0</text:p>
          </table:table-cell>
          <table:table-cell table:style-name="ce68" table:formula="of:=[$SKG.B478]" office:value-type="float" office:value="0" calcext:value-type="float">
            <text:p>0</text:p>
          </table:table-cell>
          <table:table-cell table:style-name="ce68" table:formula="of:=[$SKG.H47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85];[$Grootboekschema.$A$1:.$B$109];2;0); &quot;&quot;)">
            <text:p/>
          </table:table-cell>
          <table:table-cell table:style-name="ce53" table:formula="of:=[$SKG.D47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79]&lt;0;-[$SKG.E479];&quot; &quot;)" office:value-type="string" office:string-value=" " calcext:value-type="string">
            <text:p><text:s text:c="3"/></text:p>
          </table:table-cell>
          <table:table-cell table:style-name="ce63" table:formula="of:=IF([$SKG.E479]&gt;=0;[$SKG.E479];&quot; &quot;)" office:value-type="float" office:value="0" calcext:value-type="float">
            <text:p><text:s/>- <text:s text:c="2"/></text:p>
          </table:table-cell>
          <table:table-cell table:style-name="ce68" table:formula="of:=[$SKG.K479]" office:value-type="float" office:value="0" calcext:value-type="float">
            <text:p>0</text:p>
          </table:table-cell>
          <table:table-cell table:style-name="ce68" table:formula="of:=[$SKG.B479]" office:value-type="float" office:value="0" calcext:value-type="float">
            <text:p>0</text:p>
          </table:table-cell>
          <table:table-cell table:style-name="ce68" table:formula="of:=[$SKG.H47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86];[$Grootboekschema.$A$1:.$B$109];2;0); &quot;&quot;)">
            <text:p/>
          </table:table-cell>
          <table:table-cell table:style-name="ce53" table:formula="of:=[$SKG.D48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80]&lt;0;-[$SKG.E480];&quot; &quot;)" office:value-type="string" office:string-value=" " calcext:value-type="string">
            <text:p><text:s text:c="3"/></text:p>
          </table:table-cell>
          <table:table-cell table:style-name="ce63" table:formula="of:=IF([$SKG.E480]&gt;=0;[$SKG.E480];&quot; &quot;)" office:value-type="float" office:value="0" calcext:value-type="float">
            <text:p><text:s/>- <text:s text:c="2"/></text:p>
          </table:table-cell>
          <table:table-cell table:style-name="ce68" table:formula="of:=[$SKG.K480]" office:value-type="float" office:value="0" calcext:value-type="float">
            <text:p>0</text:p>
          </table:table-cell>
          <table:table-cell table:style-name="ce68" table:formula="of:=[$SKG.B480]" office:value-type="float" office:value="0" calcext:value-type="float">
            <text:p>0</text:p>
          </table:table-cell>
          <table:table-cell table:style-name="ce68" table:formula="of:=[$SKG.H48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87];[$Grootboekschema.$A$1:.$B$109];2;0); &quot;&quot;)">
            <text:p/>
          </table:table-cell>
          <table:table-cell table:style-name="ce53" table:formula="of:=[$SKG.D48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81]&lt;0;-[$SKG.E481];&quot; &quot;)" office:value-type="string" office:string-value=" " calcext:value-type="string">
            <text:p><text:s text:c="3"/></text:p>
          </table:table-cell>
          <table:table-cell table:style-name="ce63" table:formula="of:=IF([$SKG.E481]&gt;=0;[$SKG.E481];&quot; &quot;)" office:value-type="float" office:value="0" calcext:value-type="float">
            <text:p><text:s/>- <text:s text:c="2"/></text:p>
          </table:table-cell>
          <table:table-cell table:style-name="ce68" table:formula="of:=[$SKG.K481]" office:value-type="float" office:value="0" calcext:value-type="float">
            <text:p>0</text:p>
          </table:table-cell>
          <table:table-cell table:style-name="ce68" table:formula="of:=[$SKG.B481]" office:value-type="float" office:value="0" calcext:value-type="float">
            <text:p>0</text:p>
          </table:table-cell>
          <table:table-cell table:style-name="ce68" table:formula="of:=[$SKG.H48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88];[$Grootboekschema.$A$1:.$B$109];2;0); &quot;&quot;)">
            <text:p/>
          </table:table-cell>
          <table:table-cell table:style-name="ce53" table:formula="of:=[$SKG.D48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82]&lt;0;-[$SKG.E482];&quot; &quot;)" office:value-type="string" office:string-value=" " calcext:value-type="string">
            <text:p><text:s text:c="3"/></text:p>
          </table:table-cell>
          <table:table-cell table:style-name="ce63" table:formula="of:=IF([$SKG.E482]&gt;=0;[$SKG.E482];&quot; &quot;)" office:value-type="float" office:value="0" calcext:value-type="float">
            <text:p><text:s/>- <text:s text:c="2"/></text:p>
          </table:table-cell>
          <table:table-cell table:style-name="ce68" table:formula="of:=[$SKG.K482]" office:value-type="float" office:value="0" calcext:value-type="float">
            <text:p>0</text:p>
          </table:table-cell>
          <table:table-cell table:style-name="ce68" table:formula="of:=[$SKG.B482]" office:value-type="float" office:value="0" calcext:value-type="float">
            <text:p>0</text:p>
          </table:table-cell>
          <table:table-cell table:style-name="ce68" table:formula="of:=[$SKG.H48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89];[$Grootboekschema.$A$1:.$B$109];2;0); &quot;&quot;)">
            <text:p/>
          </table:table-cell>
          <table:table-cell table:style-name="ce53" table:formula="of:=[$SKG.D48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83]&lt;0;-[$SKG.E483];&quot; &quot;)" office:value-type="string" office:string-value=" " calcext:value-type="string">
            <text:p><text:s text:c="3"/></text:p>
          </table:table-cell>
          <table:table-cell table:style-name="ce63" table:formula="of:=IF([$SKG.E483]&gt;=0;[$SKG.E483];&quot; &quot;)" office:value-type="float" office:value="0" calcext:value-type="float">
            <text:p><text:s/>- <text:s text:c="2"/></text:p>
          </table:table-cell>
          <table:table-cell table:style-name="ce68" table:formula="of:=[$SKG.K483]" office:value-type="float" office:value="0" calcext:value-type="float">
            <text:p>0</text:p>
          </table:table-cell>
          <table:table-cell table:style-name="ce68" table:formula="of:=[$SKG.B483]" office:value-type="float" office:value="0" calcext:value-type="float">
            <text:p>0</text:p>
          </table:table-cell>
          <table:table-cell table:style-name="ce68" table:formula="of:=[$SKG.H48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90];[$Grootboekschema.$A$1:.$B$109];2;0); &quot;&quot;)">
            <text:p/>
          </table:table-cell>
          <table:table-cell table:style-name="ce53" table:formula="of:=[$SKG.D48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84]&lt;0;-[$SKG.E484];&quot; &quot;)" office:value-type="string" office:string-value=" " calcext:value-type="string">
            <text:p><text:s text:c="3"/></text:p>
          </table:table-cell>
          <table:table-cell table:style-name="ce63" table:formula="of:=IF([$SKG.E484]&gt;=0;[$SKG.E484];&quot; &quot;)" office:value-type="float" office:value="0" calcext:value-type="float">
            <text:p><text:s/>- <text:s text:c="2"/></text:p>
          </table:table-cell>
          <table:table-cell table:style-name="ce68" table:formula="of:=[$SKG.K484]" office:value-type="float" office:value="0" calcext:value-type="float">
            <text:p>0</text:p>
          </table:table-cell>
          <table:table-cell table:style-name="ce68" table:formula="of:=[$SKG.B484]" office:value-type="float" office:value="0" calcext:value-type="float">
            <text:p>0</text:p>
          </table:table-cell>
          <table:table-cell table:style-name="ce68" table:formula="of:=[$SKG.H48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91];[$Grootboekschema.$A$1:.$B$109];2;0); &quot;&quot;)">
            <text:p/>
          </table:table-cell>
          <table:table-cell table:style-name="ce53" table:formula="of:=[$SKG.D48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85]&lt;0;-[$SKG.E485];&quot; &quot;)" office:value-type="string" office:string-value=" " calcext:value-type="string">
            <text:p><text:s text:c="3"/></text:p>
          </table:table-cell>
          <table:table-cell table:style-name="ce63" table:formula="of:=IF([$SKG.E485]&gt;=0;[$SKG.E485];&quot; &quot;)" office:value-type="float" office:value="0" calcext:value-type="float">
            <text:p><text:s/>- <text:s text:c="2"/></text:p>
          </table:table-cell>
          <table:table-cell table:style-name="ce68" table:formula="of:=[$SKG.K485]" office:value-type="float" office:value="0" calcext:value-type="float">
            <text:p>0</text:p>
          </table:table-cell>
          <table:table-cell table:style-name="ce68" table:formula="of:=[$SKG.B485]" office:value-type="float" office:value="0" calcext:value-type="float">
            <text:p>0</text:p>
          </table:table-cell>
          <table:table-cell table:style-name="ce68" table:formula="of:=[$SKG.H48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92];[$Grootboekschema.$A$1:.$B$109];2;0); &quot;&quot;)">
            <text:p/>
          </table:table-cell>
          <table:table-cell table:style-name="ce53" table:formula="of:=[$SKG.D48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86]&lt;0;-[$SKG.E486];&quot; &quot;)" office:value-type="string" office:string-value=" " calcext:value-type="string">
            <text:p><text:s text:c="3"/></text:p>
          </table:table-cell>
          <table:table-cell table:style-name="ce63" table:formula="of:=IF([$SKG.E486]&gt;=0;[$SKG.E486];&quot; &quot;)" office:value-type="float" office:value="0" calcext:value-type="float">
            <text:p><text:s/>- <text:s text:c="2"/></text:p>
          </table:table-cell>
          <table:table-cell table:style-name="ce68" table:formula="of:=[$SKG.K486]" office:value-type="float" office:value="0" calcext:value-type="float">
            <text:p>0</text:p>
          </table:table-cell>
          <table:table-cell table:style-name="ce68" table:formula="of:=[$SKG.B486]" office:value-type="float" office:value="0" calcext:value-type="float">
            <text:p>0</text:p>
          </table:table-cell>
          <table:table-cell table:style-name="ce68" table:formula="of:=[$SKG.H48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93];[$Grootboekschema.$A$1:.$B$109];2;0); &quot;&quot;)">
            <text:p/>
          </table:table-cell>
          <table:table-cell table:style-name="ce53" table:formula="of:=[$SKG.D48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87]&lt;0;-[$SKG.E487];&quot; &quot;)" office:value-type="string" office:string-value=" " calcext:value-type="string">
            <text:p><text:s text:c="3"/></text:p>
          </table:table-cell>
          <table:table-cell table:style-name="ce63" table:formula="of:=IF([$SKG.E487]&gt;=0;[$SKG.E487];&quot; &quot;)" office:value-type="float" office:value="0" calcext:value-type="float">
            <text:p><text:s/>- <text:s text:c="2"/></text:p>
          </table:table-cell>
          <table:table-cell table:style-name="ce68" table:formula="of:=[$SKG.K487]" office:value-type="float" office:value="0" calcext:value-type="float">
            <text:p>0</text:p>
          </table:table-cell>
          <table:table-cell table:style-name="ce68" table:formula="of:=[$SKG.B487]" office:value-type="float" office:value="0" calcext:value-type="float">
            <text:p>0</text:p>
          </table:table-cell>
          <table:table-cell table:style-name="ce68" table:formula="of:=[$SKG.H48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94];[$Grootboekschema.$A$1:.$B$109];2;0); &quot;&quot;)">
            <text:p/>
          </table:table-cell>
          <table:table-cell table:style-name="ce53" table:formula="of:=[$SKG.D48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88]&lt;0;-[$SKG.E488];&quot; &quot;)" office:value-type="string" office:string-value=" " calcext:value-type="string">
            <text:p><text:s text:c="3"/></text:p>
          </table:table-cell>
          <table:table-cell table:style-name="ce63" table:formula="of:=IF([$SKG.E488]&gt;=0;[$SKG.E488];&quot; &quot;)" office:value-type="float" office:value="0" calcext:value-type="float">
            <text:p><text:s/>- <text:s text:c="2"/></text:p>
          </table:table-cell>
          <table:table-cell table:style-name="ce68" table:formula="of:=[$SKG.K488]" office:value-type="float" office:value="0" calcext:value-type="float">
            <text:p>0</text:p>
          </table:table-cell>
          <table:table-cell table:style-name="ce68" table:formula="of:=[$SKG.B488]" office:value-type="float" office:value="0" calcext:value-type="float">
            <text:p>0</text:p>
          </table:table-cell>
          <table:table-cell table:style-name="ce68" table:formula="of:=[$SKG.H48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95];[$Grootboekschema.$A$1:.$B$109];2;0); &quot;&quot;)">
            <text:p/>
          </table:table-cell>
          <table:table-cell table:style-name="ce53" table:formula="of:=[$SKG.D48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89]&lt;0;-[$SKG.E489];&quot; &quot;)" office:value-type="string" office:string-value=" " calcext:value-type="string">
            <text:p><text:s text:c="3"/></text:p>
          </table:table-cell>
          <table:table-cell table:style-name="ce63" table:formula="of:=IF([$SKG.E489]&gt;=0;[$SKG.E489];&quot; &quot;)" office:value-type="float" office:value="0" calcext:value-type="float">
            <text:p><text:s/>- <text:s text:c="2"/></text:p>
          </table:table-cell>
          <table:table-cell table:style-name="ce68" table:formula="of:=[$SKG.K489]" office:value-type="float" office:value="0" calcext:value-type="float">
            <text:p>0</text:p>
          </table:table-cell>
          <table:table-cell table:style-name="ce68" table:formula="of:=[$SKG.B489]" office:value-type="float" office:value="0" calcext:value-type="float">
            <text:p>0</text:p>
          </table:table-cell>
          <table:table-cell table:style-name="ce68" table:formula="of:=[$SKG.H48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96];[$Grootboekschema.$A$1:.$B$109];2;0); &quot;&quot;)">
            <text:p/>
          </table:table-cell>
          <table:table-cell table:style-name="ce53" table:formula="of:=[$SKG.D49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90]&lt;0;-[$SKG.E490];&quot; &quot;)" office:value-type="string" office:string-value=" " calcext:value-type="string">
            <text:p><text:s text:c="3"/></text:p>
          </table:table-cell>
          <table:table-cell table:style-name="ce63" table:formula="of:=IF([$SKG.E490]&gt;=0;[$SKG.E490];&quot; &quot;)" office:value-type="float" office:value="0" calcext:value-type="float">
            <text:p><text:s/>- <text:s text:c="2"/></text:p>
          </table:table-cell>
          <table:table-cell table:style-name="ce68" table:formula="of:=[$SKG.K490]" office:value-type="float" office:value="0" calcext:value-type="float">
            <text:p>0</text:p>
          </table:table-cell>
          <table:table-cell table:style-name="ce68" table:formula="of:=[$SKG.B490]" office:value-type="float" office:value="0" calcext:value-type="float">
            <text:p>0</text:p>
          </table:table-cell>
          <table:table-cell table:style-name="ce68" table:formula="of:=[$SKG.H49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97];[$Grootboekschema.$A$1:.$B$109];2;0); &quot;&quot;)">
            <text:p/>
          </table:table-cell>
          <table:table-cell table:style-name="ce53" table:formula="of:=[$SKG.D49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91]&lt;0;-[$SKG.E491];&quot; &quot;)" office:value-type="string" office:string-value=" " calcext:value-type="string">
            <text:p><text:s text:c="3"/></text:p>
          </table:table-cell>
          <table:table-cell table:style-name="ce63" table:formula="of:=IF([$SKG.E491]&gt;=0;[$SKG.E491];&quot; &quot;)" office:value-type="float" office:value="0" calcext:value-type="float">
            <text:p><text:s/>- <text:s text:c="2"/></text:p>
          </table:table-cell>
          <table:table-cell table:style-name="ce68" table:formula="of:=[$SKG.K491]" office:value-type="float" office:value="0" calcext:value-type="float">
            <text:p>0</text:p>
          </table:table-cell>
          <table:table-cell table:style-name="ce68" table:formula="of:=[$SKG.B491]" office:value-type="float" office:value="0" calcext:value-type="float">
            <text:p>0</text:p>
          </table:table-cell>
          <table:table-cell table:style-name="ce68" table:formula="of:=[$SKG.H49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98];[$Grootboekschema.$A$1:.$B$109];2;0); &quot;&quot;)">
            <text:p/>
          </table:table-cell>
          <table:table-cell table:style-name="ce53" table:formula="of:=[$SKG.D49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92]&lt;0;-[$SKG.E492];&quot; &quot;)" office:value-type="string" office:string-value=" " calcext:value-type="string">
            <text:p><text:s text:c="3"/></text:p>
          </table:table-cell>
          <table:table-cell table:style-name="ce63" table:formula="of:=IF([$SKG.E492]&gt;=0;[$SKG.E492];&quot; &quot;)" office:value-type="float" office:value="0" calcext:value-type="float">
            <text:p><text:s/>- <text:s text:c="2"/></text:p>
          </table:table-cell>
          <table:table-cell table:style-name="ce68" table:formula="of:=[$SKG.K492]" office:value-type="float" office:value="0" calcext:value-type="float">
            <text:p>0</text:p>
          </table:table-cell>
          <table:table-cell table:style-name="ce68" table:formula="of:=[$SKG.B492]" office:value-type="float" office:value="0" calcext:value-type="float">
            <text:p>0</text:p>
          </table:table-cell>
          <table:table-cell table:style-name="ce68" table:formula="of:=[$SKG.H49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599];[$Grootboekschema.$A$1:.$B$109];2;0); &quot;&quot;)">
            <text:p/>
          </table:table-cell>
          <table:table-cell table:style-name="ce53" table:formula="of:=[$SKG.D49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93]&lt;0;-[$SKG.E493];&quot; &quot;)" office:value-type="string" office:string-value=" " calcext:value-type="string">
            <text:p><text:s text:c="3"/></text:p>
          </table:table-cell>
          <table:table-cell table:style-name="ce63" table:formula="of:=IF([$SKG.E493]&gt;=0;[$SKG.E493];&quot; &quot;)" office:value-type="float" office:value="0" calcext:value-type="float">
            <text:p><text:s/>- <text:s text:c="2"/></text:p>
          </table:table-cell>
          <table:table-cell table:style-name="ce68" table:formula="of:=[$SKG.K493]" office:value-type="float" office:value="0" calcext:value-type="float">
            <text:p>0</text:p>
          </table:table-cell>
          <table:table-cell table:style-name="ce68" table:formula="of:=[$SKG.B493]" office:value-type="float" office:value="0" calcext:value-type="float">
            <text:p>0</text:p>
          </table:table-cell>
          <table:table-cell table:style-name="ce68" table:formula="of:=[$SKG.H49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00];[$Grootboekschema.$A$1:.$B$109];2;0); &quot;&quot;)">
            <text:p/>
          </table:table-cell>
          <table:table-cell table:style-name="ce53" table:formula="of:=[$SKG.D49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94]&lt;0;-[$SKG.E494];&quot; &quot;)" office:value-type="string" office:string-value=" " calcext:value-type="string">
            <text:p><text:s text:c="3"/></text:p>
          </table:table-cell>
          <table:table-cell table:style-name="ce63" table:formula="of:=IF([$SKG.E494]&gt;=0;[$SKG.E494];&quot; &quot;)" office:value-type="float" office:value="0" calcext:value-type="float">
            <text:p><text:s/>- <text:s text:c="2"/></text:p>
          </table:table-cell>
          <table:table-cell table:style-name="ce68" table:formula="of:=[$SKG.K494]" office:value-type="float" office:value="0" calcext:value-type="float">
            <text:p>0</text:p>
          </table:table-cell>
          <table:table-cell table:style-name="ce68" table:formula="of:=[$SKG.B494]" office:value-type="float" office:value="0" calcext:value-type="float">
            <text:p>0</text:p>
          </table:table-cell>
          <table:table-cell table:style-name="ce68" table:formula="of:=[$SKG.H49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01];[$Grootboekschema.$A$1:.$B$109];2;0); &quot;&quot;)">
            <text:p/>
          </table:table-cell>
          <table:table-cell table:style-name="ce53" table:formula="of:=[$SKG.D49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95]&lt;0;-[$SKG.E495];&quot; &quot;)" office:value-type="string" office:string-value=" " calcext:value-type="string">
            <text:p><text:s text:c="3"/></text:p>
          </table:table-cell>
          <table:table-cell table:style-name="ce63" table:formula="of:=IF([$SKG.E495]&gt;=0;[$SKG.E495];&quot; &quot;)" office:value-type="float" office:value="0" calcext:value-type="float">
            <text:p><text:s/>- <text:s text:c="2"/></text:p>
          </table:table-cell>
          <table:table-cell table:style-name="ce68" table:formula="of:=[$SKG.K495]" office:value-type="float" office:value="0" calcext:value-type="float">
            <text:p>0</text:p>
          </table:table-cell>
          <table:table-cell table:style-name="ce68" table:formula="of:=[$SKG.B495]" office:value-type="float" office:value="0" calcext:value-type="float">
            <text:p>0</text:p>
          </table:table-cell>
          <table:table-cell table:style-name="ce68" table:formula="of:=[$SKG.H49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02];[$Grootboekschema.$A$1:.$B$109];2;0); &quot;&quot;)">
            <text:p/>
          </table:table-cell>
          <table:table-cell table:style-name="ce53" table:formula="of:=[$SKG.D49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96]&lt;0;-[$SKG.E496];&quot; &quot;)" office:value-type="string" office:string-value=" " calcext:value-type="string">
            <text:p><text:s text:c="3"/></text:p>
          </table:table-cell>
          <table:table-cell table:style-name="ce63" table:formula="of:=IF([$SKG.E496]&gt;=0;[$SKG.E496];&quot; &quot;)" office:value-type="float" office:value="0" calcext:value-type="float">
            <text:p><text:s/>- <text:s text:c="2"/></text:p>
          </table:table-cell>
          <table:table-cell table:style-name="ce68" table:formula="of:=[$SKG.K496]" office:value-type="float" office:value="0" calcext:value-type="float">
            <text:p>0</text:p>
          </table:table-cell>
          <table:table-cell table:style-name="ce68" table:formula="of:=[$SKG.B496]" office:value-type="float" office:value="0" calcext:value-type="float">
            <text:p>0</text:p>
          </table:table-cell>
          <table:table-cell table:style-name="ce68" table:formula="of:=[$SKG.H49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03];[$Grootboekschema.$A$1:.$B$109];2;0); &quot;&quot;)">
            <text:p/>
          </table:table-cell>
          <table:table-cell table:style-name="ce53" table:formula="of:=[$SKG.D49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97]&lt;0;-[$SKG.E497];&quot; &quot;)" office:value-type="string" office:string-value=" " calcext:value-type="string">
            <text:p><text:s text:c="3"/></text:p>
          </table:table-cell>
          <table:table-cell table:style-name="ce63" table:formula="of:=IF([$SKG.E497]&gt;=0;[$SKG.E497];&quot; &quot;)" office:value-type="float" office:value="0" calcext:value-type="float">
            <text:p><text:s/>- <text:s text:c="2"/></text:p>
          </table:table-cell>
          <table:table-cell table:style-name="ce68" table:formula="of:=[$SKG.K497]" office:value-type="float" office:value="0" calcext:value-type="float">
            <text:p>0</text:p>
          </table:table-cell>
          <table:table-cell table:style-name="ce68" table:formula="of:=[$SKG.B497]" office:value-type="float" office:value="0" calcext:value-type="float">
            <text:p>0</text:p>
          </table:table-cell>
          <table:table-cell table:style-name="ce68" table:formula="of:=[$SKG.H49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04];[$Grootboekschema.$A$1:.$B$109];2;0); &quot;&quot;)">
            <text:p/>
          </table:table-cell>
          <table:table-cell table:style-name="ce53" table:formula="of:=[$SKG.D49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98]&lt;0;-[$SKG.E498];&quot; &quot;)" office:value-type="string" office:string-value=" " calcext:value-type="string">
            <text:p><text:s text:c="3"/></text:p>
          </table:table-cell>
          <table:table-cell table:style-name="ce63" table:formula="of:=IF([$SKG.E498]&gt;=0;[$SKG.E498];&quot; &quot;)" office:value-type="float" office:value="0" calcext:value-type="float">
            <text:p><text:s/>- <text:s text:c="2"/></text:p>
          </table:table-cell>
          <table:table-cell table:style-name="ce68" table:formula="of:=[$SKG.K498]" office:value-type="float" office:value="0" calcext:value-type="float">
            <text:p>0</text:p>
          </table:table-cell>
          <table:table-cell table:style-name="ce68" table:formula="of:=[$SKG.B498]" office:value-type="float" office:value="0" calcext:value-type="float">
            <text:p>0</text:p>
          </table:table-cell>
          <table:table-cell table:style-name="ce68" table:formula="of:=[$SKG.H49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05];[$Grootboekschema.$A$1:.$B$109];2;0); &quot;&quot;)">
            <text:p/>
          </table:table-cell>
          <table:table-cell table:style-name="ce53" table:formula="of:=[$SKG.D49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499]&lt;0;-[$SKG.E499];&quot; &quot;)" office:value-type="string" office:string-value=" " calcext:value-type="string">
            <text:p><text:s text:c="3"/></text:p>
          </table:table-cell>
          <table:table-cell table:style-name="ce63" table:formula="of:=IF([$SKG.E499]&gt;=0;[$SKG.E499];&quot; &quot;)" office:value-type="float" office:value="0" calcext:value-type="float">
            <text:p><text:s/>- <text:s text:c="2"/></text:p>
          </table:table-cell>
          <table:table-cell table:style-name="ce68" table:formula="of:=[$SKG.K499]" office:value-type="float" office:value="0" calcext:value-type="float">
            <text:p>0</text:p>
          </table:table-cell>
          <table:table-cell table:style-name="ce68" table:formula="of:=[$SKG.B499]" office:value-type="float" office:value="0" calcext:value-type="float">
            <text:p>0</text:p>
          </table:table-cell>
          <table:table-cell table:style-name="ce68" table:formula="of:=[$SKG.H49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06];[$Grootboekschema.$A$1:.$B$109];2;0); &quot;&quot;)">
            <text:p/>
          </table:table-cell>
          <table:table-cell table:style-name="ce53" table:formula="of:=[$SKG.D50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00]&lt;0;-[$SKG.E500];&quot; &quot;)" office:value-type="string" office:string-value=" " calcext:value-type="string">
            <text:p><text:s text:c="3"/></text:p>
          </table:table-cell>
          <table:table-cell table:style-name="ce63" table:formula="of:=IF([$SKG.E500]&gt;=0;[$SKG.E500];&quot; &quot;)" office:value-type="float" office:value="0" calcext:value-type="float">
            <text:p><text:s/>- <text:s text:c="2"/></text:p>
          </table:table-cell>
          <table:table-cell table:style-name="ce68" table:formula="of:=[$SKG.K500]" office:value-type="float" office:value="0" calcext:value-type="float">
            <text:p>0</text:p>
          </table:table-cell>
          <table:table-cell table:style-name="ce68" table:formula="of:=[$SKG.B500]" office:value-type="float" office:value="0" calcext:value-type="float">
            <text:p>0</text:p>
          </table:table-cell>
          <table:table-cell table:style-name="ce68" table:formula="of:=[$SKG.H50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07];[$Grootboekschema.$A$1:.$B$109];2;0); &quot;&quot;)">
            <text:p/>
          </table:table-cell>
          <table:table-cell table:style-name="ce53" table:formula="of:=[$SKG.D50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01]&lt;0;-[$SKG.E501];&quot; &quot;)" office:value-type="string" office:string-value=" " calcext:value-type="string">
            <text:p><text:s text:c="3"/></text:p>
          </table:table-cell>
          <table:table-cell table:style-name="ce63" table:formula="of:=IF([$SKG.E501]&gt;=0;[$SKG.E501];&quot; &quot;)" office:value-type="float" office:value="0" calcext:value-type="float">
            <text:p><text:s/>- <text:s text:c="2"/></text:p>
          </table:table-cell>
          <table:table-cell table:style-name="ce68" table:formula="of:=[$SKG.K501]" office:value-type="float" office:value="0" calcext:value-type="float">
            <text:p>0</text:p>
          </table:table-cell>
          <table:table-cell table:style-name="ce68" table:formula="of:=[$SKG.B501]" office:value-type="float" office:value="0" calcext:value-type="float">
            <text:p>0</text:p>
          </table:table-cell>
          <table:table-cell table:style-name="ce68" table:formula="of:=[$SKG.H50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08];[$Grootboekschema.$A$1:.$B$109];2;0); &quot;&quot;)">
            <text:p/>
          </table:table-cell>
          <table:table-cell table:style-name="ce53" table:formula="of:=[$SKG.D50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02]&lt;0;-[$SKG.E502];&quot; &quot;)" office:value-type="string" office:string-value=" " calcext:value-type="string">
            <text:p><text:s text:c="3"/></text:p>
          </table:table-cell>
          <table:table-cell table:style-name="ce63" table:formula="of:=IF([$SKG.E502]&gt;=0;[$SKG.E502];&quot; &quot;)" office:value-type="float" office:value="0" calcext:value-type="float">
            <text:p><text:s/>- <text:s text:c="2"/></text:p>
          </table:table-cell>
          <table:table-cell table:style-name="ce68" table:formula="of:=[$SKG.K502]" office:value-type="float" office:value="0" calcext:value-type="float">
            <text:p>0</text:p>
          </table:table-cell>
          <table:table-cell table:style-name="ce68" table:formula="of:=[$SKG.B502]" office:value-type="float" office:value="0" calcext:value-type="float">
            <text:p>0</text:p>
          </table:table-cell>
          <table:table-cell table:style-name="ce68" table:formula="of:=[$SKG.H50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09];[$Grootboekschema.$A$1:.$B$109];2;0); &quot;&quot;)">
            <text:p/>
          </table:table-cell>
          <table:table-cell table:style-name="ce53" table:formula="of:=[$SKG.D50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03]&lt;0;-[$SKG.E503];&quot; &quot;)" office:value-type="string" office:string-value=" " calcext:value-type="string">
            <text:p><text:s text:c="3"/></text:p>
          </table:table-cell>
          <table:table-cell table:style-name="ce63" table:formula="of:=IF([$SKG.E503]&gt;=0;[$SKG.E503];&quot; &quot;)" office:value-type="float" office:value="0" calcext:value-type="float">
            <text:p><text:s/>- <text:s text:c="2"/></text:p>
          </table:table-cell>
          <table:table-cell table:style-name="ce68" table:formula="of:=[$SKG.K503]" office:value-type="float" office:value="0" calcext:value-type="float">
            <text:p>0</text:p>
          </table:table-cell>
          <table:table-cell table:style-name="ce68" table:formula="of:=[$SKG.B503]" office:value-type="float" office:value="0" calcext:value-type="float">
            <text:p>0</text:p>
          </table:table-cell>
          <table:table-cell table:style-name="ce68" table:formula="of:=[$SKG.H50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10];[$Grootboekschema.$A$1:.$B$109];2;0); &quot;&quot;)">
            <text:p/>
          </table:table-cell>
          <table:table-cell table:style-name="ce53" table:formula="of:=[$SKG.D50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04]&lt;0;-[$SKG.E504];&quot; &quot;)" office:value-type="string" office:string-value=" " calcext:value-type="string">
            <text:p><text:s text:c="3"/></text:p>
          </table:table-cell>
          <table:table-cell table:style-name="ce63" table:formula="of:=IF([$SKG.E504]&gt;=0;[$SKG.E504];&quot; &quot;)" office:value-type="float" office:value="0" calcext:value-type="float">
            <text:p><text:s/>- <text:s text:c="2"/></text:p>
          </table:table-cell>
          <table:table-cell table:style-name="ce68" table:formula="of:=[$SKG.K504]" office:value-type="float" office:value="0" calcext:value-type="float">
            <text:p>0</text:p>
          </table:table-cell>
          <table:table-cell table:style-name="ce68" table:formula="of:=[$SKG.B504]" office:value-type="float" office:value="0" calcext:value-type="float">
            <text:p>0</text:p>
          </table:table-cell>
          <table:table-cell table:style-name="ce68" table:formula="of:=[$SKG.H50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11];[$Grootboekschema.$A$1:.$B$109];2;0); &quot;&quot;)">
            <text:p/>
          </table:table-cell>
          <table:table-cell table:style-name="ce53" table:formula="of:=[$SKG.D50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05]&lt;0;-[$SKG.E505];&quot; &quot;)" office:value-type="string" office:string-value=" " calcext:value-type="string">
            <text:p><text:s text:c="3"/></text:p>
          </table:table-cell>
          <table:table-cell table:style-name="ce63" table:formula="of:=IF([$SKG.E505]&gt;=0;[$SKG.E505];&quot; &quot;)" office:value-type="float" office:value="0" calcext:value-type="float">
            <text:p><text:s/>- <text:s text:c="2"/></text:p>
          </table:table-cell>
          <table:table-cell table:style-name="ce68" table:formula="of:=[$SKG.K505]" office:value-type="float" office:value="0" calcext:value-type="float">
            <text:p>0</text:p>
          </table:table-cell>
          <table:table-cell table:style-name="ce68" table:formula="of:=[$SKG.B505]" office:value-type="float" office:value="0" calcext:value-type="float">
            <text:p>0</text:p>
          </table:table-cell>
          <table:table-cell table:style-name="ce68" table:formula="of:=[$SKG.H50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12];[$Grootboekschema.$A$1:.$B$109];2;0); &quot;&quot;)">
            <text:p/>
          </table:table-cell>
          <table:table-cell table:style-name="ce53" table:formula="of:=[$SKG.D50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06]&lt;0;-[$SKG.E506];&quot; &quot;)" office:value-type="string" office:string-value=" " calcext:value-type="string">
            <text:p><text:s text:c="3"/></text:p>
          </table:table-cell>
          <table:table-cell table:style-name="ce63" table:formula="of:=IF([$SKG.E506]&gt;=0;[$SKG.E506];&quot; &quot;)" office:value-type="float" office:value="0" calcext:value-type="float">
            <text:p><text:s/>- <text:s text:c="2"/></text:p>
          </table:table-cell>
          <table:table-cell table:style-name="ce68" table:formula="of:=[$SKG.K506]" office:value-type="float" office:value="0" calcext:value-type="float">
            <text:p>0</text:p>
          </table:table-cell>
          <table:table-cell table:style-name="ce68" table:formula="of:=[$SKG.B506]" office:value-type="float" office:value="0" calcext:value-type="float">
            <text:p>0</text:p>
          </table:table-cell>
          <table:table-cell table:style-name="ce68" table:formula="of:=[$SKG.H50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13];[$Grootboekschema.$A$1:.$B$109];2;0); &quot;&quot;)">
            <text:p/>
          </table:table-cell>
          <table:table-cell table:style-name="ce53" table:formula="of:=[$SKG.D50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07]&lt;0;-[$SKG.E507];&quot; &quot;)" office:value-type="string" office:string-value=" " calcext:value-type="string">
            <text:p><text:s text:c="3"/></text:p>
          </table:table-cell>
          <table:table-cell table:style-name="ce63" table:formula="of:=IF([$SKG.E507]&gt;=0;[$SKG.E507];&quot; &quot;)" office:value-type="float" office:value="0" calcext:value-type="float">
            <text:p><text:s/>- <text:s text:c="2"/></text:p>
          </table:table-cell>
          <table:table-cell table:style-name="ce68" table:formula="of:=[$SKG.K507]" office:value-type="float" office:value="0" calcext:value-type="float">
            <text:p>0</text:p>
          </table:table-cell>
          <table:table-cell table:style-name="ce68" table:formula="of:=[$SKG.B507]" office:value-type="float" office:value="0" calcext:value-type="float">
            <text:p>0</text:p>
          </table:table-cell>
          <table:table-cell table:style-name="ce68" table:formula="of:=[$SKG.H50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14];[$Grootboekschema.$A$1:.$B$109];2;0); &quot;&quot;)">
            <text:p/>
          </table:table-cell>
          <table:table-cell table:style-name="ce53" table:formula="of:=[$SKG.D50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08]&lt;0;-[$SKG.E508];&quot; &quot;)" office:value-type="string" office:string-value=" " calcext:value-type="string">
            <text:p><text:s text:c="3"/></text:p>
          </table:table-cell>
          <table:table-cell table:style-name="ce63" table:formula="of:=IF([$SKG.E508]&gt;=0;[$SKG.E508];&quot; &quot;)" office:value-type="float" office:value="0" calcext:value-type="float">
            <text:p><text:s/>- <text:s text:c="2"/></text:p>
          </table:table-cell>
          <table:table-cell table:style-name="ce68" table:formula="of:=[$SKG.K508]" office:value-type="float" office:value="0" calcext:value-type="float">
            <text:p>0</text:p>
          </table:table-cell>
          <table:table-cell table:style-name="ce68" table:formula="of:=[$SKG.B508]" office:value-type="float" office:value="0" calcext:value-type="float">
            <text:p>0</text:p>
          </table:table-cell>
          <table:table-cell table:style-name="ce68" table:formula="of:=[$SKG.H50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15];[$Grootboekschema.$A$1:.$B$109];2;0); &quot;&quot;)">
            <text:p/>
          </table:table-cell>
          <table:table-cell table:style-name="ce53" table:formula="of:=[$SKG.D50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09]&lt;0;-[$SKG.E509];&quot; &quot;)" office:value-type="string" office:string-value=" " calcext:value-type="string">
            <text:p><text:s text:c="3"/></text:p>
          </table:table-cell>
          <table:table-cell table:style-name="ce63" table:formula="of:=IF([$SKG.E509]&gt;=0;[$SKG.E509];&quot; &quot;)" office:value-type="float" office:value="0" calcext:value-type="float">
            <text:p><text:s/>- <text:s text:c="2"/></text:p>
          </table:table-cell>
          <table:table-cell table:style-name="ce68" table:formula="of:=[$SKG.K509]" office:value-type="float" office:value="0" calcext:value-type="float">
            <text:p>0</text:p>
          </table:table-cell>
          <table:table-cell table:style-name="ce68" table:formula="of:=[$SKG.B509]" office:value-type="float" office:value="0" calcext:value-type="float">
            <text:p>0</text:p>
          </table:table-cell>
          <table:table-cell table:style-name="ce68" table:formula="of:=[$SKG.H50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16];[$Grootboekschema.$A$1:.$B$109];2;0); &quot;&quot;)">
            <text:p/>
          </table:table-cell>
          <table:table-cell table:style-name="ce53" table:formula="of:=[$SKG.D51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10]&lt;0;-[$SKG.E510];&quot; &quot;)" office:value-type="string" office:string-value=" " calcext:value-type="string">
            <text:p><text:s text:c="3"/></text:p>
          </table:table-cell>
          <table:table-cell table:style-name="ce63" table:formula="of:=IF([$SKG.E510]&gt;=0;[$SKG.E510];&quot; &quot;)" office:value-type="float" office:value="0" calcext:value-type="float">
            <text:p><text:s/>- <text:s text:c="2"/></text:p>
          </table:table-cell>
          <table:table-cell table:style-name="ce68" table:formula="of:=[$SKG.K510]" office:value-type="float" office:value="0" calcext:value-type="float">
            <text:p>0</text:p>
          </table:table-cell>
          <table:table-cell table:style-name="ce68" table:formula="of:=[$SKG.B510]" office:value-type="float" office:value="0" calcext:value-type="float">
            <text:p>0</text:p>
          </table:table-cell>
          <table:table-cell table:style-name="ce68" table:formula="of:=[$SKG.H51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17];[$Grootboekschema.$A$1:.$B$109];2;0); &quot;&quot;)">
            <text:p/>
          </table:table-cell>
          <table:table-cell table:style-name="ce53" table:formula="of:=[$SKG.D51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11]&lt;0;-[$SKG.E511];&quot; &quot;)" office:value-type="string" office:string-value=" " calcext:value-type="string">
            <text:p><text:s text:c="3"/></text:p>
          </table:table-cell>
          <table:table-cell table:style-name="ce63" table:formula="of:=IF([$SKG.E511]&gt;=0;[$SKG.E511];&quot; &quot;)" office:value-type="float" office:value="0" calcext:value-type="float">
            <text:p><text:s/>- <text:s text:c="2"/></text:p>
          </table:table-cell>
          <table:table-cell table:style-name="ce68" table:formula="of:=[$SKG.K511]" office:value-type="float" office:value="0" calcext:value-type="float">
            <text:p>0</text:p>
          </table:table-cell>
          <table:table-cell table:style-name="ce68" table:formula="of:=[$SKG.B511]" office:value-type="float" office:value="0" calcext:value-type="float">
            <text:p>0</text:p>
          </table:table-cell>
          <table:table-cell table:style-name="ce68" table:formula="of:=[$SKG.H51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18];[$Grootboekschema.$A$1:.$B$109];2;0); &quot;&quot;)">
            <text:p/>
          </table:table-cell>
          <table:table-cell table:style-name="ce53" table:formula="of:=[$SKG.D51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12]&lt;0;-[$SKG.E512];&quot; &quot;)" office:value-type="string" office:string-value=" " calcext:value-type="string">
            <text:p><text:s text:c="3"/></text:p>
          </table:table-cell>
          <table:table-cell table:style-name="ce63" table:formula="of:=IF([$SKG.E512]&gt;=0;[$SKG.E512];&quot; &quot;)" office:value-type="float" office:value="0" calcext:value-type="float">
            <text:p><text:s/>- <text:s text:c="2"/></text:p>
          </table:table-cell>
          <table:table-cell table:style-name="ce68" table:formula="of:=[$SKG.K512]" office:value-type="float" office:value="0" calcext:value-type="float">
            <text:p>0</text:p>
          </table:table-cell>
          <table:table-cell table:style-name="ce68" table:formula="of:=[$SKG.B512]" office:value-type="float" office:value="0" calcext:value-type="float">
            <text:p>0</text:p>
          </table:table-cell>
          <table:table-cell table:style-name="ce68" table:formula="of:=[$SKG.H51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19];[$Grootboekschema.$A$1:.$B$109];2;0); &quot;&quot;)">
            <text:p/>
          </table:table-cell>
          <table:table-cell table:style-name="ce53" table:formula="of:=[$SKG.D51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13]&lt;0;-[$SKG.E513];&quot; &quot;)" office:value-type="string" office:string-value=" " calcext:value-type="string">
            <text:p><text:s text:c="3"/></text:p>
          </table:table-cell>
          <table:table-cell table:style-name="ce63" table:formula="of:=IF([$SKG.E513]&gt;=0;[$SKG.E513];&quot; &quot;)" office:value-type="float" office:value="0" calcext:value-type="float">
            <text:p><text:s/>- <text:s text:c="2"/></text:p>
          </table:table-cell>
          <table:table-cell table:style-name="ce68" table:formula="of:=[$SKG.K513]" office:value-type="float" office:value="0" calcext:value-type="float">
            <text:p>0</text:p>
          </table:table-cell>
          <table:table-cell table:style-name="ce68" table:formula="of:=[$SKG.B513]" office:value-type="float" office:value="0" calcext:value-type="float">
            <text:p>0</text:p>
          </table:table-cell>
          <table:table-cell table:style-name="ce68" table:formula="of:=[$SKG.H51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20];[$Grootboekschema.$A$1:.$B$109];2;0); &quot;&quot;)">
            <text:p/>
          </table:table-cell>
          <table:table-cell table:style-name="ce53" table:formula="of:=[$SKG.D51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14]&lt;0;-[$SKG.E514];&quot; &quot;)" office:value-type="string" office:string-value=" " calcext:value-type="string">
            <text:p><text:s text:c="3"/></text:p>
          </table:table-cell>
          <table:table-cell table:style-name="ce63" table:formula="of:=IF([$SKG.E514]&gt;=0;[$SKG.E514];&quot; &quot;)" office:value-type="float" office:value="0" calcext:value-type="float">
            <text:p><text:s/>- <text:s text:c="2"/></text:p>
          </table:table-cell>
          <table:table-cell table:style-name="ce68" table:formula="of:=[$SKG.K514]" office:value-type="float" office:value="0" calcext:value-type="float">
            <text:p>0</text:p>
          </table:table-cell>
          <table:table-cell table:style-name="ce68" table:formula="of:=[$SKG.B514]" office:value-type="float" office:value="0" calcext:value-type="float">
            <text:p>0</text:p>
          </table:table-cell>
          <table:table-cell table:style-name="ce68" table:formula="of:=[$SKG.H51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21];[$Grootboekschema.$A$1:.$B$109];2;0); &quot;&quot;)">
            <text:p/>
          </table:table-cell>
          <table:table-cell table:style-name="ce53" table:formula="of:=[$SKG.D51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15]&lt;0;-[$SKG.E515];&quot; &quot;)" office:value-type="string" office:string-value=" " calcext:value-type="string">
            <text:p><text:s text:c="3"/></text:p>
          </table:table-cell>
          <table:table-cell table:style-name="ce63" table:formula="of:=IF([$SKG.E515]&gt;=0;[$SKG.E515];&quot; &quot;)" office:value-type="float" office:value="0" calcext:value-type="float">
            <text:p><text:s/>- <text:s text:c="2"/></text:p>
          </table:table-cell>
          <table:table-cell table:style-name="ce68" table:formula="of:=[$SKG.K515]" office:value-type="float" office:value="0" calcext:value-type="float">
            <text:p>0</text:p>
          </table:table-cell>
          <table:table-cell table:style-name="ce68" table:formula="of:=[$SKG.B515]" office:value-type="float" office:value="0" calcext:value-type="float">
            <text:p>0</text:p>
          </table:table-cell>
          <table:table-cell table:style-name="ce68" table:formula="of:=[$SKG.H51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22];[$Grootboekschema.$A$1:.$B$109];2;0); &quot;&quot;)">
            <text:p/>
          </table:table-cell>
          <table:table-cell table:style-name="ce53" table:formula="of:=[$SKG.D51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16]&lt;0;-[$SKG.E516];&quot; &quot;)" office:value-type="string" office:string-value=" " calcext:value-type="string">
            <text:p><text:s text:c="3"/></text:p>
          </table:table-cell>
          <table:table-cell table:style-name="ce63" table:formula="of:=IF([$SKG.E516]&gt;=0;[$SKG.E516];&quot; &quot;)" office:value-type="float" office:value="0" calcext:value-type="float">
            <text:p><text:s/>- <text:s text:c="2"/></text:p>
          </table:table-cell>
          <table:table-cell table:style-name="ce68" table:formula="of:=[$SKG.K516]" office:value-type="float" office:value="0" calcext:value-type="float">
            <text:p>0</text:p>
          </table:table-cell>
          <table:table-cell table:style-name="ce68" table:formula="of:=[$SKG.B516]" office:value-type="float" office:value="0" calcext:value-type="float">
            <text:p>0</text:p>
          </table:table-cell>
          <table:table-cell table:style-name="ce68" table:formula="of:=[$SKG.H51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23];[$Grootboekschema.$A$1:.$B$109];2;0); &quot;&quot;)">
            <text:p/>
          </table:table-cell>
          <table:table-cell table:style-name="ce53" table:formula="of:=[$SKG.D51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17]&lt;0;-[$SKG.E517];&quot; &quot;)" office:value-type="string" office:string-value=" " calcext:value-type="string">
            <text:p><text:s text:c="3"/></text:p>
          </table:table-cell>
          <table:table-cell table:style-name="ce63" table:formula="of:=IF([$SKG.E517]&gt;=0;[$SKG.E517];&quot; &quot;)" office:value-type="float" office:value="0" calcext:value-type="float">
            <text:p><text:s/>- <text:s text:c="2"/></text:p>
          </table:table-cell>
          <table:table-cell table:style-name="ce68" table:formula="of:=[$SKG.K517]" office:value-type="float" office:value="0" calcext:value-type="float">
            <text:p>0</text:p>
          </table:table-cell>
          <table:table-cell table:style-name="ce68" table:formula="of:=[$SKG.B517]" office:value-type="float" office:value="0" calcext:value-type="float">
            <text:p>0</text:p>
          </table:table-cell>
          <table:table-cell table:style-name="ce68" table:formula="of:=[$SKG.H51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24];[$Grootboekschema.$A$1:.$B$109];2;0); &quot;&quot;)">
            <text:p/>
          </table:table-cell>
          <table:table-cell table:style-name="ce53" table:formula="of:=[$SKG.D51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18]&lt;0;-[$SKG.E518];&quot; &quot;)" office:value-type="string" office:string-value=" " calcext:value-type="string">
            <text:p><text:s text:c="3"/></text:p>
          </table:table-cell>
          <table:table-cell table:style-name="ce63" table:formula="of:=IF([$SKG.E518]&gt;=0;[$SKG.E518];&quot; &quot;)" office:value-type="float" office:value="0" calcext:value-type="float">
            <text:p><text:s/>- <text:s text:c="2"/></text:p>
          </table:table-cell>
          <table:table-cell table:style-name="ce68" table:formula="of:=[$SKG.K518]" office:value-type="float" office:value="0" calcext:value-type="float">
            <text:p>0</text:p>
          </table:table-cell>
          <table:table-cell table:style-name="ce68" table:formula="of:=[$SKG.B518]" office:value-type="float" office:value="0" calcext:value-type="float">
            <text:p>0</text:p>
          </table:table-cell>
          <table:table-cell table:style-name="ce68" table:formula="of:=[$SKG.H51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25];[$Grootboekschema.$A$1:.$B$109];2;0); &quot;&quot;)">
            <text:p/>
          </table:table-cell>
          <table:table-cell table:style-name="ce53" table:formula="of:=[$SKG.D51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19]&lt;0;-[$SKG.E519];&quot; &quot;)" office:value-type="string" office:string-value=" " calcext:value-type="string">
            <text:p><text:s text:c="3"/></text:p>
          </table:table-cell>
          <table:table-cell table:style-name="ce63" table:formula="of:=IF([$SKG.E519]&gt;=0;[$SKG.E519];&quot; &quot;)" office:value-type="float" office:value="0" calcext:value-type="float">
            <text:p><text:s/>- <text:s text:c="2"/></text:p>
          </table:table-cell>
          <table:table-cell table:style-name="ce68" table:formula="of:=[$SKG.K519]" office:value-type="float" office:value="0" calcext:value-type="float">
            <text:p>0</text:p>
          </table:table-cell>
          <table:table-cell table:style-name="ce68" table:formula="of:=[$SKG.B519]" office:value-type="float" office:value="0" calcext:value-type="float">
            <text:p>0</text:p>
          </table:table-cell>
          <table:table-cell table:style-name="ce68" table:formula="of:=[$SKG.H51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26];[$Grootboekschema.$A$1:.$B$109];2;0); &quot;&quot;)">
            <text:p/>
          </table:table-cell>
          <table:table-cell table:style-name="ce53" table:formula="of:=[$SKG.D52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20]&lt;0;-[$SKG.E520];&quot; &quot;)" office:value-type="string" office:string-value=" " calcext:value-type="string">
            <text:p><text:s text:c="3"/></text:p>
          </table:table-cell>
          <table:table-cell table:style-name="ce63" table:formula="of:=IF([$SKG.E520]&gt;=0;[$SKG.E520];&quot; &quot;)" office:value-type="float" office:value="0" calcext:value-type="float">
            <text:p><text:s/>- <text:s text:c="2"/></text:p>
          </table:table-cell>
          <table:table-cell table:style-name="ce68" table:formula="of:=[$SKG.K520]" office:value-type="float" office:value="0" calcext:value-type="float">
            <text:p>0</text:p>
          </table:table-cell>
          <table:table-cell table:style-name="ce68" table:formula="of:=[$SKG.B520]" office:value-type="float" office:value="0" calcext:value-type="float">
            <text:p>0</text:p>
          </table:table-cell>
          <table:table-cell table:style-name="ce68" table:formula="of:=[$SKG.H52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27];[$Grootboekschema.$A$1:.$B$109];2;0); &quot;&quot;)">
            <text:p/>
          </table:table-cell>
          <table:table-cell table:style-name="ce53" table:formula="of:=[$SKG.D52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21]&lt;0;-[$SKG.E521];&quot; &quot;)" office:value-type="string" office:string-value=" " calcext:value-type="string">
            <text:p><text:s text:c="3"/></text:p>
          </table:table-cell>
          <table:table-cell table:style-name="ce63" table:formula="of:=IF([$SKG.E521]&gt;=0;[$SKG.E521];&quot; &quot;)" office:value-type="float" office:value="0" calcext:value-type="float">
            <text:p><text:s/>- <text:s text:c="2"/></text:p>
          </table:table-cell>
          <table:table-cell table:style-name="ce68" table:formula="of:=[$SKG.K521]" office:value-type="float" office:value="0" calcext:value-type="float">
            <text:p>0</text:p>
          </table:table-cell>
          <table:table-cell table:style-name="ce68" table:formula="of:=[$SKG.B521]" office:value-type="float" office:value="0" calcext:value-type="float">
            <text:p>0</text:p>
          </table:table-cell>
          <table:table-cell table:style-name="ce68" table:formula="of:=[$SKG.H52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28];[$Grootboekschema.$A$1:.$B$109];2;0); &quot;&quot;)">
            <text:p/>
          </table:table-cell>
          <table:table-cell table:style-name="ce53" table:formula="of:=[$SKG.D52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22]&lt;0;-[$SKG.E522];&quot; &quot;)" office:value-type="string" office:string-value=" " calcext:value-type="string">
            <text:p><text:s text:c="3"/></text:p>
          </table:table-cell>
          <table:table-cell table:style-name="ce63" table:formula="of:=IF([$SKG.E522]&gt;=0;[$SKG.E522];&quot; &quot;)" office:value-type="float" office:value="0" calcext:value-type="float">
            <text:p><text:s/>- <text:s text:c="2"/></text:p>
          </table:table-cell>
          <table:table-cell table:style-name="ce68" table:formula="of:=[$SKG.K522]" office:value-type="float" office:value="0" calcext:value-type="float">
            <text:p>0</text:p>
          </table:table-cell>
          <table:table-cell table:style-name="ce68" table:formula="of:=[$SKG.B522]" office:value-type="float" office:value="0" calcext:value-type="float">
            <text:p>0</text:p>
          </table:table-cell>
          <table:table-cell table:style-name="ce68" table:formula="of:=[$SKG.H52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29];[$Grootboekschema.$A$1:.$B$109];2;0); &quot;&quot;)">
            <text:p/>
          </table:table-cell>
          <table:table-cell table:style-name="ce53" table:formula="of:=[$SKG.D52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23]&lt;0;-[$SKG.E523];&quot; &quot;)" office:value-type="string" office:string-value=" " calcext:value-type="string">
            <text:p><text:s text:c="3"/></text:p>
          </table:table-cell>
          <table:table-cell table:style-name="ce63" table:formula="of:=IF([$SKG.E523]&gt;=0;[$SKG.E523];&quot; &quot;)" office:value-type="float" office:value="0" calcext:value-type="float">
            <text:p><text:s/>- <text:s text:c="2"/></text:p>
          </table:table-cell>
          <table:table-cell table:style-name="ce68" table:formula="of:=[$SKG.K523]" office:value-type="float" office:value="0" calcext:value-type="float">
            <text:p>0</text:p>
          </table:table-cell>
          <table:table-cell table:style-name="ce68" table:formula="of:=[$SKG.B523]" office:value-type="float" office:value="0" calcext:value-type="float">
            <text:p>0</text:p>
          </table:table-cell>
          <table:table-cell table:style-name="ce68" table:formula="of:=[$SKG.H52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30];[$Grootboekschema.$A$1:.$B$109];2;0); &quot;&quot;)">
            <text:p/>
          </table:table-cell>
          <table:table-cell table:style-name="ce53" table:formula="of:=[$SKG.D52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24]&lt;0;-[$SKG.E524];&quot; &quot;)" office:value-type="string" office:string-value=" " calcext:value-type="string">
            <text:p><text:s text:c="3"/></text:p>
          </table:table-cell>
          <table:table-cell table:style-name="ce63" table:formula="of:=IF([$SKG.E524]&gt;=0;[$SKG.E524];&quot; &quot;)" office:value-type="float" office:value="0" calcext:value-type="float">
            <text:p><text:s/>- <text:s text:c="2"/></text:p>
          </table:table-cell>
          <table:table-cell table:style-name="ce68" table:formula="of:=[$SKG.K524]" office:value-type="float" office:value="0" calcext:value-type="float">
            <text:p>0</text:p>
          </table:table-cell>
          <table:table-cell table:style-name="ce68" table:formula="of:=[$SKG.B524]" office:value-type="float" office:value="0" calcext:value-type="float">
            <text:p>0</text:p>
          </table:table-cell>
          <table:table-cell table:style-name="ce68" table:formula="of:=[$SKG.H52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31];[$Grootboekschema.$A$1:.$B$109];2;0); &quot;&quot;)">
            <text:p/>
          </table:table-cell>
          <table:table-cell table:style-name="ce53" table:formula="of:=[$SKG.D52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25]&lt;0;-[$SKG.E525];&quot; &quot;)" office:value-type="string" office:string-value=" " calcext:value-type="string">
            <text:p><text:s text:c="3"/></text:p>
          </table:table-cell>
          <table:table-cell table:style-name="ce63" table:formula="of:=IF([$SKG.E525]&gt;=0;[$SKG.E525];&quot; &quot;)" office:value-type="float" office:value="0" calcext:value-type="float">
            <text:p><text:s/>- <text:s text:c="2"/></text:p>
          </table:table-cell>
          <table:table-cell table:style-name="ce68" table:formula="of:=[$SKG.K525]" office:value-type="float" office:value="0" calcext:value-type="float">
            <text:p>0</text:p>
          </table:table-cell>
          <table:table-cell table:style-name="ce68" table:formula="of:=[$SKG.B525]" office:value-type="float" office:value="0" calcext:value-type="float">
            <text:p>0</text:p>
          </table:table-cell>
          <table:table-cell table:style-name="ce68" table:formula="of:=[$SKG.H52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32];[$Grootboekschema.$A$1:.$B$109];2;0); &quot;&quot;)">
            <text:p/>
          </table:table-cell>
          <table:table-cell table:style-name="ce53" table:formula="of:=[$SKG.D52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26]&lt;0;-[$SKG.E526];&quot; &quot;)" office:value-type="string" office:string-value=" " calcext:value-type="string">
            <text:p><text:s text:c="3"/></text:p>
          </table:table-cell>
          <table:table-cell table:style-name="ce63" table:formula="of:=IF([$SKG.E526]&gt;=0;[$SKG.E526];&quot; &quot;)" office:value-type="float" office:value="0" calcext:value-type="float">
            <text:p><text:s/>- <text:s text:c="2"/></text:p>
          </table:table-cell>
          <table:table-cell table:style-name="ce68" table:formula="of:=[$SKG.K526]" office:value-type="float" office:value="0" calcext:value-type="float">
            <text:p>0</text:p>
          </table:table-cell>
          <table:table-cell table:style-name="ce68" table:formula="of:=[$SKG.B526]" office:value-type="float" office:value="0" calcext:value-type="float">
            <text:p>0</text:p>
          </table:table-cell>
          <table:table-cell table:style-name="ce68" table:formula="of:=[$SKG.H52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33];[$Grootboekschema.$A$1:.$B$109];2;0); &quot;&quot;)">
            <text:p/>
          </table:table-cell>
          <table:table-cell table:style-name="ce53" table:formula="of:=[$SKG.D52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27]&lt;0;-[$SKG.E527];&quot; &quot;)" office:value-type="string" office:string-value=" " calcext:value-type="string">
            <text:p><text:s text:c="3"/></text:p>
          </table:table-cell>
          <table:table-cell table:style-name="ce63" table:formula="of:=IF([$SKG.E527]&gt;=0;[$SKG.E527];&quot; &quot;)" office:value-type="float" office:value="0" calcext:value-type="float">
            <text:p><text:s/>- <text:s text:c="2"/></text:p>
          </table:table-cell>
          <table:table-cell table:style-name="ce68" table:formula="of:=[$SKG.K527]" office:value-type="float" office:value="0" calcext:value-type="float">
            <text:p>0</text:p>
          </table:table-cell>
          <table:table-cell table:style-name="ce68" table:formula="of:=[$SKG.B527]" office:value-type="float" office:value="0" calcext:value-type="float">
            <text:p>0</text:p>
          </table:table-cell>
          <table:table-cell table:style-name="ce68" table:formula="of:=[$SKG.H52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34];[$Grootboekschema.$A$1:.$B$109];2;0); &quot;&quot;)">
            <text:p/>
          </table:table-cell>
          <table:table-cell table:style-name="ce53" table:formula="of:=[$SKG.D52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28]&lt;0;-[$SKG.E528];&quot; &quot;)" office:value-type="string" office:string-value=" " calcext:value-type="string">
            <text:p><text:s text:c="3"/></text:p>
          </table:table-cell>
          <table:table-cell table:style-name="ce63" table:formula="of:=IF([$SKG.E528]&gt;=0;[$SKG.E528];&quot; &quot;)" office:value-type="float" office:value="0" calcext:value-type="float">
            <text:p><text:s/>- <text:s text:c="2"/></text:p>
          </table:table-cell>
          <table:table-cell table:style-name="ce68" table:formula="of:=[$SKG.K528]" office:value-type="float" office:value="0" calcext:value-type="float">
            <text:p>0</text:p>
          </table:table-cell>
          <table:table-cell table:style-name="ce68" table:formula="of:=[$SKG.B528]" office:value-type="float" office:value="0" calcext:value-type="float">
            <text:p>0</text:p>
          </table:table-cell>
          <table:table-cell table:style-name="ce68" table:formula="of:=[$SKG.H52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35];[$Grootboekschema.$A$1:.$B$109];2;0); &quot;&quot;)">
            <text:p/>
          </table:table-cell>
          <table:table-cell table:style-name="ce53" table:formula="of:=[$SKG.D52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29]&lt;0;-[$SKG.E529];&quot; &quot;)" office:value-type="string" office:string-value=" " calcext:value-type="string">
            <text:p><text:s text:c="3"/></text:p>
          </table:table-cell>
          <table:table-cell table:style-name="ce63" table:formula="of:=IF([$SKG.E529]&gt;=0;[$SKG.E529];&quot; &quot;)" office:value-type="float" office:value="0" calcext:value-type="float">
            <text:p><text:s/>- <text:s text:c="2"/></text:p>
          </table:table-cell>
          <table:table-cell table:style-name="ce68" table:formula="of:=[$SKG.K529]" office:value-type="float" office:value="0" calcext:value-type="float">
            <text:p>0</text:p>
          </table:table-cell>
          <table:table-cell table:style-name="ce68" table:formula="of:=[$SKG.B529]" office:value-type="float" office:value="0" calcext:value-type="float">
            <text:p>0</text:p>
          </table:table-cell>
          <table:table-cell table:style-name="ce68" table:formula="of:=[$SKG.H52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36];[$Grootboekschema.$A$1:.$B$109];2;0); &quot;&quot;)">
            <text:p/>
          </table:table-cell>
          <table:table-cell table:style-name="ce53" table:formula="of:=[$SKG.D53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30]&lt;0;-[$SKG.E530];&quot; &quot;)" office:value-type="string" office:string-value=" " calcext:value-type="string">
            <text:p><text:s text:c="3"/></text:p>
          </table:table-cell>
          <table:table-cell table:style-name="ce63" table:formula="of:=IF([$SKG.E530]&gt;=0;[$SKG.E530];&quot; &quot;)" office:value-type="float" office:value="0" calcext:value-type="float">
            <text:p><text:s/>- <text:s text:c="2"/></text:p>
          </table:table-cell>
          <table:table-cell table:style-name="ce68" table:formula="of:=[$SKG.K530]" office:value-type="float" office:value="0" calcext:value-type="float">
            <text:p>0</text:p>
          </table:table-cell>
          <table:table-cell table:style-name="ce68" table:formula="of:=[$SKG.B530]" office:value-type="float" office:value="0" calcext:value-type="float">
            <text:p>0</text:p>
          </table:table-cell>
          <table:table-cell table:style-name="ce68" table:formula="of:=[$SKG.H53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37];[$Grootboekschema.$A$1:.$B$109];2;0); &quot;&quot;)">
            <text:p/>
          </table:table-cell>
          <table:table-cell table:style-name="ce53" table:formula="of:=[$SKG.D53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31]&lt;0;-[$SKG.E531];&quot; &quot;)" office:value-type="string" office:string-value=" " calcext:value-type="string">
            <text:p><text:s text:c="3"/></text:p>
          </table:table-cell>
          <table:table-cell table:style-name="ce63" table:formula="of:=IF([$SKG.E531]&gt;=0;[$SKG.E531];&quot; &quot;)" office:value-type="float" office:value="0" calcext:value-type="float">
            <text:p><text:s/>- <text:s text:c="2"/></text:p>
          </table:table-cell>
          <table:table-cell table:style-name="ce68" table:formula="of:=[$SKG.K531]" office:value-type="float" office:value="0" calcext:value-type="float">
            <text:p>0</text:p>
          </table:table-cell>
          <table:table-cell table:style-name="ce68" table:formula="of:=[$SKG.B531]" office:value-type="float" office:value="0" calcext:value-type="float">
            <text:p>0</text:p>
          </table:table-cell>
          <table:table-cell table:style-name="ce68" table:formula="of:=[$SKG.H53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38];[$Grootboekschema.$A$1:.$B$109];2;0); &quot;&quot;)">
            <text:p/>
          </table:table-cell>
          <table:table-cell table:style-name="ce53" table:formula="of:=[$SKG.D53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32]&lt;0;-[$SKG.E532];&quot; &quot;)" office:value-type="string" office:string-value=" " calcext:value-type="string">
            <text:p><text:s text:c="3"/></text:p>
          </table:table-cell>
          <table:table-cell table:style-name="ce63" table:formula="of:=IF([$SKG.E532]&gt;=0;[$SKG.E532];&quot; &quot;)" office:value-type="float" office:value="0" calcext:value-type="float">
            <text:p><text:s/>- <text:s text:c="2"/></text:p>
          </table:table-cell>
          <table:table-cell table:style-name="ce68" table:formula="of:=[$SKG.K532]" office:value-type="float" office:value="0" calcext:value-type="float">
            <text:p>0</text:p>
          </table:table-cell>
          <table:table-cell table:style-name="ce68" table:formula="of:=[$SKG.B532]" office:value-type="float" office:value="0" calcext:value-type="float">
            <text:p>0</text:p>
          </table:table-cell>
          <table:table-cell table:style-name="ce68" table:formula="of:=[$SKG.H53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39];[$Grootboekschema.$A$1:.$B$109];2;0); &quot;&quot;)">
            <text:p/>
          </table:table-cell>
          <table:table-cell table:style-name="ce53" table:formula="of:=[$SKG.D53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33]&lt;0;-[$SKG.E533];&quot; &quot;)" office:value-type="string" office:string-value=" " calcext:value-type="string">
            <text:p><text:s text:c="3"/></text:p>
          </table:table-cell>
          <table:table-cell table:style-name="ce63" table:formula="of:=IF([$SKG.E533]&gt;=0;[$SKG.E533];&quot; &quot;)" office:value-type="float" office:value="0" calcext:value-type="float">
            <text:p><text:s/>- <text:s text:c="2"/></text:p>
          </table:table-cell>
          <table:table-cell table:style-name="ce68" table:formula="of:=[$SKG.K533]" office:value-type="float" office:value="0" calcext:value-type="float">
            <text:p>0</text:p>
          </table:table-cell>
          <table:table-cell table:style-name="ce68" table:formula="of:=[$SKG.B533]" office:value-type="float" office:value="0" calcext:value-type="float">
            <text:p>0</text:p>
          </table:table-cell>
          <table:table-cell table:style-name="ce68" table:formula="of:=[$SKG.H53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40];[$Grootboekschema.$A$1:.$B$109];2;0); &quot;&quot;)">
            <text:p/>
          </table:table-cell>
          <table:table-cell table:style-name="ce53" table:formula="of:=[$SKG.D53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34]&lt;0;-[$SKG.E534];&quot; &quot;)" office:value-type="string" office:string-value=" " calcext:value-type="string">
            <text:p><text:s text:c="3"/></text:p>
          </table:table-cell>
          <table:table-cell table:style-name="ce63" table:formula="of:=IF([$SKG.E534]&gt;=0;[$SKG.E534];&quot; &quot;)" office:value-type="float" office:value="0" calcext:value-type="float">
            <text:p><text:s/>- <text:s text:c="2"/></text:p>
          </table:table-cell>
          <table:table-cell table:style-name="ce68" table:formula="of:=[$SKG.K534]" office:value-type="float" office:value="0" calcext:value-type="float">
            <text:p>0</text:p>
          </table:table-cell>
          <table:table-cell table:style-name="ce68" table:formula="of:=[$SKG.B534]" office:value-type="float" office:value="0" calcext:value-type="float">
            <text:p>0</text:p>
          </table:table-cell>
          <table:table-cell table:style-name="ce68" table:formula="of:=[$SKG.H53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41];[$Grootboekschema.$A$1:.$B$109];2;0); &quot;&quot;)">
            <text:p/>
          </table:table-cell>
          <table:table-cell table:style-name="ce53" table:formula="of:=[$SKG.D53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35]&lt;0;-[$SKG.E535];&quot; &quot;)" office:value-type="string" office:string-value=" " calcext:value-type="string">
            <text:p><text:s text:c="3"/></text:p>
          </table:table-cell>
          <table:table-cell table:style-name="ce63" table:formula="of:=IF([$SKG.E535]&gt;=0;[$SKG.E535];&quot; &quot;)" office:value-type="float" office:value="0" calcext:value-type="float">
            <text:p><text:s/>- <text:s text:c="2"/></text:p>
          </table:table-cell>
          <table:table-cell table:style-name="ce68" table:formula="of:=[$SKG.K535]" office:value-type="float" office:value="0" calcext:value-type="float">
            <text:p>0</text:p>
          </table:table-cell>
          <table:table-cell table:style-name="ce68" table:formula="of:=[$SKG.B535]" office:value-type="float" office:value="0" calcext:value-type="float">
            <text:p>0</text:p>
          </table:table-cell>
          <table:table-cell table:style-name="ce68" table:formula="of:=[$SKG.H53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42];[$Grootboekschema.$A$1:.$B$109];2;0); &quot;&quot;)">
            <text:p/>
          </table:table-cell>
          <table:table-cell table:style-name="ce53" table:formula="of:=[$SKG.D53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36]&lt;0;-[$SKG.E536];&quot; &quot;)" office:value-type="string" office:string-value=" " calcext:value-type="string">
            <text:p><text:s text:c="3"/></text:p>
          </table:table-cell>
          <table:table-cell table:style-name="ce63" table:formula="of:=IF([$SKG.E536]&gt;=0;[$SKG.E536];&quot; &quot;)" office:value-type="float" office:value="0" calcext:value-type="float">
            <text:p><text:s/>- <text:s text:c="2"/></text:p>
          </table:table-cell>
          <table:table-cell table:style-name="ce68" table:formula="of:=[$SKG.K536]" office:value-type="float" office:value="0" calcext:value-type="float">
            <text:p>0</text:p>
          </table:table-cell>
          <table:table-cell table:style-name="ce68" table:formula="of:=[$SKG.B536]" office:value-type="float" office:value="0" calcext:value-type="float">
            <text:p>0</text:p>
          </table:table-cell>
          <table:table-cell table:style-name="ce68" table:formula="of:=[$SKG.H53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43];[$Grootboekschema.$A$1:.$B$109];2;0); &quot;&quot;)">
            <text:p/>
          </table:table-cell>
          <table:table-cell table:style-name="ce53" table:formula="of:=[$SKG.D53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37]&lt;0;-[$SKG.E537];&quot; &quot;)" office:value-type="string" office:string-value=" " calcext:value-type="string">
            <text:p><text:s text:c="3"/></text:p>
          </table:table-cell>
          <table:table-cell table:style-name="ce63" table:formula="of:=IF([$SKG.E537]&gt;=0;[$SKG.E537];&quot; &quot;)" office:value-type="float" office:value="0" calcext:value-type="float">
            <text:p><text:s/>- <text:s text:c="2"/></text:p>
          </table:table-cell>
          <table:table-cell table:style-name="ce68" table:formula="of:=[$SKG.K537]" office:value-type="float" office:value="0" calcext:value-type="float">
            <text:p>0</text:p>
          </table:table-cell>
          <table:table-cell table:style-name="ce68" table:formula="of:=[$SKG.B537]" office:value-type="float" office:value="0" calcext:value-type="float">
            <text:p>0</text:p>
          </table:table-cell>
          <table:table-cell table:style-name="ce68" table:formula="of:=[$SKG.H53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44];[$Grootboekschema.$A$1:.$B$109];2;0); &quot;&quot;)">
            <text:p/>
          </table:table-cell>
          <table:table-cell table:style-name="ce53" table:formula="of:=[$SKG.D53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38]&lt;0;-[$SKG.E538];&quot; &quot;)" office:value-type="string" office:string-value=" " calcext:value-type="string">
            <text:p><text:s text:c="3"/></text:p>
          </table:table-cell>
          <table:table-cell table:style-name="ce63" table:formula="of:=IF([$SKG.E538]&gt;=0;[$SKG.E538];&quot; &quot;)" office:value-type="float" office:value="0" calcext:value-type="float">
            <text:p><text:s/>- <text:s text:c="2"/></text:p>
          </table:table-cell>
          <table:table-cell table:style-name="ce68" table:formula="of:=[$SKG.K538]" office:value-type="float" office:value="0" calcext:value-type="float">
            <text:p>0</text:p>
          </table:table-cell>
          <table:table-cell table:style-name="ce68" table:formula="of:=[$SKG.B538]" office:value-type="float" office:value="0" calcext:value-type="float">
            <text:p>0</text:p>
          </table:table-cell>
          <table:table-cell table:style-name="ce68" table:formula="of:=[$SKG.H53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45];[$Grootboekschema.$A$1:.$B$109];2;0); &quot;&quot;)">
            <text:p/>
          </table:table-cell>
          <table:table-cell table:style-name="ce53" table:formula="of:=[$SKG.D53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39]&lt;0;-[$SKG.E539];&quot; &quot;)" office:value-type="string" office:string-value=" " calcext:value-type="string">
            <text:p><text:s text:c="3"/></text:p>
          </table:table-cell>
          <table:table-cell table:style-name="ce63" table:formula="of:=IF([$SKG.E539]&gt;=0;[$SKG.E539];&quot; &quot;)" office:value-type="float" office:value="0" calcext:value-type="float">
            <text:p><text:s/>- <text:s text:c="2"/></text:p>
          </table:table-cell>
          <table:table-cell table:style-name="ce68" table:formula="of:=[$SKG.K539]" office:value-type="float" office:value="0" calcext:value-type="float">
            <text:p>0</text:p>
          </table:table-cell>
          <table:table-cell table:style-name="ce68" table:formula="of:=[$SKG.B539]" office:value-type="float" office:value="0" calcext:value-type="float">
            <text:p>0</text:p>
          </table:table-cell>
          <table:table-cell table:style-name="ce68" table:formula="of:=[$SKG.H53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46];[$Grootboekschema.$A$1:.$B$109];2;0); &quot;&quot;)">
            <text:p/>
          </table:table-cell>
          <table:table-cell table:style-name="ce53" table:formula="of:=[$SKG.D54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40]&lt;0;-[$SKG.E540];&quot; &quot;)" office:value-type="string" office:string-value=" " calcext:value-type="string">
            <text:p><text:s text:c="3"/></text:p>
          </table:table-cell>
          <table:table-cell table:style-name="ce63" table:formula="of:=IF([$SKG.E540]&gt;=0;[$SKG.E540];&quot; &quot;)" office:value-type="float" office:value="0" calcext:value-type="float">
            <text:p><text:s/>- <text:s text:c="2"/></text:p>
          </table:table-cell>
          <table:table-cell table:style-name="ce68" table:formula="of:=[$SKG.K540]" office:value-type="float" office:value="0" calcext:value-type="float">
            <text:p>0</text:p>
          </table:table-cell>
          <table:table-cell table:style-name="ce68" table:formula="of:=[$SKG.B540]" office:value-type="float" office:value="0" calcext:value-type="float">
            <text:p>0</text:p>
          </table:table-cell>
          <table:table-cell table:style-name="ce68" table:formula="of:=[$SKG.H54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47];[$Grootboekschema.$A$1:.$B$109];2;0); &quot;&quot;)">
            <text:p/>
          </table:table-cell>
          <table:table-cell table:style-name="ce53" table:formula="of:=[$SKG.D54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41]&lt;0;-[$SKG.E541];&quot; &quot;)" office:value-type="string" office:string-value=" " calcext:value-type="string">
            <text:p><text:s text:c="3"/></text:p>
          </table:table-cell>
          <table:table-cell table:style-name="ce63" table:formula="of:=IF([$SKG.E541]&gt;=0;[$SKG.E541];&quot; &quot;)" office:value-type="float" office:value="0" calcext:value-type="float">
            <text:p><text:s/>- <text:s text:c="2"/></text:p>
          </table:table-cell>
          <table:table-cell table:style-name="ce68" table:formula="of:=[$SKG.K541]" office:value-type="float" office:value="0" calcext:value-type="float">
            <text:p>0</text:p>
          </table:table-cell>
          <table:table-cell table:style-name="ce68" table:formula="of:=[$SKG.B541]" office:value-type="float" office:value="0" calcext:value-type="float">
            <text:p>0</text:p>
          </table:table-cell>
          <table:table-cell table:style-name="ce68" table:formula="of:=[$SKG.H54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48];[$Grootboekschema.$A$1:.$B$109];2;0); &quot;&quot;)">
            <text:p/>
          </table:table-cell>
          <table:table-cell table:style-name="ce53" table:formula="of:=[$SKG.D54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42]&lt;0;-[$SKG.E542];&quot; &quot;)" office:value-type="string" office:string-value=" " calcext:value-type="string">
            <text:p><text:s text:c="3"/></text:p>
          </table:table-cell>
          <table:table-cell table:style-name="ce63" table:formula="of:=IF([$SKG.E542]&gt;=0;[$SKG.E542];&quot; &quot;)" office:value-type="float" office:value="0" calcext:value-type="float">
            <text:p><text:s/>- <text:s text:c="2"/></text:p>
          </table:table-cell>
          <table:table-cell table:style-name="ce68" table:formula="of:=[$SKG.K542]" office:value-type="float" office:value="0" calcext:value-type="float">
            <text:p>0</text:p>
          </table:table-cell>
          <table:table-cell table:style-name="ce68" table:formula="of:=[$SKG.B542]" office:value-type="float" office:value="0" calcext:value-type="float">
            <text:p>0</text:p>
          </table:table-cell>
          <table:table-cell table:style-name="ce68" table:formula="of:=[$SKG.H54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49];[$Grootboekschema.$A$1:.$B$109];2;0); &quot;&quot;)">
            <text:p/>
          </table:table-cell>
          <table:table-cell table:style-name="ce53" table:formula="of:=[$SKG.D54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43]&lt;0;-[$SKG.E543];&quot; &quot;)" office:value-type="string" office:string-value=" " calcext:value-type="string">
            <text:p><text:s text:c="3"/></text:p>
          </table:table-cell>
          <table:table-cell table:style-name="ce63" table:formula="of:=IF([$SKG.E543]&gt;=0;[$SKG.E543];&quot; &quot;)" office:value-type="float" office:value="0" calcext:value-type="float">
            <text:p><text:s/>- <text:s text:c="2"/></text:p>
          </table:table-cell>
          <table:table-cell table:style-name="ce68" table:formula="of:=[$SKG.K543]" office:value-type="float" office:value="0" calcext:value-type="float">
            <text:p>0</text:p>
          </table:table-cell>
          <table:table-cell table:style-name="ce68" table:formula="of:=[$SKG.B543]" office:value-type="float" office:value="0" calcext:value-type="float">
            <text:p>0</text:p>
          </table:table-cell>
          <table:table-cell table:style-name="ce68" table:formula="of:=[$SKG.H54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50];[$Grootboekschema.$A$1:.$B$109];2;0); &quot;&quot;)">
            <text:p/>
          </table:table-cell>
          <table:table-cell table:style-name="ce53" table:formula="of:=[$SKG.D54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44]&lt;0;-[$SKG.E544];&quot; &quot;)" office:value-type="string" office:string-value=" " calcext:value-type="string">
            <text:p><text:s text:c="3"/></text:p>
          </table:table-cell>
          <table:table-cell table:style-name="ce63" table:formula="of:=IF([$SKG.E544]&gt;=0;[$SKG.E544];&quot; &quot;)" office:value-type="float" office:value="0" calcext:value-type="float">
            <text:p><text:s/>- <text:s text:c="2"/></text:p>
          </table:table-cell>
          <table:table-cell table:style-name="ce68" table:formula="of:=[$SKG.K544]" office:value-type="float" office:value="0" calcext:value-type="float">
            <text:p>0</text:p>
          </table:table-cell>
          <table:table-cell table:style-name="ce68" table:formula="of:=[$SKG.B544]" office:value-type="float" office:value="0" calcext:value-type="float">
            <text:p>0</text:p>
          </table:table-cell>
          <table:table-cell table:style-name="ce68" table:formula="of:=[$SKG.H54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51];[$Grootboekschema.$A$1:.$B$109];2;0); &quot;&quot;)">
            <text:p/>
          </table:table-cell>
          <table:table-cell table:style-name="ce53" table:formula="of:=[$SKG.D54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45]&lt;0;-[$SKG.E545];&quot; &quot;)" office:value-type="string" office:string-value=" " calcext:value-type="string">
            <text:p><text:s text:c="3"/></text:p>
          </table:table-cell>
          <table:table-cell table:style-name="ce63" table:formula="of:=IF([$SKG.E545]&gt;=0;[$SKG.E545];&quot; &quot;)" office:value-type="float" office:value="0" calcext:value-type="float">
            <text:p><text:s/>- <text:s text:c="2"/></text:p>
          </table:table-cell>
          <table:table-cell table:style-name="ce68" table:formula="of:=[$SKG.K545]" office:value-type="float" office:value="0" calcext:value-type="float">
            <text:p>0</text:p>
          </table:table-cell>
          <table:table-cell table:style-name="ce68" table:formula="of:=[$SKG.B545]" office:value-type="float" office:value="0" calcext:value-type="float">
            <text:p>0</text:p>
          </table:table-cell>
          <table:table-cell table:style-name="ce68" table:formula="of:=[$SKG.H54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52];[$Grootboekschema.$A$1:.$B$109];2;0); &quot;&quot;)">
            <text:p/>
          </table:table-cell>
          <table:table-cell table:style-name="ce53" table:formula="of:=[$SKG.D54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46]&lt;0;-[$SKG.E546];&quot; &quot;)" office:value-type="string" office:string-value=" " calcext:value-type="string">
            <text:p><text:s text:c="3"/></text:p>
          </table:table-cell>
          <table:table-cell table:style-name="ce63" table:formula="of:=IF([$SKG.E546]&gt;=0;[$SKG.E546];&quot; &quot;)" office:value-type="float" office:value="0" calcext:value-type="float">
            <text:p><text:s/>- <text:s text:c="2"/></text:p>
          </table:table-cell>
          <table:table-cell table:style-name="ce68" table:formula="of:=[$SKG.K546]" office:value-type="float" office:value="0" calcext:value-type="float">
            <text:p>0</text:p>
          </table:table-cell>
          <table:table-cell table:style-name="ce68" table:formula="of:=[$SKG.B546]" office:value-type="float" office:value="0" calcext:value-type="float">
            <text:p>0</text:p>
          </table:table-cell>
          <table:table-cell table:style-name="ce68" table:formula="of:=[$SKG.H54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53];[$Grootboekschema.$A$1:.$B$109];2;0); &quot;&quot;)">
            <text:p/>
          </table:table-cell>
          <table:table-cell table:style-name="ce53" table:formula="of:=[$SKG.D54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47]&lt;0;-[$SKG.E547];&quot; &quot;)" office:value-type="string" office:string-value=" " calcext:value-type="string">
            <text:p><text:s text:c="3"/></text:p>
          </table:table-cell>
          <table:table-cell table:style-name="ce63" table:formula="of:=IF([$SKG.E547]&gt;=0;[$SKG.E547];&quot; &quot;)" office:value-type="float" office:value="0" calcext:value-type="float">
            <text:p><text:s/>- <text:s text:c="2"/></text:p>
          </table:table-cell>
          <table:table-cell table:style-name="ce68" table:formula="of:=[$SKG.K547]" office:value-type="float" office:value="0" calcext:value-type="float">
            <text:p>0</text:p>
          </table:table-cell>
          <table:table-cell table:style-name="ce68" table:formula="of:=[$SKG.B547]" office:value-type="float" office:value="0" calcext:value-type="float">
            <text:p>0</text:p>
          </table:table-cell>
          <table:table-cell table:style-name="ce68" table:formula="of:=[$SKG.H54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54];[$Grootboekschema.$A$1:.$B$109];2;0); &quot;&quot;)">
            <text:p/>
          </table:table-cell>
          <table:table-cell table:style-name="ce53" table:formula="of:=[$SKG.D54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48]&lt;0;-[$SKG.E548];&quot; &quot;)" office:value-type="string" office:string-value=" " calcext:value-type="string">
            <text:p><text:s text:c="3"/></text:p>
          </table:table-cell>
          <table:table-cell table:style-name="ce63" table:formula="of:=IF([$SKG.E548]&gt;=0;[$SKG.E548];&quot; &quot;)" office:value-type="float" office:value="0" calcext:value-type="float">
            <text:p><text:s/>- <text:s text:c="2"/></text:p>
          </table:table-cell>
          <table:table-cell table:style-name="ce68" table:formula="of:=[$SKG.K548]" office:value-type="float" office:value="0" calcext:value-type="float">
            <text:p>0</text:p>
          </table:table-cell>
          <table:table-cell table:style-name="ce68" table:formula="of:=[$SKG.B548]" office:value-type="float" office:value="0" calcext:value-type="float">
            <text:p>0</text:p>
          </table:table-cell>
          <table:table-cell table:style-name="ce68" table:formula="of:=[$SKG.H54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55];[$Grootboekschema.$A$1:.$B$109];2;0); &quot;&quot;)">
            <text:p/>
          </table:table-cell>
          <table:table-cell table:style-name="ce53" table:formula="of:=[$SKG.D54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49]&lt;0;-[$SKG.E549];&quot; &quot;)" office:value-type="string" office:string-value=" " calcext:value-type="string">
            <text:p><text:s text:c="3"/></text:p>
          </table:table-cell>
          <table:table-cell table:style-name="ce63" table:formula="of:=IF([$SKG.E549]&gt;=0;[$SKG.E549];&quot; &quot;)" office:value-type="float" office:value="0" calcext:value-type="float">
            <text:p><text:s/>- <text:s text:c="2"/></text:p>
          </table:table-cell>
          <table:table-cell table:style-name="ce68" table:formula="of:=[$SKG.K549]" office:value-type="float" office:value="0" calcext:value-type="float">
            <text:p>0</text:p>
          </table:table-cell>
          <table:table-cell table:style-name="ce68" table:formula="of:=[$SKG.B549]" office:value-type="float" office:value="0" calcext:value-type="float">
            <text:p>0</text:p>
          </table:table-cell>
          <table:table-cell table:style-name="ce68" table:formula="of:=[$SKG.H54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56];[$Grootboekschema.$A$1:.$B$109];2;0); &quot;&quot;)">
            <text:p/>
          </table:table-cell>
          <table:table-cell table:style-name="ce53" table:formula="of:=[$SKG.D55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50]&lt;0;-[$SKG.E550];&quot; &quot;)" office:value-type="string" office:string-value=" " calcext:value-type="string">
            <text:p><text:s text:c="3"/></text:p>
          </table:table-cell>
          <table:table-cell table:style-name="ce63" table:formula="of:=IF([$SKG.E550]&gt;=0;[$SKG.E550];&quot; &quot;)" office:value-type="float" office:value="0" calcext:value-type="float">
            <text:p><text:s/>- <text:s text:c="2"/></text:p>
          </table:table-cell>
          <table:table-cell table:style-name="ce68" table:formula="of:=[$SKG.K550]" office:value-type="float" office:value="0" calcext:value-type="float">
            <text:p>0</text:p>
          </table:table-cell>
          <table:table-cell table:style-name="ce68" table:formula="of:=[$SKG.B550]" office:value-type="float" office:value="0" calcext:value-type="float">
            <text:p>0</text:p>
          </table:table-cell>
          <table:table-cell table:style-name="ce68" table:formula="of:=[$SKG.H55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57];[$Grootboekschema.$A$1:.$B$109];2;0); &quot;&quot;)">
            <text:p/>
          </table:table-cell>
          <table:table-cell table:style-name="ce53" table:formula="of:=[$SKG.D55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51]&lt;0;-[$SKG.E551];&quot; &quot;)" office:value-type="string" office:string-value=" " calcext:value-type="string">
            <text:p><text:s text:c="3"/></text:p>
          </table:table-cell>
          <table:table-cell table:style-name="ce63" table:formula="of:=IF([$SKG.E551]&gt;=0;[$SKG.E551];&quot; &quot;)" office:value-type="float" office:value="0" calcext:value-type="float">
            <text:p><text:s/>- <text:s text:c="2"/></text:p>
          </table:table-cell>
          <table:table-cell table:style-name="ce68" table:formula="of:=[$SKG.K551]" office:value-type="float" office:value="0" calcext:value-type="float">
            <text:p>0</text:p>
          </table:table-cell>
          <table:table-cell table:style-name="ce68" table:formula="of:=[$SKG.B551]" office:value-type="float" office:value="0" calcext:value-type="float">
            <text:p>0</text:p>
          </table:table-cell>
          <table:table-cell table:style-name="ce68" table:formula="of:=[$SKG.H55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58];[$Grootboekschema.$A$1:.$B$109];2;0); &quot;&quot;)">
            <text:p/>
          </table:table-cell>
          <table:table-cell table:style-name="ce53" table:formula="of:=[$SKG.D55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52]&lt;0;-[$SKG.E552];&quot; &quot;)" office:value-type="string" office:string-value=" " calcext:value-type="string">
            <text:p><text:s text:c="3"/></text:p>
          </table:table-cell>
          <table:table-cell table:style-name="ce63" table:formula="of:=IF([$SKG.E552]&gt;=0;[$SKG.E552];&quot; &quot;)" office:value-type="float" office:value="0" calcext:value-type="float">
            <text:p><text:s/>- <text:s text:c="2"/></text:p>
          </table:table-cell>
          <table:table-cell table:style-name="ce68" table:formula="of:=[$SKG.K552]" office:value-type="float" office:value="0" calcext:value-type="float">
            <text:p>0</text:p>
          </table:table-cell>
          <table:table-cell table:style-name="ce68" table:formula="of:=[$SKG.B552]" office:value-type="float" office:value="0" calcext:value-type="float">
            <text:p>0</text:p>
          </table:table-cell>
          <table:table-cell table:style-name="ce68" table:formula="of:=[$SKG.H55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59];[$Grootboekschema.$A$1:.$B$109];2;0); &quot;&quot;)">
            <text:p/>
          </table:table-cell>
          <table:table-cell table:style-name="ce53" table:formula="of:=[$SKG.D55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53]&lt;0;-[$SKG.E553];&quot; &quot;)" office:value-type="string" office:string-value=" " calcext:value-type="string">
            <text:p><text:s text:c="3"/></text:p>
          </table:table-cell>
          <table:table-cell table:style-name="ce63" table:formula="of:=IF([$SKG.E553]&gt;=0;[$SKG.E553];&quot; &quot;)" office:value-type="float" office:value="0" calcext:value-type="float">
            <text:p><text:s/>- <text:s text:c="2"/></text:p>
          </table:table-cell>
          <table:table-cell table:style-name="ce68" table:formula="of:=[$SKG.K553]" office:value-type="float" office:value="0" calcext:value-type="float">
            <text:p>0</text:p>
          </table:table-cell>
          <table:table-cell table:style-name="ce68" table:formula="of:=[$SKG.B553]" office:value-type="float" office:value="0" calcext:value-type="float">
            <text:p>0</text:p>
          </table:table-cell>
          <table:table-cell table:style-name="ce68" table:formula="of:=[$SKG.H55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60];[$Grootboekschema.$A$1:.$B$109];2;0); &quot;&quot;)">
            <text:p/>
          </table:table-cell>
          <table:table-cell table:style-name="ce53" table:formula="of:=[$SKG.D55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54]&lt;0;-[$SKG.E554];&quot; &quot;)" office:value-type="string" office:string-value=" " calcext:value-type="string">
            <text:p><text:s text:c="3"/></text:p>
          </table:table-cell>
          <table:table-cell table:style-name="ce63" table:formula="of:=IF([$SKG.E554]&gt;=0;[$SKG.E554];&quot; &quot;)" office:value-type="float" office:value="0" calcext:value-type="float">
            <text:p><text:s/>- <text:s text:c="2"/></text:p>
          </table:table-cell>
          <table:table-cell table:style-name="ce68" table:formula="of:=[$SKG.K554]" office:value-type="float" office:value="0" calcext:value-type="float">
            <text:p>0</text:p>
          </table:table-cell>
          <table:table-cell table:style-name="ce68" table:formula="of:=[$SKG.B554]" office:value-type="float" office:value="0" calcext:value-type="float">
            <text:p>0</text:p>
          </table:table-cell>
          <table:table-cell table:style-name="ce68" table:formula="of:=[$SKG.H55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61];[$Grootboekschema.$A$1:.$B$109];2;0); &quot;&quot;)">
            <text:p/>
          </table:table-cell>
          <table:table-cell table:style-name="ce53" table:formula="of:=[$SKG.D55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55]&lt;0;-[$SKG.E555];&quot; &quot;)" office:value-type="string" office:string-value=" " calcext:value-type="string">
            <text:p><text:s text:c="3"/></text:p>
          </table:table-cell>
          <table:table-cell table:style-name="ce63" table:formula="of:=IF([$SKG.E555]&gt;=0;[$SKG.E555];&quot; &quot;)" office:value-type="float" office:value="0" calcext:value-type="float">
            <text:p><text:s/>- <text:s text:c="2"/></text:p>
          </table:table-cell>
          <table:table-cell table:style-name="ce68" table:formula="of:=[$SKG.K555]" office:value-type="float" office:value="0" calcext:value-type="float">
            <text:p>0</text:p>
          </table:table-cell>
          <table:table-cell table:style-name="ce68" table:formula="of:=[$SKG.B555]" office:value-type="float" office:value="0" calcext:value-type="float">
            <text:p>0</text:p>
          </table:table-cell>
          <table:table-cell table:style-name="ce68" table:formula="of:=[$SKG.H55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62];[$Grootboekschema.$A$1:.$B$109];2;0); &quot;&quot;)">
            <text:p/>
          </table:table-cell>
          <table:table-cell table:style-name="ce53" table:formula="of:=[$SKG.D55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56]&lt;0;-[$SKG.E556];&quot; &quot;)" office:value-type="string" office:string-value=" " calcext:value-type="string">
            <text:p><text:s text:c="3"/></text:p>
          </table:table-cell>
          <table:table-cell table:style-name="ce63" table:formula="of:=IF([$SKG.E556]&gt;=0;[$SKG.E556];&quot; &quot;)" office:value-type="float" office:value="0" calcext:value-type="float">
            <text:p><text:s/>- <text:s text:c="2"/></text:p>
          </table:table-cell>
          <table:table-cell table:style-name="ce68" table:formula="of:=[$SKG.K556]" office:value-type="float" office:value="0" calcext:value-type="float">
            <text:p>0</text:p>
          </table:table-cell>
          <table:table-cell table:style-name="ce68" table:formula="of:=[$SKG.B556]" office:value-type="float" office:value="0" calcext:value-type="float">
            <text:p>0</text:p>
          </table:table-cell>
          <table:table-cell table:style-name="ce68" table:formula="of:=[$SKG.H55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63];[$Grootboekschema.$A$1:.$B$109];2;0); &quot;&quot;)">
            <text:p/>
          </table:table-cell>
          <table:table-cell table:style-name="ce53" table:formula="of:=[$SKG.D55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57]&lt;0;-[$SKG.E557];&quot; &quot;)" office:value-type="string" office:string-value=" " calcext:value-type="string">
            <text:p><text:s text:c="3"/></text:p>
          </table:table-cell>
          <table:table-cell table:style-name="ce63" table:formula="of:=IF([$SKG.E557]&gt;=0;[$SKG.E557];&quot; &quot;)" office:value-type="float" office:value="0" calcext:value-type="float">
            <text:p><text:s/>- <text:s text:c="2"/></text:p>
          </table:table-cell>
          <table:table-cell table:style-name="ce68" table:formula="of:=[$SKG.K557]" office:value-type="float" office:value="0" calcext:value-type="float">
            <text:p>0</text:p>
          </table:table-cell>
          <table:table-cell table:style-name="ce68" table:formula="of:=[$SKG.B557]" office:value-type="float" office:value="0" calcext:value-type="float">
            <text:p>0</text:p>
          </table:table-cell>
          <table:table-cell table:style-name="ce68" table:formula="of:=[$SKG.H55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64];[$Grootboekschema.$A$1:.$B$109];2;0); &quot;&quot;)">
            <text:p/>
          </table:table-cell>
          <table:table-cell table:style-name="ce53" table:formula="of:=[$SKG.D55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58]&lt;0;-[$SKG.E558];&quot; &quot;)" office:value-type="string" office:string-value=" " calcext:value-type="string">
            <text:p><text:s text:c="3"/></text:p>
          </table:table-cell>
          <table:table-cell table:style-name="ce63" table:formula="of:=IF([$SKG.E558]&gt;=0;[$SKG.E558];&quot; &quot;)" office:value-type="float" office:value="0" calcext:value-type="float">
            <text:p><text:s/>- <text:s text:c="2"/></text:p>
          </table:table-cell>
          <table:table-cell table:style-name="ce68" table:formula="of:=[$SKG.K558]" office:value-type="float" office:value="0" calcext:value-type="float">
            <text:p>0</text:p>
          </table:table-cell>
          <table:table-cell table:style-name="ce68" table:formula="of:=[$SKG.B558]" office:value-type="float" office:value="0" calcext:value-type="float">
            <text:p>0</text:p>
          </table:table-cell>
          <table:table-cell table:style-name="ce68" table:formula="of:=[$SKG.H55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65];[$Grootboekschema.$A$1:.$B$109];2;0); &quot;&quot;)">
            <text:p/>
          </table:table-cell>
          <table:table-cell table:style-name="ce53" table:formula="of:=[$SKG.D55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59]&lt;0;-[$SKG.E559];&quot; &quot;)" office:value-type="string" office:string-value=" " calcext:value-type="string">
            <text:p><text:s text:c="3"/></text:p>
          </table:table-cell>
          <table:table-cell table:style-name="ce63" table:formula="of:=IF([$SKG.E559]&gt;=0;[$SKG.E559];&quot; &quot;)" office:value-type="float" office:value="0" calcext:value-type="float">
            <text:p><text:s/>- <text:s text:c="2"/></text:p>
          </table:table-cell>
          <table:table-cell table:style-name="ce68" table:formula="of:=[$SKG.K559]" office:value-type="float" office:value="0" calcext:value-type="float">
            <text:p>0</text:p>
          </table:table-cell>
          <table:table-cell table:style-name="ce68" table:formula="of:=[$SKG.B559]" office:value-type="float" office:value="0" calcext:value-type="float">
            <text:p>0</text:p>
          </table:table-cell>
          <table:table-cell table:style-name="ce68" table:formula="of:=[$SKG.H55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66];[$Grootboekschema.$A$1:.$B$109];2;0); &quot;&quot;)">
            <text:p/>
          </table:table-cell>
          <table:table-cell table:style-name="ce53" table:formula="of:=[$SKG.D56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60]&lt;0;-[$SKG.E560];&quot; &quot;)" office:value-type="string" office:string-value=" " calcext:value-type="string">
            <text:p><text:s text:c="3"/></text:p>
          </table:table-cell>
          <table:table-cell table:style-name="ce63" table:formula="of:=IF([$SKG.E560]&gt;=0;[$SKG.E560];&quot; &quot;)" office:value-type="float" office:value="0" calcext:value-type="float">
            <text:p><text:s/>- <text:s text:c="2"/></text:p>
          </table:table-cell>
          <table:table-cell table:style-name="ce68" table:formula="of:=[$SKG.K560]" office:value-type="float" office:value="0" calcext:value-type="float">
            <text:p>0</text:p>
          </table:table-cell>
          <table:table-cell table:style-name="ce68" table:formula="of:=[$SKG.B560]" office:value-type="float" office:value="0" calcext:value-type="float">
            <text:p>0</text:p>
          </table:table-cell>
          <table:table-cell table:style-name="ce68" table:formula="of:=[$SKG.H56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67];[$Grootboekschema.$A$1:.$B$109];2;0); &quot;&quot;)">
            <text:p/>
          </table:table-cell>
          <table:table-cell table:style-name="ce53" table:formula="of:=[$SKG.D56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61]&lt;0;-[$SKG.E561];&quot; &quot;)" office:value-type="string" office:string-value=" " calcext:value-type="string">
            <text:p><text:s text:c="3"/></text:p>
          </table:table-cell>
          <table:table-cell table:style-name="ce63" table:formula="of:=IF([$SKG.E561]&gt;=0;[$SKG.E561];&quot; &quot;)" office:value-type="float" office:value="0" calcext:value-type="float">
            <text:p><text:s/>- <text:s text:c="2"/></text:p>
          </table:table-cell>
          <table:table-cell table:style-name="ce68" table:formula="of:=[$SKG.K561]" office:value-type="float" office:value="0" calcext:value-type="float">
            <text:p>0</text:p>
          </table:table-cell>
          <table:table-cell table:style-name="ce68" table:formula="of:=[$SKG.B561]" office:value-type="float" office:value="0" calcext:value-type="float">
            <text:p>0</text:p>
          </table:table-cell>
          <table:table-cell table:style-name="ce68" table:formula="of:=[$SKG.H56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68];[$Grootboekschema.$A$1:.$B$109];2;0); &quot;&quot;)">
            <text:p/>
          </table:table-cell>
          <table:table-cell table:style-name="ce53" table:formula="of:=[$SKG.D56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62]&lt;0;-[$SKG.E562];&quot; &quot;)" office:value-type="string" office:string-value=" " calcext:value-type="string">
            <text:p><text:s text:c="3"/></text:p>
          </table:table-cell>
          <table:table-cell table:style-name="ce63" table:formula="of:=IF([$SKG.E562]&gt;=0;[$SKG.E562];&quot; &quot;)" office:value-type="float" office:value="0" calcext:value-type="float">
            <text:p><text:s/>- <text:s text:c="2"/></text:p>
          </table:table-cell>
          <table:table-cell table:style-name="ce68" table:formula="of:=[$SKG.K562]" office:value-type="float" office:value="0" calcext:value-type="float">
            <text:p>0</text:p>
          </table:table-cell>
          <table:table-cell table:style-name="ce68" table:formula="of:=[$SKG.B562]" office:value-type="float" office:value="0" calcext:value-type="float">
            <text:p>0</text:p>
          </table:table-cell>
          <table:table-cell table:style-name="ce68" table:formula="of:=[$SKG.H56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69];[$Grootboekschema.$A$1:.$B$109];2;0); &quot;&quot;)">
            <text:p/>
          </table:table-cell>
          <table:table-cell table:style-name="ce53" table:formula="of:=[$SKG.D56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63]&lt;0;-[$SKG.E563];&quot; &quot;)" office:value-type="string" office:string-value=" " calcext:value-type="string">
            <text:p><text:s text:c="3"/></text:p>
          </table:table-cell>
          <table:table-cell table:style-name="ce63" table:formula="of:=IF([$SKG.E563]&gt;=0;[$SKG.E563];&quot; &quot;)" office:value-type="float" office:value="0" calcext:value-type="float">
            <text:p><text:s/>- <text:s text:c="2"/></text:p>
          </table:table-cell>
          <table:table-cell table:style-name="ce68" table:formula="of:=[$SKG.K563]" office:value-type="float" office:value="0" calcext:value-type="float">
            <text:p>0</text:p>
          </table:table-cell>
          <table:table-cell table:style-name="ce68" table:formula="of:=[$SKG.B563]" office:value-type="float" office:value="0" calcext:value-type="float">
            <text:p>0</text:p>
          </table:table-cell>
          <table:table-cell table:style-name="ce68" table:formula="of:=[$SKG.H56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70];[$Grootboekschema.$A$1:.$B$109];2;0); &quot;&quot;)">
            <text:p/>
          </table:table-cell>
          <table:table-cell table:style-name="ce53" table:formula="of:=[$SKG.D56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64]&lt;0;-[$SKG.E564];&quot; &quot;)" office:value-type="string" office:string-value=" " calcext:value-type="string">
            <text:p><text:s text:c="3"/></text:p>
          </table:table-cell>
          <table:table-cell table:style-name="ce63" table:formula="of:=IF([$SKG.E564]&gt;=0;[$SKG.E564];&quot; &quot;)" office:value-type="float" office:value="0" calcext:value-type="float">
            <text:p><text:s/>- <text:s text:c="2"/></text:p>
          </table:table-cell>
          <table:table-cell table:style-name="ce68" table:formula="of:=[$SKG.K564]" office:value-type="float" office:value="0" calcext:value-type="float">
            <text:p>0</text:p>
          </table:table-cell>
          <table:table-cell table:style-name="ce68" table:formula="of:=[$SKG.B564]" office:value-type="float" office:value="0" calcext:value-type="float">
            <text:p>0</text:p>
          </table:table-cell>
          <table:table-cell table:style-name="ce68" table:formula="of:=[$SKG.H56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71];[$Grootboekschema.$A$1:.$B$109];2;0); &quot;&quot;)">
            <text:p/>
          </table:table-cell>
          <table:table-cell table:style-name="ce53" table:formula="of:=[$SKG.D56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65]&lt;0;-[$SKG.E565];&quot; &quot;)" office:value-type="string" office:string-value=" " calcext:value-type="string">
            <text:p><text:s text:c="3"/></text:p>
          </table:table-cell>
          <table:table-cell table:style-name="ce63" table:formula="of:=IF([$SKG.E565]&gt;=0;[$SKG.E565];&quot; &quot;)" office:value-type="float" office:value="0" calcext:value-type="float">
            <text:p><text:s/>- <text:s text:c="2"/></text:p>
          </table:table-cell>
          <table:table-cell table:style-name="ce68" table:formula="of:=[$SKG.K565]" office:value-type="float" office:value="0" calcext:value-type="float">
            <text:p>0</text:p>
          </table:table-cell>
          <table:table-cell table:style-name="ce68" table:formula="of:=[$SKG.B565]" office:value-type="float" office:value="0" calcext:value-type="float">
            <text:p>0</text:p>
          </table:table-cell>
          <table:table-cell table:style-name="ce68" table:formula="of:=[$SKG.H56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72];[$Grootboekschema.$A$1:.$B$109];2;0); &quot;&quot;)">
            <text:p/>
          </table:table-cell>
          <table:table-cell table:style-name="ce53" table:formula="of:=[$SKG.D56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66]&lt;0;-[$SKG.E566];&quot; &quot;)" office:value-type="string" office:string-value=" " calcext:value-type="string">
            <text:p><text:s text:c="3"/></text:p>
          </table:table-cell>
          <table:table-cell table:style-name="ce63" table:formula="of:=IF([$SKG.E566]&gt;=0;[$SKG.E566];&quot; &quot;)" office:value-type="float" office:value="0" calcext:value-type="float">
            <text:p><text:s/>- <text:s text:c="2"/></text:p>
          </table:table-cell>
          <table:table-cell table:style-name="ce68" table:formula="of:=[$SKG.K566]" office:value-type="float" office:value="0" calcext:value-type="float">
            <text:p>0</text:p>
          </table:table-cell>
          <table:table-cell table:style-name="ce68" table:formula="of:=[$SKG.B566]" office:value-type="float" office:value="0" calcext:value-type="float">
            <text:p>0</text:p>
          </table:table-cell>
          <table:table-cell table:style-name="ce68" table:formula="of:=[$SKG.H56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73];[$Grootboekschema.$A$1:.$B$109];2;0); &quot;&quot;)">
            <text:p/>
          </table:table-cell>
          <table:table-cell table:style-name="ce53" table:formula="of:=[$SKG.D56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67]&lt;0;-[$SKG.E567];&quot; &quot;)" office:value-type="string" office:string-value=" " calcext:value-type="string">
            <text:p><text:s text:c="3"/></text:p>
          </table:table-cell>
          <table:table-cell table:style-name="ce63" table:formula="of:=IF([$SKG.E567]&gt;=0;[$SKG.E567];&quot; &quot;)" office:value-type="float" office:value="0" calcext:value-type="float">
            <text:p><text:s/>- <text:s text:c="2"/></text:p>
          </table:table-cell>
          <table:table-cell table:style-name="ce68" table:formula="of:=[$SKG.K567]" office:value-type="float" office:value="0" calcext:value-type="float">
            <text:p>0</text:p>
          </table:table-cell>
          <table:table-cell table:style-name="ce68" table:formula="of:=[$SKG.B567]" office:value-type="float" office:value="0" calcext:value-type="float">
            <text:p>0</text:p>
          </table:table-cell>
          <table:table-cell table:style-name="ce68" table:formula="of:=[$SKG.H56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74];[$Grootboekschema.$A$1:.$B$109];2;0); &quot;&quot;)">
            <text:p/>
          </table:table-cell>
          <table:table-cell table:style-name="ce53" table:formula="of:=[$SKG.D56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68]&lt;0;-[$SKG.E568];&quot; &quot;)" office:value-type="string" office:string-value=" " calcext:value-type="string">
            <text:p><text:s text:c="3"/></text:p>
          </table:table-cell>
          <table:table-cell table:style-name="ce63" table:formula="of:=IF([$SKG.E568]&gt;=0;[$SKG.E568];&quot; &quot;)" office:value-type="float" office:value="0" calcext:value-type="float">
            <text:p><text:s/>- <text:s text:c="2"/></text:p>
          </table:table-cell>
          <table:table-cell table:style-name="ce68" table:formula="of:=[$SKG.K568]" office:value-type="float" office:value="0" calcext:value-type="float">
            <text:p>0</text:p>
          </table:table-cell>
          <table:table-cell table:style-name="ce68" table:formula="of:=[$SKG.B568]" office:value-type="float" office:value="0" calcext:value-type="float">
            <text:p>0</text:p>
          </table:table-cell>
          <table:table-cell table:style-name="ce68" table:formula="of:=[$SKG.H56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75];[$Grootboekschema.$A$1:.$B$109];2;0); &quot;&quot;)">
            <text:p/>
          </table:table-cell>
          <table:table-cell table:style-name="ce53" table:formula="of:=[$SKG.D56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69]&lt;0;-[$SKG.E569];&quot; &quot;)" office:value-type="string" office:string-value=" " calcext:value-type="string">
            <text:p><text:s text:c="3"/></text:p>
          </table:table-cell>
          <table:table-cell table:style-name="ce63" table:formula="of:=IF([$SKG.E569]&gt;=0;[$SKG.E569];&quot; &quot;)" office:value-type="float" office:value="0" calcext:value-type="float">
            <text:p><text:s/>- <text:s text:c="2"/></text:p>
          </table:table-cell>
          <table:table-cell table:style-name="ce68" table:formula="of:=[$SKG.K569]" office:value-type="float" office:value="0" calcext:value-type="float">
            <text:p>0</text:p>
          </table:table-cell>
          <table:table-cell table:style-name="ce68" table:formula="of:=[$SKG.B569]" office:value-type="float" office:value="0" calcext:value-type="float">
            <text:p>0</text:p>
          </table:table-cell>
          <table:table-cell table:style-name="ce68" table:formula="of:=[$SKG.H56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76];[$Grootboekschema.$A$1:.$B$109];2;0); &quot;&quot;)">
            <text:p/>
          </table:table-cell>
          <table:table-cell table:style-name="ce53" table:formula="of:=[$SKG.D57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70]&lt;0;-[$SKG.E570];&quot; &quot;)" office:value-type="string" office:string-value=" " calcext:value-type="string">
            <text:p><text:s text:c="3"/></text:p>
          </table:table-cell>
          <table:table-cell table:style-name="ce63" table:formula="of:=IF([$SKG.E570]&gt;=0;[$SKG.E570];&quot; &quot;)" office:value-type="float" office:value="0" calcext:value-type="float">
            <text:p><text:s/>- <text:s text:c="2"/></text:p>
          </table:table-cell>
          <table:table-cell table:style-name="ce68" table:formula="of:=[$SKG.K570]" office:value-type="float" office:value="0" calcext:value-type="float">
            <text:p>0</text:p>
          </table:table-cell>
          <table:table-cell table:style-name="ce68" table:formula="of:=[$SKG.B570]" office:value-type="float" office:value="0" calcext:value-type="float">
            <text:p>0</text:p>
          </table:table-cell>
          <table:table-cell table:style-name="ce68" table:formula="of:=[$SKG.H57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77];[$Grootboekschema.$A$1:.$B$109];2;0); &quot;&quot;)">
            <text:p/>
          </table:table-cell>
          <table:table-cell table:style-name="ce53" table:formula="of:=[$SKG.D57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71]&lt;0;-[$SKG.E571];&quot; &quot;)" office:value-type="string" office:string-value=" " calcext:value-type="string">
            <text:p><text:s text:c="3"/></text:p>
          </table:table-cell>
          <table:table-cell table:style-name="ce63" table:formula="of:=IF([$SKG.E571]&gt;=0;[$SKG.E571];&quot; &quot;)" office:value-type="float" office:value="0" calcext:value-type="float">
            <text:p><text:s/>- <text:s text:c="2"/></text:p>
          </table:table-cell>
          <table:table-cell table:style-name="ce68" table:formula="of:=[$SKG.K571]" office:value-type="float" office:value="0" calcext:value-type="float">
            <text:p>0</text:p>
          </table:table-cell>
          <table:table-cell table:style-name="ce68" table:formula="of:=[$SKG.B571]" office:value-type="float" office:value="0" calcext:value-type="float">
            <text:p>0</text:p>
          </table:table-cell>
          <table:table-cell table:style-name="ce68" table:formula="of:=[$SKG.H57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78];[$Grootboekschema.$A$1:.$B$109];2;0); &quot;&quot;)">
            <text:p/>
          </table:table-cell>
          <table:table-cell table:style-name="ce53" table:formula="of:=[$SKG.D57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72]&lt;0;-[$SKG.E572];&quot; &quot;)" office:value-type="string" office:string-value=" " calcext:value-type="string">
            <text:p><text:s text:c="3"/></text:p>
          </table:table-cell>
          <table:table-cell table:style-name="ce63" table:formula="of:=IF([$SKG.E572]&gt;=0;[$SKG.E572];&quot; &quot;)" office:value-type="float" office:value="0" calcext:value-type="float">
            <text:p><text:s/>- <text:s text:c="2"/></text:p>
          </table:table-cell>
          <table:table-cell table:style-name="ce68" table:formula="of:=[$SKG.K572]" office:value-type="float" office:value="0" calcext:value-type="float">
            <text:p>0</text:p>
          </table:table-cell>
          <table:table-cell table:style-name="ce68" table:formula="of:=[$SKG.B572]" office:value-type="float" office:value="0" calcext:value-type="float">
            <text:p>0</text:p>
          </table:table-cell>
          <table:table-cell table:style-name="ce68" table:formula="of:=[$SKG.H57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79];[$Grootboekschema.$A$1:.$B$109];2;0); &quot;&quot;)">
            <text:p/>
          </table:table-cell>
          <table:table-cell table:style-name="ce53" table:formula="of:=[$SKG.D57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73]&lt;0;-[$SKG.E573];&quot; &quot;)" office:value-type="string" office:string-value=" " calcext:value-type="string">
            <text:p><text:s text:c="3"/></text:p>
          </table:table-cell>
          <table:table-cell table:style-name="ce63" table:formula="of:=IF([$SKG.E573]&gt;=0;[$SKG.E573];&quot; &quot;)" office:value-type="float" office:value="0" calcext:value-type="float">
            <text:p><text:s/>- <text:s text:c="2"/></text:p>
          </table:table-cell>
          <table:table-cell table:style-name="ce68" table:formula="of:=[$SKG.K573]" office:value-type="float" office:value="0" calcext:value-type="float">
            <text:p>0</text:p>
          </table:table-cell>
          <table:table-cell table:style-name="ce68" table:formula="of:=[$SKG.B573]" office:value-type="float" office:value="0" calcext:value-type="float">
            <text:p>0</text:p>
          </table:table-cell>
          <table:table-cell table:style-name="ce68" table:formula="of:=[$SKG.H57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80];[$Grootboekschema.$A$1:.$B$109];2;0); &quot;&quot;)">
            <text:p/>
          </table:table-cell>
          <table:table-cell table:style-name="ce53" table:formula="of:=[$SKG.D57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74]&lt;0;-[$SKG.E574];&quot; &quot;)" office:value-type="string" office:string-value=" " calcext:value-type="string">
            <text:p><text:s text:c="3"/></text:p>
          </table:table-cell>
          <table:table-cell table:style-name="ce63" table:formula="of:=IF([$SKG.E574]&gt;=0;[$SKG.E574];&quot; &quot;)" office:value-type="float" office:value="0" calcext:value-type="float">
            <text:p><text:s/>- <text:s text:c="2"/></text:p>
          </table:table-cell>
          <table:table-cell table:style-name="ce68" table:formula="of:=[$SKG.K574]" office:value-type="float" office:value="0" calcext:value-type="float">
            <text:p>0</text:p>
          </table:table-cell>
          <table:table-cell table:style-name="ce68" table:formula="of:=[$SKG.B574]" office:value-type="float" office:value="0" calcext:value-type="float">
            <text:p>0</text:p>
          </table:table-cell>
          <table:table-cell table:style-name="ce68" table:formula="of:=[$SKG.H57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81];[$Grootboekschema.$A$1:.$B$109];2;0); &quot;&quot;)">
            <text:p/>
          </table:table-cell>
          <table:table-cell table:style-name="ce53" table:formula="of:=[$SKG.D57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75]&lt;0;-[$SKG.E575];&quot; &quot;)" office:value-type="string" office:string-value=" " calcext:value-type="string">
            <text:p><text:s text:c="3"/></text:p>
          </table:table-cell>
          <table:table-cell table:style-name="ce63" table:formula="of:=IF([$SKG.E575]&gt;=0;[$SKG.E575];&quot; &quot;)" office:value-type="float" office:value="0" calcext:value-type="float">
            <text:p><text:s/>- <text:s text:c="2"/></text:p>
          </table:table-cell>
          <table:table-cell table:style-name="ce68" table:formula="of:=[$SKG.K575]" office:value-type="float" office:value="0" calcext:value-type="float">
            <text:p>0</text:p>
          </table:table-cell>
          <table:table-cell table:style-name="ce68" table:formula="of:=[$SKG.B575]" office:value-type="float" office:value="0" calcext:value-type="float">
            <text:p>0</text:p>
          </table:table-cell>
          <table:table-cell table:style-name="ce68" table:formula="of:=[$SKG.H57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82];[$Grootboekschema.$A$1:.$B$109];2;0); &quot;&quot;)">
            <text:p/>
          </table:table-cell>
          <table:table-cell table:style-name="ce53" table:formula="of:=[$SKG.D57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76]&lt;0;-[$SKG.E576];&quot; &quot;)" office:value-type="string" office:string-value=" " calcext:value-type="string">
            <text:p><text:s text:c="3"/></text:p>
          </table:table-cell>
          <table:table-cell table:style-name="ce63" table:formula="of:=IF([$SKG.E576]&gt;=0;[$SKG.E576];&quot; &quot;)" office:value-type="float" office:value="0" calcext:value-type="float">
            <text:p><text:s/>- <text:s text:c="2"/></text:p>
          </table:table-cell>
          <table:table-cell table:style-name="ce68" table:formula="of:=[$SKG.K576]" office:value-type="float" office:value="0" calcext:value-type="float">
            <text:p>0</text:p>
          </table:table-cell>
          <table:table-cell table:style-name="ce68" table:formula="of:=[$SKG.B576]" office:value-type="float" office:value="0" calcext:value-type="float">
            <text:p>0</text:p>
          </table:table-cell>
          <table:table-cell table:style-name="ce68" table:formula="of:=[$SKG.H57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83];[$Grootboekschema.$A$1:.$B$109];2;0); &quot;&quot;)">
            <text:p/>
          </table:table-cell>
          <table:table-cell table:style-name="ce53" table:formula="of:=[$SKG.D57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77]&lt;0;-[$SKG.E577];&quot; &quot;)" office:value-type="string" office:string-value=" " calcext:value-type="string">
            <text:p><text:s text:c="3"/></text:p>
          </table:table-cell>
          <table:table-cell table:style-name="ce63" table:formula="of:=IF([$SKG.E577]&gt;=0;[$SKG.E577];&quot; &quot;)" office:value-type="float" office:value="0" calcext:value-type="float">
            <text:p><text:s/>- <text:s text:c="2"/></text:p>
          </table:table-cell>
          <table:table-cell table:style-name="ce68" table:formula="of:=[$SKG.K577]" office:value-type="float" office:value="0" calcext:value-type="float">
            <text:p>0</text:p>
          </table:table-cell>
          <table:table-cell table:style-name="ce68" table:formula="of:=[$SKG.B577]" office:value-type="float" office:value="0" calcext:value-type="float">
            <text:p>0</text:p>
          </table:table-cell>
          <table:table-cell table:style-name="ce68" table:formula="of:=[$SKG.H57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84];[$Grootboekschema.$A$1:.$B$109];2;0); &quot;&quot;)">
            <text:p/>
          </table:table-cell>
          <table:table-cell table:style-name="ce53" table:formula="of:=[$SKG.D57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78]&lt;0;-[$SKG.E578];&quot; &quot;)" office:value-type="string" office:string-value=" " calcext:value-type="string">
            <text:p><text:s text:c="3"/></text:p>
          </table:table-cell>
          <table:table-cell table:style-name="ce63" table:formula="of:=IF([$SKG.E578]&gt;=0;[$SKG.E578];&quot; &quot;)" office:value-type="float" office:value="0" calcext:value-type="float">
            <text:p><text:s/>- <text:s text:c="2"/></text:p>
          </table:table-cell>
          <table:table-cell table:style-name="ce68" table:formula="of:=[$SKG.K578]" office:value-type="float" office:value="0" calcext:value-type="float">
            <text:p>0</text:p>
          </table:table-cell>
          <table:table-cell table:style-name="ce68" table:formula="of:=[$SKG.B578]" office:value-type="float" office:value="0" calcext:value-type="float">
            <text:p>0</text:p>
          </table:table-cell>
          <table:table-cell table:style-name="ce68" table:formula="of:=[$SKG.H57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85];[$Grootboekschema.$A$1:.$B$109];2;0); &quot;&quot;)">
            <text:p/>
          </table:table-cell>
          <table:table-cell table:style-name="ce53" table:formula="of:=[$SKG.D57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79]&lt;0;-[$SKG.E579];&quot; &quot;)" office:value-type="string" office:string-value=" " calcext:value-type="string">
            <text:p><text:s text:c="3"/></text:p>
          </table:table-cell>
          <table:table-cell table:style-name="ce63" table:formula="of:=IF([$SKG.E579]&gt;=0;[$SKG.E579];&quot; &quot;)" office:value-type="float" office:value="0" calcext:value-type="float">
            <text:p><text:s/>- <text:s text:c="2"/></text:p>
          </table:table-cell>
          <table:table-cell table:style-name="ce68" table:formula="of:=[$SKG.K579]" office:value-type="float" office:value="0" calcext:value-type="float">
            <text:p>0</text:p>
          </table:table-cell>
          <table:table-cell table:style-name="ce68" table:formula="of:=[$SKG.B579]" office:value-type="float" office:value="0" calcext:value-type="float">
            <text:p>0</text:p>
          </table:table-cell>
          <table:table-cell table:style-name="ce68" table:formula="of:=[$SKG.H57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86];[$Grootboekschema.$A$1:.$B$109];2;0); &quot;&quot;)">
            <text:p/>
          </table:table-cell>
          <table:table-cell table:style-name="ce53" table:formula="of:=[$SKG.D58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80]&lt;0;-[$SKG.E580];&quot; &quot;)" office:value-type="string" office:string-value=" " calcext:value-type="string">
            <text:p><text:s text:c="3"/></text:p>
          </table:table-cell>
          <table:table-cell table:style-name="ce63" table:formula="of:=IF([$SKG.E580]&gt;=0;[$SKG.E580];&quot; &quot;)" office:value-type="float" office:value="0" calcext:value-type="float">
            <text:p><text:s/>- <text:s text:c="2"/></text:p>
          </table:table-cell>
          <table:table-cell table:style-name="ce68" table:formula="of:=[$SKG.K580]" office:value-type="float" office:value="0" calcext:value-type="float">
            <text:p>0</text:p>
          </table:table-cell>
          <table:table-cell table:style-name="ce68" table:formula="of:=[$SKG.B580]" office:value-type="float" office:value="0" calcext:value-type="float">
            <text:p>0</text:p>
          </table:table-cell>
          <table:table-cell table:style-name="ce68" table:formula="of:=[$SKG.H58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87];[$Grootboekschema.$A$1:.$B$109];2;0); &quot;&quot;)">
            <text:p/>
          </table:table-cell>
          <table:table-cell table:style-name="ce53" table:formula="of:=[$SKG.D58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81]&lt;0;-[$SKG.E581];&quot; &quot;)" office:value-type="string" office:string-value=" " calcext:value-type="string">
            <text:p><text:s text:c="3"/></text:p>
          </table:table-cell>
          <table:table-cell table:style-name="ce63" table:formula="of:=IF([$SKG.E581]&gt;=0;[$SKG.E581];&quot; &quot;)" office:value-type="float" office:value="0" calcext:value-type="float">
            <text:p><text:s/>- <text:s text:c="2"/></text:p>
          </table:table-cell>
          <table:table-cell table:style-name="ce68" table:formula="of:=[$SKG.K581]" office:value-type="float" office:value="0" calcext:value-type="float">
            <text:p>0</text:p>
          </table:table-cell>
          <table:table-cell table:style-name="ce68" table:formula="of:=[$SKG.B581]" office:value-type="float" office:value="0" calcext:value-type="float">
            <text:p>0</text:p>
          </table:table-cell>
          <table:table-cell table:style-name="ce68" table:formula="of:=[$SKG.H58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88];[$Grootboekschema.$A$1:.$B$109];2;0); &quot;&quot;)">
            <text:p/>
          </table:table-cell>
          <table:table-cell table:style-name="ce53" table:formula="of:=[$SKG.D58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82]&lt;0;-[$SKG.E582];&quot; &quot;)" office:value-type="string" office:string-value=" " calcext:value-type="string">
            <text:p><text:s text:c="3"/></text:p>
          </table:table-cell>
          <table:table-cell table:style-name="ce63" table:formula="of:=IF([$SKG.E582]&gt;=0;[$SKG.E582];&quot; &quot;)" office:value-type="float" office:value="0" calcext:value-type="float">
            <text:p><text:s/>- <text:s text:c="2"/></text:p>
          </table:table-cell>
          <table:table-cell table:style-name="ce68" table:formula="of:=[$SKG.K582]" office:value-type="float" office:value="0" calcext:value-type="float">
            <text:p>0</text:p>
          </table:table-cell>
          <table:table-cell table:style-name="ce68" table:formula="of:=[$SKG.B582]" office:value-type="float" office:value="0" calcext:value-type="float">
            <text:p>0</text:p>
          </table:table-cell>
          <table:table-cell table:style-name="ce68" table:formula="of:=[$SKG.H58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89];[$Grootboekschema.$A$1:.$B$109];2;0); &quot;&quot;)">
            <text:p/>
          </table:table-cell>
          <table:table-cell table:style-name="ce53" table:formula="of:=[$SKG.D58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83]&lt;0;-[$SKG.E583];&quot; &quot;)" office:value-type="string" office:string-value=" " calcext:value-type="string">
            <text:p><text:s text:c="3"/></text:p>
          </table:table-cell>
          <table:table-cell table:style-name="ce63" table:formula="of:=IF([$SKG.E583]&gt;=0;[$SKG.E583];&quot; &quot;)" office:value-type="float" office:value="0" calcext:value-type="float">
            <text:p><text:s/>- <text:s text:c="2"/></text:p>
          </table:table-cell>
          <table:table-cell table:style-name="ce68" table:formula="of:=[$SKG.K583]" office:value-type="float" office:value="0" calcext:value-type="float">
            <text:p>0</text:p>
          </table:table-cell>
          <table:table-cell table:style-name="ce68" table:formula="of:=[$SKG.B583]" office:value-type="float" office:value="0" calcext:value-type="float">
            <text:p>0</text:p>
          </table:table-cell>
          <table:table-cell table:style-name="ce68" table:formula="of:=[$SKG.H58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90];[$Grootboekschema.$A$1:.$B$109];2;0); &quot;&quot;)">
            <text:p/>
          </table:table-cell>
          <table:table-cell table:style-name="ce53" table:formula="of:=[$SKG.D58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84]&lt;0;-[$SKG.E584];&quot; &quot;)" office:value-type="string" office:string-value=" " calcext:value-type="string">
            <text:p><text:s text:c="3"/></text:p>
          </table:table-cell>
          <table:table-cell table:style-name="ce63" table:formula="of:=IF([$SKG.E584]&gt;=0;[$SKG.E584];&quot; &quot;)" office:value-type="float" office:value="0" calcext:value-type="float">
            <text:p><text:s/>- <text:s text:c="2"/></text:p>
          </table:table-cell>
          <table:table-cell table:style-name="ce68" table:formula="of:=[$SKG.K584]" office:value-type="float" office:value="0" calcext:value-type="float">
            <text:p>0</text:p>
          </table:table-cell>
          <table:table-cell table:style-name="ce68" table:formula="of:=[$SKG.B584]" office:value-type="float" office:value="0" calcext:value-type="float">
            <text:p>0</text:p>
          </table:table-cell>
          <table:table-cell table:style-name="ce68" table:formula="of:=[$SKG.H58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91];[$Grootboekschema.$A$1:.$B$109];2;0); &quot;&quot;)">
            <text:p/>
          </table:table-cell>
          <table:table-cell table:style-name="ce53" table:formula="of:=[$SKG.D58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85]&lt;0;-[$SKG.E585];&quot; &quot;)" office:value-type="string" office:string-value=" " calcext:value-type="string">
            <text:p><text:s text:c="3"/></text:p>
          </table:table-cell>
          <table:table-cell table:style-name="ce63" table:formula="of:=IF([$SKG.E585]&gt;=0;[$SKG.E585];&quot; &quot;)" office:value-type="float" office:value="0" calcext:value-type="float">
            <text:p><text:s/>- <text:s text:c="2"/></text:p>
          </table:table-cell>
          <table:table-cell table:style-name="ce68" table:formula="of:=[$SKG.K585]" office:value-type="float" office:value="0" calcext:value-type="float">
            <text:p>0</text:p>
          </table:table-cell>
          <table:table-cell table:style-name="ce68" table:formula="of:=[$SKG.B585]" office:value-type="float" office:value="0" calcext:value-type="float">
            <text:p>0</text:p>
          </table:table-cell>
          <table:table-cell table:style-name="ce68" table:formula="of:=[$SKG.H58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92];[$Grootboekschema.$A$1:.$B$109];2;0); &quot;&quot;)">
            <text:p/>
          </table:table-cell>
          <table:table-cell table:style-name="ce53" table:formula="of:=[$SKG.D58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86]&lt;0;-[$SKG.E586];&quot; &quot;)" office:value-type="string" office:string-value=" " calcext:value-type="string">
            <text:p><text:s text:c="3"/></text:p>
          </table:table-cell>
          <table:table-cell table:style-name="ce63" table:formula="of:=IF([$SKG.E586]&gt;=0;[$SKG.E586];&quot; &quot;)" office:value-type="float" office:value="0" calcext:value-type="float">
            <text:p><text:s/>- <text:s text:c="2"/></text:p>
          </table:table-cell>
          <table:table-cell table:style-name="ce68" table:formula="of:=[$SKG.K586]" office:value-type="float" office:value="0" calcext:value-type="float">
            <text:p>0</text:p>
          </table:table-cell>
          <table:table-cell table:style-name="ce68" table:formula="of:=[$SKG.B586]" office:value-type="float" office:value="0" calcext:value-type="float">
            <text:p>0</text:p>
          </table:table-cell>
          <table:table-cell table:style-name="ce68" table:formula="of:=[$SKG.H58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93];[$Grootboekschema.$A$1:.$B$109];2;0); &quot;&quot;)">
            <text:p/>
          </table:table-cell>
          <table:table-cell table:style-name="ce53" table:formula="of:=[$SKG.D58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87]&lt;0;-[$SKG.E587];&quot; &quot;)" office:value-type="string" office:string-value=" " calcext:value-type="string">
            <text:p><text:s text:c="3"/></text:p>
          </table:table-cell>
          <table:table-cell table:style-name="ce63" table:formula="of:=IF([$SKG.E587]&gt;=0;[$SKG.E587];&quot; &quot;)" office:value-type="float" office:value="0" calcext:value-type="float">
            <text:p><text:s/>- <text:s text:c="2"/></text:p>
          </table:table-cell>
          <table:table-cell table:style-name="ce68" table:formula="of:=[$SKG.K587]" office:value-type="float" office:value="0" calcext:value-type="float">
            <text:p>0</text:p>
          </table:table-cell>
          <table:table-cell table:style-name="ce68" table:formula="of:=[$SKG.B587]" office:value-type="float" office:value="0" calcext:value-type="float">
            <text:p>0</text:p>
          </table:table-cell>
          <table:table-cell table:style-name="ce68" table:formula="of:=[$SKG.H58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94];[$Grootboekschema.$A$1:.$B$109];2;0); &quot;&quot;)">
            <text:p/>
          </table:table-cell>
          <table:table-cell table:style-name="ce53" table:formula="of:=[$SKG.D58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88]&lt;0;-[$SKG.E588];&quot; &quot;)" office:value-type="string" office:string-value=" " calcext:value-type="string">
            <text:p><text:s text:c="3"/></text:p>
          </table:table-cell>
          <table:table-cell table:style-name="ce63" table:formula="of:=IF([$SKG.E588]&gt;=0;[$SKG.E588];&quot; &quot;)" office:value-type="float" office:value="0" calcext:value-type="float">
            <text:p><text:s/>- <text:s text:c="2"/></text:p>
          </table:table-cell>
          <table:table-cell table:style-name="ce68" table:formula="of:=[$SKG.K588]" office:value-type="float" office:value="0" calcext:value-type="float">
            <text:p>0</text:p>
          </table:table-cell>
          <table:table-cell table:style-name="ce68" table:formula="of:=[$SKG.B588]" office:value-type="float" office:value="0" calcext:value-type="float">
            <text:p>0</text:p>
          </table:table-cell>
          <table:table-cell table:style-name="ce68" table:formula="of:=[$SKG.H58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95];[$Grootboekschema.$A$1:.$B$109];2;0); &quot;&quot;)">
            <text:p/>
          </table:table-cell>
          <table:table-cell table:style-name="ce53" table:formula="of:=[$SKG.D58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89]&lt;0;-[$SKG.E589];&quot; &quot;)" office:value-type="string" office:string-value=" " calcext:value-type="string">
            <text:p><text:s text:c="3"/></text:p>
          </table:table-cell>
          <table:table-cell table:style-name="ce63" table:formula="of:=IF([$SKG.E589]&gt;=0;[$SKG.E589];&quot; &quot;)" office:value-type="float" office:value="0" calcext:value-type="float">
            <text:p><text:s/>- <text:s text:c="2"/></text:p>
          </table:table-cell>
          <table:table-cell table:style-name="ce68" table:formula="of:=[$SKG.K589]" office:value-type="float" office:value="0" calcext:value-type="float">
            <text:p>0</text:p>
          </table:table-cell>
          <table:table-cell table:style-name="ce68" table:formula="of:=[$SKG.B589]" office:value-type="float" office:value="0" calcext:value-type="float">
            <text:p>0</text:p>
          </table:table-cell>
          <table:table-cell table:style-name="ce68" table:formula="of:=[$SKG.H58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96];[$Grootboekschema.$A$1:.$B$109];2;0); &quot;&quot;)">
            <text:p/>
          </table:table-cell>
          <table:table-cell table:style-name="ce53" table:formula="of:=[$SKG.D59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90]&lt;0;-[$SKG.E590];&quot; &quot;)" office:value-type="string" office:string-value=" " calcext:value-type="string">
            <text:p><text:s text:c="3"/></text:p>
          </table:table-cell>
          <table:table-cell table:style-name="ce63" table:formula="of:=IF([$SKG.E590]&gt;=0;[$SKG.E590];&quot; &quot;)" office:value-type="float" office:value="0" calcext:value-type="float">
            <text:p><text:s/>- <text:s text:c="2"/></text:p>
          </table:table-cell>
          <table:table-cell table:style-name="ce68" table:formula="of:=[$SKG.K590]" office:value-type="float" office:value="0" calcext:value-type="float">
            <text:p>0</text:p>
          </table:table-cell>
          <table:table-cell table:style-name="ce68" table:formula="of:=[$SKG.B590]" office:value-type="float" office:value="0" calcext:value-type="float">
            <text:p>0</text:p>
          </table:table-cell>
          <table:table-cell table:style-name="ce68" table:formula="of:=[$SKG.H59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97];[$Grootboekschema.$A$1:.$B$109];2;0); &quot;&quot;)">
            <text:p/>
          </table:table-cell>
          <table:table-cell table:style-name="ce53" table:formula="of:=[$SKG.D59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91]&lt;0;-[$SKG.E591];&quot; &quot;)" office:value-type="string" office:string-value=" " calcext:value-type="string">
            <text:p><text:s text:c="3"/></text:p>
          </table:table-cell>
          <table:table-cell table:style-name="ce63" table:formula="of:=IF([$SKG.E591]&gt;=0;[$SKG.E591];&quot; &quot;)" office:value-type="float" office:value="0" calcext:value-type="float">
            <text:p><text:s/>- <text:s text:c="2"/></text:p>
          </table:table-cell>
          <table:table-cell table:style-name="ce68" table:formula="of:=[$SKG.K591]" office:value-type="float" office:value="0" calcext:value-type="float">
            <text:p>0</text:p>
          </table:table-cell>
          <table:table-cell table:style-name="ce68" table:formula="of:=[$SKG.B591]" office:value-type="float" office:value="0" calcext:value-type="float">
            <text:p>0</text:p>
          </table:table-cell>
          <table:table-cell table:style-name="ce68" table:formula="of:=[$SKG.H59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98];[$Grootboekschema.$A$1:.$B$109];2;0); &quot;&quot;)">
            <text:p/>
          </table:table-cell>
          <table:table-cell table:style-name="ce53" table:formula="of:=[$SKG.D59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92]&lt;0;-[$SKG.E592];&quot; &quot;)" office:value-type="string" office:string-value=" " calcext:value-type="string">
            <text:p><text:s text:c="3"/></text:p>
          </table:table-cell>
          <table:table-cell table:style-name="ce63" table:formula="of:=IF([$SKG.E592]&gt;=0;[$SKG.E592];&quot; &quot;)" office:value-type="float" office:value="0" calcext:value-type="float">
            <text:p><text:s/>- <text:s text:c="2"/></text:p>
          </table:table-cell>
          <table:table-cell table:style-name="ce68" table:formula="of:=[$SKG.K592]" office:value-type="float" office:value="0" calcext:value-type="float">
            <text:p>0</text:p>
          </table:table-cell>
          <table:table-cell table:style-name="ce68" table:formula="of:=[$SKG.B592]" office:value-type="float" office:value="0" calcext:value-type="float">
            <text:p>0</text:p>
          </table:table-cell>
          <table:table-cell table:style-name="ce68" table:formula="of:=[$SKG.H59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699];[$Grootboekschema.$A$1:.$B$109];2;0); &quot;&quot;)">
            <text:p/>
          </table:table-cell>
          <table:table-cell table:style-name="ce53" table:formula="of:=[$SKG.D59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93]&lt;0;-[$SKG.E593];&quot; &quot;)" office:value-type="string" office:string-value=" " calcext:value-type="string">
            <text:p><text:s text:c="3"/></text:p>
          </table:table-cell>
          <table:table-cell table:style-name="ce63" table:formula="of:=IF([$SKG.E593]&gt;=0;[$SKG.E593];&quot; &quot;)" office:value-type="float" office:value="0" calcext:value-type="float">
            <text:p><text:s/>- <text:s text:c="2"/></text:p>
          </table:table-cell>
          <table:table-cell table:style-name="ce68" table:formula="of:=[$SKG.K593]" office:value-type="float" office:value="0" calcext:value-type="float">
            <text:p>0</text:p>
          </table:table-cell>
          <table:table-cell table:style-name="ce68" table:formula="of:=[$SKG.B593]" office:value-type="float" office:value="0" calcext:value-type="float">
            <text:p>0</text:p>
          </table:table-cell>
          <table:table-cell table:style-name="ce68" table:formula="of:=[$SKG.H59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00];[$Grootboekschema.$A$1:.$B$109];2;0); &quot;&quot;)">
            <text:p/>
          </table:table-cell>
          <table:table-cell table:style-name="ce53" table:formula="of:=[$SKG.D59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94]&lt;0;-[$SKG.E594];&quot; &quot;)" office:value-type="string" office:string-value=" " calcext:value-type="string">
            <text:p><text:s text:c="3"/></text:p>
          </table:table-cell>
          <table:table-cell table:style-name="ce63" table:formula="of:=IF([$SKG.E594]&gt;=0;[$SKG.E594];&quot; &quot;)" office:value-type="float" office:value="0" calcext:value-type="float">
            <text:p><text:s/>- <text:s text:c="2"/></text:p>
          </table:table-cell>
          <table:table-cell table:style-name="ce68" table:formula="of:=[$SKG.K594]" office:value-type="float" office:value="0" calcext:value-type="float">
            <text:p>0</text:p>
          </table:table-cell>
          <table:table-cell table:style-name="ce68" table:formula="of:=[$SKG.B594]" office:value-type="float" office:value="0" calcext:value-type="float">
            <text:p>0</text:p>
          </table:table-cell>
          <table:table-cell table:style-name="ce68" table:formula="of:=[$SKG.H59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01];[$Grootboekschema.$A$1:.$B$109];2;0); &quot;&quot;)">
            <text:p/>
          </table:table-cell>
          <table:table-cell table:style-name="ce53" table:formula="of:=[$SKG.D59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95]&lt;0;-[$SKG.E595];&quot; &quot;)" office:value-type="string" office:string-value=" " calcext:value-type="string">
            <text:p><text:s text:c="3"/></text:p>
          </table:table-cell>
          <table:table-cell table:style-name="ce63" table:formula="of:=IF([$SKG.E595]&gt;=0;[$SKG.E595];&quot; &quot;)" office:value-type="float" office:value="0" calcext:value-type="float">
            <text:p><text:s/>- <text:s text:c="2"/></text:p>
          </table:table-cell>
          <table:table-cell table:style-name="ce68" table:formula="of:=[$SKG.K595]" office:value-type="float" office:value="0" calcext:value-type="float">
            <text:p>0</text:p>
          </table:table-cell>
          <table:table-cell table:style-name="ce68" table:formula="of:=[$SKG.B595]" office:value-type="float" office:value="0" calcext:value-type="float">
            <text:p>0</text:p>
          </table:table-cell>
          <table:table-cell table:style-name="ce68" table:formula="of:=[$SKG.H59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02];[$Grootboekschema.$A$1:.$B$109];2;0); &quot;&quot;)">
            <text:p/>
          </table:table-cell>
          <table:table-cell table:style-name="ce53" table:formula="of:=[$SKG.D59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96]&lt;0;-[$SKG.E596];&quot; &quot;)" office:value-type="string" office:string-value=" " calcext:value-type="string">
            <text:p><text:s text:c="3"/></text:p>
          </table:table-cell>
          <table:table-cell table:style-name="ce63" table:formula="of:=IF([$SKG.E596]&gt;=0;[$SKG.E596];&quot; &quot;)" office:value-type="float" office:value="0" calcext:value-type="float">
            <text:p><text:s/>- <text:s text:c="2"/></text:p>
          </table:table-cell>
          <table:table-cell table:style-name="ce68" table:formula="of:=[$SKG.K596]" office:value-type="float" office:value="0" calcext:value-type="float">
            <text:p>0</text:p>
          </table:table-cell>
          <table:table-cell table:style-name="ce68" table:formula="of:=[$SKG.B596]" office:value-type="float" office:value="0" calcext:value-type="float">
            <text:p>0</text:p>
          </table:table-cell>
          <table:table-cell table:style-name="ce68" table:formula="of:=[$SKG.H59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03];[$Grootboekschema.$A$1:.$B$109];2;0); &quot;&quot;)">
            <text:p/>
          </table:table-cell>
          <table:table-cell table:style-name="ce53" table:formula="of:=[$SKG.D59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97]&lt;0;-[$SKG.E597];&quot; &quot;)" office:value-type="string" office:string-value=" " calcext:value-type="string">
            <text:p><text:s text:c="3"/></text:p>
          </table:table-cell>
          <table:table-cell table:style-name="ce63" table:formula="of:=IF([$SKG.E597]&gt;=0;[$SKG.E597];&quot; &quot;)" office:value-type="float" office:value="0" calcext:value-type="float">
            <text:p><text:s/>- <text:s text:c="2"/></text:p>
          </table:table-cell>
          <table:table-cell table:style-name="ce68" table:formula="of:=[$SKG.K597]" office:value-type="float" office:value="0" calcext:value-type="float">
            <text:p>0</text:p>
          </table:table-cell>
          <table:table-cell table:style-name="ce68" table:formula="of:=[$SKG.B597]" office:value-type="float" office:value="0" calcext:value-type="float">
            <text:p>0</text:p>
          </table:table-cell>
          <table:table-cell table:style-name="ce68" table:formula="of:=[$SKG.H59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04];[$Grootboekschema.$A$1:.$B$109];2;0); &quot;&quot;)">
            <text:p/>
          </table:table-cell>
          <table:table-cell table:style-name="ce53" table:formula="of:=[$SKG.D59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98]&lt;0;-[$SKG.E598];&quot; &quot;)" office:value-type="string" office:string-value=" " calcext:value-type="string">
            <text:p><text:s text:c="3"/></text:p>
          </table:table-cell>
          <table:table-cell table:style-name="ce63" table:formula="of:=IF([$SKG.E598]&gt;=0;[$SKG.E598];&quot; &quot;)" office:value-type="float" office:value="0" calcext:value-type="float">
            <text:p><text:s/>- <text:s text:c="2"/></text:p>
          </table:table-cell>
          <table:table-cell table:style-name="ce68" table:formula="of:=[$SKG.K598]" office:value-type="float" office:value="0" calcext:value-type="float">
            <text:p>0</text:p>
          </table:table-cell>
          <table:table-cell table:style-name="ce68" table:formula="of:=[$SKG.B598]" office:value-type="float" office:value="0" calcext:value-type="float">
            <text:p>0</text:p>
          </table:table-cell>
          <table:table-cell table:style-name="ce68" table:formula="of:=[$SKG.H59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05];[$Grootboekschema.$A$1:.$B$109];2;0); &quot;&quot;)">
            <text:p/>
          </table:table-cell>
          <table:table-cell table:style-name="ce53" table:formula="of:=[$SKG.D59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599]&lt;0;-[$SKG.E599];&quot; &quot;)" office:value-type="string" office:string-value=" " calcext:value-type="string">
            <text:p><text:s text:c="3"/></text:p>
          </table:table-cell>
          <table:table-cell table:style-name="ce63" table:formula="of:=IF([$SKG.E599]&gt;=0;[$SKG.E599];&quot; &quot;)" office:value-type="float" office:value="0" calcext:value-type="float">
            <text:p><text:s/>- <text:s text:c="2"/></text:p>
          </table:table-cell>
          <table:table-cell table:style-name="ce68" table:formula="of:=[$SKG.K599]" office:value-type="float" office:value="0" calcext:value-type="float">
            <text:p>0</text:p>
          </table:table-cell>
          <table:table-cell table:style-name="ce68" table:formula="of:=[$SKG.B599]" office:value-type="float" office:value="0" calcext:value-type="float">
            <text:p>0</text:p>
          </table:table-cell>
          <table:table-cell table:style-name="ce68" table:formula="of:=[$SKG.H59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06];[$Grootboekschema.$A$1:.$B$109];2;0); &quot;&quot;)">
            <text:p/>
          </table:table-cell>
          <table:table-cell table:style-name="ce53" table:formula="of:=[$SKG.D60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00]&lt;0;-[$SKG.E600];&quot; &quot;)" office:value-type="string" office:string-value=" " calcext:value-type="string">
            <text:p><text:s text:c="3"/></text:p>
          </table:table-cell>
          <table:table-cell table:style-name="ce63" table:formula="of:=IF([$SKG.E600]&gt;=0;[$SKG.E600];&quot; &quot;)" office:value-type="float" office:value="0" calcext:value-type="float">
            <text:p><text:s/>- <text:s text:c="2"/></text:p>
          </table:table-cell>
          <table:table-cell table:style-name="ce68" table:formula="of:=[$SKG.K600]" office:value-type="float" office:value="0" calcext:value-type="float">
            <text:p>0</text:p>
          </table:table-cell>
          <table:table-cell table:style-name="ce68" table:formula="of:=[$SKG.B600]" office:value-type="float" office:value="0" calcext:value-type="float">
            <text:p>0</text:p>
          </table:table-cell>
          <table:table-cell table:style-name="ce68" table:formula="of:=[$SKG.H60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07];[$Grootboekschema.$A$1:.$B$109];2;0); &quot;&quot;)">
            <text:p/>
          </table:table-cell>
          <table:table-cell table:style-name="ce53" table:formula="of:=[$SKG.D60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01]&lt;0;-[$SKG.E601];&quot; &quot;)" office:value-type="string" office:string-value=" " calcext:value-type="string">
            <text:p><text:s text:c="3"/></text:p>
          </table:table-cell>
          <table:table-cell table:style-name="ce63" table:formula="of:=IF([$SKG.E601]&gt;=0;[$SKG.E601];&quot; &quot;)" office:value-type="float" office:value="0" calcext:value-type="float">
            <text:p><text:s/>- <text:s text:c="2"/></text:p>
          </table:table-cell>
          <table:table-cell table:style-name="ce68" table:formula="of:=[$SKG.K601]" office:value-type="float" office:value="0" calcext:value-type="float">
            <text:p>0</text:p>
          </table:table-cell>
          <table:table-cell table:style-name="ce68" table:formula="of:=[$SKG.B601]" office:value-type="float" office:value="0" calcext:value-type="float">
            <text:p>0</text:p>
          </table:table-cell>
          <table:table-cell table:style-name="ce68" table:formula="of:=[$SKG.H60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08];[$Grootboekschema.$A$1:.$B$109];2;0); &quot;&quot;)">
            <text:p/>
          </table:table-cell>
          <table:table-cell table:style-name="ce53" table:formula="of:=[$SKG.D60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02]&lt;0;-[$SKG.E602];&quot; &quot;)" office:value-type="string" office:string-value=" " calcext:value-type="string">
            <text:p><text:s text:c="3"/></text:p>
          </table:table-cell>
          <table:table-cell table:style-name="ce63" table:formula="of:=IF([$SKG.E602]&gt;=0;[$SKG.E602];&quot; &quot;)" office:value-type="float" office:value="0" calcext:value-type="float">
            <text:p><text:s/>- <text:s text:c="2"/></text:p>
          </table:table-cell>
          <table:table-cell table:style-name="ce68" table:formula="of:=[$SKG.K602]" office:value-type="float" office:value="0" calcext:value-type="float">
            <text:p>0</text:p>
          </table:table-cell>
          <table:table-cell table:style-name="ce68" table:formula="of:=[$SKG.B602]" office:value-type="float" office:value="0" calcext:value-type="float">
            <text:p>0</text:p>
          </table:table-cell>
          <table:table-cell table:style-name="ce68" table:formula="of:=[$SKG.H60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09];[$Grootboekschema.$A$1:.$B$109];2;0); &quot;&quot;)">
            <text:p/>
          </table:table-cell>
          <table:table-cell table:style-name="ce53" table:formula="of:=[$SKG.D60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03]&lt;0;-[$SKG.E603];&quot; &quot;)" office:value-type="string" office:string-value=" " calcext:value-type="string">
            <text:p><text:s text:c="3"/></text:p>
          </table:table-cell>
          <table:table-cell table:style-name="ce63" table:formula="of:=IF([$SKG.E603]&gt;=0;[$SKG.E603];&quot; &quot;)" office:value-type="float" office:value="0" calcext:value-type="float">
            <text:p><text:s/>- <text:s text:c="2"/></text:p>
          </table:table-cell>
          <table:table-cell table:style-name="ce68" table:formula="of:=[$SKG.K603]" office:value-type="float" office:value="0" calcext:value-type="float">
            <text:p>0</text:p>
          </table:table-cell>
          <table:table-cell table:style-name="ce68" table:formula="of:=[$SKG.B603]" office:value-type="float" office:value="0" calcext:value-type="float">
            <text:p>0</text:p>
          </table:table-cell>
          <table:table-cell table:style-name="ce68" table:formula="of:=[$SKG.H60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10];[$Grootboekschema.$A$1:.$B$109];2;0); &quot;&quot;)">
            <text:p/>
          </table:table-cell>
          <table:table-cell table:style-name="ce53" table:formula="of:=[$SKG.D60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04]&lt;0;-[$SKG.E604];&quot; &quot;)" office:value-type="string" office:string-value=" " calcext:value-type="string">
            <text:p><text:s text:c="3"/></text:p>
          </table:table-cell>
          <table:table-cell table:style-name="ce63" table:formula="of:=IF([$SKG.E604]&gt;=0;[$SKG.E604];&quot; &quot;)" office:value-type="float" office:value="0" calcext:value-type="float">
            <text:p><text:s/>- <text:s text:c="2"/></text:p>
          </table:table-cell>
          <table:table-cell table:style-name="ce68" table:formula="of:=[$SKG.K604]" office:value-type="float" office:value="0" calcext:value-type="float">
            <text:p>0</text:p>
          </table:table-cell>
          <table:table-cell table:style-name="ce68" table:formula="of:=[$SKG.B604]" office:value-type="float" office:value="0" calcext:value-type="float">
            <text:p>0</text:p>
          </table:table-cell>
          <table:table-cell table:style-name="ce68" table:formula="of:=[$SKG.H60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11];[$Grootboekschema.$A$1:.$B$109];2;0); &quot;&quot;)">
            <text:p/>
          </table:table-cell>
          <table:table-cell table:style-name="ce53" table:formula="of:=[$SKG.D60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05]&lt;0;-[$SKG.E605];&quot; &quot;)" office:value-type="string" office:string-value=" " calcext:value-type="string">
            <text:p><text:s text:c="3"/></text:p>
          </table:table-cell>
          <table:table-cell table:style-name="ce63" table:formula="of:=IF([$SKG.E605]&gt;=0;[$SKG.E605];&quot; &quot;)" office:value-type="float" office:value="0" calcext:value-type="float">
            <text:p><text:s/>- <text:s text:c="2"/></text:p>
          </table:table-cell>
          <table:table-cell table:style-name="ce68" table:formula="of:=[$SKG.K605]" office:value-type="float" office:value="0" calcext:value-type="float">
            <text:p>0</text:p>
          </table:table-cell>
          <table:table-cell table:style-name="ce68" table:formula="of:=[$SKG.B605]" office:value-type="float" office:value="0" calcext:value-type="float">
            <text:p>0</text:p>
          </table:table-cell>
          <table:table-cell table:style-name="ce68" table:formula="of:=[$SKG.H60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12];[$Grootboekschema.$A$1:.$B$109];2;0); &quot;&quot;)">
            <text:p/>
          </table:table-cell>
          <table:table-cell table:style-name="ce53" table:formula="of:=[$SKG.D60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06]&lt;0;-[$SKG.E606];&quot; &quot;)" office:value-type="string" office:string-value=" " calcext:value-type="string">
            <text:p><text:s text:c="3"/></text:p>
          </table:table-cell>
          <table:table-cell table:style-name="ce63" table:formula="of:=IF([$SKG.E606]&gt;=0;[$SKG.E606];&quot; &quot;)" office:value-type="float" office:value="0" calcext:value-type="float">
            <text:p><text:s/>- <text:s text:c="2"/></text:p>
          </table:table-cell>
          <table:table-cell table:style-name="ce68" table:formula="of:=[$SKG.K606]" office:value-type="float" office:value="0" calcext:value-type="float">
            <text:p>0</text:p>
          </table:table-cell>
          <table:table-cell table:style-name="ce68" table:formula="of:=[$SKG.B606]" office:value-type="float" office:value="0" calcext:value-type="float">
            <text:p>0</text:p>
          </table:table-cell>
          <table:table-cell table:style-name="ce68" table:formula="of:=[$SKG.H60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13];[$Grootboekschema.$A$1:.$B$109];2;0); &quot;&quot;)">
            <text:p/>
          </table:table-cell>
          <table:table-cell table:style-name="ce53" table:formula="of:=[$SKG.D60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07]&lt;0;-[$SKG.E607];&quot; &quot;)" office:value-type="string" office:string-value=" " calcext:value-type="string">
            <text:p><text:s text:c="3"/></text:p>
          </table:table-cell>
          <table:table-cell table:style-name="ce63" table:formula="of:=IF([$SKG.E607]&gt;=0;[$SKG.E607];&quot; &quot;)" office:value-type="float" office:value="0" calcext:value-type="float">
            <text:p><text:s/>- <text:s text:c="2"/></text:p>
          </table:table-cell>
          <table:table-cell table:style-name="ce68" table:formula="of:=[$SKG.K607]" office:value-type="float" office:value="0" calcext:value-type="float">
            <text:p>0</text:p>
          </table:table-cell>
          <table:table-cell table:style-name="ce68" table:formula="of:=[$SKG.B607]" office:value-type="float" office:value="0" calcext:value-type="float">
            <text:p>0</text:p>
          </table:table-cell>
          <table:table-cell table:style-name="ce68" table:formula="of:=[$SKG.H60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14];[$Grootboekschema.$A$1:.$B$109];2;0); &quot;&quot;)">
            <text:p/>
          </table:table-cell>
          <table:table-cell table:style-name="ce53" table:formula="of:=[$SKG.D60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08]&lt;0;-[$SKG.E608];&quot; &quot;)" office:value-type="string" office:string-value=" " calcext:value-type="string">
            <text:p><text:s text:c="3"/></text:p>
          </table:table-cell>
          <table:table-cell table:style-name="ce63" table:formula="of:=IF([$SKG.E608]&gt;=0;[$SKG.E608];&quot; &quot;)" office:value-type="float" office:value="0" calcext:value-type="float">
            <text:p><text:s/>- <text:s text:c="2"/></text:p>
          </table:table-cell>
          <table:table-cell table:style-name="ce68" table:formula="of:=[$SKG.K608]" office:value-type="float" office:value="0" calcext:value-type="float">
            <text:p>0</text:p>
          </table:table-cell>
          <table:table-cell table:style-name="ce68" table:formula="of:=[$SKG.B608]" office:value-type="float" office:value="0" calcext:value-type="float">
            <text:p>0</text:p>
          </table:table-cell>
          <table:table-cell table:style-name="ce68" table:formula="of:=[$SKG.H60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15];[$Grootboekschema.$A$1:.$B$109];2;0); &quot;&quot;)">
            <text:p/>
          </table:table-cell>
          <table:table-cell table:style-name="ce53" table:formula="of:=[$SKG.D60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09]&lt;0;-[$SKG.E609];&quot; &quot;)" office:value-type="string" office:string-value=" " calcext:value-type="string">
            <text:p><text:s text:c="3"/></text:p>
          </table:table-cell>
          <table:table-cell table:style-name="ce63" table:formula="of:=IF([$SKG.E609]&gt;=0;[$SKG.E609];&quot; &quot;)" office:value-type="float" office:value="0" calcext:value-type="float">
            <text:p><text:s/>- <text:s text:c="2"/></text:p>
          </table:table-cell>
          <table:table-cell table:style-name="ce68" table:formula="of:=[$SKG.K609]" office:value-type="float" office:value="0" calcext:value-type="float">
            <text:p>0</text:p>
          </table:table-cell>
          <table:table-cell table:style-name="ce68" table:formula="of:=[$SKG.B609]" office:value-type="float" office:value="0" calcext:value-type="float">
            <text:p>0</text:p>
          </table:table-cell>
          <table:table-cell table:style-name="ce68" table:formula="of:=[$SKG.H60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16];[$Grootboekschema.$A$1:.$B$109];2;0); &quot;&quot;)">
            <text:p/>
          </table:table-cell>
          <table:table-cell table:style-name="ce53" table:formula="of:=[$SKG.D61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10]&lt;0;-[$SKG.E610];&quot; &quot;)" office:value-type="string" office:string-value=" " calcext:value-type="string">
            <text:p><text:s text:c="3"/></text:p>
          </table:table-cell>
          <table:table-cell table:style-name="ce63" table:formula="of:=IF([$SKG.E610]&gt;=0;[$SKG.E610];&quot; &quot;)" office:value-type="float" office:value="0" calcext:value-type="float">
            <text:p><text:s/>- <text:s text:c="2"/></text:p>
          </table:table-cell>
          <table:table-cell table:style-name="ce68" table:formula="of:=[$SKG.K610]" office:value-type="float" office:value="0" calcext:value-type="float">
            <text:p>0</text:p>
          </table:table-cell>
          <table:table-cell table:style-name="ce68" table:formula="of:=[$SKG.B610]" office:value-type="float" office:value="0" calcext:value-type="float">
            <text:p>0</text:p>
          </table:table-cell>
          <table:table-cell table:style-name="ce68" table:formula="of:=[$SKG.H61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17];[$Grootboekschema.$A$1:.$B$109];2;0); &quot;&quot;)">
            <text:p/>
          </table:table-cell>
          <table:table-cell table:style-name="ce53" table:formula="of:=[$SKG.D61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11]&lt;0;-[$SKG.E611];&quot; &quot;)" office:value-type="string" office:string-value=" " calcext:value-type="string">
            <text:p><text:s text:c="3"/></text:p>
          </table:table-cell>
          <table:table-cell table:style-name="ce63" table:formula="of:=IF([$SKG.E611]&gt;=0;[$SKG.E611];&quot; &quot;)" office:value-type="float" office:value="0" calcext:value-type="float">
            <text:p><text:s/>- <text:s text:c="2"/></text:p>
          </table:table-cell>
          <table:table-cell table:style-name="ce68" table:formula="of:=[$SKG.K611]" office:value-type="float" office:value="0" calcext:value-type="float">
            <text:p>0</text:p>
          </table:table-cell>
          <table:table-cell table:style-name="ce68" table:formula="of:=[$SKG.B611]" office:value-type="float" office:value="0" calcext:value-type="float">
            <text:p>0</text:p>
          </table:table-cell>
          <table:table-cell table:style-name="ce68" table:formula="of:=[$SKG.H61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18];[$Grootboekschema.$A$1:.$B$109];2;0); &quot;&quot;)">
            <text:p/>
          </table:table-cell>
          <table:table-cell table:style-name="ce53" table:formula="of:=[$SKG.D61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12]&lt;0;-[$SKG.E612];&quot; &quot;)" office:value-type="string" office:string-value=" " calcext:value-type="string">
            <text:p><text:s text:c="3"/></text:p>
          </table:table-cell>
          <table:table-cell table:style-name="ce63" table:formula="of:=IF([$SKG.E612]&gt;=0;[$SKG.E612];&quot; &quot;)" office:value-type="float" office:value="0" calcext:value-type="float">
            <text:p><text:s/>- <text:s text:c="2"/></text:p>
          </table:table-cell>
          <table:table-cell table:style-name="ce68" table:formula="of:=[$SKG.K612]" office:value-type="float" office:value="0" calcext:value-type="float">
            <text:p>0</text:p>
          </table:table-cell>
          <table:table-cell table:style-name="ce68" table:formula="of:=[$SKG.B612]" office:value-type="float" office:value="0" calcext:value-type="float">
            <text:p>0</text:p>
          </table:table-cell>
          <table:table-cell table:style-name="ce68" table:formula="of:=[$SKG.H61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19];[$Grootboekschema.$A$1:.$B$109];2;0); &quot;&quot;)">
            <text:p/>
          </table:table-cell>
          <table:table-cell table:style-name="ce53" table:formula="of:=[$SKG.D61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13]&lt;0;-[$SKG.E613];&quot; &quot;)" office:value-type="string" office:string-value=" " calcext:value-type="string">
            <text:p><text:s text:c="3"/></text:p>
          </table:table-cell>
          <table:table-cell table:style-name="ce63" table:formula="of:=IF([$SKG.E613]&gt;=0;[$SKG.E613];&quot; &quot;)" office:value-type="float" office:value="0" calcext:value-type="float">
            <text:p><text:s/>- <text:s text:c="2"/></text:p>
          </table:table-cell>
          <table:table-cell table:style-name="ce68" table:formula="of:=[$SKG.K613]" office:value-type="float" office:value="0" calcext:value-type="float">
            <text:p>0</text:p>
          </table:table-cell>
          <table:table-cell table:style-name="ce68" table:formula="of:=[$SKG.B613]" office:value-type="float" office:value="0" calcext:value-type="float">
            <text:p>0</text:p>
          </table:table-cell>
          <table:table-cell table:style-name="ce68" table:formula="of:=[$SKG.H61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20];[$Grootboekschema.$A$1:.$B$109];2;0); &quot;&quot;)">
            <text:p/>
          </table:table-cell>
          <table:table-cell table:style-name="ce53" table:formula="of:=[$SKG.D61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14]&lt;0;-[$SKG.E614];&quot; &quot;)" office:value-type="string" office:string-value=" " calcext:value-type="string">
            <text:p><text:s text:c="3"/></text:p>
          </table:table-cell>
          <table:table-cell table:style-name="ce63" table:formula="of:=IF([$SKG.E614]&gt;=0;[$SKG.E614];&quot; &quot;)" office:value-type="float" office:value="0" calcext:value-type="float">
            <text:p><text:s/>- <text:s text:c="2"/></text:p>
          </table:table-cell>
          <table:table-cell table:style-name="ce68" table:formula="of:=[$SKG.K614]" office:value-type="float" office:value="0" calcext:value-type="float">
            <text:p>0</text:p>
          </table:table-cell>
          <table:table-cell table:style-name="ce68" table:formula="of:=[$SKG.B614]" office:value-type="float" office:value="0" calcext:value-type="float">
            <text:p>0</text:p>
          </table:table-cell>
          <table:table-cell table:style-name="ce68" table:formula="of:=[$SKG.H61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3">
          <table:table-cell table:style-name="ce42"/>
          <table:table-cell table:style-name="ce7" table:formula="of:=IFERROR(VLOOKUP([.A721];[$Grootboekschema.$A$1:.$B$109];2;0); &quot;&quot;)">
            <text:p/>
          </table:table-cell>
          <table:table-cell table:style-name="ce53" table:formula="of:=[$SKG.D61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15]&lt;0;-[$SKG.E615];&quot; &quot;)" office:value-type="string" office:string-value=" " calcext:value-type="string">
            <text:p><text:s text:c="3"/></text:p>
          </table:table-cell>
          <table:table-cell table:style-name="ce63" table:formula="of:=IF([$SKG.E615]&gt;=0;[$SKG.E615];&quot; &quot;)" office:value-type="float" office:value="0" calcext:value-type="float">
            <text:p><text:s/>- <text:s text:c="2"/></text:p>
          </table:table-cell>
          <table:table-cell table:style-name="ce68" table:formula="of:=[$SKG.K615]" office:value-type="float" office:value="0" calcext:value-type="float">
            <text:p>0</text:p>
          </table:table-cell>
          <table:table-cell table:style-name="ce68" table:formula="of:=[$SKG.B615]" office:value-type="float" office:value="0" calcext:value-type="float">
            <text:p>0</text:p>
          </table:table-cell>
          <table:table-cell table:style-name="ce68" table:formula="of:=[$SKG.H61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22];[$Grootboekschema.$A$1:.$B$109];2;0); &quot;&quot;)">
            <text:p/>
          </table:table-cell>
          <table:table-cell table:style-name="ce53" table:formula="of:=[$SKG.D61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16]&lt;0;-[$SKG.E616];&quot; &quot;)" office:value-type="string" office:string-value=" " calcext:value-type="string">
            <text:p><text:s text:c="3"/></text:p>
          </table:table-cell>
          <table:table-cell table:style-name="ce63" table:formula="of:=IF([$SKG.E616]&gt;=0;[$SKG.E616];&quot; &quot;)" office:value-type="float" office:value="0" calcext:value-type="float">
            <text:p><text:s/>- <text:s text:c="2"/></text:p>
          </table:table-cell>
          <table:table-cell table:style-name="ce68" table:formula="of:=[$SKG.K616]" office:value-type="float" office:value="0" calcext:value-type="float">
            <text:p>0</text:p>
          </table:table-cell>
          <table:table-cell table:style-name="ce68" table:formula="of:=[$SKG.B616]" office:value-type="float" office:value="0" calcext:value-type="float">
            <text:p>0</text:p>
          </table:table-cell>
          <table:table-cell table:style-name="ce68" table:formula="of:=[$SKG.H61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23];[$Grootboekschema.$A$1:.$B$109];2;0); &quot;&quot;)">
            <text:p/>
          </table:table-cell>
          <table:table-cell table:style-name="ce53" table:formula="of:=[$SKG.D61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17]&lt;0;-[$SKG.E617];&quot; &quot;)" office:value-type="string" office:string-value=" " calcext:value-type="string">
            <text:p><text:s text:c="3"/></text:p>
          </table:table-cell>
          <table:table-cell table:style-name="ce63" table:formula="of:=IF([$SKG.E617]&gt;=0;[$SKG.E617];&quot; &quot;)" office:value-type="float" office:value="0" calcext:value-type="float">
            <text:p><text:s/>- <text:s text:c="2"/></text:p>
          </table:table-cell>
          <table:table-cell table:style-name="ce68" table:formula="of:=[$SKG.K617]" office:value-type="float" office:value="0" calcext:value-type="float">
            <text:p>0</text:p>
          </table:table-cell>
          <table:table-cell table:style-name="ce68" table:formula="of:=[$SKG.B617]" office:value-type="float" office:value="0" calcext:value-type="float">
            <text:p>0</text:p>
          </table:table-cell>
          <table:table-cell table:style-name="ce68" table:formula="of:=[$SKG.H61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24];[$Grootboekschema.$A$1:.$B$109];2;0); &quot;&quot;)">
            <text:p/>
          </table:table-cell>
          <table:table-cell table:style-name="ce53" table:formula="of:=[$SKG.D61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18]&lt;0;-[$SKG.E618];&quot; &quot;)" office:value-type="string" office:string-value=" " calcext:value-type="string">
            <text:p><text:s text:c="3"/></text:p>
          </table:table-cell>
          <table:table-cell table:style-name="ce63" table:formula="of:=IF([$SKG.E618]&gt;=0;[$SKG.E618];&quot; &quot;)" office:value-type="float" office:value="0" calcext:value-type="float">
            <text:p><text:s/>- <text:s text:c="2"/></text:p>
          </table:table-cell>
          <table:table-cell table:style-name="ce68" table:formula="of:=[$SKG.K618]" office:value-type="float" office:value="0" calcext:value-type="float">
            <text:p>0</text:p>
          </table:table-cell>
          <table:table-cell table:style-name="ce68" table:formula="of:=[$SKG.B618]" office:value-type="float" office:value="0" calcext:value-type="float">
            <text:p>0</text:p>
          </table:table-cell>
          <table:table-cell table:style-name="ce68" table:formula="of:=[$SKG.H61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25];[$Grootboekschema.$A$1:.$B$109];2;0); &quot;&quot;)">
            <text:p/>
          </table:table-cell>
          <table:table-cell table:style-name="ce53" table:formula="of:=[$SKG.D61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19]&lt;0;-[$SKG.E619];&quot; &quot;)" office:value-type="string" office:string-value=" " calcext:value-type="string">
            <text:p><text:s text:c="3"/></text:p>
          </table:table-cell>
          <table:table-cell table:style-name="ce63" table:formula="of:=IF([$SKG.E619]&gt;=0;[$SKG.E619];&quot; &quot;)" office:value-type="float" office:value="0" calcext:value-type="float">
            <text:p><text:s/>- <text:s text:c="2"/></text:p>
          </table:table-cell>
          <table:table-cell table:style-name="ce68" table:formula="of:=[$SKG.K619]" office:value-type="float" office:value="0" calcext:value-type="float">
            <text:p>0</text:p>
          </table:table-cell>
          <table:table-cell table:style-name="ce68" table:formula="of:=[$SKG.B619]" office:value-type="float" office:value="0" calcext:value-type="float">
            <text:p>0</text:p>
          </table:table-cell>
          <table:table-cell table:style-name="ce68" table:formula="of:=[$SKG.H61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26];[$Grootboekschema.$A$1:.$B$109];2;0); &quot;&quot;)">
            <text:p/>
          </table:table-cell>
          <table:table-cell table:style-name="ce53" table:formula="of:=[$SKG.D62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20]&lt;0;-[$SKG.E620];&quot; &quot;)" office:value-type="string" office:string-value=" " calcext:value-type="string">
            <text:p><text:s text:c="3"/></text:p>
          </table:table-cell>
          <table:table-cell table:style-name="ce63" table:formula="of:=IF([$SKG.E620]&gt;=0;[$SKG.E620];&quot; &quot;)" office:value-type="float" office:value="0" calcext:value-type="float">
            <text:p><text:s/>- <text:s text:c="2"/></text:p>
          </table:table-cell>
          <table:table-cell table:style-name="ce68" table:formula="of:=[$SKG.K620]" office:value-type="float" office:value="0" calcext:value-type="float">
            <text:p>0</text:p>
          </table:table-cell>
          <table:table-cell table:style-name="ce68" table:formula="of:=[$SKG.B620]" office:value-type="float" office:value="0" calcext:value-type="float">
            <text:p>0</text:p>
          </table:table-cell>
          <table:table-cell table:style-name="ce68" table:formula="of:=[$SKG.H62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27];[$Grootboekschema.$A$1:.$B$109];2;0); &quot;&quot;)">
            <text:p/>
          </table:table-cell>
          <table:table-cell table:style-name="ce53" table:formula="of:=[$SKG.D62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21]&lt;0;-[$SKG.E621];&quot; &quot;)" office:value-type="string" office:string-value=" " calcext:value-type="string">
            <text:p><text:s text:c="3"/></text:p>
          </table:table-cell>
          <table:table-cell table:style-name="ce63" table:formula="of:=IF([$SKG.E621]&gt;=0;[$SKG.E621];&quot; &quot;)" office:value-type="float" office:value="0" calcext:value-type="float">
            <text:p><text:s/>- <text:s text:c="2"/></text:p>
          </table:table-cell>
          <table:table-cell table:style-name="ce68" table:formula="of:=[$SKG.K621]" office:value-type="float" office:value="0" calcext:value-type="float">
            <text:p>0</text:p>
          </table:table-cell>
          <table:table-cell table:style-name="ce68" table:formula="of:=[$SKG.B621]" office:value-type="float" office:value="0" calcext:value-type="float">
            <text:p>0</text:p>
          </table:table-cell>
          <table:table-cell table:style-name="ce68" table:formula="of:=[$SKG.H62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28];[$Grootboekschema.$A$1:.$B$109];2;0); &quot;&quot;)">
            <text:p/>
          </table:table-cell>
          <table:table-cell table:style-name="ce53" table:formula="of:=[$SKG.D62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22]&lt;0;-[$SKG.E622];&quot; &quot;)" office:value-type="string" office:string-value=" " calcext:value-type="string">
            <text:p><text:s text:c="3"/></text:p>
          </table:table-cell>
          <table:table-cell table:style-name="ce63" table:formula="of:=IF([$SKG.E622]&gt;=0;[$SKG.E622];&quot; &quot;)" office:value-type="float" office:value="0" calcext:value-type="float">
            <text:p><text:s/>- <text:s text:c="2"/></text:p>
          </table:table-cell>
          <table:table-cell table:style-name="ce68" table:formula="of:=[$SKG.K622]" office:value-type="float" office:value="0" calcext:value-type="float">
            <text:p>0</text:p>
          </table:table-cell>
          <table:table-cell table:style-name="ce68" table:formula="of:=[$SKG.B622]" office:value-type="float" office:value="0" calcext:value-type="float">
            <text:p>0</text:p>
          </table:table-cell>
          <table:table-cell table:style-name="ce68" table:formula="of:=[$SKG.H62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29];[$Grootboekschema.$A$1:.$B$109];2;0); &quot;&quot;)">
            <text:p/>
          </table:table-cell>
          <table:table-cell table:style-name="ce53" table:formula="of:=[$SKG.D62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23]&lt;0;-[$SKG.E623];&quot; &quot;)" office:value-type="string" office:string-value=" " calcext:value-type="string">
            <text:p><text:s text:c="3"/></text:p>
          </table:table-cell>
          <table:table-cell table:style-name="ce63" table:formula="of:=IF([$SKG.E623]&gt;=0;[$SKG.E623];&quot; &quot;)" office:value-type="float" office:value="0" calcext:value-type="float">
            <text:p><text:s/>- <text:s text:c="2"/></text:p>
          </table:table-cell>
          <table:table-cell table:style-name="ce68" table:formula="of:=[$SKG.K623]" office:value-type="float" office:value="0" calcext:value-type="float">
            <text:p>0</text:p>
          </table:table-cell>
          <table:table-cell table:style-name="ce68" table:formula="of:=[$SKG.B623]" office:value-type="float" office:value="0" calcext:value-type="float">
            <text:p>0</text:p>
          </table:table-cell>
          <table:table-cell table:style-name="ce68" table:formula="of:=[$SKG.H62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30];[$Grootboekschema.$A$1:.$B$109];2;0); &quot;&quot;)">
            <text:p/>
          </table:table-cell>
          <table:table-cell table:style-name="ce53" table:formula="of:=[$SKG.D62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24]&lt;0;-[$SKG.E624];&quot; &quot;)" office:value-type="string" office:string-value=" " calcext:value-type="string">
            <text:p><text:s text:c="3"/></text:p>
          </table:table-cell>
          <table:table-cell table:style-name="ce63" table:formula="of:=IF([$SKG.E624]&gt;=0;[$SKG.E624];&quot; &quot;)" office:value-type="float" office:value="0" calcext:value-type="float">
            <text:p><text:s/>- <text:s text:c="2"/></text:p>
          </table:table-cell>
          <table:table-cell table:style-name="ce68" table:formula="of:=[$SKG.K624]" office:value-type="float" office:value="0" calcext:value-type="float">
            <text:p>0</text:p>
          </table:table-cell>
          <table:table-cell table:style-name="ce68" table:formula="of:=[$SKG.B624]" office:value-type="float" office:value="0" calcext:value-type="float">
            <text:p>0</text:p>
          </table:table-cell>
          <table:table-cell table:style-name="ce68" table:formula="of:=[$SKG.H62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31];[$Grootboekschema.$A$1:.$B$109];2;0); &quot;&quot;)">
            <text:p/>
          </table:table-cell>
          <table:table-cell table:style-name="ce53" table:formula="of:=[$SKG.D62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25]&lt;0;-[$SKG.E625];&quot; &quot;)" office:value-type="string" office:string-value=" " calcext:value-type="string">
            <text:p><text:s text:c="3"/></text:p>
          </table:table-cell>
          <table:table-cell table:style-name="ce63" table:formula="of:=IF([$SKG.E625]&gt;=0;[$SKG.E625];&quot; &quot;)" office:value-type="float" office:value="0" calcext:value-type="float">
            <text:p><text:s/>- <text:s text:c="2"/></text:p>
          </table:table-cell>
          <table:table-cell table:style-name="ce68" table:formula="of:=[$SKG.K625]" office:value-type="float" office:value="0" calcext:value-type="float">
            <text:p>0</text:p>
          </table:table-cell>
          <table:table-cell table:style-name="ce68" table:formula="of:=[$SKG.B625]" office:value-type="float" office:value="0" calcext:value-type="float">
            <text:p>0</text:p>
          </table:table-cell>
          <table:table-cell table:style-name="ce68" table:formula="of:=[$SKG.H62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32];[$Grootboekschema.$A$1:.$B$109];2;0); &quot;&quot;)">
            <text:p/>
          </table:table-cell>
          <table:table-cell table:style-name="ce53" table:formula="of:=[$SKG.D62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26]&lt;0;-[$SKG.E626];&quot; &quot;)" office:value-type="string" office:string-value=" " calcext:value-type="string">
            <text:p><text:s text:c="3"/></text:p>
          </table:table-cell>
          <table:table-cell table:style-name="ce63" table:formula="of:=IF([$SKG.E626]&gt;=0;[$SKG.E626];&quot; &quot;)" office:value-type="float" office:value="0" calcext:value-type="float">
            <text:p><text:s/>- <text:s text:c="2"/></text:p>
          </table:table-cell>
          <table:table-cell table:style-name="ce68" table:formula="of:=[$SKG.K626]" office:value-type="float" office:value="0" calcext:value-type="float">
            <text:p>0</text:p>
          </table:table-cell>
          <table:table-cell table:style-name="ce68" table:formula="of:=[$SKG.B626]" office:value-type="float" office:value="0" calcext:value-type="float">
            <text:p>0</text:p>
          </table:table-cell>
          <table:table-cell table:style-name="ce68" table:formula="of:=[$SKG.H62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33];[$Grootboekschema.$A$1:.$B$109];2;0); &quot;&quot;)">
            <text:p/>
          </table:table-cell>
          <table:table-cell table:style-name="ce53" table:formula="of:=[$SKG.D62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27]&lt;0;-[$SKG.E627];&quot; &quot;)" office:value-type="string" office:string-value=" " calcext:value-type="string">
            <text:p><text:s text:c="3"/></text:p>
          </table:table-cell>
          <table:table-cell table:style-name="ce63" table:formula="of:=IF([$SKG.E627]&gt;=0;[$SKG.E627];&quot; &quot;)" office:value-type="float" office:value="0" calcext:value-type="float">
            <text:p><text:s/>- <text:s text:c="2"/></text:p>
          </table:table-cell>
          <table:table-cell table:style-name="ce68" table:formula="of:=[$SKG.K627]" office:value-type="float" office:value="0" calcext:value-type="float">
            <text:p>0</text:p>
          </table:table-cell>
          <table:table-cell table:style-name="ce68" table:formula="of:=[$SKG.B627]" office:value-type="float" office:value="0" calcext:value-type="float">
            <text:p>0</text:p>
          </table:table-cell>
          <table:table-cell table:style-name="ce68" table:formula="of:=[$SKG.H62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34];[$Grootboekschema.$A$1:.$B$109];2;0); &quot;&quot;)">
            <text:p/>
          </table:table-cell>
          <table:table-cell table:style-name="ce53" table:formula="of:=[$SKG.D62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28]&lt;0;-[$SKG.E628];&quot; &quot;)" office:value-type="string" office:string-value=" " calcext:value-type="string">
            <text:p><text:s text:c="3"/></text:p>
          </table:table-cell>
          <table:table-cell table:style-name="ce63" table:formula="of:=IF([$SKG.E628]&gt;=0;[$SKG.E628];&quot; &quot;)" office:value-type="float" office:value="0" calcext:value-type="float">
            <text:p><text:s/>- <text:s text:c="2"/></text:p>
          </table:table-cell>
          <table:table-cell table:style-name="ce68" table:formula="of:=[$SKG.K628]" office:value-type="float" office:value="0" calcext:value-type="float">
            <text:p>0</text:p>
          </table:table-cell>
          <table:table-cell table:style-name="ce68" table:formula="of:=[$SKG.B628]" office:value-type="float" office:value="0" calcext:value-type="float">
            <text:p>0</text:p>
          </table:table-cell>
          <table:table-cell table:style-name="ce68" table:formula="of:=[$SKG.H62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35];[$Grootboekschema.$A$1:.$B$109];2;0); &quot;&quot;)">
            <text:p/>
          </table:table-cell>
          <table:table-cell table:style-name="ce53" table:formula="of:=[$SKG.D62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29]&lt;0;-[$SKG.E629];&quot; &quot;)" office:value-type="string" office:string-value=" " calcext:value-type="string">
            <text:p><text:s text:c="3"/></text:p>
          </table:table-cell>
          <table:table-cell table:style-name="ce63" table:formula="of:=IF([$SKG.E629]&gt;=0;[$SKG.E629];&quot; &quot;)" office:value-type="float" office:value="0" calcext:value-type="float">
            <text:p><text:s/>- <text:s text:c="2"/></text:p>
          </table:table-cell>
          <table:table-cell table:style-name="ce68" table:formula="of:=[$SKG.K629]" office:value-type="float" office:value="0" calcext:value-type="float">
            <text:p>0</text:p>
          </table:table-cell>
          <table:table-cell table:style-name="ce68" table:formula="of:=[$SKG.B629]" office:value-type="float" office:value="0" calcext:value-type="float">
            <text:p>0</text:p>
          </table:table-cell>
          <table:table-cell table:style-name="ce68" table:formula="of:=[$SKG.H62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36];[$Grootboekschema.$A$1:.$B$109];2;0); &quot;&quot;)">
            <text:p/>
          </table:table-cell>
          <table:table-cell table:style-name="ce53" table:formula="of:=[$SKG.D63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30]&lt;0;-[$SKG.E630];&quot; &quot;)" office:value-type="string" office:string-value=" " calcext:value-type="string">
            <text:p><text:s text:c="3"/></text:p>
          </table:table-cell>
          <table:table-cell table:style-name="ce63" table:formula="of:=IF([$SKG.E630]&gt;=0;[$SKG.E630];&quot; &quot;)" office:value-type="float" office:value="0" calcext:value-type="float">
            <text:p><text:s/>- <text:s text:c="2"/></text:p>
          </table:table-cell>
          <table:table-cell table:style-name="ce68" table:formula="of:=[$SKG.K630]" office:value-type="float" office:value="0" calcext:value-type="float">
            <text:p>0</text:p>
          </table:table-cell>
          <table:table-cell table:style-name="ce68" table:formula="of:=[$SKG.B630]" office:value-type="float" office:value="0" calcext:value-type="float">
            <text:p>0</text:p>
          </table:table-cell>
          <table:table-cell table:style-name="ce68" table:formula="of:=[$SKG.H63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37];[$Grootboekschema.$A$1:.$B$109];2;0); &quot;&quot;)">
            <text:p/>
          </table:table-cell>
          <table:table-cell table:style-name="ce53" table:formula="of:=[$SKG.D63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31]&lt;0;-[$SKG.E631];&quot; &quot;)" office:value-type="string" office:string-value=" " calcext:value-type="string">
            <text:p><text:s text:c="3"/></text:p>
          </table:table-cell>
          <table:table-cell table:style-name="ce63" table:formula="of:=IF([$SKG.E631]&gt;=0;[$SKG.E631];&quot; &quot;)" office:value-type="float" office:value="0" calcext:value-type="float">
            <text:p><text:s/>- <text:s text:c="2"/></text:p>
          </table:table-cell>
          <table:table-cell table:style-name="ce68" table:formula="of:=[$SKG.K631]" office:value-type="float" office:value="0" calcext:value-type="float">
            <text:p>0</text:p>
          </table:table-cell>
          <table:table-cell table:style-name="ce68" table:formula="of:=[$SKG.B631]" office:value-type="float" office:value="0" calcext:value-type="float">
            <text:p>0</text:p>
          </table:table-cell>
          <table:table-cell table:style-name="ce68" table:formula="of:=[$SKG.H63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38];[$Grootboekschema.$A$1:.$B$109];2;0); &quot;&quot;)">
            <text:p/>
          </table:table-cell>
          <table:table-cell table:style-name="ce53" table:formula="of:=[$SKG.D63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32]&lt;0;-[$SKG.E632];&quot; &quot;)" office:value-type="string" office:string-value=" " calcext:value-type="string">
            <text:p><text:s text:c="3"/></text:p>
          </table:table-cell>
          <table:table-cell table:style-name="ce63" table:formula="of:=IF([$SKG.E632]&gt;=0;[$SKG.E632];&quot; &quot;)" office:value-type="float" office:value="0" calcext:value-type="float">
            <text:p><text:s/>- <text:s text:c="2"/></text:p>
          </table:table-cell>
          <table:table-cell table:style-name="ce68" table:formula="of:=[$SKG.K632]" office:value-type="float" office:value="0" calcext:value-type="float">
            <text:p>0</text:p>
          </table:table-cell>
          <table:table-cell table:style-name="ce68" table:formula="of:=[$SKG.B632]" office:value-type="float" office:value="0" calcext:value-type="float">
            <text:p>0</text:p>
          </table:table-cell>
          <table:table-cell table:style-name="ce68" table:formula="of:=[$SKG.H63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39];[$Grootboekschema.$A$1:.$B$109];2;0); &quot;&quot;)">
            <text:p/>
          </table:table-cell>
          <table:table-cell table:style-name="ce53" table:formula="of:=[$SKG.D63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33]&lt;0;-[$SKG.E633];&quot; &quot;)" office:value-type="string" office:string-value=" " calcext:value-type="string">
            <text:p><text:s text:c="3"/></text:p>
          </table:table-cell>
          <table:table-cell table:style-name="ce63" table:formula="of:=IF([$SKG.E633]&gt;=0;[$SKG.E633];&quot; &quot;)" office:value-type="float" office:value="0" calcext:value-type="float">
            <text:p><text:s/>- <text:s text:c="2"/></text:p>
          </table:table-cell>
          <table:table-cell table:style-name="ce68" table:formula="of:=[$SKG.K633]" office:value-type="float" office:value="0" calcext:value-type="float">
            <text:p>0</text:p>
          </table:table-cell>
          <table:table-cell table:style-name="ce68" table:formula="of:=[$SKG.B633]" office:value-type="float" office:value="0" calcext:value-type="float">
            <text:p>0</text:p>
          </table:table-cell>
          <table:table-cell table:style-name="ce68" table:formula="of:=[$SKG.H63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40];[$Grootboekschema.$A$1:.$B$109];2;0); &quot;&quot;)">
            <text:p/>
          </table:table-cell>
          <table:table-cell table:style-name="ce53" table:formula="of:=[$SKG.D63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34]&lt;0;-[$SKG.E634];&quot; &quot;)" office:value-type="string" office:string-value=" " calcext:value-type="string">
            <text:p><text:s text:c="3"/></text:p>
          </table:table-cell>
          <table:table-cell table:style-name="ce63" table:formula="of:=IF([$SKG.E634]&gt;=0;[$SKG.E634];&quot; &quot;)" office:value-type="float" office:value="0" calcext:value-type="float">
            <text:p><text:s/>- <text:s text:c="2"/></text:p>
          </table:table-cell>
          <table:table-cell table:style-name="ce68" table:formula="of:=[$SKG.K634]" office:value-type="float" office:value="0" calcext:value-type="float">
            <text:p>0</text:p>
          </table:table-cell>
          <table:table-cell table:style-name="ce68" table:formula="of:=[$SKG.B634]" office:value-type="float" office:value="0" calcext:value-type="float">
            <text:p>0</text:p>
          </table:table-cell>
          <table:table-cell table:style-name="ce68" table:formula="of:=[$SKG.H63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41];[$Grootboekschema.$A$1:.$B$109];2;0); &quot;&quot;)">
            <text:p/>
          </table:table-cell>
          <table:table-cell table:style-name="ce53" table:formula="of:=[$SKG.D63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35]&lt;0;-[$SKG.E635];&quot; &quot;)" office:value-type="string" office:string-value=" " calcext:value-type="string">
            <text:p><text:s text:c="3"/></text:p>
          </table:table-cell>
          <table:table-cell table:style-name="ce63" table:formula="of:=IF([$SKG.E635]&gt;=0;[$SKG.E635];&quot; &quot;)" office:value-type="float" office:value="0" calcext:value-type="float">
            <text:p><text:s/>- <text:s text:c="2"/></text:p>
          </table:table-cell>
          <table:table-cell table:style-name="ce68" table:formula="of:=[$SKG.K635]" office:value-type="float" office:value="0" calcext:value-type="float">
            <text:p>0</text:p>
          </table:table-cell>
          <table:table-cell table:style-name="ce68" table:formula="of:=[$SKG.B635]" office:value-type="float" office:value="0" calcext:value-type="float">
            <text:p>0</text:p>
          </table:table-cell>
          <table:table-cell table:style-name="ce68" table:formula="of:=[$SKG.H63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42];[$Grootboekschema.$A$1:.$B$109];2;0); &quot;&quot;)">
            <text:p/>
          </table:table-cell>
          <table:table-cell table:style-name="ce53" table:formula="of:=[$SKG.D63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36]&lt;0;-[$SKG.E636];&quot; &quot;)" office:value-type="string" office:string-value=" " calcext:value-type="string">
            <text:p><text:s text:c="3"/></text:p>
          </table:table-cell>
          <table:table-cell table:style-name="ce63" table:formula="of:=IF([$SKG.E636]&gt;=0;[$SKG.E636];&quot; &quot;)" office:value-type="float" office:value="0" calcext:value-type="float">
            <text:p><text:s/>- <text:s text:c="2"/></text:p>
          </table:table-cell>
          <table:table-cell table:style-name="ce68" table:formula="of:=[$SKG.K636]" office:value-type="float" office:value="0" calcext:value-type="float">
            <text:p>0</text:p>
          </table:table-cell>
          <table:table-cell table:style-name="ce68" table:formula="of:=[$SKG.B636]" office:value-type="float" office:value="0" calcext:value-type="float">
            <text:p>0</text:p>
          </table:table-cell>
          <table:table-cell table:style-name="ce68" table:formula="of:=[$SKG.H63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43];[$Grootboekschema.$A$1:.$B$109];2;0); &quot;&quot;)">
            <text:p/>
          </table:table-cell>
          <table:table-cell table:style-name="ce53" table:formula="of:=[$SKG.D63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37]&lt;0;-[$SKG.E637];&quot; &quot;)" office:value-type="string" office:string-value=" " calcext:value-type="string">
            <text:p><text:s text:c="3"/></text:p>
          </table:table-cell>
          <table:table-cell table:style-name="ce63" table:formula="of:=IF([$SKG.E637]&gt;=0;[$SKG.E637];&quot; &quot;)" office:value-type="float" office:value="0" calcext:value-type="float">
            <text:p><text:s/>- <text:s text:c="2"/></text:p>
          </table:table-cell>
          <table:table-cell table:style-name="ce68" table:formula="of:=[$SKG.K637]" office:value-type="float" office:value="0" calcext:value-type="float">
            <text:p>0</text:p>
          </table:table-cell>
          <table:table-cell table:style-name="ce68" table:formula="of:=[$SKG.B637]" office:value-type="float" office:value="0" calcext:value-type="float">
            <text:p>0</text:p>
          </table:table-cell>
          <table:table-cell table:style-name="ce68" table:formula="of:=[$SKG.H63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44];[$Grootboekschema.$A$1:.$B$109];2;0); &quot;&quot;)">
            <text:p/>
          </table:table-cell>
          <table:table-cell table:style-name="ce53" table:formula="of:=[$SKG.D63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38]&lt;0;-[$SKG.E638];&quot; &quot;)" office:value-type="string" office:string-value=" " calcext:value-type="string">
            <text:p><text:s text:c="3"/></text:p>
          </table:table-cell>
          <table:table-cell table:style-name="ce63" table:formula="of:=IF([$SKG.E638]&gt;=0;[$SKG.E638];&quot; &quot;)" office:value-type="float" office:value="0" calcext:value-type="float">
            <text:p><text:s/>- <text:s text:c="2"/></text:p>
          </table:table-cell>
          <table:table-cell table:style-name="ce68" table:formula="of:=[$SKG.K638]" office:value-type="float" office:value="0" calcext:value-type="float">
            <text:p>0</text:p>
          </table:table-cell>
          <table:table-cell table:style-name="ce68" table:formula="of:=[$SKG.B638]" office:value-type="float" office:value="0" calcext:value-type="float">
            <text:p>0</text:p>
          </table:table-cell>
          <table:table-cell table:style-name="ce68" table:formula="of:=[$SKG.H63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45];[$Grootboekschema.$A$1:.$B$109];2;0); &quot;&quot;)">
            <text:p/>
          </table:table-cell>
          <table:table-cell table:style-name="ce53" table:formula="of:=[$SKG.D63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39]&lt;0;-[$SKG.E639];&quot; &quot;)" office:value-type="string" office:string-value=" " calcext:value-type="string">
            <text:p><text:s text:c="3"/></text:p>
          </table:table-cell>
          <table:table-cell table:style-name="ce63" table:formula="of:=IF([$SKG.E639]&gt;=0;[$SKG.E639];&quot; &quot;)" office:value-type="float" office:value="0" calcext:value-type="float">
            <text:p><text:s/>- <text:s text:c="2"/></text:p>
          </table:table-cell>
          <table:table-cell table:style-name="ce68" table:formula="of:=[$SKG.K639]" office:value-type="float" office:value="0" calcext:value-type="float">
            <text:p>0</text:p>
          </table:table-cell>
          <table:table-cell table:style-name="ce68" table:formula="of:=[$SKG.B639]" office:value-type="float" office:value="0" calcext:value-type="float">
            <text:p>0</text:p>
          </table:table-cell>
          <table:table-cell table:style-name="ce68" table:formula="of:=[$SKG.H63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46];[$Grootboekschema.$A$1:.$B$109];2;0); &quot;&quot;)">
            <text:p/>
          </table:table-cell>
          <table:table-cell table:style-name="ce53" table:formula="of:=[$SKG.D64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40]&lt;0;-[$SKG.E640];&quot; &quot;)" office:value-type="string" office:string-value=" " calcext:value-type="string">
            <text:p><text:s text:c="3"/></text:p>
          </table:table-cell>
          <table:table-cell table:style-name="ce63" table:formula="of:=IF([$SKG.E640]&gt;=0;[$SKG.E640];&quot; &quot;)" office:value-type="float" office:value="0" calcext:value-type="float">
            <text:p><text:s/>- <text:s text:c="2"/></text:p>
          </table:table-cell>
          <table:table-cell table:style-name="ce68" table:formula="of:=[$SKG.K640]" office:value-type="float" office:value="0" calcext:value-type="float">
            <text:p>0</text:p>
          </table:table-cell>
          <table:table-cell table:style-name="ce68" table:formula="of:=[$SKG.B640]" office:value-type="float" office:value="0" calcext:value-type="float">
            <text:p>0</text:p>
          </table:table-cell>
          <table:table-cell table:style-name="ce68" table:formula="of:=[$SKG.H64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47];[$Grootboekschema.$A$1:.$B$109];2;0); &quot;&quot;)">
            <text:p/>
          </table:table-cell>
          <table:table-cell table:style-name="ce53" table:formula="of:=[$SKG.D64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41]&lt;0;-[$SKG.E641];&quot; &quot;)" office:value-type="string" office:string-value=" " calcext:value-type="string">
            <text:p><text:s text:c="3"/></text:p>
          </table:table-cell>
          <table:table-cell table:style-name="ce63" table:formula="of:=IF([$SKG.E641]&gt;=0;[$SKG.E641];&quot; &quot;)" office:value-type="float" office:value="0" calcext:value-type="float">
            <text:p><text:s/>- <text:s text:c="2"/></text:p>
          </table:table-cell>
          <table:table-cell table:style-name="ce68" table:formula="of:=[$SKG.K641]" office:value-type="float" office:value="0" calcext:value-type="float">
            <text:p>0</text:p>
          </table:table-cell>
          <table:table-cell table:style-name="ce68" table:formula="of:=[$SKG.B641]" office:value-type="float" office:value="0" calcext:value-type="float">
            <text:p>0</text:p>
          </table:table-cell>
          <table:table-cell table:style-name="ce68" table:formula="of:=[$SKG.H64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48];[$Grootboekschema.$A$1:.$B$109];2;0); &quot;&quot;)">
            <text:p/>
          </table:table-cell>
          <table:table-cell table:style-name="ce53" table:formula="of:=[$SKG.D64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42]&lt;0;-[$SKG.E642];&quot; &quot;)" office:value-type="string" office:string-value=" " calcext:value-type="string">
            <text:p><text:s text:c="3"/></text:p>
          </table:table-cell>
          <table:table-cell table:style-name="ce63" table:formula="of:=IF([$SKG.E642]&gt;=0;[$SKG.E642];&quot; &quot;)" office:value-type="float" office:value="0" calcext:value-type="float">
            <text:p><text:s/>- <text:s text:c="2"/></text:p>
          </table:table-cell>
          <table:table-cell table:style-name="ce68" table:formula="of:=[$SKG.K642]" office:value-type="float" office:value="0" calcext:value-type="float">
            <text:p>0</text:p>
          </table:table-cell>
          <table:table-cell table:style-name="ce68" table:formula="of:=[$SKG.B642]" office:value-type="float" office:value="0" calcext:value-type="float">
            <text:p>0</text:p>
          </table:table-cell>
          <table:table-cell table:style-name="ce68" table:formula="of:=[$SKG.H64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49];[$Grootboekschema.$A$1:.$B$109];2;0); &quot;&quot;)">
            <text:p/>
          </table:table-cell>
          <table:table-cell table:style-name="ce53" table:formula="of:=[$SKG.D64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43]&lt;0;-[$SKG.E643];&quot; &quot;)" office:value-type="string" office:string-value=" " calcext:value-type="string">
            <text:p><text:s text:c="3"/></text:p>
          </table:table-cell>
          <table:table-cell table:style-name="ce63" table:formula="of:=IF([$SKG.E643]&gt;=0;[$SKG.E643];&quot; &quot;)" office:value-type="float" office:value="0" calcext:value-type="float">
            <text:p><text:s/>- <text:s text:c="2"/></text:p>
          </table:table-cell>
          <table:table-cell table:style-name="ce68" table:formula="of:=[$SKG.K643]" office:value-type="float" office:value="0" calcext:value-type="float">
            <text:p>0</text:p>
          </table:table-cell>
          <table:table-cell table:style-name="ce68" table:formula="of:=[$SKG.B643]" office:value-type="float" office:value="0" calcext:value-type="float">
            <text:p>0</text:p>
          </table:table-cell>
          <table:table-cell table:style-name="ce68" table:formula="of:=[$SKG.H64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50];[$Grootboekschema.$A$1:.$B$109];2;0); &quot;&quot;)">
            <text:p/>
          </table:table-cell>
          <table:table-cell table:style-name="ce53" table:formula="of:=[$SKG.D64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44]&lt;0;-[$SKG.E644];&quot; &quot;)" office:value-type="string" office:string-value=" " calcext:value-type="string">
            <text:p><text:s text:c="3"/></text:p>
          </table:table-cell>
          <table:table-cell table:style-name="ce63" table:formula="of:=IF([$SKG.E644]&gt;=0;[$SKG.E644];&quot; &quot;)" office:value-type="float" office:value="0" calcext:value-type="float">
            <text:p><text:s/>- <text:s text:c="2"/></text:p>
          </table:table-cell>
          <table:table-cell table:style-name="ce68" table:formula="of:=[$SKG.K644]" office:value-type="float" office:value="0" calcext:value-type="float">
            <text:p>0</text:p>
          </table:table-cell>
          <table:table-cell table:style-name="ce68" table:formula="of:=[$SKG.B644]" office:value-type="float" office:value="0" calcext:value-type="float">
            <text:p>0</text:p>
          </table:table-cell>
          <table:table-cell table:style-name="ce68" table:formula="of:=[$SKG.H64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51];[$Grootboekschema.$A$1:.$B$109];2;0); &quot;&quot;)">
            <text:p/>
          </table:table-cell>
          <table:table-cell table:style-name="ce53" table:formula="of:=[$SKG.D64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45]&lt;0;-[$SKG.E645];&quot; &quot;)" office:value-type="string" office:string-value=" " calcext:value-type="string">
            <text:p><text:s text:c="3"/></text:p>
          </table:table-cell>
          <table:table-cell table:style-name="ce63" table:formula="of:=IF([$SKG.E645]&gt;=0;[$SKG.E645];&quot; &quot;)" office:value-type="float" office:value="0" calcext:value-type="float">
            <text:p><text:s/>- <text:s text:c="2"/></text:p>
          </table:table-cell>
          <table:table-cell table:style-name="ce68" table:formula="of:=[$SKG.K645]" office:value-type="float" office:value="0" calcext:value-type="float">
            <text:p>0</text:p>
          </table:table-cell>
          <table:table-cell table:style-name="ce68" table:formula="of:=[$SKG.B645]" office:value-type="float" office:value="0" calcext:value-type="float">
            <text:p>0</text:p>
          </table:table-cell>
          <table:table-cell table:style-name="ce68" table:formula="of:=[$SKG.H64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52];[$Grootboekschema.$A$1:.$B$109];2;0); &quot;&quot;)">
            <text:p/>
          </table:table-cell>
          <table:table-cell table:style-name="ce53" table:formula="of:=[$SKG.D64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46]&lt;0;-[$SKG.E646];&quot; &quot;)" office:value-type="string" office:string-value=" " calcext:value-type="string">
            <text:p><text:s text:c="3"/></text:p>
          </table:table-cell>
          <table:table-cell table:style-name="ce63" table:formula="of:=IF([$SKG.E646]&gt;=0;[$SKG.E646];&quot; &quot;)" office:value-type="float" office:value="0" calcext:value-type="float">
            <text:p><text:s/>- <text:s text:c="2"/></text:p>
          </table:table-cell>
          <table:table-cell table:style-name="ce68" table:formula="of:=[$SKG.K646]" office:value-type="float" office:value="0" calcext:value-type="float">
            <text:p>0</text:p>
          </table:table-cell>
          <table:table-cell table:style-name="ce68" table:formula="of:=[$SKG.B646]" office:value-type="float" office:value="0" calcext:value-type="float">
            <text:p>0</text:p>
          </table:table-cell>
          <table:table-cell table:style-name="ce68" table:formula="of:=[$SKG.H64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53];[$Grootboekschema.$A$1:.$B$109];2;0); &quot;&quot;)">
            <text:p/>
          </table:table-cell>
          <table:table-cell table:style-name="ce53" table:formula="of:=[$SKG.D64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47]&lt;0;-[$SKG.E647];&quot; &quot;)" office:value-type="string" office:string-value=" " calcext:value-type="string">
            <text:p><text:s text:c="3"/></text:p>
          </table:table-cell>
          <table:table-cell table:style-name="ce63" table:formula="of:=IF([$SKG.E647]&gt;=0;[$SKG.E647];&quot; &quot;)" office:value-type="float" office:value="0" calcext:value-type="float">
            <text:p><text:s/>- <text:s text:c="2"/></text:p>
          </table:table-cell>
          <table:table-cell table:style-name="ce68" table:formula="of:=[$SKG.K647]" office:value-type="float" office:value="0" calcext:value-type="float">
            <text:p>0</text:p>
          </table:table-cell>
          <table:table-cell table:style-name="ce68" table:formula="of:=[$SKG.B647]" office:value-type="float" office:value="0" calcext:value-type="float">
            <text:p>0</text:p>
          </table:table-cell>
          <table:table-cell table:style-name="ce68" table:formula="of:=[$SKG.H64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54];[$Grootboekschema.$A$1:.$B$109];2;0); &quot;&quot;)">
            <text:p/>
          </table:table-cell>
          <table:table-cell table:style-name="ce53" table:formula="of:=[$SKG.D64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48]&lt;0;-[$SKG.E648];&quot; &quot;)" office:value-type="string" office:string-value=" " calcext:value-type="string">
            <text:p><text:s text:c="3"/></text:p>
          </table:table-cell>
          <table:table-cell table:style-name="ce63" table:formula="of:=IF([$SKG.E648]&gt;=0;[$SKG.E648];&quot; &quot;)" office:value-type="float" office:value="0" calcext:value-type="float">
            <text:p><text:s/>- <text:s text:c="2"/></text:p>
          </table:table-cell>
          <table:table-cell table:style-name="ce68" table:formula="of:=[$SKG.K648]" office:value-type="float" office:value="0" calcext:value-type="float">
            <text:p>0</text:p>
          </table:table-cell>
          <table:table-cell table:style-name="ce68" table:formula="of:=[$SKG.B648]" office:value-type="float" office:value="0" calcext:value-type="float">
            <text:p>0</text:p>
          </table:table-cell>
          <table:table-cell table:style-name="ce68" table:formula="of:=[$SKG.H64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55];[$Grootboekschema.$A$1:.$B$109];2;0); &quot;&quot;)">
            <text:p/>
          </table:table-cell>
          <table:table-cell table:style-name="ce53" table:formula="of:=[$SKG.D64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49]&lt;0;-[$SKG.E649];&quot; &quot;)" office:value-type="string" office:string-value=" " calcext:value-type="string">
            <text:p><text:s text:c="3"/></text:p>
          </table:table-cell>
          <table:table-cell table:style-name="ce63" table:formula="of:=IF([$SKG.E649]&gt;=0;[$SKG.E649];&quot; &quot;)" office:value-type="float" office:value="0" calcext:value-type="float">
            <text:p><text:s/>- <text:s text:c="2"/></text:p>
          </table:table-cell>
          <table:table-cell table:style-name="ce68" table:formula="of:=[$SKG.K649]" office:value-type="float" office:value="0" calcext:value-type="float">
            <text:p>0</text:p>
          </table:table-cell>
          <table:table-cell table:style-name="ce68" table:formula="of:=[$SKG.B649]" office:value-type="float" office:value="0" calcext:value-type="float">
            <text:p>0</text:p>
          </table:table-cell>
          <table:table-cell table:style-name="ce68" table:formula="of:=[$SKG.H64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56];[$Grootboekschema.$A$1:.$B$109];2;0); &quot;&quot;)">
            <text:p/>
          </table:table-cell>
          <table:table-cell table:style-name="ce53" table:formula="of:=[$SKG.D65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50]&lt;0;-[$SKG.E650];&quot; &quot;)" office:value-type="string" office:string-value=" " calcext:value-type="string">
            <text:p><text:s text:c="3"/></text:p>
          </table:table-cell>
          <table:table-cell table:style-name="ce63" table:formula="of:=IF([$SKG.E650]&gt;=0;[$SKG.E650];&quot; &quot;)" office:value-type="float" office:value="0" calcext:value-type="float">
            <text:p><text:s/>- <text:s text:c="2"/></text:p>
          </table:table-cell>
          <table:table-cell table:style-name="ce68" table:formula="of:=[$SKG.K650]" office:value-type="float" office:value="0" calcext:value-type="float">
            <text:p>0</text:p>
          </table:table-cell>
          <table:table-cell table:style-name="ce68" table:formula="of:=[$SKG.B650]" office:value-type="float" office:value="0" calcext:value-type="float">
            <text:p>0</text:p>
          </table:table-cell>
          <table:table-cell table:style-name="ce68" table:formula="of:=[$SKG.H65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57];[$Grootboekschema.$A$1:.$B$109];2;0); &quot;&quot;)">
            <text:p/>
          </table:table-cell>
          <table:table-cell table:style-name="ce53" table:formula="of:=[$SKG.D65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51]&lt;0;-[$SKG.E651];&quot; &quot;)" office:value-type="string" office:string-value=" " calcext:value-type="string">
            <text:p><text:s text:c="3"/></text:p>
          </table:table-cell>
          <table:table-cell table:style-name="ce63" table:formula="of:=IF([$SKG.E651]&gt;=0;[$SKG.E651];&quot; &quot;)" office:value-type="float" office:value="0" calcext:value-type="float">
            <text:p><text:s/>- <text:s text:c="2"/></text:p>
          </table:table-cell>
          <table:table-cell table:style-name="ce68" table:formula="of:=[$SKG.K651]" office:value-type="float" office:value="0" calcext:value-type="float">
            <text:p>0</text:p>
          </table:table-cell>
          <table:table-cell table:style-name="ce68" table:formula="of:=[$SKG.B651]" office:value-type="float" office:value="0" calcext:value-type="float">
            <text:p>0</text:p>
          </table:table-cell>
          <table:table-cell table:style-name="ce68" table:formula="of:=[$SKG.H65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58];[$Grootboekschema.$A$1:.$B$109];2;0); &quot;&quot;)">
            <text:p/>
          </table:table-cell>
          <table:table-cell table:style-name="ce53" table:formula="of:=[$SKG.D65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52]&lt;0;-[$SKG.E652];&quot; &quot;)" office:value-type="string" office:string-value=" " calcext:value-type="string">
            <text:p><text:s text:c="3"/></text:p>
          </table:table-cell>
          <table:table-cell table:style-name="ce63" table:formula="of:=IF([$SKG.E652]&gt;=0;[$SKG.E652];&quot; &quot;)" office:value-type="float" office:value="0" calcext:value-type="float">
            <text:p><text:s/>- <text:s text:c="2"/></text:p>
          </table:table-cell>
          <table:table-cell table:style-name="ce68" table:formula="of:=[$SKG.K652]" office:value-type="float" office:value="0" calcext:value-type="float">
            <text:p>0</text:p>
          </table:table-cell>
          <table:table-cell table:style-name="ce68" table:formula="of:=[$SKG.B652]" office:value-type="float" office:value="0" calcext:value-type="float">
            <text:p>0</text:p>
          </table:table-cell>
          <table:table-cell table:style-name="ce68" table:formula="of:=[$SKG.H65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59];[$Grootboekschema.$A$1:.$B$109];2;0); &quot;&quot;)">
            <text:p/>
          </table:table-cell>
          <table:table-cell table:style-name="ce53" table:formula="of:=[$SKG.D65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53]&lt;0;-[$SKG.E653];&quot; &quot;)" office:value-type="string" office:string-value=" " calcext:value-type="string">
            <text:p><text:s text:c="3"/></text:p>
          </table:table-cell>
          <table:table-cell table:style-name="ce63" table:formula="of:=IF([$SKG.E653]&gt;=0;[$SKG.E653];&quot; &quot;)" office:value-type="float" office:value="0" calcext:value-type="float">
            <text:p><text:s/>- <text:s text:c="2"/></text:p>
          </table:table-cell>
          <table:table-cell table:style-name="ce68" table:formula="of:=[$SKG.K653]" office:value-type="float" office:value="0" calcext:value-type="float">
            <text:p>0</text:p>
          </table:table-cell>
          <table:table-cell table:style-name="ce68" table:formula="of:=[$SKG.B653]" office:value-type="float" office:value="0" calcext:value-type="float">
            <text:p>0</text:p>
          </table:table-cell>
          <table:table-cell table:style-name="ce68" table:formula="of:=[$SKG.H65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60];[$Grootboekschema.$A$1:.$B$109];2;0); &quot;&quot;)">
            <text:p/>
          </table:table-cell>
          <table:table-cell table:style-name="ce53" table:formula="of:=[$SKG.D65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54]&lt;0;-[$SKG.E654];&quot; &quot;)" office:value-type="string" office:string-value=" " calcext:value-type="string">
            <text:p><text:s text:c="3"/></text:p>
          </table:table-cell>
          <table:table-cell table:style-name="ce63" table:formula="of:=IF([$SKG.E654]&gt;=0;[$SKG.E654];&quot; &quot;)" office:value-type="float" office:value="0" calcext:value-type="float">
            <text:p><text:s/>- <text:s text:c="2"/></text:p>
          </table:table-cell>
          <table:table-cell table:style-name="ce68" table:formula="of:=[$SKG.K654]" office:value-type="float" office:value="0" calcext:value-type="float">
            <text:p>0</text:p>
          </table:table-cell>
          <table:table-cell table:style-name="ce68" table:formula="of:=[$SKG.B654]" office:value-type="float" office:value="0" calcext:value-type="float">
            <text:p>0</text:p>
          </table:table-cell>
          <table:table-cell table:style-name="ce68" table:formula="of:=[$SKG.H65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61];[$Grootboekschema.$A$1:.$B$109];2;0); &quot;&quot;)">
            <text:p/>
          </table:table-cell>
          <table:table-cell table:style-name="ce53" table:formula="of:=[$SKG.D65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55]&lt;0;-[$SKG.E655];&quot; &quot;)" office:value-type="string" office:string-value=" " calcext:value-type="string">
            <text:p><text:s text:c="3"/></text:p>
          </table:table-cell>
          <table:table-cell table:style-name="ce63" table:formula="of:=IF([$SKG.E655]&gt;=0;[$SKG.E655];&quot; &quot;)" office:value-type="float" office:value="0" calcext:value-type="float">
            <text:p><text:s/>- <text:s text:c="2"/></text:p>
          </table:table-cell>
          <table:table-cell table:style-name="ce68" table:formula="of:=[$SKG.K655]" office:value-type="float" office:value="0" calcext:value-type="float">
            <text:p>0</text:p>
          </table:table-cell>
          <table:table-cell table:style-name="ce68" table:formula="of:=[$SKG.B655]" office:value-type="float" office:value="0" calcext:value-type="float">
            <text:p>0</text:p>
          </table:table-cell>
          <table:table-cell table:style-name="ce68" table:formula="of:=[$SKG.H65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62];[$Grootboekschema.$A$1:.$B$109];2;0); &quot;&quot;)">
            <text:p/>
          </table:table-cell>
          <table:table-cell table:style-name="ce53" table:formula="of:=[$SKG.D65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56]&lt;0;-[$SKG.E656];&quot; &quot;)" office:value-type="string" office:string-value=" " calcext:value-type="string">
            <text:p><text:s text:c="3"/></text:p>
          </table:table-cell>
          <table:table-cell table:style-name="ce63" table:formula="of:=IF([$SKG.E656]&gt;=0;[$SKG.E656];&quot; &quot;)" office:value-type="float" office:value="0" calcext:value-type="float">
            <text:p><text:s/>- <text:s text:c="2"/></text:p>
          </table:table-cell>
          <table:table-cell table:style-name="ce68" table:formula="of:=[$SKG.K656]" office:value-type="float" office:value="0" calcext:value-type="float">
            <text:p>0</text:p>
          </table:table-cell>
          <table:table-cell table:style-name="ce68" table:formula="of:=[$SKG.B656]" office:value-type="float" office:value="0" calcext:value-type="float">
            <text:p>0</text:p>
          </table:table-cell>
          <table:table-cell table:style-name="ce68" table:formula="of:=[$SKG.H65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63];[$Grootboekschema.$A$1:.$B$109];2;0); &quot;&quot;)">
            <text:p/>
          </table:table-cell>
          <table:table-cell table:style-name="ce53" table:formula="of:=[$SKG.D65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57]&lt;0;-[$SKG.E657];&quot; &quot;)" office:value-type="string" office:string-value=" " calcext:value-type="string">
            <text:p><text:s text:c="3"/></text:p>
          </table:table-cell>
          <table:table-cell table:style-name="ce63" table:formula="of:=IF([$SKG.E657]&gt;=0;[$SKG.E657];&quot; &quot;)" office:value-type="float" office:value="0" calcext:value-type="float">
            <text:p><text:s/>- <text:s text:c="2"/></text:p>
          </table:table-cell>
          <table:table-cell table:style-name="ce68" table:formula="of:=[$SKG.K657]" office:value-type="float" office:value="0" calcext:value-type="float">
            <text:p>0</text:p>
          </table:table-cell>
          <table:table-cell table:style-name="ce68" table:formula="of:=[$SKG.B657]" office:value-type="float" office:value="0" calcext:value-type="float">
            <text:p>0</text:p>
          </table:table-cell>
          <table:table-cell table:style-name="ce68" table:formula="of:=[$SKG.H65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64];[$Grootboekschema.$A$1:.$B$109];2;0); &quot;&quot;)">
            <text:p/>
          </table:table-cell>
          <table:table-cell table:style-name="ce53" table:formula="of:=[$SKG.D65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58]&lt;0;-[$SKG.E658];&quot; &quot;)" office:value-type="string" office:string-value=" " calcext:value-type="string">
            <text:p><text:s text:c="3"/></text:p>
          </table:table-cell>
          <table:table-cell table:style-name="ce63" table:formula="of:=IF([$SKG.E658]&gt;=0;[$SKG.E658];&quot; &quot;)" office:value-type="float" office:value="0" calcext:value-type="float">
            <text:p><text:s/>- <text:s text:c="2"/></text:p>
          </table:table-cell>
          <table:table-cell table:style-name="ce68" table:formula="of:=[$SKG.K658]" office:value-type="float" office:value="0" calcext:value-type="float">
            <text:p>0</text:p>
          </table:table-cell>
          <table:table-cell table:style-name="ce68" table:formula="of:=[$SKG.B658]" office:value-type="float" office:value="0" calcext:value-type="float">
            <text:p>0</text:p>
          </table:table-cell>
          <table:table-cell table:style-name="ce68" table:formula="of:=[$SKG.H65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65];[$Grootboekschema.$A$1:.$B$109];2;0); &quot;&quot;)">
            <text:p/>
          </table:table-cell>
          <table:table-cell table:style-name="ce53" table:formula="of:=[$SKG.D65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59]&lt;0;-[$SKG.E659];&quot; &quot;)" office:value-type="string" office:string-value=" " calcext:value-type="string">
            <text:p><text:s text:c="3"/></text:p>
          </table:table-cell>
          <table:table-cell table:style-name="ce63" table:formula="of:=IF([$SKG.E659]&gt;=0;[$SKG.E659];&quot; &quot;)" office:value-type="float" office:value="0" calcext:value-type="float">
            <text:p><text:s/>- <text:s text:c="2"/></text:p>
          </table:table-cell>
          <table:table-cell table:style-name="ce68" table:formula="of:=[$SKG.K659]" office:value-type="float" office:value="0" calcext:value-type="float">
            <text:p>0</text:p>
          </table:table-cell>
          <table:table-cell table:style-name="ce68" table:formula="of:=[$SKG.B659]" office:value-type="float" office:value="0" calcext:value-type="float">
            <text:p>0</text:p>
          </table:table-cell>
          <table:table-cell table:style-name="ce68" table:formula="of:=[$SKG.H65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66];[$Grootboekschema.$A$1:.$B$109];2;0); &quot;&quot;)">
            <text:p/>
          </table:table-cell>
          <table:table-cell table:style-name="ce53" table:formula="of:=[$SKG.D66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60]&lt;0;-[$SKG.E660];&quot; &quot;)" office:value-type="string" office:string-value=" " calcext:value-type="string">
            <text:p><text:s text:c="3"/></text:p>
          </table:table-cell>
          <table:table-cell table:style-name="ce63" table:formula="of:=IF([$SKG.E660]&gt;=0;[$SKG.E660];&quot; &quot;)" office:value-type="float" office:value="0" calcext:value-type="float">
            <text:p><text:s/>- <text:s text:c="2"/></text:p>
          </table:table-cell>
          <table:table-cell table:style-name="ce68" table:formula="of:=[$SKG.K660]" office:value-type="float" office:value="0" calcext:value-type="float">
            <text:p>0</text:p>
          </table:table-cell>
          <table:table-cell table:style-name="ce68" table:formula="of:=[$SKG.B660]" office:value-type="float" office:value="0" calcext:value-type="float">
            <text:p>0</text:p>
          </table:table-cell>
          <table:table-cell table:style-name="ce68" table:formula="of:=[$SKG.H66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67];[$Grootboekschema.$A$1:.$B$109];2;0); &quot;&quot;)">
            <text:p/>
          </table:table-cell>
          <table:table-cell table:style-name="ce53" table:formula="of:=[$SKG.D66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61]&lt;0;-[$SKG.E661];&quot; &quot;)" office:value-type="string" office:string-value=" " calcext:value-type="string">
            <text:p><text:s text:c="3"/></text:p>
          </table:table-cell>
          <table:table-cell table:style-name="ce63" table:formula="of:=IF([$SKG.E661]&gt;=0;[$SKG.E661];&quot; &quot;)" office:value-type="float" office:value="0" calcext:value-type="float">
            <text:p><text:s/>- <text:s text:c="2"/></text:p>
          </table:table-cell>
          <table:table-cell table:style-name="ce68" table:formula="of:=[$SKG.K661]" office:value-type="float" office:value="0" calcext:value-type="float">
            <text:p>0</text:p>
          </table:table-cell>
          <table:table-cell table:style-name="ce68" table:formula="of:=[$SKG.B661]" office:value-type="float" office:value="0" calcext:value-type="float">
            <text:p>0</text:p>
          </table:table-cell>
          <table:table-cell table:style-name="ce68" table:formula="of:=[$SKG.H66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68];[$Grootboekschema.$A$1:.$B$109];2;0); &quot;&quot;)">
            <text:p/>
          </table:table-cell>
          <table:table-cell table:style-name="ce53" table:formula="of:=[$SKG.D66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62]&lt;0;-[$SKG.E662];&quot; &quot;)" office:value-type="string" office:string-value=" " calcext:value-type="string">
            <text:p><text:s text:c="3"/></text:p>
          </table:table-cell>
          <table:table-cell table:style-name="ce63" table:formula="of:=IF([$SKG.E662]&gt;=0;[$SKG.E662];&quot; &quot;)" office:value-type="float" office:value="0" calcext:value-type="float">
            <text:p><text:s/>- <text:s text:c="2"/></text:p>
          </table:table-cell>
          <table:table-cell table:style-name="ce68" table:formula="of:=[$SKG.K662]" office:value-type="float" office:value="0" calcext:value-type="float">
            <text:p>0</text:p>
          </table:table-cell>
          <table:table-cell table:style-name="ce68" table:formula="of:=[$SKG.B662]" office:value-type="float" office:value="0" calcext:value-type="float">
            <text:p>0</text:p>
          </table:table-cell>
          <table:table-cell table:style-name="ce68" table:formula="of:=[$SKG.H66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69];[$Grootboekschema.$A$1:.$B$109];2;0); &quot;&quot;)">
            <text:p/>
          </table:table-cell>
          <table:table-cell table:style-name="ce53" table:formula="of:=[$SKG.D66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63]&lt;0;-[$SKG.E663];&quot; &quot;)" office:value-type="string" office:string-value=" " calcext:value-type="string">
            <text:p><text:s text:c="3"/></text:p>
          </table:table-cell>
          <table:table-cell table:style-name="ce63" table:formula="of:=IF([$SKG.E663]&gt;=0;[$SKG.E663];&quot; &quot;)" office:value-type="float" office:value="0" calcext:value-type="float">
            <text:p><text:s/>- <text:s text:c="2"/></text:p>
          </table:table-cell>
          <table:table-cell table:style-name="ce68" table:formula="of:=[$SKG.K663]" office:value-type="float" office:value="0" calcext:value-type="float">
            <text:p>0</text:p>
          </table:table-cell>
          <table:table-cell table:style-name="ce68" table:formula="of:=[$SKG.B663]" office:value-type="float" office:value="0" calcext:value-type="float">
            <text:p>0</text:p>
          </table:table-cell>
          <table:table-cell table:style-name="ce68" table:formula="of:=[$SKG.H66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70];[$Grootboekschema.$A$1:.$B$109];2;0); &quot;&quot;)">
            <text:p/>
          </table:table-cell>
          <table:table-cell table:style-name="ce53" table:formula="of:=[$SKG.D66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64]&lt;0;-[$SKG.E664];&quot; &quot;)" office:value-type="string" office:string-value=" " calcext:value-type="string">
            <text:p><text:s text:c="3"/></text:p>
          </table:table-cell>
          <table:table-cell table:style-name="ce63" table:formula="of:=IF([$SKG.E664]&gt;=0;[$SKG.E664];&quot; &quot;)" office:value-type="float" office:value="0" calcext:value-type="float">
            <text:p><text:s/>- <text:s text:c="2"/></text:p>
          </table:table-cell>
          <table:table-cell table:style-name="ce68" table:formula="of:=[$SKG.K664]" office:value-type="float" office:value="0" calcext:value-type="float">
            <text:p>0</text:p>
          </table:table-cell>
          <table:table-cell table:style-name="ce68" table:formula="of:=[$SKG.B664]" office:value-type="float" office:value="0" calcext:value-type="float">
            <text:p>0</text:p>
          </table:table-cell>
          <table:table-cell table:style-name="ce68" table:formula="of:=[$SKG.H66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71];[$Grootboekschema.$A$1:.$B$109];2;0); &quot;&quot;)">
            <text:p/>
          </table:table-cell>
          <table:table-cell table:style-name="ce53" table:formula="of:=[$SKG.D66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65]&lt;0;-[$SKG.E665];&quot; &quot;)" office:value-type="string" office:string-value=" " calcext:value-type="string">
            <text:p><text:s text:c="3"/></text:p>
          </table:table-cell>
          <table:table-cell table:style-name="ce63" table:formula="of:=IF([$SKG.E665]&gt;=0;[$SKG.E665];&quot; &quot;)" office:value-type="float" office:value="0" calcext:value-type="float">
            <text:p><text:s/>- <text:s text:c="2"/></text:p>
          </table:table-cell>
          <table:table-cell table:style-name="ce68" table:formula="of:=[$SKG.K665]" office:value-type="float" office:value="0" calcext:value-type="float">
            <text:p>0</text:p>
          </table:table-cell>
          <table:table-cell table:style-name="ce68" table:formula="of:=[$SKG.B665]" office:value-type="float" office:value="0" calcext:value-type="float">
            <text:p>0</text:p>
          </table:table-cell>
          <table:table-cell table:style-name="ce68" table:formula="of:=[$SKG.H66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72];[$Grootboekschema.$A$1:.$B$109];2;0); &quot;&quot;)">
            <text:p/>
          </table:table-cell>
          <table:table-cell table:style-name="ce53" table:formula="of:=[$SKG.D66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66]&lt;0;-[$SKG.E666];&quot; &quot;)" office:value-type="string" office:string-value=" " calcext:value-type="string">
            <text:p><text:s text:c="3"/></text:p>
          </table:table-cell>
          <table:table-cell table:style-name="ce63" table:formula="of:=IF([$SKG.E666]&gt;=0;[$SKG.E666];&quot; &quot;)" office:value-type="float" office:value="0" calcext:value-type="float">
            <text:p><text:s/>- <text:s text:c="2"/></text:p>
          </table:table-cell>
          <table:table-cell table:style-name="ce68" table:formula="of:=[$SKG.K666]" office:value-type="float" office:value="0" calcext:value-type="float">
            <text:p>0</text:p>
          </table:table-cell>
          <table:table-cell table:style-name="ce68" table:formula="of:=[$SKG.B666]" office:value-type="float" office:value="0" calcext:value-type="float">
            <text:p>0</text:p>
          </table:table-cell>
          <table:table-cell table:style-name="ce68" table:formula="of:=[$SKG.H66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73];[$Grootboekschema.$A$1:.$B$109];2;0); &quot;&quot;)">
            <text:p/>
          </table:table-cell>
          <table:table-cell table:style-name="ce53" table:formula="of:=[$SKG.D66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67]&lt;0;-[$SKG.E667];&quot; &quot;)" office:value-type="string" office:string-value=" " calcext:value-type="string">
            <text:p><text:s text:c="3"/></text:p>
          </table:table-cell>
          <table:table-cell table:style-name="ce63" table:formula="of:=IF([$SKG.E667]&gt;=0;[$SKG.E667];&quot; &quot;)" office:value-type="float" office:value="0" calcext:value-type="float">
            <text:p><text:s/>- <text:s text:c="2"/></text:p>
          </table:table-cell>
          <table:table-cell table:style-name="ce68" table:formula="of:=[$SKG.K667]" office:value-type="float" office:value="0" calcext:value-type="float">
            <text:p>0</text:p>
          </table:table-cell>
          <table:table-cell table:style-name="ce68" table:formula="of:=[$SKG.B667]" office:value-type="float" office:value="0" calcext:value-type="float">
            <text:p>0</text:p>
          </table:table-cell>
          <table:table-cell table:style-name="ce68" table:formula="of:=[$SKG.H66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74];[$Grootboekschema.$A$1:.$B$109];2;0); &quot;&quot;)">
            <text:p/>
          </table:table-cell>
          <table:table-cell table:style-name="ce53" table:formula="of:=[$SKG.D66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68]&lt;0;-[$SKG.E668];&quot; &quot;)" office:value-type="string" office:string-value=" " calcext:value-type="string">
            <text:p><text:s text:c="3"/></text:p>
          </table:table-cell>
          <table:table-cell table:style-name="ce63" table:formula="of:=IF([$SKG.E668]&gt;=0;[$SKG.E668];&quot; &quot;)" office:value-type="float" office:value="0" calcext:value-type="float">
            <text:p><text:s/>- <text:s text:c="2"/></text:p>
          </table:table-cell>
          <table:table-cell table:style-name="ce68" table:formula="of:=[$SKG.K668]" office:value-type="float" office:value="0" calcext:value-type="float">
            <text:p>0</text:p>
          </table:table-cell>
          <table:table-cell table:style-name="ce68" table:formula="of:=[$SKG.B668]" office:value-type="float" office:value="0" calcext:value-type="float">
            <text:p>0</text:p>
          </table:table-cell>
          <table:table-cell table:style-name="ce68" table:formula="of:=[$SKG.H66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75];[$Grootboekschema.$A$1:.$B$109];2;0); &quot;&quot;)">
            <text:p/>
          </table:table-cell>
          <table:table-cell table:style-name="ce53" table:formula="of:=[$SKG.D66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69]&lt;0;-[$SKG.E669];&quot; &quot;)" office:value-type="string" office:string-value=" " calcext:value-type="string">
            <text:p><text:s text:c="3"/></text:p>
          </table:table-cell>
          <table:table-cell table:style-name="ce63" table:formula="of:=IF([$SKG.E669]&gt;=0;[$SKG.E669];&quot; &quot;)" office:value-type="float" office:value="0" calcext:value-type="float">
            <text:p><text:s/>- <text:s text:c="2"/></text:p>
          </table:table-cell>
          <table:table-cell table:style-name="ce68" table:formula="of:=[$SKG.K669]" office:value-type="float" office:value="0" calcext:value-type="float">
            <text:p>0</text:p>
          </table:table-cell>
          <table:table-cell table:style-name="ce68" table:formula="of:=[$SKG.B669]" office:value-type="float" office:value="0" calcext:value-type="float">
            <text:p>0</text:p>
          </table:table-cell>
          <table:table-cell table:style-name="ce68" table:formula="of:=[$SKG.H66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76];[$Grootboekschema.$A$1:.$B$109];2;0); &quot;&quot;)">
            <text:p/>
          </table:table-cell>
          <table:table-cell table:style-name="ce53" table:formula="of:=[$SKG.D67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70]&lt;0;-[$SKG.E670];&quot; &quot;)" office:value-type="string" office:string-value=" " calcext:value-type="string">
            <text:p><text:s text:c="3"/></text:p>
          </table:table-cell>
          <table:table-cell table:style-name="ce63" table:formula="of:=IF([$SKG.E670]&gt;=0;[$SKG.E670];&quot; &quot;)" office:value-type="float" office:value="0" calcext:value-type="float">
            <text:p><text:s/>- <text:s text:c="2"/></text:p>
          </table:table-cell>
          <table:table-cell table:style-name="ce68" table:formula="of:=[$SKG.K670]" office:value-type="float" office:value="0" calcext:value-type="float">
            <text:p>0</text:p>
          </table:table-cell>
          <table:table-cell table:style-name="ce68" table:formula="of:=[$SKG.B670]" office:value-type="float" office:value="0" calcext:value-type="float">
            <text:p>0</text:p>
          </table:table-cell>
          <table:table-cell table:style-name="ce68" table:formula="of:=[$SKG.H67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77];[$Grootboekschema.$A$1:.$B$109];2;0); &quot;&quot;)">
            <text:p/>
          </table:table-cell>
          <table:table-cell table:style-name="ce53" table:formula="of:=[$SKG.D67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71]&lt;0;-[$SKG.E671];&quot; &quot;)" office:value-type="string" office:string-value=" " calcext:value-type="string">
            <text:p><text:s text:c="3"/></text:p>
          </table:table-cell>
          <table:table-cell table:style-name="ce63" table:formula="of:=IF([$SKG.E671]&gt;=0;[$SKG.E671];&quot; &quot;)" office:value-type="float" office:value="0" calcext:value-type="float">
            <text:p><text:s/>- <text:s text:c="2"/></text:p>
          </table:table-cell>
          <table:table-cell table:style-name="ce68" table:formula="of:=[$SKG.K671]" office:value-type="float" office:value="0" calcext:value-type="float">
            <text:p>0</text:p>
          </table:table-cell>
          <table:table-cell table:style-name="ce68" table:formula="of:=[$SKG.B671]" office:value-type="float" office:value="0" calcext:value-type="float">
            <text:p>0</text:p>
          </table:table-cell>
          <table:table-cell table:style-name="ce68" table:formula="of:=[$SKG.H67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78];[$Grootboekschema.$A$1:.$B$109];2;0); &quot;&quot;)">
            <text:p/>
          </table:table-cell>
          <table:table-cell table:style-name="ce53" table:formula="of:=[$SKG.D67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72]&lt;0;-[$SKG.E672];&quot; &quot;)" office:value-type="string" office:string-value=" " calcext:value-type="string">
            <text:p><text:s text:c="3"/></text:p>
          </table:table-cell>
          <table:table-cell table:style-name="ce63" table:formula="of:=IF([$SKG.E672]&gt;=0;[$SKG.E672];&quot; &quot;)" office:value-type="float" office:value="0" calcext:value-type="float">
            <text:p><text:s/>- <text:s text:c="2"/></text:p>
          </table:table-cell>
          <table:table-cell table:style-name="ce68" table:formula="of:=[$SKG.K672]" office:value-type="float" office:value="0" calcext:value-type="float">
            <text:p>0</text:p>
          </table:table-cell>
          <table:table-cell table:style-name="ce68" table:formula="of:=[$SKG.B672]" office:value-type="float" office:value="0" calcext:value-type="float">
            <text:p>0</text:p>
          </table:table-cell>
          <table:table-cell table:style-name="ce68" table:formula="of:=[$SKG.H67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79];[$Grootboekschema.$A$1:.$B$109];2;0); &quot;&quot;)">
            <text:p/>
          </table:table-cell>
          <table:table-cell table:style-name="ce53" table:formula="of:=[$SKG.D67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73]&lt;0;-[$SKG.E673];&quot; &quot;)" office:value-type="string" office:string-value=" " calcext:value-type="string">
            <text:p><text:s text:c="3"/></text:p>
          </table:table-cell>
          <table:table-cell table:style-name="ce63" table:formula="of:=IF([$SKG.E673]&gt;=0;[$SKG.E673];&quot; &quot;)" office:value-type="float" office:value="0" calcext:value-type="float">
            <text:p><text:s/>- <text:s text:c="2"/></text:p>
          </table:table-cell>
          <table:table-cell table:style-name="ce68" table:formula="of:=[$SKG.K673]" office:value-type="float" office:value="0" calcext:value-type="float">
            <text:p>0</text:p>
          </table:table-cell>
          <table:table-cell table:style-name="ce68" table:formula="of:=[$SKG.B673]" office:value-type="float" office:value="0" calcext:value-type="float">
            <text:p>0</text:p>
          </table:table-cell>
          <table:table-cell table:style-name="ce68" table:formula="of:=[$SKG.H67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80];[$Grootboekschema.$A$1:.$B$109];2;0); &quot;&quot;)">
            <text:p/>
          </table:table-cell>
          <table:table-cell table:style-name="ce53" table:formula="of:=[$SKG.D67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74]&lt;0;-[$SKG.E674];&quot; &quot;)" office:value-type="string" office:string-value=" " calcext:value-type="string">
            <text:p><text:s text:c="3"/></text:p>
          </table:table-cell>
          <table:table-cell table:style-name="ce63" table:formula="of:=IF([$SKG.E674]&gt;=0;[$SKG.E674];&quot; &quot;)" office:value-type="float" office:value="0" calcext:value-type="float">
            <text:p><text:s/>- <text:s text:c="2"/></text:p>
          </table:table-cell>
          <table:table-cell table:style-name="ce68" table:formula="of:=[$SKG.K674]" office:value-type="float" office:value="0" calcext:value-type="float">
            <text:p>0</text:p>
          </table:table-cell>
          <table:table-cell table:style-name="ce68" table:formula="of:=[$SKG.B674]" office:value-type="float" office:value="0" calcext:value-type="float">
            <text:p>0</text:p>
          </table:table-cell>
          <table:table-cell table:style-name="ce68" table:formula="of:=[$SKG.H67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81];[$Grootboekschema.$A$1:.$B$109];2;0); &quot;&quot;)">
            <text:p/>
          </table:table-cell>
          <table:table-cell table:style-name="ce53" table:formula="of:=[$SKG.D67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75]&lt;0;-[$SKG.E675];&quot; &quot;)" office:value-type="string" office:string-value=" " calcext:value-type="string">
            <text:p><text:s text:c="3"/></text:p>
          </table:table-cell>
          <table:table-cell table:style-name="ce63" table:formula="of:=IF([$SKG.E675]&gt;=0;[$SKG.E675];&quot; &quot;)" office:value-type="float" office:value="0" calcext:value-type="float">
            <text:p><text:s/>- <text:s text:c="2"/></text:p>
          </table:table-cell>
          <table:table-cell table:style-name="ce68" table:formula="of:=[$SKG.K675]" office:value-type="float" office:value="0" calcext:value-type="float">
            <text:p>0</text:p>
          </table:table-cell>
          <table:table-cell table:style-name="ce68" table:formula="of:=[$SKG.B675]" office:value-type="float" office:value="0" calcext:value-type="float">
            <text:p>0</text:p>
          </table:table-cell>
          <table:table-cell table:style-name="ce68" table:formula="of:=[$SKG.H67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82];[$Grootboekschema.$A$1:.$B$109];2;0); &quot;&quot;)">
            <text:p/>
          </table:table-cell>
          <table:table-cell table:style-name="ce53" table:formula="of:=[$SKG.D67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76]&lt;0;-[$SKG.E676];&quot; &quot;)" office:value-type="string" office:string-value=" " calcext:value-type="string">
            <text:p><text:s text:c="3"/></text:p>
          </table:table-cell>
          <table:table-cell table:style-name="ce63" table:formula="of:=IF([$SKG.E676]&gt;=0;[$SKG.E676];&quot; &quot;)" office:value-type="float" office:value="0" calcext:value-type="float">
            <text:p><text:s/>- <text:s text:c="2"/></text:p>
          </table:table-cell>
          <table:table-cell table:style-name="ce68" table:formula="of:=[$SKG.K676]" office:value-type="float" office:value="0" calcext:value-type="float">
            <text:p>0</text:p>
          </table:table-cell>
          <table:table-cell table:style-name="ce68" table:formula="of:=[$SKG.B676]" office:value-type="float" office:value="0" calcext:value-type="float">
            <text:p>0</text:p>
          </table:table-cell>
          <table:table-cell table:style-name="ce68" table:formula="of:=[$SKG.H67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83];[$Grootboekschema.$A$1:.$B$109];2;0); &quot;&quot;)">
            <text:p/>
          </table:table-cell>
          <table:table-cell table:style-name="ce53" table:formula="of:=[$SKG.D67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77]&lt;0;-[$SKG.E677];&quot; &quot;)" office:value-type="string" office:string-value=" " calcext:value-type="string">
            <text:p><text:s text:c="3"/></text:p>
          </table:table-cell>
          <table:table-cell table:style-name="ce63" table:formula="of:=IF([$SKG.E677]&gt;=0;[$SKG.E677];&quot; &quot;)" office:value-type="float" office:value="0" calcext:value-type="float">
            <text:p><text:s/>- <text:s text:c="2"/></text:p>
          </table:table-cell>
          <table:table-cell table:style-name="ce68" table:formula="of:=[$SKG.K677]" office:value-type="float" office:value="0" calcext:value-type="float">
            <text:p>0</text:p>
          </table:table-cell>
          <table:table-cell table:style-name="ce68" table:formula="of:=[$SKG.B677]" office:value-type="float" office:value="0" calcext:value-type="float">
            <text:p>0</text:p>
          </table:table-cell>
          <table:table-cell table:style-name="ce68" table:formula="of:=[$SKG.H67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84];[$Grootboekschema.$A$1:.$B$109];2;0); &quot;&quot;)">
            <text:p/>
          </table:table-cell>
          <table:table-cell table:style-name="ce53" table:formula="of:=[$SKG.D67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78]&lt;0;-[$SKG.E678];&quot; &quot;)" office:value-type="string" office:string-value=" " calcext:value-type="string">
            <text:p><text:s text:c="3"/></text:p>
          </table:table-cell>
          <table:table-cell table:style-name="ce63" table:formula="of:=IF([$SKG.E678]&gt;=0;[$SKG.E678];&quot; &quot;)" office:value-type="float" office:value="0" calcext:value-type="float">
            <text:p><text:s/>- <text:s text:c="2"/></text:p>
          </table:table-cell>
          <table:table-cell table:style-name="ce68" table:formula="of:=[$SKG.K678]" office:value-type="float" office:value="0" calcext:value-type="float">
            <text:p>0</text:p>
          </table:table-cell>
          <table:table-cell table:style-name="ce68" table:formula="of:=[$SKG.B678]" office:value-type="float" office:value="0" calcext:value-type="float">
            <text:p>0</text:p>
          </table:table-cell>
          <table:table-cell table:style-name="ce68" table:formula="of:=[$SKG.H67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85];[$Grootboekschema.$A$1:.$B$109];2;0); &quot;&quot;)">
            <text:p/>
          </table:table-cell>
          <table:table-cell table:style-name="ce53" table:formula="of:=[$SKG.D67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79]&lt;0;-[$SKG.E679];&quot; &quot;)" office:value-type="string" office:string-value=" " calcext:value-type="string">
            <text:p><text:s text:c="3"/></text:p>
          </table:table-cell>
          <table:table-cell table:style-name="ce63" table:formula="of:=IF([$SKG.E679]&gt;=0;[$SKG.E679];&quot; &quot;)" office:value-type="float" office:value="0" calcext:value-type="float">
            <text:p><text:s/>- <text:s text:c="2"/></text:p>
          </table:table-cell>
          <table:table-cell table:style-name="ce68" table:formula="of:=[$SKG.K679]" office:value-type="float" office:value="0" calcext:value-type="float">
            <text:p>0</text:p>
          </table:table-cell>
          <table:table-cell table:style-name="ce68" table:formula="of:=[$SKG.B679]" office:value-type="float" office:value="0" calcext:value-type="float">
            <text:p>0</text:p>
          </table:table-cell>
          <table:table-cell table:style-name="ce68" table:formula="of:=[$SKG.H67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86];[$Grootboekschema.$A$1:.$B$109];2;0); &quot;&quot;)">
            <text:p/>
          </table:table-cell>
          <table:table-cell table:style-name="ce53" table:formula="of:=[$SKG.D68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80]&lt;0;-[$SKG.E680];&quot; &quot;)" office:value-type="string" office:string-value=" " calcext:value-type="string">
            <text:p><text:s text:c="3"/></text:p>
          </table:table-cell>
          <table:table-cell table:style-name="ce63" table:formula="of:=IF([$SKG.E680]&gt;=0;[$SKG.E680];&quot; &quot;)" office:value-type="float" office:value="0" calcext:value-type="float">
            <text:p><text:s/>- <text:s text:c="2"/></text:p>
          </table:table-cell>
          <table:table-cell table:style-name="ce68" table:formula="of:=[$SKG.K680]" office:value-type="float" office:value="0" calcext:value-type="float">
            <text:p>0</text:p>
          </table:table-cell>
          <table:table-cell table:style-name="ce68" table:formula="of:=[$SKG.B680]" office:value-type="float" office:value="0" calcext:value-type="float">
            <text:p>0</text:p>
          </table:table-cell>
          <table:table-cell table:style-name="ce68" table:formula="of:=[$SKG.H68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87];[$Grootboekschema.$A$1:.$B$109];2;0); &quot;&quot;)">
            <text:p/>
          </table:table-cell>
          <table:table-cell table:style-name="ce53" table:formula="of:=[$SKG.D68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81]&lt;0;-[$SKG.E681];&quot; &quot;)" office:value-type="string" office:string-value=" " calcext:value-type="string">
            <text:p><text:s text:c="3"/></text:p>
          </table:table-cell>
          <table:table-cell table:style-name="ce63" table:formula="of:=IF([$SKG.E681]&gt;=0;[$SKG.E681];&quot; &quot;)" office:value-type="float" office:value="0" calcext:value-type="float">
            <text:p><text:s/>- <text:s text:c="2"/></text:p>
          </table:table-cell>
          <table:table-cell table:style-name="ce68" table:formula="of:=[$SKG.K681]" office:value-type="float" office:value="0" calcext:value-type="float">
            <text:p>0</text:p>
          </table:table-cell>
          <table:table-cell table:style-name="ce68" table:formula="of:=[$SKG.B681]" office:value-type="float" office:value="0" calcext:value-type="float">
            <text:p>0</text:p>
          </table:table-cell>
          <table:table-cell table:style-name="ce68" table:formula="of:=[$SKG.H68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88];[$Grootboekschema.$A$1:.$B$109];2;0); &quot;&quot;)">
            <text:p/>
          </table:table-cell>
          <table:table-cell table:style-name="ce53" table:formula="of:=[$SKG.D68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82]&lt;0;-[$SKG.E682];&quot; &quot;)" office:value-type="string" office:string-value=" " calcext:value-type="string">
            <text:p><text:s text:c="3"/></text:p>
          </table:table-cell>
          <table:table-cell table:style-name="ce63" table:formula="of:=IF([$SKG.E682]&gt;=0;[$SKG.E682];&quot; &quot;)" office:value-type="float" office:value="0" calcext:value-type="float">
            <text:p><text:s/>- <text:s text:c="2"/></text:p>
          </table:table-cell>
          <table:table-cell table:style-name="ce68" table:formula="of:=[$SKG.K682]" office:value-type="float" office:value="0" calcext:value-type="float">
            <text:p>0</text:p>
          </table:table-cell>
          <table:table-cell table:style-name="ce68" table:formula="of:=[$SKG.B682]" office:value-type="float" office:value="0" calcext:value-type="float">
            <text:p>0</text:p>
          </table:table-cell>
          <table:table-cell table:style-name="ce68" table:formula="of:=[$SKG.H68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89];[$Grootboekschema.$A$1:.$B$109];2;0); &quot;&quot;)">
            <text:p/>
          </table:table-cell>
          <table:table-cell table:style-name="ce53" table:formula="of:=[$SKG.D68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83]&lt;0;-[$SKG.E683];&quot; &quot;)" office:value-type="string" office:string-value=" " calcext:value-type="string">
            <text:p><text:s text:c="3"/></text:p>
          </table:table-cell>
          <table:table-cell table:style-name="ce63" table:formula="of:=IF([$SKG.E683]&gt;=0;[$SKG.E683];&quot; &quot;)" office:value-type="float" office:value="0" calcext:value-type="float">
            <text:p><text:s/>- <text:s text:c="2"/></text:p>
          </table:table-cell>
          <table:table-cell table:style-name="ce68" table:formula="of:=[$SKG.K683]" office:value-type="float" office:value="0" calcext:value-type="float">
            <text:p>0</text:p>
          </table:table-cell>
          <table:table-cell table:style-name="ce68" table:formula="of:=[$SKG.B683]" office:value-type="float" office:value="0" calcext:value-type="float">
            <text:p>0</text:p>
          </table:table-cell>
          <table:table-cell table:style-name="ce68" table:formula="of:=[$SKG.H68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90];[$Grootboekschema.$A$1:.$B$109];2;0); &quot;&quot;)">
            <text:p/>
          </table:table-cell>
          <table:table-cell table:style-name="ce53" table:formula="of:=[$SKG.D68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84]&lt;0;-[$SKG.E684];&quot; &quot;)" office:value-type="string" office:string-value=" " calcext:value-type="string">
            <text:p><text:s text:c="3"/></text:p>
          </table:table-cell>
          <table:table-cell table:style-name="ce63" table:formula="of:=IF([$SKG.E684]&gt;=0;[$SKG.E684];&quot; &quot;)" office:value-type="float" office:value="0" calcext:value-type="float">
            <text:p><text:s/>- <text:s text:c="2"/></text:p>
          </table:table-cell>
          <table:table-cell table:style-name="ce68" table:formula="of:=[$SKG.K684]" office:value-type="float" office:value="0" calcext:value-type="float">
            <text:p>0</text:p>
          </table:table-cell>
          <table:table-cell table:style-name="ce68" table:formula="of:=[$SKG.B684]" office:value-type="float" office:value="0" calcext:value-type="float">
            <text:p>0</text:p>
          </table:table-cell>
          <table:table-cell table:style-name="ce68" table:formula="of:=[$SKG.H68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91];[$Grootboekschema.$A$1:.$B$109];2;0); &quot;&quot;)">
            <text:p/>
          </table:table-cell>
          <table:table-cell table:style-name="ce53" table:formula="of:=[$SKG.D68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85]&lt;0;-[$SKG.E685];&quot; &quot;)" office:value-type="string" office:string-value=" " calcext:value-type="string">
            <text:p><text:s text:c="3"/></text:p>
          </table:table-cell>
          <table:table-cell table:style-name="ce63" table:formula="of:=IF([$SKG.E685]&gt;=0;[$SKG.E685];&quot; &quot;)" office:value-type="float" office:value="0" calcext:value-type="float">
            <text:p><text:s/>- <text:s text:c="2"/></text:p>
          </table:table-cell>
          <table:table-cell table:style-name="ce68" table:formula="of:=[$SKG.K685]" office:value-type="float" office:value="0" calcext:value-type="float">
            <text:p>0</text:p>
          </table:table-cell>
          <table:table-cell table:style-name="ce68" table:formula="of:=[$SKG.B685]" office:value-type="float" office:value="0" calcext:value-type="float">
            <text:p>0</text:p>
          </table:table-cell>
          <table:table-cell table:style-name="ce68" table:formula="of:=[$SKG.H68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92];[$Grootboekschema.$A$1:.$B$109];2;0); &quot;&quot;)">
            <text:p/>
          </table:table-cell>
          <table:table-cell table:style-name="ce53" table:formula="of:=[$SKG.D68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86]&lt;0;-[$SKG.E686];&quot; &quot;)" office:value-type="string" office:string-value=" " calcext:value-type="string">
            <text:p><text:s text:c="3"/></text:p>
          </table:table-cell>
          <table:table-cell table:style-name="ce63" table:formula="of:=IF([$SKG.E686]&gt;=0;[$SKG.E686];&quot; &quot;)" office:value-type="float" office:value="0" calcext:value-type="float">
            <text:p><text:s/>- <text:s text:c="2"/></text:p>
          </table:table-cell>
          <table:table-cell table:style-name="ce68" table:formula="of:=[$SKG.K686]" office:value-type="float" office:value="0" calcext:value-type="float">
            <text:p>0</text:p>
          </table:table-cell>
          <table:table-cell table:style-name="ce68" table:formula="of:=[$SKG.B686]" office:value-type="float" office:value="0" calcext:value-type="float">
            <text:p>0</text:p>
          </table:table-cell>
          <table:table-cell table:style-name="ce68" table:formula="of:=[$SKG.H68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93];[$Grootboekschema.$A$1:.$B$109];2;0); &quot;&quot;)">
            <text:p/>
          </table:table-cell>
          <table:table-cell table:style-name="ce53" table:formula="of:=[$SKG.D68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87]&lt;0;-[$SKG.E687];&quot; &quot;)" office:value-type="string" office:string-value=" " calcext:value-type="string">
            <text:p><text:s text:c="3"/></text:p>
          </table:table-cell>
          <table:table-cell table:style-name="ce63" table:formula="of:=IF([$SKG.E687]&gt;=0;[$SKG.E687];&quot; &quot;)" office:value-type="float" office:value="0" calcext:value-type="float">
            <text:p><text:s/>- <text:s text:c="2"/></text:p>
          </table:table-cell>
          <table:table-cell table:style-name="ce68" table:formula="of:=[$SKG.K687]" office:value-type="float" office:value="0" calcext:value-type="float">
            <text:p>0</text:p>
          </table:table-cell>
          <table:table-cell table:style-name="ce68" table:formula="of:=[$SKG.B687]" office:value-type="float" office:value="0" calcext:value-type="float">
            <text:p>0</text:p>
          </table:table-cell>
          <table:table-cell table:style-name="ce68" table:formula="of:=[$SKG.H68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94];[$Grootboekschema.$A$1:.$B$109];2;0); &quot;&quot;)">
            <text:p/>
          </table:table-cell>
          <table:table-cell table:style-name="ce53" table:formula="of:=[$SKG.D68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88]&lt;0;-[$SKG.E688];&quot; &quot;)" office:value-type="string" office:string-value=" " calcext:value-type="string">
            <text:p><text:s text:c="3"/></text:p>
          </table:table-cell>
          <table:table-cell table:style-name="ce63" table:formula="of:=IF([$SKG.E688]&gt;=0;[$SKG.E688];&quot; &quot;)" office:value-type="float" office:value="0" calcext:value-type="float">
            <text:p><text:s/>- <text:s text:c="2"/></text:p>
          </table:table-cell>
          <table:table-cell table:style-name="ce68" table:formula="of:=[$SKG.K688]" office:value-type="float" office:value="0" calcext:value-type="float">
            <text:p>0</text:p>
          </table:table-cell>
          <table:table-cell table:style-name="ce68" table:formula="of:=[$SKG.B688]" office:value-type="float" office:value="0" calcext:value-type="float">
            <text:p>0</text:p>
          </table:table-cell>
          <table:table-cell table:style-name="ce68" table:formula="of:=[$SKG.H68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95];[$Grootboekschema.$A$1:.$B$109];2;0); &quot;&quot;)">
            <text:p/>
          </table:table-cell>
          <table:table-cell table:style-name="ce53" table:formula="of:=[$SKG.D68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89]&lt;0;-[$SKG.E689];&quot; &quot;)" office:value-type="string" office:string-value=" " calcext:value-type="string">
            <text:p><text:s text:c="3"/></text:p>
          </table:table-cell>
          <table:table-cell table:style-name="ce63" table:formula="of:=IF([$SKG.E689]&gt;=0;[$SKG.E689];&quot; &quot;)" office:value-type="float" office:value="0" calcext:value-type="float">
            <text:p><text:s/>- <text:s text:c="2"/></text:p>
          </table:table-cell>
          <table:table-cell table:style-name="ce68" table:formula="of:=[$SKG.K689]" office:value-type="float" office:value="0" calcext:value-type="float">
            <text:p>0</text:p>
          </table:table-cell>
          <table:table-cell table:style-name="ce68" table:formula="of:=[$SKG.B689]" office:value-type="float" office:value="0" calcext:value-type="float">
            <text:p>0</text:p>
          </table:table-cell>
          <table:table-cell table:style-name="ce68" table:formula="of:=[$SKG.H68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96];[$Grootboekschema.$A$1:.$B$109];2;0); &quot;&quot;)">
            <text:p/>
          </table:table-cell>
          <table:table-cell table:style-name="ce53" table:formula="of:=[$SKG.D69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90]&lt;0;-[$SKG.E690];&quot; &quot;)" office:value-type="string" office:string-value=" " calcext:value-type="string">
            <text:p><text:s text:c="3"/></text:p>
          </table:table-cell>
          <table:table-cell table:style-name="ce63" table:formula="of:=IF([$SKG.E690]&gt;=0;[$SKG.E690];&quot; &quot;)" office:value-type="float" office:value="0" calcext:value-type="float">
            <text:p><text:s/>- <text:s text:c="2"/></text:p>
          </table:table-cell>
          <table:table-cell table:style-name="ce68" table:formula="of:=[$SKG.K690]" office:value-type="float" office:value="0" calcext:value-type="float">
            <text:p>0</text:p>
          </table:table-cell>
          <table:table-cell table:style-name="ce68" table:formula="of:=[$SKG.B690]" office:value-type="float" office:value="0" calcext:value-type="float">
            <text:p>0</text:p>
          </table:table-cell>
          <table:table-cell table:style-name="ce68" table:formula="of:=[$SKG.H69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97];[$Grootboekschema.$A$1:.$B$109];2;0); &quot;&quot;)">
            <text:p/>
          </table:table-cell>
          <table:table-cell table:style-name="ce53" table:formula="of:=[$SKG.D69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91]&lt;0;-[$SKG.E691];&quot; &quot;)" office:value-type="string" office:string-value=" " calcext:value-type="string">
            <text:p><text:s text:c="3"/></text:p>
          </table:table-cell>
          <table:table-cell table:style-name="ce63" table:formula="of:=IF([$SKG.E691]&gt;=0;[$SKG.E691];&quot; &quot;)" office:value-type="float" office:value="0" calcext:value-type="float">
            <text:p><text:s/>- <text:s text:c="2"/></text:p>
          </table:table-cell>
          <table:table-cell table:style-name="ce68" table:formula="of:=[$SKG.K691]" office:value-type="float" office:value="0" calcext:value-type="float">
            <text:p>0</text:p>
          </table:table-cell>
          <table:table-cell table:style-name="ce68" table:formula="of:=[$SKG.B691]" office:value-type="float" office:value="0" calcext:value-type="float">
            <text:p>0</text:p>
          </table:table-cell>
          <table:table-cell table:style-name="ce68" table:formula="of:=[$SKG.H69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98];[$Grootboekschema.$A$1:.$B$109];2;0); &quot;&quot;)">
            <text:p/>
          </table:table-cell>
          <table:table-cell table:style-name="ce53" table:formula="of:=[$SKG.D69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92]&lt;0;-[$SKG.E692];&quot; &quot;)" office:value-type="string" office:string-value=" " calcext:value-type="string">
            <text:p><text:s text:c="3"/></text:p>
          </table:table-cell>
          <table:table-cell table:style-name="ce63" table:formula="of:=IF([$SKG.E692]&gt;=0;[$SKG.E692];&quot; &quot;)" office:value-type="float" office:value="0" calcext:value-type="float">
            <text:p><text:s/>- <text:s text:c="2"/></text:p>
          </table:table-cell>
          <table:table-cell table:style-name="ce68" table:formula="of:=[$SKG.K692]" office:value-type="float" office:value="0" calcext:value-type="float">
            <text:p>0</text:p>
          </table:table-cell>
          <table:table-cell table:style-name="ce68" table:formula="of:=[$SKG.B692]" office:value-type="float" office:value="0" calcext:value-type="float">
            <text:p>0</text:p>
          </table:table-cell>
          <table:table-cell table:style-name="ce68" table:formula="of:=[$SKG.H69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799];[$Grootboekschema.$A$1:.$B$109];2;0); &quot;&quot;)">
            <text:p/>
          </table:table-cell>
          <table:table-cell table:style-name="ce53" table:formula="of:=[$SKG.D69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93]&lt;0;-[$SKG.E693];&quot; &quot;)" office:value-type="string" office:string-value=" " calcext:value-type="string">
            <text:p><text:s text:c="3"/></text:p>
          </table:table-cell>
          <table:table-cell table:style-name="ce63" table:formula="of:=IF([$SKG.E693]&gt;=0;[$SKG.E693];&quot; &quot;)" office:value-type="float" office:value="0" calcext:value-type="float">
            <text:p><text:s/>- <text:s text:c="2"/></text:p>
          </table:table-cell>
          <table:table-cell table:style-name="ce68" table:formula="of:=[$SKG.K693]" office:value-type="float" office:value="0" calcext:value-type="float">
            <text:p>0</text:p>
          </table:table-cell>
          <table:table-cell table:style-name="ce68" table:formula="of:=[$SKG.B693]" office:value-type="float" office:value="0" calcext:value-type="float">
            <text:p>0</text:p>
          </table:table-cell>
          <table:table-cell table:style-name="ce68" table:formula="of:=[$SKG.H69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00];[$Grootboekschema.$A$1:.$B$109];2;0); &quot;&quot;)">
            <text:p/>
          </table:table-cell>
          <table:table-cell table:style-name="ce53" table:formula="of:=[$SKG.D69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94]&lt;0;-[$SKG.E694];&quot; &quot;)" office:value-type="string" office:string-value=" " calcext:value-type="string">
            <text:p><text:s text:c="3"/></text:p>
          </table:table-cell>
          <table:table-cell table:style-name="ce63" table:formula="of:=IF([$SKG.E694]&gt;=0;[$SKG.E694];&quot; &quot;)" office:value-type="float" office:value="0" calcext:value-type="float">
            <text:p><text:s/>- <text:s text:c="2"/></text:p>
          </table:table-cell>
          <table:table-cell table:style-name="ce68" table:formula="of:=[$SKG.K694]" office:value-type="float" office:value="0" calcext:value-type="float">
            <text:p>0</text:p>
          </table:table-cell>
          <table:table-cell table:style-name="ce68" table:formula="of:=[$SKG.B694]" office:value-type="float" office:value="0" calcext:value-type="float">
            <text:p>0</text:p>
          </table:table-cell>
          <table:table-cell table:style-name="ce68" table:formula="of:=[$SKG.H69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01];[$Grootboekschema.$A$1:.$B$109];2;0); &quot;&quot;)">
            <text:p/>
          </table:table-cell>
          <table:table-cell table:style-name="ce53" table:formula="of:=[$SKG.D69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95]&lt;0;-[$SKG.E695];&quot; &quot;)" office:value-type="string" office:string-value=" " calcext:value-type="string">
            <text:p><text:s text:c="3"/></text:p>
          </table:table-cell>
          <table:table-cell table:style-name="ce63" table:formula="of:=IF([$SKG.E695]&gt;=0;[$SKG.E695];&quot; &quot;)" office:value-type="float" office:value="0" calcext:value-type="float">
            <text:p><text:s/>- <text:s text:c="2"/></text:p>
          </table:table-cell>
          <table:table-cell table:style-name="ce68" table:formula="of:=[$SKG.K695]" office:value-type="float" office:value="0" calcext:value-type="float">
            <text:p>0</text:p>
          </table:table-cell>
          <table:table-cell table:style-name="ce68" table:formula="of:=[$SKG.B695]" office:value-type="float" office:value="0" calcext:value-type="float">
            <text:p>0</text:p>
          </table:table-cell>
          <table:table-cell table:style-name="ce68" table:formula="of:=[$SKG.H69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02];[$Grootboekschema.$A$1:.$B$109];2;0); &quot;&quot;)">
            <text:p/>
          </table:table-cell>
          <table:table-cell table:style-name="ce53" table:formula="of:=[$SKG.D69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96]&lt;0;-[$SKG.E696];&quot; &quot;)" office:value-type="string" office:string-value=" " calcext:value-type="string">
            <text:p><text:s text:c="3"/></text:p>
          </table:table-cell>
          <table:table-cell table:style-name="ce63" table:formula="of:=IF([$SKG.E696]&gt;=0;[$SKG.E696];&quot; &quot;)" office:value-type="float" office:value="0" calcext:value-type="float">
            <text:p><text:s/>- <text:s text:c="2"/></text:p>
          </table:table-cell>
          <table:table-cell table:style-name="ce68" table:formula="of:=[$SKG.K696]" office:value-type="float" office:value="0" calcext:value-type="float">
            <text:p>0</text:p>
          </table:table-cell>
          <table:table-cell table:style-name="ce68" table:formula="of:=[$SKG.B696]" office:value-type="float" office:value="0" calcext:value-type="float">
            <text:p>0</text:p>
          </table:table-cell>
          <table:table-cell table:style-name="ce68" table:formula="of:=[$SKG.H69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03];[$Grootboekschema.$A$1:.$B$109];2;0); &quot;&quot;)">
            <text:p/>
          </table:table-cell>
          <table:table-cell table:style-name="ce53" table:formula="of:=[$SKG.D69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97]&lt;0;-[$SKG.E697];&quot; &quot;)" office:value-type="string" office:string-value=" " calcext:value-type="string">
            <text:p><text:s text:c="3"/></text:p>
          </table:table-cell>
          <table:table-cell table:style-name="ce63" table:formula="of:=IF([$SKG.E697]&gt;=0;[$SKG.E697];&quot; &quot;)" office:value-type="float" office:value="0" calcext:value-type="float">
            <text:p><text:s/>- <text:s text:c="2"/></text:p>
          </table:table-cell>
          <table:table-cell table:style-name="ce68" table:formula="of:=[$SKG.K697]" office:value-type="float" office:value="0" calcext:value-type="float">
            <text:p>0</text:p>
          </table:table-cell>
          <table:table-cell table:style-name="ce68" table:formula="of:=[$SKG.B697]" office:value-type="float" office:value="0" calcext:value-type="float">
            <text:p>0</text:p>
          </table:table-cell>
          <table:table-cell table:style-name="ce68" table:formula="of:=[$SKG.H69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04];[$Grootboekschema.$A$1:.$B$109];2;0); &quot;&quot;)">
            <text:p/>
          </table:table-cell>
          <table:table-cell table:style-name="ce53" table:formula="of:=[$SKG.D69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98]&lt;0;-[$SKG.E698];&quot; &quot;)" office:value-type="string" office:string-value=" " calcext:value-type="string">
            <text:p><text:s text:c="3"/></text:p>
          </table:table-cell>
          <table:table-cell table:style-name="ce63" table:formula="of:=IF([$SKG.E698]&gt;=0;[$SKG.E698];&quot; &quot;)" office:value-type="float" office:value="0" calcext:value-type="float">
            <text:p><text:s/>- <text:s text:c="2"/></text:p>
          </table:table-cell>
          <table:table-cell table:style-name="ce68" table:formula="of:=[$SKG.K698]" office:value-type="float" office:value="0" calcext:value-type="float">
            <text:p>0</text:p>
          </table:table-cell>
          <table:table-cell table:style-name="ce68" table:formula="of:=[$SKG.B698]" office:value-type="float" office:value="0" calcext:value-type="float">
            <text:p>0</text:p>
          </table:table-cell>
          <table:table-cell table:style-name="ce68" table:formula="of:=[$SKG.H69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05];[$Grootboekschema.$A$1:.$B$109];2;0); &quot;&quot;)">
            <text:p/>
          </table:table-cell>
          <table:table-cell table:style-name="ce53" table:formula="of:=[$SKG.D69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699]&lt;0;-[$SKG.E699];&quot; &quot;)" office:value-type="string" office:string-value=" " calcext:value-type="string">
            <text:p><text:s text:c="3"/></text:p>
          </table:table-cell>
          <table:table-cell table:style-name="ce63" table:formula="of:=IF([$SKG.E699]&gt;=0;[$SKG.E699];&quot; &quot;)" office:value-type="float" office:value="0" calcext:value-type="float">
            <text:p><text:s/>- <text:s text:c="2"/></text:p>
          </table:table-cell>
          <table:table-cell table:style-name="ce68" table:formula="of:=[$SKG.K699]" office:value-type="float" office:value="0" calcext:value-type="float">
            <text:p>0</text:p>
          </table:table-cell>
          <table:table-cell table:style-name="ce68" table:formula="of:=[$SKG.B699]" office:value-type="float" office:value="0" calcext:value-type="float">
            <text:p>0</text:p>
          </table:table-cell>
          <table:table-cell table:style-name="ce68" table:formula="of:=[$SKG.H69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06];[$Grootboekschema.$A$1:.$B$109];2;0); &quot;&quot;)">
            <text:p/>
          </table:table-cell>
          <table:table-cell table:style-name="ce53" table:formula="of:=[$SKG.D70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00]&lt;0;-[$SKG.E700];&quot; &quot;)" office:value-type="string" office:string-value=" " calcext:value-type="string">
            <text:p><text:s text:c="3"/></text:p>
          </table:table-cell>
          <table:table-cell table:style-name="ce63" table:formula="of:=IF([$SKG.E700]&gt;=0;[$SKG.E700];&quot; &quot;)" office:value-type="float" office:value="0" calcext:value-type="float">
            <text:p><text:s/>- <text:s text:c="2"/></text:p>
          </table:table-cell>
          <table:table-cell table:style-name="ce68" table:formula="of:=[$SKG.K700]" office:value-type="float" office:value="0" calcext:value-type="float">
            <text:p>0</text:p>
          </table:table-cell>
          <table:table-cell table:style-name="ce68" table:formula="of:=[$SKG.B700]" office:value-type="float" office:value="0" calcext:value-type="float">
            <text:p>0</text:p>
          </table:table-cell>
          <table:table-cell table:style-name="ce68" table:formula="of:=[$SKG.H70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07];[$Grootboekschema.$A$1:.$B$109];2;0); &quot;&quot;)">
            <text:p/>
          </table:table-cell>
          <table:table-cell table:style-name="ce53" table:formula="of:=[$SKG.D70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01]&lt;0;-[$SKG.E701];&quot; &quot;)" office:value-type="string" office:string-value=" " calcext:value-type="string">
            <text:p><text:s text:c="3"/></text:p>
          </table:table-cell>
          <table:table-cell table:style-name="ce63" table:formula="of:=IF([$SKG.E701]&gt;=0;[$SKG.E701];&quot; &quot;)" office:value-type="float" office:value="0" calcext:value-type="float">
            <text:p><text:s/>- <text:s text:c="2"/></text:p>
          </table:table-cell>
          <table:table-cell table:style-name="ce68" table:formula="of:=[$SKG.K701]" office:value-type="float" office:value="0" calcext:value-type="float">
            <text:p>0</text:p>
          </table:table-cell>
          <table:table-cell table:style-name="ce68" table:formula="of:=[$SKG.B701]" office:value-type="float" office:value="0" calcext:value-type="float">
            <text:p>0</text:p>
          </table:table-cell>
          <table:table-cell table:style-name="ce68" table:formula="of:=[$SKG.H70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08];[$Grootboekschema.$A$1:.$B$109];2;0); &quot;&quot;)">
            <text:p/>
          </table:table-cell>
          <table:table-cell table:style-name="ce53" table:formula="of:=[$SKG.D70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02]&lt;0;-[$SKG.E702];&quot; &quot;)" office:value-type="string" office:string-value=" " calcext:value-type="string">
            <text:p><text:s text:c="3"/></text:p>
          </table:table-cell>
          <table:table-cell table:style-name="ce63" table:formula="of:=IF([$SKG.E702]&gt;=0;[$SKG.E702];&quot; &quot;)" office:value-type="float" office:value="0" calcext:value-type="float">
            <text:p><text:s/>- <text:s text:c="2"/></text:p>
          </table:table-cell>
          <table:table-cell table:style-name="ce68" table:formula="of:=[$SKG.K702]" office:value-type="float" office:value="0" calcext:value-type="float">
            <text:p>0</text:p>
          </table:table-cell>
          <table:table-cell table:style-name="ce68" table:formula="of:=[$SKG.B702]" office:value-type="float" office:value="0" calcext:value-type="float">
            <text:p>0</text:p>
          </table:table-cell>
          <table:table-cell table:style-name="ce68" table:formula="of:=[$SKG.H70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09];[$Grootboekschema.$A$1:.$B$109];2;0); &quot;&quot;)">
            <text:p/>
          </table:table-cell>
          <table:table-cell table:style-name="ce53" table:formula="of:=[$SKG.D70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03]&lt;0;-[$SKG.E703];&quot; &quot;)" office:value-type="string" office:string-value=" " calcext:value-type="string">
            <text:p><text:s text:c="3"/></text:p>
          </table:table-cell>
          <table:table-cell table:style-name="ce63" table:formula="of:=IF([$SKG.E703]&gt;=0;[$SKG.E703];&quot; &quot;)" office:value-type="float" office:value="0" calcext:value-type="float">
            <text:p><text:s/>- <text:s text:c="2"/></text:p>
          </table:table-cell>
          <table:table-cell table:style-name="ce68" table:formula="of:=[$SKG.K703]" office:value-type="float" office:value="0" calcext:value-type="float">
            <text:p>0</text:p>
          </table:table-cell>
          <table:table-cell table:style-name="ce68" table:formula="of:=[$SKG.B703]" office:value-type="float" office:value="0" calcext:value-type="float">
            <text:p>0</text:p>
          </table:table-cell>
          <table:table-cell table:style-name="ce68" table:formula="of:=[$SKG.H70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10];[$Grootboekschema.$A$1:.$B$109];2;0); &quot;&quot;)">
            <text:p/>
          </table:table-cell>
          <table:table-cell table:style-name="ce53" table:formula="of:=[$SKG.D70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04]&lt;0;-[$SKG.E704];&quot; &quot;)" office:value-type="string" office:string-value=" " calcext:value-type="string">
            <text:p><text:s text:c="3"/></text:p>
          </table:table-cell>
          <table:table-cell table:style-name="ce63" table:formula="of:=IF([$SKG.E704]&gt;=0;[$SKG.E704];&quot; &quot;)" office:value-type="float" office:value="0" calcext:value-type="float">
            <text:p><text:s/>- <text:s text:c="2"/></text:p>
          </table:table-cell>
          <table:table-cell table:style-name="ce68" table:formula="of:=[$SKG.K704]" office:value-type="float" office:value="0" calcext:value-type="float">
            <text:p>0</text:p>
          </table:table-cell>
          <table:table-cell table:style-name="ce68" table:formula="of:=[$SKG.B704]" office:value-type="float" office:value="0" calcext:value-type="float">
            <text:p>0</text:p>
          </table:table-cell>
          <table:table-cell table:style-name="ce68" table:formula="of:=[$SKG.H70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11];[$Grootboekschema.$A$1:.$B$109];2;0); &quot;&quot;)">
            <text:p/>
          </table:table-cell>
          <table:table-cell table:style-name="ce53" table:formula="of:=[$SKG.D70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05]&lt;0;-[$SKG.E705];&quot; &quot;)" office:value-type="string" office:string-value=" " calcext:value-type="string">
            <text:p><text:s text:c="3"/></text:p>
          </table:table-cell>
          <table:table-cell table:style-name="ce63" table:formula="of:=IF([$SKG.E705]&gt;=0;[$SKG.E705];&quot; &quot;)" office:value-type="float" office:value="0" calcext:value-type="float">
            <text:p><text:s/>- <text:s text:c="2"/></text:p>
          </table:table-cell>
          <table:table-cell table:style-name="ce68" table:formula="of:=[$SKG.K705]" office:value-type="float" office:value="0" calcext:value-type="float">
            <text:p>0</text:p>
          </table:table-cell>
          <table:table-cell table:style-name="ce68" table:formula="of:=[$SKG.B705]" office:value-type="float" office:value="0" calcext:value-type="float">
            <text:p>0</text:p>
          </table:table-cell>
          <table:table-cell table:style-name="ce68" table:formula="of:=[$SKG.H70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12];[$Grootboekschema.$A$1:.$B$109];2;0); &quot;&quot;)">
            <text:p/>
          </table:table-cell>
          <table:table-cell table:style-name="ce53" table:formula="of:=[$SKG.D70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06]&lt;0;-[$SKG.E706];&quot; &quot;)" office:value-type="string" office:string-value=" " calcext:value-type="string">
            <text:p><text:s text:c="3"/></text:p>
          </table:table-cell>
          <table:table-cell table:style-name="ce63" table:formula="of:=IF([$SKG.E706]&gt;=0;[$SKG.E706];&quot; &quot;)" office:value-type="float" office:value="0" calcext:value-type="float">
            <text:p><text:s/>- <text:s text:c="2"/></text:p>
          </table:table-cell>
          <table:table-cell table:style-name="ce68" table:formula="of:=[$SKG.K706]" office:value-type="float" office:value="0" calcext:value-type="float">
            <text:p>0</text:p>
          </table:table-cell>
          <table:table-cell table:style-name="ce68" table:formula="of:=[$SKG.B706]" office:value-type="float" office:value="0" calcext:value-type="float">
            <text:p>0</text:p>
          </table:table-cell>
          <table:table-cell table:style-name="ce68" table:formula="of:=[$SKG.H70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13];[$Grootboekschema.$A$1:.$B$109];2;0); &quot;&quot;)">
            <text:p/>
          </table:table-cell>
          <table:table-cell table:style-name="ce53" table:formula="of:=[$SKG.D70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07]&lt;0;-[$SKG.E707];&quot; &quot;)" office:value-type="string" office:string-value=" " calcext:value-type="string">
            <text:p><text:s text:c="3"/></text:p>
          </table:table-cell>
          <table:table-cell table:style-name="ce63" table:formula="of:=IF([$SKG.E707]&gt;=0;[$SKG.E707];&quot; &quot;)" office:value-type="float" office:value="0" calcext:value-type="float">
            <text:p><text:s/>- <text:s text:c="2"/></text:p>
          </table:table-cell>
          <table:table-cell table:style-name="ce68" table:formula="of:=[$SKG.K707]" office:value-type="float" office:value="0" calcext:value-type="float">
            <text:p>0</text:p>
          </table:table-cell>
          <table:table-cell table:style-name="ce68" table:formula="of:=[$SKG.B707]" office:value-type="float" office:value="0" calcext:value-type="float">
            <text:p>0</text:p>
          </table:table-cell>
          <table:table-cell table:style-name="ce68" table:formula="of:=[$SKG.H70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14];[$Grootboekschema.$A$1:.$B$109];2;0); &quot;&quot;)">
            <text:p/>
          </table:table-cell>
          <table:table-cell table:style-name="ce53" table:formula="of:=[$SKG.D70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08]&lt;0;-[$SKG.E708];&quot; &quot;)" office:value-type="string" office:string-value=" " calcext:value-type="string">
            <text:p><text:s text:c="3"/></text:p>
          </table:table-cell>
          <table:table-cell table:style-name="ce63" table:formula="of:=IF([$SKG.E708]&gt;=0;[$SKG.E708];&quot; &quot;)" office:value-type="float" office:value="0" calcext:value-type="float">
            <text:p><text:s/>- <text:s text:c="2"/></text:p>
          </table:table-cell>
          <table:table-cell table:style-name="ce68" table:formula="of:=[$SKG.K708]" office:value-type="float" office:value="0" calcext:value-type="float">
            <text:p>0</text:p>
          </table:table-cell>
          <table:table-cell table:style-name="ce68" table:formula="of:=[$SKG.B708]" office:value-type="float" office:value="0" calcext:value-type="float">
            <text:p>0</text:p>
          </table:table-cell>
          <table:table-cell table:style-name="ce68" table:formula="of:=[$SKG.H70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15];[$Grootboekschema.$A$1:.$B$109];2;0); &quot;&quot;)">
            <text:p/>
          </table:table-cell>
          <table:table-cell table:style-name="ce53" table:formula="of:=[$SKG.D70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09]&lt;0;-[$SKG.E709];&quot; &quot;)" office:value-type="string" office:string-value=" " calcext:value-type="string">
            <text:p><text:s text:c="3"/></text:p>
          </table:table-cell>
          <table:table-cell table:style-name="ce63" table:formula="of:=IF([$SKG.E709]&gt;=0;[$SKG.E709];&quot; &quot;)" office:value-type="float" office:value="0" calcext:value-type="float">
            <text:p><text:s/>- <text:s text:c="2"/></text:p>
          </table:table-cell>
          <table:table-cell table:style-name="ce68" table:formula="of:=[$SKG.K709]" office:value-type="float" office:value="0" calcext:value-type="float">
            <text:p>0</text:p>
          </table:table-cell>
          <table:table-cell table:style-name="ce68" table:formula="of:=[$SKG.B709]" office:value-type="float" office:value="0" calcext:value-type="float">
            <text:p>0</text:p>
          </table:table-cell>
          <table:table-cell table:style-name="ce68" table:formula="of:=[$SKG.H70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16];[$Grootboekschema.$A$1:.$B$109];2;0); &quot;&quot;)">
            <text:p/>
          </table:table-cell>
          <table:table-cell table:style-name="ce53" table:formula="of:=[$SKG.D71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10]&lt;0;-[$SKG.E710];&quot; &quot;)" office:value-type="string" office:string-value=" " calcext:value-type="string">
            <text:p><text:s text:c="3"/></text:p>
          </table:table-cell>
          <table:table-cell table:style-name="ce63" table:formula="of:=IF([$SKG.E710]&gt;=0;[$SKG.E710];&quot; &quot;)" office:value-type="float" office:value="0" calcext:value-type="float">
            <text:p><text:s/>- <text:s text:c="2"/></text:p>
          </table:table-cell>
          <table:table-cell table:style-name="ce68" table:formula="of:=[$SKG.K710]" office:value-type="float" office:value="0" calcext:value-type="float">
            <text:p>0</text:p>
          </table:table-cell>
          <table:table-cell table:style-name="ce68" table:formula="of:=[$SKG.B710]" office:value-type="float" office:value="0" calcext:value-type="float">
            <text:p>0</text:p>
          </table:table-cell>
          <table:table-cell table:style-name="ce68" table:formula="of:=[$SKG.H71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17];[$Grootboekschema.$A$1:.$B$109];2;0); &quot;&quot;)">
            <text:p/>
          </table:table-cell>
          <table:table-cell table:style-name="ce53" table:formula="of:=[$SKG.D71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11]&lt;0;-[$SKG.E711];&quot; &quot;)" office:value-type="string" office:string-value=" " calcext:value-type="string">
            <text:p><text:s text:c="3"/></text:p>
          </table:table-cell>
          <table:table-cell table:style-name="ce63" table:formula="of:=IF([$SKG.E711]&gt;=0;[$SKG.E711];&quot; &quot;)" office:value-type="float" office:value="0" calcext:value-type="float">
            <text:p><text:s/>- <text:s text:c="2"/></text:p>
          </table:table-cell>
          <table:table-cell table:style-name="ce68" table:formula="of:=[$SKG.K711]" office:value-type="float" office:value="0" calcext:value-type="float">
            <text:p>0</text:p>
          </table:table-cell>
          <table:table-cell table:style-name="ce68" table:formula="of:=[$SKG.B711]" office:value-type="float" office:value="0" calcext:value-type="float">
            <text:p>0</text:p>
          </table:table-cell>
          <table:table-cell table:style-name="ce68" table:formula="of:=[$SKG.H71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18];[$Grootboekschema.$A$1:.$B$109];2;0); &quot;&quot;)">
            <text:p/>
          </table:table-cell>
          <table:table-cell table:style-name="ce53" table:formula="of:=[$SKG.D71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12]&lt;0;-[$SKG.E712];&quot; &quot;)" office:value-type="string" office:string-value=" " calcext:value-type="string">
            <text:p><text:s text:c="3"/></text:p>
          </table:table-cell>
          <table:table-cell table:style-name="ce63" table:formula="of:=IF([$SKG.E712]&gt;=0;[$SKG.E712];&quot; &quot;)" office:value-type="float" office:value="0" calcext:value-type="float">
            <text:p><text:s/>- <text:s text:c="2"/></text:p>
          </table:table-cell>
          <table:table-cell table:style-name="ce68" table:formula="of:=[$SKG.K712]" office:value-type="float" office:value="0" calcext:value-type="float">
            <text:p>0</text:p>
          </table:table-cell>
          <table:table-cell table:style-name="ce68" table:formula="of:=[$SKG.B712]" office:value-type="float" office:value="0" calcext:value-type="float">
            <text:p>0</text:p>
          </table:table-cell>
          <table:table-cell table:style-name="ce68" table:formula="of:=[$SKG.H71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19];[$Grootboekschema.$A$1:.$B$109];2;0); &quot;&quot;)">
            <text:p/>
          </table:table-cell>
          <table:table-cell table:style-name="ce53" table:formula="of:=[$SKG.D71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13]&lt;0;-[$SKG.E713];&quot; &quot;)" office:value-type="string" office:string-value=" " calcext:value-type="string">
            <text:p><text:s text:c="3"/></text:p>
          </table:table-cell>
          <table:table-cell table:style-name="ce63" table:formula="of:=IF([$SKG.E713]&gt;=0;[$SKG.E713];&quot; &quot;)" office:value-type="float" office:value="0" calcext:value-type="float">
            <text:p><text:s/>- <text:s text:c="2"/></text:p>
          </table:table-cell>
          <table:table-cell table:style-name="ce68" table:formula="of:=[$SKG.K713]" office:value-type="float" office:value="0" calcext:value-type="float">
            <text:p>0</text:p>
          </table:table-cell>
          <table:table-cell table:style-name="ce68" table:formula="of:=[$SKG.B713]" office:value-type="float" office:value="0" calcext:value-type="float">
            <text:p>0</text:p>
          </table:table-cell>
          <table:table-cell table:style-name="ce68" table:formula="of:=[$SKG.H71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20];[$Grootboekschema.$A$1:.$B$109];2;0); &quot;&quot;)">
            <text:p/>
          </table:table-cell>
          <table:table-cell table:style-name="ce53" table:formula="of:=[$SKG.D71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14]&lt;0;-[$SKG.E714];&quot; &quot;)" office:value-type="string" office:string-value=" " calcext:value-type="string">
            <text:p><text:s text:c="3"/></text:p>
          </table:table-cell>
          <table:table-cell table:style-name="ce63" table:formula="of:=IF([$SKG.E714]&gt;=0;[$SKG.E714];&quot; &quot;)" office:value-type="float" office:value="0" calcext:value-type="float">
            <text:p><text:s/>- <text:s text:c="2"/></text:p>
          </table:table-cell>
          <table:table-cell table:style-name="ce68" table:formula="of:=[$SKG.K714]" office:value-type="float" office:value="0" calcext:value-type="float">
            <text:p>0</text:p>
          </table:table-cell>
          <table:table-cell table:style-name="ce68" table:formula="of:=[$SKG.B714]" office:value-type="float" office:value="0" calcext:value-type="float">
            <text:p>0</text:p>
          </table:table-cell>
          <table:table-cell table:style-name="ce68" table:formula="of:=[$SKG.H71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21];[$Grootboekschema.$A$1:.$B$109];2;0); &quot;&quot;)">
            <text:p/>
          </table:table-cell>
          <table:table-cell table:style-name="ce53" table:formula="of:=[$SKG.D71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15]&lt;0;-[$SKG.E715];&quot; &quot;)" office:value-type="string" office:string-value=" " calcext:value-type="string">
            <text:p><text:s text:c="3"/></text:p>
          </table:table-cell>
          <table:table-cell table:style-name="ce63" table:formula="of:=IF([$SKG.E715]&gt;=0;[$SKG.E715];&quot; &quot;)" office:value-type="float" office:value="0" calcext:value-type="float">
            <text:p><text:s/>- <text:s text:c="2"/></text:p>
          </table:table-cell>
          <table:table-cell table:style-name="ce68" table:formula="of:=[$SKG.K715]" office:value-type="float" office:value="0" calcext:value-type="float">
            <text:p>0</text:p>
          </table:table-cell>
          <table:table-cell table:style-name="ce68" table:formula="of:=[$SKG.B715]" office:value-type="float" office:value="0" calcext:value-type="float">
            <text:p>0</text:p>
          </table:table-cell>
          <table:table-cell table:style-name="ce68" table:formula="of:=[$SKG.H71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22];[$Grootboekschema.$A$1:.$B$109];2;0); &quot;&quot;)">
            <text:p/>
          </table:table-cell>
          <table:table-cell table:style-name="ce53" table:formula="of:=[$SKG.D71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16]&lt;0;-[$SKG.E716];&quot; &quot;)" office:value-type="string" office:string-value=" " calcext:value-type="string">
            <text:p><text:s text:c="3"/></text:p>
          </table:table-cell>
          <table:table-cell table:style-name="ce63" table:formula="of:=IF([$SKG.E716]&gt;=0;[$SKG.E716];&quot; &quot;)" office:value-type="float" office:value="0" calcext:value-type="float">
            <text:p><text:s/>- <text:s text:c="2"/></text:p>
          </table:table-cell>
          <table:table-cell table:style-name="ce68" table:formula="of:=[$SKG.K716]" office:value-type="float" office:value="0" calcext:value-type="float">
            <text:p>0</text:p>
          </table:table-cell>
          <table:table-cell table:style-name="ce68" table:formula="of:=[$SKG.B716]" office:value-type="float" office:value="0" calcext:value-type="float">
            <text:p>0</text:p>
          </table:table-cell>
          <table:table-cell table:style-name="ce68" table:formula="of:=[$SKG.H71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23];[$Grootboekschema.$A$1:.$B$109];2;0); &quot;&quot;)">
            <text:p/>
          </table:table-cell>
          <table:table-cell table:style-name="ce53" table:formula="of:=[$SKG.D71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17]&lt;0;-[$SKG.E717];&quot; &quot;)" office:value-type="string" office:string-value=" " calcext:value-type="string">
            <text:p><text:s text:c="3"/></text:p>
          </table:table-cell>
          <table:table-cell table:style-name="ce63" table:formula="of:=IF([$SKG.E717]&gt;=0;[$SKG.E717];&quot; &quot;)" office:value-type="float" office:value="0" calcext:value-type="float">
            <text:p><text:s/>- <text:s text:c="2"/></text:p>
          </table:table-cell>
          <table:table-cell table:style-name="ce68" table:formula="of:=[$SKG.K717]" office:value-type="float" office:value="0" calcext:value-type="float">
            <text:p>0</text:p>
          </table:table-cell>
          <table:table-cell table:style-name="ce68" table:formula="of:=[$SKG.B717]" office:value-type="float" office:value="0" calcext:value-type="float">
            <text:p>0</text:p>
          </table:table-cell>
          <table:table-cell table:style-name="ce68" table:formula="of:=[$SKG.H71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24];[$Grootboekschema.$A$1:.$B$109];2;0); &quot;&quot;)">
            <text:p/>
          </table:table-cell>
          <table:table-cell table:style-name="ce53" table:formula="of:=[$SKG.D71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18]&lt;0;-[$SKG.E718];&quot; &quot;)" office:value-type="string" office:string-value=" " calcext:value-type="string">
            <text:p><text:s text:c="3"/></text:p>
          </table:table-cell>
          <table:table-cell table:style-name="ce63" table:formula="of:=IF([$SKG.E718]&gt;=0;[$SKG.E718];&quot; &quot;)" office:value-type="float" office:value="0" calcext:value-type="float">
            <text:p><text:s/>- <text:s text:c="2"/></text:p>
          </table:table-cell>
          <table:table-cell table:style-name="ce68" table:formula="of:=[$SKG.K718]" office:value-type="float" office:value="0" calcext:value-type="float">
            <text:p>0</text:p>
          </table:table-cell>
          <table:table-cell table:style-name="ce68" table:formula="of:=[$SKG.B718]" office:value-type="float" office:value="0" calcext:value-type="float">
            <text:p>0</text:p>
          </table:table-cell>
          <table:table-cell table:style-name="ce68" table:formula="of:=[$SKG.H71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25];[$Grootboekschema.$A$1:.$B$109];2;0); &quot;&quot;)">
            <text:p/>
          </table:table-cell>
          <table:table-cell table:style-name="ce53" table:formula="of:=[$SKG.D71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19]&lt;0;-[$SKG.E719];&quot; &quot;)" office:value-type="string" office:string-value=" " calcext:value-type="string">
            <text:p><text:s text:c="3"/></text:p>
          </table:table-cell>
          <table:table-cell table:style-name="ce63" table:formula="of:=IF([$SKG.E719]&gt;=0;[$SKG.E719];&quot; &quot;)" office:value-type="float" office:value="0" calcext:value-type="float">
            <text:p><text:s/>- <text:s text:c="2"/></text:p>
          </table:table-cell>
          <table:table-cell table:style-name="ce68" table:formula="of:=[$SKG.K719]" office:value-type="float" office:value="0" calcext:value-type="float">
            <text:p>0</text:p>
          </table:table-cell>
          <table:table-cell table:style-name="ce68" table:formula="of:=[$SKG.B719]" office:value-type="float" office:value="0" calcext:value-type="float">
            <text:p>0</text:p>
          </table:table-cell>
          <table:table-cell table:style-name="ce68" table:formula="of:=[$SKG.H71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26];[$Grootboekschema.$A$1:.$B$109];2;0); &quot;&quot;)">
            <text:p/>
          </table:table-cell>
          <table:table-cell table:style-name="ce53" table:formula="of:=[$SKG.D72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20]&lt;0;-[$SKG.E720];&quot; &quot;)" office:value-type="string" office:string-value=" " calcext:value-type="string">
            <text:p><text:s text:c="3"/></text:p>
          </table:table-cell>
          <table:table-cell table:style-name="ce63" table:formula="of:=IF([$SKG.E720]&gt;=0;[$SKG.E720];&quot; &quot;)" office:value-type="float" office:value="0" calcext:value-type="float">
            <text:p><text:s/>- <text:s text:c="2"/></text:p>
          </table:table-cell>
          <table:table-cell table:style-name="ce68" table:formula="of:=[$SKG.K720]" office:value-type="float" office:value="0" calcext:value-type="float">
            <text:p>0</text:p>
          </table:table-cell>
          <table:table-cell table:style-name="ce68" table:formula="of:=[$SKG.B720]" office:value-type="float" office:value="0" calcext:value-type="float">
            <text:p>0</text:p>
          </table:table-cell>
          <table:table-cell table:style-name="ce68" table:formula="of:=[$SKG.H72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27];[$Grootboekschema.$A$1:.$B$109];2;0); &quot;&quot;)">
            <text:p/>
          </table:table-cell>
          <table:table-cell table:style-name="ce53" table:formula="of:=[$SKG.D72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21]&lt;0;-[$SKG.E721];&quot; &quot;)" office:value-type="string" office:string-value=" " calcext:value-type="string">
            <text:p><text:s text:c="3"/></text:p>
          </table:table-cell>
          <table:table-cell table:style-name="ce63" table:formula="of:=IF([$SKG.E721]&gt;=0;[$SKG.E721];&quot; &quot;)" office:value-type="float" office:value="0" calcext:value-type="float">
            <text:p><text:s/>- <text:s text:c="2"/></text:p>
          </table:table-cell>
          <table:table-cell table:style-name="ce68" table:formula="of:=[$SKG.K721]" office:value-type="float" office:value="0" calcext:value-type="float">
            <text:p>0</text:p>
          </table:table-cell>
          <table:table-cell table:style-name="ce68" table:formula="of:=[$SKG.B721]" office:value-type="float" office:value="0" calcext:value-type="float">
            <text:p>0</text:p>
          </table:table-cell>
          <table:table-cell table:style-name="ce68" table:formula="of:=[$SKG.H72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28];[$Grootboekschema.$A$1:.$B$109];2;0); &quot;&quot;)">
            <text:p/>
          </table:table-cell>
          <table:table-cell table:style-name="ce53" table:formula="of:=[$SKG.D72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22]&lt;0;-[$SKG.E722];&quot; &quot;)" office:value-type="string" office:string-value=" " calcext:value-type="string">
            <text:p><text:s text:c="3"/></text:p>
          </table:table-cell>
          <table:table-cell table:style-name="ce63" table:formula="of:=IF([$SKG.E722]&gt;=0;[$SKG.E722];&quot; &quot;)" office:value-type="float" office:value="0" calcext:value-type="float">
            <text:p><text:s/>- <text:s text:c="2"/></text:p>
          </table:table-cell>
          <table:table-cell table:style-name="ce68" table:formula="of:=[$SKG.K722]" office:value-type="float" office:value="0" calcext:value-type="float">
            <text:p>0</text:p>
          </table:table-cell>
          <table:table-cell table:style-name="ce68" table:formula="of:=[$SKG.B722]" office:value-type="float" office:value="0" calcext:value-type="float">
            <text:p>0</text:p>
          </table:table-cell>
          <table:table-cell table:style-name="ce68" table:formula="of:=[$SKG.H72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29];[$Grootboekschema.$A$1:.$B$109];2;0); &quot;&quot;)">
            <text:p/>
          </table:table-cell>
          <table:table-cell table:style-name="ce53" table:formula="of:=[$SKG.D72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23]&lt;0;-[$SKG.E723];&quot; &quot;)" office:value-type="string" office:string-value=" " calcext:value-type="string">
            <text:p><text:s text:c="3"/></text:p>
          </table:table-cell>
          <table:table-cell table:style-name="ce63" table:formula="of:=IF([$SKG.E723]&gt;=0;[$SKG.E723];&quot; &quot;)" office:value-type="float" office:value="0" calcext:value-type="float">
            <text:p><text:s/>- <text:s text:c="2"/></text:p>
          </table:table-cell>
          <table:table-cell table:style-name="ce68" table:formula="of:=[$SKG.K723]" office:value-type="float" office:value="0" calcext:value-type="float">
            <text:p>0</text:p>
          </table:table-cell>
          <table:table-cell table:style-name="ce68" table:formula="of:=[$SKG.B723]" office:value-type="float" office:value="0" calcext:value-type="float">
            <text:p>0</text:p>
          </table:table-cell>
          <table:table-cell table:style-name="ce68" table:formula="of:=[$SKG.H72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30];[$Grootboekschema.$A$1:.$B$109];2;0); &quot;&quot;)">
            <text:p/>
          </table:table-cell>
          <table:table-cell table:style-name="ce53" table:formula="of:=[$SKG.D72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24]&lt;0;-[$SKG.E724];&quot; &quot;)" office:value-type="string" office:string-value=" " calcext:value-type="string">
            <text:p><text:s text:c="3"/></text:p>
          </table:table-cell>
          <table:table-cell table:style-name="ce63" table:formula="of:=IF([$SKG.E724]&gt;=0;[$SKG.E724];&quot; &quot;)" office:value-type="float" office:value="0" calcext:value-type="float">
            <text:p><text:s/>- <text:s text:c="2"/></text:p>
          </table:table-cell>
          <table:table-cell table:style-name="ce68" table:formula="of:=[$SKG.K724]" office:value-type="float" office:value="0" calcext:value-type="float">
            <text:p>0</text:p>
          </table:table-cell>
          <table:table-cell table:style-name="ce68" table:formula="of:=[$SKG.B724]" office:value-type="float" office:value="0" calcext:value-type="float">
            <text:p>0</text:p>
          </table:table-cell>
          <table:table-cell table:style-name="ce68" table:formula="of:=[$SKG.H72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31];[$Grootboekschema.$A$1:.$B$109];2;0); &quot;&quot;)">
            <text:p/>
          </table:table-cell>
          <table:table-cell table:style-name="ce53" table:formula="of:=[$SKG.D72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25]&lt;0;-[$SKG.E725];&quot; &quot;)" office:value-type="string" office:string-value=" " calcext:value-type="string">
            <text:p><text:s text:c="3"/></text:p>
          </table:table-cell>
          <table:table-cell table:style-name="ce63" table:formula="of:=IF([$SKG.E725]&gt;=0;[$SKG.E725];&quot; &quot;)" office:value-type="float" office:value="0" calcext:value-type="float">
            <text:p><text:s/>- <text:s text:c="2"/></text:p>
          </table:table-cell>
          <table:table-cell table:style-name="ce68" table:formula="of:=[$SKG.K725]" office:value-type="float" office:value="0" calcext:value-type="float">
            <text:p>0</text:p>
          </table:table-cell>
          <table:table-cell table:style-name="ce68" table:formula="of:=[$SKG.B725]" office:value-type="float" office:value="0" calcext:value-type="float">
            <text:p>0</text:p>
          </table:table-cell>
          <table:table-cell table:style-name="ce68" table:formula="of:=[$SKG.H72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32];[$Grootboekschema.$A$1:.$B$109];2;0); &quot;&quot;)">
            <text:p/>
          </table:table-cell>
          <table:table-cell table:style-name="ce53" table:formula="of:=[$SKG.D72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26]&lt;0;-[$SKG.E726];&quot; &quot;)" office:value-type="string" office:string-value=" " calcext:value-type="string">
            <text:p><text:s text:c="3"/></text:p>
          </table:table-cell>
          <table:table-cell table:style-name="ce63" table:formula="of:=IF([$SKG.E726]&gt;=0;[$SKG.E726];&quot; &quot;)" office:value-type="float" office:value="0" calcext:value-type="float">
            <text:p><text:s/>- <text:s text:c="2"/></text:p>
          </table:table-cell>
          <table:table-cell table:style-name="ce68" table:formula="of:=[$SKG.K726]" office:value-type="float" office:value="0" calcext:value-type="float">
            <text:p>0</text:p>
          </table:table-cell>
          <table:table-cell table:style-name="ce68" table:formula="of:=[$SKG.B726]" office:value-type="float" office:value="0" calcext:value-type="float">
            <text:p>0</text:p>
          </table:table-cell>
          <table:table-cell table:style-name="ce68" table:formula="of:=[$SKG.H72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33];[$Grootboekschema.$A$1:.$B$109];2;0); &quot;&quot;)">
            <text:p/>
          </table:table-cell>
          <table:table-cell table:style-name="ce53" table:formula="of:=[$SKG.D72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27]&lt;0;-[$SKG.E727];&quot; &quot;)" office:value-type="string" office:string-value=" " calcext:value-type="string">
            <text:p><text:s text:c="3"/></text:p>
          </table:table-cell>
          <table:table-cell table:style-name="ce63" table:formula="of:=IF([$SKG.E727]&gt;=0;[$SKG.E727];&quot; &quot;)" office:value-type="float" office:value="0" calcext:value-type="float">
            <text:p><text:s/>- <text:s text:c="2"/></text:p>
          </table:table-cell>
          <table:table-cell table:style-name="ce68" table:formula="of:=[$SKG.K727]" office:value-type="float" office:value="0" calcext:value-type="float">
            <text:p>0</text:p>
          </table:table-cell>
          <table:table-cell table:style-name="ce68" table:formula="of:=[$SKG.B727]" office:value-type="float" office:value="0" calcext:value-type="float">
            <text:p>0</text:p>
          </table:table-cell>
          <table:table-cell table:style-name="ce68" table:formula="of:=[$SKG.H72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34];[$Grootboekschema.$A$1:.$B$109];2;0); &quot;&quot;)">
            <text:p/>
          </table:table-cell>
          <table:table-cell table:style-name="ce53" table:formula="of:=[$SKG.D72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28]&lt;0;-[$SKG.E728];&quot; &quot;)" office:value-type="string" office:string-value=" " calcext:value-type="string">
            <text:p><text:s text:c="3"/></text:p>
          </table:table-cell>
          <table:table-cell table:style-name="ce63" table:formula="of:=IF([$SKG.E728]&gt;=0;[$SKG.E728];&quot; &quot;)" office:value-type="float" office:value="0" calcext:value-type="float">
            <text:p><text:s/>- <text:s text:c="2"/></text:p>
          </table:table-cell>
          <table:table-cell table:style-name="ce68" table:formula="of:=[$SKG.K728]" office:value-type="float" office:value="0" calcext:value-type="float">
            <text:p>0</text:p>
          </table:table-cell>
          <table:table-cell table:style-name="ce68" table:formula="of:=[$SKG.B728]" office:value-type="float" office:value="0" calcext:value-type="float">
            <text:p>0</text:p>
          </table:table-cell>
          <table:table-cell table:style-name="ce68" table:formula="of:=[$SKG.H72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35];[$Grootboekschema.$A$1:.$B$109];2;0); &quot;&quot;)">
            <text:p/>
          </table:table-cell>
          <table:table-cell table:style-name="ce53" table:formula="of:=[$SKG.D72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29]&lt;0;-[$SKG.E729];&quot; &quot;)" office:value-type="string" office:string-value=" " calcext:value-type="string">
            <text:p><text:s text:c="3"/></text:p>
          </table:table-cell>
          <table:table-cell table:style-name="ce63" table:formula="of:=IF([$SKG.E729]&gt;=0;[$SKG.E729];&quot; &quot;)" office:value-type="float" office:value="0" calcext:value-type="float">
            <text:p><text:s/>- <text:s text:c="2"/></text:p>
          </table:table-cell>
          <table:table-cell table:style-name="ce68" table:formula="of:=[$SKG.K729]" office:value-type="float" office:value="0" calcext:value-type="float">
            <text:p>0</text:p>
          </table:table-cell>
          <table:table-cell table:style-name="ce68" table:formula="of:=[$SKG.B729]" office:value-type="float" office:value="0" calcext:value-type="float">
            <text:p>0</text:p>
          </table:table-cell>
          <table:table-cell table:style-name="ce68" table:formula="of:=[$SKG.H72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36];[$Grootboekschema.$A$1:.$B$109];2;0); &quot;&quot;)">
            <text:p/>
          </table:table-cell>
          <table:table-cell table:style-name="ce53" table:formula="of:=[$SKG.D73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30]&lt;0;-[$SKG.E730];&quot; &quot;)" office:value-type="string" office:string-value=" " calcext:value-type="string">
            <text:p><text:s text:c="3"/></text:p>
          </table:table-cell>
          <table:table-cell table:style-name="ce63" table:formula="of:=IF([$SKG.E730]&gt;=0;[$SKG.E730];&quot; &quot;)" office:value-type="float" office:value="0" calcext:value-type="float">
            <text:p><text:s/>- <text:s text:c="2"/></text:p>
          </table:table-cell>
          <table:table-cell table:style-name="ce68" table:formula="of:=[$SKG.K730]" office:value-type="float" office:value="0" calcext:value-type="float">
            <text:p>0</text:p>
          </table:table-cell>
          <table:table-cell table:style-name="ce68" table:formula="of:=[$SKG.B730]" office:value-type="float" office:value="0" calcext:value-type="float">
            <text:p>0</text:p>
          </table:table-cell>
          <table:table-cell table:style-name="ce68" table:formula="of:=[$SKG.H73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37];[$Grootboekschema.$A$1:.$B$109];2;0); &quot;&quot;)">
            <text:p/>
          </table:table-cell>
          <table:table-cell table:style-name="ce53" table:formula="of:=[$SKG.D73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31]&lt;0;-[$SKG.E731];&quot; &quot;)" office:value-type="string" office:string-value=" " calcext:value-type="string">
            <text:p><text:s text:c="3"/></text:p>
          </table:table-cell>
          <table:table-cell table:style-name="ce63" table:formula="of:=IF([$SKG.E731]&gt;=0;[$SKG.E731];&quot; &quot;)" office:value-type="float" office:value="0" calcext:value-type="float">
            <text:p><text:s/>- <text:s text:c="2"/></text:p>
          </table:table-cell>
          <table:table-cell table:style-name="ce68" table:formula="of:=[$SKG.K731]" office:value-type="float" office:value="0" calcext:value-type="float">
            <text:p>0</text:p>
          </table:table-cell>
          <table:table-cell table:style-name="ce68" table:formula="of:=[$SKG.B731]" office:value-type="float" office:value="0" calcext:value-type="float">
            <text:p>0</text:p>
          </table:table-cell>
          <table:table-cell table:style-name="ce68" table:formula="of:=[$SKG.H73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38];[$Grootboekschema.$A$1:.$B$109];2;0); &quot;&quot;)">
            <text:p/>
          </table:table-cell>
          <table:table-cell table:style-name="ce53" table:formula="of:=[$SKG.D73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32]&lt;0;-[$SKG.E732];&quot; &quot;)" office:value-type="string" office:string-value=" " calcext:value-type="string">
            <text:p><text:s text:c="3"/></text:p>
          </table:table-cell>
          <table:table-cell table:style-name="ce63" table:formula="of:=IF([$SKG.E732]&gt;=0;[$SKG.E732];&quot; &quot;)" office:value-type="float" office:value="0" calcext:value-type="float">
            <text:p><text:s/>- <text:s text:c="2"/></text:p>
          </table:table-cell>
          <table:table-cell table:style-name="ce68" table:formula="of:=[$SKG.K732]" office:value-type="float" office:value="0" calcext:value-type="float">
            <text:p>0</text:p>
          </table:table-cell>
          <table:table-cell table:style-name="ce68" table:formula="of:=[$SKG.B732]" office:value-type="float" office:value="0" calcext:value-type="float">
            <text:p>0</text:p>
          </table:table-cell>
          <table:table-cell table:style-name="ce68" table:formula="of:=[$SKG.H73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39];[$Grootboekschema.$A$1:.$B$109];2;0); &quot;&quot;)">
            <text:p/>
          </table:table-cell>
          <table:table-cell table:style-name="ce53" table:formula="of:=[$SKG.D73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33]&lt;0;-[$SKG.E733];&quot; &quot;)" office:value-type="string" office:string-value=" " calcext:value-type="string">
            <text:p><text:s text:c="3"/></text:p>
          </table:table-cell>
          <table:table-cell table:style-name="ce63" table:formula="of:=IF([$SKG.E733]&gt;=0;[$SKG.E733];&quot; &quot;)" office:value-type="float" office:value="0" calcext:value-type="float">
            <text:p><text:s/>- <text:s text:c="2"/></text:p>
          </table:table-cell>
          <table:table-cell table:style-name="ce68" table:formula="of:=[$SKG.K733]" office:value-type="float" office:value="0" calcext:value-type="float">
            <text:p>0</text:p>
          </table:table-cell>
          <table:table-cell table:style-name="ce68" table:formula="of:=[$SKG.B733]" office:value-type="float" office:value="0" calcext:value-type="float">
            <text:p>0</text:p>
          </table:table-cell>
          <table:table-cell table:style-name="ce68" table:formula="of:=[$SKG.H73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40];[$Grootboekschema.$A$1:.$B$109];2;0); &quot;&quot;)">
            <text:p/>
          </table:table-cell>
          <table:table-cell table:style-name="ce53" table:formula="of:=[$SKG.D73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34]&lt;0;-[$SKG.E734];&quot; &quot;)" office:value-type="string" office:string-value=" " calcext:value-type="string">
            <text:p><text:s text:c="3"/></text:p>
          </table:table-cell>
          <table:table-cell table:style-name="ce63" table:formula="of:=IF([$SKG.E734]&gt;=0;[$SKG.E734];&quot; &quot;)" office:value-type="float" office:value="0" calcext:value-type="float">
            <text:p><text:s/>- <text:s text:c="2"/></text:p>
          </table:table-cell>
          <table:table-cell table:style-name="ce68" table:formula="of:=[$SKG.K734]" office:value-type="float" office:value="0" calcext:value-type="float">
            <text:p>0</text:p>
          </table:table-cell>
          <table:table-cell table:style-name="ce68" table:formula="of:=[$SKG.B734]" office:value-type="float" office:value="0" calcext:value-type="float">
            <text:p>0</text:p>
          </table:table-cell>
          <table:table-cell table:style-name="ce68" table:formula="of:=[$SKG.H73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41];[$Grootboekschema.$A$1:.$B$109];2;0); &quot;&quot;)">
            <text:p/>
          </table:table-cell>
          <table:table-cell table:style-name="ce53" table:formula="of:=[$SKG.D73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35]&lt;0;-[$SKG.E735];&quot; &quot;)" office:value-type="string" office:string-value=" " calcext:value-type="string">
            <text:p><text:s text:c="3"/></text:p>
          </table:table-cell>
          <table:table-cell table:style-name="ce63" table:formula="of:=IF([$SKG.E735]&gt;=0;[$SKG.E735];&quot; &quot;)" office:value-type="float" office:value="0" calcext:value-type="float">
            <text:p><text:s/>- <text:s text:c="2"/></text:p>
          </table:table-cell>
          <table:table-cell table:style-name="ce68" table:formula="of:=[$SKG.K735]" office:value-type="float" office:value="0" calcext:value-type="float">
            <text:p>0</text:p>
          </table:table-cell>
          <table:table-cell table:style-name="ce68" table:formula="of:=[$SKG.B735]" office:value-type="float" office:value="0" calcext:value-type="float">
            <text:p>0</text:p>
          </table:table-cell>
          <table:table-cell table:style-name="ce68" table:formula="of:=[$SKG.H73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42];[$Grootboekschema.$A$1:.$B$109];2;0); &quot;&quot;)">
            <text:p/>
          </table:table-cell>
          <table:table-cell table:style-name="ce53" table:formula="of:=[$SKG.D73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36]&lt;0;-[$SKG.E736];&quot; &quot;)" office:value-type="string" office:string-value=" " calcext:value-type="string">
            <text:p><text:s text:c="3"/></text:p>
          </table:table-cell>
          <table:table-cell table:style-name="ce63" table:formula="of:=IF([$SKG.E736]&gt;=0;[$SKG.E736];&quot; &quot;)" office:value-type="float" office:value="0" calcext:value-type="float">
            <text:p><text:s/>- <text:s text:c="2"/></text:p>
          </table:table-cell>
          <table:table-cell table:style-name="ce68" table:formula="of:=[$SKG.K736]" office:value-type="float" office:value="0" calcext:value-type="float">
            <text:p>0</text:p>
          </table:table-cell>
          <table:table-cell table:style-name="ce68" table:formula="of:=[$SKG.B736]" office:value-type="float" office:value="0" calcext:value-type="float">
            <text:p>0</text:p>
          </table:table-cell>
          <table:table-cell table:style-name="ce68" table:formula="of:=[$SKG.H73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43];[$Grootboekschema.$A$1:.$B$109];2;0); &quot;&quot;)">
            <text:p/>
          </table:table-cell>
          <table:table-cell table:style-name="ce53" table:formula="of:=[$SKG.D73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37]&lt;0;-[$SKG.E737];&quot; &quot;)" office:value-type="string" office:string-value=" " calcext:value-type="string">
            <text:p><text:s text:c="3"/></text:p>
          </table:table-cell>
          <table:table-cell table:style-name="ce63" table:formula="of:=IF([$SKG.E737]&gt;=0;[$SKG.E737];&quot; &quot;)" office:value-type="float" office:value="0" calcext:value-type="float">
            <text:p><text:s/>- <text:s text:c="2"/></text:p>
          </table:table-cell>
          <table:table-cell table:style-name="ce68" table:formula="of:=[$SKG.K737]" office:value-type="float" office:value="0" calcext:value-type="float">
            <text:p>0</text:p>
          </table:table-cell>
          <table:table-cell table:style-name="ce68" table:formula="of:=[$SKG.B737]" office:value-type="float" office:value="0" calcext:value-type="float">
            <text:p>0</text:p>
          </table:table-cell>
          <table:table-cell table:style-name="ce68" table:formula="of:=[$SKG.H73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44];[$Grootboekschema.$A$1:.$B$109];2;0); &quot;&quot;)">
            <text:p/>
          </table:table-cell>
          <table:table-cell table:style-name="ce53" table:formula="of:=[$SKG.D73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38]&lt;0;-[$SKG.E738];&quot; &quot;)" office:value-type="string" office:string-value=" " calcext:value-type="string">
            <text:p><text:s text:c="3"/></text:p>
          </table:table-cell>
          <table:table-cell table:style-name="ce63" table:formula="of:=IF([$SKG.E738]&gt;=0;[$SKG.E738];&quot; &quot;)" office:value-type="float" office:value="0" calcext:value-type="float">
            <text:p><text:s/>- <text:s text:c="2"/></text:p>
          </table:table-cell>
          <table:table-cell table:style-name="ce68" table:formula="of:=[$SKG.K738]" office:value-type="float" office:value="0" calcext:value-type="float">
            <text:p>0</text:p>
          </table:table-cell>
          <table:table-cell table:style-name="ce68" table:formula="of:=[$SKG.B738]" office:value-type="float" office:value="0" calcext:value-type="float">
            <text:p>0</text:p>
          </table:table-cell>
          <table:table-cell table:style-name="ce68" table:formula="of:=[$SKG.H73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45];[$Grootboekschema.$A$1:.$B$109];2;0); &quot;&quot;)">
            <text:p/>
          </table:table-cell>
          <table:table-cell table:style-name="ce53" table:formula="of:=[$SKG.D73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39]&lt;0;-[$SKG.E739];&quot; &quot;)" office:value-type="string" office:string-value=" " calcext:value-type="string">
            <text:p><text:s text:c="3"/></text:p>
          </table:table-cell>
          <table:table-cell table:style-name="ce63" table:formula="of:=IF([$SKG.E739]&gt;=0;[$SKG.E739];&quot; &quot;)" office:value-type="float" office:value="0" calcext:value-type="float">
            <text:p><text:s/>- <text:s text:c="2"/></text:p>
          </table:table-cell>
          <table:table-cell table:style-name="ce68" table:formula="of:=[$SKG.K739]" office:value-type="float" office:value="0" calcext:value-type="float">
            <text:p>0</text:p>
          </table:table-cell>
          <table:table-cell table:style-name="ce68" table:formula="of:=[$SKG.B739]" office:value-type="float" office:value="0" calcext:value-type="float">
            <text:p>0</text:p>
          </table:table-cell>
          <table:table-cell table:style-name="ce68" table:formula="of:=[$SKG.H73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46];[$Grootboekschema.$A$1:.$B$109];2;0); &quot;&quot;)">
            <text:p/>
          </table:table-cell>
          <table:table-cell table:style-name="ce53" table:formula="of:=[$SKG.D74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40]&lt;0;-[$SKG.E740];&quot; &quot;)" office:value-type="string" office:string-value=" " calcext:value-type="string">
            <text:p><text:s text:c="3"/></text:p>
          </table:table-cell>
          <table:table-cell table:style-name="ce63" table:formula="of:=IF([$SKG.E740]&gt;=0;[$SKG.E740];&quot; &quot;)" office:value-type="float" office:value="0" calcext:value-type="float">
            <text:p><text:s/>- <text:s text:c="2"/></text:p>
          </table:table-cell>
          <table:table-cell table:style-name="ce68" table:formula="of:=[$SKG.K740]" office:value-type="float" office:value="0" calcext:value-type="float">
            <text:p>0</text:p>
          </table:table-cell>
          <table:table-cell table:style-name="ce68" table:formula="of:=[$SKG.B740]" office:value-type="float" office:value="0" calcext:value-type="float">
            <text:p>0</text:p>
          </table:table-cell>
          <table:table-cell table:style-name="ce68" table:formula="of:=[$SKG.H74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47];[$Grootboekschema.$A$1:.$B$109];2;0); &quot;&quot;)">
            <text:p/>
          </table:table-cell>
          <table:table-cell table:style-name="ce53" table:formula="of:=[$SKG.D74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41]&lt;0;-[$SKG.E741];&quot; &quot;)" office:value-type="string" office:string-value=" " calcext:value-type="string">
            <text:p><text:s text:c="3"/></text:p>
          </table:table-cell>
          <table:table-cell table:style-name="ce63" table:formula="of:=IF([$SKG.E741]&gt;=0;[$SKG.E741];&quot; &quot;)" office:value-type="float" office:value="0" calcext:value-type="float">
            <text:p><text:s/>- <text:s text:c="2"/></text:p>
          </table:table-cell>
          <table:table-cell table:style-name="ce68" table:formula="of:=[$SKG.K741]" office:value-type="float" office:value="0" calcext:value-type="float">
            <text:p>0</text:p>
          </table:table-cell>
          <table:table-cell table:style-name="ce68" table:formula="of:=[$SKG.B741]" office:value-type="float" office:value="0" calcext:value-type="float">
            <text:p>0</text:p>
          </table:table-cell>
          <table:table-cell table:style-name="ce68" table:formula="of:=[$SKG.H74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48];[$Grootboekschema.$A$1:.$B$109];2;0); &quot;&quot;)">
            <text:p/>
          </table:table-cell>
          <table:table-cell table:style-name="ce53" table:formula="of:=[$SKG.D74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42]&lt;0;-[$SKG.E742];&quot; &quot;)" office:value-type="string" office:string-value=" " calcext:value-type="string">
            <text:p><text:s text:c="3"/></text:p>
          </table:table-cell>
          <table:table-cell table:style-name="ce63" table:formula="of:=IF([$SKG.E742]&gt;=0;[$SKG.E742];&quot; &quot;)" office:value-type="float" office:value="0" calcext:value-type="float">
            <text:p><text:s/>- <text:s text:c="2"/></text:p>
          </table:table-cell>
          <table:table-cell table:style-name="ce68" table:formula="of:=[$SKG.K742]" office:value-type="float" office:value="0" calcext:value-type="float">
            <text:p>0</text:p>
          </table:table-cell>
          <table:table-cell table:style-name="ce68" table:formula="of:=[$SKG.B742]" office:value-type="float" office:value="0" calcext:value-type="float">
            <text:p>0</text:p>
          </table:table-cell>
          <table:table-cell table:style-name="ce68" table:formula="of:=[$SKG.H74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49];[$Grootboekschema.$A$1:.$B$109];2;0); &quot;&quot;)">
            <text:p/>
          </table:table-cell>
          <table:table-cell table:style-name="ce53" table:formula="of:=[$SKG.D74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43]&lt;0;-[$SKG.E743];&quot; &quot;)" office:value-type="string" office:string-value=" " calcext:value-type="string">
            <text:p><text:s text:c="3"/></text:p>
          </table:table-cell>
          <table:table-cell table:style-name="ce63" table:formula="of:=IF([$SKG.E743]&gt;=0;[$SKG.E743];&quot; &quot;)" office:value-type="float" office:value="0" calcext:value-type="float">
            <text:p><text:s/>- <text:s text:c="2"/></text:p>
          </table:table-cell>
          <table:table-cell table:style-name="ce68" table:formula="of:=[$SKG.K743]" office:value-type="float" office:value="0" calcext:value-type="float">
            <text:p>0</text:p>
          </table:table-cell>
          <table:table-cell table:style-name="ce68" table:formula="of:=[$SKG.B743]" office:value-type="float" office:value="0" calcext:value-type="float">
            <text:p>0</text:p>
          </table:table-cell>
          <table:table-cell table:style-name="ce68" table:formula="of:=[$SKG.H74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50];[$Grootboekschema.$A$1:.$B$109];2;0); &quot;&quot;)">
            <text:p/>
          </table:table-cell>
          <table:table-cell table:style-name="ce53" table:formula="of:=[$SKG.D74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44]&lt;0;-[$SKG.E744];&quot; &quot;)" office:value-type="string" office:string-value=" " calcext:value-type="string">
            <text:p><text:s text:c="3"/></text:p>
          </table:table-cell>
          <table:table-cell table:style-name="ce63" table:formula="of:=IF([$SKG.E744]&gt;=0;[$SKG.E744];&quot; &quot;)" office:value-type="float" office:value="0" calcext:value-type="float">
            <text:p><text:s/>- <text:s text:c="2"/></text:p>
          </table:table-cell>
          <table:table-cell table:style-name="ce68" table:formula="of:=[$SKG.K744]" office:value-type="float" office:value="0" calcext:value-type="float">
            <text:p>0</text:p>
          </table:table-cell>
          <table:table-cell table:style-name="ce68" table:formula="of:=[$SKG.B744]" office:value-type="float" office:value="0" calcext:value-type="float">
            <text:p>0</text:p>
          </table:table-cell>
          <table:table-cell table:style-name="ce68" table:formula="of:=[$SKG.H74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51];[$Grootboekschema.$A$1:.$B$109];2;0); &quot;&quot;)">
            <text:p/>
          </table:table-cell>
          <table:table-cell table:style-name="ce53" table:formula="of:=[$SKG.D74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45]&lt;0;-[$SKG.E745];&quot; &quot;)" office:value-type="string" office:string-value=" " calcext:value-type="string">
            <text:p><text:s text:c="3"/></text:p>
          </table:table-cell>
          <table:table-cell table:style-name="ce63" table:formula="of:=IF([$SKG.E745]&gt;=0;[$SKG.E745];&quot; &quot;)" office:value-type="float" office:value="0" calcext:value-type="float">
            <text:p><text:s/>- <text:s text:c="2"/></text:p>
          </table:table-cell>
          <table:table-cell table:style-name="ce68" table:formula="of:=[$SKG.K745]" office:value-type="float" office:value="0" calcext:value-type="float">
            <text:p>0</text:p>
          </table:table-cell>
          <table:table-cell table:style-name="ce68" table:formula="of:=[$SKG.B745]" office:value-type="float" office:value="0" calcext:value-type="float">
            <text:p>0</text:p>
          </table:table-cell>
          <table:table-cell table:style-name="ce68" table:formula="of:=[$SKG.H74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52];[$Grootboekschema.$A$1:.$B$109];2;0); &quot;&quot;)">
            <text:p/>
          </table:table-cell>
          <table:table-cell table:style-name="ce53" table:formula="of:=[$SKG.D74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46]&lt;0;-[$SKG.E746];&quot; &quot;)" office:value-type="string" office:string-value=" " calcext:value-type="string">
            <text:p><text:s text:c="3"/></text:p>
          </table:table-cell>
          <table:table-cell table:style-name="ce63" table:formula="of:=IF([$SKG.E746]&gt;=0;[$SKG.E746];&quot; &quot;)" office:value-type="float" office:value="0" calcext:value-type="float">
            <text:p><text:s/>- <text:s text:c="2"/></text:p>
          </table:table-cell>
          <table:table-cell table:style-name="ce68" table:formula="of:=[$SKG.K746]" office:value-type="float" office:value="0" calcext:value-type="float">
            <text:p>0</text:p>
          </table:table-cell>
          <table:table-cell table:style-name="ce68" table:formula="of:=[$SKG.B746]" office:value-type="float" office:value="0" calcext:value-type="float">
            <text:p>0</text:p>
          </table:table-cell>
          <table:table-cell table:style-name="ce68" table:formula="of:=[$SKG.H74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53];[$Grootboekschema.$A$1:.$B$109];2;0); &quot;&quot;)">
            <text:p/>
          </table:table-cell>
          <table:table-cell table:style-name="ce53" table:formula="of:=[$SKG.D74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47]&lt;0;-[$SKG.E747];&quot; &quot;)" office:value-type="string" office:string-value=" " calcext:value-type="string">
            <text:p><text:s text:c="3"/></text:p>
          </table:table-cell>
          <table:table-cell table:style-name="ce63" table:formula="of:=IF([$SKG.E747]&gt;=0;[$SKG.E747];&quot; &quot;)" office:value-type="float" office:value="0" calcext:value-type="float">
            <text:p><text:s/>- <text:s text:c="2"/></text:p>
          </table:table-cell>
          <table:table-cell table:style-name="ce68" table:formula="of:=[$SKG.K747]" office:value-type="float" office:value="0" calcext:value-type="float">
            <text:p>0</text:p>
          </table:table-cell>
          <table:table-cell table:style-name="ce68" table:formula="of:=[$SKG.B747]" office:value-type="float" office:value="0" calcext:value-type="float">
            <text:p>0</text:p>
          </table:table-cell>
          <table:table-cell table:style-name="ce68" table:formula="of:=[$SKG.H74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54];[$Grootboekschema.$A$1:.$B$109];2;0); &quot;&quot;)">
            <text:p/>
          </table:table-cell>
          <table:table-cell table:style-name="ce53" table:formula="of:=[$SKG.D74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48]&lt;0;-[$SKG.E748];&quot; &quot;)" office:value-type="string" office:string-value=" " calcext:value-type="string">
            <text:p><text:s text:c="3"/></text:p>
          </table:table-cell>
          <table:table-cell table:style-name="ce63" table:formula="of:=IF([$SKG.E748]&gt;=0;[$SKG.E748];&quot; &quot;)" office:value-type="float" office:value="0" calcext:value-type="float">
            <text:p><text:s/>- <text:s text:c="2"/></text:p>
          </table:table-cell>
          <table:table-cell table:style-name="ce68" table:formula="of:=[$SKG.K748]" office:value-type="float" office:value="0" calcext:value-type="float">
            <text:p>0</text:p>
          </table:table-cell>
          <table:table-cell table:style-name="ce68" table:formula="of:=[$SKG.B748]" office:value-type="float" office:value="0" calcext:value-type="float">
            <text:p>0</text:p>
          </table:table-cell>
          <table:table-cell table:style-name="ce68" table:formula="of:=[$SKG.H74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55];[$Grootboekschema.$A$1:.$B$109];2;0); &quot;&quot;)">
            <text:p/>
          </table:table-cell>
          <table:table-cell table:style-name="ce53" table:formula="of:=[$SKG.D74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49]&lt;0;-[$SKG.E749];&quot; &quot;)" office:value-type="string" office:string-value=" " calcext:value-type="string">
            <text:p><text:s text:c="3"/></text:p>
          </table:table-cell>
          <table:table-cell table:style-name="ce63" table:formula="of:=IF([$SKG.E749]&gt;=0;[$SKG.E749];&quot; &quot;)" office:value-type="float" office:value="0" calcext:value-type="float">
            <text:p><text:s/>- <text:s text:c="2"/></text:p>
          </table:table-cell>
          <table:table-cell table:style-name="ce68" table:formula="of:=[$SKG.K749]" office:value-type="float" office:value="0" calcext:value-type="float">
            <text:p>0</text:p>
          </table:table-cell>
          <table:table-cell table:style-name="ce68" table:formula="of:=[$SKG.B749]" office:value-type="float" office:value="0" calcext:value-type="float">
            <text:p>0</text:p>
          </table:table-cell>
          <table:table-cell table:style-name="ce68" table:formula="of:=[$SKG.H74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56];[$Grootboekschema.$A$1:.$B$109];2;0); &quot;&quot;)">
            <text:p/>
          </table:table-cell>
          <table:table-cell table:style-name="ce53" table:formula="of:=[$SKG.D75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50]&lt;0;-[$SKG.E750];&quot; &quot;)" office:value-type="string" office:string-value=" " calcext:value-type="string">
            <text:p><text:s text:c="3"/></text:p>
          </table:table-cell>
          <table:table-cell table:style-name="ce63" table:formula="of:=IF([$SKG.E750]&gt;=0;[$SKG.E750];&quot; &quot;)" office:value-type="float" office:value="0" calcext:value-type="float">
            <text:p><text:s/>- <text:s text:c="2"/></text:p>
          </table:table-cell>
          <table:table-cell table:style-name="ce68" table:formula="of:=[$SKG.K750]" office:value-type="float" office:value="0" calcext:value-type="float">
            <text:p>0</text:p>
          </table:table-cell>
          <table:table-cell table:style-name="ce68" table:formula="of:=[$SKG.B750]" office:value-type="float" office:value="0" calcext:value-type="float">
            <text:p>0</text:p>
          </table:table-cell>
          <table:table-cell table:style-name="ce68" table:formula="of:=[$SKG.H75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57];[$Grootboekschema.$A$1:.$B$109];2;0); &quot;&quot;)">
            <text:p/>
          </table:table-cell>
          <table:table-cell table:style-name="ce53" table:formula="of:=[$SKG.D75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51]&lt;0;-[$SKG.E751];&quot; &quot;)" office:value-type="string" office:string-value=" " calcext:value-type="string">
            <text:p><text:s text:c="3"/></text:p>
          </table:table-cell>
          <table:table-cell table:style-name="ce63" table:formula="of:=IF([$SKG.E751]&gt;=0;[$SKG.E751];&quot; &quot;)" office:value-type="float" office:value="0" calcext:value-type="float">
            <text:p><text:s/>- <text:s text:c="2"/></text:p>
          </table:table-cell>
          <table:table-cell table:style-name="ce68" table:formula="of:=[$SKG.K751]" office:value-type="float" office:value="0" calcext:value-type="float">
            <text:p>0</text:p>
          </table:table-cell>
          <table:table-cell table:style-name="ce68" table:formula="of:=[$SKG.B751]" office:value-type="float" office:value="0" calcext:value-type="float">
            <text:p>0</text:p>
          </table:table-cell>
          <table:table-cell table:style-name="ce68" table:formula="of:=[$SKG.H75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58];[$Grootboekschema.$A$1:.$B$109];2;0); &quot;&quot;)">
            <text:p/>
          </table:table-cell>
          <table:table-cell table:style-name="ce53" table:formula="of:=[$SKG.D75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52]&lt;0;-[$SKG.E752];&quot; &quot;)" office:value-type="string" office:string-value=" " calcext:value-type="string">
            <text:p><text:s text:c="3"/></text:p>
          </table:table-cell>
          <table:table-cell table:style-name="ce63" table:formula="of:=IF([$SKG.E752]&gt;=0;[$SKG.E752];&quot; &quot;)" office:value-type="float" office:value="0" calcext:value-type="float">
            <text:p><text:s/>- <text:s text:c="2"/></text:p>
          </table:table-cell>
          <table:table-cell table:style-name="ce68" table:formula="of:=[$SKG.K752]" office:value-type="float" office:value="0" calcext:value-type="float">
            <text:p>0</text:p>
          </table:table-cell>
          <table:table-cell table:style-name="ce68" table:formula="of:=[$SKG.B752]" office:value-type="float" office:value="0" calcext:value-type="float">
            <text:p>0</text:p>
          </table:table-cell>
          <table:table-cell table:style-name="ce68" table:formula="of:=[$SKG.H75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59];[$Grootboekschema.$A$1:.$B$109];2;0); &quot;&quot;)">
            <text:p/>
          </table:table-cell>
          <table:table-cell table:style-name="ce53" table:formula="of:=[$SKG.D75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53]&lt;0;-[$SKG.E753];&quot; &quot;)" office:value-type="string" office:string-value=" " calcext:value-type="string">
            <text:p><text:s text:c="3"/></text:p>
          </table:table-cell>
          <table:table-cell table:style-name="ce63" table:formula="of:=IF([$SKG.E753]&gt;=0;[$SKG.E753];&quot; &quot;)" office:value-type="float" office:value="0" calcext:value-type="float">
            <text:p><text:s/>- <text:s text:c="2"/></text:p>
          </table:table-cell>
          <table:table-cell table:style-name="ce68" table:formula="of:=[$SKG.K753]" office:value-type="float" office:value="0" calcext:value-type="float">
            <text:p>0</text:p>
          </table:table-cell>
          <table:table-cell table:style-name="ce68" table:formula="of:=[$SKG.B753]" office:value-type="float" office:value="0" calcext:value-type="float">
            <text:p>0</text:p>
          </table:table-cell>
          <table:table-cell table:style-name="ce68" table:formula="of:=[$SKG.H75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60];[$Grootboekschema.$A$1:.$B$109];2;0); &quot;&quot;)">
            <text:p/>
          </table:table-cell>
          <table:table-cell table:style-name="ce53" table:formula="of:=[$SKG.D75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54]&lt;0;-[$SKG.E754];&quot; &quot;)" office:value-type="string" office:string-value=" " calcext:value-type="string">
            <text:p><text:s text:c="3"/></text:p>
          </table:table-cell>
          <table:table-cell table:style-name="ce63" table:formula="of:=IF([$SKG.E754]&gt;=0;[$SKG.E754];&quot; &quot;)" office:value-type="float" office:value="0" calcext:value-type="float">
            <text:p><text:s/>- <text:s text:c="2"/></text:p>
          </table:table-cell>
          <table:table-cell table:style-name="ce68" table:formula="of:=[$SKG.K754]" office:value-type="float" office:value="0" calcext:value-type="float">
            <text:p>0</text:p>
          </table:table-cell>
          <table:table-cell table:style-name="ce68" table:formula="of:=[$SKG.B754]" office:value-type="float" office:value="0" calcext:value-type="float">
            <text:p>0</text:p>
          </table:table-cell>
          <table:table-cell table:style-name="ce68" table:formula="of:=[$SKG.H75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61];[$Grootboekschema.$A$1:.$B$109];2;0); &quot;&quot;)">
            <text:p/>
          </table:table-cell>
          <table:table-cell table:style-name="ce53" table:formula="of:=[$SKG.D75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55]&lt;0;-[$SKG.E755];&quot; &quot;)" office:value-type="string" office:string-value=" " calcext:value-type="string">
            <text:p><text:s text:c="3"/></text:p>
          </table:table-cell>
          <table:table-cell table:style-name="ce63" table:formula="of:=IF([$SKG.E755]&gt;=0;[$SKG.E755];&quot; &quot;)" office:value-type="float" office:value="0" calcext:value-type="float">
            <text:p><text:s/>- <text:s text:c="2"/></text:p>
          </table:table-cell>
          <table:table-cell table:style-name="ce68" table:formula="of:=[$SKG.K755]" office:value-type="float" office:value="0" calcext:value-type="float">
            <text:p>0</text:p>
          </table:table-cell>
          <table:table-cell table:style-name="ce68" table:formula="of:=[$SKG.B755]" office:value-type="float" office:value="0" calcext:value-type="float">
            <text:p>0</text:p>
          </table:table-cell>
          <table:table-cell table:style-name="ce68" table:formula="of:=[$SKG.H75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62];[$Grootboekschema.$A$1:.$B$109];2;0); &quot;&quot;)">
            <text:p/>
          </table:table-cell>
          <table:table-cell table:style-name="ce53" table:formula="of:=[$SKG.D75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56]&lt;0;-[$SKG.E756];&quot; &quot;)" office:value-type="string" office:string-value=" " calcext:value-type="string">
            <text:p><text:s text:c="3"/></text:p>
          </table:table-cell>
          <table:table-cell table:style-name="ce63" table:formula="of:=IF([$SKG.E756]&gt;=0;[$SKG.E756];&quot; &quot;)" office:value-type="float" office:value="0" calcext:value-type="float">
            <text:p><text:s/>- <text:s text:c="2"/></text:p>
          </table:table-cell>
          <table:table-cell table:style-name="ce68" table:formula="of:=[$SKG.K756]" office:value-type="float" office:value="0" calcext:value-type="float">
            <text:p>0</text:p>
          </table:table-cell>
          <table:table-cell table:style-name="ce68" table:formula="of:=[$SKG.B756]" office:value-type="float" office:value="0" calcext:value-type="float">
            <text:p>0</text:p>
          </table:table-cell>
          <table:table-cell table:style-name="ce68" table:formula="of:=[$SKG.H75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63];[$Grootboekschema.$A$1:.$B$109];2;0); &quot;&quot;)">
            <text:p/>
          </table:table-cell>
          <table:table-cell table:style-name="ce53" table:formula="of:=[$SKG.D75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57]&lt;0;-[$SKG.E757];&quot; &quot;)" office:value-type="string" office:string-value=" " calcext:value-type="string">
            <text:p><text:s text:c="3"/></text:p>
          </table:table-cell>
          <table:table-cell table:style-name="ce63" table:formula="of:=IF([$SKG.E757]&gt;=0;[$SKG.E757];&quot; &quot;)" office:value-type="float" office:value="0" calcext:value-type="float">
            <text:p><text:s/>- <text:s text:c="2"/></text:p>
          </table:table-cell>
          <table:table-cell table:style-name="ce68" table:formula="of:=[$SKG.K757]" office:value-type="float" office:value="0" calcext:value-type="float">
            <text:p>0</text:p>
          </table:table-cell>
          <table:table-cell table:style-name="ce68" table:formula="of:=[$SKG.B757]" office:value-type="float" office:value="0" calcext:value-type="float">
            <text:p>0</text:p>
          </table:table-cell>
          <table:table-cell table:style-name="ce68" table:formula="of:=[$SKG.H75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64];[$Grootboekschema.$A$1:.$B$109];2;0); &quot;&quot;)">
            <text:p/>
          </table:table-cell>
          <table:table-cell table:style-name="ce53" table:formula="of:=[$SKG.D75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58]&lt;0;-[$SKG.E758];&quot; &quot;)" office:value-type="string" office:string-value=" " calcext:value-type="string">
            <text:p><text:s text:c="3"/></text:p>
          </table:table-cell>
          <table:table-cell table:style-name="ce63" table:formula="of:=IF([$SKG.E758]&gt;=0;[$SKG.E758];&quot; &quot;)" office:value-type="float" office:value="0" calcext:value-type="float">
            <text:p><text:s/>- <text:s text:c="2"/></text:p>
          </table:table-cell>
          <table:table-cell table:style-name="ce68" table:formula="of:=[$SKG.K758]" office:value-type="float" office:value="0" calcext:value-type="float">
            <text:p>0</text:p>
          </table:table-cell>
          <table:table-cell table:style-name="ce68" table:formula="of:=[$SKG.B758]" office:value-type="float" office:value="0" calcext:value-type="float">
            <text:p>0</text:p>
          </table:table-cell>
          <table:table-cell table:style-name="ce68" table:formula="of:=[$SKG.H75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65];[$Grootboekschema.$A$1:.$B$109];2;0); &quot;&quot;)">
            <text:p/>
          </table:table-cell>
          <table:table-cell table:style-name="ce53" table:formula="of:=[$SKG.D75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59]&lt;0;-[$SKG.E759];&quot; &quot;)" office:value-type="string" office:string-value=" " calcext:value-type="string">
            <text:p><text:s text:c="3"/></text:p>
          </table:table-cell>
          <table:table-cell table:style-name="ce63" table:formula="of:=IF([$SKG.E759]&gt;=0;[$SKG.E759];&quot; &quot;)" office:value-type="float" office:value="0" calcext:value-type="float">
            <text:p><text:s/>- <text:s text:c="2"/></text:p>
          </table:table-cell>
          <table:table-cell table:style-name="ce68" table:formula="of:=[$SKG.K759]" office:value-type="float" office:value="0" calcext:value-type="float">
            <text:p>0</text:p>
          </table:table-cell>
          <table:table-cell table:style-name="ce68" table:formula="of:=[$SKG.B759]" office:value-type="float" office:value="0" calcext:value-type="float">
            <text:p>0</text:p>
          </table:table-cell>
          <table:table-cell table:style-name="ce68" table:formula="of:=[$SKG.H75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66];[$Grootboekschema.$A$1:.$B$109];2;0); &quot;&quot;)">
            <text:p/>
          </table:table-cell>
          <table:table-cell table:style-name="ce53" table:formula="of:=[$SKG.D76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60]&lt;0;-[$SKG.E760];&quot; &quot;)" office:value-type="string" office:string-value=" " calcext:value-type="string">
            <text:p><text:s text:c="3"/></text:p>
          </table:table-cell>
          <table:table-cell table:style-name="ce63" table:formula="of:=IF([$SKG.E760]&gt;=0;[$SKG.E760];&quot; &quot;)" office:value-type="float" office:value="0" calcext:value-type="float">
            <text:p><text:s/>- <text:s text:c="2"/></text:p>
          </table:table-cell>
          <table:table-cell table:style-name="ce68" table:formula="of:=[$SKG.K760]" office:value-type="float" office:value="0" calcext:value-type="float">
            <text:p>0</text:p>
          </table:table-cell>
          <table:table-cell table:style-name="ce68" table:formula="of:=[$SKG.B760]" office:value-type="float" office:value="0" calcext:value-type="float">
            <text:p>0</text:p>
          </table:table-cell>
          <table:table-cell table:style-name="ce68" table:formula="of:=[$SKG.H76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67];[$Grootboekschema.$A$1:.$B$109];2;0); &quot;&quot;)">
            <text:p/>
          </table:table-cell>
          <table:table-cell table:style-name="ce53" table:formula="of:=[$SKG.D76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61]&lt;0;-[$SKG.E761];&quot; &quot;)" office:value-type="string" office:string-value=" " calcext:value-type="string">
            <text:p><text:s text:c="3"/></text:p>
          </table:table-cell>
          <table:table-cell table:style-name="ce63" table:formula="of:=IF([$SKG.E761]&gt;=0;[$SKG.E761];&quot; &quot;)" office:value-type="float" office:value="0" calcext:value-type="float">
            <text:p><text:s/>- <text:s text:c="2"/></text:p>
          </table:table-cell>
          <table:table-cell table:style-name="ce68" table:formula="of:=[$SKG.K761]" office:value-type="float" office:value="0" calcext:value-type="float">
            <text:p>0</text:p>
          </table:table-cell>
          <table:table-cell table:style-name="ce68" table:formula="of:=[$SKG.B761]" office:value-type="float" office:value="0" calcext:value-type="float">
            <text:p>0</text:p>
          </table:table-cell>
          <table:table-cell table:style-name="ce68" table:formula="of:=[$SKG.H76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68];[$Grootboekschema.$A$1:.$B$109];2;0); &quot;&quot;)">
            <text:p/>
          </table:table-cell>
          <table:table-cell table:style-name="ce53" table:formula="of:=[$SKG.D76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62]&lt;0;-[$SKG.E762];&quot; &quot;)" office:value-type="string" office:string-value=" " calcext:value-type="string">
            <text:p><text:s text:c="3"/></text:p>
          </table:table-cell>
          <table:table-cell table:style-name="ce63" table:formula="of:=IF([$SKG.E762]&gt;=0;[$SKG.E762];&quot; &quot;)" office:value-type="float" office:value="0" calcext:value-type="float">
            <text:p><text:s/>- <text:s text:c="2"/></text:p>
          </table:table-cell>
          <table:table-cell table:style-name="ce68" table:formula="of:=[$SKG.K762]" office:value-type="float" office:value="0" calcext:value-type="float">
            <text:p>0</text:p>
          </table:table-cell>
          <table:table-cell table:style-name="ce68" table:formula="of:=[$SKG.B762]" office:value-type="float" office:value="0" calcext:value-type="float">
            <text:p>0</text:p>
          </table:table-cell>
          <table:table-cell table:style-name="ce68" table:formula="of:=[$SKG.H76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69];[$Grootboekschema.$A$1:.$B$109];2;0); &quot;&quot;)">
            <text:p/>
          </table:table-cell>
          <table:table-cell table:style-name="ce53" table:formula="of:=[$SKG.D76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63]&lt;0;-[$SKG.E763];&quot; &quot;)" office:value-type="string" office:string-value=" " calcext:value-type="string">
            <text:p><text:s text:c="3"/></text:p>
          </table:table-cell>
          <table:table-cell table:style-name="ce63" table:formula="of:=IF([$SKG.E763]&gt;=0;[$SKG.E763];&quot; &quot;)" office:value-type="float" office:value="0" calcext:value-type="float">
            <text:p><text:s/>- <text:s text:c="2"/></text:p>
          </table:table-cell>
          <table:table-cell table:style-name="ce68" table:formula="of:=[$SKG.K763]" office:value-type="float" office:value="0" calcext:value-type="float">
            <text:p>0</text:p>
          </table:table-cell>
          <table:table-cell table:style-name="ce68" table:formula="of:=[$SKG.B763]" office:value-type="float" office:value="0" calcext:value-type="float">
            <text:p>0</text:p>
          </table:table-cell>
          <table:table-cell table:style-name="ce68" table:formula="of:=[$SKG.H76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70];[$Grootboekschema.$A$1:.$B$109];2;0); &quot;&quot;)">
            <text:p/>
          </table:table-cell>
          <table:table-cell table:style-name="ce53" table:formula="of:=[$SKG.D76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64]&lt;0;-[$SKG.E764];&quot; &quot;)" office:value-type="string" office:string-value=" " calcext:value-type="string">
            <text:p><text:s text:c="3"/></text:p>
          </table:table-cell>
          <table:table-cell table:style-name="ce63" table:formula="of:=IF([$SKG.E764]&gt;=0;[$SKG.E764];&quot; &quot;)" office:value-type="float" office:value="0" calcext:value-type="float">
            <text:p><text:s/>- <text:s text:c="2"/></text:p>
          </table:table-cell>
          <table:table-cell table:style-name="ce68" table:formula="of:=[$SKG.K764]" office:value-type="float" office:value="0" calcext:value-type="float">
            <text:p>0</text:p>
          </table:table-cell>
          <table:table-cell table:style-name="ce68" table:formula="of:=[$SKG.B764]" office:value-type="float" office:value="0" calcext:value-type="float">
            <text:p>0</text:p>
          </table:table-cell>
          <table:table-cell table:style-name="ce68" table:formula="of:=[$SKG.H76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71];[$Grootboekschema.$A$1:.$B$109];2;0); &quot;&quot;)">
            <text:p/>
          </table:table-cell>
          <table:table-cell table:style-name="ce53" table:formula="of:=[$SKG.D76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65]&lt;0;-[$SKG.E765];&quot; &quot;)" office:value-type="string" office:string-value=" " calcext:value-type="string">
            <text:p><text:s text:c="3"/></text:p>
          </table:table-cell>
          <table:table-cell table:style-name="ce63" table:formula="of:=IF([$SKG.E765]&gt;=0;[$SKG.E765];&quot; &quot;)" office:value-type="float" office:value="0" calcext:value-type="float">
            <text:p><text:s/>- <text:s text:c="2"/></text:p>
          </table:table-cell>
          <table:table-cell table:style-name="ce68" table:formula="of:=[$SKG.K765]" office:value-type="float" office:value="0" calcext:value-type="float">
            <text:p>0</text:p>
          </table:table-cell>
          <table:table-cell table:style-name="ce68" table:formula="of:=[$SKG.B765]" office:value-type="float" office:value="0" calcext:value-type="float">
            <text:p>0</text:p>
          </table:table-cell>
          <table:table-cell table:style-name="ce68" table:formula="of:=[$SKG.H76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72];[$Grootboekschema.$A$1:.$B$109];2;0); &quot;&quot;)">
            <text:p/>
          </table:table-cell>
          <table:table-cell table:style-name="ce53" table:formula="of:=[$SKG.D76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66]&lt;0;-[$SKG.E766];&quot; &quot;)" office:value-type="string" office:string-value=" " calcext:value-type="string">
            <text:p><text:s text:c="3"/></text:p>
          </table:table-cell>
          <table:table-cell table:style-name="ce63" table:formula="of:=IF([$SKG.E766]&gt;=0;[$SKG.E766];&quot; &quot;)" office:value-type="float" office:value="0" calcext:value-type="float">
            <text:p><text:s/>- <text:s text:c="2"/></text:p>
          </table:table-cell>
          <table:table-cell table:style-name="ce68" table:formula="of:=[$SKG.K766]" office:value-type="float" office:value="0" calcext:value-type="float">
            <text:p>0</text:p>
          </table:table-cell>
          <table:table-cell table:style-name="ce68" table:formula="of:=[$SKG.B766]" office:value-type="float" office:value="0" calcext:value-type="float">
            <text:p>0</text:p>
          </table:table-cell>
          <table:table-cell table:style-name="ce68" table:formula="of:=[$SKG.H76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73];[$Grootboekschema.$A$1:.$B$109];2;0); &quot;&quot;)">
            <text:p/>
          </table:table-cell>
          <table:table-cell table:style-name="ce53" table:formula="of:=[$SKG.D76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67]&lt;0;-[$SKG.E767];&quot; &quot;)" office:value-type="string" office:string-value=" " calcext:value-type="string">
            <text:p><text:s text:c="3"/></text:p>
          </table:table-cell>
          <table:table-cell table:style-name="ce63" table:formula="of:=IF([$SKG.E767]&gt;=0;[$SKG.E767];&quot; &quot;)" office:value-type="float" office:value="0" calcext:value-type="float">
            <text:p><text:s/>- <text:s text:c="2"/></text:p>
          </table:table-cell>
          <table:table-cell table:style-name="ce68" table:formula="of:=[$SKG.K767]" office:value-type="float" office:value="0" calcext:value-type="float">
            <text:p>0</text:p>
          </table:table-cell>
          <table:table-cell table:style-name="ce68" table:formula="of:=[$SKG.B767]" office:value-type="float" office:value="0" calcext:value-type="float">
            <text:p>0</text:p>
          </table:table-cell>
          <table:table-cell table:style-name="ce68" table:formula="of:=[$SKG.H76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74];[$Grootboekschema.$A$1:.$B$109];2;0); &quot;&quot;)">
            <text:p/>
          </table:table-cell>
          <table:table-cell table:style-name="ce53" table:formula="of:=[$SKG.D76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68]&lt;0;-[$SKG.E768];&quot; &quot;)" office:value-type="string" office:string-value=" " calcext:value-type="string">
            <text:p><text:s text:c="3"/></text:p>
          </table:table-cell>
          <table:table-cell table:style-name="ce63" table:formula="of:=IF([$SKG.E768]&gt;=0;[$SKG.E768];&quot; &quot;)" office:value-type="float" office:value="0" calcext:value-type="float">
            <text:p><text:s/>- <text:s text:c="2"/></text:p>
          </table:table-cell>
          <table:table-cell table:style-name="ce68" table:formula="of:=[$SKG.K768]" office:value-type="float" office:value="0" calcext:value-type="float">
            <text:p>0</text:p>
          </table:table-cell>
          <table:table-cell table:style-name="ce68" table:formula="of:=[$SKG.B768]" office:value-type="float" office:value="0" calcext:value-type="float">
            <text:p>0</text:p>
          </table:table-cell>
          <table:table-cell table:style-name="ce68" table:formula="of:=[$SKG.H76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75];[$Grootboekschema.$A$1:.$B$109];2;0); &quot;&quot;)">
            <text:p/>
          </table:table-cell>
          <table:table-cell table:style-name="ce53" table:formula="of:=[$SKG.D76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69]&lt;0;-[$SKG.E769];&quot; &quot;)" office:value-type="string" office:string-value=" " calcext:value-type="string">
            <text:p><text:s text:c="3"/></text:p>
          </table:table-cell>
          <table:table-cell table:style-name="ce63" table:formula="of:=IF([$SKG.E769]&gt;=0;[$SKG.E769];&quot; &quot;)" office:value-type="float" office:value="0" calcext:value-type="float">
            <text:p><text:s/>- <text:s text:c="2"/></text:p>
          </table:table-cell>
          <table:table-cell table:style-name="ce68" table:formula="of:=[$SKG.K769]" office:value-type="float" office:value="0" calcext:value-type="float">
            <text:p>0</text:p>
          </table:table-cell>
          <table:table-cell table:style-name="ce68" table:formula="of:=[$SKG.B769]" office:value-type="float" office:value="0" calcext:value-type="float">
            <text:p>0</text:p>
          </table:table-cell>
          <table:table-cell table:style-name="ce68" table:formula="of:=[$SKG.H76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76];[$Grootboekschema.$A$1:.$B$109];2;0); &quot;&quot;)">
            <text:p/>
          </table:table-cell>
          <table:table-cell table:style-name="ce53" table:formula="of:=[$SKG.D77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70]&lt;0;-[$SKG.E770];&quot; &quot;)" office:value-type="string" office:string-value=" " calcext:value-type="string">
            <text:p><text:s text:c="3"/></text:p>
          </table:table-cell>
          <table:table-cell table:style-name="ce63" table:formula="of:=IF([$SKG.E770]&gt;=0;[$SKG.E770];&quot; &quot;)" office:value-type="float" office:value="0" calcext:value-type="float">
            <text:p><text:s/>- <text:s text:c="2"/></text:p>
          </table:table-cell>
          <table:table-cell table:style-name="ce68" table:formula="of:=[$SKG.K770]" office:value-type="float" office:value="0" calcext:value-type="float">
            <text:p>0</text:p>
          </table:table-cell>
          <table:table-cell table:style-name="ce68" table:formula="of:=[$SKG.B770]" office:value-type="float" office:value="0" calcext:value-type="float">
            <text:p>0</text:p>
          </table:table-cell>
          <table:table-cell table:style-name="ce68" table:formula="of:=[$SKG.H77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77];[$Grootboekschema.$A$1:.$B$109];2;0); &quot;&quot;)">
            <text:p/>
          </table:table-cell>
          <table:table-cell table:style-name="ce53" table:formula="of:=[$SKG.D77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71]&lt;0;-[$SKG.E771];&quot; &quot;)" office:value-type="string" office:string-value=" " calcext:value-type="string">
            <text:p><text:s text:c="3"/></text:p>
          </table:table-cell>
          <table:table-cell table:style-name="ce63" table:formula="of:=IF([$SKG.E771]&gt;=0;[$SKG.E771];&quot; &quot;)" office:value-type="float" office:value="0" calcext:value-type="float">
            <text:p><text:s/>- <text:s text:c="2"/></text:p>
          </table:table-cell>
          <table:table-cell table:style-name="ce68" table:formula="of:=[$SKG.K771]" office:value-type="float" office:value="0" calcext:value-type="float">
            <text:p>0</text:p>
          </table:table-cell>
          <table:table-cell table:style-name="ce68" table:formula="of:=[$SKG.B771]" office:value-type="float" office:value="0" calcext:value-type="float">
            <text:p>0</text:p>
          </table:table-cell>
          <table:table-cell table:style-name="ce68" table:formula="of:=[$SKG.H77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78];[$Grootboekschema.$A$1:.$B$109];2;0); &quot;&quot;)">
            <text:p/>
          </table:table-cell>
          <table:table-cell table:style-name="ce53" table:formula="of:=[$SKG.D77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72]&lt;0;-[$SKG.E772];&quot; &quot;)" office:value-type="string" office:string-value=" " calcext:value-type="string">
            <text:p><text:s text:c="3"/></text:p>
          </table:table-cell>
          <table:table-cell table:style-name="ce63" table:formula="of:=IF([$SKG.E772]&gt;=0;[$SKG.E772];&quot; &quot;)" office:value-type="float" office:value="0" calcext:value-type="float">
            <text:p><text:s/>- <text:s text:c="2"/></text:p>
          </table:table-cell>
          <table:table-cell table:style-name="ce68" table:formula="of:=[$SKG.K772]" office:value-type="float" office:value="0" calcext:value-type="float">
            <text:p>0</text:p>
          </table:table-cell>
          <table:table-cell table:style-name="ce68" table:formula="of:=[$SKG.B772]" office:value-type="float" office:value="0" calcext:value-type="float">
            <text:p>0</text:p>
          </table:table-cell>
          <table:table-cell table:style-name="ce68" table:formula="of:=[$SKG.H77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79];[$Grootboekschema.$A$1:.$B$109];2;0); &quot;&quot;)">
            <text:p/>
          </table:table-cell>
          <table:table-cell table:style-name="ce53" table:formula="of:=[$SKG.D77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73]&lt;0;-[$SKG.E773];&quot; &quot;)" office:value-type="string" office:string-value=" " calcext:value-type="string">
            <text:p><text:s text:c="3"/></text:p>
          </table:table-cell>
          <table:table-cell table:style-name="ce63" table:formula="of:=IF([$SKG.E773]&gt;=0;[$SKG.E773];&quot; &quot;)" office:value-type="float" office:value="0" calcext:value-type="float">
            <text:p><text:s/>- <text:s text:c="2"/></text:p>
          </table:table-cell>
          <table:table-cell table:style-name="ce68" table:formula="of:=[$SKG.K773]" office:value-type="float" office:value="0" calcext:value-type="float">
            <text:p>0</text:p>
          </table:table-cell>
          <table:table-cell table:style-name="ce68" table:formula="of:=[$SKG.B773]" office:value-type="float" office:value="0" calcext:value-type="float">
            <text:p>0</text:p>
          </table:table-cell>
          <table:table-cell table:style-name="ce68" table:formula="of:=[$SKG.H77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80];[$Grootboekschema.$A$1:.$B$109];2;0); &quot;&quot;)">
            <text:p/>
          </table:table-cell>
          <table:table-cell table:style-name="ce53" table:formula="of:=[$SKG.D77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74]&lt;0;-[$SKG.E774];&quot; &quot;)" office:value-type="string" office:string-value=" " calcext:value-type="string">
            <text:p><text:s text:c="3"/></text:p>
          </table:table-cell>
          <table:table-cell table:style-name="ce63" table:formula="of:=IF([$SKG.E774]&gt;=0;[$SKG.E774];&quot; &quot;)" office:value-type="float" office:value="0" calcext:value-type="float">
            <text:p><text:s/>- <text:s text:c="2"/></text:p>
          </table:table-cell>
          <table:table-cell table:style-name="ce68" table:formula="of:=[$SKG.K774]" office:value-type="float" office:value="0" calcext:value-type="float">
            <text:p>0</text:p>
          </table:table-cell>
          <table:table-cell table:style-name="ce68" table:formula="of:=[$SKG.B774]" office:value-type="float" office:value="0" calcext:value-type="float">
            <text:p>0</text:p>
          </table:table-cell>
          <table:table-cell table:style-name="ce68" table:formula="of:=[$SKG.H77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81];[$Grootboekschema.$A$1:.$B$109];2;0); &quot;&quot;)">
            <text:p/>
          </table:table-cell>
          <table:table-cell table:style-name="ce53" table:formula="of:=[$SKG.D77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75]&lt;0;-[$SKG.E775];&quot; &quot;)" office:value-type="string" office:string-value=" " calcext:value-type="string">
            <text:p><text:s text:c="3"/></text:p>
          </table:table-cell>
          <table:table-cell table:style-name="ce63" table:formula="of:=IF([$SKG.E775]&gt;=0;[$SKG.E775];&quot; &quot;)" office:value-type="float" office:value="0" calcext:value-type="float">
            <text:p><text:s/>- <text:s text:c="2"/></text:p>
          </table:table-cell>
          <table:table-cell table:style-name="ce68" table:formula="of:=[$SKG.K775]" office:value-type="float" office:value="0" calcext:value-type="float">
            <text:p>0</text:p>
          </table:table-cell>
          <table:table-cell table:style-name="ce68" table:formula="of:=[$SKG.B775]" office:value-type="float" office:value="0" calcext:value-type="float">
            <text:p>0</text:p>
          </table:table-cell>
          <table:table-cell table:style-name="ce68" table:formula="of:=[$SKG.H77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82];[$Grootboekschema.$A$1:.$B$109];2;0); &quot;&quot;)">
            <text:p/>
          </table:table-cell>
          <table:table-cell table:style-name="ce53" table:formula="of:=[$SKG.D77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76]&lt;0;-[$SKG.E776];&quot; &quot;)" office:value-type="string" office:string-value=" " calcext:value-type="string">
            <text:p><text:s text:c="3"/></text:p>
          </table:table-cell>
          <table:table-cell table:style-name="ce63" table:formula="of:=IF([$SKG.E776]&gt;=0;[$SKG.E776];&quot; &quot;)" office:value-type="float" office:value="0" calcext:value-type="float">
            <text:p><text:s/>- <text:s text:c="2"/></text:p>
          </table:table-cell>
          <table:table-cell table:style-name="ce68" table:formula="of:=[$SKG.K776]" office:value-type="float" office:value="0" calcext:value-type="float">
            <text:p>0</text:p>
          </table:table-cell>
          <table:table-cell table:style-name="ce68" table:formula="of:=[$SKG.B776]" office:value-type="float" office:value="0" calcext:value-type="float">
            <text:p>0</text:p>
          </table:table-cell>
          <table:table-cell table:style-name="ce68" table:formula="of:=[$SKG.H77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83];[$Grootboekschema.$A$1:.$B$109];2;0); &quot;&quot;)">
            <text:p/>
          </table:table-cell>
          <table:table-cell table:style-name="ce53" table:formula="of:=[$SKG.D77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77]&lt;0;-[$SKG.E777];&quot; &quot;)" office:value-type="string" office:string-value=" " calcext:value-type="string">
            <text:p><text:s text:c="3"/></text:p>
          </table:table-cell>
          <table:table-cell table:style-name="ce63" table:formula="of:=IF([$SKG.E777]&gt;=0;[$SKG.E777];&quot; &quot;)" office:value-type="float" office:value="0" calcext:value-type="float">
            <text:p><text:s/>- <text:s text:c="2"/></text:p>
          </table:table-cell>
          <table:table-cell table:style-name="ce68" table:formula="of:=[$SKG.K777]" office:value-type="float" office:value="0" calcext:value-type="float">
            <text:p>0</text:p>
          </table:table-cell>
          <table:table-cell table:style-name="ce68" table:formula="of:=[$SKG.B777]" office:value-type="float" office:value="0" calcext:value-type="float">
            <text:p>0</text:p>
          </table:table-cell>
          <table:table-cell table:style-name="ce68" table:formula="of:=[$SKG.H77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84];[$Grootboekschema.$A$1:.$B$109];2;0); &quot;&quot;)">
            <text:p/>
          </table:table-cell>
          <table:table-cell table:style-name="ce53" table:formula="of:=[$SKG.D77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78]&lt;0;-[$SKG.E778];&quot; &quot;)" office:value-type="string" office:string-value=" " calcext:value-type="string">
            <text:p><text:s text:c="3"/></text:p>
          </table:table-cell>
          <table:table-cell table:style-name="ce63" table:formula="of:=IF([$SKG.E778]&gt;=0;[$SKG.E778];&quot; &quot;)" office:value-type="float" office:value="0" calcext:value-type="float">
            <text:p><text:s/>- <text:s text:c="2"/></text:p>
          </table:table-cell>
          <table:table-cell table:style-name="ce68" table:formula="of:=[$SKG.K778]" office:value-type="float" office:value="0" calcext:value-type="float">
            <text:p>0</text:p>
          </table:table-cell>
          <table:table-cell table:style-name="ce68" table:formula="of:=[$SKG.B778]" office:value-type="float" office:value="0" calcext:value-type="float">
            <text:p>0</text:p>
          </table:table-cell>
          <table:table-cell table:style-name="ce68" table:formula="of:=[$SKG.H77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85];[$Grootboekschema.$A$1:.$B$109];2;0); &quot;&quot;)">
            <text:p/>
          </table:table-cell>
          <table:table-cell table:style-name="ce53" table:formula="of:=[$SKG.D77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79]&lt;0;-[$SKG.E779];&quot; &quot;)" office:value-type="string" office:string-value=" " calcext:value-type="string">
            <text:p><text:s text:c="3"/></text:p>
          </table:table-cell>
          <table:table-cell table:style-name="ce63" table:formula="of:=IF([$SKG.E779]&gt;=0;[$SKG.E779];&quot; &quot;)" office:value-type="float" office:value="0" calcext:value-type="float">
            <text:p><text:s/>- <text:s text:c="2"/></text:p>
          </table:table-cell>
          <table:table-cell table:style-name="ce68" table:formula="of:=[$SKG.K779]" office:value-type="float" office:value="0" calcext:value-type="float">
            <text:p>0</text:p>
          </table:table-cell>
          <table:table-cell table:style-name="ce68" table:formula="of:=[$SKG.B779]" office:value-type="float" office:value="0" calcext:value-type="float">
            <text:p>0</text:p>
          </table:table-cell>
          <table:table-cell table:style-name="ce68" table:formula="of:=[$SKG.H77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86];[$Grootboekschema.$A$1:.$B$109];2;0); &quot;&quot;)">
            <text:p/>
          </table:table-cell>
          <table:table-cell table:style-name="ce53" table:formula="of:=[$SKG.D78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80]&lt;0;-[$SKG.E780];&quot; &quot;)" office:value-type="string" office:string-value=" " calcext:value-type="string">
            <text:p><text:s text:c="3"/></text:p>
          </table:table-cell>
          <table:table-cell table:style-name="ce63" table:formula="of:=IF([$SKG.E780]&gt;=0;[$SKG.E780];&quot; &quot;)" office:value-type="float" office:value="0" calcext:value-type="float">
            <text:p><text:s/>- <text:s text:c="2"/></text:p>
          </table:table-cell>
          <table:table-cell table:style-name="ce68" table:formula="of:=[$SKG.K780]" office:value-type="float" office:value="0" calcext:value-type="float">
            <text:p>0</text:p>
          </table:table-cell>
          <table:table-cell table:style-name="ce68" table:formula="of:=[$SKG.B780]" office:value-type="float" office:value="0" calcext:value-type="float">
            <text:p>0</text:p>
          </table:table-cell>
          <table:table-cell table:style-name="ce68" table:formula="of:=[$SKG.H78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87];[$Grootboekschema.$A$1:.$B$109];2;0); &quot;&quot;)">
            <text:p/>
          </table:table-cell>
          <table:table-cell table:style-name="ce53" table:formula="of:=[$SKG.D78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81]&lt;0;-[$SKG.E781];&quot; &quot;)" office:value-type="string" office:string-value=" " calcext:value-type="string">
            <text:p><text:s text:c="3"/></text:p>
          </table:table-cell>
          <table:table-cell table:style-name="ce63" table:formula="of:=IF([$SKG.E781]&gt;=0;[$SKG.E781];&quot; &quot;)" office:value-type="float" office:value="0" calcext:value-type="float">
            <text:p><text:s/>- <text:s text:c="2"/></text:p>
          </table:table-cell>
          <table:table-cell table:style-name="ce68" table:formula="of:=[$SKG.K781]" office:value-type="float" office:value="0" calcext:value-type="float">
            <text:p>0</text:p>
          </table:table-cell>
          <table:table-cell table:style-name="ce68" table:formula="of:=[$SKG.B781]" office:value-type="float" office:value="0" calcext:value-type="float">
            <text:p>0</text:p>
          </table:table-cell>
          <table:table-cell table:style-name="ce68" table:formula="of:=[$SKG.H78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88];[$Grootboekschema.$A$1:.$B$109];2;0); &quot;&quot;)">
            <text:p/>
          </table:table-cell>
          <table:table-cell table:style-name="ce53" table:formula="of:=[$SKG.D78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82]&lt;0;-[$SKG.E782];&quot; &quot;)" office:value-type="string" office:string-value=" " calcext:value-type="string">
            <text:p><text:s text:c="3"/></text:p>
          </table:table-cell>
          <table:table-cell table:style-name="ce63" table:formula="of:=IF([$SKG.E782]&gt;=0;[$SKG.E782];&quot; &quot;)" office:value-type="float" office:value="0" calcext:value-type="float">
            <text:p><text:s/>- <text:s text:c="2"/></text:p>
          </table:table-cell>
          <table:table-cell table:style-name="ce68" table:formula="of:=[$SKG.K782]" office:value-type="float" office:value="0" calcext:value-type="float">
            <text:p>0</text:p>
          </table:table-cell>
          <table:table-cell table:style-name="ce68" table:formula="of:=[$SKG.B782]" office:value-type="float" office:value="0" calcext:value-type="float">
            <text:p>0</text:p>
          </table:table-cell>
          <table:table-cell table:style-name="ce68" table:formula="of:=[$SKG.H78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89];[$Grootboekschema.$A$1:.$B$109];2;0); &quot;&quot;)">
            <text:p/>
          </table:table-cell>
          <table:table-cell table:style-name="ce53" table:formula="of:=[$SKG.D78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83]&lt;0;-[$SKG.E783];&quot; &quot;)" office:value-type="string" office:string-value=" " calcext:value-type="string">
            <text:p><text:s text:c="3"/></text:p>
          </table:table-cell>
          <table:table-cell table:style-name="ce63" table:formula="of:=IF([$SKG.E783]&gt;=0;[$SKG.E783];&quot; &quot;)" office:value-type="float" office:value="0" calcext:value-type="float">
            <text:p><text:s/>- <text:s text:c="2"/></text:p>
          </table:table-cell>
          <table:table-cell table:style-name="ce68" table:formula="of:=[$SKG.K783]" office:value-type="float" office:value="0" calcext:value-type="float">
            <text:p>0</text:p>
          </table:table-cell>
          <table:table-cell table:style-name="ce68" table:formula="of:=[$SKG.B783]" office:value-type="float" office:value="0" calcext:value-type="float">
            <text:p>0</text:p>
          </table:table-cell>
          <table:table-cell table:style-name="ce68" table:formula="of:=[$SKG.H78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90];[$Grootboekschema.$A$1:.$B$109];2;0); &quot;&quot;)">
            <text:p/>
          </table:table-cell>
          <table:table-cell table:style-name="ce53" table:formula="of:=[$SKG.D78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84]&lt;0;-[$SKG.E784];&quot; &quot;)" office:value-type="string" office:string-value=" " calcext:value-type="string">
            <text:p><text:s text:c="3"/></text:p>
          </table:table-cell>
          <table:table-cell table:style-name="ce63" table:formula="of:=IF([$SKG.E784]&gt;=0;[$SKG.E784];&quot; &quot;)" office:value-type="float" office:value="0" calcext:value-type="float">
            <text:p><text:s/>- <text:s text:c="2"/></text:p>
          </table:table-cell>
          <table:table-cell table:style-name="ce68" table:formula="of:=[$SKG.K784]" office:value-type="float" office:value="0" calcext:value-type="float">
            <text:p>0</text:p>
          </table:table-cell>
          <table:table-cell table:style-name="ce68" table:formula="of:=[$SKG.B784]" office:value-type="float" office:value="0" calcext:value-type="float">
            <text:p>0</text:p>
          </table:table-cell>
          <table:table-cell table:style-name="ce68" table:formula="of:=[$SKG.H78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91];[$Grootboekschema.$A$1:.$B$109];2;0); &quot;&quot;)">
            <text:p/>
          </table:table-cell>
          <table:table-cell table:style-name="ce53" table:formula="of:=[$SKG.D78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85]&lt;0;-[$SKG.E785];&quot; &quot;)" office:value-type="string" office:string-value=" " calcext:value-type="string">
            <text:p><text:s text:c="3"/></text:p>
          </table:table-cell>
          <table:table-cell table:style-name="ce63" table:formula="of:=IF([$SKG.E785]&gt;=0;[$SKG.E785];&quot; &quot;)" office:value-type="float" office:value="0" calcext:value-type="float">
            <text:p><text:s/>- <text:s text:c="2"/></text:p>
          </table:table-cell>
          <table:table-cell table:style-name="ce68" table:formula="of:=[$SKG.K785]" office:value-type="float" office:value="0" calcext:value-type="float">
            <text:p>0</text:p>
          </table:table-cell>
          <table:table-cell table:style-name="ce68" table:formula="of:=[$SKG.B785]" office:value-type="float" office:value="0" calcext:value-type="float">
            <text:p>0</text:p>
          </table:table-cell>
          <table:table-cell table:style-name="ce68" table:formula="of:=[$SKG.H78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92];[$Grootboekschema.$A$1:.$B$109];2;0); &quot;&quot;)">
            <text:p/>
          </table:table-cell>
          <table:table-cell table:style-name="ce53" table:formula="of:=[$SKG.D78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86]&lt;0;-[$SKG.E786];&quot; &quot;)" office:value-type="string" office:string-value=" " calcext:value-type="string">
            <text:p><text:s text:c="3"/></text:p>
          </table:table-cell>
          <table:table-cell table:style-name="ce63" table:formula="of:=IF([$SKG.E786]&gt;=0;[$SKG.E786];&quot; &quot;)" office:value-type="float" office:value="0" calcext:value-type="float">
            <text:p><text:s/>- <text:s text:c="2"/></text:p>
          </table:table-cell>
          <table:table-cell table:style-name="ce68" table:formula="of:=[$SKG.K786]" office:value-type="float" office:value="0" calcext:value-type="float">
            <text:p>0</text:p>
          </table:table-cell>
          <table:table-cell table:style-name="ce68" table:formula="of:=[$SKG.B786]" office:value-type="float" office:value="0" calcext:value-type="float">
            <text:p>0</text:p>
          </table:table-cell>
          <table:table-cell table:style-name="ce68" table:formula="of:=[$SKG.H78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93];[$Grootboekschema.$A$1:.$B$109];2;0); &quot;&quot;)">
            <text:p/>
          </table:table-cell>
          <table:table-cell table:style-name="ce53" table:formula="of:=[$SKG.D78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87]&lt;0;-[$SKG.E787];&quot; &quot;)" office:value-type="string" office:string-value=" " calcext:value-type="string">
            <text:p><text:s text:c="3"/></text:p>
          </table:table-cell>
          <table:table-cell table:style-name="ce63" table:formula="of:=IF([$SKG.E787]&gt;=0;[$SKG.E787];&quot; &quot;)" office:value-type="float" office:value="0" calcext:value-type="float">
            <text:p><text:s/>- <text:s text:c="2"/></text:p>
          </table:table-cell>
          <table:table-cell table:style-name="ce68" table:formula="of:=[$SKG.K787]" office:value-type="float" office:value="0" calcext:value-type="float">
            <text:p>0</text:p>
          </table:table-cell>
          <table:table-cell table:style-name="ce68" table:formula="of:=[$SKG.B787]" office:value-type="float" office:value="0" calcext:value-type="float">
            <text:p>0</text:p>
          </table:table-cell>
          <table:table-cell table:style-name="ce68" table:formula="of:=[$SKG.H78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94];[$Grootboekschema.$A$1:.$B$109];2;0); &quot;&quot;)">
            <text:p/>
          </table:table-cell>
          <table:table-cell table:style-name="ce53" table:formula="of:=[$SKG.D78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88]&lt;0;-[$SKG.E788];&quot; &quot;)" office:value-type="string" office:string-value=" " calcext:value-type="string">
            <text:p><text:s text:c="3"/></text:p>
          </table:table-cell>
          <table:table-cell table:style-name="ce63" table:formula="of:=IF([$SKG.E788]&gt;=0;[$SKG.E788];&quot; &quot;)" office:value-type="float" office:value="0" calcext:value-type="float">
            <text:p><text:s/>- <text:s text:c="2"/></text:p>
          </table:table-cell>
          <table:table-cell table:style-name="ce68" table:formula="of:=[$SKG.K788]" office:value-type="float" office:value="0" calcext:value-type="float">
            <text:p>0</text:p>
          </table:table-cell>
          <table:table-cell table:style-name="ce68" table:formula="of:=[$SKG.B788]" office:value-type="float" office:value="0" calcext:value-type="float">
            <text:p>0</text:p>
          </table:table-cell>
          <table:table-cell table:style-name="ce68" table:formula="of:=[$SKG.H78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95];[$Grootboekschema.$A$1:.$B$109];2;0); &quot;&quot;)">
            <text:p/>
          </table:table-cell>
          <table:table-cell table:style-name="ce53" table:formula="of:=[$SKG.D78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89]&lt;0;-[$SKG.E789];&quot; &quot;)" office:value-type="string" office:string-value=" " calcext:value-type="string">
            <text:p><text:s text:c="3"/></text:p>
          </table:table-cell>
          <table:table-cell table:style-name="ce63" table:formula="of:=IF([$SKG.E789]&gt;=0;[$SKG.E789];&quot; &quot;)" office:value-type="float" office:value="0" calcext:value-type="float">
            <text:p><text:s/>- <text:s text:c="2"/></text:p>
          </table:table-cell>
          <table:table-cell table:style-name="ce68" table:formula="of:=[$SKG.K789]" office:value-type="float" office:value="0" calcext:value-type="float">
            <text:p>0</text:p>
          </table:table-cell>
          <table:table-cell table:style-name="ce68" table:formula="of:=[$SKG.B789]" office:value-type="float" office:value="0" calcext:value-type="float">
            <text:p>0</text:p>
          </table:table-cell>
          <table:table-cell table:style-name="ce68" table:formula="of:=[$SKG.H78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96];[$Grootboekschema.$A$1:.$B$109];2;0); &quot;&quot;)">
            <text:p/>
          </table:table-cell>
          <table:table-cell table:style-name="ce53" table:formula="of:=[$SKG.D79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90]&lt;0;-[$SKG.E790];&quot; &quot;)" office:value-type="string" office:string-value=" " calcext:value-type="string">
            <text:p><text:s text:c="3"/></text:p>
          </table:table-cell>
          <table:table-cell table:style-name="ce63" table:formula="of:=IF([$SKG.E790]&gt;=0;[$SKG.E790];&quot; &quot;)" office:value-type="float" office:value="0" calcext:value-type="float">
            <text:p><text:s/>- <text:s text:c="2"/></text:p>
          </table:table-cell>
          <table:table-cell table:style-name="ce68" table:formula="of:=[$SKG.K790]" office:value-type="float" office:value="0" calcext:value-type="float">
            <text:p>0</text:p>
          </table:table-cell>
          <table:table-cell table:style-name="ce68" table:formula="of:=[$SKG.B790]" office:value-type="float" office:value="0" calcext:value-type="float">
            <text:p>0</text:p>
          </table:table-cell>
          <table:table-cell table:style-name="ce68" table:formula="of:=[$SKG.H79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97];[$Grootboekschema.$A$1:.$B$109];2;0); &quot;&quot;)">
            <text:p/>
          </table:table-cell>
          <table:table-cell table:style-name="ce53" table:formula="of:=[$SKG.D79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91]&lt;0;-[$SKG.E791];&quot; &quot;)" office:value-type="string" office:string-value=" " calcext:value-type="string">
            <text:p><text:s text:c="3"/></text:p>
          </table:table-cell>
          <table:table-cell table:style-name="ce63" table:formula="of:=IF([$SKG.E791]&gt;=0;[$SKG.E791];&quot; &quot;)" office:value-type="float" office:value="0" calcext:value-type="float">
            <text:p><text:s/>- <text:s text:c="2"/></text:p>
          </table:table-cell>
          <table:table-cell table:style-name="ce68" table:formula="of:=[$SKG.K791]" office:value-type="float" office:value="0" calcext:value-type="float">
            <text:p>0</text:p>
          </table:table-cell>
          <table:table-cell table:style-name="ce68" table:formula="of:=[$SKG.B791]" office:value-type="float" office:value="0" calcext:value-type="float">
            <text:p>0</text:p>
          </table:table-cell>
          <table:table-cell table:style-name="ce68" table:formula="of:=[$SKG.H79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98];[$Grootboekschema.$A$1:.$B$109];2;0); &quot;&quot;)">
            <text:p/>
          </table:table-cell>
          <table:table-cell table:style-name="ce53" table:formula="of:=[$SKG.D79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92]&lt;0;-[$SKG.E792];&quot; &quot;)" office:value-type="string" office:string-value=" " calcext:value-type="string">
            <text:p><text:s text:c="3"/></text:p>
          </table:table-cell>
          <table:table-cell table:style-name="ce63" table:formula="of:=IF([$SKG.E792]&gt;=0;[$SKG.E792];&quot; &quot;)" office:value-type="float" office:value="0" calcext:value-type="float">
            <text:p><text:s/>- <text:s text:c="2"/></text:p>
          </table:table-cell>
          <table:table-cell table:style-name="ce68" table:formula="of:=[$SKG.K792]" office:value-type="float" office:value="0" calcext:value-type="float">
            <text:p>0</text:p>
          </table:table-cell>
          <table:table-cell table:style-name="ce68" table:formula="of:=[$SKG.B792]" office:value-type="float" office:value="0" calcext:value-type="float">
            <text:p>0</text:p>
          </table:table-cell>
          <table:table-cell table:style-name="ce68" table:formula="of:=[$SKG.H79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899];[$Grootboekschema.$A$1:.$B$109];2;0); &quot;&quot;)">
            <text:p/>
          </table:table-cell>
          <table:table-cell table:style-name="ce53" table:formula="of:=[$SKG.D79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93]&lt;0;-[$SKG.E793];&quot; &quot;)" office:value-type="string" office:string-value=" " calcext:value-type="string">
            <text:p><text:s text:c="3"/></text:p>
          </table:table-cell>
          <table:table-cell table:style-name="ce63" table:formula="of:=IF([$SKG.E793]&gt;=0;[$SKG.E793];&quot; &quot;)" office:value-type="float" office:value="0" calcext:value-type="float">
            <text:p><text:s/>- <text:s text:c="2"/></text:p>
          </table:table-cell>
          <table:table-cell table:style-name="ce68" table:formula="of:=[$SKG.K793]" office:value-type="float" office:value="0" calcext:value-type="float">
            <text:p>0</text:p>
          </table:table-cell>
          <table:table-cell table:style-name="ce68" table:formula="of:=[$SKG.B793]" office:value-type="float" office:value="0" calcext:value-type="float">
            <text:p>0</text:p>
          </table:table-cell>
          <table:table-cell table:style-name="ce68" table:formula="of:=[$SKG.H79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00];[$Grootboekschema.$A$1:.$B$109];2;0); &quot;&quot;)">
            <text:p/>
          </table:table-cell>
          <table:table-cell table:style-name="ce53" table:formula="of:=[$SKG.D79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94]&lt;0;-[$SKG.E794];&quot; &quot;)" office:value-type="string" office:string-value=" " calcext:value-type="string">
            <text:p><text:s text:c="3"/></text:p>
          </table:table-cell>
          <table:table-cell table:style-name="ce63" table:formula="of:=IF([$SKG.E794]&gt;=0;[$SKG.E794];&quot; &quot;)" office:value-type="float" office:value="0" calcext:value-type="float">
            <text:p><text:s/>- <text:s text:c="2"/></text:p>
          </table:table-cell>
          <table:table-cell table:style-name="ce68" table:formula="of:=[$SKG.K794]" office:value-type="float" office:value="0" calcext:value-type="float">
            <text:p>0</text:p>
          </table:table-cell>
          <table:table-cell table:style-name="ce68" table:formula="of:=[$SKG.B794]" office:value-type="float" office:value="0" calcext:value-type="float">
            <text:p>0</text:p>
          </table:table-cell>
          <table:table-cell table:style-name="ce68" table:formula="of:=[$SKG.H79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01];[$Grootboekschema.$A$1:.$B$109];2;0); &quot;&quot;)">
            <text:p/>
          </table:table-cell>
          <table:table-cell table:style-name="ce53" table:formula="of:=[$SKG.D79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95]&lt;0;-[$SKG.E795];&quot; &quot;)" office:value-type="string" office:string-value=" " calcext:value-type="string">
            <text:p><text:s text:c="3"/></text:p>
          </table:table-cell>
          <table:table-cell table:style-name="ce63" table:formula="of:=IF([$SKG.E795]&gt;=0;[$SKG.E795];&quot; &quot;)" office:value-type="float" office:value="0" calcext:value-type="float">
            <text:p><text:s/>- <text:s text:c="2"/></text:p>
          </table:table-cell>
          <table:table-cell table:style-name="ce68" table:formula="of:=[$SKG.K795]" office:value-type="float" office:value="0" calcext:value-type="float">
            <text:p>0</text:p>
          </table:table-cell>
          <table:table-cell table:style-name="ce68" table:formula="of:=[$SKG.B795]" office:value-type="float" office:value="0" calcext:value-type="float">
            <text:p>0</text:p>
          </table:table-cell>
          <table:table-cell table:style-name="ce68" table:formula="of:=[$SKG.H79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02];[$Grootboekschema.$A$1:.$B$109];2;0); &quot;&quot;)">
            <text:p/>
          </table:table-cell>
          <table:table-cell table:style-name="ce53" table:formula="of:=[$SKG.D79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96]&lt;0;-[$SKG.E796];&quot; &quot;)" office:value-type="string" office:string-value=" " calcext:value-type="string">
            <text:p><text:s text:c="3"/></text:p>
          </table:table-cell>
          <table:table-cell table:style-name="ce63" table:formula="of:=IF([$SKG.E796]&gt;=0;[$SKG.E796];&quot; &quot;)" office:value-type="float" office:value="0" calcext:value-type="float">
            <text:p><text:s/>- <text:s text:c="2"/></text:p>
          </table:table-cell>
          <table:table-cell table:style-name="ce68" table:formula="of:=[$SKG.K796]" office:value-type="float" office:value="0" calcext:value-type="float">
            <text:p>0</text:p>
          </table:table-cell>
          <table:table-cell table:style-name="ce68" table:formula="of:=[$SKG.B796]" office:value-type="float" office:value="0" calcext:value-type="float">
            <text:p>0</text:p>
          </table:table-cell>
          <table:table-cell table:style-name="ce68" table:formula="of:=[$SKG.H79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03];[$Grootboekschema.$A$1:.$B$109];2;0); &quot;&quot;)">
            <text:p/>
          </table:table-cell>
          <table:table-cell table:style-name="ce53" table:formula="of:=[$SKG.D79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97]&lt;0;-[$SKG.E797];&quot; &quot;)" office:value-type="string" office:string-value=" " calcext:value-type="string">
            <text:p><text:s text:c="3"/></text:p>
          </table:table-cell>
          <table:table-cell table:style-name="ce63" table:formula="of:=IF([$SKG.E797]&gt;=0;[$SKG.E797];&quot; &quot;)" office:value-type="float" office:value="0" calcext:value-type="float">
            <text:p><text:s/>- <text:s text:c="2"/></text:p>
          </table:table-cell>
          <table:table-cell table:style-name="ce68" table:formula="of:=[$SKG.K797]" office:value-type="float" office:value="0" calcext:value-type="float">
            <text:p>0</text:p>
          </table:table-cell>
          <table:table-cell table:style-name="ce68" table:formula="of:=[$SKG.B797]" office:value-type="float" office:value="0" calcext:value-type="float">
            <text:p>0</text:p>
          </table:table-cell>
          <table:table-cell table:style-name="ce68" table:formula="of:=[$SKG.H79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04];[$Grootboekschema.$A$1:.$B$109];2;0); &quot;&quot;)">
            <text:p/>
          </table:table-cell>
          <table:table-cell table:style-name="ce53" table:formula="of:=[$SKG.D79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98]&lt;0;-[$SKG.E798];&quot; &quot;)" office:value-type="string" office:string-value=" " calcext:value-type="string">
            <text:p><text:s text:c="3"/></text:p>
          </table:table-cell>
          <table:table-cell table:style-name="ce63" table:formula="of:=IF([$SKG.E798]&gt;=0;[$SKG.E798];&quot; &quot;)" office:value-type="float" office:value="0" calcext:value-type="float">
            <text:p><text:s/>- <text:s text:c="2"/></text:p>
          </table:table-cell>
          <table:table-cell table:style-name="ce68" table:formula="of:=[$SKG.K798]" office:value-type="float" office:value="0" calcext:value-type="float">
            <text:p>0</text:p>
          </table:table-cell>
          <table:table-cell table:style-name="ce68" table:formula="of:=[$SKG.B798]" office:value-type="float" office:value="0" calcext:value-type="float">
            <text:p>0</text:p>
          </table:table-cell>
          <table:table-cell table:style-name="ce68" table:formula="of:=[$SKG.H79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05];[$Grootboekschema.$A$1:.$B$109];2;0); &quot;&quot;)">
            <text:p/>
          </table:table-cell>
          <table:table-cell table:style-name="ce53" table:formula="of:=[$SKG.D79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799]&lt;0;-[$SKG.E799];&quot; &quot;)" office:value-type="string" office:string-value=" " calcext:value-type="string">
            <text:p><text:s text:c="3"/></text:p>
          </table:table-cell>
          <table:table-cell table:style-name="ce63" table:formula="of:=IF([$SKG.E799]&gt;=0;[$SKG.E799];&quot; &quot;)" office:value-type="float" office:value="0" calcext:value-type="float">
            <text:p><text:s/>- <text:s text:c="2"/></text:p>
          </table:table-cell>
          <table:table-cell table:style-name="ce68" table:formula="of:=[$SKG.K799]" office:value-type="float" office:value="0" calcext:value-type="float">
            <text:p>0</text:p>
          </table:table-cell>
          <table:table-cell table:style-name="ce68" table:formula="of:=[$SKG.B799]" office:value-type="float" office:value="0" calcext:value-type="float">
            <text:p>0</text:p>
          </table:table-cell>
          <table:table-cell table:style-name="ce68" table:formula="of:=[$SKG.H79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06];[$Grootboekschema.$A$1:.$B$109];2;0); &quot;&quot;)">
            <text:p/>
          </table:table-cell>
          <table:table-cell table:style-name="ce53" table:formula="of:=[$SKG.D80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00]&lt;0;-[$SKG.E800];&quot; &quot;)" office:value-type="string" office:string-value=" " calcext:value-type="string">
            <text:p><text:s text:c="3"/></text:p>
          </table:table-cell>
          <table:table-cell table:style-name="ce63" table:formula="of:=IF([$SKG.E800]&gt;=0;[$SKG.E800];&quot; &quot;)" office:value-type="float" office:value="0" calcext:value-type="float">
            <text:p><text:s/>- <text:s text:c="2"/></text:p>
          </table:table-cell>
          <table:table-cell table:style-name="ce68" table:formula="of:=[$SKG.K800]" office:value-type="float" office:value="0" calcext:value-type="float">
            <text:p>0</text:p>
          </table:table-cell>
          <table:table-cell table:style-name="ce68" table:formula="of:=[$SKG.B800]" office:value-type="float" office:value="0" calcext:value-type="float">
            <text:p>0</text:p>
          </table:table-cell>
          <table:table-cell table:style-name="ce68" table:formula="of:=[$SKG.H80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07];[$Grootboekschema.$A$1:.$B$109];2;0); &quot;&quot;)">
            <text:p/>
          </table:table-cell>
          <table:table-cell table:style-name="ce53" table:formula="of:=[$SKG.D80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01]&lt;0;-[$SKG.E801];&quot; &quot;)" office:value-type="string" office:string-value=" " calcext:value-type="string">
            <text:p><text:s text:c="3"/></text:p>
          </table:table-cell>
          <table:table-cell table:style-name="ce63" table:formula="of:=IF([$SKG.E801]&gt;=0;[$SKG.E801];&quot; &quot;)" office:value-type="float" office:value="0" calcext:value-type="float">
            <text:p><text:s/>- <text:s text:c="2"/></text:p>
          </table:table-cell>
          <table:table-cell table:style-name="ce68" table:formula="of:=[$SKG.K801]" office:value-type="float" office:value="0" calcext:value-type="float">
            <text:p>0</text:p>
          </table:table-cell>
          <table:table-cell table:style-name="ce68" table:formula="of:=[$SKG.B801]" office:value-type="float" office:value="0" calcext:value-type="float">
            <text:p>0</text:p>
          </table:table-cell>
          <table:table-cell table:style-name="ce68" table:formula="of:=[$SKG.H80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08];[$Grootboekschema.$A$1:.$B$109];2;0); &quot;&quot;)">
            <text:p/>
          </table:table-cell>
          <table:table-cell table:style-name="ce53" table:formula="of:=[$SKG.D80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02]&lt;0;-[$SKG.E802];&quot; &quot;)" office:value-type="string" office:string-value=" " calcext:value-type="string">
            <text:p><text:s text:c="3"/></text:p>
          </table:table-cell>
          <table:table-cell table:style-name="ce63" table:formula="of:=IF([$SKG.E802]&gt;=0;[$SKG.E802];&quot; &quot;)" office:value-type="float" office:value="0" calcext:value-type="float">
            <text:p><text:s/>- <text:s text:c="2"/></text:p>
          </table:table-cell>
          <table:table-cell table:style-name="ce68" table:formula="of:=[$SKG.K802]" office:value-type="float" office:value="0" calcext:value-type="float">
            <text:p>0</text:p>
          </table:table-cell>
          <table:table-cell table:style-name="ce68" table:formula="of:=[$SKG.B802]" office:value-type="float" office:value="0" calcext:value-type="float">
            <text:p>0</text:p>
          </table:table-cell>
          <table:table-cell table:style-name="ce68" table:formula="of:=[$SKG.H80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09];[$Grootboekschema.$A$1:.$B$109];2;0); &quot;&quot;)">
            <text:p/>
          </table:table-cell>
          <table:table-cell table:style-name="ce53" table:formula="of:=[$SKG.D80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03]&lt;0;-[$SKG.E803];&quot; &quot;)" office:value-type="string" office:string-value=" " calcext:value-type="string">
            <text:p><text:s text:c="3"/></text:p>
          </table:table-cell>
          <table:table-cell table:style-name="ce63" table:formula="of:=IF([$SKG.E803]&gt;=0;[$SKG.E803];&quot; &quot;)" office:value-type="float" office:value="0" calcext:value-type="float">
            <text:p><text:s/>- <text:s text:c="2"/></text:p>
          </table:table-cell>
          <table:table-cell table:style-name="ce68" table:formula="of:=[$SKG.K803]" office:value-type="float" office:value="0" calcext:value-type="float">
            <text:p>0</text:p>
          </table:table-cell>
          <table:table-cell table:style-name="ce68" table:formula="of:=[$SKG.B803]" office:value-type="float" office:value="0" calcext:value-type="float">
            <text:p>0</text:p>
          </table:table-cell>
          <table:table-cell table:style-name="ce68" table:formula="of:=[$SKG.H80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10];[$Grootboekschema.$A$1:.$B$109];2;0); &quot;&quot;)">
            <text:p/>
          </table:table-cell>
          <table:table-cell table:style-name="ce53" table:formula="of:=[$SKG.D80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04]&lt;0;-[$SKG.E804];&quot; &quot;)" office:value-type="string" office:string-value=" " calcext:value-type="string">
            <text:p><text:s text:c="3"/></text:p>
          </table:table-cell>
          <table:table-cell table:style-name="ce63" table:formula="of:=IF([$SKG.E804]&gt;=0;[$SKG.E804];&quot; &quot;)" office:value-type="float" office:value="0" calcext:value-type="float">
            <text:p><text:s/>- <text:s text:c="2"/></text:p>
          </table:table-cell>
          <table:table-cell table:style-name="ce68" table:formula="of:=[$SKG.K804]" office:value-type="float" office:value="0" calcext:value-type="float">
            <text:p>0</text:p>
          </table:table-cell>
          <table:table-cell table:style-name="ce68" table:formula="of:=[$SKG.B804]" office:value-type="float" office:value="0" calcext:value-type="float">
            <text:p>0</text:p>
          </table:table-cell>
          <table:table-cell table:style-name="ce68" table:formula="of:=[$SKG.H80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11];[$Grootboekschema.$A$1:.$B$109];2;0); &quot;&quot;)">
            <text:p/>
          </table:table-cell>
          <table:table-cell table:style-name="ce53" table:formula="of:=[$SKG.D80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05]&lt;0;-[$SKG.E805];&quot; &quot;)" office:value-type="string" office:string-value=" " calcext:value-type="string">
            <text:p><text:s text:c="3"/></text:p>
          </table:table-cell>
          <table:table-cell table:style-name="ce63" table:formula="of:=IF([$SKG.E805]&gt;=0;[$SKG.E805];&quot; &quot;)" office:value-type="float" office:value="0" calcext:value-type="float">
            <text:p><text:s/>- <text:s text:c="2"/></text:p>
          </table:table-cell>
          <table:table-cell table:style-name="ce68" table:formula="of:=[$SKG.K805]" office:value-type="float" office:value="0" calcext:value-type="float">
            <text:p>0</text:p>
          </table:table-cell>
          <table:table-cell table:style-name="ce68" table:formula="of:=[$SKG.B805]" office:value-type="float" office:value="0" calcext:value-type="float">
            <text:p>0</text:p>
          </table:table-cell>
          <table:table-cell table:style-name="ce68" table:formula="of:=[$SKG.H80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12];[$Grootboekschema.$A$1:.$B$109];2;0); &quot;&quot;)">
            <text:p/>
          </table:table-cell>
          <table:table-cell table:style-name="ce53" table:formula="of:=[$SKG.D80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06]&lt;0;-[$SKG.E806];&quot; &quot;)" office:value-type="string" office:string-value=" " calcext:value-type="string">
            <text:p><text:s text:c="3"/></text:p>
          </table:table-cell>
          <table:table-cell table:style-name="ce63" table:formula="of:=IF([$SKG.E806]&gt;=0;[$SKG.E806];&quot; &quot;)" office:value-type="float" office:value="0" calcext:value-type="float">
            <text:p><text:s/>- <text:s text:c="2"/></text:p>
          </table:table-cell>
          <table:table-cell table:style-name="ce68" table:formula="of:=[$SKG.K806]" office:value-type="float" office:value="0" calcext:value-type="float">
            <text:p>0</text:p>
          </table:table-cell>
          <table:table-cell table:style-name="ce68" table:formula="of:=[$SKG.B806]" office:value-type="float" office:value="0" calcext:value-type="float">
            <text:p>0</text:p>
          </table:table-cell>
          <table:table-cell table:style-name="ce68" table:formula="of:=[$SKG.H80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13];[$Grootboekschema.$A$1:.$B$109];2;0); &quot;&quot;)">
            <text:p/>
          </table:table-cell>
          <table:table-cell table:style-name="ce53" table:formula="of:=[$SKG.D80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07]&lt;0;-[$SKG.E807];&quot; &quot;)" office:value-type="string" office:string-value=" " calcext:value-type="string">
            <text:p><text:s text:c="3"/></text:p>
          </table:table-cell>
          <table:table-cell table:style-name="ce63" table:formula="of:=IF([$SKG.E807]&gt;=0;[$SKG.E807];&quot; &quot;)" office:value-type="float" office:value="0" calcext:value-type="float">
            <text:p><text:s/>- <text:s text:c="2"/></text:p>
          </table:table-cell>
          <table:table-cell table:style-name="ce68" table:formula="of:=[$SKG.K807]" office:value-type="float" office:value="0" calcext:value-type="float">
            <text:p>0</text:p>
          </table:table-cell>
          <table:table-cell table:style-name="ce68" table:formula="of:=[$SKG.B807]" office:value-type="float" office:value="0" calcext:value-type="float">
            <text:p>0</text:p>
          </table:table-cell>
          <table:table-cell table:style-name="ce68" table:formula="of:=[$SKG.H80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14];[$Grootboekschema.$A$1:.$B$109];2;0); &quot;&quot;)">
            <text:p/>
          </table:table-cell>
          <table:table-cell table:style-name="ce53" table:formula="of:=[$SKG.D80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08]&lt;0;-[$SKG.E808];&quot; &quot;)" office:value-type="string" office:string-value=" " calcext:value-type="string">
            <text:p><text:s text:c="3"/></text:p>
          </table:table-cell>
          <table:table-cell table:style-name="ce63" table:formula="of:=IF([$SKG.E808]&gt;=0;[$SKG.E808];&quot; &quot;)" office:value-type="float" office:value="0" calcext:value-type="float">
            <text:p><text:s/>- <text:s text:c="2"/></text:p>
          </table:table-cell>
          <table:table-cell table:style-name="ce68" table:formula="of:=[$SKG.K808]" office:value-type="float" office:value="0" calcext:value-type="float">
            <text:p>0</text:p>
          </table:table-cell>
          <table:table-cell table:style-name="ce68" table:formula="of:=[$SKG.B808]" office:value-type="float" office:value="0" calcext:value-type="float">
            <text:p>0</text:p>
          </table:table-cell>
          <table:table-cell table:style-name="ce68" table:formula="of:=[$SKG.H80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15];[$Grootboekschema.$A$1:.$B$109];2;0); &quot;&quot;)">
            <text:p/>
          </table:table-cell>
          <table:table-cell table:style-name="ce53" table:formula="of:=[$SKG.D80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09]&lt;0;-[$SKG.E809];&quot; &quot;)" office:value-type="string" office:string-value=" " calcext:value-type="string">
            <text:p><text:s text:c="3"/></text:p>
          </table:table-cell>
          <table:table-cell table:style-name="ce63" table:formula="of:=IF([$SKG.E809]&gt;=0;[$SKG.E809];&quot; &quot;)" office:value-type="float" office:value="0" calcext:value-type="float">
            <text:p><text:s/>- <text:s text:c="2"/></text:p>
          </table:table-cell>
          <table:table-cell table:style-name="ce68" table:formula="of:=[$SKG.K809]" office:value-type="float" office:value="0" calcext:value-type="float">
            <text:p>0</text:p>
          </table:table-cell>
          <table:table-cell table:style-name="ce68" table:formula="of:=[$SKG.B809]" office:value-type="float" office:value="0" calcext:value-type="float">
            <text:p>0</text:p>
          </table:table-cell>
          <table:table-cell table:style-name="ce68" table:formula="of:=[$SKG.H80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16];[$Grootboekschema.$A$1:.$B$109];2;0); &quot;&quot;)">
            <text:p/>
          </table:table-cell>
          <table:table-cell table:style-name="ce53" table:formula="of:=[$SKG.D81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10]&lt;0;-[$SKG.E810];&quot; &quot;)" office:value-type="string" office:string-value=" " calcext:value-type="string">
            <text:p><text:s text:c="3"/></text:p>
          </table:table-cell>
          <table:table-cell table:style-name="ce63" table:formula="of:=IF([$SKG.E810]&gt;=0;[$SKG.E810];&quot; &quot;)" office:value-type="float" office:value="0" calcext:value-type="float">
            <text:p><text:s/>- <text:s text:c="2"/></text:p>
          </table:table-cell>
          <table:table-cell table:style-name="ce68" table:formula="of:=[$SKG.K810]" office:value-type="float" office:value="0" calcext:value-type="float">
            <text:p>0</text:p>
          </table:table-cell>
          <table:table-cell table:style-name="ce68" table:formula="of:=[$SKG.B810]" office:value-type="float" office:value="0" calcext:value-type="float">
            <text:p>0</text:p>
          </table:table-cell>
          <table:table-cell table:style-name="ce68" table:formula="of:=[$SKG.H81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17];[$Grootboekschema.$A$1:.$B$109];2;0); &quot;&quot;)">
            <text:p/>
          </table:table-cell>
          <table:table-cell table:style-name="ce53" table:formula="of:=[$SKG.D81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11]&lt;0;-[$SKG.E811];&quot; &quot;)" office:value-type="string" office:string-value=" " calcext:value-type="string">
            <text:p><text:s text:c="3"/></text:p>
          </table:table-cell>
          <table:table-cell table:style-name="ce63" table:formula="of:=IF([$SKG.E811]&gt;=0;[$SKG.E811];&quot; &quot;)" office:value-type="float" office:value="0" calcext:value-type="float">
            <text:p><text:s/>- <text:s text:c="2"/></text:p>
          </table:table-cell>
          <table:table-cell table:style-name="ce68" table:formula="of:=[$SKG.K811]" office:value-type="float" office:value="0" calcext:value-type="float">
            <text:p>0</text:p>
          </table:table-cell>
          <table:table-cell table:style-name="ce68" table:formula="of:=[$SKG.B811]" office:value-type="float" office:value="0" calcext:value-type="float">
            <text:p>0</text:p>
          </table:table-cell>
          <table:table-cell table:style-name="ce68" table:formula="of:=[$SKG.H81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18];[$Grootboekschema.$A$1:.$B$109];2;0); &quot;&quot;)">
            <text:p/>
          </table:table-cell>
          <table:table-cell table:style-name="ce53" table:formula="of:=[$SKG.D81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12]&lt;0;-[$SKG.E812];&quot; &quot;)" office:value-type="string" office:string-value=" " calcext:value-type="string">
            <text:p><text:s text:c="3"/></text:p>
          </table:table-cell>
          <table:table-cell table:style-name="ce63" table:formula="of:=IF([$SKG.E812]&gt;=0;[$SKG.E812];&quot; &quot;)" office:value-type="float" office:value="0" calcext:value-type="float">
            <text:p><text:s/>- <text:s text:c="2"/></text:p>
          </table:table-cell>
          <table:table-cell table:style-name="ce68" table:formula="of:=[$SKG.K812]" office:value-type="float" office:value="0" calcext:value-type="float">
            <text:p>0</text:p>
          </table:table-cell>
          <table:table-cell table:style-name="ce68" table:formula="of:=[$SKG.B812]" office:value-type="float" office:value="0" calcext:value-type="float">
            <text:p>0</text:p>
          </table:table-cell>
          <table:table-cell table:style-name="ce68" table:formula="of:=[$SKG.H81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19];[$Grootboekschema.$A$1:.$B$109];2;0); &quot;&quot;)">
            <text:p/>
          </table:table-cell>
          <table:table-cell table:style-name="ce53" table:formula="of:=[$SKG.D81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13]&lt;0;-[$SKG.E813];&quot; &quot;)" office:value-type="string" office:string-value=" " calcext:value-type="string">
            <text:p><text:s text:c="3"/></text:p>
          </table:table-cell>
          <table:table-cell table:style-name="ce63" table:formula="of:=IF([$SKG.E813]&gt;=0;[$SKG.E813];&quot; &quot;)" office:value-type="float" office:value="0" calcext:value-type="float">
            <text:p><text:s/>- <text:s text:c="2"/></text:p>
          </table:table-cell>
          <table:table-cell table:style-name="ce68" table:formula="of:=[$SKG.K813]" office:value-type="float" office:value="0" calcext:value-type="float">
            <text:p>0</text:p>
          </table:table-cell>
          <table:table-cell table:style-name="ce68" table:formula="of:=[$SKG.B813]" office:value-type="float" office:value="0" calcext:value-type="float">
            <text:p>0</text:p>
          </table:table-cell>
          <table:table-cell table:style-name="ce68" table:formula="of:=[$SKG.H81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20];[$Grootboekschema.$A$1:.$B$109];2;0); &quot;&quot;)">
            <text:p/>
          </table:table-cell>
          <table:table-cell table:style-name="ce53" table:formula="of:=[$SKG.D81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14]&lt;0;-[$SKG.E814];&quot; &quot;)" office:value-type="string" office:string-value=" " calcext:value-type="string">
            <text:p><text:s text:c="3"/></text:p>
          </table:table-cell>
          <table:table-cell table:style-name="ce63" table:formula="of:=IF([$SKG.E814]&gt;=0;[$SKG.E814];&quot; &quot;)" office:value-type="float" office:value="0" calcext:value-type="float">
            <text:p><text:s/>- <text:s text:c="2"/></text:p>
          </table:table-cell>
          <table:table-cell table:style-name="ce68" table:formula="of:=[$SKG.K814]" office:value-type="float" office:value="0" calcext:value-type="float">
            <text:p>0</text:p>
          </table:table-cell>
          <table:table-cell table:style-name="ce68" table:formula="of:=[$SKG.B814]" office:value-type="float" office:value="0" calcext:value-type="float">
            <text:p>0</text:p>
          </table:table-cell>
          <table:table-cell table:style-name="ce68" table:formula="of:=[$SKG.H81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21];[$Grootboekschema.$A$1:.$B$109];2;0); &quot;&quot;)">
            <text:p/>
          </table:table-cell>
          <table:table-cell table:style-name="ce53" table:formula="of:=[$SKG.D81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15]&lt;0;-[$SKG.E815];&quot; &quot;)" office:value-type="string" office:string-value=" " calcext:value-type="string">
            <text:p><text:s text:c="3"/></text:p>
          </table:table-cell>
          <table:table-cell table:style-name="ce63" table:formula="of:=IF([$SKG.E815]&gt;=0;[$SKG.E815];&quot; &quot;)" office:value-type="float" office:value="0" calcext:value-type="float">
            <text:p><text:s/>- <text:s text:c="2"/></text:p>
          </table:table-cell>
          <table:table-cell table:style-name="ce68" table:formula="of:=[$SKG.K815]" office:value-type="float" office:value="0" calcext:value-type="float">
            <text:p>0</text:p>
          </table:table-cell>
          <table:table-cell table:style-name="ce68" table:formula="of:=[$SKG.B815]" office:value-type="float" office:value="0" calcext:value-type="float">
            <text:p>0</text:p>
          </table:table-cell>
          <table:table-cell table:style-name="ce68" table:formula="of:=[$SKG.H81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22];[$Grootboekschema.$A$1:.$B$109];2;0); &quot;&quot;)">
            <text:p/>
          </table:table-cell>
          <table:table-cell table:style-name="ce53" table:formula="of:=[$SKG.D81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16]&lt;0;-[$SKG.E816];&quot; &quot;)" office:value-type="string" office:string-value=" " calcext:value-type="string">
            <text:p><text:s text:c="3"/></text:p>
          </table:table-cell>
          <table:table-cell table:style-name="ce63" table:formula="of:=IF([$SKG.E816]&gt;=0;[$SKG.E816];&quot; &quot;)" office:value-type="float" office:value="0" calcext:value-type="float">
            <text:p><text:s/>- <text:s text:c="2"/></text:p>
          </table:table-cell>
          <table:table-cell table:style-name="ce68" table:formula="of:=[$SKG.K816]" office:value-type="float" office:value="0" calcext:value-type="float">
            <text:p>0</text:p>
          </table:table-cell>
          <table:table-cell table:style-name="ce68" table:formula="of:=[$SKG.B816]" office:value-type="float" office:value="0" calcext:value-type="float">
            <text:p>0</text:p>
          </table:table-cell>
          <table:table-cell table:style-name="ce68" table:formula="of:=[$SKG.H81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23];[$Grootboekschema.$A$1:.$B$109];2;0); &quot;&quot;)">
            <text:p/>
          </table:table-cell>
          <table:table-cell table:style-name="ce53" table:formula="of:=[$SKG.D81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17]&lt;0;-[$SKG.E817];&quot; &quot;)" office:value-type="string" office:string-value=" " calcext:value-type="string">
            <text:p><text:s text:c="3"/></text:p>
          </table:table-cell>
          <table:table-cell table:style-name="ce63" table:formula="of:=IF([$SKG.E817]&gt;=0;[$SKG.E817];&quot; &quot;)" office:value-type="float" office:value="0" calcext:value-type="float">
            <text:p><text:s/>- <text:s text:c="2"/></text:p>
          </table:table-cell>
          <table:table-cell table:style-name="ce68" table:formula="of:=[$SKG.K817]" office:value-type="float" office:value="0" calcext:value-type="float">
            <text:p>0</text:p>
          </table:table-cell>
          <table:table-cell table:style-name="ce68" table:formula="of:=[$SKG.B817]" office:value-type="float" office:value="0" calcext:value-type="float">
            <text:p>0</text:p>
          </table:table-cell>
          <table:table-cell table:style-name="ce68" table:formula="of:=[$SKG.H81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24];[$Grootboekschema.$A$1:.$B$109];2;0); &quot;&quot;)">
            <text:p/>
          </table:table-cell>
          <table:table-cell table:style-name="ce53" table:formula="of:=[$SKG.D81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18]&lt;0;-[$SKG.E818];&quot; &quot;)" office:value-type="string" office:string-value=" " calcext:value-type="string">
            <text:p><text:s text:c="3"/></text:p>
          </table:table-cell>
          <table:table-cell table:style-name="ce63" table:formula="of:=IF([$SKG.E818]&gt;=0;[$SKG.E818];&quot; &quot;)" office:value-type="float" office:value="0" calcext:value-type="float">
            <text:p><text:s/>- <text:s text:c="2"/></text:p>
          </table:table-cell>
          <table:table-cell table:style-name="ce68" table:formula="of:=[$SKG.K818]" office:value-type="float" office:value="0" calcext:value-type="float">
            <text:p>0</text:p>
          </table:table-cell>
          <table:table-cell table:style-name="ce68" table:formula="of:=[$SKG.B818]" office:value-type="float" office:value="0" calcext:value-type="float">
            <text:p>0</text:p>
          </table:table-cell>
          <table:table-cell table:style-name="ce68" table:formula="of:=[$SKG.H81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25];[$Grootboekschema.$A$1:.$B$109];2;0); &quot;&quot;)">
            <text:p/>
          </table:table-cell>
          <table:table-cell table:style-name="ce53" table:formula="of:=[$SKG.D81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19]&lt;0;-[$SKG.E819];&quot; &quot;)" office:value-type="string" office:string-value=" " calcext:value-type="string">
            <text:p><text:s text:c="3"/></text:p>
          </table:table-cell>
          <table:table-cell table:style-name="ce63" table:formula="of:=IF([$SKG.E819]&gt;=0;[$SKG.E819];&quot; &quot;)" office:value-type="float" office:value="0" calcext:value-type="float">
            <text:p><text:s/>- <text:s text:c="2"/></text:p>
          </table:table-cell>
          <table:table-cell table:style-name="ce68" table:formula="of:=[$SKG.K819]" office:value-type="float" office:value="0" calcext:value-type="float">
            <text:p>0</text:p>
          </table:table-cell>
          <table:table-cell table:style-name="ce68" table:formula="of:=[$SKG.B819]" office:value-type="float" office:value="0" calcext:value-type="float">
            <text:p>0</text:p>
          </table:table-cell>
          <table:table-cell table:style-name="ce68" table:formula="of:=[$SKG.H81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26];[$Grootboekschema.$A$1:.$B$109];2;0); &quot;&quot;)">
            <text:p/>
          </table:table-cell>
          <table:table-cell table:style-name="ce53" table:formula="of:=[$SKG.D82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20]&lt;0;-[$SKG.E820];&quot; &quot;)" office:value-type="string" office:string-value=" " calcext:value-type="string">
            <text:p><text:s text:c="3"/></text:p>
          </table:table-cell>
          <table:table-cell table:style-name="ce63" table:formula="of:=IF([$SKG.E820]&gt;=0;[$SKG.E820];&quot; &quot;)" office:value-type="float" office:value="0" calcext:value-type="float">
            <text:p><text:s/>- <text:s text:c="2"/></text:p>
          </table:table-cell>
          <table:table-cell table:style-name="ce68" table:formula="of:=[$SKG.K820]" office:value-type="float" office:value="0" calcext:value-type="float">
            <text:p>0</text:p>
          </table:table-cell>
          <table:table-cell table:style-name="ce68" table:formula="of:=[$SKG.B820]" office:value-type="float" office:value="0" calcext:value-type="float">
            <text:p>0</text:p>
          </table:table-cell>
          <table:table-cell table:style-name="ce68" table:formula="of:=[$SKG.H82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27];[$Grootboekschema.$A$1:.$B$109];2;0); &quot;&quot;)">
            <text:p/>
          </table:table-cell>
          <table:table-cell table:style-name="ce53" table:formula="of:=[$SKG.D82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21]&lt;0;-[$SKG.E821];&quot; &quot;)" office:value-type="string" office:string-value=" " calcext:value-type="string">
            <text:p><text:s text:c="3"/></text:p>
          </table:table-cell>
          <table:table-cell table:style-name="ce63" table:formula="of:=IF([$SKG.E821]&gt;=0;[$SKG.E821];&quot; &quot;)" office:value-type="float" office:value="0" calcext:value-type="float">
            <text:p><text:s/>- <text:s text:c="2"/></text:p>
          </table:table-cell>
          <table:table-cell table:style-name="ce68" table:formula="of:=[$SKG.K821]" office:value-type="float" office:value="0" calcext:value-type="float">
            <text:p>0</text:p>
          </table:table-cell>
          <table:table-cell table:style-name="ce68" table:formula="of:=[$SKG.B821]" office:value-type="float" office:value="0" calcext:value-type="float">
            <text:p>0</text:p>
          </table:table-cell>
          <table:table-cell table:style-name="ce68" table:formula="of:=[$SKG.H82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28];[$Grootboekschema.$A$1:.$B$109];2;0); &quot;&quot;)">
            <text:p/>
          </table:table-cell>
          <table:table-cell table:style-name="ce53" table:formula="of:=[$SKG.D82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22]&lt;0;-[$SKG.E822];&quot; &quot;)" office:value-type="string" office:string-value=" " calcext:value-type="string">
            <text:p><text:s text:c="3"/></text:p>
          </table:table-cell>
          <table:table-cell table:style-name="ce63" table:formula="of:=IF([$SKG.E822]&gt;=0;[$SKG.E822];&quot; &quot;)" office:value-type="float" office:value="0" calcext:value-type="float">
            <text:p><text:s/>- <text:s text:c="2"/></text:p>
          </table:table-cell>
          <table:table-cell table:style-name="ce68" table:formula="of:=[$SKG.K822]" office:value-type="float" office:value="0" calcext:value-type="float">
            <text:p>0</text:p>
          </table:table-cell>
          <table:table-cell table:style-name="ce68" table:formula="of:=[$SKG.B822]" office:value-type="float" office:value="0" calcext:value-type="float">
            <text:p>0</text:p>
          </table:table-cell>
          <table:table-cell table:style-name="ce68" table:formula="of:=[$SKG.H82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29];[$Grootboekschema.$A$1:.$B$109];2;0); &quot;&quot;)">
            <text:p/>
          </table:table-cell>
          <table:table-cell table:style-name="ce53" table:formula="of:=[$SKG.D82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23]&lt;0;-[$SKG.E823];&quot; &quot;)" office:value-type="string" office:string-value=" " calcext:value-type="string">
            <text:p><text:s text:c="3"/></text:p>
          </table:table-cell>
          <table:table-cell table:style-name="ce63" table:formula="of:=IF([$SKG.E823]&gt;=0;[$SKG.E823];&quot; &quot;)" office:value-type="float" office:value="0" calcext:value-type="float">
            <text:p><text:s/>- <text:s text:c="2"/></text:p>
          </table:table-cell>
          <table:table-cell table:style-name="ce68" table:formula="of:=[$SKG.K823]" office:value-type="float" office:value="0" calcext:value-type="float">
            <text:p>0</text:p>
          </table:table-cell>
          <table:table-cell table:style-name="ce68" table:formula="of:=[$SKG.B823]" office:value-type="float" office:value="0" calcext:value-type="float">
            <text:p>0</text:p>
          </table:table-cell>
          <table:table-cell table:style-name="ce68" table:formula="of:=[$SKG.H82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30];[$Grootboekschema.$A$1:.$B$109];2;0); &quot;&quot;)">
            <text:p/>
          </table:table-cell>
          <table:table-cell table:style-name="ce53" table:formula="of:=[$SKG.D82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24]&lt;0;-[$SKG.E824];&quot; &quot;)" office:value-type="string" office:string-value=" " calcext:value-type="string">
            <text:p><text:s text:c="3"/></text:p>
          </table:table-cell>
          <table:table-cell table:style-name="ce63" table:formula="of:=IF([$SKG.E824]&gt;=0;[$SKG.E824];&quot; &quot;)" office:value-type="float" office:value="0" calcext:value-type="float">
            <text:p><text:s/>- <text:s text:c="2"/></text:p>
          </table:table-cell>
          <table:table-cell table:style-name="ce68" table:formula="of:=[$SKG.K824]" office:value-type="float" office:value="0" calcext:value-type="float">
            <text:p>0</text:p>
          </table:table-cell>
          <table:table-cell table:style-name="ce68" table:formula="of:=[$SKG.B824]" office:value-type="float" office:value="0" calcext:value-type="float">
            <text:p>0</text:p>
          </table:table-cell>
          <table:table-cell table:style-name="ce68" table:formula="of:=[$SKG.H82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31];[$Grootboekschema.$A$1:.$B$109];2;0); &quot;&quot;)">
            <text:p/>
          </table:table-cell>
          <table:table-cell table:style-name="ce53" table:formula="of:=[$SKG.D82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25]&lt;0;-[$SKG.E825];&quot; &quot;)" office:value-type="string" office:string-value=" " calcext:value-type="string">
            <text:p><text:s text:c="3"/></text:p>
          </table:table-cell>
          <table:table-cell table:style-name="ce63" table:formula="of:=IF([$SKG.E825]&gt;=0;[$SKG.E825];&quot; &quot;)" office:value-type="float" office:value="0" calcext:value-type="float">
            <text:p><text:s/>- <text:s text:c="2"/></text:p>
          </table:table-cell>
          <table:table-cell table:style-name="ce68" table:formula="of:=[$SKG.K825]" office:value-type="float" office:value="0" calcext:value-type="float">
            <text:p>0</text:p>
          </table:table-cell>
          <table:table-cell table:style-name="ce68" table:formula="of:=[$SKG.B825]" office:value-type="float" office:value="0" calcext:value-type="float">
            <text:p>0</text:p>
          </table:table-cell>
          <table:table-cell table:style-name="ce68" table:formula="of:=[$SKG.H82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32];[$Grootboekschema.$A$1:.$B$109];2;0); &quot;&quot;)">
            <text:p/>
          </table:table-cell>
          <table:table-cell table:style-name="ce53" table:formula="of:=[$SKG.D82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26]&lt;0;-[$SKG.E826];&quot; &quot;)" office:value-type="string" office:string-value=" " calcext:value-type="string">
            <text:p><text:s text:c="3"/></text:p>
          </table:table-cell>
          <table:table-cell table:style-name="ce63" table:formula="of:=IF([$SKG.E826]&gt;=0;[$SKG.E826];&quot; &quot;)" office:value-type="float" office:value="0" calcext:value-type="float">
            <text:p><text:s/>- <text:s text:c="2"/></text:p>
          </table:table-cell>
          <table:table-cell table:style-name="ce68" table:formula="of:=[$SKG.K826]" office:value-type="float" office:value="0" calcext:value-type="float">
            <text:p>0</text:p>
          </table:table-cell>
          <table:table-cell table:style-name="ce68" table:formula="of:=[$SKG.B826]" office:value-type="float" office:value="0" calcext:value-type="float">
            <text:p>0</text:p>
          </table:table-cell>
          <table:table-cell table:style-name="ce68" table:formula="of:=[$SKG.H82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33];[$Grootboekschema.$A$1:.$B$109];2;0); &quot;&quot;)">
            <text:p/>
          </table:table-cell>
          <table:table-cell table:style-name="ce53" table:formula="of:=[$SKG.D82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27]&lt;0;-[$SKG.E827];&quot; &quot;)" office:value-type="string" office:string-value=" " calcext:value-type="string">
            <text:p><text:s text:c="3"/></text:p>
          </table:table-cell>
          <table:table-cell table:style-name="ce63" table:formula="of:=IF([$SKG.E827]&gt;=0;[$SKG.E827];&quot; &quot;)" office:value-type="float" office:value="0" calcext:value-type="float">
            <text:p><text:s/>- <text:s text:c="2"/></text:p>
          </table:table-cell>
          <table:table-cell table:style-name="ce68" table:formula="of:=[$SKG.K827]" office:value-type="float" office:value="0" calcext:value-type="float">
            <text:p>0</text:p>
          </table:table-cell>
          <table:table-cell table:style-name="ce68" table:formula="of:=[$SKG.B827]" office:value-type="float" office:value="0" calcext:value-type="float">
            <text:p>0</text:p>
          </table:table-cell>
          <table:table-cell table:style-name="ce68" table:formula="of:=[$SKG.H82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34];[$Grootboekschema.$A$1:.$B$109];2;0); &quot;&quot;)">
            <text:p/>
          </table:table-cell>
          <table:table-cell table:style-name="ce53" table:formula="of:=[$SKG.D82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28]&lt;0;-[$SKG.E828];&quot; &quot;)" office:value-type="string" office:string-value=" " calcext:value-type="string">
            <text:p><text:s text:c="3"/></text:p>
          </table:table-cell>
          <table:table-cell table:style-name="ce63" table:formula="of:=IF([$SKG.E828]&gt;=0;[$SKG.E828];&quot; &quot;)" office:value-type="float" office:value="0" calcext:value-type="float">
            <text:p><text:s/>- <text:s text:c="2"/></text:p>
          </table:table-cell>
          <table:table-cell table:style-name="ce68" table:formula="of:=[$SKG.K828]" office:value-type="float" office:value="0" calcext:value-type="float">
            <text:p>0</text:p>
          </table:table-cell>
          <table:table-cell table:style-name="ce68" table:formula="of:=[$SKG.B828]" office:value-type="float" office:value="0" calcext:value-type="float">
            <text:p>0</text:p>
          </table:table-cell>
          <table:table-cell table:style-name="ce68" table:formula="of:=[$SKG.H82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35];[$Grootboekschema.$A$1:.$B$109];2;0); &quot;&quot;)">
            <text:p/>
          </table:table-cell>
          <table:table-cell table:style-name="ce53" table:formula="of:=[$SKG.D82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29]&lt;0;-[$SKG.E829];&quot; &quot;)" office:value-type="string" office:string-value=" " calcext:value-type="string">
            <text:p><text:s text:c="3"/></text:p>
          </table:table-cell>
          <table:table-cell table:style-name="ce63" table:formula="of:=IF([$SKG.E829]&gt;=0;[$SKG.E829];&quot; &quot;)" office:value-type="float" office:value="0" calcext:value-type="float">
            <text:p><text:s/>- <text:s text:c="2"/></text:p>
          </table:table-cell>
          <table:table-cell table:style-name="ce68" table:formula="of:=[$SKG.K829]" office:value-type="float" office:value="0" calcext:value-type="float">
            <text:p>0</text:p>
          </table:table-cell>
          <table:table-cell table:style-name="ce68" table:formula="of:=[$SKG.B829]" office:value-type="float" office:value="0" calcext:value-type="float">
            <text:p>0</text:p>
          </table:table-cell>
          <table:table-cell table:style-name="ce68" table:formula="of:=[$SKG.H82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36];[$Grootboekschema.$A$1:.$B$109];2;0); &quot;&quot;)">
            <text:p/>
          </table:table-cell>
          <table:table-cell table:style-name="ce53" table:formula="of:=[$SKG.D83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30]&lt;0;-[$SKG.E830];&quot; &quot;)" office:value-type="string" office:string-value=" " calcext:value-type="string">
            <text:p><text:s text:c="3"/></text:p>
          </table:table-cell>
          <table:table-cell table:style-name="ce63" table:formula="of:=IF([$SKG.E830]&gt;=0;[$SKG.E830];&quot; &quot;)" office:value-type="float" office:value="0" calcext:value-type="float">
            <text:p><text:s/>- <text:s text:c="2"/></text:p>
          </table:table-cell>
          <table:table-cell table:style-name="ce68" table:formula="of:=[$SKG.K830]" office:value-type="float" office:value="0" calcext:value-type="float">
            <text:p>0</text:p>
          </table:table-cell>
          <table:table-cell table:style-name="ce68" table:formula="of:=[$SKG.B830]" office:value-type="float" office:value="0" calcext:value-type="float">
            <text:p>0</text:p>
          </table:table-cell>
          <table:table-cell table:style-name="ce68" table:formula="of:=[$SKG.H83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37];[$Grootboekschema.$A$1:.$B$109];2;0); &quot;&quot;)">
            <text:p/>
          </table:table-cell>
          <table:table-cell table:style-name="ce53" table:formula="of:=[$SKG.D83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31]&lt;0;-[$SKG.E831];&quot; &quot;)" office:value-type="string" office:string-value=" " calcext:value-type="string">
            <text:p><text:s text:c="3"/></text:p>
          </table:table-cell>
          <table:table-cell table:style-name="ce63" table:formula="of:=IF([$SKG.E831]&gt;=0;[$SKG.E831];&quot; &quot;)" office:value-type="float" office:value="0" calcext:value-type="float">
            <text:p><text:s/>- <text:s text:c="2"/></text:p>
          </table:table-cell>
          <table:table-cell table:style-name="ce68" table:formula="of:=[$SKG.K831]" office:value-type="float" office:value="0" calcext:value-type="float">
            <text:p>0</text:p>
          </table:table-cell>
          <table:table-cell table:style-name="ce68" table:formula="of:=[$SKG.B831]" office:value-type="float" office:value="0" calcext:value-type="float">
            <text:p>0</text:p>
          </table:table-cell>
          <table:table-cell table:style-name="ce68" table:formula="of:=[$SKG.H83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38];[$Grootboekschema.$A$1:.$B$109];2;0); &quot;&quot;)">
            <text:p/>
          </table:table-cell>
          <table:table-cell table:style-name="ce53" table:formula="of:=[$SKG.D83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32]&lt;0;-[$SKG.E832];&quot; &quot;)" office:value-type="string" office:string-value=" " calcext:value-type="string">
            <text:p><text:s text:c="3"/></text:p>
          </table:table-cell>
          <table:table-cell table:style-name="ce63" table:formula="of:=IF([$SKG.E832]&gt;=0;[$SKG.E832];&quot; &quot;)" office:value-type="float" office:value="0" calcext:value-type="float">
            <text:p><text:s/>- <text:s text:c="2"/></text:p>
          </table:table-cell>
          <table:table-cell table:style-name="ce68" table:formula="of:=[$SKG.K832]" office:value-type="float" office:value="0" calcext:value-type="float">
            <text:p>0</text:p>
          </table:table-cell>
          <table:table-cell table:style-name="ce68" table:formula="of:=[$SKG.B832]" office:value-type="float" office:value="0" calcext:value-type="float">
            <text:p>0</text:p>
          </table:table-cell>
          <table:table-cell table:style-name="ce68" table:formula="of:=[$SKG.H83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39];[$Grootboekschema.$A$1:.$B$109];2;0); &quot;&quot;)">
            <text:p/>
          </table:table-cell>
          <table:table-cell table:style-name="ce53" table:formula="of:=[$SKG.D83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33]&lt;0;-[$SKG.E833];&quot; &quot;)" office:value-type="string" office:string-value=" " calcext:value-type="string">
            <text:p><text:s text:c="3"/></text:p>
          </table:table-cell>
          <table:table-cell table:style-name="ce63" table:formula="of:=IF([$SKG.E833]&gt;=0;[$SKG.E833];&quot; &quot;)" office:value-type="float" office:value="0" calcext:value-type="float">
            <text:p><text:s/>- <text:s text:c="2"/></text:p>
          </table:table-cell>
          <table:table-cell table:style-name="ce68" table:formula="of:=[$SKG.K833]" office:value-type="float" office:value="0" calcext:value-type="float">
            <text:p>0</text:p>
          </table:table-cell>
          <table:table-cell table:style-name="ce68" table:formula="of:=[$SKG.B833]" office:value-type="float" office:value="0" calcext:value-type="float">
            <text:p>0</text:p>
          </table:table-cell>
          <table:table-cell table:style-name="ce68" table:formula="of:=[$SKG.H83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40];[$Grootboekschema.$A$1:.$B$109];2;0); &quot;&quot;)">
            <text:p/>
          </table:table-cell>
          <table:table-cell table:style-name="ce53" table:formula="of:=[$SKG.D83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34]&lt;0;-[$SKG.E834];&quot; &quot;)" office:value-type="string" office:string-value=" " calcext:value-type="string">
            <text:p><text:s text:c="3"/></text:p>
          </table:table-cell>
          <table:table-cell table:style-name="ce63" table:formula="of:=IF([$SKG.E834]&gt;=0;[$SKG.E834];&quot; &quot;)" office:value-type="float" office:value="0" calcext:value-type="float">
            <text:p><text:s/>- <text:s text:c="2"/></text:p>
          </table:table-cell>
          <table:table-cell table:style-name="ce68" table:formula="of:=[$SKG.K834]" office:value-type="float" office:value="0" calcext:value-type="float">
            <text:p>0</text:p>
          </table:table-cell>
          <table:table-cell table:style-name="ce68" table:formula="of:=[$SKG.B834]" office:value-type="float" office:value="0" calcext:value-type="float">
            <text:p>0</text:p>
          </table:table-cell>
          <table:table-cell table:style-name="ce68" table:formula="of:=[$SKG.H83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41];[$Grootboekschema.$A$1:.$B$109];2;0); &quot;&quot;)">
            <text:p/>
          </table:table-cell>
          <table:table-cell table:style-name="ce53" table:formula="of:=[$SKG.D83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35]&lt;0;-[$SKG.E835];&quot; &quot;)" office:value-type="string" office:string-value=" " calcext:value-type="string">
            <text:p><text:s text:c="3"/></text:p>
          </table:table-cell>
          <table:table-cell table:style-name="ce63" table:formula="of:=IF([$SKG.E835]&gt;=0;[$SKG.E835];&quot; &quot;)" office:value-type="float" office:value="0" calcext:value-type="float">
            <text:p><text:s/>- <text:s text:c="2"/></text:p>
          </table:table-cell>
          <table:table-cell table:style-name="ce68" table:formula="of:=[$SKG.K835]" office:value-type="float" office:value="0" calcext:value-type="float">
            <text:p>0</text:p>
          </table:table-cell>
          <table:table-cell table:style-name="ce68" table:formula="of:=[$SKG.B835]" office:value-type="float" office:value="0" calcext:value-type="float">
            <text:p>0</text:p>
          </table:table-cell>
          <table:table-cell table:style-name="ce68" table:formula="of:=[$SKG.H83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42];[$Grootboekschema.$A$1:.$B$109];2;0); &quot;&quot;)">
            <text:p/>
          </table:table-cell>
          <table:table-cell table:style-name="ce53" table:formula="of:=[$SKG.D83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36]&lt;0;-[$SKG.E836];&quot; &quot;)" office:value-type="string" office:string-value=" " calcext:value-type="string">
            <text:p><text:s text:c="3"/></text:p>
          </table:table-cell>
          <table:table-cell table:style-name="ce63" table:formula="of:=IF([$SKG.E836]&gt;=0;[$SKG.E836];&quot; &quot;)" office:value-type="float" office:value="0" calcext:value-type="float">
            <text:p><text:s/>- <text:s text:c="2"/></text:p>
          </table:table-cell>
          <table:table-cell table:style-name="ce68" table:formula="of:=[$SKG.K836]" office:value-type="float" office:value="0" calcext:value-type="float">
            <text:p>0</text:p>
          </table:table-cell>
          <table:table-cell table:style-name="ce68" table:formula="of:=[$SKG.B836]" office:value-type="float" office:value="0" calcext:value-type="float">
            <text:p>0</text:p>
          </table:table-cell>
          <table:table-cell table:style-name="ce68" table:formula="of:=[$SKG.H83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43];[$Grootboekschema.$A$1:.$B$109];2;0); &quot;&quot;)">
            <text:p/>
          </table:table-cell>
          <table:table-cell table:style-name="ce53" table:formula="of:=[$SKG.D83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37]&lt;0;-[$SKG.E837];&quot; &quot;)" office:value-type="string" office:string-value=" " calcext:value-type="string">
            <text:p><text:s text:c="3"/></text:p>
          </table:table-cell>
          <table:table-cell table:style-name="ce63" table:formula="of:=IF([$SKG.E837]&gt;=0;[$SKG.E837];&quot; &quot;)" office:value-type="float" office:value="0" calcext:value-type="float">
            <text:p><text:s/>- <text:s text:c="2"/></text:p>
          </table:table-cell>
          <table:table-cell table:style-name="ce68" table:formula="of:=[$SKG.K837]" office:value-type="float" office:value="0" calcext:value-type="float">
            <text:p>0</text:p>
          </table:table-cell>
          <table:table-cell table:style-name="ce68" table:formula="of:=[$SKG.B837]" office:value-type="float" office:value="0" calcext:value-type="float">
            <text:p>0</text:p>
          </table:table-cell>
          <table:table-cell table:style-name="ce68" table:formula="of:=[$SKG.H83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44];[$Grootboekschema.$A$1:.$B$109];2;0); &quot;&quot;)">
            <text:p/>
          </table:table-cell>
          <table:table-cell table:style-name="ce53" table:formula="of:=[$SKG.D83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38]&lt;0;-[$SKG.E838];&quot; &quot;)" office:value-type="string" office:string-value=" " calcext:value-type="string">
            <text:p><text:s text:c="3"/></text:p>
          </table:table-cell>
          <table:table-cell table:style-name="ce63" table:formula="of:=IF([$SKG.E838]&gt;=0;[$SKG.E838];&quot; &quot;)" office:value-type="float" office:value="0" calcext:value-type="float">
            <text:p><text:s/>- <text:s text:c="2"/></text:p>
          </table:table-cell>
          <table:table-cell table:style-name="ce68" table:formula="of:=[$SKG.K838]" office:value-type="float" office:value="0" calcext:value-type="float">
            <text:p>0</text:p>
          </table:table-cell>
          <table:table-cell table:style-name="ce68" table:formula="of:=[$SKG.B838]" office:value-type="float" office:value="0" calcext:value-type="float">
            <text:p>0</text:p>
          </table:table-cell>
          <table:table-cell table:style-name="ce68" table:formula="of:=[$SKG.H83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45];[$Grootboekschema.$A$1:.$B$109];2;0); &quot;&quot;)">
            <text:p/>
          </table:table-cell>
          <table:table-cell table:style-name="ce53" table:formula="of:=[$SKG.D83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39]&lt;0;-[$SKG.E839];&quot; &quot;)" office:value-type="string" office:string-value=" " calcext:value-type="string">
            <text:p><text:s text:c="3"/></text:p>
          </table:table-cell>
          <table:table-cell table:style-name="ce63" table:formula="of:=IF([$SKG.E839]&gt;=0;[$SKG.E839];&quot; &quot;)" office:value-type="float" office:value="0" calcext:value-type="float">
            <text:p><text:s/>- <text:s text:c="2"/></text:p>
          </table:table-cell>
          <table:table-cell table:style-name="ce68" table:formula="of:=[$SKG.K839]" office:value-type="float" office:value="0" calcext:value-type="float">
            <text:p>0</text:p>
          </table:table-cell>
          <table:table-cell table:style-name="ce68" table:formula="of:=[$SKG.B839]" office:value-type="float" office:value="0" calcext:value-type="float">
            <text:p>0</text:p>
          </table:table-cell>
          <table:table-cell table:style-name="ce68" table:formula="of:=[$SKG.H83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46];[$Grootboekschema.$A$1:.$B$109];2;0); &quot;&quot;)">
            <text:p/>
          </table:table-cell>
          <table:table-cell table:style-name="ce53" table:formula="of:=[$SKG.D84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40]&lt;0;-[$SKG.E840];&quot; &quot;)" office:value-type="string" office:string-value=" " calcext:value-type="string">
            <text:p><text:s text:c="3"/></text:p>
          </table:table-cell>
          <table:table-cell table:style-name="ce63" table:formula="of:=IF([$SKG.E840]&gt;=0;[$SKG.E840];&quot; &quot;)" office:value-type="float" office:value="0" calcext:value-type="float">
            <text:p><text:s/>- <text:s text:c="2"/></text:p>
          </table:table-cell>
          <table:table-cell table:style-name="ce68" table:formula="of:=[$SKG.K840]" office:value-type="float" office:value="0" calcext:value-type="float">
            <text:p>0</text:p>
          </table:table-cell>
          <table:table-cell table:style-name="ce68" table:formula="of:=[$SKG.B840]" office:value-type="float" office:value="0" calcext:value-type="float">
            <text:p>0</text:p>
          </table:table-cell>
          <table:table-cell table:style-name="ce68" table:formula="of:=[$SKG.H84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47];[$Grootboekschema.$A$1:.$B$109];2;0); &quot;&quot;)">
            <text:p/>
          </table:table-cell>
          <table:table-cell table:style-name="ce53" table:formula="of:=[$SKG.D84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41]&lt;0;-[$SKG.E841];&quot; &quot;)" office:value-type="string" office:string-value=" " calcext:value-type="string">
            <text:p><text:s text:c="3"/></text:p>
          </table:table-cell>
          <table:table-cell table:style-name="ce63" table:formula="of:=IF([$SKG.E841]&gt;=0;[$SKG.E841];&quot; &quot;)" office:value-type="float" office:value="0" calcext:value-type="float">
            <text:p><text:s/>- <text:s text:c="2"/></text:p>
          </table:table-cell>
          <table:table-cell table:style-name="ce68" table:formula="of:=[$SKG.K841]" office:value-type="float" office:value="0" calcext:value-type="float">
            <text:p>0</text:p>
          </table:table-cell>
          <table:table-cell table:style-name="ce68" table:formula="of:=[$SKG.B841]" office:value-type="float" office:value="0" calcext:value-type="float">
            <text:p>0</text:p>
          </table:table-cell>
          <table:table-cell table:style-name="ce68" table:formula="of:=[$SKG.H84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48];[$Grootboekschema.$A$1:.$B$109];2;0); &quot;&quot;)">
            <text:p/>
          </table:table-cell>
          <table:table-cell table:style-name="ce53" table:formula="of:=[$SKG.D84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42]&lt;0;-[$SKG.E842];&quot; &quot;)" office:value-type="string" office:string-value=" " calcext:value-type="string">
            <text:p><text:s text:c="3"/></text:p>
          </table:table-cell>
          <table:table-cell table:style-name="ce63" table:formula="of:=IF([$SKG.E842]&gt;=0;[$SKG.E842];&quot; &quot;)" office:value-type="float" office:value="0" calcext:value-type="float">
            <text:p><text:s/>- <text:s text:c="2"/></text:p>
          </table:table-cell>
          <table:table-cell table:style-name="ce68" table:formula="of:=[$SKG.K842]" office:value-type="float" office:value="0" calcext:value-type="float">
            <text:p>0</text:p>
          </table:table-cell>
          <table:table-cell table:style-name="ce68" table:formula="of:=[$SKG.B842]" office:value-type="float" office:value="0" calcext:value-type="float">
            <text:p>0</text:p>
          </table:table-cell>
          <table:table-cell table:style-name="ce68" table:formula="of:=[$SKG.H84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49];[$Grootboekschema.$A$1:.$B$109];2;0); &quot;&quot;)">
            <text:p/>
          </table:table-cell>
          <table:table-cell table:style-name="ce53" table:formula="of:=[$SKG.D84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43]&lt;0;-[$SKG.E843];&quot; &quot;)" office:value-type="string" office:string-value=" " calcext:value-type="string">
            <text:p><text:s text:c="3"/></text:p>
          </table:table-cell>
          <table:table-cell table:style-name="ce63" table:formula="of:=IF([$SKG.E843]&gt;=0;[$SKG.E843];&quot; &quot;)" office:value-type="float" office:value="0" calcext:value-type="float">
            <text:p><text:s/>- <text:s text:c="2"/></text:p>
          </table:table-cell>
          <table:table-cell table:style-name="ce68" table:formula="of:=[$SKG.K843]" office:value-type="float" office:value="0" calcext:value-type="float">
            <text:p>0</text:p>
          </table:table-cell>
          <table:table-cell table:style-name="ce68" table:formula="of:=[$SKG.B843]" office:value-type="float" office:value="0" calcext:value-type="float">
            <text:p>0</text:p>
          </table:table-cell>
          <table:table-cell table:style-name="ce68" table:formula="of:=[$SKG.H84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50];[$Grootboekschema.$A$1:.$B$109];2;0); &quot;&quot;)">
            <text:p/>
          </table:table-cell>
          <table:table-cell table:style-name="ce53" table:formula="of:=[$SKG.D84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44]&lt;0;-[$SKG.E844];&quot; &quot;)" office:value-type="string" office:string-value=" " calcext:value-type="string">
            <text:p><text:s text:c="3"/></text:p>
          </table:table-cell>
          <table:table-cell table:style-name="ce63" table:formula="of:=IF([$SKG.E844]&gt;=0;[$SKG.E844];&quot; &quot;)" office:value-type="float" office:value="0" calcext:value-type="float">
            <text:p><text:s/>- <text:s text:c="2"/></text:p>
          </table:table-cell>
          <table:table-cell table:style-name="ce68" table:formula="of:=[$SKG.K844]" office:value-type="float" office:value="0" calcext:value-type="float">
            <text:p>0</text:p>
          </table:table-cell>
          <table:table-cell table:style-name="ce68" table:formula="of:=[$SKG.B844]" office:value-type="float" office:value="0" calcext:value-type="float">
            <text:p>0</text:p>
          </table:table-cell>
          <table:table-cell table:style-name="ce68" table:formula="of:=[$SKG.H84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51];[$Grootboekschema.$A$1:.$B$109];2;0); &quot;&quot;)">
            <text:p/>
          </table:table-cell>
          <table:table-cell table:style-name="ce53" table:formula="of:=[$SKG.D84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45]&lt;0;-[$SKG.E845];&quot; &quot;)" office:value-type="string" office:string-value=" " calcext:value-type="string">
            <text:p><text:s text:c="3"/></text:p>
          </table:table-cell>
          <table:table-cell table:style-name="ce63" table:formula="of:=IF([$SKG.E845]&gt;=0;[$SKG.E845];&quot; &quot;)" office:value-type="float" office:value="0" calcext:value-type="float">
            <text:p><text:s/>- <text:s text:c="2"/></text:p>
          </table:table-cell>
          <table:table-cell table:style-name="ce68" table:formula="of:=[$SKG.K845]" office:value-type="float" office:value="0" calcext:value-type="float">
            <text:p>0</text:p>
          </table:table-cell>
          <table:table-cell table:style-name="ce68" table:formula="of:=[$SKG.B845]" office:value-type="float" office:value="0" calcext:value-type="float">
            <text:p>0</text:p>
          </table:table-cell>
          <table:table-cell table:style-name="ce68" table:formula="of:=[$SKG.H84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52];[$Grootboekschema.$A$1:.$B$109];2;0); &quot;&quot;)">
            <text:p/>
          </table:table-cell>
          <table:table-cell table:style-name="ce53" table:formula="of:=[$SKG.D84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46]&lt;0;-[$SKG.E846];&quot; &quot;)" office:value-type="string" office:string-value=" " calcext:value-type="string">
            <text:p><text:s text:c="3"/></text:p>
          </table:table-cell>
          <table:table-cell table:style-name="ce63" table:formula="of:=IF([$SKG.E846]&gt;=0;[$SKG.E846];&quot; &quot;)" office:value-type="float" office:value="0" calcext:value-type="float">
            <text:p><text:s/>- <text:s text:c="2"/></text:p>
          </table:table-cell>
          <table:table-cell table:style-name="ce68" table:formula="of:=[$SKG.K846]" office:value-type="float" office:value="0" calcext:value-type="float">
            <text:p>0</text:p>
          </table:table-cell>
          <table:table-cell table:style-name="ce68" table:formula="of:=[$SKG.B846]" office:value-type="float" office:value="0" calcext:value-type="float">
            <text:p>0</text:p>
          </table:table-cell>
          <table:table-cell table:style-name="ce68" table:formula="of:=[$SKG.H84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53];[$Grootboekschema.$A$1:.$B$109];2;0); &quot;&quot;)">
            <text:p/>
          </table:table-cell>
          <table:table-cell table:style-name="ce53" table:formula="of:=[$SKG.D84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47]&lt;0;-[$SKG.E847];&quot; &quot;)" office:value-type="string" office:string-value=" " calcext:value-type="string">
            <text:p><text:s text:c="3"/></text:p>
          </table:table-cell>
          <table:table-cell table:style-name="ce63" table:formula="of:=IF([$SKG.E847]&gt;=0;[$SKG.E847];&quot; &quot;)" office:value-type="float" office:value="0" calcext:value-type="float">
            <text:p><text:s/>- <text:s text:c="2"/></text:p>
          </table:table-cell>
          <table:table-cell table:style-name="ce68" table:formula="of:=[$SKG.K847]" office:value-type="float" office:value="0" calcext:value-type="float">
            <text:p>0</text:p>
          </table:table-cell>
          <table:table-cell table:style-name="ce68" table:formula="of:=[$SKG.B847]" office:value-type="float" office:value="0" calcext:value-type="float">
            <text:p>0</text:p>
          </table:table-cell>
          <table:table-cell table:style-name="ce68" table:formula="of:=[$SKG.H84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54];[$Grootboekschema.$A$1:.$B$109];2;0); &quot;&quot;)">
            <text:p/>
          </table:table-cell>
          <table:table-cell table:style-name="ce53" table:formula="of:=[$SKG.D84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48]&lt;0;-[$SKG.E848];&quot; &quot;)" office:value-type="string" office:string-value=" " calcext:value-type="string">
            <text:p><text:s text:c="3"/></text:p>
          </table:table-cell>
          <table:table-cell table:style-name="ce63" table:formula="of:=IF([$SKG.E848]&gt;=0;[$SKG.E848];&quot; &quot;)" office:value-type="float" office:value="0" calcext:value-type="float">
            <text:p><text:s/>- <text:s text:c="2"/></text:p>
          </table:table-cell>
          <table:table-cell table:style-name="ce68" table:formula="of:=[$SKG.K848]" office:value-type="float" office:value="0" calcext:value-type="float">
            <text:p>0</text:p>
          </table:table-cell>
          <table:table-cell table:style-name="ce68" table:formula="of:=[$SKG.B848]" office:value-type="float" office:value="0" calcext:value-type="float">
            <text:p>0</text:p>
          </table:table-cell>
          <table:table-cell table:style-name="ce68" table:formula="of:=[$SKG.H84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55];[$Grootboekschema.$A$1:.$B$109];2;0); &quot;&quot;)">
            <text:p/>
          </table:table-cell>
          <table:table-cell table:style-name="ce53" table:formula="of:=[$SKG.D84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49]&lt;0;-[$SKG.E849];&quot; &quot;)" office:value-type="string" office:string-value=" " calcext:value-type="string">
            <text:p><text:s text:c="3"/></text:p>
          </table:table-cell>
          <table:table-cell table:style-name="ce63" table:formula="of:=IF([$SKG.E849]&gt;=0;[$SKG.E849];&quot; &quot;)" office:value-type="float" office:value="0" calcext:value-type="float">
            <text:p><text:s/>- <text:s text:c="2"/></text:p>
          </table:table-cell>
          <table:table-cell table:style-name="ce68" table:formula="of:=[$SKG.K849]" office:value-type="float" office:value="0" calcext:value-type="float">
            <text:p>0</text:p>
          </table:table-cell>
          <table:table-cell table:style-name="ce68" table:formula="of:=[$SKG.B849]" office:value-type="float" office:value="0" calcext:value-type="float">
            <text:p>0</text:p>
          </table:table-cell>
          <table:table-cell table:style-name="ce68" table:formula="of:=[$SKG.H84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56];[$Grootboekschema.$A$1:.$B$109];2;0); &quot;&quot;)">
            <text:p/>
          </table:table-cell>
          <table:table-cell table:style-name="ce53" table:formula="of:=[$SKG.D85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50]&lt;0;-[$SKG.E850];&quot; &quot;)" office:value-type="string" office:string-value=" " calcext:value-type="string">
            <text:p><text:s text:c="3"/></text:p>
          </table:table-cell>
          <table:table-cell table:style-name="ce63" table:formula="of:=IF([$SKG.E850]&gt;=0;[$SKG.E850];&quot; &quot;)" office:value-type="float" office:value="0" calcext:value-type="float">
            <text:p><text:s/>- <text:s text:c="2"/></text:p>
          </table:table-cell>
          <table:table-cell table:style-name="ce68" table:formula="of:=[$SKG.K850]" office:value-type="float" office:value="0" calcext:value-type="float">
            <text:p>0</text:p>
          </table:table-cell>
          <table:table-cell table:style-name="ce68" table:formula="of:=[$SKG.B850]" office:value-type="float" office:value="0" calcext:value-type="float">
            <text:p>0</text:p>
          </table:table-cell>
          <table:table-cell table:style-name="ce68" table:formula="of:=[$SKG.H85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57];[$Grootboekschema.$A$1:.$B$109];2;0); &quot;&quot;)">
            <text:p/>
          </table:table-cell>
          <table:table-cell table:style-name="ce53" table:formula="of:=[$SKG.D85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51]&lt;0;-[$SKG.E851];&quot; &quot;)" office:value-type="string" office:string-value=" " calcext:value-type="string">
            <text:p><text:s text:c="3"/></text:p>
          </table:table-cell>
          <table:table-cell table:style-name="ce63" table:formula="of:=IF([$SKG.E851]&gt;=0;[$SKG.E851];&quot; &quot;)" office:value-type="float" office:value="0" calcext:value-type="float">
            <text:p><text:s/>- <text:s text:c="2"/></text:p>
          </table:table-cell>
          <table:table-cell table:style-name="ce68" table:formula="of:=[$SKG.K851]" office:value-type="float" office:value="0" calcext:value-type="float">
            <text:p>0</text:p>
          </table:table-cell>
          <table:table-cell table:style-name="ce68" table:formula="of:=[$SKG.B851]" office:value-type="float" office:value="0" calcext:value-type="float">
            <text:p>0</text:p>
          </table:table-cell>
          <table:table-cell table:style-name="ce68" table:formula="of:=[$SKG.H85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58];[$Grootboekschema.$A$1:.$B$109];2;0); &quot;&quot;)">
            <text:p/>
          </table:table-cell>
          <table:table-cell table:style-name="ce53" table:formula="of:=[$SKG.D85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52]&lt;0;-[$SKG.E852];&quot; &quot;)" office:value-type="string" office:string-value=" " calcext:value-type="string">
            <text:p><text:s text:c="3"/></text:p>
          </table:table-cell>
          <table:table-cell table:style-name="ce63" table:formula="of:=IF([$SKG.E852]&gt;=0;[$SKG.E852];&quot; &quot;)" office:value-type="float" office:value="0" calcext:value-type="float">
            <text:p><text:s/>- <text:s text:c="2"/></text:p>
          </table:table-cell>
          <table:table-cell table:style-name="ce68" table:formula="of:=[$SKG.K852]" office:value-type="float" office:value="0" calcext:value-type="float">
            <text:p>0</text:p>
          </table:table-cell>
          <table:table-cell table:style-name="ce68" table:formula="of:=[$SKG.B852]" office:value-type="float" office:value="0" calcext:value-type="float">
            <text:p>0</text:p>
          </table:table-cell>
          <table:table-cell table:style-name="ce68" table:formula="of:=[$SKG.H85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59];[$Grootboekschema.$A$1:.$B$109];2;0); &quot;&quot;)">
            <text:p/>
          </table:table-cell>
          <table:table-cell table:style-name="ce53" table:formula="of:=[$SKG.D85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53]&lt;0;-[$SKG.E853];&quot; &quot;)" office:value-type="string" office:string-value=" " calcext:value-type="string">
            <text:p><text:s text:c="3"/></text:p>
          </table:table-cell>
          <table:table-cell table:style-name="ce63" table:formula="of:=IF([$SKG.E853]&gt;=0;[$SKG.E853];&quot; &quot;)" office:value-type="float" office:value="0" calcext:value-type="float">
            <text:p><text:s/>- <text:s text:c="2"/></text:p>
          </table:table-cell>
          <table:table-cell table:style-name="ce68" table:formula="of:=[$SKG.K853]" office:value-type="float" office:value="0" calcext:value-type="float">
            <text:p>0</text:p>
          </table:table-cell>
          <table:table-cell table:style-name="ce68" table:formula="of:=[$SKG.B853]" office:value-type="float" office:value="0" calcext:value-type="float">
            <text:p>0</text:p>
          </table:table-cell>
          <table:table-cell table:style-name="ce68" table:formula="of:=[$SKG.H85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60];[$Grootboekschema.$A$1:.$B$109];2;0); &quot;&quot;)">
            <text:p/>
          </table:table-cell>
          <table:table-cell table:style-name="ce53" table:formula="of:=[$SKG.D85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54]&lt;0;-[$SKG.E854];&quot; &quot;)" office:value-type="string" office:string-value=" " calcext:value-type="string">
            <text:p><text:s text:c="3"/></text:p>
          </table:table-cell>
          <table:table-cell table:style-name="ce63" table:formula="of:=IF([$SKG.E854]&gt;=0;[$SKG.E854];&quot; &quot;)" office:value-type="float" office:value="0" calcext:value-type="float">
            <text:p><text:s/>- <text:s text:c="2"/></text:p>
          </table:table-cell>
          <table:table-cell table:style-name="ce68" table:formula="of:=[$SKG.K854]" office:value-type="float" office:value="0" calcext:value-type="float">
            <text:p>0</text:p>
          </table:table-cell>
          <table:table-cell table:style-name="ce68" table:formula="of:=[$SKG.B854]" office:value-type="float" office:value="0" calcext:value-type="float">
            <text:p>0</text:p>
          </table:table-cell>
          <table:table-cell table:style-name="ce68" table:formula="of:=[$SKG.H85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61];[$Grootboekschema.$A$1:.$B$109];2;0); &quot;&quot;)">
            <text:p/>
          </table:table-cell>
          <table:table-cell table:style-name="ce53" table:formula="of:=[$SKG.D85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55]&lt;0;-[$SKG.E855];&quot; &quot;)" office:value-type="string" office:string-value=" " calcext:value-type="string">
            <text:p><text:s text:c="3"/></text:p>
          </table:table-cell>
          <table:table-cell table:style-name="ce63" table:formula="of:=IF([$SKG.E855]&gt;=0;[$SKG.E855];&quot; &quot;)" office:value-type="float" office:value="0" calcext:value-type="float">
            <text:p><text:s/>- <text:s text:c="2"/></text:p>
          </table:table-cell>
          <table:table-cell table:style-name="ce68" table:formula="of:=[$SKG.K855]" office:value-type="float" office:value="0" calcext:value-type="float">
            <text:p>0</text:p>
          </table:table-cell>
          <table:table-cell table:style-name="ce68" table:formula="of:=[$SKG.B855]" office:value-type="float" office:value="0" calcext:value-type="float">
            <text:p>0</text:p>
          </table:table-cell>
          <table:table-cell table:style-name="ce68" table:formula="of:=[$SKG.H85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62];[$Grootboekschema.$A$1:.$B$109];2;0); &quot;&quot;)">
            <text:p/>
          </table:table-cell>
          <table:table-cell table:style-name="ce53" table:formula="of:=[$SKG.D85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56]&lt;0;-[$SKG.E856];&quot; &quot;)" office:value-type="string" office:string-value=" " calcext:value-type="string">
            <text:p><text:s text:c="3"/></text:p>
          </table:table-cell>
          <table:table-cell table:style-name="ce63" table:formula="of:=IF([$SKG.E856]&gt;=0;[$SKG.E856];&quot; &quot;)" office:value-type="float" office:value="0" calcext:value-type="float">
            <text:p><text:s/>- <text:s text:c="2"/></text:p>
          </table:table-cell>
          <table:table-cell table:style-name="ce68" table:formula="of:=[$SKG.K856]" office:value-type="float" office:value="0" calcext:value-type="float">
            <text:p>0</text:p>
          </table:table-cell>
          <table:table-cell table:style-name="ce68" table:formula="of:=[$SKG.B856]" office:value-type="float" office:value="0" calcext:value-type="float">
            <text:p>0</text:p>
          </table:table-cell>
          <table:table-cell table:style-name="ce68" table:formula="of:=[$SKG.H85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63];[$Grootboekschema.$A$1:.$B$109];2;0); &quot;&quot;)">
            <text:p/>
          </table:table-cell>
          <table:table-cell table:style-name="ce53" table:formula="of:=[$SKG.D85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57]&lt;0;-[$SKG.E857];&quot; &quot;)" office:value-type="string" office:string-value=" " calcext:value-type="string">
            <text:p><text:s text:c="3"/></text:p>
          </table:table-cell>
          <table:table-cell table:style-name="ce63" table:formula="of:=IF([$SKG.E857]&gt;=0;[$SKG.E857];&quot; &quot;)" office:value-type="float" office:value="0" calcext:value-type="float">
            <text:p><text:s/>- <text:s text:c="2"/></text:p>
          </table:table-cell>
          <table:table-cell table:style-name="ce68" table:formula="of:=[$SKG.K857]" office:value-type="float" office:value="0" calcext:value-type="float">
            <text:p>0</text:p>
          </table:table-cell>
          <table:table-cell table:style-name="ce68" table:formula="of:=[$SKG.B857]" office:value-type="float" office:value="0" calcext:value-type="float">
            <text:p>0</text:p>
          </table:table-cell>
          <table:table-cell table:style-name="ce68" table:formula="of:=[$SKG.H85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64];[$Grootboekschema.$A$1:.$B$109];2;0); &quot;&quot;)">
            <text:p/>
          </table:table-cell>
          <table:table-cell table:style-name="ce53" table:formula="of:=[$SKG.D85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58]&lt;0;-[$SKG.E858];&quot; &quot;)" office:value-type="string" office:string-value=" " calcext:value-type="string">
            <text:p><text:s text:c="3"/></text:p>
          </table:table-cell>
          <table:table-cell table:style-name="ce63" table:formula="of:=IF([$SKG.E858]&gt;=0;[$SKG.E858];&quot; &quot;)" office:value-type="float" office:value="0" calcext:value-type="float">
            <text:p><text:s/>- <text:s text:c="2"/></text:p>
          </table:table-cell>
          <table:table-cell table:style-name="ce68" table:formula="of:=[$SKG.K858]" office:value-type="float" office:value="0" calcext:value-type="float">
            <text:p>0</text:p>
          </table:table-cell>
          <table:table-cell table:style-name="ce68" table:formula="of:=[$SKG.B858]" office:value-type="float" office:value="0" calcext:value-type="float">
            <text:p>0</text:p>
          </table:table-cell>
          <table:table-cell table:style-name="ce68" table:formula="of:=[$SKG.H85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65];[$Grootboekschema.$A$1:.$B$109];2;0); &quot;&quot;)">
            <text:p/>
          </table:table-cell>
          <table:table-cell table:style-name="ce53" table:formula="of:=[$SKG.D85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59]&lt;0;-[$SKG.E859];&quot; &quot;)" office:value-type="string" office:string-value=" " calcext:value-type="string">
            <text:p><text:s text:c="3"/></text:p>
          </table:table-cell>
          <table:table-cell table:style-name="ce63" table:formula="of:=IF([$SKG.E859]&gt;=0;[$SKG.E859];&quot; &quot;)" office:value-type="float" office:value="0" calcext:value-type="float">
            <text:p><text:s/>- <text:s text:c="2"/></text:p>
          </table:table-cell>
          <table:table-cell table:style-name="ce68" table:formula="of:=[$SKG.K859]" office:value-type="float" office:value="0" calcext:value-type="float">
            <text:p>0</text:p>
          </table:table-cell>
          <table:table-cell table:style-name="ce68" table:formula="of:=[$SKG.B859]" office:value-type="float" office:value="0" calcext:value-type="float">
            <text:p>0</text:p>
          </table:table-cell>
          <table:table-cell table:style-name="ce68" table:formula="of:=[$SKG.H85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66];[$Grootboekschema.$A$1:.$B$109];2;0); &quot;&quot;)">
            <text:p/>
          </table:table-cell>
          <table:table-cell table:style-name="ce53" table:formula="of:=[$SKG.D86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60]&lt;0;-[$SKG.E860];&quot; &quot;)" office:value-type="string" office:string-value=" " calcext:value-type="string">
            <text:p><text:s text:c="3"/></text:p>
          </table:table-cell>
          <table:table-cell table:style-name="ce63" table:formula="of:=IF([$SKG.E860]&gt;=0;[$SKG.E860];&quot; &quot;)" office:value-type="float" office:value="0" calcext:value-type="float">
            <text:p><text:s/>- <text:s text:c="2"/></text:p>
          </table:table-cell>
          <table:table-cell table:style-name="ce68" table:formula="of:=[$SKG.K860]" office:value-type="float" office:value="0" calcext:value-type="float">
            <text:p>0</text:p>
          </table:table-cell>
          <table:table-cell table:style-name="ce68" table:formula="of:=[$SKG.B860]" office:value-type="float" office:value="0" calcext:value-type="float">
            <text:p>0</text:p>
          </table:table-cell>
          <table:table-cell table:style-name="ce68" table:formula="of:=[$SKG.H86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67];[$Grootboekschema.$A$1:.$B$109];2;0); &quot;&quot;)">
            <text:p/>
          </table:table-cell>
          <table:table-cell table:style-name="ce53" table:formula="of:=[$SKG.D86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61]&lt;0;-[$SKG.E861];&quot; &quot;)" office:value-type="string" office:string-value=" " calcext:value-type="string">
            <text:p><text:s text:c="3"/></text:p>
          </table:table-cell>
          <table:table-cell table:style-name="ce63" table:formula="of:=IF([$SKG.E861]&gt;=0;[$SKG.E861];&quot; &quot;)" office:value-type="float" office:value="0" calcext:value-type="float">
            <text:p><text:s/>- <text:s text:c="2"/></text:p>
          </table:table-cell>
          <table:table-cell table:style-name="ce68" table:formula="of:=[$SKG.K861]" office:value-type="float" office:value="0" calcext:value-type="float">
            <text:p>0</text:p>
          </table:table-cell>
          <table:table-cell table:style-name="ce68" table:formula="of:=[$SKG.B861]" office:value-type="float" office:value="0" calcext:value-type="float">
            <text:p>0</text:p>
          </table:table-cell>
          <table:table-cell table:style-name="ce68" table:formula="of:=[$SKG.H86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68];[$Grootboekschema.$A$1:.$B$109];2;0); &quot;&quot;)">
            <text:p/>
          </table:table-cell>
          <table:table-cell table:style-name="ce53" table:formula="of:=[$SKG.D86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62]&lt;0;-[$SKG.E862];&quot; &quot;)" office:value-type="string" office:string-value=" " calcext:value-type="string">
            <text:p><text:s text:c="3"/></text:p>
          </table:table-cell>
          <table:table-cell table:style-name="ce63" table:formula="of:=IF([$SKG.E862]&gt;=0;[$SKG.E862];&quot; &quot;)" office:value-type="float" office:value="0" calcext:value-type="float">
            <text:p><text:s/>- <text:s text:c="2"/></text:p>
          </table:table-cell>
          <table:table-cell table:style-name="ce68" table:formula="of:=[$SKG.K862]" office:value-type="float" office:value="0" calcext:value-type="float">
            <text:p>0</text:p>
          </table:table-cell>
          <table:table-cell table:style-name="ce68" table:formula="of:=[$SKG.B862]" office:value-type="float" office:value="0" calcext:value-type="float">
            <text:p>0</text:p>
          </table:table-cell>
          <table:table-cell table:style-name="ce68" table:formula="of:=[$SKG.H86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69];[$Grootboekschema.$A$1:.$B$109];2;0); &quot;&quot;)">
            <text:p/>
          </table:table-cell>
          <table:table-cell table:style-name="ce53" table:formula="of:=[$SKG.D86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63]&lt;0;-[$SKG.E863];&quot; &quot;)" office:value-type="string" office:string-value=" " calcext:value-type="string">
            <text:p><text:s text:c="3"/></text:p>
          </table:table-cell>
          <table:table-cell table:style-name="ce63" table:formula="of:=IF([$SKG.E863]&gt;=0;[$SKG.E863];&quot; &quot;)" office:value-type="float" office:value="0" calcext:value-type="float">
            <text:p><text:s/>- <text:s text:c="2"/></text:p>
          </table:table-cell>
          <table:table-cell table:style-name="ce68" table:formula="of:=[$SKG.K863]" office:value-type="float" office:value="0" calcext:value-type="float">
            <text:p>0</text:p>
          </table:table-cell>
          <table:table-cell table:style-name="ce68" table:formula="of:=[$SKG.B863]" office:value-type="float" office:value="0" calcext:value-type="float">
            <text:p>0</text:p>
          </table:table-cell>
          <table:table-cell table:style-name="ce68" table:formula="of:=[$SKG.H86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70];[$Grootboekschema.$A$1:.$B$109];2;0); &quot;&quot;)">
            <text:p/>
          </table:table-cell>
          <table:table-cell table:style-name="ce53" table:formula="of:=[$SKG.D86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64]&lt;0;-[$SKG.E864];&quot; &quot;)" office:value-type="string" office:string-value=" " calcext:value-type="string">
            <text:p><text:s text:c="3"/></text:p>
          </table:table-cell>
          <table:table-cell table:style-name="ce63" table:formula="of:=IF([$SKG.E864]&gt;=0;[$SKG.E864];&quot; &quot;)" office:value-type="float" office:value="0" calcext:value-type="float">
            <text:p><text:s/>- <text:s text:c="2"/></text:p>
          </table:table-cell>
          <table:table-cell table:style-name="ce68" table:formula="of:=[$SKG.K864]" office:value-type="float" office:value="0" calcext:value-type="float">
            <text:p>0</text:p>
          </table:table-cell>
          <table:table-cell table:style-name="ce68" table:formula="of:=[$SKG.B864]" office:value-type="float" office:value="0" calcext:value-type="float">
            <text:p>0</text:p>
          </table:table-cell>
          <table:table-cell table:style-name="ce68" table:formula="of:=[$SKG.H86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71];[$Grootboekschema.$A$1:.$B$109];2;0); &quot;&quot;)">
            <text:p/>
          </table:table-cell>
          <table:table-cell table:style-name="ce53" table:formula="of:=[$SKG.D86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65]&lt;0;-[$SKG.E865];&quot; &quot;)" office:value-type="string" office:string-value=" " calcext:value-type="string">
            <text:p><text:s text:c="3"/></text:p>
          </table:table-cell>
          <table:table-cell table:style-name="ce63" table:formula="of:=IF([$SKG.E865]&gt;=0;[$SKG.E865];&quot; &quot;)" office:value-type="float" office:value="0" calcext:value-type="float">
            <text:p><text:s/>- <text:s text:c="2"/></text:p>
          </table:table-cell>
          <table:table-cell table:style-name="ce68" table:formula="of:=[$SKG.K865]" office:value-type="float" office:value="0" calcext:value-type="float">
            <text:p>0</text:p>
          </table:table-cell>
          <table:table-cell table:style-name="ce68" table:formula="of:=[$SKG.B865]" office:value-type="float" office:value="0" calcext:value-type="float">
            <text:p>0</text:p>
          </table:table-cell>
          <table:table-cell table:style-name="ce68" table:formula="of:=[$SKG.H86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72];[$Grootboekschema.$A$1:.$B$109];2;0); &quot;&quot;)">
            <text:p/>
          </table:table-cell>
          <table:table-cell table:style-name="ce53" table:formula="of:=[$SKG.D86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66]&lt;0;-[$SKG.E866];&quot; &quot;)" office:value-type="string" office:string-value=" " calcext:value-type="string">
            <text:p><text:s text:c="3"/></text:p>
          </table:table-cell>
          <table:table-cell table:style-name="ce63" table:formula="of:=IF([$SKG.E866]&gt;=0;[$SKG.E866];&quot; &quot;)" office:value-type="float" office:value="0" calcext:value-type="float">
            <text:p><text:s/>- <text:s text:c="2"/></text:p>
          </table:table-cell>
          <table:table-cell table:style-name="ce68" table:formula="of:=[$SKG.K866]" office:value-type="float" office:value="0" calcext:value-type="float">
            <text:p>0</text:p>
          </table:table-cell>
          <table:table-cell table:style-name="ce68" table:formula="of:=[$SKG.B866]" office:value-type="float" office:value="0" calcext:value-type="float">
            <text:p>0</text:p>
          </table:table-cell>
          <table:table-cell table:style-name="ce68" table:formula="of:=[$SKG.H86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73];[$Grootboekschema.$A$1:.$B$109];2;0); &quot;&quot;)">
            <text:p/>
          </table:table-cell>
          <table:table-cell table:style-name="ce53" table:formula="of:=[$SKG.D86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67]&lt;0;-[$SKG.E867];&quot; &quot;)" office:value-type="string" office:string-value=" " calcext:value-type="string">
            <text:p><text:s text:c="3"/></text:p>
          </table:table-cell>
          <table:table-cell table:style-name="ce63" table:formula="of:=IF([$SKG.E867]&gt;=0;[$SKG.E867];&quot; &quot;)" office:value-type="float" office:value="0" calcext:value-type="float">
            <text:p><text:s/>- <text:s text:c="2"/></text:p>
          </table:table-cell>
          <table:table-cell table:style-name="ce68" table:formula="of:=[$SKG.K867]" office:value-type="float" office:value="0" calcext:value-type="float">
            <text:p>0</text:p>
          </table:table-cell>
          <table:table-cell table:style-name="ce68" table:formula="of:=[$SKG.B867]" office:value-type="float" office:value="0" calcext:value-type="float">
            <text:p>0</text:p>
          </table:table-cell>
          <table:table-cell table:style-name="ce68" table:formula="of:=[$SKG.H86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74];[$Grootboekschema.$A$1:.$B$109];2;0); &quot;&quot;)">
            <text:p/>
          </table:table-cell>
          <table:table-cell table:style-name="ce53" table:formula="of:=[$SKG.D86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68]&lt;0;-[$SKG.E868];&quot; &quot;)" office:value-type="string" office:string-value=" " calcext:value-type="string">
            <text:p><text:s text:c="3"/></text:p>
          </table:table-cell>
          <table:table-cell table:style-name="ce63" table:formula="of:=IF([$SKG.E868]&gt;=0;[$SKG.E868];&quot; &quot;)" office:value-type="float" office:value="0" calcext:value-type="float">
            <text:p><text:s/>- <text:s text:c="2"/></text:p>
          </table:table-cell>
          <table:table-cell table:style-name="ce68" table:formula="of:=[$SKG.K868]" office:value-type="float" office:value="0" calcext:value-type="float">
            <text:p>0</text:p>
          </table:table-cell>
          <table:table-cell table:style-name="ce68" table:formula="of:=[$SKG.B868]" office:value-type="float" office:value="0" calcext:value-type="float">
            <text:p>0</text:p>
          </table:table-cell>
          <table:table-cell table:style-name="ce68" table:formula="of:=[$SKG.H86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75];[$Grootboekschema.$A$1:.$B$109];2;0); &quot;&quot;)">
            <text:p/>
          </table:table-cell>
          <table:table-cell table:style-name="ce53" table:formula="of:=[$SKG.D86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69]&lt;0;-[$SKG.E869];&quot; &quot;)" office:value-type="string" office:string-value=" " calcext:value-type="string">
            <text:p><text:s text:c="3"/></text:p>
          </table:table-cell>
          <table:table-cell table:style-name="ce63" table:formula="of:=IF([$SKG.E869]&gt;=0;[$SKG.E869];&quot; &quot;)" office:value-type="float" office:value="0" calcext:value-type="float">
            <text:p><text:s/>- <text:s text:c="2"/></text:p>
          </table:table-cell>
          <table:table-cell table:style-name="ce68" table:formula="of:=[$SKG.K869]" office:value-type="float" office:value="0" calcext:value-type="float">
            <text:p>0</text:p>
          </table:table-cell>
          <table:table-cell table:style-name="ce68" table:formula="of:=[$SKG.B869]" office:value-type="float" office:value="0" calcext:value-type="float">
            <text:p>0</text:p>
          </table:table-cell>
          <table:table-cell table:style-name="ce68" table:formula="of:=[$SKG.H86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76];[$Grootboekschema.$A$1:.$B$109];2;0); &quot;&quot;)">
            <text:p/>
          </table:table-cell>
          <table:table-cell table:style-name="ce53" table:formula="of:=[$SKG.D87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70]&lt;0;-[$SKG.E870];&quot; &quot;)" office:value-type="string" office:string-value=" " calcext:value-type="string">
            <text:p><text:s text:c="3"/></text:p>
          </table:table-cell>
          <table:table-cell table:style-name="ce63" table:formula="of:=IF([$SKG.E870]&gt;=0;[$SKG.E870];&quot; &quot;)" office:value-type="float" office:value="0" calcext:value-type="float">
            <text:p><text:s/>- <text:s text:c="2"/></text:p>
          </table:table-cell>
          <table:table-cell table:style-name="ce68" table:formula="of:=[$SKG.K870]" office:value-type="float" office:value="0" calcext:value-type="float">
            <text:p>0</text:p>
          </table:table-cell>
          <table:table-cell table:style-name="ce68" table:formula="of:=[$SKG.B870]" office:value-type="float" office:value="0" calcext:value-type="float">
            <text:p>0</text:p>
          </table:table-cell>
          <table:table-cell table:style-name="ce68" table:formula="of:=[$SKG.H87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77];[$Grootboekschema.$A$1:.$B$109];2;0); &quot;&quot;)">
            <text:p/>
          </table:table-cell>
          <table:table-cell table:style-name="ce53" table:formula="of:=[$SKG.D87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71]&lt;0;-[$SKG.E871];&quot; &quot;)" office:value-type="string" office:string-value=" " calcext:value-type="string">
            <text:p><text:s text:c="3"/></text:p>
          </table:table-cell>
          <table:table-cell table:style-name="ce63" table:formula="of:=IF([$SKG.E871]&gt;=0;[$SKG.E871];&quot; &quot;)" office:value-type="float" office:value="0" calcext:value-type="float">
            <text:p><text:s/>- <text:s text:c="2"/></text:p>
          </table:table-cell>
          <table:table-cell table:style-name="ce68" table:formula="of:=[$SKG.K871]" office:value-type="float" office:value="0" calcext:value-type="float">
            <text:p>0</text:p>
          </table:table-cell>
          <table:table-cell table:style-name="ce68" table:formula="of:=[$SKG.B871]" office:value-type="float" office:value="0" calcext:value-type="float">
            <text:p>0</text:p>
          </table:table-cell>
          <table:table-cell table:style-name="ce68" table:formula="of:=[$SKG.H87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78];[$Grootboekschema.$A$1:.$B$109];2;0); &quot;&quot;)">
            <text:p/>
          </table:table-cell>
          <table:table-cell table:style-name="ce53" table:formula="of:=[$SKG.D87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72]&lt;0;-[$SKG.E872];&quot; &quot;)" office:value-type="string" office:string-value=" " calcext:value-type="string">
            <text:p><text:s text:c="3"/></text:p>
          </table:table-cell>
          <table:table-cell table:style-name="ce63" table:formula="of:=IF([$SKG.E872]&gt;=0;[$SKG.E872];&quot; &quot;)" office:value-type="float" office:value="0" calcext:value-type="float">
            <text:p><text:s/>- <text:s text:c="2"/></text:p>
          </table:table-cell>
          <table:table-cell table:style-name="ce68" table:formula="of:=[$SKG.K872]" office:value-type="float" office:value="0" calcext:value-type="float">
            <text:p>0</text:p>
          </table:table-cell>
          <table:table-cell table:style-name="ce68" table:formula="of:=[$SKG.B872]" office:value-type="float" office:value="0" calcext:value-type="float">
            <text:p>0</text:p>
          </table:table-cell>
          <table:table-cell table:style-name="ce68" table:formula="of:=[$SKG.H87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79];[$Grootboekschema.$A$1:.$B$109];2;0); &quot;&quot;)">
            <text:p/>
          </table:table-cell>
          <table:table-cell table:style-name="ce53" table:formula="of:=[$SKG.D87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73]&lt;0;-[$SKG.E873];&quot; &quot;)" office:value-type="string" office:string-value=" " calcext:value-type="string">
            <text:p><text:s text:c="3"/></text:p>
          </table:table-cell>
          <table:table-cell table:style-name="ce63" table:formula="of:=IF([$SKG.E873]&gt;=0;[$SKG.E873];&quot; &quot;)" office:value-type="float" office:value="0" calcext:value-type="float">
            <text:p><text:s/>- <text:s text:c="2"/></text:p>
          </table:table-cell>
          <table:table-cell table:style-name="ce68" table:formula="of:=[$SKG.K873]" office:value-type="float" office:value="0" calcext:value-type="float">
            <text:p>0</text:p>
          </table:table-cell>
          <table:table-cell table:style-name="ce68" table:formula="of:=[$SKG.B873]" office:value-type="float" office:value="0" calcext:value-type="float">
            <text:p>0</text:p>
          </table:table-cell>
          <table:table-cell table:style-name="ce68" table:formula="of:=[$SKG.H87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80];[$Grootboekschema.$A$1:.$B$109];2;0); &quot;&quot;)">
            <text:p/>
          </table:table-cell>
          <table:table-cell table:style-name="ce53" table:formula="of:=[$SKG.D87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74]&lt;0;-[$SKG.E874];&quot; &quot;)" office:value-type="string" office:string-value=" " calcext:value-type="string">
            <text:p><text:s text:c="3"/></text:p>
          </table:table-cell>
          <table:table-cell table:style-name="ce63" table:formula="of:=IF([$SKG.E874]&gt;=0;[$SKG.E874];&quot; &quot;)" office:value-type="float" office:value="0" calcext:value-type="float">
            <text:p><text:s/>- <text:s text:c="2"/></text:p>
          </table:table-cell>
          <table:table-cell table:style-name="ce68" table:formula="of:=[$SKG.K874]" office:value-type="float" office:value="0" calcext:value-type="float">
            <text:p>0</text:p>
          </table:table-cell>
          <table:table-cell table:style-name="ce68" table:formula="of:=[$SKG.B874]" office:value-type="float" office:value="0" calcext:value-type="float">
            <text:p>0</text:p>
          </table:table-cell>
          <table:table-cell table:style-name="ce68" table:formula="of:=[$SKG.H87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81];[$Grootboekschema.$A$1:.$B$109];2;0); &quot;&quot;)">
            <text:p/>
          </table:table-cell>
          <table:table-cell table:style-name="ce53" table:formula="of:=[$SKG.D87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75]&lt;0;-[$SKG.E875];&quot; &quot;)" office:value-type="string" office:string-value=" " calcext:value-type="string">
            <text:p><text:s text:c="3"/></text:p>
          </table:table-cell>
          <table:table-cell table:style-name="ce63" table:formula="of:=IF([$SKG.E875]&gt;=0;[$SKG.E875];&quot; &quot;)" office:value-type="float" office:value="0" calcext:value-type="float">
            <text:p><text:s/>- <text:s text:c="2"/></text:p>
          </table:table-cell>
          <table:table-cell table:style-name="ce68" table:formula="of:=[$SKG.K875]" office:value-type="float" office:value="0" calcext:value-type="float">
            <text:p>0</text:p>
          </table:table-cell>
          <table:table-cell table:style-name="ce68" table:formula="of:=[$SKG.B875]" office:value-type="float" office:value="0" calcext:value-type="float">
            <text:p>0</text:p>
          </table:table-cell>
          <table:table-cell table:style-name="ce68" table:formula="of:=[$SKG.H87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82];[$Grootboekschema.$A$1:.$B$109];2;0); &quot;&quot;)">
            <text:p/>
          </table:table-cell>
          <table:table-cell table:style-name="ce53" table:formula="of:=[$SKG.D87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76]&lt;0;-[$SKG.E876];&quot; &quot;)" office:value-type="string" office:string-value=" " calcext:value-type="string">
            <text:p><text:s text:c="3"/></text:p>
          </table:table-cell>
          <table:table-cell table:style-name="ce63" table:formula="of:=IF([$SKG.E876]&gt;=0;[$SKG.E876];&quot; &quot;)" office:value-type="float" office:value="0" calcext:value-type="float">
            <text:p><text:s/>- <text:s text:c="2"/></text:p>
          </table:table-cell>
          <table:table-cell table:style-name="ce68" table:formula="of:=[$SKG.K876]" office:value-type="float" office:value="0" calcext:value-type="float">
            <text:p>0</text:p>
          </table:table-cell>
          <table:table-cell table:style-name="ce68" table:formula="of:=[$SKG.B876]" office:value-type="float" office:value="0" calcext:value-type="float">
            <text:p>0</text:p>
          </table:table-cell>
          <table:table-cell table:style-name="ce68" table:formula="of:=[$SKG.H87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83];[$Grootboekschema.$A$1:.$B$109];2;0); &quot;&quot;)">
            <text:p/>
          </table:table-cell>
          <table:table-cell table:style-name="ce53" table:formula="of:=[$SKG.D87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77]&lt;0;-[$SKG.E877];&quot; &quot;)" office:value-type="string" office:string-value=" " calcext:value-type="string">
            <text:p><text:s text:c="3"/></text:p>
          </table:table-cell>
          <table:table-cell table:style-name="ce63" table:formula="of:=IF([$SKG.E877]&gt;=0;[$SKG.E877];&quot; &quot;)" office:value-type="float" office:value="0" calcext:value-type="float">
            <text:p><text:s/>- <text:s text:c="2"/></text:p>
          </table:table-cell>
          <table:table-cell table:style-name="ce68" table:formula="of:=[$SKG.K877]" office:value-type="float" office:value="0" calcext:value-type="float">
            <text:p>0</text:p>
          </table:table-cell>
          <table:table-cell table:style-name="ce68" table:formula="of:=[$SKG.B877]" office:value-type="float" office:value="0" calcext:value-type="float">
            <text:p>0</text:p>
          </table:table-cell>
          <table:table-cell table:style-name="ce68" table:formula="of:=[$SKG.H87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84];[$Grootboekschema.$A$1:.$B$109];2;0); &quot;&quot;)">
            <text:p/>
          </table:table-cell>
          <table:table-cell table:style-name="ce53" table:formula="of:=[$SKG.D87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78]&lt;0;-[$SKG.E878];&quot; &quot;)" office:value-type="string" office:string-value=" " calcext:value-type="string">
            <text:p><text:s text:c="3"/></text:p>
          </table:table-cell>
          <table:table-cell table:style-name="ce63" table:formula="of:=IF([$SKG.E878]&gt;=0;[$SKG.E878];&quot; &quot;)" office:value-type="float" office:value="0" calcext:value-type="float">
            <text:p><text:s/>- <text:s text:c="2"/></text:p>
          </table:table-cell>
          <table:table-cell table:style-name="ce68" table:formula="of:=[$SKG.K878]" office:value-type="float" office:value="0" calcext:value-type="float">
            <text:p>0</text:p>
          </table:table-cell>
          <table:table-cell table:style-name="ce68" table:formula="of:=[$SKG.B878]" office:value-type="float" office:value="0" calcext:value-type="float">
            <text:p>0</text:p>
          </table:table-cell>
          <table:table-cell table:style-name="ce68" table:formula="of:=[$SKG.H87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85];[$Grootboekschema.$A$1:.$B$109];2;0); &quot;&quot;)">
            <text:p/>
          </table:table-cell>
          <table:table-cell table:style-name="ce53" table:formula="of:=[$SKG.D87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79]&lt;0;-[$SKG.E879];&quot; &quot;)" office:value-type="string" office:string-value=" " calcext:value-type="string">
            <text:p><text:s text:c="3"/></text:p>
          </table:table-cell>
          <table:table-cell table:style-name="ce63" table:formula="of:=IF([$SKG.E879]&gt;=0;[$SKG.E879];&quot; &quot;)" office:value-type="float" office:value="0" calcext:value-type="float">
            <text:p><text:s/>- <text:s text:c="2"/></text:p>
          </table:table-cell>
          <table:table-cell table:style-name="ce68" table:formula="of:=[$SKG.K879]" office:value-type="float" office:value="0" calcext:value-type="float">
            <text:p>0</text:p>
          </table:table-cell>
          <table:table-cell table:style-name="ce68" table:formula="of:=[$SKG.B879]" office:value-type="float" office:value="0" calcext:value-type="float">
            <text:p>0</text:p>
          </table:table-cell>
          <table:table-cell table:style-name="ce68" table:formula="of:=[$SKG.H87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86];[$Grootboekschema.$A$1:.$B$109];2;0); &quot;&quot;)">
            <text:p/>
          </table:table-cell>
          <table:table-cell table:style-name="ce53" table:formula="of:=[$SKG.D88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80]&lt;0;-[$SKG.E880];&quot; &quot;)" office:value-type="string" office:string-value=" " calcext:value-type="string">
            <text:p><text:s text:c="3"/></text:p>
          </table:table-cell>
          <table:table-cell table:style-name="ce63" table:formula="of:=IF([$SKG.E880]&gt;=0;[$SKG.E880];&quot; &quot;)" office:value-type="float" office:value="0" calcext:value-type="float">
            <text:p><text:s/>- <text:s text:c="2"/></text:p>
          </table:table-cell>
          <table:table-cell table:style-name="ce68" table:formula="of:=[$SKG.K880]" office:value-type="float" office:value="0" calcext:value-type="float">
            <text:p>0</text:p>
          </table:table-cell>
          <table:table-cell table:style-name="ce68" table:formula="of:=[$SKG.B880]" office:value-type="float" office:value="0" calcext:value-type="float">
            <text:p>0</text:p>
          </table:table-cell>
          <table:table-cell table:style-name="ce68" table:formula="of:=[$SKG.H88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87];[$Grootboekschema.$A$1:.$B$109];2;0); &quot;&quot;)">
            <text:p/>
          </table:table-cell>
          <table:table-cell table:style-name="ce53" table:formula="of:=[$SKG.D88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81]&lt;0;-[$SKG.E881];&quot; &quot;)" office:value-type="string" office:string-value=" " calcext:value-type="string">
            <text:p><text:s text:c="3"/></text:p>
          </table:table-cell>
          <table:table-cell table:style-name="ce63" table:formula="of:=IF([$SKG.E881]&gt;=0;[$SKG.E881];&quot; &quot;)" office:value-type="float" office:value="0" calcext:value-type="float">
            <text:p><text:s/>- <text:s text:c="2"/></text:p>
          </table:table-cell>
          <table:table-cell table:style-name="ce68" table:formula="of:=[$SKG.K881]" office:value-type="float" office:value="0" calcext:value-type="float">
            <text:p>0</text:p>
          </table:table-cell>
          <table:table-cell table:style-name="ce68" table:formula="of:=[$SKG.B881]" office:value-type="float" office:value="0" calcext:value-type="float">
            <text:p>0</text:p>
          </table:table-cell>
          <table:table-cell table:style-name="ce68" table:formula="of:=[$SKG.H88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88];[$Grootboekschema.$A$1:.$B$109];2;0); &quot;&quot;)">
            <text:p/>
          </table:table-cell>
          <table:table-cell table:style-name="ce53" table:formula="of:=[$SKG.D88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82]&lt;0;-[$SKG.E882];&quot; &quot;)" office:value-type="string" office:string-value=" " calcext:value-type="string">
            <text:p><text:s text:c="3"/></text:p>
          </table:table-cell>
          <table:table-cell table:style-name="ce63" table:formula="of:=IF([$SKG.E882]&gt;=0;[$SKG.E882];&quot; &quot;)" office:value-type="float" office:value="0" calcext:value-type="float">
            <text:p><text:s/>- <text:s text:c="2"/></text:p>
          </table:table-cell>
          <table:table-cell table:style-name="ce68" table:formula="of:=[$SKG.K882]" office:value-type="float" office:value="0" calcext:value-type="float">
            <text:p>0</text:p>
          </table:table-cell>
          <table:table-cell table:style-name="ce68" table:formula="of:=[$SKG.B882]" office:value-type="float" office:value="0" calcext:value-type="float">
            <text:p>0</text:p>
          </table:table-cell>
          <table:table-cell table:style-name="ce68" table:formula="of:=[$SKG.H88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89];[$Grootboekschema.$A$1:.$B$109];2;0); &quot;&quot;)">
            <text:p/>
          </table:table-cell>
          <table:table-cell table:style-name="ce53" table:formula="of:=[$SKG.D88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83]&lt;0;-[$SKG.E883];&quot; &quot;)" office:value-type="string" office:string-value=" " calcext:value-type="string">
            <text:p><text:s text:c="3"/></text:p>
          </table:table-cell>
          <table:table-cell table:style-name="ce63" table:formula="of:=IF([$SKG.E883]&gt;=0;[$SKG.E883];&quot; &quot;)" office:value-type="float" office:value="0" calcext:value-type="float">
            <text:p><text:s/>- <text:s text:c="2"/></text:p>
          </table:table-cell>
          <table:table-cell table:style-name="ce68" table:formula="of:=[$SKG.K883]" office:value-type="float" office:value="0" calcext:value-type="float">
            <text:p>0</text:p>
          </table:table-cell>
          <table:table-cell table:style-name="ce68" table:formula="of:=[$SKG.B883]" office:value-type="float" office:value="0" calcext:value-type="float">
            <text:p>0</text:p>
          </table:table-cell>
          <table:table-cell table:style-name="ce68" table:formula="of:=[$SKG.H88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90];[$Grootboekschema.$A$1:.$B$109];2;0); &quot;&quot;)">
            <text:p/>
          </table:table-cell>
          <table:table-cell table:style-name="ce53" table:formula="of:=[$SKG.D88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84]&lt;0;-[$SKG.E884];&quot; &quot;)" office:value-type="string" office:string-value=" " calcext:value-type="string">
            <text:p><text:s text:c="3"/></text:p>
          </table:table-cell>
          <table:table-cell table:style-name="ce63" table:formula="of:=IF([$SKG.E884]&gt;=0;[$SKG.E884];&quot; &quot;)" office:value-type="float" office:value="0" calcext:value-type="float">
            <text:p><text:s/>- <text:s text:c="2"/></text:p>
          </table:table-cell>
          <table:table-cell table:style-name="ce68" table:formula="of:=[$SKG.K884]" office:value-type="float" office:value="0" calcext:value-type="float">
            <text:p>0</text:p>
          </table:table-cell>
          <table:table-cell table:style-name="ce68" table:formula="of:=[$SKG.B884]" office:value-type="float" office:value="0" calcext:value-type="float">
            <text:p>0</text:p>
          </table:table-cell>
          <table:table-cell table:style-name="ce68" table:formula="of:=[$SKG.H88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91];[$Grootboekschema.$A$1:.$B$109];2;0); &quot;&quot;)">
            <text:p/>
          </table:table-cell>
          <table:table-cell table:style-name="ce53" table:formula="of:=[$SKG.D88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85]&lt;0;-[$SKG.E885];&quot; &quot;)" office:value-type="string" office:string-value=" " calcext:value-type="string">
            <text:p><text:s text:c="3"/></text:p>
          </table:table-cell>
          <table:table-cell table:style-name="ce63" table:formula="of:=IF([$SKG.E885]&gt;=0;[$SKG.E885];&quot; &quot;)" office:value-type="float" office:value="0" calcext:value-type="float">
            <text:p><text:s/>- <text:s text:c="2"/></text:p>
          </table:table-cell>
          <table:table-cell table:style-name="ce68" table:formula="of:=[$SKG.K885]" office:value-type="float" office:value="0" calcext:value-type="float">
            <text:p>0</text:p>
          </table:table-cell>
          <table:table-cell table:style-name="ce68" table:formula="of:=[$SKG.B885]" office:value-type="float" office:value="0" calcext:value-type="float">
            <text:p>0</text:p>
          </table:table-cell>
          <table:table-cell table:style-name="ce68" table:formula="of:=[$SKG.H88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92];[$Grootboekschema.$A$1:.$B$109];2;0); &quot;&quot;)">
            <text:p/>
          </table:table-cell>
          <table:table-cell table:style-name="ce53" table:formula="of:=[$SKG.D88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86]&lt;0;-[$SKG.E886];&quot; &quot;)" office:value-type="string" office:string-value=" " calcext:value-type="string">
            <text:p><text:s text:c="3"/></text:p>
          </table:table-cell>
          <table:table-cell table:style-name="ce63" table:formula="of:=IF([$SKG.E886]&gt;=0;[$SKG.E886];&quot; &quot;)" office:value-type="float" office:value="0" calcext:value-type="float">
            <text:p><text:s/>- <text:s text:c="2"/></text:p>
          </table:table-cell>
          <table:table-cell table:style-name="ce68" table:formula="of:=[$SKG.K886]" office:value-type="float" office:value="0" calcext:value-type="float">
            <text:p>0</text:p>
          </table:table-cell>
          <table:table-cell table:style-name="ce68" table:formula="of:=[$SKG.B886]" office:value-type="float" office:value="0" calcext:value-type="float">
            <text:p>0</text:p>
          </table:table-cell>
          <table:table-cell table:style-name="ce68" table:formula="of:=[$SKG.H88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93];[$Grootboekschema.$A$1:.$B$109];2;0); &quot;&quot;)">
            <text:p/>
          </table:table-cell>
          <table:table-cell table:style-name="ce53" table:formula="of:=[$SKG.D88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87]&lt;0;-[$SKG.E887];&quot; &quot;)" office:value-type="string" office:string-value=" " calcext:value-type="string">
            <text:p><text:s text:c="3"/></text:p>
          </table:table-cell>
          <table:table-cell table:style-name="ce63" table:formula="of:=IF([$SKG.E887]&gt;=0;[$SKG.E887];&quot; &quot;)" office:value-type="float" office:value="0" calcext:value-type="float">
            <text:p><text:s/>- <text:s text:c="2"/></text:p>
          </table:table-cell>
          <table:table-cell table:style-name="ce68" table:formula="of:=[$SKG.K887]" office:value-type="float" office:value="0" calcext:value-type="float">
            <text:p>0</text:p>
          </table:table-cell>
          <table:table-cell table:style-name="ce68" table:formula="of:=[$SKG.B887]" office:value-type="float" office:value="0" calcext:value-type="float">
            <text:p>0</text:p>
          </table:table-cell>
          <table:table-cell table:style-name="ce68" table:formula="of:=[$SKG.H88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94];[$Grootboekschema.$A$1:.$B$109];2;0); &quot;&quot;)">
            <text:p/>
          </table:table-cell>
          <table:table-cell table:style-name="ce53" table:formula="of:=[$SKG.D88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88]&lt;0;-[$SKG.E888];&quot; &quot;)" office:value-type="string" office:string-value=" " calcext:value-type="string">
            <text:p><text:s text:c="3"/></text:p>
          </table:table-cell>
          <table:table-cell table:style-name="ce63" table:formula="of:=IF([$SKG.E888]&gt;=0;[$SKG.E888];&quot; &quot;)" office:value-type="float" office:value="0" calcext:value-type="float">
            <text:p><text:s/>- <text:s text:c="2"/></text:p>
          </table:table-cell>
          <table:table-cell table:style-name="ce68" table:formula="of:=[$SKG.K888]" office:value-type="float" office:value="0" calcext:value-type="float">
            <text:p>0</text:p>
          </table:table-cell>
          <table:table-cell table:style-name="ce68" table:formula="of:=[$SKG.B888]" office:value-type="float" office:value="0" calcext:value-type="float">
            <text:p>0</text:p>
          </table:table-cell>
          <table:table-cell table:style-name="ce68" table:formula="of:=[$SKG.H88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95];[$Grootboekschema.$A$1:.$B$109];2;0); &quot;&quot;)">
            <text:p/>
          </table:table-cell>
          <table:table-cell table:style-name="ce53" table:formula="of:=[$SKG.D88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89]&lt;0;-[$SKG.E889];&quot; &quot;)" office:value-type="string" office:string-value=" " calcext:value-type="string">
            <text:p><text:s text:c="3"/></text:p>
          </table:table-cell>
          <table:table-cell table:style-name="ce63" table:formula="of:=IF([$SKG.E889]&gt;=0;[$SKG.E889];&quot; &quot;)" office:value-type="float" office:value="0" calcext:value-type="float">
            <text:p><text:s/>- <text:s text:c="2"/></text:p>
          </table:table-cell>
          <table:table-cell table:style-name="ce68" table:formula="of:=[$SKG.K889]" office:value-type="float" office:value="0" calcext:value-type="float">
            <text:p>0</text:p>
          </table:table-cell>
          <table:table-cell table:style-name="ce68" table:formula="of:=[$SKG.B889]" office:value-type="float" office:value="0" calcext:value-type="float">
            <text:p>0</text:p>
          </table:table-cell>
          <table:table-cell table:style-name="ce68" table:formula="of:=[$SKG.H88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96];[$Grootboekschema.$A$1:.$B$109];2;0); &quot;&quot;)">
            <text:p/>
          </table:table-cell>
          <table:table-cell table:style-name="ce53" table:formula="of:=[$SKG.D89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90]&lt;0;-[$SKG.E890];&quot; &quot;)" office:value-type="string" office:string-value=" " calcext:value-type="string">
            <text:p><text:s text:c="3"/></text:p>
          </table:table-cell>
          <table:table-cell table:style-name="ce63" table:formula="of:=IF([$SKG.E890]&gt;=0;[$SKG.E890];&quot; &quot;)" office:value-type="float" office:value="0" calcext:value-type="float">
            <text:p><text:s/>- <text:s text:c="2"/></text:p>
          </table:table-cell>
          <table:table-cell table:style-name="ce68" table:formula="of:=[$SKG.K890]" office:value-type="float" office:value="0" calcext:value-type="float">
            <text:p>0</text:p>
          </table:table-cell>
          <table:table-cell table:style-name="ce68" table:formula="of:=[$SKG.B890]" office:value-type="float" office:value="0" calcext:value-type="float">
            <text:p>0</text:p>
          </table:table-cell>
          <table:table-cell table:style-name="ce68" table:formula="of:=[$SKG.H89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97];[$Grootboekschema.$A$1:.$B$109];2;0); &quot;&quot;)">
            <text:p/>
          </table:table-cell>
          <table:table-cell table:style-name="ce53" table:formula="of:=[$SKG.D89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91]&lt;0;-[$SKG.E891];&quot; &quot;)" office:value-type="string" office:string-value=" " calcext:value-type="string">
            <text:p><text:s text:c="3"/></text:p>
          </table:table-cell>
          <table:table-cell table:style-name="ce63" table:formula="of:=IF([$SKG.E891]&gt;=0;[$SKG.E891];&quot; &quot;)" office:value-type="float" office:value="0" calcext:value-type="float">
            <text:p><text:s/>- <text:s text:c="2"/></text:p>
          </table:table-cell>
          <table:table-cell table:style-name="ce68" table:formula="of:=[$SKG.K891]" office:value-type="float" office:value="0" calcext:value-type="float">
            <text:p>0</text:p>
          </table:table-cell>
          <table:table-cell table:style-name="ce68" table:formula="of:=[$SKG.B891]" office:value-type="float" office:value="0" calcext:value-type="float">
            <text:p>0</text:p>
          </table:table-cell>
          <table:table-cell table:style-name="ce68" table:formula="of:=[$SKG.H89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98];[$Grootboekschema.$A$1:.$B$109];2;0); &quot;&quot;)">
            <text:p/>
          </table:table-cell>
          <table:table-cell table:style-name="ce53" table:formula="of:=[$SKG.D89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92]&lt;0;-[$SKG.E892];&quot; &quot;)" office:value-type="string" office:string-value=" " calcext:value-type="string">
            <text:p><text:s text:c="3"/></text:p>
          </table:table-cell>
          <table:table-cell table:style-name="ce63" table:formula="of:=IF([$SKG.E892]&gt;=0;[$SKG.E892];&quot; &quot;)" office:value-type="float" office:value="0" calcext:value-type="float">
            <text:p><text:s/>- <text:s text:c="2"/></text:p>
          </table:table-cell>
          <table:table-cell table:style-name="ce68" table:formula="of:=[$SKG.K892]" office:value-type="float" office:value="0" calcext:value-type="float">
            <text:p>0</text:p>
          </table:table-cell>
          <table:table-cell table:style-name="ce68" table:formula="of:=[$SKG.B892]" office:value-type="float" office:value="0" calcext:value-type="float">
            <text:p>0</text:p>
          </table:table-cell>
          <table:table-cell table:style-name="ce68" table:formula="of:=[$SKG.H89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999];[$Grootboekschema.$A$1:.$B$109];2;0); &quot;&quot;)">
            <text:p/>
          </table:table-cell>
          <table:table-cell table:style-name="ce53" table:formula="of:=[$SKG.D89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93]&lt;0;-[$SKG.E893];&quot; &quot;)" office:value-type="string" office:string-value=" " calcext:value-type="string">
            <text:p><text:s text:c="3"/></text:p>
          </table:table-cell>
          <table:table-cell table:style-name="ce63" table:formula="of:=IF([$SKG.E893]&gt;=0;[$SKG.E893];&quot; &quot;)" office:value-type="float" office:value="0" calcext:value-type="float">
            <text:p><text:s/>- <text:s text:c="2"/></text:p>
          </table:table-cell>
          <table:table-cell table:style-name="ce68" table:formula="of:=[$SKG.K893]" office:value-type="float" office:value="0" calcext:value-type="float">
            <text:p>0</text:p>
          </table:table-cell>
          <table:table-cell table:style-name="ce68" table:formula="of:=[$SKG.B893]" office:value-type="float" office:value="0" calcext:value-type="float">
            <text:p>0</text:p>
          </table:table-cell>
          <table:table-cell table:style-name="ce68" table:formula="of:=[$SKG.H89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1000];[$Grootboekschema.$A$1:.$B$109];2;0); &quot;&quot;)">
            <text:p/>
          </table:table-cell>
          <table:table-cell table:style-name="ce53" table:formula="of:=[$SKG.D894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94]&lt;0;-[$SKG.E894];&quot; &quot;)" office:value-type="string" office:string-value=" " calcext:value-type="string">
            <text:p><text:s text:c="3"/></text:p>
          </table:table-cell>
          <table:table-cell table:style-name="ce63" table:formula="of:=IF([$SKG.E894]&gt;=0;[$SKG.E894];&quot; &quot;)" office:value-type="float" office:value="0" calcext:value-type="float">
            <text:p><text:s/>- <text:s text:c="2"/></text:p>
          </table:table-cell>
          <table:table-cell table:style-name="ce68" table:formula="of:=[$SKG.K894]" office:value-type="float" office:value="0" calcext:value-type="float">
            <text:p>0</text:p>
          </table:table-cell>
          <table:table-cell table:style-name="ce68" table:formula="of:=[$SKG.B894]" office:value-type="float" office:value="0" calcext:value-type="float">
            <text:p>0</text:p>
          </table:table-cell>
          <table:table-cell table:style-name="ce68" table:formula="of:=[$SKG.H894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1001];[$Grootboekschema.$A$1:.$B$109];2;0); &quot;&quot;)">
            <text:p/>
          </table:table-cell>
          <table:table-cell table:style-name="ce53" table:formula="of:=[$SKG.D895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95]&lt;0;-[$SKG.E895];&quot; &quot;)" office:value-type="string" office:string-value=" " calcext:value-type="string">
            <text:p><text:s text:c="3"/></text:p>
          </table:table-cell>
          <table:table-cell table:style-name="ce63" table:formula="of:=IF([$SKG.E895]&gt;=0;[$SKG.E895];&quot; &quot;)" office:value-type="float" office:value="0" calcext:value-type="float">
            <text:p><text:s/>- <text:s text:c="2"/></text:p>
          </table:table-cell>
          <table:table-cell table:style-name="ce68" table:formula="of:=[$SKG.K895]" office:value-type="float" office:value="0" calcext:value-type="float">
            <text:p>0</text:p>
          </table:table-cell>
          <table:table-cell table:style-name="ce68" table:formula="of:=[$SKG.B895]" office:value-type="float" office:value="0" calcext:value-type="float">
            <text:p>0</text:p>
          </table:table-cell>
          <table:table-cell table:style-name="ce68" table:formula="of:=[$SKG.H895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1002];[$Grootboekschema.$A$1:.$B$109];2;0); &quot;&quot;)">
            <text:p/>
          </table:table-cell>
          <table:table-cell table:style-name="ce53" table:formula="of:=[$SKG.D896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96]&lt;0;-[$SKG.E896];&quot; &quot;)" office:value-type="string" office:string-value=" " calcext:value-type="string">
            <text:p><text:s text:c="3"/></text:p>
          </table:table-cell>
          <table:table-cell table:style-name="ce63" table:formula="of:=IF([$SKG.E896]&gt;=0;[$SKG.E896];&quot; &quot;)" office:value-type="float" office:value="0" calcext:value-type="float">
            <text:p><text:s/>- <text:s text:c="2"/></text:p>
          </table:table-cell>
          <table:table-cell table:style-name="ce68" table:formula="of:=[$SKG.K896]" office:value-type="float" office:value="0" calcext:value-type="float">
            <text:p>0</text:p>
          </table:table-cell>
          <table:table-cell table:style-name="ce68" table:formula="of:=[$SKG.B896]" office:value-type="float" office:value="0" calcext:value-type="float">
            <text:p>0</text:p>
          </table:table-cell>
          <table:table-cell table:style-name="ce68" table:formula="of:=[$SKG.H896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1003];[$Grootboekschema.$A$1:.$B$109];2;0); &quot;&quot;)">
            <text:p/>
          </table:table-cell>
          <table:table-cell table:style-name="ce53" table:formula="of:=[$SKG.D897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97]&lt;0;-[$SKG.E897];&quot; &quot;)" office:value-type="string" office:string-value=" " calcext:value-type="string">
            <text:p><text:s text:c="3"/></text:p>
          </table:table-cell>
          <table:table-cell table:style-name="ce63" table:formula="of:=IF([$SKG.E897]&gt;=0;[$SKG.E897];&quot; &quot;)" office:value-type="float" office:value="0" calcext:value-type="float">
            <text:p><text:s/>- <text:s text:c="2"/></text:p>
          </table:table-cell>
          <table:table-cell table:style-name="ce68" table:formula="of:=[$SKG.K897]" office:value-type="float" office:value="0" calcext:value-type="float">
            <text:p>0</text:p>
          </table:table-cell>
          <table:table-cell table:style-name="ce68" table:formula="of:=[$SKG.B897]" office:value-type="float" office:value="0" calcext:value-type="float">
            <text:p>0</text:p>
          </table:table-cell>
          <table:table-cell table:style-name="ce68" table:formula="of:=[$SKG.H897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1004];[$Grootboekschema.$A$1:.$B$109];2;0); &quot;&quot;)">
            <text:p/>
          </table:table-cell>
          <table:table-cell table:style-name="ce53" table:formula="of:=[$SKG.D898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98]&lt;0;-[$SKG.E898];&quot; &quot;)" office:value-type="string" office:string-value=" " calcext:value-type="string">
            <text:p><text:s text:c="3"/></text:p>
          </table:table-cell>
          <table:table-cell table:style-name="ce63" table:formula="of:=IF([$SKG.E898]&gt;=0;[$SKG.E898];&quot; &quot;)" office:value-type="float" office:value="0" calcext:value-type="float">
            <text:p><text:s/>- <text:s text:c="2"/></text:p>
          </table:table-cell>
          <table:table-cell table:style-name="ce68" table:formula="of:=[$SKG.K898]" office:value-type="float" office:value="0" calcext:value-type="float">
            <text:p>0</text:p>
          </table:table-cell>
          <table:table-cell table:style-name="ce68" table:formula="of:=[$SKG.B898]" office:value-type="float" office:value="0" calcext:value-type="float">
            <text:p>0</text:p>
          </table:table-cell>
          <table:table-cell table:style-name="ce68" table:formula="of:=[$SKG.H898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1005];[$Grootboekschema.$A$1:.$B$109];2;0); &quot;&quot;)">
            <text:p/>
          </table:table-cell>
          <table:table-cell table:style-name="ce53" table:formula="of:=[$SKG.D899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899]&lt;0;-[$SKG.E899];&quot; &quot;)" office:value-type="string" office:string-value=" " calcext:value-type="string">
            <text:p><text:s text:c="3"/></text:p>
          </table:table-cell>
          <table:table-cell table:style-name="ce63" table:formula="of:=IF([$SKG.E899]&gt;=0;[$SKG.E899];&quot; &quot;)" office:value-type="float" office:value="0" calcext:value-type="float">
            <text:p><text:s/>- <text:s text:c="2"/></text:p>
          </table:table-cell>
          <table:table-cell table:style-name="ce68" table:formula="of:=[$SKG.K899]" office:value-type="float" office:value="0" calcext:value-type="float">
            <text:p>0</text:p>
          </table:table-cell>
          <table:table-cell table:style-name="ce68" table:formula="of:=[$SKG.B899]" office:value-type="float" office:value="0" calcext:value-type="float">
            <text:p>0</text:p>
          </table:table-cell>
          <table:table-cell table:style-name="ce68" table:formula="of:=[$SKG.H899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1006];[$Grootboekschema.$A$1:.$B$109];2;0); &quot;&quot;)">
            <text:p/>
          </table:table-cell>
          <table:table-cell table:style-name="ce53" table:formula="of:=[$SKG.D900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00]&lt;0;-[$SKG.E900];&quot; &quot;)" office:value-type="string" office:string-value=" " calcext:value-type="string">
            <text:p><text:s text:c="3"/></text:p>
          </table:table-cell>
          <table:table-cell table:style-name="ce63" table:formula="of:=IF([$SKG.E900]&gt;=0;[$SKG.E900];&quot; &quot;)" office:value-type="float" office:value="0" calcext:value-type="float">
            <text:p><text:s/>- <text:s text:c="2"/></text:p>
          </table:table-cell>
          <table:table-cell table:style-name="ce68" table:formula="of:=[$SKG.K900]" office:value-type="float" office:value="0" calcext:value-type="float">
            <text:p>0</text:p>
          </table:table-cell>
          <table:table-cell table:style-name="ce68" table:formula="of:=[$SKG.B900]" office:value-type="float" office:value="0" calcext:value-type="float">
            <text:p>0</text:p>
          </table:table-cell>
          <table:table-cell table:style-name="ce68" table:formula="of:=[$SKG.H900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1007];[$Grootboekschema.$A$1:.$B$109];2;0); &quot;&quot;)">
            <text:p/>
          </table:table-cell>
          <table:table-cell table:style-name="ce53" table:formula="of:=[$SKG.D901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01]&lt;0;-[$SKG.E901];&quot; &quot;)" office:value-type="string" office:string-value=" " calcext:value-type="string">
            <text:p><text:s text:c="3"/></text:p>
          </table:table-cell>
          <table:table-cell table:style-name="ce63" table:formula="of:=IF([$SKG.E901]&gt;=0;[$SKG.E901];&quot; &quot;)" office:value-type="float" office:value="0" calcext:value-type="float">
            <text:p><text:s/>- <text:s text:c="2"/></text:p>
          </table:table-cell>
          <table:table-cell table:style-name="ce68" table:formula="of:=[$SKG.K901]" office:value-type="float" office:value="0" calcext:value-type="float">
            <text:p>0</text:p>
          </table:table-cell>
          <table:table-cell table:style-name="ce68" table:formula="of:=[$SKG.B901]" office:value-type="float" office:value="0" calcext:value-type="float">
            <text:p>0</text:p>
          </table:table-cell>
          <table:table-cell table:style-name="ce68" table:formula="of:=[$SKG.H901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1008];[$Grootboekschema.$A$1:.$B$109];2;0); &quot;&quot;)">
            <text:p/>
          </table:table-cell>
          <table:table-cell table:style-name="ce53" table:formula="of:=[$SKG.D902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02]&lt;0;-[$SKG.E902];&quot; &quot;)" office:value-type="string" office:string-value=" " calcext:value-type="string">
            <text:p><text:s text:c="3"/></text:p>
          </table:table-cell>
          <table:table-cell table:style-name="ce63" table:formula="of:=IF([$SKG.E902]&gt;=0;[$SKG.E902];&quot; &quot;)" office:value-type="float" office:value="0" calcext:value-type="float">
            <text:p><text:s/>- <text:s text:c="2"/></text:p>
          </table:table-cell>
          <table:table-cell table:style-name="ce68" table:formula="of:=[$SKG.K902]" office:value-type="float" office:value="0" calcext:value-type="float">
            <text:p>0</text:p>
          </table:table-cell>
          <table:table-cell table:style-name="ce68" table:formula="of:=[$SKG.B902]" office:value-type="float" office:value="0" calcext:value-type="float">
            <text:p>0</text:p>
          </table:table-cell>
          <table:table-cell table:style-name="ce68" table:formula="of:=[$SKG.H902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2"/>
          <table:table-cell table:style-name="ce7" table:formula="of:=IFERROR(VLOOKUP([.A1009];[$Grootboekschema.$A$1:.$B$109];2;0); &quot;&quot;)">
            <text:p/>
          </table:table-cell>
          <table:table-cell table:style-name="ce53" table:formula="of:=[$SKG.D903]" office:value-type="date" office:date-value="1899-12-30" calcext:value-type="date">
            <text:p>30-12-1899</text:p>
          </table:table-cell>
          <table:table-cell table:style-name="ce42" office:value-type="string" calcext:value-type="string">
            <text:p>SKG</text:p>
          </table:table-cell>
          <table:table-cell table:style-name="ce63" table:formula="of:=IF([$SKG.E903]&lt;0;-[$SKG.E903];&quot; &quot;)" office:value-type="string" office:string-value=" " calcext:value-type="string">
            <text:p><text:s text:c="3"/></text:p>
          </table:table-cell>
          <table:table-cell table:style-name="ce63" table:formula="of:=IF([$SKG.E903]&gt;=0;[$SKG.E903];&quot; &quot;)" office:value-type="float" office:value="0" calcext:value-type="float">
            <text:p><text:s/>- <text:s text:c="2"/></text:p>
          </table:table-cell>
          <table:table-cell table:style-name="ce68" table:formula="of:=[$SKG.K903]" office:value-type="float" office:value="0" calcext:value-type="float">
            <text:p>0</text:p>
          </table:table-cell>
          <table:table-cell table:style-name="ce68" table:formula="of:=[$SKG.B903]" office:value-type="float" office:value="0" calcext:value-type="float">
            <text:p>0</text:p>
          </table:table-cell>
          <table:table-cell table:style-name="ce68" table:formula="of:=[$SKG.H903]" office:value-type="float" office:value="0" calcext:value-type="float">
            <text:p>0</text:p>
          </table:table-cell>
          <table:table-cell table:style-name="ce68" table:number-columns-repeated="17"/>
          <table:table-cell table:number-columns-repeated="998"/>
        </table:table-row>
        <table:table-row table:style-name="ro1">
          <table:table-cell table:style-name="ce43" office:value-type="float" office:value="120" calcext:value-type="float">
            <text:p>120</text:p>
          </table:table-cell>
          <table:table-cell table:style-name="ce7" table:formula="of:=IFERROR(VLOOKUP([.A1010];[$Grootboekschema.$A$1:.$B$109];2;0); &quot;&quot;)" office:value-type="string" office:string-value="Bankrekeningen" calcext:value-type="string">
            <text:p>Bankrekeningen</text:p>
          </table:table-cell>
          <table:table-cell table:style-name="ce54" table:formula="of:=EOMONTH(DATE(2026; 12; 1); 0)" office:value-type="date" office:date-value="2026-12-31" calcext:value-type="date">
            <text:p>31-12-2026</text:p>
          </table:table-cell>
          <table:table-cell table:style-name="ce43" office:value-type="string" calcext:value-type="string">
            <text:p>SKG</text:p>
          </table:table-cell>
          <table:table-cell table:style-name="ce64" table:formula="of:=IF((SUM([.F111:.F1009])-SUM([.E111:.E1009]))&gt;0;(SUM([.F111:.F1009])-SUM([.E111:.E1009]));&quot; &quot;)" office:value-type="float" office:value="12292.06" calcext:value-type="float">
            <text:p><text:s/>12,292.06 </text:p>
          </table:table-cell>
          <table:table-cell table:style-name="ce64" table:formula="of:=IF((SUM([.E111:.E1009])-SUM([.F111:.F1009]))&gt;0;(SUM([.E111:.E1009])-SUM([.F111:.F1009]));&quot; &quot;)" office:value-type="string" office:string-value=" " calcext:value-type="string">
            <text:p><text:s text:c="3"/></text:p>
          </table:table-cell>
          <table:table-cell table:style-name="ce69" office:value-type="string" calcext:value-type="string">
            <text:p>Mutaties</text:p>
          </table:table-cell>
          <table:table-cell table:style-name="ce73" office:value-type="string" calcext:value-type="string">
            <text:p>1-24</text:p>
          </table:table-cell>
          <table:table-cell table:style-name="ce69" table:number-columns-repeated="18"/>
          <table:table-cell table:number-columns-repeated="998"/>
        </table:table-row>
        <table:table-row table:style-name="ro1">
          <table:table-cell table:style-name="ce4"/>
          <table:table-cell table:style-name="ce7"/>
          <table:table-cell table:style-name="ce44"/>
          <table:table-cell table:style-name="ce4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4"/>
          <table:table-cell table:style-name="ce7" office:value-type="string" calcext:value-type="string">
            <text:p>TOTAAL JOURNAAL</text:p>
          </table:table-cell>
          <table:table-cell table:style-name="ce44"/>
          <table:table-cell table:style-name="ce4"/>
          <table:table-cell table:style-name="ce65" table:formula="of:=SUM([.E4:.E1010])" office:value-type="float" office:value="19484.67" calcext:value-type="float">
            <text:p>€ 19,484.67</text:p>
          </table:table-cell>
          <table:table-cell table:style-name="ce65" table:formula="of:=SUM([.F4:.F1010])" office:value-type="float" office:value="19484.67" calcext:value-type="float">
            <text:p>€ 19,484.67</text:p>
          </table:table-cell>
          <table:table-cell table:style-name="ce7" table:number-columns-repeated="20"/>
          <table:table-cell table:number-columns-repeated="998"/>
        </table:table-row>
        <table:table-row table:style-name="ro1" table:number-rows-repeated="6">
          <table:table-cell table:style-name="ce4"/>
          <table:table-cell table:style-name="ce7"/>
          <table:table-cell table:style-name="ce44"/>
          <table:table-cell table:style-name="ce4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4"/>
          <table:table-cell table:style-name="ce7"/>
          <table:table-cell table:style-name="ce44"/>
          <table:table-cell table:style-name="ce4"/>
          <table:table-cell table:style-name="ce66" table:formula="of:=SUM([.E117:.E510])" office:value-type="float" office:value="2914.81" calcext:value-type="float">
            <text:p><text:s/>2,914.81 </text:p>
          </table:table-cell>
          <table:table-cell table:style-name="ce7" table:number-columns-repeated="21"/>
          <table:table-cell table:number-columns-repeated="998"/>
        </table:table-row>
        <table:table-row table:style-name="ro4" table:number-rows-repeated="104755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Jaarcijfers.$A$1" table:cell-range-address="$Journaal.$A$3:.$I$1010"/>
          <table:named-range table:name="_xlnm._FilterDatabase" table:base-cell-address="$Jaarcijfers.$A$1" table:cell-range-address="$Journaal.$A$3:.$I$1010"/>
        </table:named-expressions>
      </table:table>
      <table:table table:name="SKG" table:style-name="ta4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" table:number-columns-repeated="3" table:default-cell-style-name="Default"/>
        <table:table-column table:style-name="co8" table:number-columns-repeated="5" table:default-cell-style-name="Default"/>
        <table:table-column table:style-name="co9" table:number-columns-repeated="998" table:default-cell-style-name="Default"/>
        <table:table-row table:style-name="ro3">
          <table:table-cell table:number-columns-repeated="2"/>
          <table:table-cell table:style-name="ce78" office:value-type="string" calcext:value-type="string">
            <text:p>Beginsaldo</text:p>
          </table:table-cell>
          <table:table-cell/>
          <table:table-cell table:style-name="ce83" office:value-type="float" office:value="25555.39" calcext:value-type="float">
            <text:p><text:s/>25,555.39 </text:p>
          </table:table-cell>
          <table:table-cell/>
          <table:table-cell table:style-name="ce86">
            <draw:custom-shape table:end-cell-address="SKG.H3" table:end-x="4.93pt" table:end-y="0.77pt" draw:z-index="0" draw:name="Shape 3" draw:style-name="gr2" draw:text-style-name="P3" svg:width="127.47pt" svg:height="23.98pt" svg:x="28.49pt" svg:y="9.01pt">
              <text:p text:style-name="P2"><text:span text:style-name="T1">CSV importeren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8" office:value-type="string" calcext:value-type="string">
            <text:p>Mutaties</text:p>
          </table:table-cell>
          <table:table-cell/>
          <table:table-cell table:style-name="ce83" table:formula="of:=SUM([.E5:.E999])" office:value-type="float" office:value="12292.06" calcext:value-type="float">
            <text:p><text:s/>12,292.06 </text:p>
          </table:table-cell>
          <table:table-cell table:number-columns-repeated="1019"/>
        </table:table-row>
        <table:table-row table:style-name="ro1">
          <table:table-cell table:style-name="ce74" table:number-columns-repeated="2"/>
          <table:table-cell table:style-name="ce74" office:value-type="string" calcext:value-type="string">
            <text:p>Eindsaldo</text:p>
          </table:table-cell>
          <table:table-cell table:style-name="ce74"/>
          <table:table-cell table:style-name="ce84" table:formula="of:=SUM([.E1:.E2])" office:value-type="float" office:value="37847.45" calcext:value-type="float">
            <text:p><text:s/>37,847.45 </text:p>
          </table:table-cell>
          <table:table-cell table:style-name="ce74" table:number-columns-repeated="21"/>
          <table:table-cell table:number-columns-repeated="998"/>
        </table:table-row>
        <table:table-row table:style-name="ro1">
          <table:table-cell table:style-name="ce75" office:value-type="string" calcext:value-type="string">
            <text:p>Jaar rekeningafschrift</text:p>
          </table:table-cell>
          <table:table-cell table:style-name="ce75" office:value-type="string" calcext:value-type="string">
            <text:p>Nummer rekeningafschrift</text:p>
          </table:table-cell>
          <table:table-cell table:style-name="ce75" office:value-type="string" calcext:value-type="string">
            <text:p>RekeningNummer Rekeninghouder</text:p>
          </table:table-cell>
          <table:table-cell table:style-name="ce75" office:value-type="string" calcext:value-type="string">
            <text:p>Datum</text:p>
          </table:table-cell>
          <table:table-cell table:style-name="ce85" office:value-type="string" office:string-value="Bedrag" calcext:value-type="string">
            <text:p><text:s/>Bedrag </text:p>
          </table:table-cell>
          <table:table-cell table:style-name="ce75" office:value-type="string" calcext:value-type="string">
            <text:p>Valuta</text:p>
          </table:table-cell>
          <table:table-cell table:style-name="ce75" office:value-type="string" calcext:value-type="string">
            <text:p>Rekeningnummer begunstigde</text:p>
          </table:table-cell>
          <table:table-cell table:style-name="ce75" office:value-type="string" calcext:value-type="string">
            <text:p>Naam begunstigde</text:p>
          </table:table-cell>
          <table:table-cell table:style-name="ce75" office:value-type="string" calcext:value-type="string">
            <text:p>Adres begunstigde</text:p>
          </table:table-cell>
          <table:table-cell table:style-name="ce75" office:value-type="string" calcext:value-type="string">
            <text:p>Woonplaats begunstigde</text:p>
          </table:table-cell>
          <table:table-cell table:style-name="ce75" office:value-type="string" calcext:value-type="string">
            <text:p>Omschrijving</text:p>
          </table:table-cell>
          <table:table-cell table:style-name="ce75" office:value-type="string" calcext:value-type="string">
            <text:p>Kenmerk</text:p>
          </table:table-cell>
          <table:table-cell table:style-name="ce75" office:value-type="string" calcext:value-type="string">
            <text:p>EndToEndId</text:p>
          </table:table-cell>
          <table:table-cell table:style-name="ce75" office:value-type="string" calcext:value-type="string">
            <text:p>BatchInfoId</text:p>
          </table:table-cell>
          <table:table-cell table:style-name="ce75" office:value-type="string" calcext:value-type="string">
            <text:p>MandaatId</text:p>
          </table:table-cell>
          <table:table-cell table:style-name="ce75" office:value-type="string" calcext:value-type="string">
            <text:p>FoutCode</text:p>
          </table:table-cell>
          <table:table-cell table:style-name="ce75" office:value-type="string" calcext:value-type="string">
            <text:p>FoutOmschrijving</text:p>
          </table:table-cell>
          <table:table-cell table:style-name="ce75" office:value-type="string" calcext:value-type="string">
            <text:p>BankTransactieCode</text:p>
          </table:table-cell>
          <table:table-cell table:number-columns-repeated="1006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1" calcext:value-type="date">
            <text:p>1-1-2026</text:p>
          </table:table-cell>
          <table:table-cell table:style-name="ce76" office:value-type="float" office:value="-50" calcext:value-type="float">
            <text:p>-50</text:p>
          </table:table-cell>
          <table:table-cell table:style-name="ce76" office:value-type="string" calcext:value-type="string">
            <text:p>eur</text:p>
          </table:table-cell>
          <table:table-cell table:style-name="ce76" table:number-columns-repeated="2"/>
          <table:table-cell table:style-name="ce77" table:number-columns-repeated="2"/>
          <table:table-cell table:style-name="ce76" office:value-type="string" calcext:value-type="string">
            <text:p>Vaste kosten voor 2026 - Rekening-courant</text:p>
          </table:table-cell>
          <table:table-cell table:style-name="ce77"/>
          <table:table-cell table:style-name="ce76"/>
          <table:table-cell table:style-name="ce77" table:number-columns-repeated="4"/>
          <table:table-cell table:style-name="ce76"/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2" calcext:value-type="date">
            <text:p>2-1-2026</text:p>
          </table:table-cell>
          <table:table-cell table:style-name="ce76" office:value-type="float" office:value="377" calcext:value-type="float">
            <text:p>377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13RABO0119518856</text:p>
          </table:table-cell>
          <table:table-cell table:style-name="ce76" office:value-type="string" calcext:value-type="string">
            <text:p>Stichting HilverZorg</text:p>
          </table:table-cell>
          <table:table-cell table:style-name="ce77" table:number-columns-repeated="2"/>
          <table:table-cell table:style-name="ce76" office:value-type="string" calcext:value-type="string">
            <text:p>807150/20189633 <text:s/>202512-265 202512-265 202512-265 - 1215 JV Hilversum 807150P20189633.3640.6219062</text:p>
          </table:table-cell>
          <table:table-cell table:style-name="ce77"/>
          <table:table-cell table:style-name="ce77" office:value-type="string" calcext:value-type="string">
            <text:p>807150P20189633.3640.6219062</text:p>
          </table:table-cell>
          <table:table-cell table:style-name="ce77" table:number-columns-repeated="4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6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2" calcext:value-type="date">
            <text:p>2-1-2026</text:p>
          </table:table-cell>
          <table:table-cell table:style-name="ce76" office:value-type="float" office:value="820.5" calcext:value-type="float">
            <text:p>820.5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13RABO0119518856</text:p>
          </table:table-cell>
          <table:table-cell table:style-name="ce76" office:value-type="string" calcext:value-type="string">
            <text:p>Stichting HilverZorg</text:p>
          </table:table-cell>
          <table:table-cell table:style-name="ce77" table:number-columns-repeated="2"/>
          <table:table-cell table:style-name="ce76" office:value-type="string" calcext:value-type="string">
            <text:p>807150/20189634 <text:s/>202512-264 202512-264 202512-264 - 1215 JV Hilversum 807150P20189634.3640.6219065</text:p>
          </table:table-cell>
          <table:table-cell table:style-name="ce77"/>
          <table:table-cell table:style-name="ce76" office:value-type="string" calcext:value-type="string">
            <text:p>807150P20189634.3640.6219065</text:p>
          </table:table-cell>
          <table:table-cell table:style-name="ce77" table:number-columns-repeated="4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2" calcext:value-type="date">
            <text:p>2-1-2026</text:p>
          </table:table-cell>
          <table:table-cell table:style-name="ce76" office:value-type="float" office:value="931.5" calcext:value-type="float">
            <text:p>931.5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13RABO0119518856</text:p>
          </table:table-cell>
          <table:table-cell table:style-name="ce76" office:value-type="string" calcext:value-type="string">
            <text:p>Stichting HilverZorg</text:p>
          </table:table-cell>
          <table:table-cell table:style-name="ce77" table:number-columns-repeated="2"/>
          <table:table-cell table:style-name="ce76" office:value-type="string" calcext:value-type="string">
            <text:p>807150/20190109 <text:s/>202512-266 202512-266 202512-266 - 1215 JV Hilversum 807150P20190109.3640.6228348</text:p>
          </table:table-cell>
          <table:table-cell table:style-name="ce77"/>
          <table:table-cell table:style-name="ce76" office:value-type="string" calcext:value-type="string">
            <text:p>807150P20190109.3640.6228348</text:p>
          </table:table-cell>
          <table:table-cell table:style-name="ce77" table:number-columns-repeated="4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4" calcext:value-type="date">
            <text:p>4-1-2026</text:p>
          </table:table-cell>
          <table:table-cell table:style-name="ce76" office:value-type="float" office:value="270" calcext:value-type="float">
            <text:p>270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23RABO0128695749</text:p>
          </table:table-cell>
          <table:table-cell table:style-name="ce76" office:value-type="string" calcext:value-type="string">
            <text:p>De Gitaarleraar</text:p>
          </table:table-cell>
          <table:table-cell table:style-name="ce77" table:number-columns-repeated="2"/>
          <table:table-cell table:style-name="ce76" office:value-type="string" calcext:value-type="string">
            <text:p>Factnr. 202601-001 OO9B005399635715</text:p>
          </table:table-cell>
          <table:table-cell table:style-name="ce77"/>
          <table:table-cell table:style-name="ce77" office:value-type="string" calcext:value-type="string">
            <text:p>OO9B005399635715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6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5" calcext:value-type="date">
            <text:p>5-1-2026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68RABO0336900589</text:p>
          </table:table-cell>
          <table:table-cell table:style-name="ce76" office:value-type="string" calcext:value-type="string">
            <text:p>St. Inovum</text:p>
          </table:table-cell>
          <table:table-cell table:style-name="ce77" table:number-columns-repeated="2"/>
          <table:table-cell table:style-name="ce76" office:value-type="string" calcext:value-type="string">
            <text:p>Factuur:202512-278 0000100013520001347000134343</text:p>
          </table:table-cell>
          <table:table-cell table:style-name="ce77"/>
          <table:table-cell table:style-name="ce76" office:value-type="string" calcext:value-type="string">
            <text:p>0000100013520001347000134343</text:p>
          </table:table-cell>
          <table:table-cell table:style-name="ce77"/>
          <table:table-cell table:style-name="ce76"/>
          <table:table-cell table:style-name="ce77" table:number-columns-repeated="2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6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6" calcext:value-type="date">
            <text:p>6-1-2026</text:p>
          </table:table-cell>
          <table:table-cell table:style-name="ce76" office:value-type="float" office:value="-66.14" calcext:value-type="float">
            <text:p>-66.14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35RABO0349320772</text:p>
          </table:table-cell>
          <table:table-cell table:style-name="ce76" office:value-type="string" calcext:value-type="string">
            <text:p>Sligro Food Group Nederland B.V.</text:p>
          </table:table-cell>
          <table:table-cell table:style-name="ce77" table:number-columns-repeated="2"/>
          <table:table-cell table:style-name="ce76" office:value-type="string" calcext:value-type="string">
            <text:p>SFG / D.D.: 31/12/25 FKT.N 2504760148001 IN04472.XML020126/005/100506020</text:p>
          </table:table-cell>
          <table:table-cell table:style-name="ce77"/>
          <table:table-cell table:style-name="ce76" office:value-type="string" calcext:value-type="string">
            <text:p>IN04472.XML020126/005/100506020</text:p>
          </table:table-cell>
          <table:table-cell table:style-name="ce77"/>
          <table:table-cell table:style-name="ce77" office:value-type="float" office:value="52155" calcext:value-type="float">
            <text:p>52155</text:p>
          </table:table-cell>
          <table:table-cell table:style-name="ce77" table:number-columns-repeated="2"/>
          <table:table-cell table:style-name="ce76" office:value-type="float" office:value="53" calcext:value-type="float">
            <text:p>53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6" calcext:value-type="date">
            <text:p>6-1-2026</text:p>
          </table:table-cell>
          <table:table-cell table:style-name="ce76" office:value-type="float" office:value="23.28" calcext:value-type="float">
            <text:p>23.28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DE26512202000071418016</text:p>
          </table:table-cell>
          <table:table-cell table:style-name="ce76" office:value-type="string" calcext:value-type="string">
            <text:p>PAYPAL PTE. LTD.</text:p>
          </table:table-cell>
          <table:table-cell table:style-name="ce77" table:number-columns-repeated="2"/>
          <table:table-cell table:style-name="ce76" office:value-type="string" calcext:value-type="string">
            <text:p>Protestantse gemee 255519771</text:p>
          </table:table-cell>
          <table:table-cell table:style-name="ce77"/>
          <table:table-cell table:style-name="ce76" office:value-type="float" office:value="255519771" calcext:value-type="float">
            <text:p>255519771</text:p>
          </table:table-cell>
          <table:table-cell table:style-name="ce77" table:number-columns-repeated="4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6" calcext:value-type="date">
            <text:p>6-1-2026</text:p>
          </table:table-cell>
          <table:table-cell table:style-name="ce76" office:value-type="float" office:value="60.75" calcext:value-type="float">
            <text:p>60.75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03INGB0000682749</text:p>
          </table:table-cell>
          <table:table-cell table:style-name="ce76" office:value-type="string" calcext:value-type="string">
            <text:p>Hr JE van den Berg,Mw Y Kiers</text:p>
          </table:table-cell>
          <table:table-cell table:style-name="ce77" table:number-columns-repeated="2"/>
          <table:table-cell table:style-name="ce76" office:value-type="string" calcext:value-type="string">
            <text:p>202601-013</text:p>
          </table:table-cell>
          <table:table-cell table:style-name="ce77" table:number-columns-repeated="6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6" calcext:value-type="date">
            <text:p>6-1-2026</text:p>
          </table:table-cell>
          <table:table-cell table:style-name="ce76" office:value-type="float" office:value="87.5" calcext:value-type="float">
            <text:p>87.5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15ABNA0550736123</text:p>
          </table:table-cell>
          <table:table-cell table:style-name="ce76" office:value-type="string" calcext:value-type="string">
            <text:p>G VAN LINDENBERG</text:p>
          </table:table-cell>
          <table:table-cell table:style-name="ce77" table:number-columns-repeated="2"/>
          <table:table-cell table:style-name="ce76" office:value-type="string" calcext:value-type="string">
            <text:p>factr Inspiration 202602-020</text:p>
          </table:table-cell>
          <table:table-cell table:style-name="ce77" table:number-columns-repeated="6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6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6" calcext:value-type="date">
            <text:p>6-1-2026</text:p>
          </table:table-cell>
          <table:table-cell table:style-name="ce76" office:value-type="float" office:value="174.5" calcext:value-type="float">
            <text:p>174.5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81RABO0149920148</text:p>
          </table:table-cell>
          <table:table-cell table:style-name="ce76" office:value-type="string" calcext:value-type="string">
            <text:p>Stichting Alzheimer Nederland</text:p>
          </table:table-cell>
          <table:table-cell table:style-name="ce77" table:number-columns-repeated="2"/>
          <table:table-cell table:style-name="ce76" office:value-type="string" calcext:value-type="string">
            <text:p>factuur 202601-017 OO9B005404842381</text:p>
          </table:table-cell>
          <table:table-cell table:style-name="ce77"/>
          <table:table-cell table:style-name="ce76" office:value-type="string" calcext:value-type="string">
            <text:p>OO9B005404842381</text:p>
          </table:table-cell>
          <table:table-cell table:style-name="ce77" table:number-columns-repeated="4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6" calcext:value-type="date">
            <text:p>6-1-2026</text:p>
          </table:table-cell>
          <table:table-cell table:style-name="ce76" office:value-type="float" office:value="412.5" calcext:value-type="float">
            <text:p>412.5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82INGB0000439894</text:p>
          </table:table-cell>
          <table:table-cell table:style-name="ce76" office:value-type="string" calcext:value-type="string">
            <text:p>POLITIE MUZIEKGEZELSCHAPEXCELSIOR</text:p>
          </table:table-cell>
          <table:table-cell table:style-name="ce77" table:number-columns-repeated="2"/>
          <table:table-cell table:style-name="ce76" office:value-type="string" calcext:value-type="string">
            <text:p>202601-028 Gebruik Bethlehemkerk</text:p>
          </table:table-cell>
          <table:table-cell table:style-name="ce77" table:number-columns-repeated="6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6" calcext:value-type="date">
            <text:p>6-1-2026</text:p>
          </table:table-cell>
          <table:table-cell table:style-name="ce76" office:value-type="float" office:value="487.5" calcext:value-type="float">
            <text:p>487.5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36INGB0006507587</text:p>
          </table:table-cell>
          <table:table-cell table:style-name="ce76" office:value-type="string" calcext:value-type="string">
            <text:p>De Kontekst Gooise Meren B.V.</text:p>
          </table:table-cell>
          <table:table-cell table:style-name="ce77" table:number-columns-repeated="2"/>
          <table:table-cell table:style-name="ce76" office:value-type="float" office:value="202601" calcext:value-type="float">
            <text:p>202601</text:p>
          </table:table-cell>
          <table:table-cell table:style-name="ce77" table:number-columns-repeated="6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6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7" calcext:value-type="date">
            <text:p>7-1-2026</text:p>
          </table:table-cell>
          <table:table-cell table:style-name="ce76" office:value-type="float" office:value="93" calcext:value-type="float">
            <text:p>93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36INGB0000354877</text:p>
          </table:table-cell>
          <table:table-cell table:style-name="ce76" office:value-type="string" calcext:value-type="string">
            <text:p>HENGELSPORTVER HILVERSUM</text:p>
          </table:table-cell>
          <table:table-cell table:style-name="ce77" table:number-columns-repeated="2"/>
          <table:table-cell table:style-name="ce76" office:value-type="string" calcext:value-type="string">
            <text:p>Factuur 202601-006</text:p>
          </table:table-cell>
          <table:table-cell table:style-name="ce77"/>
          <table:table-cell table:style-name="ce76"/>
          <table:table-cell table:style-name="ce77"/>
          <table:table-cell table:style-name="ce76"/>
          <table:table-cell table:style-name="ce77" table:number-columns-repeated="2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8" calcext:value-type="date">
            <text:p>8-1-2026</text:p>
          </table:table-cell>
          <table:table-cell table:style-name="ce76" office:value-type="float" office:value="-23.07" calcext:value-type="float">
            <text:p>-23.07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35RABO0349320772</text:p>
          </table:table-cell>
          <table:table-cell table:style-name="ce76" office:value-type="string" calcext:value-type="string">
            <text:p>Sligro Food Group Nederland B.V.</text:p>
          </table:table-cell>
          <table:table-cell table:style-name="ce77" table:number-columns-repeated="2"/>
          <table:table-cell table:style-name="ce76" office:value-type="string" calcext:value-type="string">
            <text:p>SFG / D.D.: 05/01/26 FKT.N 2604760000922 IN04474.XML060126/005/100506020</text:p>
          </table:table-cell>
          <table:table-cell table:style-name="ce77"/>
          <table:table-cell table:style-name="ce76" office:value-type="string" calcext:value-type="string">
            <text:p>IN04474.XML060126/005/100506020</text:p>
          </table:table-cell>
          <table:table-cell table:style-name="ce77"/>
          <table:table-cell table:style-name="ce77" office:value-type="float" office:value="52155" calcext:value-type="float">
            <text:p>52155</text:p>
          </table:table-cell>
          <table:table-cell table:style-name="ce77" table:number-columns-repeated="2"/>
          <table:table-cell table:style-name="ce76" office:value-type="float" office:value="53" calcext:value-type="float">
            <text:p>53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8" calcext:value-type="date">
            <text:p>8-1-2026</text:p>
          </table:table-cell>
          <table:table-cell table:style-name="ce76" office:value-type="float" office:value="-60" calcext:value-type="float">
            <text:p>-60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45RABO0373722494</text:p>
          </table:table-cell>
          <table:table-cell table:style-name="ce76" office:value-type="string" calcext:value-type="string">
            <text:p>Prot. Gemeente Hilversum inz. PWG De Lichtbron wijkkas</text:p>
          </table:table-cell>
          <table:table-cell table:style-name="ce77" table:number-columns-repeated="2"/>
          <table:table-cell table:style-name="ce76" office:value-type="string" calcext:value-type="string">
            <text:p>collectebonnen De Vries Verburg (was betaald op Expl)</text:p>
          </table:table-cell>
          <table:table-cell table:style-name="ce77" table:number-columns-repeated="6"/>
          <table:table-cell table:style-name="ce76"/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79" office:value-type="date" office:date-value="2026-01-08" calcext:value-type="date">
            <text:p>8-1-2026</text:p>
          </table:table-cell>
          <table:table-cell table:style-name="ce76" office:value-type="float" office:value="-110.05" calcext:value-type="float">
            <text:p>-110.05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74KRED0633000760</text:p>
          </table:table-cell>
          <table:table-cell table:style-name="ce76" office:value-type="string" calcext:value-type="string">
            <text:p>Renewi Nederland B.V.</text:p>
          </table:table-cell>
          <table:table-cell table:style-name="ce77" table:number-columns-repeated="2"/>
          <table:table-cell table:style-name="ce76" office:value-type="string" calcext:value-type="string">
            <text:p>378793/1009472235, abonnement afvalcontainer</text:p>
          </table:table-cell>
          <table:table-cell table:style-name="ce77"/>
          <table:table-cell table:style-name="ce76"/>
          <table:table-cell table:style-name="ce77" table:number-columns-repeated="4"/>
          <table:table-cell table:style-name="ce76"/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08" calcext:value-type="date">
            <text:p>08-01-2026</text:p>
          </table:table-cell>
          <table:table-cell table:style-name="ce76" office:value-type="float" office:value="-906.73" calcext:value-type="float">
            <text:p>-906.73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19INGB0654922047</text:p>
          </table:table-cell>
          <table:table-cell table:style-name="ce76" office:value-type="string" calcext:value-type="string">
            <text:p>Care</text:p>
          </table:table-cell>
          <table:table-cell table:style-name="ce77" table:number-columns-repeated="2"/>
          <table:table-cell table:style-name="ce76" office:value-type="string" calcext:value-type="string">
            <text:p>Debnr 677001 Factnr 202508718 <text:s/>Schoonmaak BK</text:p>
          </table:table-cell>
          <table:table-cell table:style-name="ce77" table:number-columns-repeated="6"/>
          <table:table-cell table:style-name="ce76"/>
          <table:table-cell table:style-name="ce77" table:number-columns-repeated="3"/>
          <table:table-cell table:number-columns-repeated="1003"/>
        </table:table-row>
        <table:table-row table:style-name="ro6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08" calcext:value-type="date">
            <text:p>08-01-2026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65RABO0368636909</text:p>
          </table:table-cell>
          <table:table-cell table:style-name="ce76" office:value-type="string" calcext:value-type="string">
            <text:p>A.H.M. Steenvoorden</text:p>
          </table:table-cell>
          <table:table-cell table:style-name="ce77" table:number-columns-repeated="2"/>
          <table:table-cell table:style-name="ce76" office:value-type="string" calcext:value-type="string">
            <text:p>Huur 17 december OO9B005411499446</text:p>
          </table:table-cell>
          <table:table-cell table:style-name="ce77"/>
          <table:table-cell table:style-name="ce76" office:value-type="string" calcext:value-type="string">
            <text:p>OO9B005411499446</text:p>
          </table:table-cell>
          <table:table-cell table:style-name="ce77" table:number-columns-repeated="4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08" calcext:value-type="date">
            <text:p>08-01-2026</text:p>
          </table:table-cell>
          <table:table-cell table:style-name="ce76" office:value-type="float" office:value="132.5" calcext:value-type="float">
            <text:p>132.5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69RABO0398275769</text:p>
          </table:table-cell>
          <table:table-cell table:style-name="ce76" office:value-type="string" calcext:value-type="string">
            <text:p>VVe Karel Doormanlaan 298 t/m 348</text:p>
          </table:table-cell>
          <table:table-cell table:style-name="ce77" table:number-columns-repeated="2"/>
          <table:table-cell table:style-name="ce76" office:value-type="string" calcext:value-type="string">
            <text:p>FACT. 202511-232 VERGADERKOSTEN 07-10-2025 tbot73024291</text:p>
          </table:table-cell>
          <table:table-cell table:style-name="ce77"/>
          <table:table-cell table:style-name="ce77" office:value-type="string" calcext:value-type="string">
            <text:p>tbot73024291</text:p>
          </table:table-cell>
          <table:table-cell table:style-name="ce77" table:number-columns-repeated="4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08" calcext:value-type="date">
            <text:p>08-01-2026</text:p>
          </table:table-cell>
          <table:table-cell table:style-name="ce76" office:value-type="float" office:value="132.5" calcext:value-type="float">
            <text:p>132.5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63ABNA0550114750</text:p>
          </table:table-cell>
          <table:table-cell table:style-name="ce76" office:value-type="string" calcext:value-type="string">
            <text:p>VVE KOLHORNSEWEG 50 64A</text:p>
          </table:table-cell>
          <table:table-cell table:style-name="ce77" table:number-columns-repeated="2"/>
          <table:table-cell table:style-name="ce76" office:value-type="string" calcext:value-type="string">
            <text:p>202601-021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08" calcext:value-type="date">
            <text:p>08-01-2026</text:p>
          </table:table-cell>
          <table:table-cell table:style-name="ce76" office:value-type="float" office:value="800" calcext:value-type="float">
            <text:p>800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65RABO0368636909</text:p>
          </table:table-cell>
          <table:table-cell table:style-name="ce76" office:value-type="string" calcext:value-type="string">
            <text:p>A.H.M. Steenvoorden</text:p>
          </table:table-cell>
          <table:table-cell table:style-name="ce77" table:number-columns-repeated="2"/>
          <table:table-cell table:style-name="ce76" office:value-type="string" calcext:value-type="string">
            <text:p>Huur april t/m november OO9B005411491980</text:p>
          </table:table-cell>
          <table:table-cell table:style-name="ce77"/>
          <table:table-cell table:style-name="ce77" office:value-type="string" calcext:value-type="string">
            <text:p>OO9B005411491980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6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08" calcext:value-type="date">
            <text:p>08-01-2026</text:p>
          </table:table-cell>
          <table:table-cell table:style-name="ce76" office:value-type="float" office:value="863.5" calcext:value-type="float">
            <text:p>863.5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40BNGH0285032194</text:p>
          </table:table-cell>
          <table:table-cell table:style-name="ce76" office:value-type="string" calcext:value-type="string">
            <text:p>GOOI VECHTSTR LIQ BEHEER</text:p>
          </table:table-cell>
          <table:table-cell table:style-name="ce77" table:number-columns-repeated="2"/>
          <table:table-cell table:style-name="ce76" office:value-type="string" calcext:value-type="string">
            <text:p>Factuur 202601-009 TBI26.00419</text:p>
          </table:table-cell>
          <table:table-cell table:style-name="ce77"/>
          <table:table-cell table:style-name="ce77" office:value-type="string" calcext:value-type="string">
            <text:p>TBI26.00419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6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09" calcext:value-type="date">
            <text:p>09-01-2026</text:p>
          </table:table-cell>
          <table:table-cell table:style-name="ce76" office:value-type="float" office:value="1.96" calcext:value-type="float">
            <text:p>1.96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DE26512202000071418016</text:p>
          </table:table-cell>
          <table:table-cell table:style-name="ce76" office:value-type="string" calcext:value-type="string">
            <text:p>PAYPAL PTE. LTD.</text:p>
          </table:table-cell>
          <table:table-cell table:style-name="ce77" table:number-columns-repeated="2"/>
          <table:table-cell table:style-name="ce76" office:value-type="string" calcext:value-type="string">
            <text:p>Protestantse gemee 255703287</text:p>
          </table:table-cell>
          <table:table-cell table:style-name="ce77"/>
          <table:table-cell table:style-name="ce77" office:value-type="float" office:value="255703287" calcext:value-type="float">
            <text:p>255703287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09" calcext:value-type="date">
            <text:p>09-01-2026</text:p>
          </table:table-cell>
          <table:table-cell table:style-name="ce76" office:value-type="float" office:value="101" calcext:value-type="float">
            <text:p>101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67INGB0006037743</text:p>
          </table:table-cell>
          <table:table-cell table:style-name="ce76" office:value-type="string" calcext:value-type="string">
            <text:p>Leger des Heils W.G Midden Nederlan d</text:p>
          </table:table-cell>
          <table:table-cell table:style-name="ce77" table:number-columns-repeated="2"/>
          <table:table-cell table:style-name="ce76" office:value-type="string" calcext:value-type="string">
            <text:p>Factuur:202601-014 0001300333190033193003112705</text:p>
          </table:table-cell>
          <table:table-cell table:style-name="ce77"/>
          <table:table-cell table:style-name="ce77" office:value-type="string" calcext:value-type="string">
            <text:p>0001300333190033193003112705</text:p>
          </table:table-cell>
          <table:table-cell table:style-name="ce77" table:number-columns-repeated="4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09" calcext:value-type="date">
            <text:p>09-01-2026</text:p>
          </table:table-cell>
          <table:table-cell table:style-name="ce76" office:value-type="float" office:value="300" calcext:value-type="float">
            <text:p>300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54BUNQ2055666258</text:p>
          </table:table-cell>
          <table:table-cell table:style-name="ce76" office:value-type="string" calcext:value-type="string">
            <text:p>Stichting One Up</text:p>
          </table:table-cell>
          <table:table-cell table:style-name="ce77" table:number-columns-repeated="2"/>
          <table:table-cell table:style-name="ce76" office:value-type="string" calcext:value-type="string">
            <text:p>Factuurnummer 202601-003 huur december</text:p>
          </table:table-cell>
          <table:table-cell table:style-name="ce77" table:number-columns-repeated="6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09" calcext:value-type="date">
            <text:p>09-01-2026</text:p>
          </table:table-cell>
          <table:table-cell table:style-name="ce76" office:value-type="float" office:value="400" calcext:value-type="float">
            <text:p>400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47BUNQ2064563903</text:p>
          </table:table-cell>
          <table:table-cell table:style-name="ce76" office:value-type="string" calcext:value-type="string">
            <text:p>Prestige Vocal Groups B.V.</text:p>
          </table:table-cell>
          <table:table-cell table:style-name="ce77" table:number-columns-repeated="2"/>
          <table:table-cell table:style-name="ce76" office:value-type="string" calcext:value-type="string">
            <text:p>202601-002</text:p>
          </table:table-cell>
          <table:table-cell table:style-name="ce77"/>
          <table:table-cell table:style-name="ce76"/>
          <table:table-cell table:style-name="ce77" table:number-columns-repeated="4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10" calcext:value-type="date">
            <text:p>10-01-2026</text:p>
          </table:table-cell>
          <table:table-cell table:style-name="ce76" office:value-type="float" office:value="101" calcext:value-type="float">
            <text:p>101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71RABO0328293822</text:p>
          </table:table-cell>
          <table:table-cell table:style-name="ce76" office:value-type="string" calcext:value-type="string">
            <text:p>VvE Karel Doormanlaan 202-244</text:p>
          </table:table-cell>
          <table:table-cell table:style-name="ce77" table:number-columns-repeated="2"/>
          <table:table-cell table:style-name="ce76" office:value-type="string" calcext:value-type="string">
            <text:p>202601-023 OO9B005417580559</text:p>
          </table:table-cell>
          <table:table-cell table:style-name="ce77"/>
          <table:table-cell table:style-name="ce76" office:value-type="string" calcext:value-type="string">
            <text:p>OO9B005417580559</text:p>
          </table:table-cell>
          <table:table-cell table:style-name="ce77" table:number-columns-repeated="4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6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13" calcext:value-type="date">
            <text:p>13-01-2026</text:p>
          </table:table-cell>
          <table:table-cell table:style-name="ce76" office:value-type="float" office:value="108" calcext:value-type="float">
            <text:p>108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56ABNA0412172437</text:p>
          </table:table-cell>
          <table:table-cell table:style-name="ce76" office:value-type="string" calcext:value-type="string">
            <text:p>A WEISSMAN</text:p>
          </table:table-cell>
          <table:table-cell table:style-name="ce77" table:number-columns-repeated="2"/>
          <table:table-cell table:style-name="ce76" office:value-type="string" calcext:value-type="string">
            <text:p>202601-005</text:p>
          </table:table-cell>
          <table:table-cell table:style-name="ce77"/>
          <table:table-cell table:style-name="ce76"/>
          <table:table-cell table:style-name="ce77" table:number-columns-repeated="4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13" calcext:value-type="date">
            <text:p>13-01-2026</text:p>
          </table:table-cell>
          <table:table-cell table:style-name="ce76" office:value-type="float" office:value="109.8" calcext:value-type="float">
            <text:p>109.8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DE26512202000071418016</text:p>
          </table:table-cell>
          <table:table-cell table:style-name="ce76" office:value-type="string" calcext:value-type="string">
            <text:p>PAYPAL PTE. LTD.</text:p>
          </table:table-cell>
          <table:table-cell table:style-name="ce77" table:number-columns-repeated="2"/>
          <table:table-cell table:style-name="ce76" office:value-type="string" calcext:value-type="string">
            <text:p>Protestantse gemee 255880649</text:p>
          </table:table-cell>
          <table:table-cell table:style-name="ce77"/>
          <table:table-cell table:style-name="ce77" office:value-type="float" office:value="255880649" calcext:value-type="float">
            <text:p>255880649</text:p>
          </table:table-cell>
          <table:table-cell table:style-name="ce77" table:number-columns-repeated="4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6" office:value-type="float" office:value="2026" calcext:value-type="float">
            <text:p>202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NL64RABO0373722540</text:p>
          </table:table-cell>
          <table:table-cell table:style-name="ce80" office:value-type="date" office:date-value="2026-01-13" calcext:value-type="date">
            <text:p>13-01-2026</text:p>
          </table:table-cell>
          <table:table-cell table:style-name="ce76" office:value-type="float" office:value="242" calcext:value-type="float">
            <text:p>242</text:p>
          </table:table-cell>
          <table:table-cell table:style-name="ce76" office:value-type="string" calcext:value-type="string">
            <text:p>eur</text:p>
          </table:table-cell>
          <table:table-cell table:style-name="ce76" office:value-type="string" calcext:value-type="string">
            <text:p>NL15INGB0008360180</text:p>
          </table:table-cell>
          <table:table-cell table:style-name="ce76" office:value-type="string" calcext:value-type="string">
            <text:p>I C F Hilversum</text:p>
          </table:table-cell>
          <table:table-cell table:style-name="ce77" table:number-columns-repeated="2"/>
          <table:table-cell table:style-name="ce76" office:value-type="string" calcext:value-type="string">
            <text:p>factuurnummer 202601-016</text:p>
          </table:table-cell>
          <table:table-cell table:style-name="ce77" table:number-columns-repeated="6"/>
          <table:table-cell table:style-name="ce76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NL64RABO0373722540</text:p>
          </table:table-cell>
          <table:table-cell table:style-name="ce81" office:value-type="date" office:date-value="2026-01-14" calcext:value-type="date">
            <text:p>14-01-2026</text:p>
          </table:table-cell>
          <table:table-cell table:style-name="ce77" office:value-type="float" office:value="-20" calcext:value-type="float">
            <text:p>-20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45RABO0373722591</text:p>
          </table:table-cell>
          <table:table-cell table:style-name="ce77" office:value-type="string" calcext:value-type="string">
            <text:p>Prot. Gemeente Hilversum inz. betalingen</text:p>
          </table:table-cell>
          <table:table-cell table:style-name="ce77" table:number-columns-repeated="2"/>
          <table:table-cell table:style-name="ce77" office:value-type="string" calcext:value-type="string">
            <text:p>correctie collectiebonnen 2024</text:p>
          </table:table-cell>
          <table:table-cell table:style-name="ce77" table:number-columns-repeated="10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14" calcext:value-type="date">
            <text:p>1/14/2026</text:p>
          </table:table-cell>
          <table:table-cell table:style-name="ce83" office:value-type="float" office:value="-122.85" calcext:value-type="float">
            <text:p><text:s/>-122.85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16RABO0157653382</text:p>
          </table:table-cell>
          <table:table-cell table:style-name="ce77" office:value-type="string" calcext:value-type="string">
            <text:p>GPH Schoonmaakartikelen B.V.</text:p>
          </table:table-cell>
          <table:table-cell table:style-name="ce77" table:number-columns-repeated="2"/>
          <table:table-cell table:style-name="ce77" office:value-type="string" calcext:value-type="string">
            <text:p>Factuurnummer 202600149 Factuurdatum 22-12-2025</text:p>
          </table:table-cell>
          <table:table-cell table:style-name="ce77" table:number-columns-repeated="10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15" calcext:value-type="date">
            <text:p>1/15/2026</text:p>
          </table:table-cell>
          <table:table-cell table:style-name="ce83" office:value-type="float" office:value="111.5" calcext:value-type="float">
            <text:p><text:s/>111.5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48INGB0006411826</text:p>
          </table:table-cell>
          <table:table-cell table:style-name="ce77" office:value-type="string" calcext:value-type="string">
            <text:p>Vve Banckertlaan 97/143</text:p>
          </table:table-cell>
          <table:table-cell table:style-name="ce77" table:number-columns-repeated="2"/>
          <table:table-cell table:style-name="ce77" office:value-type="string" calcext:value-type="string">
            <text:p>202512-288 EXACTCT202601150927483cun001000001</text:p>
          </table:table-cell>
          <table:table-cell table:style-name="ce77"/>
          <table:table-cell table:style-name="ce77" office:value-type="string" calcext:value-type="string">
            <text:p>EXACTCT202601150927483cun001000001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15" calcext:value-type="date">
            <text:p>1/15/2026</text:p>
          </table:table-cell>
          <table:table-cell table:style-name="ce83" office:value-type="float" office:value="301.21" calcext:value-type="float">
            <text:p><text:s/>301.21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6015324</text:p>
          </table:table-cell>
          <table:table-cell table:style-name="ce77"/>
          <table:table-cell table:style-name="ce77" office:value-type="float" office:value="256015324" calcext:value-type="float">
            <text:p>256015324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19" calcext:value-type="date">
            <text:p>1/19/2026</text:p>
          </table:table-cell>
          <table:table-cell table:style-name="ce83" office:value-type="float" office:value="165.46" calcext:value-type="float">
            <text:p><text:s/>165.46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6179437</text:p>
          </table:table-cell>
          <table:table-cell table:style-name="ce77"/>
          <table:table-cell table:style-name="ce77" office:value-type="float" office:value="256179437" calcext:value-type="float">
            <text:p>256179437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20" calcext:value-type="date">
            <text:p>1/20/2026</text:p>
          </table:table-cell>
          <table:table-cell table:style-name="ce83" office:value-type="float" office:value="79" calcext:value-type="float">
            <text:p><text:s/>79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6282377</text:p>
          </table:table-cell>
          <table:table-cell table:style-name="ce77"/>
          <table:table-cell table:style-name="ce77" office:value-type="float" office:value="256282377" calcext:value-type="float">
            <text:p>256282377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20" calcext:value-type="date">
            <text:p>1/20/2026</text:p>
          </table:table-cell>
          <table:table-cell table:style-name="ce83" office:value-type="float" office:value="111.5" calcext:value-type="float">
            <text:p><text:s/>111.5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33ABNA0550173781</text:p>
          </table:table-cell>
          <table:table-cell table:style-name="ce77" office:value-type="string" calcext:value-type="string">
            <text:p>VVE FLAT KOLHORNSEWEG 66</text:p>
          </table:table-cell>
          <table:table-cell table:style-name="ce77" table:number-columns-repeated="2"/>
          <table:table-cell table:style-name="ce77" office:value-type="string" calcext:value-type="string">
            <text:p>FACT. 202601-015 ZAALHUUR ALV 09-12-2025 tbot73122732</text:p>
          </table:table-cell>
          <table:table-cell table:style-name="ce77"/>
          <table:table-cell table:style-name="ce77" office:value-type="string" calcext:value-type="string">
            <text:p>tbot73122732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20" calcext:value-type="date">
            <text:p>1/20/2026</text:p>
          </table:table-cell>
          <table:table-cell table:style-name="ce83" office:value-type="float" office:value="131.5" calcext:value-type="float">
            <text:p><text:s/>131.5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53RABO0170620549</text:p>
          </table:table-cell>
          <table:table-cell table:style-name="ce77" office:value-type="string" calcext:value-type="string">
            <text:p>VvE 9916 Flatgebouw Loosdrechtseweg</text:p>
          </table:table-cell>
          <table:table-cell table:style-name="ce77" table:number-columns-repeated="2"/>
          <table:table-cell table:style-name="ce77" office:value-type="string" calcext:value-type="string">
            <text:p>202601-024 682458</text:p>
          </table:table-cell>
          <table:table-cell table:style-name="ce77"/>
          <table:table-cell table:style-name="ce77" office:value-type="float" office:value="682458" calcext:value-type="float">
            <text:p>682458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21" calcext:value-type="date">
            <text:p>1/21/2026</text:p>
          </table:table-cell>
          <table:table-cell table:style-name="ce83" office:value-type="float" office:value="111.5" calcext:value-type="float">
            <text:p><text:s/>111.5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08INGB0116854030</text:p>
          </table:table-cell>
          <table:table-cell table:style-name="ce77" office:value-type="string" calcext:value-type="string">
            <text:p>VvE Karel Doormanlaan 37-71</text:p>
          </table:table-cell>
          <table:table-cell table:style-name="ce77" table:number-columns-repeated="2"/>
          <table:table-cell table:style-name="ce77" office:value-type="string" calcext:value-type="string">
            <text:p>202601-011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22" calcext:value-type="date">
            <text:p>1/22/2026</text:p>
          </table:table-cell>
          <table:table-cell table:style-name="ce83" office:value-type="float" office:value="46.37" calcext:value-type="float">
            <text:p><text:s/>46.37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6419734</text:p>
          </table:table-cell>
          <table:table-cell table:style-name="ce77"/>
          <table:table-cell table:style-name="ce77" office:value-type="float" office:value="256419734" calcext:value-type="float">
            <text:p>256419734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22" calcext:value-type="date">
            <text:p>1/22/2026</text:p>
          </table:table-cell>
          <table:table-cell table:style-name="ce83" office:value-type="float" office:value="163" calcext:value-type="float">
            <text:p><text:s/>163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88INGB0000173812</text:p>
          </table:table-cell>
          <table:table-cell table:style-name="ce77" office:value-type="string" calcext:value-type="string">
            <text:p>VvE .Parkflat Vuursche Dreef.</text:p>
          </table:table-cell>
          <table:table-cell table:style-name="ce77" table:number-columns-repeated="2"/>
          <table:table-cell table:style-name="ce77" office:value-type="string" calcext:value-type="string">
            <text:p>202601-030 EXACTCT20260122114023v79a001000001</text:p>
          </table:table-cell>
          <table:table-cell table:style-name="ce77"/>
          <table:table-cell table:style-name="ce77" office:value-type="string" calcext:value-type="string">
            <text:p>EXACTCT20260122114023v79a001000001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27" calcext:value-type="date">
            <text:p>1/27/2026</text:p>
          </table:table-cell>
          <table:table-cell table:style-name="ce83" office:value-type="float" office:value="-293.08" calcext:value-type="float">
            <text:p><text:s/>-293.08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35RABO0349320772</text:p>
          </table:table-cell>
          <table:table-cell table:style-name="ce77" office:value-type="string" calcext:value-type="string">
            <text:p>Sligro Food Group Nederland B.V.</text:p>
          </table:table-cell>
          <table:table-cell table:style-name="ce77" table:number-columns-repeated="2"/>
          <table:table-cell table:style-name="ce77" office:value-type="string" calcext:value-type="string">
            <text:p>SFG / D.D.: 22/01/26 FKT.N 2604760006270 IN04487.XML230126/005/100506020</text:p>
          </table:table-cell>
          <table:table-cell table:style-name="ce77"/>
          <table:table-cell table:style-name="ce77" office:value-type="string" calcext:value-type="string">
            <text:p>IN04487.XML230126/005/100506020</text:p>
          </table:table-cell>
          <table:table-cell table:style-name="ce77"/>
          <table:table-cell table:style-name="ce77" office:value-type="float" office:value="52155" calcext:value-type="float">
            <text:p>52155</text:p>
          </table:table-cell>
          <table:table-cell table:style-name="ce77" table:number-columns-repeated="2"/>
          <table:table-cell table:style-name="ce77" office:value-type="float" office:value="53" calcext:value-type="float">
            <text:p>53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27" calcext:value-type="date">
            <text:p>1/27/2026</text:p>
          </table:table-cell>
          <table:table-cell table:style-name="ce83" office:value-type="float" office:value="63.54" calcext:value-type="float">
            <text:p><text:s/>63.54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6721470</text:p>
          </table:table-cell>
          <table:table-cell table:style-name="ce77"/>
          <table:table-cell table:style-name="ce77" office:value-type="float" office:value="256721470" calcext:value-type="float">
            <text:p>256721470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28" calcext:value-type="date">
            <text:p>1/28/2026</text:p>
          </table:table-cell>
          <table:table-cell table:style-name="ce83" office:value-type="float" office:value="-21.79" calcext:value-type="float">
            <text:p><text:s/>-21.79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35RABO0349320772</text:p>
          </table:table-cell>
          <table:table-cell table:style-name="ce77" office:value-type="string" calcext:value-type="string">
            <text:p>Sligro Food Group Nederland B.V.</text:p>
          </table:table-cell>
          <table:table-cell table:style-name="ce77" table:number-columns-repeated="2"/>
          <table:table-cell table:style-name="ce77" office:value-type="string" calcext:value-type="string">
            <text:p>SFG / D.D.: 24/01/26 FKT.N 2604760007513 IN04488.XML260126/005/100506020</text:p>
          </table:table-cell>
          <table:table-cell table:style-name="ce77"/>
          <table:table-cell table:style-name="ce77" office:value-type="string" calcext:value-type="string">
            <text:p>IN04488.XML260126/005/100506020</text:p>
          </table:table-cell>
          <table:table-cell table:style-name="ce77"/>
          <table:table-cell table:style-name="ce77" office:value-type="float" office:value="52155" calcext:value-type="float">
            <text:p>52155</text:p>
          </table:table-cell>
          <table:table-cell table:style-name="ce77" table:number-columns-repeated="2"/>
          <table:table-cell table:style-name="ce77" office:value-type="float" office:value="53" calcext:value-type="float">
            <text:p>53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28" calcext:value-type="date">
            <text:p>1/28/2026</text:p>
          </table:table-cell>
          <table:table-cell table:style-name="ce83" office:value-type="float" office:value="44.67" calcext:value-type="float">
            <text:p><text:s/>44.67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6756450</text:p>
          </table:table-cell>
          <table:table-cell table:style-name="ce77"/>
          <table:table-cell table:style-name="ce77" office:value-type="float" office:value="256756450" calcext:value-type="float">
            <text:p>256756450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29" calcext:value-type="date">
            <text:p>1/29/2026</text:p>
          </table:table-cell>
          <table:table-cell table:style-name="ce83" office:value-type="float" office:value="37.76" calcext:value-type="float">
            <text:p><text:s/>37.76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6825327</text:p>
          </table:table-cell>
          <table:table-cell table:style-name="ce77"/>
          <table:table-cell table:style-name="ce77" office:value-type="float" office:value="256825327" calcext:value-type="float">
            <text:p>256825327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29" calcext:value-type="date">
            <text:p>1/29/2026</text:p>
          </table:table-cell>
          <table:table-cell table:style-name="ce83" office:value-type="float" office:value="253" calcext:value-type="float">
            <text:p><text:s/>253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37BUNQ2048622909</text:p>
          </table:table-cell>
          <table:table-cell table:style-name="ce77" office:value-type="string" calcext:value-type="string">
            <text:p>Con Amore B.V.</text:p>
          </table:table-cell>
          <table:table-cell table:style-name="ce77" table:number-columns-repeated="2"/>
          <table:table-cell table:style-name="ce77" office:value-type="string" calcext:value-type="string">
            <text:p>202512-270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1-30" calcext:value-type="date">
            <text:p>1/30/2026</text:p>
          </table:table-cell>
          <table:table-cell table:style-name="ce83" office:value-type="float" office:value="1.72" calcext:value-type="float">
            <text:p><text:s/>1.72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6903410</text:p>
          </table:table-cell>
          <table:table-cell table:style-name="ce77"/>
          <table:table-cell table:style-name="ce77" office:value-type="float" office:value="256903410" calcext:value-type="float">
            <text:p>256903410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02" calcext:value-type="date">
            <text:p>2/2/2026</text:p>
          </table:table-cell>
          <table:table-cell table:style-name="ce83" office:value-type="float" office:value="443.57" calcext:value-type="float">
            <text:p><text:s/>443.57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6994974</text:p>
          </table:table-cell>
          <table:table-cell table:style-name="ce77"/>
          <table:table-cell table:style-name="ce77" office:value-type="float" office:value="256994974" calcext:value-type="float">
            <text:p>256994974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03" calcext:value-type="date">
            <text:p>2/3/2026</text:p>
          </table:table-cell>
          <table:table-cell table:style-name="ce83" office:value-type="float" office:value="61.86" calcext:value-type="float">
            <text:p><text:s/>61.86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7089326</text:p>
          </table:table-cell>
          <table:table-cell table:style-name="ce77"/>
          <table:table-cell table:style-name="ce77" office:value-type="float" office:value="257089326" calcext:value-type="float">
            <text:p>257089326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04" calcext:value-type="date">
            <text:p>2/4/2026</text:p>
          </table:table-cell>
          <table:table-cell table:style-name="ce83" office:value-type="float" office:value="230" calcext:value-type="float">
            <text:p><text:s/>230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04ABNA0550577726</text:p>
          </table:table-cell>
          <table:table-cell table:style-name="ce77" office:value-type="string" calcext:value-type="string">
            <text:p>STICHTING ARARAT</text:p>
          </table:table-cell>
          <table:table-cell table:style-name="ce77" table:number-columns-repeated="2"/>
          <table:table-cell table:style-name="ce77" office:value-type="string" calcext:value-type="string">
            <text:p>202602-037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05" calcext:value-type="date">
            <text:p>2/5/2026</text:p>
          </table:table-cell>
          <table:table-cell table:style-name="ce83" office:value-type="float" office:value="156.08" calcext:value-type="float">
            <text:p><text:s/>156.08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7235883</text:p>
          </table:table-cell>
          <table:table-cell table:style-name="ce77"/>
          <table:table-cell table:style-name="ce77" office:value-type="float" office:value="257235883" calcext:value-type="float">
            <text:p>257235883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06" calcext:value-type="date">
            <text:p>2/6/2026</text:p>
          </table:table-cell>
          <table:table-cell table:style-name="ce83" office:value-type="float" office:value="306" calcext:value-type="float">
            <text:p><text:s/>306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71RABO0326071164</text:p>
          </table:table-cell>
          <table:table-cell table:style-name="ce77" office:value-type="string" calcext:value-type="string">
            <text:p>Sonnevelt Opleidingen B.V.</text:p>
          </table:table-cell>
          <table:table-cell table:style-name="ce77" table:number-columns-repeated="2"/>
          <table:table-cell table:style-name="ce77" office:value-type="string" calcext:value-type="string">
            <text:p>202601-019 260204RABONL2U0019000001000003</text:p>
          </table:table-cell>
          <table:table-cell table:style-name="ce77"/>
          <table:table-cell table:style-name="ce77" office:value-type="string" calcext:value-type="string">
            <text:p>260204RABONL2U0019000001000003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06" calcext:value-type="date">
            <text:p>2/6/2026</text:p>
          </table:table-cell>
          <table:table-cell table:style-name="ce83" office:value-type="float" office:value="-242.52" calcext:value-type="float">
            <text:p><text:s/>-242.52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82RABO0117526398</text:p>
          </table:table-cell>
          <table:table-cell table:style-name="ce77" office:value-type="string" calcext:value-type="string">
            <text:p>FAJE catering <text:s/>en events</text:p>
          </table:table-cell>
          <table:table-cell table:style-name="ce77" table:number-columns-repeated="2"/>
          <table:table-cell table:style-name="ce77" office:value-type="string" calcext:value-type="string">
            <text:p>factuur 2026-00196 inzake catering</text:p>
          </table:table-cell>
          <table:table-cell table:style-name="ce77" table:number-columns-repeated="10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06" calcext:value-type="date">
            <text:p>2/6/2026</text:p>
          </table:table-cell>
          <table:table-cell table:style-name="ce83" office:value-type="float" office:value="1.72" calcext:value-type="float">
            <text:p><text:s/>1.72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7311713</text:p>
          </table:table-cell>
          <table:table-cell table:style-name="ce77"/>
          <table:table-cell table:style-name="ce77" office:value-type="float" office:value="257311713" calcext:value-type="float">
            <text:p>257311713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0" calcext:value-type="date">
            <text:p>2/10/2026</text:p>
          </table:table-cell>
          <table:table-cell table:style-name="ce83" office:value-type="float" office:value="-279.6" calcext:value-type="float">
            <text:p><text:s/>-279.6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35RABO0349320772</text:p>
          </table:table-cell>
          <table:table-cell table:style-name="ce77" office:value-type="string" calcext:value-type="string">
            <text:p>Sligro Food Group Nederland B.V.</text:p>
          </table:table-cell>
          <table:table-cell table:style-name="ce77" table:number-columns-repeated="2"/>
          <table:table-cell table:style-name="ce77" office:value-type="string" calcext:value-type="string">
            <text:p>SFG / D.D.: 05/02/26 FKT.N 2604760011187 IN04497.XML060226/005/100506020</text:p>
          </table:table-cell>
          <table:table-cell table:style-name="ce77"/>
          <table:table-cell table:style-name="ce77" office:value-type="string" calcext:value-type="string">
            <text:p>IN04497.XML060226/005/100506020</text:p>
          </table:table-cell>
          <table:table-cell table:style-name="ce77"/>
          <table:table-cell table:style-name="ce77" office:value-type="float" office:value="52155" calcext:value-type="float">
            <text:p>52155</text:p>
          </table:table-cell>
          <table:table-cell table:style-name="ce77" table:number-columns-repeated="2"/>
          <table:table-cell table:style-name="ce77" office:value-type="float" office:value="53" calcext:value-type="float">
            <text:p>53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0" calcext:value-type="date">
            <text:p>2/10/2026</text:p>
          </table:table-cell>
          <table:table-cell table:style-name="ce83" office:value-type="float" office:value="49.83" calcext:value-type="float">
            <text:p><text:s/>49.83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7500654</text:p>
          </table:table-cell>
          <table:table-cell table:style-name="ce77"/>
          <table:table-cell table:style-name="ce77" office:value-type="float" office:value="257500654" calcext:value-type="float">
            <text:p>257500654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1" calcext:value-type="date">
            <text:p>2/11/2026</text:p>
          </table:table-cell>
          <table:table-cell table:style-name="ce83" office:value-type="float" office:value="40" calcext:value-type="float">
            <text:p><text:s/>40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22ABNA0400487071</text:p>
          </table:table-cell>
          <table:table-cell table:style-name="ce77" office:value-type="string" calcext:value-type="string">
            <text:p>C SLOT HULSKER</text:p>
          </table:table-cell>
          <table:table-cell table:style-name="ce77" table:number-columns-repeated="2"/>
          <table:table-cell table:style-name="ce77" office:value-type="string" calcext:value-type="string">
            <text:p>40bonnen van 1euro 40x1 collectebonnen 40x1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1" calcext:value-type="date">
            <text:p>2/11/2026</text:p>
          </table:table-cell>
          <table:table-cell table:style-name="ce83" office:value-type="float" office:value="-50" calcext:value-type="float">
            <text:p><text:s/>-50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18RABO0388263377</text:p>
          </table:table-cell>
          <table:table-cell table:style-name="ce77" office:value-type="string" calcext:value-type="string">
            <text:p>J.E.Verschoof-de Man</text:p>
          </table:table-cell>
          <table:table-cell table:style-name="ce77" table:number-columns-repeated="2"/>
          <table:table-cell table:style-name="ce77" office:value-type="string" calcext:value-type="string">
            <text:p>vrijwilligersvergoeding januari 2026</text:p>
          </table:table-cell>
          <table:table-cell table:style-name="ce77" table:number-columns-repeated="10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1" calcext:value-type="date">
            <text:p>2/11/2026</text:p>
          </table:table-cell>
          <table:table-cell table:style-name="ce83" office:value-type="float" office:value="-100" calcext:value-type="float">
            <text:p><text:s/>-100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18RABO0388263377</text:p>
          </table:table-cell>
          <table:table-cell table:style-name="ce77" office:value-type="string" calcext:value-type="string">
            <text:p>J.E.Verschoof-de Man</text:p>
          </table:table-cell>
          <table:table-cell table:style-name="ce77" table:number-columns-repeated="2"/>
          <table:table-cell table:style-name="ce77" office:value-type="string" calcext:value-type="string">
            <text:p>vrijwilligersvergoeding december 2025</text:p>
          </table:table-cell>
          <table:table-cell table:style-name="ce77" table:number-columns-repeated="10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2" calcext:value-type="date">
            <text:p>2/12/2026</text:p>
          </table:table-cell>
          <table:table-cell table:style-name="ce83" office:value-type="float" office:value="120" calcext:value-type="float">
            <text:p><text:s/>120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15INGB0008360180</text:p>
          </table:table-cell>
          <table:table-cell table:style-name="ce77" office:value-type="string" calcext:value-type="string">
            <text:p>I C F Hilversum</text:p>
          </table:table-cell>
          <table:table-cell table:style-name="ce77" table:number-columns-repeated="2"/>
          <table:table-cell table:style-name="ce77" office:value-type="string" calcext:value-type="string">
            <text:p>fact nr 202602-050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2" calcext:value-type="date">
            <text:p>2/12/2026</text:p>
          </table:table-cell>
          <table:table-cell table:style-name="ce83" office:value-type="float" office:value="72" calcext:value-type="float">
            <text:p><text:s/>72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61INGB0794662498</text:p>
          </table:table-cell>
          <table:table-cell table:style-name="ce77" office:value-type="string" calcext:value-type="string">
            <text:p>Mw EC Grosscurt</text:p>
          </table:table-cell>
          <table:table-cell table:style-name="ce77" table:number-columns-repeated="2"/>
          <table:table-cell table:style-name="ce77" office:value-type="string" calcext:value-type="string">
            <text:p>Factuur nr. 202602-051 Zaalhuur 27 januari 2026</text:p>
          </table:table-cell>
          <table:table-cell table:style-name="ce77"/>
          <table:table-cell table:style-name="ce77" office:value-type="string" calcext:value-type="string">
            <text:p>Zaalhuur 27 januari 2026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2" calcext:value-type="date">
            <text:p>2/12/2026</text:p>
          </table:table-cell>
          <table:table-cell table:style-name="ce83" office:value-type="float" office:value="300" calcext:value-type="float">
            <text:p><text:s/>300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23RABO0128695749</text:p>
          </table:table-cell>
          <table:table-cell table:style-name="ce77" office:value-type="string" calcext:value-type="string">
            <text:p>De Gitaarleraar</text:p>
          </table:table-cell>
          <table:table-cell table:style-name="ce77" table:number-columns-repeated="2"/>
          <table:table-cell table:style-name="ce77" office:value-type="string" calcext:value-type="string">
            <text:p>Factnr. 202602-040 OO9B005533875027</text:p>
          </table:table-cell>
          <table:table-cell table:style-name="ce77"/>
          <table:table-cell table:style-name="ce77" office:value-type="string" calcext:value-type="string">
            <text:p>OO9B005533875027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2" calcext:value-type="date">
            <text:p>2/12/2026</text:p>
          </table:table-cell>
          <table:table-cell table:style-name="ce83" office:value-type="float" office:value="259.58" calcext:value-type="float">
            <text:p><text:s/>259.58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7641062</text:p>
          </table:table-cell>
          <table:table-cell table:style-name="ce77"/>
          <table:table-cell table:style-name="ce77" office:value-type="float" office:value="257641062" calcext:value-type="float">
            <text:p>257641062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2" calcext:value-type="date">
            <text:p>2/12/2026</text:p>
          </table:table-cell>
          <table:table-cell table:style-name="ce83" office:value-type="float" office:value="122" calcext:value-type="float">
            <text:p><text:s/>122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98ABNA0550738509</text:p>
          </table:table-cell>
          <table:table-cell table:style-name="ce77" office:value-type="string" calcext:value-type="string">
            <text:p>EIGENAREN FLATGEBOUW ZON</text:p>
          </table:table-cell>
          <table:table-cell table:style-name="ce77" table:number-columns-repeated="2"/>
          <table:table-cell table:style-name="ce77" office:value-type="string" calcext:value-type="string">
            <text:p>Factuurnr 202602-061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2" calcext:value-type="date">
            <text:p>2/12/2026</text:p>
          </table:table-cell>
          <table:table-cell table:style-name="ce83" office:value-type="float" office:value="59" calcext:value-type="float">
            <text:p><text:s/>59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03INGB0000682749</text:p>
          </table:table-cell>
          <table:table-cell table:style-name="ce77" office:value-type="string" calcext:value-type="string">
            <text:p>Hr JE van den Berg,Mw Y Kiers</text:p>
          </table:table-cell>
          <table:table-cell table:style-name="ce77" table:number-columns-repeated="2"/>
          <table:table-cell table:style-name="ce77" office:value-type="string" calcext:value-type="string">
            <text:p>202602-052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3" calcext:value-type="date">
            <text:p>2/13/2026</text:p>
          </table:table-cell>
          <table:table-cell table:style-name="ce83" office:value-type="float" office:value="432" calcext:value-type="float">
            <text:p><text:s/>432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36INGB0006507587</text:p>
          </table:table-cell>
          <table:table-cell table:style-name="ce77" office:value-type="string" calcext:value-type="string">
            <text:p>De Kontekst Gooise Meren B.V.</text:p>
          </table:table-cell>
          <table:table-cell table:style-name="ce77" table:number-columns-repeated="2"/>
          <table:table-cell table:style-name="ce77" office:value-type="string" calcext:value-type="string">
            <text:p>202602-046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3" calcext:value-type="date">
            <text:p>2/13/2026</text:p>
          </table:table-cell>
          <table:table-cell table:style-name="ce83" office:value-type="float" office:value="283.5" calcext:value-type="float">
            <text:p><text:s/>283.5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36INGB0006507587</text:p>
          </table:table-cell>
          <table:table-cell table:style-name="ce77" office:value-type="string" calcext:value-type="string">
            <text:p>De Kontekst Gooise Meren B.V.</text:p>
          </table:table-cell>
          <table:table-cell table:style-name="ce77" table:number-columns-repeated="2"/>
          <table:table-cell table:style-name="ce77" office:value-type="string" calcext:value-type="string">
            <text:p>202602-042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3" calcext:value-type="date">
            <text:p>2/13/2026</text:p>
          </table:table-cell>
          <table:table-cell table:style-name="ce83" office:value-type="float" office:value="1.72" calcext:value-type="float">
            <text:p><text:s/>1.72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7719155</text:p>
          </table:table-cell>
          <table:table-cell table:style-name="ce77"/>
          <table:table-cell table:style-name="ce77" office:value-type="float" office:value="257719155" calcext:value-type="float">
            <text:p>257719155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4" calcext:value-type="date">
            <text:p>2/14/2026</text:p>
          </table:table-cell>
          <table:table-cell table:style-name="ce83" office:value-type="float" office:value="94.75" calcext:value-type="float">
            <text:p><text:s/>94.75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36INGB0000354877</text:p>
          </table:table-cell>
          <table:table-cell table:style-name="ce77" office:value-type="string" calcext:value-type="string">
            <text:p>HENGELSPORTVER HILVERSUM</text:p>
          </table:table-cell>
          <table:table-cell table:style-name="ce77" table:number-columns-repeated="2"/>
          <table:table-cell table:style-name="ce77" office:value-type="string" calcext:value-type="string">
            <text:p>Factuur 202602-049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5" calcext:value-type="date">
            <text:p>2/15/2026</text:p>
          </table:table-cell>
          <table:table-cell table:style-name="ce83" office:value-type="float" office:value="300" calcext:value-type="float">
            <text:p><text:s/>300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54BUNQ2055666258</text:p>
          </table:table-cell>
          <table:table-cell table:style-name="ce77" office:value-type="string" calcext:value-type="string">
            <text:p>Stichting One Up</text:p>
          </table:table-cell>
          <table:table-cell table:style-name="ce77" table:number-columns-repeated="2"/>
          <table:table-cell table:style-name="ce77" office:value-type="string" calcext:value-type="string">
            <text:p>Factuurnummer 202602-055 zaalhuur januari popkoor OneUp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6" calcext:value-type="date">
            <text:p>2/16/2026</text:p>
          </table:table-cell>
          <table:table-cell table:style-name="ce83" office:value-type="float" office:value="60" calcext:value-type="float">
            <text:p><text:s/>60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40ASNB8851124051</text:p>
          </table:table-cell>
          <table:table-cell table:style-name="ce77" office:value-type="string" calcext:value-type="string">
            <text:p>Matthias ten Houte de Lange</text:p>
          </table:table-cell>
          <table:table-cell table:style-name="ce77" table:number-columns-repeated="2"/>
          <table:table-cell table:style-name="ce77" office:value-type="string" calcext:value-type="string">
            <text:p>factuurnummer 202601-004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6" calcext:value-type="date">
            <text:p>2/16/2026</text:p>
          </table:table-cell>
          <table:table-cell table:style-name="ce83" office:value-type="float" office:value="100" calcext:value-type="float">
            <text:p><text:s/>100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52INGB0000514833</text:p>
          </table:table-cell>
          <table:table-cell table:style-name="ce77" office:value-type="string" calcext:value-type="string">
            <text:p>COV HILVERSUM</text:p>
          </table:table-cell>
          <table:table-cell table:style-name="ce77" table:number-columns-repeated="2"/>
          <table:table-cell table:style-name="ce77" office:value-type="string" calcext:value-type="string">
            <text:p>PWG BETHLEHEMKERK EXPL.GEB. FACTUUR <text:s/>202602-041 <text:s text:c="3"/>COV HILVERSUM <text:s text:c="2"/>ZAALHUUR <text:s/>31-01-2026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6" calcext:value-type="date">
            <text:p>2/16/2026</text:p>
          </table:table-cell>
          <table:table-cell table:style-name="ce83" office:value-type="float" office:value="445.75" calcext:value-type="float">
            <text:p><text:s/>445.75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63RABO0112370705</text:p>
          </table:table-cell>
          <table:table-cell table:style-name="ce77" office:value-type="string" calcext:value-type="string">
            <text:p>Professionals in NAH B.V</text:p>
          </table:table-cell>
          <table:table-cell table:style-name="ce77" table:number-columns-repeated="2"/>
          <table:table-cell table:style-name="ce77" office:value-type="string" calcext:value-type="string">
            <text:p>202602-057 260216RABONL2U0004000001000006</text:p>
          </table:table-cell>
          <table:table-cell table:style-name="ce77"/>
          <table:table-cell table:style-name="ce77" office:value-type="string" calcext:value-type="string">
            <text:p>260216RABONL2U0004000001000006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6" calcext:value-type="date">
            <text:p>2/16/2026</text:p>
          </table:table-cell>
          <table:table-cell table:style-name="ce83" office:value-type="float" office:value="106.61" calcext:value-type="float">
            <text:p><text:s/>106.61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7807505</text:p>
          </table:table-cell>
          <table:table-cell table:style-name="ce77"/>
          <table:table-cell table:style-name="ce77" office:value-type="float" office:value="257807505" calcext:value-type="float">
            <text:p>257807505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6" calcext:value-type="date">
            <text:p>2/16/2026</text:p>
          </table:table-cell>
          <table:table-cell table:style-name="ce83" office:value-type="float" office:value="122" calcext:value-type="float">
            <text:p><text:s/>122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81RABO0149920148</text:p>
          </table:table-cell>
          <table:table-cell table:style-name="ce77" office:value-type="string" calcext:value-type="string">
            <text:p>Stichting Alzheimer Nederland</text:p>
          </table:table-cell>
          <table:table-cell table:style-name="ce77" table:number-columns-repeated="2"/>
          <table:table-cell table:style-name="ce77" office:value-type="string" calcext:value-type="string">
            <text:p>factuurnummer 202602-038 OO9B005547616849</text:p>
          </table:table-cell>
          <table:table-cell table:style-name="ce77"/>
          <table:table-cell table:style-name="ce77" office:value-type="string" calcext:value-type="string">
            <text:p>OO9B005547616849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6" calcext:value-type="date">
            <text:p>2/16/2026</text:p>
          </table:table-cell>
          <table:table-cell table:style-name="ce83" office:value-type="float" office:value="185.25" calcext:value-type="float">
            <text:p><text:s/>185.25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40ASNB8851124051</text:p>
          </table:table-cell>
          <table:table-cell table:style-name="ce77" office:value-type="string" calcext:value-type="string">
            <text:p>Matthias ten Houte de Lange</text:p>
          </table:table-cell>
          <table:table-cell table:style-name="ce77" table:number-columns-repeated="2"/>
          <table:table-cell table:style-name="ce77" office:value-type="string" calcext:value-type="string">
            <text:p>factuurnummer 202602-045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6" calcext:value-type="date">
            <text:p>2/16/2026</text:p>
          </table:table-cell>
          <table:table-cell table:style-name="ce83" office:value-type="float" office:value="36" calcext:value-type="float">
            <text:p><text:s/>36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56ABNA0412172437</text:p>
          </table:table-cell>
          <table:table-cell table:style-name="ce77" office:value-type="string" calcext:value-type="string">
            <text:p>A WEISSMAN</text:p>
          </table:table-cell>
          <table:table-cell table:style-name="ce77" table:number-columns-repeated="2"/>
          <table:table-cell table:style-name="ce77" office:value-type="string" calcext:value-type="string">
            <text:p>Factuur 202602-060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7" calcext:value-type="date">
            <text:p>2/17/2026</text:p>
          </table:table-cell>
          <table:table-cell table:style-name="ce83" office:value-type="float" office:value="296" calcext:value-type="float">
            <text:p><text:s/>296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77ABNA0518103528</text:p>
          </table:table-cell>
          <table:table-cell table:style-name="ce77" office:value-type="string" calcext:value-type="string">
            <text:p>TU DELFT</text:p>
          </table:table-cell>
          <table:table-cell table:style-name="ce77" table:number-columns-repeated="2"/>
          <table:table-cell table:style-name="ce77" office:value-type="string" calcext:value-type="string">
            <text:p>202601-032 XUB0000676719094</text:p>
          </table:table-cell>
          <table:table-cell table:style-name="ce77"/>
          <table:table-cell table:style-name="ce77" office:value-type="string" calcext:value-type="string">
            <text:p>XUB0000676719094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7" calcext:value-type="date">
            <text:p>2/17/2026</text:p>
          </table:table-cell>
          <table:table-cell table:style-name="ce83" office:value-type="float" office:value="508.25" calcext:value-type="float">
            <text:p><text:s/>508.25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77ABNA0518103528</text:p>
          </table:table-cell>
          <table:table-cell table:style-name="ce77" office:value-type="string" calcext:value-type="string">
            <text:p>TU DELFT</text:p>
          </table:table-cell>
          <table:table-cell table:style-name="ce77" table:number-columns-repeated="2"/>
          <table:table-cell table:style-name="ce77" office:value-type="string" calcext:value-type="string">
            <text:p>202601-033 XUB0000676719084</text:p>
          </table:table-cell>
          <table:table-cell table:style-name="ce77"/>
          <table:table-cell table:style-name="ce77" office:value-type="string" calcext:value-type="string">
            <text:p>XUB0000676719084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7" calcext:value-type="date">
            <text:p>2/17/2026</text:p>
          </table:table-cell>
          <table:table-cell table:style-name="ce83" office:value-type="float" office:value="53.23" calcext:value-type="float">
            <text:p><text:s/>53.23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7909243</text:p>
          </table:table-cell>
          <table:table-cell table:style-name="ce77"/>
          <table:table-cell table:style-name="ce77" office:value-type="float" office:value="257909243" calcext:value-type="float">
            <text:p>257909243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8" calcext:value-type="date">
            <text:p>2/18/2026</text:p>
          </table:table-cell>
          <table:table-cell table:style-name="ce83" office:value-type="float" office:value="29.19" calcext:value-type="float">
            <text:p><text:s/>29.19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7971206</text:p>
          </table:table-cell>
          <table:table-cell table:style-name="ce77"/>
          <table:table-cell table:style-name="ce77" office:value-type="float" office:value="257971206" calcext:value-type="float">
            <text:p>257971206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8" calcext:value-type="date">
            <text:p>2/18/2026</text:p>
          </table:table-cell>
          <table:table-cell table:style-name="ce83" office:value-type="float" office:value="-444.43" calcext:value-type="float">
            <text:p><text:s/>-444.43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35RABO0349320772</text:p>
          </table:table-cell>
          <table:table-cell table:style-name="ce77" office:value-type="string" calcext:value-type="string">
            <text:p>Sligro Food Group Nederland B.V.</text:p>
          </table:table-cell>
          <table:table-cell table:style-name="ce77" table:number-columns-repeated="2"/>
          <table:table-cell table:style-name="ce77" office:value-type="string" calcext:value-type="string">
            <text:p>SFG / D.D.: 13/02/26 FKT.N 2604760014186 / D.D.: 14/02/26 FKT.N 2604760014491 IN04503.XML160226/005/100506020</text:p>
          </table:table-cell>
          <table:table-cell table:style-name="ce77"/>
          <table:table-cell table:style-name="ce77" office:value-type="string" calcext:value-type="string">
            <text:p>IN04503.XML160226/005/100506020</text:p>
          </table:table-cell>
          <table:table-cell table:style-name="ce77"/>
          <table:table-cell table:style-name="ce77" office:value-type="float" office:value="52155" calcext:value-type="float">
            <text:p>52155</text:p>
          </table:table-cell>
          <table:table-cell table:style-name="ce77" table:number-columns-repeated="2"/>
          <table:table-cell table:style-name="ce77" office:value-type="float" office:value="53" calcext:value-type="float">
            <text:p>53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19" calcext:value-type="date">
            <text:p>2/19/2026</text:p>
          </table:table-cell>
          <table:table-cell table:style-name="ce83" office:value-type="float" office:value="49.8" calcext:value-type="float">
            <text:p><text:s/>49.8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8043876</text:p>
          </table:table-cell>
          <table:table-cell table:style-name="ce77"/>
          <table:table-cell table:style-name="ce77" office:value-type="float" office:value="258043876" calcext:value-type="float">
            <text:p>258043876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20" calcext:value-type="date">
            <text:p>2/20/2026</text:p>
          </table:table-cell>
          <table:table-cell table:style-name="ce83" office:value-type="float" office:value="219" calcext:value-type="float">
            <text:p><text:s/>219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73INGB0589619802</text:p>
          </table:table-cell>
          <table:table-cell table:style-name="ce77" office:value-type="string" calcext:value-type="string">
            <text:p>Ned Genealogische Vereniging</text:p>
          </table:table-cell>
          <table:table-cell table:style-name="ce77" table:number-columns-repeated="2"/>
          <table:table-cell table:style-name="ce77" office:value-type="string" calcext:value-type="string">
            <text:p>Factuurnr 202602-054 GOI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20" calcext:value-type="date">
            <text:p>2/20/2026</text:p>
          </table:table-cell>
          <table:table-cell table:style-name="ce83" office:value-type="float" office:value="122" calcext:value-type="float">
            <text:p><text:s/>122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67INGB0006037743</text:p>
          </table:table-cell>
          <table:table-cell table:style-name="ce77" office:value-type="string" calcext:value-type="string">
            <text:p>Leger des Heils W.G Midden Nederlan d</text:p>
          </table:table-cell>
          <table:table-cell table:style-name="ce77" table:number-columns-repeated="2"/>
          <table:table-cell table:style-name="ce77" office:value-type="string" calcext:value-type="string">
            <text:p>Factuur:202602-053 0001300336480033522003156110</text:p>
          </table:table-cell>
          <table:table-cell table:style-name="ce77"/>
          <table:table-cell table:style-name="ce77" office:value-type="string" calcext:value-type="string">
            <text:p>0001300336480033522003156110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21" calcext:value-type="date">
            <text:p>2/21/2026</text:p>
          </table:table-cell>
          <table:table-cell table:style-name="ce83" office:value-type="float" office:value="400" calcext:value-type="float">
            <text:p><text:s/>400.0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47BUNQ2064563903</text:p>
          </table:table-cell>
          <table:table-cell table:style-name="ce77" office:value-type="string" calcext:value-type="string">
            <text:p>Prestige Vocal Groups B.V.</text:p>
          </table:table-cell>
          <table:table-cell table:style-name="ce77" table:number-columns-repeated="2"/>
          <table:table-cell table:style-name="ce77" office:value-type="string" calcext:value-type="string">
            <text:p>202602-056</text:p>
          </table:table-cell>
          <table:table-cell table:style-name="ce77" table:number-columns-repeated="6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23" calcext:value-type="date">
            <text:p>2/23/2026</text:p>
          </table:table-cell>
          <table:table-cell table:style-name="ce83" office:value-type="float" office:value="-119.71" calcext:value-type="float">
            <text:p><text:s/>-119.71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74KRED0633000760</text:p>
          </table:table-cell>
          <table:table-cell table:style-name="ce77" office:value-type="string" calcext:value-type="string">
            <text:p>Renewi Nederland B.V.</text:p>
          </table:table-cell>
          <table:table-cell table:style-name="ce77" table:number-columns-repeated="2"/>
          <table:table-cell table:style-name="ce77" office:value-type="string" calcext:value-type="string">
            <text:p>factuur 1009578532</text:p>
          </table:table-cell>
          <table:table-cell table:style-name="ce77" table:number-columns-repeated="10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24" calcext:value-type="date">
            <text:p>2/24/2026</text:p>
          </table:table-cell>
          <table:table-cell table:style-name="ce83" office:value-type="float" office:value="44.66" calcext:value-type="float">
            <text:p><text:s/>44.66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DE26512202000071418016</text:p>
          </table:table-cell>
          <table:table-cell table:style-name="ce77" office:value-type="string" calcext:value-type="string">
            <text:p>PAYPAL PTE. LTD.</text:p>
          </table:table-cell>
          <table:table-cell table:style-name="ce77" table:number-columns-repeated="2"/>
          <table:table-cell table:style-name="ce77" office:value-type="string" calcext:value-type="string">
            <text:p>Protestantse gemee 258304854</text:p>
          </table:table-cell>
          <table:table-cell table:style-name="ce77"/>
          <table:table-cell table:style-name="ce77" office:value-type="float" office:value="258304854" calcext:value-type="float">
            <text:p>258304854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24" calcext:value-type="date">
            <text:p>2/24/2026</text:p>
          </table:table-cell>
          <table:table-cell table:style-name="ce83" office:value-type="float" office:value="-54.84" calcext:value-type="float">
            <text:p><text:s/>-54.84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35RABO0349320772</text:p>
          </table:table-cell>
          <table:table-cell table:style-name="ce77" office:value-type="string" calcext:value-type="string">
            <text:p>Sligro Food Group Nederland B.V.</text:p>
          </table:table-cell>
          <table:table-cell table:style-name="ce77" table:number-columns-repeated="2"/>
          <table:table-cell table:style-name="ce77" office:value-type="string" calcext:value-type="string">
            <text:p>SFG / D.D.: 19/02/26 FKT.N 2604760016042 IN04507.XML200226/005/100506020</text:p>
          </table:table-cell>
          <table:table-cell table:style-name="ce77"/>
          <table:table-cell table:style-name="ce77" office:value-type="string" calcext:value-type="string">
            <text:p>IN04507.XML200226/005/100506020</text:p>
          </table:table-cell>
          <table:table-cell table:style-name="ce77"/>
          <table:table-cell table:style-name="ce77" office:value-type="float" office:value="52155" calcext:value-type="float">
            <text:p>52155</text:p>
          </table:table-cell>
          <table:table-cell table:style-name="ce77" table:number-columns-repeated="2"/>
          <table:table-cell table:style-name="ce77" office:value-type="float" office:value="53" calcext:value-type="float">
            <text:p>53</text:p>
          </table:table-cell>
          <table:table-cell table:style-name="ce77" table:number-columns-repeated="3"/>
          <table:table-cell table:number-columns-repeated="1003"/>
        </table:table-row>
        <table:table-row table:style-name="ro3">
          <table:table-cell table:style-name="ce77" office:value-type="float" office:value="2026" calcext:value-type="float">
            <text:p>202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NL64RABO0373722540</text:p>
          </table:table-cell>
          <table:table-cell table:style-name="ce82" office:value-type="date" office:date-value="2026-02-26" calcext:value-type="date">
            <text:p>2/26/2026</text:p>
          </table:table-cell>
          <table:table-cell table:style-name="ce83" office:value-type="float" office:value="280.5" calcext:value-type="float">
            <text:p><text:s/>280.50 </text:p>
          </table:table-cell>
          <table:table-cell table:style-name="ce77" office:value-type="string" calcext:value-type="string">
            <text:p>eur</text:p>
          </table:table-cell>
          <table:table-cell table:style-name="ce77" office:value-type="string" calcext:value-type="string">
            <text:p>NL71RABO0326071164</text:p>
          </table:table-cell>
          <table:table-cell table:style-name="ce77" office:value-type="string" calcext:value-type="string">
            <text:p>Sonnevelt Opleidingen B.V.</text:p>
          </table:table-cell>
          <table:table-cell table:style-name="ce77" table:number-columns-repeated="2"/>
          <table:table-cell table:style-name="ce77" office:value-type="string" calcext:value-type="string">
            <text:p>202602-059 260219RABONL2U0031500007000001</text:p>
          </table:table-cell>
          <table:table-cell table:style-name="ce77"/>
          <table:table-cell table:style-name="ce77" office:value-type="string" calcext:value-type="string">
            <text:p>260219RABONL2U0031500007000001</text:p>
          </table:table-cell>
          <table:table-cell table:style-name="ce77" table:number-columns-repeated="4"/>
          <table:table-cell table:style-name="ce77" office:value-type="float" office:value="541" calcext:value-type="float">
            <text:p>541</text:p>
          </table:table-cell>
          <table:table-cell table:style-name="ce77" table:number-columns-repeated="3"/>
          <table:table-cell table:number-columns-repeated="1003"/>
        </table:table-row>
        <table:table-row table:style-name="ro3" table:number-rows-repeated="123">
          <table:table-cell table:style-name="ce77" table:number-columns-repeated="3"/>
          <table:table-cell table:style-name="ce82"/>
          <table:table-cell table:style-name="ce83"/>
          <table:table-cell table:style-name="ce77" table:number-columns-repeated="16"/>
          <table:table-cell table:number-columns-repeated="1003"/>
        </table:table-row>
        <table:table-row table:style-name="ro1" table:number-rows-repeated="122">
          <table:table-cell table:number-columns-repeated="4"/>
          <table:table-cell table:style-name="ce83"/>
          <table:table-cell table:number-columns-repeated="1019"/>
        </table:table-row>
        <table:table-row table:style-name="ro1" table:number-rows-repeated="17">
          <table:table-cell table:style-name="ce77" table:number-columns-repeated="26"/>
          <table:table-cell table:number-columns-repeated="998"/>
        </table:table-row>
        <table:table-row table:style-name="ro1" table:number-rows-repeated="641">
          <table:table-cell table:number-columns-repeated="4"/>
          <table:table-cell table:style-name="ce83"/>
          <table:table-cell table:number-columns-repeated="1019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Jaarcijfers.$A$1" table:cell-range-address="$SKG.$A$4:.$R$276"/>
          <table:named-range table:name="_xlnm._FilterDatabase" table:base-cell-address="$Jaarcijfers.$A$1" table:cell-range-address="$SKG.$A$4:.$R$276"/>
        </table:named-expressions>
      </table:table>
      <table:table table:name="Kas" table:style-name="ta5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8" table:number-columns-repeated="17" table:default-cell-style-name="Default"/>
        <table:table-column table:style-name="co9" table:number-columns-repeated="998" table:default-cell-style-name="Default"/>
        <table:table-row table:style-name="ro1">
          <table:table-cell table:style-name="ce87" table:number-columns-repeated="26"/>
          <table:table-cell table:number-columns-repeated="998"/>
        </table:table-row>
        <table:table-row table:style-name="ro1">
          <table:table-cell table:style-name="ce88" office:value-type="string" calcext:value-type="string">
            <text:p>Kasmutaties 2026</text:p>
          </table:table-cell>
          <table:table-cell table:style-name="ce87" table:number-columns-repeated="25"/>
          <table:table-cell table:number-columns-repeated="998"/>
        </table:table-row>
        <table:table-row table:style-name="ro1">
          <table:table-cell table:style-name="ce89"/>
          <table:table-cell table:style-name="ce91" office:value-type="string" calcext:value-type="string">
            <text:p>Totaal</text:p>
          </table:table-cell>
          <table:table-cell table:style-name="ce91" office:value-type="string" calcext:value-type="string">
            <text:p>Buffet</text:p>
          </table:table-cell>
          <table:table-cell table:style-name="ce91" office:value-type="string" calcext:value-type="string">
            <text:p>Buffet </text:p>
          </table:table-cell>
          <table:table-cell table:style-name="ce91" office:value-type="string" calcext:value-type="string">
            <text:p>Kruispstn</text:p>
          </table:table-cell>
          <table:table-cell table:style-name="ce87"/>
          <table:table-cell table:style-name="ce95" office:value-type="string" calcext:value-type="string">
            <text:p>Saldo</text:p>
          </table:table-cell>
          <table:table-cell table:style-name="ce87" table:number-columns-repeated="19"/>
          <table:table-cell table:number-columns-repeated="998"/>
        </table:table-row>
        <table:table-row table:style-name="ro1">
          <table:table-cell table:style-name="ce89"/>
          <table:table-cell table:style-name="ce91" office:value-type="string" calcext:value-type="string">
            <text:p>Kas mutatie</text:p>
          </table:table-cell>
          <table:table-cell table:style-name="ce91" office:value-type="string" calcext:value-type="string">
            <text:p>kas ontv.</text:p>
          </table:table-cell>
          <table:table-cell table:style-name="ce91" office:value-type="string" calcext:value-type="string">
            <text:p>inkopen</text:p>
          </table:table-cell>
          <table:table-cell table:style-name="ce91"/>
          <table:table-cell table:style-name="ce87"/>
          <table:table-cell table:style-name="ce95" office:value-type="string" calcext:value-type="string">
            <text:p>Kas</text:p>
          </table:table-cell>
          <table:table-cell table:style-name="ce87" table:number-columns-repeated="19"/>
          <table:table-cell table:number-columns-repeated="998"/>
        </table:table-row>
        <table:table-row table:style-name="ro1">
          <table:table-cell table:style-name="ce89"/>
          <table:table-cell table:style-name="ce91" office:value-type="string" calcext:value-type="string">
            <text:p>#121</text:p>
          </table:table-cell>
          <table:table-cell table:style-name="ce91" office:value-type="string" calcext:value-type="string">
            <text:p>#411</text:p>
          </table:table-cell>
          <table:table-cell table:style-name="ce91" office:value-type="string" calcext:value-type="string">
            <text:p>#450</text:p>
          </table:table-cell>
          <table:table-cell table:style-name="ce91" office:value-type="string" calcext:value-type="string">
            <text:p>#199</text:p>
          </table:table-cell>
          <table:table-cell table:style-name="ce87"/>
          <table:table-cell table:style-name="ce95" office:value-type="string" calcext:value-type="string">
            <text:p>#121</text:p>
          </table:table-cell>
          <table:table-cell table:style-name="ce87" table:number-columns-repeated="19"/>
          <table:table-cell table:number-columns-repeated="998"/>
        </table:table-row>
        <table:table-row table:style-name="ro3">
          <table:table-cell table:style-name="ce89"/>
          <table:table-cell table:style-name="ce91" office:value-type="string" calcext:value-type="string">
            <text:p>Dt./Cr.</text:p>
          </table:table-cell>
          <table:table-cell table:style-name="ce91" office:value-type="string" calcext:value-type="string">
            <text:p>Cr.</text:p>
          </table:table-cell>
          <table:table-cell table:style-name="ce91" office:value-type="string" calcext:value-type="string">
            <text:p>Dt.</text:p>
          </table:table-cell>
          <table:table-cell table:style-name="ce91" office:value-type="string" calcext:value-type="string">
            <text:p>Dt./Cr.</text:p>
          </table:table-cell>
          <table:table-cell table:style-name="ce87"/>
          <table:table-cell table:style-name="ce96"/>
          <table:table-cell table:style-name="ce87" table:number-columns-repeated="19"/>
          <table:table-cell table:number-columns-repeated="998"/>
        </table:table-row>
        <table:table-row table:style-name="ro3">
          <table:table-cell table:style-name="ce89" office:value-type="string" calcext:value-type="string">
            <text:p>Januari</text:p>
          </table:table-cell>
          <table:table-cell table:style-name="ce92" table:formula="of:=[.C7]-[.D7]+[.E7]" office:value-type="float" office:value="131.8" calcext:value-type="float">
            <text:p>€ 131.80</text:p>
          </table:table-cell>
          <table:table-cell table:style-name="ce92" office:value-type="float" office:value="131.8" calcext:value-type="float">
            <text:p>€ 131.80</text:p>
          </table:table-cell>
          <table:table-cell table:style-name="ce92" table:number-columns-repeated="2"/>
          <table:table-cell table:style-name="ce87"/>
          <table:table-cell table:style-name="ce92" table:formula="of:=[.G6]+[.B7]" office:value-type="float" office:value="131.8" calcext:value-type="float">
            <text:p>€ 131.80</text:p>
          </table:table-cell>
          <table:table-cell table:style-name="ce87"/>
          <table:table-cell table:style-name="ce97" office:value-type="string" calcext:value-type="string">
            <text:p>Wordt overgenomen uit de maandoverzichten in Exploitatie/koster</text:p>
          </table:table-cell>
          <table:table-cell table:style-name="ce87" table:number-columns-repeated="17"/>
          <table:table-cell table:number-columns-repeated="998"/>
        </table:table-row>
        <table:table-row table:style-name="ro3">
          <table:table-cell table:style-name="ce89" office:value-type="string" calcext:value-type="string">
            <text:p>Februari</text:p>
          </table:table-cell>
          <table:table-cell table:style-name="ce92" table:formula="of:=[.C8]-[.D8]+[.E8]" office:value-type="float" office:value="0" calcext:value-type="float">
            <text:p>€ 0.00</text:p>
          </table:table-cell>
          <table:table-cell table:style-name="ce92" table:number-columns-repeated="3"/>
          <table:table-cell table:style-name="ce87"/>
          <table:table-cell table:style-name="ce92" table:formula="of:=[.G7]+[.B8]" office:value-type="float" office:value="131.8" calcext:value-type="float">
            <text:p>€ 131.80</text:p>
          </table:table-cell>
          <table:table-cell table:style-name="ce87"/>
          <table:table-cell table:style-name="ce87" office:value-type="string" calcext:value-type="string">
            <text:p>Vraag: waarom hier ook alle details?</text:p>
          </table:table-cell>
          <table:table-cell table:style-name="ce87" table:number-columns-repeated="17"/>
          <table:table-cell table:number-columns-repeated="998"/>
        </table:table-row>
        <table:table-row table:style-name="ro3">
          <table:table-cell table:style-name="ce89" office:value-type="string" calcext:value-type="string">
            <text:p>Maart</text:p>
          </table:table-cell>
          <table:table-cell table:style-name="ce92" table:formula="of:=[.C9]-[.D9]+[.E9]" office:value-type="float" office:value="0" calcext:value-type="float">
            <text:p>€ 0.00</text:p>
          </table:table-cell>
          <table:table-cell table:style-name="ce92" table:number-columns-repeated="3"/>
          <table:table-cell table:style-name="ce87"/>
          <table:table-cell table:style-name="ce92" table:formula="of:=[.G8]+[.B9]" office:value-type="float" office:value="131.8" calcext:value-type="float">
            <text:p>€ 131.80</text:p>
          </table:table-cell>
          <table:table-cell table:style-name="ce87"/>
          <table:table-cell table:style-name="ce87" office:value-type="string" calcext:value-type="string">
            <text:p>Vraag: Kruisposten?</text:p>
          </table:table-cell>
          <table:table-cell table:style-name="ce87" table:number-columns-repeated="17"/>
          <table:table-cell table:number-columns-repeated="998"/>
        </table:table-row>
        <table:table-row table:style-name="ro3">
          <table:table-cell table:style-name="ce89" office:value-type="string" calcext:value-type="string">
            <text:p>April</text:p>
          </table:table-cell>
          <table:table-cell table:style-name="ce92" table:formula="of:=[.C10]-[.D10]+[.E10]" office:value-type="float" office:value="0" calcext:value-type="float">
            <text:p>€ 0.00</text:p>
          </table:table-cell>
          <table:table-cell table:style-name="ce92" table:number-columns-repeated="3"/>
          <table:table-cell table:style-name="ce87"/>
          <table:table-cell table:style-name="ce92" table:formula="of:=[.G9]+[.B10]" office:value-type="float" office:value="131.8" calcext:value-type="float">
            <text:p>€ 131.80</text:p>
          </table:table-cell>
          <table:table-cell table:style-name="ce87" table:number-columns-repeated="19"/>
          <table:table-cell table:number-columns-repeated="998"/>
        </table:table-row>
        <table:table-row table:style-name="ro3">
          <table:table-cell table:style-name="ce89" office:value-type="string" calcext:value-type="string">
            <text:p>Mei</text:p>
          </table:table-cell>
          <table:table-cell table:style-name="ce92" table:formula="of:=[.C11]-[.D11]+[.E11]" office:value-type="float" office:value="0" calcext:value-type="float">
            <text:p>€ 0.00</text:p>
          </table:table-cell>
          <table:table-cell table:style-name="ce92" table:number-columns-repeated="3"/>
          <table:table-cell table:style-name="ce87"/>
          <table:table-cell table:style-name="ce92" table:formula="of:=[.G10]+[.B11]" office:value-type="float" office:value="131.8" calcext:value-type="float">
            <text:p>€ 131.80</text:p>
          </table:table-cell>
          <table:table-cell table:style-name="ce87" table:number-columns-repeated="19"/>
          <table:table-cell table:number-columns-repeated="998"/>
        </table:table-row>
        <table:table-row table:style-name="ro3">
          <table:table-cell table:style-name="ce89" office:value-type="string" calcext:value-type="string">
            <text:p>Juni</text:p>
          </table:table-cell>
          <table:table-cell table:style-name="ce92" table:formula="of:=[.C12]-[.D12]+[.E12]" office:value-type="float" office:value="0" calcext:value-type="float">
            <text:p>€ 0.00</text:p>
          </table:table-cell>
          <table:table-cell table:style-name="ce92" table:number-columns-repeated="3"/>
          <table:table-cell table:style-name="ce87"/>
          <table:table-cell table:style-name="ce92" table:formula="of:=[.G11]+[.B12]" office:value-type="float" office:value="131.8" calcext:value-type="float">
            <text:p>€ 131.80</text:p>
          </table:table-cell>
          <table:table-cell table:style-name="ce87" table:number-columns-repeated="19"/>
          <table:table-cell table:number-columns-repeated="998"/>
        </table:table-row>
        <table:table-row table:style-name="ro3">
          <table:table-cell table:style-name="ce89" office:value-type="string" calcext:value-type="string">
            <text:p>Juli</text:p>
          </table:table-cell>
          <table:table-cell table:style-name="ce92" table:formula="of:=[.C13]-[.D13]+[.E13]" office:value-type="float" office:value="0" calcext:value-type="float">
            <text:p>€ 0.00</text:p>
          </table:table-cell>
          <table:table-cell table:style-name="ce92" table:number-columns-repeated="3"/>
          <table:table-cell table:style-name="ce87"/>
          <table:table-cell table:style-name="ce92" table:formula="of:=[.G12]+[.B13]" office:value-type="float" office:value="131.8" calcext:value-type="float">
            <text:p>€ 131.80</text:p>
          </table:table-cell>
          <table:table-cell table:style-name="ce87" table:number-columns-repeated="19"/>
          <table:table-cell table:number-columns-repeated="998"/>
        </table:table-row>
        <table:table-row table:style-name="ro3">
          <table:table-cell table:style-name="ce89" office:value-type="string" calcext:value-type="string">
            <text:p>Augustus</text:p>
          </table:table-cell>
          <table:table-cell table:style-name="ce92" table:formula="of:=[.C14]-[.D14]+[.E14]" office:value-type="float" office:value="0" calcext:value-type="float">
            <text:p>€ 0.00</text:p>
          </table:table-cell>
          <table:table-cell table:style-name="ce92" table:number-columns-repeated="3"/>
          <table:table-cell table:style-name="ce87"/>
          <table:table-cell table:style-name="ce92" table:formula="of:=[.G13]+[.B14]" office:value-type="float" office:value="131.8" calcext:value-type="float">
            <text:p>€ 131.80</text:p>
          </table:table-cell>
          <table:table-cell table:style-name="ce87" table:number-columns-repeated="19"/>
          <table:table-cell table:number-columns-repeated="998"/>
        </table:table-row>
        <table:table-row table:style-name="ro3">
          <table:table-cell table:style-name="ce89" office:value-type="string" calcext:value-type="string">
            <text:p>September</text:p>
          </table:table-cell>
          <table:table-cell table:style-name="ce92" table:formula="of:=[.C15]-[.D15]+[.E15]" office:value-type="float" office:value="0" calcext:value-type="float">
            <text:p>€ 0.00</text:p>
          </table:table-cell>
          <table:table-cell table:style-name="ce92" table:number-columns-repeated="3"/>
          <table:table-cell table:style-name="ce87"/>
          <table:table-cell table:style-name="ce92" table:formula="of:=[.G14]+[.B15]" office:value-type="float" office:value="131.8" calcext:value-type="float">
            <text:p>€ 131.80</text:p>
          </table:table-cell>
          <table:table-cell table:style-name="ce87" table:number-columns-repeated="19"/>
          <table:table-cell table:number-columns-repeated="998"/>
        </table:table-row>
        <table:table-row table:style-name="ro3">
          <table:table-cell table:style-name="ce89" office:value-type="string" calcext:value-type="string">
            <text:p>Oktober</text:p>
          </table:table-cell>
          <table:table-cell table:style-name="ce92" table:formula="of:=[.C16]-[.D16]+[.E16]" office:value-type="float" office:value="0" calcext:value-type="float">
            <text:p>€ 0.00</text:p>
          </table:table-cell>
          <table:table-cell table:style-name="ce92" table:number-columns-repeated="3"/>
          <table:table-cell table:style-name="ce87"/>
          <table:table-cell table:style-name="ce92" table:formula="of:=[.G15]+[.B16]" office:value-type="float" office:value="131.8" calcext:value-type="float">
            <text:p>€ 131.80</text:p>
          </table:table-cell>
          <table:table-cell table:style-name="ce87" table:number-columns-repeated="19"/>
          <table:table-cell table:number-columns-repeated="998"/>
        </table:table-row>
        <table:table-row table:style-name="ro3">
          <table:table-cell table:style-name="ce89" office:value-type="string" calcext:value-type="string">
            <text:p>November</text:p>
          </table:table-cell>
          <table:table-cell table:style-name="ce92" table:formula="of:=[.C17]-[.D17]+[.E17]" office:value-type="float" office:value="0" calcext:value-type="float">
            <text:p>€ 0.00</text:p>
          </table:table-cell>
          <table:table-cell table:style-name="ce92" table:number-columns-repeated="3"/>
          <table:table-cell table:style-name="ce87"/>
          <table:table-cell table:style-name="ce92" table:formula="of:=[.G16]+[.B17]" office:value-type="float" office:value="131.8" calcext:value-type="float">
            <text:p>€ 131.80</text:p>
          </table:table-cell>
          <table:table-cell table:style-name="ce87" table:number-columns-repeated="19"/>
          <table:table-cell table:number-columns-repeated="998"/>
        </table:table-row>
        <table:table-row table:style-name="ro3">
          <table:table-cell table:style-name="ce89" office:value-type="string" calcext:value-type="string">
            <text:p>December</text:p>
          </table:table-cell>
          <table:table-cell table:style-name="ce92" table:formula="of:=[.C18]-[.D18]+[.E18]" office:value-type="float" office:value="0" calcext:value-type="float">
            <text:p>€ 0.00</text:p>
          </table:table-cell>
          <table:table-cell table:style-name="ce92" table:number-columns-repeated="3"/>
          <table:table-cell table:style-name="ce87"/>
          <table:table-cell table:style-name="ce92" table:formula="of:=[.G17]+[.B18]" office:value-type="float" office:value="131.8" calcext:value-type="float">
            <text:p>€ 131.80</text:p>
          </table:table-cell>
          <table:table-cell table:style-name="ce87" table:number-columns-repeated="19"/>
          <table:table-cell table:number-columns-repeated="998"/>
        </table:table-row>
        <table:table-row table:style-name="ro3">
          <table:table-cell table:style-name="ce90" office:value-type="string" calcext:value-type="string">
            <text:p>Totaal (op rek.)</text:p>
          </table:table-cell>
          <table:table-cell table:style-name="ce92" table:formula="of:=SUM([.B7:.B18])" office:value-type="float" office:value="131.8" calcext:value-type="float">
            <text:p>€ 131.80</text:p>
          </table:table-cell>
          <table:table-cell table:style-name="ce92" table:formula="of:=SUM([.C7:.C18])" office:value-type="float" office:value="131.8" calcext:value-type="float">
            <text:p>€ 131.80</text:p>
          </table:table-cell>
          <table:table-cell table:style-name="ce92" table:formula="of:=SUM([.D7:.D18])" office:value-type="float" office:value="0" calcext:value-type="float">
            <text:p>€ 0.00</text:p>
          </table:table-cell>
          <table:table-cell table:style-name="ce92" table:formula="of:=SUM([.E7:.E18])" office:value-type="float" office:value="0" calcext:value-type="float">
            <text:p>€ 0.00</text:p>
          </table:table-cell>
          <table:table-cell table:style-name="ce94"/>
          <table:table-cell table:style-name="ce87" table:number-columns-repeated="20"/>
          <table:table-cell table:number-columns-repeated="998"/>
        </table:table-row>
        <table:table-row table:style-name="ro1">
          <table:table-cell table:style-name="ce87"/>
          <table:table-cell table:style-name="ce93" table:number-columns-repeated="4"/>
          <table:table-cell table:style-name="ce87" table:number-columns-repeated="21"/>
          <table:table-cell table:number-columns-repeated="998"/>
        </table:table-row>
        <table:table-row table:style-name="ro1">
          <table:table-cell table:style-name="ce87" table:number-columns-repeated="26"/>
          <table:table-cell table:number-columns-repeated="998"/>
        </table:table-row>
        <table:table-row table:style-name="ro1" table:number-rows-repeated="979">
          <table:table-cell table:style-name="ce87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sheet002_Print_Area" table:base-cell-address="$Jaarcijfers.$A$1" table:cell-range-address="$Kas.$A$1"/>
        </table:named-expressions>
      </table:table>
      <table:table table:name="Verhuur en Buffet" table:style-name="ta6">
        <table:table-column table:style-name="co6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number-columns-repeated="3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/>
          <table:table-cell table:style-name="ce99" office:value-type="string" calcext:value-type="string">
            <text:p>Facturen via JORTT 2026:</text:p>
          </table:table-cell>
          <table:table-cell table:number-columns-repeated="1022"/>
        </table:table-row>
        <table:table-row table:style-name="ro1">
          <table:table-cell/>
          <table:table-cell table:style-name="ce100"/>
          <table:table-cell table:style-name="ce102" office:value-type="string" calcext:value-type="string">
            <text:p>Totaal</text:p>
          </table:table-cell>
          <table:table-cell table:style-name="ce102" office:value-type="string" calcext:value-type="string">
            <text:p>Huur</text:p>
          </table:table-cell>
          <table:table-cell table:style-name="ce102" office:value-type="string" calcext:value-type="string">
            <text:p>Buffet</text:p>
          </table:table-cell>
          <table:table-cell table:number-columns-repeated="1019"/>
        </table:table-row>
        <table:table-row table:style-name="ro1">
          <table:table-cell/>
          <table:table-cell table:style-name="ce100"/>
          <table:table-cell table:style-name="ce103" office:value-type="string" calcext:value-type="string">
            <text:p>Debiteuren</text:p>
          </table:table-cell>
          <table:table-cell table:number-columns-repeated="2" table:style-name="ce102" office:value-type="string" calcext:value-type="string">
            <text:p>op rek.</text:p>
          </table:table-cell>
          <table:table-cell table:number-columns-repeated="1019"/>
        </table:table-row>
        <table:table-row table:style-name="ro1">
          <table:table-cell/>
          <table:table-cell table:style-name="ce100"/>
          <table:table-cell table:style-name="ce102" office:value-type="string" calcext:value-type="string">
            <text:p>#140</text:p>
          </table:table-cell>
          <table:table-cell table:style-name="ce102" office:value-type="string" calcext:value-type="string">
            <text:p>#400</text:p>
          </table:table-cell>
          <table:table-cell table:style-name="ce102" office:value-type="string" calcext:value-type="string">
            <text:p>#410</text:p>
          </table:table-cell>
          <table:table-cell table:number-columns-repeated="1019"/>
        </table:table-row>
        <table:table-row table:style-name="ro3">
          <table:table-cell/>
          <table:table-cell table:style-name="ce100"/>
          <table:table-cell table:style-name="ce102" office:value-type="string" calcext:value-type="string">
            <text:p>Dt.</text:p>
          </table:table-cell>
          <table:table-cell table:number-columns-repeated="2" table:style-name="ce102" office:value-type="string" calcext:value-type="string">
            <text:p>Cr.</text:p>
          </table:table-cell>
          <table:table-cell table:number-columns-repeated="1019"/>
        </table:table-row>
        <table:table-row table:style-name="ro3">
          <table:table-cell/>
          <table:table-cell table:style-name="ce100" office:value-type="string" calcext:value-type="string">
            <text:p>Januari</text:p>
          </table:table-cell>
          <table:table-cell table:style-name="ce92" table:formula="of:=SUM([.D6:.E6])" office:value-type="float" office:value="4096" calcext:value-type="float">
            <text:p>€ 4,096.00</text:p>
          </table:table-cell>
          <table:table-cell table:style-name="ce105" office:value-type="float" office:value="2784" calcext:value-type="float">
            <text:p>€ 2,784.00</text:p>
          </table:table-cell>
          <table:table-cell table:style-name="ce105" office:value-type="float" office:value="1312" calcext:value-type="float">
            <text:p>€ 1,312.00</text:p>
          </table:table-cell>
          <table:table-cell/>
          <table:table-cell table:style-name="ce86" office:value-type="string" calcext:value-type="string">
            <text:p>Deze bedragen overnemen uit Debiteuren sheet</text:p>
          </table:table-cell>
          <table:table-cell table:number-columns-repeated="1017"/>
        </table:table-row>
        <table:table-row table:style-name="ro6">
          <table:table-cell/>
          <table:table-cell table:style-name="ce100" office:value-type="string" calcext:value-type="string">
            <text:p>Februari</text:p>
          </table:table-cell>
          <table:table-cell table:style-name="ce92" table:formula="of:=SUM([.D7:.E7])" office:value-type="float" office:value="0" calcext:value-type="float">
            <text:p>€ 0.00</text:p>
          </table:table-cell>
          <table:table-cell table:style-name="ce105" table:number-columns-repeated="2"/>
          <table:table-cell/>
          <table:table-cell table:style-name="ce106" office:value-type="string" calcext:value-type="string">
            <text:p>Als we deze sheets samenvoegen dan kan dit veel eenvoudiger</text:p>
          </table:table-cell>
          <table:table-cell table:number-columns-repeated="1017"/>
        </table:table-row>
        <table:table-row table:style-name="ro3">
          <table:table-cell/>
          <table:table-cell table:style-name="ce100" office:value-type="string" calcext:value-type="string">
            <text:p>Maart</text:p>
          </table:table-cell>
          <table:table-cell table:style-name="ce92" table:formula="of:=SUM([.D8:.E8])" office:value-type="float" office:value="0" calcext:value-type="float">
            <text:p>€ 0.00</text:p>
          </table:table-cell>
          <table:table-cell table:style-name="ce105" table:number-columns-repeated="2"/>
          <table:table-cell/>
          <table:table-cell table:style-name="ce92"/>
          <table:table-cell table:number-columns-repeated="1017"/>
        </table:table-row>
        <table:table-row table:style-name="ro3">
          <table:table-cell/>
          <table:table-cell table:style-name="ce100" office:value-type="string" calcext:value-type="string">
            <text:p>April</text:p>
          </table:table-cell>
          <table:table-cell table:style-name="ce92" table:formula="of:=SUM([.D9:.E9])" office:value-type="float" office:value="0" calcext:value-type="float">
            <text:p>€ 0.00</text:p>
          </table:table-cell>
          <table:table-cell table:style-name="ce105" table:number-columns-repeated="2"/>
          <table:table-cell/>
          <table:table-cell table:style-name="ce92"/>
          <table:table-cell table:number-columns-repeated="1017"/>
        </table:table-row>
        <table:table-row table:style-name="ro3">
          <table:table-cell/>
          <table:table-cell table:style-name="ce100" office:value-type="string" calcext:value-type="string">
            <text:p>Mei</text:p>
          </table:table-cell>
          <table:table-cell table:style-name="ce92" table:formula="of:=SUM([.D10:.E10])" office:value-type="float" office:value="0" calcext:value-type="float">
            <text:p>€ 0.00</text:p>
          </table:table-cell>
          <table:table-cell table:style-name="ce105" table:number-columns-repeated="2"/>
          <table:table-cell/>
          <table:table-cell table:style-name="ce92"/>
          <table:table-cell table:number-columns-repeated="1017"/>
        </table:table-row>
        <table:table-row table:style-name="ro3">
          <table:table-cell/>
          <table:table-cell table:style-name="ce100" office:value-type="string" calcext:value-type="string">
            <text:p>Juni</text:p>
          </table:table-cell>
          <table:table-cell table:style-name="ce92" table:formula="of:=SUM([.D11:.E11])" office:value-type="float" office:value="0" calcext:value-type="float">
            <text:p>€ 0.00</text:p>
          </table:table-cell>
          <table:table-cell table:style-name="ce105" table:number-columns-repeated="2"/>
          <table:table-cell/>
          <table:table-cell table:style-name="ce92"/>
          <table:table-cell table:style-name="ce105" table:number-columns-repeated="3"/>
          <table:table-cell table:number-columns-repeated="1014"/>
        </table:table-row>
        <table:table-row table:style-name="ro3">
          <table:table-cell/>
          <table:table-cell table:style-name="ce100" office:value-type="string" calcext:value-type="string">
            <text:p>Juli</text:p>
          </table:table-cell>
          <table:table-cell table:style-name="ce92" table:formula="of:=SUM([.D12:.E12])" office:value-type="float" office:value="0" calcext:value-type="float">
            <text:p>€ 0.00</text:p>
          </table:table-cell>
          <table:table-cell table:style-name="ce105" table:number-columns-repeated="2"/>
          <table:table-cell/>
          <table:table-cell table:style-name="ce92"/>
          <table:table-cell table:style-name="ce105" table:number-columns-repeated="3"/>
          <table:table-cell table:number-columns-repeated="1014"/>
        </table:table-row>
        <table:table-row table:style-name="ro3">
          <table:table-cell/>
          <table:table-cell table:style-name="ce100" office:value-type="string" calcext:value-type="string">
            <text:p>Augustus</text:p>
          </table:table-cell>
          <table:table-cell table:style-name="ce92" table:formula="of:=SUM([.D13:.E13])" office:value-type="float" office:value="0" calcext:value-type="float">
            <text:p>€ 0.00</text:p>
          </table:table-cell>
          <table:table-cell table:style-name="ce105" table:number-columns-repeated="2"/>
          <table:table-cell/>
          <table:table-cell table:style-name="ce92"/>
          <table:table-cell table:style-name="ce105" table:number-columns-repeated="3"/>
          <table:table-cell table:number-columns-repeated="1014"/>
        </table:table-row>
        <table:table-row table:style-name="ro3">
          <table:table-cell/>
          <table:table-cell table:style-name="ce100" office:value-type="string" calcext:value-type="string">
            <text:p>September</text:p>
          </table:table-cell>
          <table:table-cell table:style-name="ce92" table:formula="of:=SUM([.D14:.E14])" office:value-type="float" office:value="0" calcext:value-type="float">
            <text:p>€ 0.00</text:p>
          </table:table-cell>
          <table:table-cell table:style-name="ce105" table:number-columns-repeated="2"/>
          <table:table-cell/>
          <table:table-cell table:style-name="ce92"/>
          <table:table-cell table:style-name="ce105" table:number-columns-repeated="3"/>
          <table:table-cell table:number-columns-repeated="1014"/>
        </table:table-row>
        <table:table-row table:style-name="ro3">
          <table:table-cell/>
          <table:table-cell table:style-name="ce100" office:value-type="string" calcext:value-type="string">
            <text:p>Oktober</text:p>
          </table:table-cell>
          <table:table-cell table:style-name="ce92" table:formula="of:=SUM([.D15:.E15])" office:value-type="float" office:value="0" calcext:value-type="float">
            <text:p>€ 0.00</text:p>
          </table:table-cell>
          <table:table-cell table:style-name="ce105" table:number-columns-repeated="2"/>
          <table:table-cell/>
          <table:table-cell table:style-name="ce92"/>
          <table:table-cell table:style-name="ce105" table:number-columns-repeated="3"/>
          <table:table-cell table:number-columns-repeated="1014"/>
        </table:table-row>
        <table:table-row table:style-name="ro3">
          <table:table-cell/>
          <table:table-cell table:style-name="ce100" office:value-type="string" calcext:value-type="string">
            <text:p>November</text:p>
          </table:table-cell>
          <table:table-cell table:style-name="ce92" table:formula="of:=SUM([.D16:.E16])" office:value-type="float" office:value="0" calcext:value-type="float">
            <text:p>€ 0.00</text:p>
          </table:table-cell>
          <table:table-cell table:style-name="ce105" table:number-columns-repeated="2"/>
          <table:table-cell/>
          <table:table-cell table:style-name="ce92"/>
          <table:table-cell table:style-name="ce105" table:number-columns-repeated="3"/>
          <table:table-cell table:number-columns-repeated="1014"/>
        </table:table-row>
        <table:table-row table:style-name="ro3">
          <table:table-cell/>
          <table:table-cell table:style-name="ce100" office:value-type="string" calcext:value-type="string">
            <text:p>December</text:p>
          </table:table-cell>
          <table:table-cell table:style-name="ce92" table:formula="of:=SUM([.D17:.E17])" office:value-type="float" office:value="0" calcext:value-type="float">
            <text:p>€ 0.00</text:p>
          </table:table-cell>
          <table:table-cell table:style-name="ce105" table:number-columns-repeated="2"/>
          <table:table-cell/>
          <table:table-cell table:style-name="ce92"/>
          <table:table-cell table:number-columns-repeated="1017"/>
        </table:table-row>
        <table:table-row table:style-name="ro1">
          <table:table-cell table:style-name="ce98"/>
          <table:table-cell table:style-name="ce101" office:value-type="string" calcext:value-type="string">
            <text:p>Totaal (op rekening)</text:p>
          </table:table-cell>
          <table:table-cell table:style-name="ce104" table:formula="of:=SUM([.C6:.C17])" office:value-type="float" office:value="4096" calcext:value-type="float">
            <text:p>€ 4,096.00</text:p>
          </table:table-cell>
          <table:table-cell table:style-name="ce104" table:formula="of:=SUM([.D6:.D17])" office:value-type="float" office:value="2784" calcext:value-type="float">
            <text:p>€ 2,784.00</text:p>
          </table:table-cell>
          <table:table-cell table:style-name="ce104" table:formula="of:=SUM([.E6:.E17])" office:value-type="float" office:value="1312" calcext:value-type="float">
            <text:p>€ 1,312.00</text:p>
          </table:table-cell>
          <table:table-cell table:style-name="ce98" table:number-columns-repeated="21"/>
          <table:table-cell table:number-columns-repeated="998"/>
        </table:table-row>
        <table:table-row table:style-name="ro1" table:number-rows-repeated="98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otboekschema" table:style-name="ta7">
        <table:table-column table:style-name="co9" table:default-cell-style-name="Default"/>
        <table:table-column table:style-name="co38" table:default-cell-style-name="Default"/>
        <table:table-column table:style-name="co9" table:number-columns-repeated="1022" table:default-cell-style-name="Default"/>
        <table:table-row table:style-name="ro7">
          <table:table-cell table:style-name="ce107" office:value-type="float" office:value="80" calcext:value-type="float">
            <text:p>80</text:p>
          </table:table-cell>
          <table:table-cell table:style-name="ce108" office:value-type="string" calcext:value-type="string">
            <text:p>Reserve decentraal onderhoud</text:p>
          </table:table-cell>
          <table:table-cell table:number-columns-repeated="1022"/>
        </table:table-row>
        <table:table-row table:style-name="ro7">
          <table:table-cell table:style-name="ce107" office:value-type="float" office:value="120" calcext:value-type="float">
            <text:p>120</text:p>
          </table:table-cell>
          <table:table-cell table:style-name="ce108" office:value-type="string" calcext:value-type="string">
            <text:p>Bankrekeningen</text:p>
          </table:table-cell>
          <table:table-cell table:number-columns-repeated="1022"/>
        </table:table-row>
        <table:table-row table:style-name="ro7">
          <table:table-cell table:style-name="ce107" office:value-type="float" office:value="121" calcext:value-type="float">
            <text:p>121</text:p>
          </table:table-cell>
          <table:table-cell table:style-name="ce108" office:value-type="string" calcext:value-type="string">
            <text:p>Kas beheerder/koster</text:p>
          </table:table-cell>
          <table:table-cell table:number-columns-repeated="1022"/>
        </table:table-row>
        <table:table-row table:style-name="ro7">
          <table:table-cell table:style-name="ce107" office:value-type="string" calcext:value-type="string">
            <text:p>121a</text:p>
          </table:table-cell>
          <table:table-cell table:style-name="ce108" office:value-type="string" calcext:value-type="string">
            <text:p>Kas Morgenster</text:p>
          </table:table-cell>
          <table:table-cell table:number-columns-repeated="1022"/>
        </table:table-row>
        <table:table-row table:style-name="ro7">
          <table:table-cell table:style-name="ce107" office:value-type="string" calcext:value-type="string">
            <text:p>121b</text:p>
          </table:table-cell>
          <table:table-cell table:style-name="ce108" office:value-type="string" calcext:value-type="string">
            <text:p>Kas Regenboogkerk</text:p>
          </table:table-cell>
          <table:table-cell table:number-columns-repeated="1022"/>
        </table:table-row>
        <table:table-row table:style-name="ro7">
          <table:table-cell table:style-name="ce107" office:value-type="string" calcext:value-type="string">
            <text:p>122a</text:p>
          </table:table-cell>
          <table:table-cell table:style-name="ce108" office:value-type="string" calcext:value-type="string">
            <text:p>Bankrekening Morgenster</text:p>
          </table:table-cell>
          <table:table-cell table:number-columns-repeated="1022"/>
        </table:table-row>
        <table:table-row table:style-name="ro7">
          <table:table-cell table:style-name="ce107" office:value-type="string" calcext:value-type="string">
            <text:p>122b</text:p>
          </table:table-cell>
          <table:table-cell table:style-name="ce108" office:value-type="string" calcext:value-type="string">
            <text:p>Bankrekening Regenboogkerk</text:p>
          </table:table-cell>
          <table:table-cell table:number-columns-repeated="1022"/>
        </table:table-row>
        <table:table-row table:style-name="ro7">
          <table:table-cell table:style-name="ce107" office:value-type="float" office:value="129" calcext:value-type="float">
            <text:p>129</text:p>
          </table:table-cell>
          <table:table-cell table:style-name="ce108" office:value-type="string" calcext:value-type="string">
            <text:p>Spaargeld Centraal</text:p>
          </table:table-cell>
          <table:table-cell table:number-columns-repeated="1022"/>
        </table:table-row>
        <table:table-row table:style-name="ro7">
          <table:table-cell table:style-name="ce107" office:value-type="float" office:value="130" calcext:value-type="float">
            <text:p>130</text:p>
          </table:table-cell>
          <table:table-cell table:style-name="ce108" office:value-type="string" calcext:value-type="string">
            <text:p>Buffetvoorraad</text:p>
          </table:table-cell>
          <table:table-cell table:number-columns-repeated="1022"/>
        </table:table-row>
        <table:table-row table:style-name="ro7">
          <table:table-cell table:style-name="ce107" office:value-type="float" office:value="140" calcext:value-type="float">
            <text:p>140</text:p>
          </table:table-cell>
          <table:table-cell table:style-name="ce108" office:value-type="string" calcext:value-type="string">
            <text:p>Debiteuren</text:p>
          </table:table-cell>
          <table:table-cell table:number-columns-repeated="1022"/>
        </table:table-row>
        <table:table-row table:style-name="ro7">
          <table:table-cell table:style-name="ce107" office:value-type="string" calcext:value-type="string">
            <text:p>140a</text:p>
          </table:table-cell>
          <table:table-cell table:style-name="ce108" office:value-type="string" calcext:value-type="string">
            <text:p>Debiteuren Morgenster</text:p>
          </table:table-cell>
          <table:table-cell table:number-columns-repeated="1022"/>
        </table:table-row>
        <table:table-row table:style-name="ro7">
          <table:table-cell table:style-name="ce107" office:value-type="string" calcext:value-type="string">
            <text:p>140b</text:p>
          </table:table-cell>
          <table:table-cell table:style-name="ce108" office:value-type="string" calcext:value-type="string">
            <text:p>Debiteuren Regenboogkerk</text:p>
          </table:table-cell>
          <table:table-cell table:number-columns-repeated="1022"/>
        </table:table-row>
        <table:table-row table:style-name="ro7">
          <table:table-cell table:style-name="ce107" office:value-type="float" office:value="150" calcext:value-type="float">
            <text:p>150</text:p>
          </table:table-cell>
          <table:table-cell table:style-name="ce108" office:value-type="string" calcext:value-type="string">
            <text:p>Vorderingen</text:p>
          </table:table-cell>
          <table:table-cell table:number-columns-repeated="1022"/>
        </table:table-row>
        <table:table-row table:style-name="ro7">
          <table:table-cell table:style-name="ce107" office:value-type="float" office:value="160" calcext:value-type="float">
            <text:p>160</text:p>
          </table:table-cell>
          <table:table-cell table:style-name="ce108" office:value-type="string" calcext:value-type="string">
            <text:p>Schulden</text:p>
          </table:table-cell>
          <table:table-cell table:number-columns-repeated="1022"/>
        </table:table-row>
        <table:table-row table:style-name="ro7">
          <table:table-cell table:style-name="ce107" office:value-type="float" office:value="197" calcext:value-type="float">
            <text:p>197</text:p>
          </table:table-cell>
          <table:table-cell table:style-name="ce108" office:value-type="string" calcext:value-type="string">
            <text:p>Saldo vorig jaar</text:p>
          </table:table-cell>
          <table:table-cell table:number-columns-repeated="1022"/>
        </table:table-row>
        <table:table-row table:style-name="ro7">
          <table:table-cell table:style-name="ce107" office:value-type="float" office:value="198" calcext:value-type="float">
            <text:p>198</text:p>
          </table:table-cell>
          <table:table-cell table:style-name="ce108" office:value-type="string" calcext:value-type="string">
            <text:p>Sluitrekening wijkkas</text:p>
          </table:table-cell>
          <table:table-cell table:number-columns-repeated="1022"/>
        </table:table-row>
        <table:table-row table:style-name="ro7">
          <table:table-cell table:style-name="ce107" office:value-type="float" office:value="199" calcext:value-type="float">
            <text:p>199</text:p>
          </table:table-cell>
          <table:table-cell table:style-name="ce108" office:value-type="string" calcext:value-type="string">
            <text:p>Kruisposten</text:p>
          </table:table-cell>
          <table:table-cell table:number-columns-repeated="1022"/>
        </table:table-row>
        <table:table-row table:style-name="ro7">
          <table:table-cell table:style-name="ce107" office:value-type="float" office:value="200" calcext:value-type="float">
            <text:p>200</text:p>
          </table:table-cell>
          <table:table-cell table:style-name="ce108" office:value-type="string" calcext:value-type="string">
            <text:p>Vraagposten</text:p>
          </table:table-cell>
          <table:table-cell table:number-columns-repeated="1022"/>
        </table:table-row>
        <table:table-row table:style-name="ro7">
          <table:table-cell table:style-name="ce107" office:value-type="float" office:value="400" calcext:value-type="float">
            <text:p>400</text:p>
          </table:table-cell>
          <table:table-cell table:style-name="ce108" office:value-type="string" calcext:value-type="string">
            <text:p>Verhuur op rekening</text:p>
          </table:table-cell>
          <table:table-cell table:number-columns-repeated="1022"/>
        </table:table-row>
        <table:table-row table:style-name="ro7">
          <table:table-cell table:style-name="ce107" office:value-type="float" office:value="401" calcext:value-type="float">
            <text:p>401</text:p>
          </table:table-cell>
          <table:table-cell table:style-name="ce108" office:value-type="string" calcext:value-type="string">
            <text:p>Verhuur contant</text:p>
          </table:table-cell>
          <table:table-cell table:number-columns-repeated="1022"/>
        </table:table-row>
        <table:table-row table:style-name="ro7">
          <table:table-cell table:style-name="ce107" office:value-type="float" office:value="404" calcext:value-type="float">
            <text:p>404</text:p>
          </table:table-cell>
          <table:table-cell table:style-name="ce108" office:value-type="string" calcext:value-type="string">
            <text:p>Verhuur ruimte pedicure</text:p>
          </table:table-cell>
          <table:table-cell table:number-columns-repeated="1022"/>
        </table:table-row>
        <table:table-row table:style-name="ro7">
          <table:table-cell table:style-name="ce107" office:value-type="float" office:value="410" calcext:value-type="float">
            <text:p>410</text:p>
          </table:table-cell>
          <table:table-cell table:style-name="ce108" office:value-type="string" calcext:value-type="string">
            <text:p>Buffet op rekening</text:p>
          </table:table-cell>
          <table:table-cell table:number-columns-repeated="1022"/>
        </table:table-row>
        <table:table-row table:style-name="ro7">
          <table:table-cell table:style-name="ce107" office:value-type="float" office:value="411" calcext:value-type="float">
            <text:p>411</text:p>
          </table:table-cell>
          <table:table-cell table:style-name="ce108" office:value-type="string" calcext:value-type="string">
            <text:p>Buffet contant</text:p>
          </table:table-cell>
          <table:table-cell table:number-columns-repeated="1022"/>
        </table:table-row>
        <table:table-row table:style-name="ro7">
          <table:table-cell table:style-name="ce107" office:value-type="float" office:value="412" calcext:value-type="float">
            <text:p>412</text:p>
          </table:table-cell>
          <table:table-cell table:style-name="ce108" office:value-type="string" calcext:value-type="string">
            <text:p>Buffet PIN</text:p>
          </table:table-cell>
          <table:table-cell table:number-columns-repeated="1022"/>
        </table:table-row>
        <table:table-row table:style-name="ro7">
          <table:table-cell table:style-name="ce107" office:value-type="float" office:value="420" calcext:value-type="float">
            <text:p>420</text:p>
          </table:table-cell>
          <table:table-cell table:style-name="ce108" office:value-type="string" calcext:value-type="string">
            <text:p>Verhuur apparatuur</text:p>
          </table:table-cell>
          <table:table-cell table:number-columns-repeated="1022"/>
        </table:table-row>
        <table:table-row table:style-name="ro7">
          <table:table-cell table:style-name="ce107" office:value-type="float" office:value="421" calcext:value-type="float">
            <text:p>421</text:p>
          </table:table-cell>
          <table:table-cell table:style-name="ce108" office:value-type="string" calcext:value-type="string">
            <text:p>Verhuur muziekinstrumenten</text:p>
          </table:table-cell>
          <table:table-cell table:number-columns-repeated="1022"/>
        </table:table-row>
        <table:table-row table:style-name="ro7">
          <table:table-cell table:style-name="ce107" office:value-type="float" office:value="428" calcext:value-type="float">
            <text:p>428</text:p>
          </table:table-cell>
          <table:table-cell table:style-name="ce108" office:value-type="string" calcext:value-type="string">
            <text:p>Opbrengst bazar</text:p>
          </table:table-cell>
          <table:table-cell table:number-columns-repeated="1022"/>
        </table:table-row>
        <table:table-row table:style-name="ro7">
          <table:table-cell table:style-name="ce107" office:value-type="float" office:value="429" calcext:value-type="float">
            <text:p>429</text:p>
          </table:table-cell>
          <table:table-cell table:style-name="ce108" office:value-type="string" calcext:value-type="string">
            <text:p>Overige baten</text:p>
          </table:table-cell>
          <table:table-cell table:number-columns-repeated="1022"/>
        </table:table-row>
        <table:table-row table:style-name="ro7">
          <table:table-cell table:style-name="ce107" office:value-type="float" office:value="430" calcext:value-type="float">
            <text:p>430</text:p>
          </table:table-cell>
          <table:table-cell table:style-name="ce108" office:value-type="string" calcext:value-type="string">
            <text:p>Bankrente</text:p>
          </table:table-cell>
          <table:table-cell table:number-columns-repeated="1022"/>
        </table:table-row>
        <table:table-row table:style-name="ro7">
          <table:table-cell table:style-name="ce107" office:value-type="float" office:value="450" calcext:value-type="float">
            <text:p>450</text:p>
          </table:table-cell>
          <table:table-cell table:style-name="ce108" office:value-type="string" calcext:value-type="string">
            <text:p>Inkoop buffet</text:p>
          </table:table-cell>
          <table:table-cell table:number-columns-repeated="1022"/>
        </table:table-row>
        <table:table-row table:style-name="ro7">
          <table:table-cell table:style-name="ce107" office:value-type="float" office:value="455" calcext:value-type="float">
            <text:p>455</text:p>
          </table:table-cell>
          <table:table-cell table:style-name="ce108" office:value-type="string" calcext:value-type="string">
            <text:p>Afrekening personeelskosten koster</text:p>
          </table:table-cell>
          <table:table-cell table:number-columns-repeated="1022"/>
        </table:table-row>
        <table:table-row table:style-name="ro7">
          <table:table-cell table:style-name="ce107" office:value-type="float" office:value="459" calcext:value-type="float">
            <text:p>459</text:p>
          </table:table-cell>
          <table:table-cell table:style-name="ce108" office:value-type="string" calcext:value-type="string">
            <text:p>Overige kosten buffet</text:p>
          </table:table-cell>
          <table:table-cell table:number-columns-repeated="1022"/>
        </table:table-row>
        <table:table-row table:style-name="ro7">
          <table:table-cell table:style-name="ce107" office:value-type="float" office:value="460" calcext:value-type="float">
            <text:p>460</text:p>
          </table:table-cell>
          <table:table-cell table:style-name="ce108" office:value-type="string" calcext:value-type="string">
            <text:p>Schoonmaakbedrijf</text:p>
          </table:table-cell>
          <table:table-cell table:number-columns-repeated="1022"/>
        </table:table-row>
        <table:table-row table:style-name="ro7">
          <table:table-cell table:style-name="ce107" office:value-type="float" office:value="470" calcext:value-type="float">
            <text:p>470</text:p>
          </table:table-cell>
          <table:table-cell table:style-name="ce108" office:value-type="string" calcext:value-type="string">
            <text:p>Onderhoud vleugel/piano</text:p>
          </table:table-cell>
          <table:table-cell table:number-columns-repeated="1022"/>
        </table:table-row>
        <table:table-row table:style-name="ro7">
          <table:table-cell table:style-name="ce107" office:value-type="float" office:value="480" calcext:value-type="float">
            <text:p>480</text:p>
          </table:table-cell>
          <table:table-cell table:style-name="ce108" office:value-type="string" calcext:value-type="string">
            <text:p>Bankkosten</text:p>
          </table:table-cell>
          <table:table-cell table:number-columns-repeated="1022"/>
        </table:table-row>
        <table:table-row table:style-name="ro7">
          <table:table-cell table:style-name="ce107" office:value-type="float" office:value="481" calcext:value-type="float">
            <text:p>481</text:p>
          </table:table-cell>
          <table:table-cell table:style-name="ce108" office:value-type="string" calcext:value-type="string">
            <text:p>Kantoorartikelen</text:p>
          </table:table-cell>
          <table:table-cell table:number-columns-repeated="1022"/>
        </table:table-row>
        <table:table-row table:style-name="ro7">
          <table:table-cell table:style-name="ce107" office:value-type="float" office:value="482" calcext:value-type="float">
            <text:p>482</text:p>
          </table:table-cell>
          <table:table-cell table:style-name="ce108" office:value-type="string" calcext:value-type="string">
            <text:p>Vergoeding vrijwilligers</text:p>
          </table:table-cell>
          <table:table-cell table:number-columns-repeated="1022"/>
        </table:table-row>
        <table:table-row table:style-name="ro7">
          <table:table-cell table:style-name="ce107" office:value-type="float" office:value="489" calcext:value-type="float">
            <text:p>489</text:p>
          </table:table-cell>
          <table:table-cell table:style-name="ce108" office:value-type="string" calcext:value-type="string">
            <text:p>Overige kosten</text:p>
          </table:table-cell>
          <table:table-cell table:number-columns-repeated="1022"/>
        </table:table-row>
        <table:table-row table:style-name="ro7">
          <table:table-cell table:style-name="ce107" office:value-type="float" office:value="500" calcext:value-type="float">
            <text:p>500</text:p>
          </table:table-cell>
          <table:table-cell table:style-name="ce108" office:value-type="string" calcext:value-type="string">
            <text:p>Jaarbijdrage</text:p>
          </table:table-cell>
          <table:table-cell table:number-columns-repeated="1022"/>
        </table:table-row>
        <table:table-row table:style-name="ro7">
          <table:table-cell table:style-name="ce107" office:value-type="float" office:value="509" calcext:value-type="float">
            <text:p>509</text:p>
          </table:table-cell>
          <table:table-cell table:style-name="ce108" office:value-type="string" calcext:value-type="string">
            <text:p>Jaarsaldo</text:p>
          </table:table-cell>
          <table:table-cell table:number-columns-repeated="1022"/>
        </table:table-row>
        <table:table-row table:style-name="ro7">
          <table:table-cell table:style-name="ce107" office:value-type="float" office:value="550" calcext:value-type="float">
            <text:p>550</text:p>
          </table:table-cell>
          <table:table-cell table:style-name="ce108" office:value-type="string" calcext:value-type="string">
            <text:p>Verwarming</text:p>
          </table:table-cell>
          <table:table-cell table:number-columns-repeated="1022"/>
        </table:table-row>
        <table:table-row table:style-name="ro7">
          <table:table-cell table:style-name="ce107" office:value-type="float" office:value="551" calcext:value-type="float">
            <text:p>551</text:p>
          </table:table-cell>
          <table:table-cell table:style-name="ce108" office:value-type="string" calcext:value-type="string">
            <text:p>Electra</text:p>
          </table:table-cell>
          <table:table-cell table:number-columns-repeated="1022"/>
        </table:table-row>
        <table:table-row table:style-name="ro7">
          <table:table-cell table:style-name="ce107" office:value-type="float" office:value="552" calcext:value-type="float">
            <text:p>552</text:p>
          </table:table-cell>
          <table:table-cell table:style-name="ce108" office:value-type="string" calcext:value-type="string">
            <text:p>Noodverlichting</text:p>
          </table:table-cell>
          <table:table-cell table:number-columns-repeated="1022"/>
        </table:table-row>
        <table:table-row table:style-name="ro7">
          <table:table-cell table:style-name="ce107" office:value-type="float" office:value="553" calcext:value-type="float">
            <text:p>553</text:p>
          </table:table-cell>
          <table:table-cell table:style-name="ce108" office:value-type="string" calcext:value-type="string">
            <text:p>Klokken</text:p>
          </table:table-cell>
          <table:table-cell table:number-columns-repeated="1022"/>
        </table:table-row>
        <table:table-row table:style-name="ro7">
          <table:table-cell table:style-name="ce107" office:value-type="float" office:value="559" calcext:value-type="float">
            <text:p>559</text:p>
          </table:table-cell>
          <table:table-cell table:style-name="ce108" office:value-type="string" calcext:value-type="string">
            <text:p>Overige kosten installaties</text:p>
          </table:table-cell>
          <table:table-cell table:number-columns-repeated="1022"/>
        </table:table-row>
        <table:table-row table:style-name="ro7">
          <table:table-cell table:style-name="ce107" office:value-type="float" office:value="560" calcext:value-type="float">
            <text:p>560</text:p>
          </table:table-cell>
          <table:table-cell table:style-name="ce108" office:value-type="string" calcext:value-type="string">
            <text:p>Schoonhouden</text:p>
          </table:table-cell>
          <table:table-cell table:number-columns-repeated="1022"/>
        </table:table-row>
        <table:table-row table:style-name="ro7">
          <table:table-cell table:style-name="ce107" office:value-type="float" office:value="561" calcext:value-type="float">
            <text:p>561</text:p>
          </table:table-cell>
          <table:table-cell table:style-name="ce108" office:value-type="string" calcext:value-type="string">
            <text:p>Glasbewassing</text:p>
          </table:table-cell>
          <table:table-cell table:number-columns-repeated="1022"/>
        </table:table-row>
        <table:table-row table:style-name="ro7">
          <table:table-cell table:style-name="ce107" office:value-type="float" office:value="562" calcext:value-type="float">
            <text:p>562</text:p>
          </table:table-cell>
          <table:table-cell table:style-name="ce108" office:value-type="string" calcext:value-type="string">
            <text:p>Vuilafvoer</text:p>
          </table:table-cell>
          <table:table-cell table:number-columns-repeated="1022"/>
        </table:table-row>
        <table:table-row table:style-name="ro7">
          <table:table-cell table:style-name="ce107" office:value-type="float" office:value="563" calcext:value-type="float">
            <text:p>563</text:p>
          </table:table-cell>
          <table:table-cell table:style-name="ce108" office:value-type="string" calcext:value-type="string">
            <text:p>Planten</text:p>
          </table:table-cell>
          <table:table-cell table:number-columns-repeated="1022"/>
        </table:table-row>
        <table:table-row table:style-name="ro7">
          <table:table-cell table:style-name="ce107" office:value-type="float" office:value="569" calcext:value-type="float">
            <text:p>569</text:p>
          </table:table-cell>
          <table:table-cell table:style-name="ce108" office:value-type="string" calcext:value-type="string">
            <text:p>Overige kosten interieur</text:p>
          </table:table-cell>
          <table:table-cell table:number-columns-repeated="1022"/>
        </table:table-row>
        <table:table-row table:style-name="ro7">
          <table:table-cell table:style-name="ce107" office:value-type="float" office:value="570" calcext:value-type="float">
            <text:p>570</text:p>
          </table:table-cell>
          <table:table-cell table:style-name="ce108" office:value-type="string" calcext:value-type="string">
            <text:p>Periodieke vervanging</text:p>
          </table:table-cell>
          <table:table-cell table:number-columns-repeated="1022"/>
        </table:table-row>
        <table:table-row table:style-name="ro7">
          <table:table-cell table:style-name="ce107" office:value-type="float" office:value="571" calcext:value-type="float">
            <text:p>571</text:p>
          </table:table-cell>
          <table:table-cell table:style-name="ce108" office:value-type="string" calcext:value-type="string">
            <text:p>Reparaties</text:p>
          </table:table-cell>
          <table:table-cell table:number-columns-repeated="1022"/>
        </table:table-row>
        <table:table-row table:style-name="ro7">
          <table:table-cell table:style-name="ce107" office:value-type="float" office:value="572" calcext:value-type="float">
            <text:p>572</text:p>
          </table:table-cell>
          <table:table-cell table:style-name="ce108" office:value-type="string" calcext:value-type="string">
            <text:p>Blus- en verbandmiddelen</text:p>
          </table:table-cell>
          <table:table-cell table:number-columns-repeated="1022"/>
        </table:table-row>
        <table:table-row table:style-name="ro7">
          <table:table-cell table:style-name="ce107" office:value-type="float" office:value="573" calcext:value-type="float">
            <text:p>573</text:p>
          </table:table-cell>
          <table:table-cell table:style-name="ce108" office:value-type="string" calcext:value-type="string">
            <text:p>Aanschaf keukenapparatuur</text:p>
          </table:table-cell>
          <table:table-cell table:number-columns-repeated="1022"/>
        </table:table-row>
        <table:table-row table:style-name="ro7">
          <table:table-cell table:style-name="ce107" office:value-type="float" office:value="574" calcext:value-type="float">
            <text:p>574</text:p>
          </table:table-cell>
          <table:table-cell table:style-name="ce108" office:value-type="string" calcext:value-type="string">
            <text:p>Kleine aanschaffingen</text:p>
          </table:table-cell>
          <table:table-cell table:number-columns-repeated="1022"/>
        </table:table-row>
        <table:table-row table:style-name="ro7">
          <table:table-cell table:style-name="ce107" office:value-type="float" office:value="579" calcext:value-type="float">
            <text:p>579</text:p>
          </table:table-cell>
          <table:table-cell table:style-name="ce108" office:value-type="string" calcext:value-type="string">
            <text:p>Overige kosten inventaris</text:p>
          </table:table-cell>
          <table:table-cell table:number-columns-repeated="1022"/>
        </table:table-row>
        <table:table-row table:style-name="ro7">
          <table:table-cell table:style-name="ce107" office:value-type="float" office:value="580" calcext:value-type="float">
            <text:p>580</text:p>
          </table:table-cell>
          <table:table-cell table:style-name="ce108" office:value-type="string" calcext:value-type="string">
            <text:p>Uitbesteed werk</text:p>
          </table:table-cell>
          <table:table-cell table:number-columns-repeated="1022"/>
        </table:table-row>
        <table:table-row table:style-name="ro7">
          <table:table-cell table:style-name="ce107" office:value-type="float" office:value="589" calcext:value-type="float">
            <text:p>589</text:p>
          </table:table-cell>
          <table:table-cell table:style-name="ce108" office:value-type="string" calcext:value-type="string">
            <text:p>Overige kosten tuin</text:p>
          </table:table-cell>
          <table:table-cell table:number-columns-repeated="1022"/>
        </table:table-row>
        <table:table-row table:style-name="ro7">
          <table:table-cell table:style-name="ce107" office:value-type="float" office:value="600" calcext:value-type="float">
            <text:p>600</text:p>
          </table:table-cell>
          <table:table-cell table:style-name="ce108" office:value-type="string" calcext:value-type="string">
            <text:p>Kosten parkeervoorziening</text:p>
          </table:table-cell>
          <table:table-cell table:number-columns-repeated="1022"/>
        </table:table-row>
        <table:table-row table:style-name="ro7" table:number-rows-repeated="949">
          <table:table-cell table:style-name="ce107"/>
          <table:table-cell table:number-columns-repeated="1023"/>
        </table:table-row>
        <table:table-row table:style-name="ro4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Journaal.A3:Journaal.I1010" table:display-filter-buttons="true"/>
        <table:database-range table:name="__Anonymous_Sheet_DB__3" table:target-range-address="SKG.A4:SKG.R2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text> 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 </number:text>
      <number:currency-symbol number:language="en" number:country="US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5P2" style:volatile="true">
      <number:text> </number:text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_ </number:text>
      <number:currency-symbol number:language="nl" number:country="NL">€</number:currency-symbol>
      <loext:text> </loext:text>
      <loext:fill-character> </loext:fill-character>
      <number:number number:decimal-places="2" loext:min-decimal-places="2" number:min-integer-digits="1" number:grouping="true"/>
      <number:text> _ </number:text>
    </number:currency-style>
    <number:currency-style style:name="N126P1" style:volatile="true">
      <number:text>_ </number:text>
      <number:currency-symbol number:language="nl" number:country="NL">€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_ </number:text>
    </number:currency-style>
    <number:currency-style style:name="N126P2" style:volatile="true">
      <number:text>_ </number:text>
      <number:currency-symbol number:language="nl" number:country="NL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_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€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>_ 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_ </number:text>
    </number:currency-style>
    <number:currency-style style:name="N128P1" style:volatile="true">
      <number:text>_ </number:text>
      <number:currency-symbol number:language="en" number:country="US">€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_ </number:text>
    </number:currency-style>
    <number:currency-style style:name="N128P2" style:volatile="true">
      <number:text>_ </number:text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_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€ </number:text>
      <number:number number:decimal-places="2" loext:min-decimal-places="2" number:min-integer-digits="1" number:grouping="true"/>
    </number:number-style>
    <number:number-style style:name="N129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29P0"/>
    </number:number-style>
    <number:date-style style:name="N130">
      <number:day/>
      <number:text>-</number:text>
      <number:month/>
      <number:text>-</number:text>
      <number:year number:style="long"/>
    </number:date-style>
    <number:date-style style:name="N131">
      <number:day/>
      <number:text>-</number:text>
      <number:month/>
      <number:text>-</number:text>
      <number:year number:style="long"/>
    </number:date-style>
    <number:number-style style:name="N13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day number:style="long"/>
      <number:text>-</number:text>
      <number:month number:style="long"/>
      <number:text>-</number:text>
      <number:year number:style="long"/>
    </number:date-style>
    <number:number-style style:name="N135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35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99cc00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aarcijfers" style:display-name="PageStyle_Jaarcijf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lommenbalans" style:display-name="PageStyle_Kolommenbala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rnaal" style:display-name="PageStyle_Journa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G" style:display-name="PageStyle_SK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s" style:display-name="PageStyle_K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huur_20_en_20_Buffet" style:display-name="PageStyle_Verhuur en Buff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otboekschema" style:display-name="PageStyle_Grootboekschem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9766" meta:object-count="16"/>
    <meta:generator>LibreOfficeDev/6.0.5.2$Linux_X86_64 LibreOffice_project/</meta:generator>
  </office:meta>
</office:document-meta>
</file>